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8n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14" table:number-columns-repeated="3" table:default-cell-style-name="Default"/>
        <table:table-column table:style-name="co4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8" calcext:value-type="float">
            <text:p>1011998</text:p>
          </table:table-cell>
          <table:table-cell office:value-type="float" office:value="22.01931" calcext:value-type="float">
            <text:p>22.01931</text:p>
          </table:table-cell>
          <table:table-cell office:value-type="float" office:value="498.5876" calcext:value-type="float">
            <text:p>498.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8635" calcext:value-type="float">
            <text:p>0.1598635</text:p>
          </table:table-cell>
          <table:table-cell office:value-type="float" office:value="7.57861" calcext:value-type="float">
            <text:p>7.57861</text:p>
          </table:table-cell>
          <table:table-cell office:value-type="float" office:value="0" calcext:value-type="float">
            <text:p>0</text:p>
          </table:table-cell>
          <table:table-cell office:value-type="float" office:value="0.02066725" calcext:value-type="float">
            <text:p>0.02066725</text:p>
          </table:table-cell>
          <table:table-cell office:value-type="float" office:value="0" calcext:value-type="float">
            <text:p>0</text:p>
          </table:table-cell>
          <table:table-cell office:value-type="float" office:value="0.1008667" calcext:value-type="float">
            <text:p>0.1008667</text:p>
          </table:table-cell>
          <table:table-cell office:value-type="float" office:value="-0.001624401" calcext:value-type="float">
            <text:p>-0.001624401</text:p>
          </table:table-cell>
          <table:table-cell office:value-type="float" office:value="-0.000002490769" calcext:value-type="float">
            <text:p>-2.490769E-06</text:p>
          </table:table-cell>
          <table:table-cell office:value-type="float" office:value="0.0000003450791" calcext:value-type="float">
            <text:p>3.450791E-07</text:p>
          </table:table-cell>
          <table:table-cell office:value-type="float" office:value="24.23364" calcext:value-type="float">
            <text:p>24.23364</text:p>
          </table:table-cell>
          <table:table-cell office:value-type="float" office:value="0.1517213" calcext:value-type="float">
            <text:p>0.1517213</text:p>
          </table:table-cell>
          <table:table-cell office:value-type="float" office:value="0.6964188" calcext:value-type="float">
            <text:p>0.6964188</text:p>
          </table:table-cell>
          <table:table-cell office:value-type="float" office:value="0.4495976" calcext:value-type="float">
            <text:p>0.4495976</text:p>
          </table:table-cell>
          <table:table-cell office:value-type="float" office:value="0.5006207" calcext:value-type="float">
            <text:p>0.5006207</text:p>
          </table:table-cell>
          <table:table-cell office:value-type="float" office:value="0.4002131" calcext:value-type="float">
            <text:p>0.4002131</text:p>
          </table:table-cell>
          <table:table-cell office:value-type="float" office:value="0.368587" calcext:value-type="float">
            <text:p>0.368587</text:p>
          </table:table-cell>
          <table:table-cell office:value-type="float" office:value="0.09396863" calcext:value-type="float">
            <text:p>0.09396863</text:p>
          </table:table-cell>
          <table:table-cell office:value-type="float" office:value="0.02127891" calcext:value-type="float">
            <text:p>0.02127891</text:p>
          </table:table-cell>
          <table:table-cell office:value-type="float" office:value="0.5061357" calcext:value-type="float">
            <text:p>0.5061357</text:p>
          </table:table-cell>
          <table:table-cell office:value-type="float" office:value="1.420623" calcext:value-type="float">
            <text:p>1.420623</text:p>
          </table:table-cell>
          <table:table-cell office:value-type="float" office:value="1.48617" calcext:value-type="float">
            <text:p>1.48617</text:p>
          </table:table-cell>
          <table:table-cell office:value-type="float" office:value="1.251328" calcext:value-type="float">
            <text:p>1.251328</text:p>
          </table:table-cell>
          <table:table-cell office:value-type="float" office:value="1.188142" calcext:value-type="float">
            <text:p>1.188142</text:p>
          </table:table-cell>
          <table:table-cell office:value-type="float" office:value="1.178941" calcext:value-type="float">
            <text:p>1.178941</text:p>
          </table:table-cell>
          <table:table-cell office:value-type="float" office:value="1.92756" calcext:value-type="float">
            <text:p>1.92756</text:p>
          </table:table-cell>
          <table:table-cell office:value-type="float" office:value="2.133013" calcext:value-type="float">
            <text:p>2.133013</text:p>
          </table:table-cell>
          <table:table-cell office:value-type="float" office:value="13.9649" calcext:value-type="float">
            <text:p>13.9649</text:p>
          </table:table-cell>
          <table:table-cell office:value-type="float" office:value="0" calcext:value-type="float">
            <text:p>0</text:p>
          </table:table-cell>
          <table:table-cell office:value-type="float" office:value="-0.217843" calcext:value-type="float">
            <text:p>-0.217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8" calcext:value-type="float">
            <text:p>2011998</text:p>
          </table:table-cell>
          <table:table-cell office:value-type="float" office:value="22.0324" calcext:value-type="float">
            <text:p>22.0324</text:p>
          </table:table-cell>
          <table:table-cell office:value-type="float" office:value="498.4943" calcext:value-type="float">
            <text:p>498.4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3764" calcext:value-type="float">
            <text:p>0.1213764</text:p>
          </table:table-cell>
          <table:table-cell office:value-type="float" office:value="7.554879" calcext:value-type="float">
            <text:p>7.554879</text:p>
          </table:table-cell>
          <table:table-cell office:value-type="float" office:value="0" calcext:value-type="float">
            <text:p>0</text:p>
          </table:table-cell>
          <table:table-cell office:value-type="float" office:value="0.02398614" calcext:value-type="float">
            <text:p>0.02398614</text:p>
          </table:table-cell>
          <table:table-cell office:value-type="float" office:value="0" calcext:value-type="float">
            <text:p>0</text:p>
          </table:table-cell>
          <table:table-cell office:value-type="float" office:value="0.193553" calcext:value-type="float">
            <text:p>0.193553</text:p>
          </table:table-cell>
          <table:table-cell office:value-type="float" office:value="-0.002414612" calcext:value-type="float">
            <text:p>-0.002414612</text:p>
          </table:table-cell>
          <table:table-cell office:value-type="float" office:value="-0.000002762667" calcext:value-type="float">
            <text:p>-2.762667E-06</text:p>
          </table:table-cell>
          <table:table-cell office:value-type="float" office:value="0.00005112935" calcext:value-type="float">
            <text:p>5.112935E-05</text:p>
          </table:table-cell>
          <table:table-cell office:value-type="float" office:value="24.40059" calcext:value-type="float">
            <text:p>24.40059</text:p>
          </table:table-cell>
          <table:table-cell office:value-type="float" office:value="0.1003954" calcext:value-type="float">
            <text:p>0.1003954</text:p>
          </table:table-cell>
          <table:table-cell office:value-type="float" office:value="1.014562" calcext:value-type="float">
            <text:p>1.014562</text:p>
          </table:table-cell>
          <table:table-cell office:value-type="float" office:value="0.253548" calcext:value-type="float">
            <text:p>0.253548</text:p>
          </table:table-cell>
          <table:table-cell office:value-type="float" office:value="0.2560003" calcext:value-type="float">
            <text:p>0.2560003</text:p>
          </table:table-cell>
          <table:table-cell office:value-type="float" office:value="0.1857027" calcext:value-type="float">
            <text:p>0.1857027</text:p>
          </table:table-cell>
          <table:table-cell office:value-type="float" office:value="0.1707113" calcext:value-type="float">
            <text:p>0.1707113</text:p>
          </table:table-cell>
          <table:table-cell office:value-type="float" office:value="0.0672923" calcext:value-type="float">
            <text:p>0.0672923</text:p>
          </table:table-cell>
          <table:table-cell office:value-type="float" office:value="0.02754601" calcext:value-type="float">
            <text:p>0.02754601</text:p>
          </table:table-cell>
          <table:table-cell office:value-type="float" office:value="0.3528074" calcext:value-type="float">
            <text:p>0.3528074</text:p>
          </table:table-cell>
          <table:table-cell office:value-type="float" office:value="0.5907258" calcext:value-type="float">
            <text:p>0.5907258</text:p>
          </table:table-cell>
          <table:table-cell office:value-type="float" office:value="1.829983" calcext:value-type="float">
            <text:p>1.829983</text:p>
          </table:table-cell>
          <table:table-cell office:value-type="float" office:value="1.581492" calcext:value-type="float">
            <text:p>1.581492</text:p>
          </table:table-cell>
          <table:table-cell office:value-type="float" office:value="1.325925" calcext:value-type="float">
            <text:p>1.325925</text:p>
          </table:table-cell>
          <table:table-cell office:value-type="float" office:value="1.234366" calcext:value-type="float">
            <text:p>1.234366</text:p>
          </table:table-cell>
          <table:table-cell office:value-type="float" office:value="1.69433" calcext:value-type="float">
            <text:p>1.69433</text:p>
          </table:table-cell>
          <table:table-cell office:value-type="float" office:value="2.037374" calcext:value-type="float">
            <text:p>2.037374</text:p>
          </table:table-cell>
          <table:table-cell office:value-type="float" office:value="16.30201" calcext:value-type="float">
            <text:p>16.30201</text:p>
          </table:table-cell>
          <table:table-cell office:value-type="float" office:value="0" calcext:value-type="float">
            <text:p>0</text:p>
          </table:table-cell>
          <table:table-cell office:value-type="float" office:value="-0.2576126" calcext:value-type="float">
            <text:p>-0.2576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8" calcext:value-type="float">
            <text:p>3011998</text:p>
          </table:table-cell>
          <table:table-cell office:value-type="float" office:value="22.05501" calcext:value-type="float">
            <text:p>22.05501</text:p>
          </table:table-cell>
          <table:table-cell office:value-type="float" office:value="498.4123" calcext:value-type="float">
            <text:p>498.4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3401" calcext:value-type="float">
            <text:p>0.1083401</text:p>
          </table:table-cell>
          <table:table-cell office:value-type="float" office:value="7.528948" calcext:value-type="float">
            <text:p>7.528948</text:p>
          </table:table-cell>
          <table:table-cell office:value-type="float" office:value="0" calcext:value-type="float">
            <text:p>0</text:p>
          </table:table-cell>
          <table:table-cell office:value-type="float" office:value="0.02611596" calcext:value-type="float">
            <text:p>0.02611596</text:p>
          </table:table-cell>
          <table:table-cell office:value-type="float" office:value="0" calcext:value-type="float">
            <text:p>0</text:p>
          </table:table-cell>
          <table:table-cell office:value-type="float" office:value="0.277494" calcext:value-type="float">
            <text:p>0.277494</text:p>
          </table:table-cell>
          <table:table-cell office:value-type="float" office:value="-0.003898246" calcext:value-type="float">
            <text:p>-0.003898246</text:p>
          </table:table-cell>
          <table:table-cell office:value-type="float" office:value="-0.000001514609" calcext:value-type="float">
            <text:p>-1.514609E-06</text:p>
          </table:table-cell>
          <table:table-cell office:value-type="float" office:value="0.0001995111" calcext:value-type="float">
            <text:p>0.0001995111</text:p>
          </table:table-cell>
          <table:table-cell office:value-type="float" office:value="24.56646" calcext:value-type="float">
            <text:p>24.56646</text:p>
          </table:table-cell>
          <table:table-cell office:value-type="float" office:value="0.08397586" calcext:value-type="float">
            <text:p>0.08397586</text:p>
          </table:table-cell>
          <table:table-cell office:value-type="float" office:value="0.5369422" calcext:value-type="float">
            <text:p>0.5369422</text:p>
          </table:table-cell>
          <table:table-cell office:value-type="float" office:value="0.1883564" calcext:value-type="float">
            <text:p>0.1883564</text:p>
          </table:table-cell>
          <table:table-cell office:value-type="float" office:value="0.1902023" calcext:value-type="float">
            <text:p>0.1902023</text:p>
          </table:table-cell>
          <table:table-cell office:value-type="float" office:value="0.136862" calcext:value-type="float">
            <text:p>0.136862</text:p>
          </table:table-cell>
          <table:table-cell office:value-type="float" office:value="0.1246826" calcext:value-type="float">
            <text:p>0.1246826</text:p>
          </table:table-cell>
          <table:table-cell office:value-type="float" office:value="0.06105762" calcext:value-type="float">
            <text:p>0.06105762</text:p>
          </table:table-cell>
          <table:table-cell office:value-type="float" office:value="0.03116743" calcext:value-type="float">
            <text:p>0.03116743</text:p>
          </table:table-cell>
          <table:table-cell office:value-type="float" office:value="0.3285885" calcext:value-type="float">
            <text:p>0.3285885</text:p>
          </table:table-cell>
          <table:table-cell office:value-type="float" office:value="1.178057" calcext:value-type="float">
            <text:p>1.178057</text:p>
          </table:table-cell>
          <table:table-cell office:value-type="float" office:value="2.027857" calcext:value-type="float">
            <text:p>2.027857</text:p>
          </table:table-cell>
          <table:table-cell office:value-type="float" office:value="1.778894" calcext:value-type="float">
            <text:p>1.778894</text:p>
          </table:table-cell>
          <table:table-cell office:value-type="float" office:value="1.431374" calcext:value-type="float">
            <text:p>1.431374</text:p>
          </table:table-cell>
          <table:table-cell office:value-type="float" office:value="1.349708" calcext:value-type="float">
            <text:p>1.349708</text:p>
          </table:table-cell>
          <table:table-cell office:value-type="float" office:value="1.498903" calcext:value-type="float">
            <text:p>1.498903</text:p>
          </table:table-cell>
          <table:table-cell office:value-type="float" office:value="1.882474" calcext:value-type="float">
            <text:p>1.882474</text:p>
          </table:table-cell>
          <table:table-cell office:value-type="float" office:value="18.68494" calcext:value-type="float">
            <text:p>18.68494</text:p>
          </table:table-cell>
          <table:table-cell office:value-type="float" office:value="0" calcext:value-type="float">
            <text:p>0</text:p>
          </table:table-cell>
          <table:table-cell office:value-type="float" office:value="-0.2641533" calcext:value-type="float">
            <text:p>-0.2641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8" calcext:value-type="float">
            <text:p>4011998</text:p>
          </table:table-cell>
          <table:table-cell office:value-type="float" office:value="22.07851" calcext:value-type="float">
            <text:p>22.07851</text:p>
          </table:table-cell>
          <table:table-cell office:value-type="float" office:value="498.3302" calcext:value-type="float">
            <text:p>498.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2919" calcext:value-type="float">
            <text:p>0.1042919</text:p>
          </table:table-cell>
          <table:table-cell office:value-type="float" office:value="7.504672" calcext:value-type="float">
            <text:p>7.504672</text:p>
          </table:table-cell>
          <table:table-cell office:value-type="float" office:value="0" calcext:value-type="float">
            <text:p>0</text:p>
          </table:table-cell>
          <table:table-cell office:value-type="float" office:value="0.02769667" calcext:value-type="float">
            <text:p>0.02769667</text:p>
          </table:table-cell>
          <table:table-cell office:value-type="float" office:value="0" calcext:value-type="float">
            <text:p>0</text:p>
          </table:table-cell>
          <table:table-cell office:value-type="float" office:value="0.3563231" calcext:value-type="float">
            <text:p>0.3563231</text:p>
          </table:table-cell>
          <table:table-cell office:value-type="float" office:value="-0.005456021" calcext:value-type="float">
            <text:p>-0.005456021</text:p>
          </table:table-cell>
          <table:table-cell office:value-type="float" office:value="0.00000004177975" calcext:value-type="float">
            <text:p>4.177975E-08</text:p>
          </table:table-cell>
          <table:table-cell office:value-type="float" office:value="0.0003321054" calcext:value-type="float">
            <text:p>0.0003321054</text:p>
          </table:table-cell>
          <table:table-cell office:value-type="float" office:value="24.71334" calcext:value-type="float">
            <text:p>24.71334</text:p>
          </table:table-cell>
          <table:table-cell office:value-type="float" office:value="0.07068111" calcext:value-type="float">
            <text:p>0.07068111</text:p>
          </table:table-cell>
          <table:table-cell office:value-type="float" office:value="0.3971874" calcext:value-type="float">
            <text:p>0.3971874</text:p>
          </table:table-cell>
          <table:table-cell office:value-type="float" office:value="0.1442259" calcext:value-type="float">
            <text:p>0.1442259</text:p>
          </table:table-cell>
          <table:table-cell office:value-type="float" office:value="0.1435365" calcext:value-type="float">
            <text:p>0.1435365</text:p>
          </table:table-cell>
          <table:table-cell office:value-type="float" office:value="0.1019383" calcext:value-type="float">
            <text:p>0.1019383</text:p>
          </table:table-cell>
          <table:table-cell office:value-type="float" office:value="0.09224615" calcext:value-type="float">
            <text:p>0.09224615</text:p>
          </table:table-cell>
          <table:table-cell office:value-type="float" office:value="0.05766847" calcext:value-type="float">
            <text:p>0.05766847</text:p>
          </table:table-cell>
          <table:table-cell office:value-type="float" office:value="0.03400377" calcext:value-type="float">
            <text:p>0.03400377</text:p>
          </table:table-cell>
          <table:table-cell office:value-type="float" office:value="0.3006306" calcext:value-type="float">
            <text:p>0.3006306</text:p>
          </table:table-cell>
          <table:table-cell office:value-type="float" office:value="1.698268" calcext:value-type="float">
            <text:p>1.698268</text:p>
          </table:table-cell>
          <table:table-cell office:value-type="float" office:value="2.234993" calcext:value-type="float">
            <text:p>2.234993</text:p>
          </table:table-cell>
          <table:table-cell office:value-type="float" office:value="1.940872" calcext:value-type="float">
            <text:p>1.940872</text:p>
          </table:table-cell>
          <table:table-cell office:value-type="float" office:value="1.516917" calcext:value-type="float">
            <text:p>1.516917</text:p>
          </table:table-cell>
          <table:table-cell office:value-type="float" office:value="1.393972" calcext:value-type="float">
            <text:p>1.393972</text:p>
          </table:table-cell>
          <table:table-cell office:value-type="float" office:value="1.353043" calcext:value-type="float">
            <text:p>1.353043</text:p>
          </table:table-cell>
          <table:table-cell office:value-type="float" office:value="1.81587" calcext:value-type="float">
            <text:p>1.81587</text:p>
          </table:table-cell>
          <table:table-cell office:value-type="float" office:value="20.53843" calcext:value-type="float">
            <text:p>20.53843</text:p>
          </table:table-cell>
          <table:table-cell office:value-type="float" office:value="0" calcext:value-type="float">
            <text:p>0</text:p>
          </table:table-cell>
          <table:table-cell office:value-type="float" office:value="-0.2649126" calcext:value-type="float">
            <text:p>-0.2649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8" calcext:value-type="float">
            <text:p>5011998</text:p>
          </table:table-cell>
          <table:table-cell office:value-type="float" office:value="22.09086" calcext:value-type="float">
            <text:p>22.09086</text:p>
          </table:table-cell>
          <table:table-cell office:value-type="float" office:value="498.2496" calcext:value-type="float">
            <text:p>498.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384" calcext:value-type="float">
            <text:p>0.102384</text:p>
          </table:table-cell>
          <table:table-cell office:value-type="float" office:value="7.495303" calcext:value-type="float">
            <text:p>7.495303</text:p>
          </table:table-cell>
          <table:table-cell office:value-type="float" office:value="0" calcext:value-type="float">
            <text:p>0</text:p>
          </table:table-cell>
          <table:table-cell office:value-type="float" office:value="0.02889454" calcext:value-type="float">
            <text:p>0.02889454</text:p>
          </table:table-cell>
          <table:table-cell office:value-type="float" office:value="0" calcext:value-type="float">
            <text:p>0</text:p>
          </table:table-cell>
          <table:table-cell office:value-type="float" office:value="0.4288879" calcext:value-type="float">
            <text:p>0.4288879</text:p>
          </table:table-cell>
          <table:table-cell office:value-type="float" office:value="-0.007013052" calcext:value-type="float">
            <text:p>-0.007013052</text:p>
          </table:table-cell>
          <table:table-cell office:value-type="float" office:value="0.000001708751" calcext:value-type="float">
            <text:p>1.708751E-06</text:p>
          </table:table-cell>
          <table:table-cell office:value-type="float" office:value="0.0004291589" calcext:value-type="float">
            <text:p>0.0004291589</text:p>
          </table:table-cell>
          <table:table-cell office:value-type="float" office:value="24.83249" calcext:value-type="float">
            <text:p>24.83249</text:p>
          </table:table-cell>
          <table:table-cell office:value-type="float" office:value="0.06109791" calcext:value-type="float">
            <text:p>0.06109791</text:p>
          </table:table-cell>
          <table:table-cell office:value-type="float" office:value="0.3021221" calcext:value-type="float">
            <text:p>0.3021221</text:p>
          </table:table-cell>
          <table:table-cell office:value-type="float" office:value="0.1195867" calcext:value-type="float">
            <text:p>0.1195867</text:p>
          </table:table-cell>
          <table:table-cell office:value-type="float" office:value="0.1144975" calcext:value-type="float">
            <text:p>0.1144975</text:p>
          </table:table-cell>
          <table:table-cell office:value-type="float" office:value="0.07811507" calcext:value-type="float">
            <text:p>0.07811507</text:p>
          </table:table-cell>
          <table:table-cell office:value-type="float" office:value="0.07020644" calcext:value-type="float">
            <text:p>0.07020644</text:p>
          </table:table-cell>
          <table:table-cell office:value-type="float" office:value="0.05504831" calcext:value-type="float">
            <text:p>0.05504831</text:p>
          </table:table-cell>
          <table:table-cell office:value-type="float" office:value="0.03610004" calcext:value-type="float">
            <text:p>0.03610004</text:p>
          </table:table-cell>
          <table:table-cell office:value-type="float" office:value="0.2537003" calcext:value-type="float">
            <text:p>0.2537003</text:p>
          </table:table-cell>
          <table:table-cell office:value-type="float" office:value="2.062105" calcext:value-type="float">
            <text:p>2.062105</text:p>
          </table:table-cell>
          <table:table-cell office:value-type="float" office:value="2.473814" calcext:value-type="float">
            <text:p>2.473814</text:p>
          </table:table-cell>
          <table:table-cell office:value-type="float" office:value="2.115573" calcext:value-type="float">
            <text:p>2.115573</text:p>
          </table:table-cell>
          <table:table-cell office:value-type="float" office:value="1.608153" calcext:value-type="float">
            <text:p>1.608153</text:p>
          </table:table-cell>
          <table:table-cell office:value-type="float" office:value="1.431073" calcext:value-type="float">
            <text:p>1.431073</text:p>
          </table:table-cell>
          <table:table-cell office:value-type="float" office:value="1.29911" calcext:value-type="float">
            <text:p>1.29911</text:p>
          </table:table-cell>
          <table:table-cell office:value-type="float" office:value="1.785405" calcext:value-type="float">
            <text:p>1.785405</text:p>
          </table:table-cell>
          <table:table-cell office:value-type="float" office:value="22.11614" calcext:value-type="float">
            <text:p>22.11614</text:p>
          </table:table-cell>
          <table:table-cell office:value-type="float" office:value="0" calcext:value-type="float">
            <text:p>0</text:p>
          </table:table-cell>
          <table:table-cell office:value-type="float" office:value="-0.2652962" calcext:value-type="float">
            <text:p>-0.26529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8" calcext:value-type="float">
            <text:p>6011998</text:p>
          </table:table-cell>
          <table:table-cell office:value-type="float" office:value="22.1042" calcext:value-type="float">
            <text:p>22.1042</text:p>
          </table:table-cell>
          <table:table-cell office:value-type="float" office:value="498.1712" calcext:value-type="float">
            <text:p>498.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2711" calcext:value-type="float">
            <text:p>0.1012711</text:p>
          </table:table-cell>
          <table:table-cell office:value-type="float" office:value="7.490306" calcext:value-type="float">
            <text:p>7.490306</text:p>
          </table:table-cell>
          <table:table-cell office:value-type="float" office:value="0" calcext:value-type="float">
            <text:p>0</text:p>
          </table:table-cell>
          <table:table-cell office:value-type="float" office:value="0.02976713" calcext:value-type="float">
            <text:p>0.02976713</text:p>
          </table:table-cell>
          <table:table-cell office:value-type="float" office:value="0" calcext:value-type="float">
            <text:p>0</text:p>
          </table:table-cell>
          <table:table-cell office:value-type="float" office:value="0.4929991" calcext:value-type="float">
            <text:p>0.4929991</text:p>
          </table:table-cell>
          <table:table-cell office:value-type="float" office:value="-0.008732443" calcext:value-type="float">
            <text:p>-0.008732443</text:p>
          </table:table-cell>
          <table:table-cell office:value-type="float" office:value="0.000003652168" calcext:value-type="float">
            <text:p>3.652168E-06</text:p>
          </table:table-cell>
          <table:table-cell office:value-type="float" office:value="0.00054458" calcext:value-type="float">
            <text:p>0.00054458</text:p>
          </table:table-cell>
          <table:table-cell office:value-type="float" office:value="24.95186" calcext:value-type="float">
            <text:p>24.95186</text:p>
          </table:table-cell>
          <table:table-cell office:value-type="float" office:value="0.05364776" calcext:value-type="float">
            <text:p>0.05364776</text:p>
          </table:table-cell>
          <table:table-cell office:value-type="float" office:value="0.2316561" calcext:value-type="float">
            <text:p>0.2316561</text:p>
          </table:table-cell>
          <table:table-cell office:value-type="float" office:value="0.1039949" calcext:value-type="float">
            <text:p>0.1039949</text:p>
          </table:table-cell>
          <table:table-cell office:value-type="float" office:value="0.09761693" calcext:value-type="float">
            <text:p>0.09761693</text:p>
          </table:table-cell>
          <table:table-cell office:value-type="float" office:value="0.06273614" calcext:value-type="float">
            <text:p>0.06273614</text:p>
          </table:table-cell>
          <table:table-cell office:value-type="float" office:value="0.05681288" calcext:value-type="float">
            <text:p>0.05681288</text:p>
          </table:table-cell>
          <table:table-cell office:value-type="float" office:value="0.05278838" calcext:value-type="float">
            <text:p>0.05278838</text:p>
          </table:table-cell>
          <table:table-cell office:value-type="float" office:value="0.03758969" calcext:value-type="float">
            <text:p>0.03758969</text:p>
          </table:table-cell>
          <table:table-cell office:value-type="float" office:value="0.2408431" calcext:value-type="float">
            <text:p>0.2408431</text:p>
          </table:table-cell>
          <table:table-cell office:value-type="float" office:value="2.267267" calcext:value-type="float">
            <text:p>2.267267</text:p>
          </table:table-cell>
          <table:table-cell office:value-type="float" office:value="2.679976" calcext:value-type="float">
            <text:p>2.679976</text:p>
          </table:table-cell>
          <table:table-cell office:value-type="float" office:value="2.286797" calcext:value-type="float">
            <text:p>2.286797</text:p>
          </table:table-cell>
          <table:table-cell office:value-type="float" office:value="1.704799" calcext:value-type="float">
            <text:p>1.704799</text:p>
          </table:table-cell>
          <table:table-cell office:value-type="float" office:value="1.472651" calcext:value-type="float">
            <text:p>1.472651</text:p>
          </table:table-cell>
          <table:table-cell office:value-type="float" office:value="1.260352" calcext:value-type="float">
            <text:p>1.260352</text:p>
          </table:table-cell>
          <table:table-cell office:value-type="float" office:value="1.764733" calcext:value-type="float">
            <text:p>1.764733</text:p>
          </table:table-cell>
          <table:table-cell office:value-type="float" office:value="23.65063" calcext:value-type="float">
            <text:p>23.65063</text:p>
          </table:table-cell>
          <table:table-cell office:value-type="float" office:value="0" calcext:value-type="float">
            <text:p>0</text:p>
          </table:table-cell>
          <table:table-cell office:value-type="float" office:value="-0.2655717" calcext:value-type="float">
            <text:p>-0.2655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8" calcext:value-type="float">
            <text:p>7011998</text:p>
          </table:table-cell>
          <table:table-cell office:value-type="float" office:value="22.12672" calcext:value-type="float">
            <text:p>22.12672</text:p>
          </table:table-cell>
          <table:table-cell office:value-type="float" office:value="498.094" calcext:value-type="float">
            <text:p>498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7293" calcext:value-type="float">
            <text:p>0.1007293</text:p>
          </table:table-cell>
          <table:table-cell office:value-type="float" office:value="7.483952" calcext:value-type="float">
            <text:p>7.483952</text:p>
          </table:table-cell>
          <table:table-cell office:value-type="float" office:value="0" calcext:value-type="float">
            <text:p>0</text:p>
          </table:table-cell>
          <table:table-cell office:value-type="float" office:value="0.03038267" calcext:value-type="float">
            <text:p>0.03038267</text:p>
          </table:table-cell>
          <table:table-cell office:value-type="float" office:value="0" calcext:value-type="float">
            <text:p>0</text:p>
          </table:table-cell>
          <table:table-cell office:value-type="float" office:value="0.5472643" calcext:value-type="float">
            <text:p>0.5472643</text:p>
          </table:table-cell>
          <table:table-cell office:value-type="float" office:value="-0.01051378" calcext:value-type="float">
            <text:p>-0.01051378</text:p>
          </table:table-cell>
          <table:table-cell office:value-type="float" office:value="0.000005823497" calcext:value-type="float">
            <text:p>5.823497E-06</text:p>
          </table:table-cell>
          <table:table-cell office:value-type="float" office:value="0.0006690497" calcext:value-type="float">
            <text:p>0.0006690497</text:p>
          </table:table-cell>
          <table:table-cell office:value-type="float" office:value="25.07904" calcext:value-type="float">
            <text:p>25.07904</text:p>
          </table:table-cell>
          <table:table-cell office:value-type="float" office:value="0.04814153" calcext:value-type="float">
            <text:p>0.04814153</text:p>
          </table:table-cell>
          <table:table-cell office:value-type="float" office:value="0.1818939" calcext:value-type="float">
            <text:p>0.1818939</text:p>
          </table:table-cell>
          <table:table-cell office:value-type="float" office:value="0.09356678" calcext:value-type="float">
            <text:p>0.09356678</text:p>
          </table:table-cell>
          <table:table-cell office:value-type="float" office:value="0.08761869" calcext:value-type="float">
            <text:p>0.08761869</text:p>
          </table:table-cell>
          <table:table-cell office:value-type="float" office:value="0.05441894" calcext:value-type="float">
            <text:p>0.05441894</text:p>
          </table:table-cell>
          <table:table-cell office:value-type="float" office:value="0.04967816" calcext:value-type="float">
            <text:p>0.04967816</text:p>
          </table:table-cell>
          <table:table-cell office:value-type="float" office:value="0.05094079" calcext:value-type="float">
            <text:p>0.05094079</text:p>
          </table:table-cell>
          <table:table-cell office:value-type="float" office:value="0.03865632" calcext:value-type="float">
            <text:p>0.03865632</text:p>
          </table:table-cell>
          <table:table-cell office:value-type="float" office:value="0.2244325" calcext:value-type="float">
            <text:p>0.2244325</text:p>
          </table:table-cell>
          <table:table-cell office:value-type="float" office:value="2.376568" calcext:value-type="float">
            <text:p>2.376568</text:p>
          </table:table-cell>
          <table:table-cell office:value-type="float" office:value="2.850115" calcext:value-type="float">
            <text:p>2.850115</text:p>
          </table:table-cell>
          <table:table-cell office:value-type="float" office:value="2.452528" calcext:value-type="float">
            <text:p>2.452528</text:p>
          </table:table-cell>
          <table:table-cell office:value-type="float" office:value="1.802343" calcext:value-type="float">
            <text:p>1.802343</text:p>
          </table:table-cell>
          <table:table-cell office:value-type="float" office:value="1.508115" calcext:value-type="float">
            <text:p>1.508115</text:p>
          </table:table-cell>
          <table:table-cell office:value-type="float" office:value="1.201238" calcext:value-type="float">
            <text:p>1.201238</text:p>
          </table:table-cell>
          <table:table-cell office:value-type="float" office:value="1.751633" calcext:value-type="float">
            <text:p>1.751633</text:p>
          </table:table-cell>
          <table:table-cell office:value-type="float" office:value="24.89126" calcext:value-type="float">
            <text:p>24.89126</text:p>
          </table:table-cell>
          <table:table-cell office:value-type="float" office:value="0" calcext:value-type="float">
            <text:p>0</text:p>
          </table:table-cell>
          <table:table-cell office:value-type="float" office:value="-0.2657812" calcext:value-type="float">
            <text:p>-0.2657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8" calcext:value-type="float">
            <text:p>8011998</text:p>
          </table:table-cell>
          <table:table-cell office:value-type="float" office:value="22.15142" calcext:value-type="float">
            <text:p>22.15142</text:p>
          </table:table-cell>
          <table:table-cell office:value-type="float" office:value="498.0173" calcext:value-type="float">
            <text:p>498.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4713" calcext:value-type="float">
            <text:p>0.1004713</text:p>
          </table:table-cell>
          <table:table-cell office:value-type="float" office:value="7.485189" calcext:value-type="float">
            <text:p>7.485189</text:p>
          </table:table-cell>
          <table:table-cell office:value-type="float" office:value="0" calcext:value-type="float">
            <text:p>0</text:p>
          </table:table-cell>
          <table:table-cell office:value-type="float" office:value="0.03088579" calcext:value-type="float">
            <text:p>0.03088579</text:p>
          </table:table-cell>
          <table:table-cell office:value-type="float" office:value="0" calcext:value-type="float">
            <text:p>0</text:p>
          </table:table-cell>
          <table:table-cell office:value-type="float" office:value="0.5910137" calcext:value-type="float">
            <text:p>0.5910137</text:p>
          </table:table-cell>
          <table:table-cell office:value-type="float" office:value="-0.01236112" calcext:value-type="float">
            <text:p>-0.01236112</text:p>
          </table:table-cell>
          <table:table-cell office:value-type="float" office:value="0.000008283892" calcext:value-type="float">
            <text:p>8.283892E-06</text:p>
          </table:table-cell>
          <table:table-cell office:value-type="float" office:value="0.0007967725" calcext:value-type="float">
            <text:p>0.0007967725</text:p>
          </table:table-cell>
          <table:table-cell office:value-type="float" office:value="25.20604" calcext:value-type="float">
            <text:p>25.20604</text:p>
          </table:table-cell>
          <table:table-cell office:value-type="float" office:value="0.04570893" calcext:value-type="float">
            <text:p>0.04570893</text:p>
          </table:table-cell>
          <table:table-cell office:value-type="float" office:value="0.1452935" calcext:value-type="float">
            <text:p>0.1452935</text:p>
          </table:table-cell>
          <table:table-cell office:value-type="float" office:value="0.08566619" calcext:value-type="float">
            <text:p>0.08566619</text:p>
          </table:table-cell>
          <table:table-cell office:value-type="float" office:value="0.08073491" calcext:value-type="float">
            <text:p>0.08073491</text:p>
          </table:table-cell>
          <table:table-cell office:value-type="float" office:value="0.04959205" calcext:value-type="float">
            <text:p>0.04959205</text:p>
          </table:table-cell>
          <table:table-cell office:value-type="float" office:value="0.04559496" calcext:value-type="float">
            <text:p>0.04559496</text:p>
          </table:table-cell>
          <table:table-cell office:value-type="float" office:value="0.04949009" calcext:value-type="float">
            <text:p>0.04949009</text:p>
          </table:table-cell>
          <table:table-cell office:value-type="float" office:value="0.03936994" calcext:value-type="float">
            <text:p>0.03936994</text:p>
          </table:table-cell>
          <table:table-cell office:value-type="float" office:value="0.1954327" calcext:value-type="float">
            <text:p>0.1954327</text:p>
          </table:table-cell>
          <table:table-cell office:value-type="float" office:value="2.50726" calcext:value-type="float">
            <text:p>2.50726</text:p>
          </table:table-cell>
          <table:table-cell office:value-type="float" office:value="3.033377" calcext:value-type="float">
            <text:p>3.033377</text:p>
          </table:table-cell>
          <table:table-cell office:value-type="float" office:value="2.619818" calcext:value-type="float">
            <text:p>2.619818</text:p>
          </table:table-cell>
          <table:table-cell office:value-type="float" office:value="1.897538" calcext:value-type="float">
            <text:p>1.897538</text:p>
          </table:table-cell>
          <table:table-cell office:value-type="float" office:value="1.52727" calcext:value-type="float">
            <text:p>1.52727</text:p>
          </table:table-cell>
          <table:table-cell office:value-type="float" office:value="1.143358" calcext:value-type="float">
            <text:p>1.143358</text:p>
          </table:table-cell>
          <table:table-cell office:value-type="float" office:value="1.740017" calcext:value-type="float">
            <text:p>1.740017</text:p>
          </table:table-cell>
          <table:table-cell office:value-type="float" office:value="25.78329" calcext:value-type="float">
            <text:p>25.78329</text:p>
          </table:table-cell>
          <table:table-cell office:value-type="float" office:value="0" calcext:value-type="float">
            <text:p>0</text:p>
          </table:table-cell>
          <table:table-cell office:value-type="float" office:value="-0.2659766" calcext:value-type="float">
            <text:p>-0.2659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8" calcext:value-type="float">
            <text:p>9011998</text:p>
          </table:table-cell>
          <table:table-cell office:value-type="float" office:value="22.17157" calcext:value-type="float">
            <text:p>22.17157</text:p>
          </table:table-cell>
          <table:table-cell office:value-type="float" office:value="497.9391" calcext:value-type="float">
            <text:p>497.9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355" calcext:value-type="float">
            <text:p>0.1002355</text:p>
          </table:table-cell>
          <table:table-cell office:value-type="float" office:value="7.498554" calcext:value-type="float">
            <text:p>7.498554</text:p>
          </table:table-cell>
          <table:table-cell office:value-type="float" office:value="0" calcext:value-type="float">
            <text:p>0</text:p>
          </table:table-cell>
          <table:table-cell office:value-type="float" office:value="0.03128678" calcext:value-type="float">
            <text:p>0.03128678</text:p>
          </table:table-cell>
          <table:table-cell office:value-type="float" office:value="0" calcext:value-type="float">
            <text:p>0</text:p>
          </table:table-cell>
          <table:table-cell office:value-type="float" office:value="0.6286714" calcext:value-type="float">
            <text:p>0.6286714</text:p>
          </table:table-cell>
          <table:table-cell office:value-type="float" office:value="-0.01421374" calcext:value-type="float">
            <text:p>-0.01421374</text:p>
          </table:table-cell>
          <table:table-cell office:value-type="float" office:value="0.00001066211" calcext:value-type="float">
            <text:p>1.066211E-05</text:p>
          </table:table-cell>
          <table:table-cell office:value-type="float" office:value="0.0009307387" calcext:value-type="float">
            <text:p>0.0009307387</text:p>
          </table:table-cell>
          <table:table-cell office:value-type="float" office:value="25.32764" calcext:value-type="float">
            <text:p>25.32764</text:p>
          </table:table-cell>
          <table:table-cell office:value-type="float" office:value="0.04492135" calcext:value-type="float">
            <text:p>0.04492135</text:p>
          </table:table-cell>
          <table:table-cell office:value-type="float" office:value="0.1193199" calcext:value-type="float">
            <text:p>0.1193199</text:p>
          </table:table-cell>
          <table:table-cell office:value-type="float" office:value="0.08069544" calcext:value-type="float">
            <text:p>0.08069544</text:p>
          </table:table-cell>
          <table:table-cell office:value-type="float" office:value="0.0754362" calcext:value-type="float">
            <text:p>0.0754362</text:p>
          </table:table-cell>
          <table:table-cell office:value-type="float" office:value="0.0460815" calcext:value-type="float">
            <text:p>0.0460815</text:p>
          </table:table-cell>
          <table:table-cell office:value-type="float" office:value="0.04248108" calcext:value-type="float">
            <text:p>0.04248108</text:p>
          </table:table-cell>
          <table:table-cell office:value-type="float" office:value="0.0482008" calcext:value-type="float">
            <text:p>0.0482008</text:p>
          </table:table-cell>
          <table:table-cell office:value-type="float" office:value="0.03974742" calcext:value-type="float">
            <text:p>0.03974742</text:p>
          </table:table-cell>
          <table:table-cell office:value-type="float" office:value="0.1624053" calcext:value-type="float">
            <text:p>0.1624053</text:p>
          </table:table-cell>
          <table:table-cell office:value-type="float" office:value="2.761533" calcext:value-type="float">
            <text:p>2.761533</text:p>
          </table:table-cell>
          <table:table-cell office:value-type="float" office:value="3.282193" calcext:value-type="float">
            <text:p>3.282193</text:p>
          </table:table-cell>
          <table:table-cell office:value-type="float" office:value="2.802687" calcext:value-type="float">
            <text:p>2.802687</text:p>
          </table:table-cell>
          <table:table-cell office:value-type="float" office:value="1.989584" calcext:value-type="float">
            <text:p>1.989584</text:p>
          </table:table-cell>
          <table:table-cell office:value-type="float" office:value="1.549725" calcext:value-type="float">
            <text:p>1.549725</text:p>
          </table:table-cell>
          <table:table-cell office:value-type="float" office:value="1.122401" calcext:value-type="float">
            <text:p>1.122401</text:p>
          </table:table-cell>
          <table:table-cell office:value-type="float" office:value="1.727857" calcext:value-type="float">
            <text:p>1.727857</text:p>
          </table:table-cell>
          <table:table-cell office:value-type="float" office:value="26.14199" calcext:value-type="float">
            <text:p>26.14199</text:p>
          </table:table-cell>
          <table:table-cell office:value-type="float" office:value="0" calcext:value-type="float">
            <text:p>0</text:p>
          </table:table-cell>
          <table:table-cell office:value-type="float" office:value="-0.2662122" calcext:value-type="float">
            <text:p>-0.2662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8" calcext:value-type="float">
            <text:p>10011998</text:p>
          </table:table-cell>
          <table:table-cell office:value-type="float" office:value="22.18363" calcext:value-type="float">
            <text:p>22.18363</text:p>
          </table:table-cell>
          <table:table-cell office:value-type="float" office:value="497.8612" calcext:value-type="float">
            <text:p>497.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85863" calcext:value-type="float">
            <text:p>0.09985863</text:p>
          </table:table-cell>
          <table:table-cell office:value-type="float" office:value="7.524738" calcext:value-type="float">
            <text:p>7.524738</text:p>
          </table:table-cell>
          <table:table-cell office:value-type="float" office:value="0" calcext:value-type="float">
            <text:p>0</text:p>
          </table:table-cell>
          <table:table-cell office:value-type="float" office:value="0.03160571" calcext:value-type="float">
            <text:p>0.03160571</text:p>
          </table:table-cell>
          <table:table-cell office:value-type="float" office:value="0" calcext:value-type="float">
            <text:p>0</text:p>
          </table:table-cell>
          <table:table-cell office:value-type="float" office:value="0.6617962" calcext:value-type="float">
            <text:p>0.6617962</text:p>
          </table:table-cell>
          <table:table-cell office:value-type="float" office:value="-0.01594413" calcext:value-type="float">
            <text:p>-0.01594413</text:p>
          </table:table-cell>
          <table:table-cell office:value-type="float" office:value="0.00001305552" calcext:value-type="float">
            <text:p>1.305552E-05</text:p>
          </table:table-cell>
          <table:table-cell office:value-type="float" office:value="0.001061901" calcext:value-type="float">
            <text:p>0.001061901</text:p>
          </table:table-cell>
          <table:table-cell office:value-type="float" office:value="25.44464" calcext:value-type="float">
            <text:p>25.44464</text:p>
          </table:table-cell>
          <table:table-cell office:value-type="float" office:value="0.04478376" calcext:value-type="float">
            <text:p>0.04478376</text:p>
          </table:table-cell>
          <table:table-cell office:value-type="float" office:value="0.1017672" calcext:value-type="float">
            <text:p>0.1017672</text:p>
          </table:table-cell>
          <table:table-cell office:value-type="float" office:value="0.0784643" calcext:value-type="float">
            <text:p>0.0784643</text:p>
          </table:table-cell>
          <table:table-cell office:value-type="float" office:value="0.07207152" calcext:value-type="float">
            <text:p>0.07207152</text:p>
          </table:table-cell>
          <table:table-cell office:value-type="float" office:value="0.04375032" calcext:value-type="float">
            <text:p>0.04375032</text:p>
          </table:table-cell>
          <table:table-cell office:value-type="float" office:value="0.0402458" calcext:value-type="float">
            <text:p>0.0402458</text:p>
          </table:table-cell>
          <table:table-cell office:value-type="float" office:value="0.0470548" calcext:value-type="float">
            <text:p>0.0470548</text:p>
          </table:table-cell>
          <table:table-cell office:value-type="float" office:value="0.03986266" calcext:value-type="float">
            <text:p>0.03986266</text:p>
          </table:table-cell>
          <table:table-cell office:value-type="float" office:value="0.132716" calcext:value-type="float">
            <text:p>0.132716</text:p>
          </table:table-cell>
          <table:table-cell office:value-type="float" office:value="3.131577" calcext:value-type="float">
            <text:p>3.131577</text:p>
          </table:table-cell>
          <table:table-cell office:value-type="float" office:value="3.608087" calcext:value-type="float">
            <text:p>3.608087</text:p>
          </table:table-cell>
          <table:table-cell office:value-type="float" office:value="2.997202" calcext:value-type="float">
            <text:p>2.997202</text:p>
          </table:table-cell>
          <table:table-cell office:value-type="float" office:value="2.089899" calcext:value-type="float">
            <text:p>2.089899</text:p>
          </table:table-cell>
          <table:table-cell office:value-type="float" office:value="1.585736" calcext:value-type="float">
            <text:p>1.585736</text:p>
          </table:table-cell>
          <table:table-cell office:value-type="float" office:value="1.128915" calcext:value-type="float">
            <text:p>1.128915</text:p>
          </table:table-cell>
          <table:table-cell office:value-type="float" office:value="1.716685" calcext:value-type="float">
            <text:p>1.716685</text:p>
          </table:table-cell>
          <table:table-cell office:value-type="float" office:value="25.82803" calcext:value-type="float">
            <text:p>25.82803</text:p>
          </table:table-cell>
          <table:table-cell office:value-type="float" office:value="0" calcext:value-type="float">
            <text:p>0</text:p>
          </table:table-cell>
          <table:table-cell office:value-type="float" office:value="-0.2664861" calcext:value-type="float">
            <text:p>-0.26648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8" calcext:value-type="float">
            <text:p>11011998</text:p>
          </table:table-cell>
          <table:table-cell office:value-type="float" office:value="22.18805" calcext:value-type="float">
            <text:p>22.18805</text:p>
          </table:table-cell>
          <table:table-cell office:value-type="float" office:value="497.7838" calcext:value-type="float">
            <text:p>497.7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36125" calcext:value-type="float">
            <text:p>0.09936125</text:p>
          </table:table-cell>
          <table:table-cell office:value-type="float" office:value="7.562553" calcext:value-type="float">
            <text:p>7.562553</text:p>
          </table:table-cell>
          <table:table-cell office:value-type="float" office:value="0" calcext:value-type="float">
            <text:p>0</text:p>
          </table:table-cell>
          <table:table-cell office:value-type="float" office:value="0.03186275" calcext:value-type="float">
            <text:p>0.03186275</text:p>
          </table:table-cell>
          <table:table-cell office:value-type="float" office:value="0" calcext:value-type="float">
            <text:p>0</text:p>
          </table:table-cell>
          <table:table-cell office:value-type="float" office:value="0.6906943" calcext:value-type="float">
            <text:p>0.6906943</text:p>
          </table:table-cell>
          <table:table-cell office:value-type="float" office:value="-0.0173376" calcext:value-type="float">
            <text:p>-0.0173376</text:p>
          </table:table-cell>
          <table:table-cell office:value-type="float" office:value="0.00001379973" calcext:value-type="float">
            <text:p>1.379973E-05</text:p>
          </table:table-cell>
          <table:table-cell office:value-type="float" office:value="0.001188508" calcext:value-type="float">
            <text:p>0.001188508</text:p>
          </table:table-cell>
          <table:table-cell office:value-type="float" office:value="25.56177" calcext:value-type="float">
            <text:p>25.56177</text:p>
          </table:table-cell>
          <table:table-cell office:value-type="float" office:value="0.04368995" calcext:value-type="float">
            <text:p>0.04368995</text:p>
          </table:table-cell>
          <table:table-cell office:value-type="float" office:value="0.09378093" calcext:value-type="float">
            <text:p>0.09378093</text:p>
          </table:table-cell>
          <table:table-cell office:value-type="float" office:value="0.07821372" calcext:value-type="float">
            <text:p>0.07821372</text:p>
          </table:table-cell>
          <table:table-cell office:value-type="float" office:value="0.07017086" calcext:value-type="float">
            <text:p>0.07017086</text:p>
          </table:table-cell>
          <table:table-cell office:value-type="float" office:value="0.04221203" calcext:value-type="float">
            <text:p>0.04221203</text:p>
          </table:table-cell>
          <table:table-cell office:value-type="float" office:value="0.03865174" calcext:value-type="float">
            <text:p>0.03865174</text:p>
          </table:table-cell>
          <table:table-cell office:value-type="float" office:value="0.04604379" calcext:value-type="float">
            <text:p>0.04604379</text:p>
          </table:table-cell>
          <table:table-cell office:value-type="float" office:value="0.03980103" calcext:value-type="float">
            <text:p>0.03980103</text:p>
          </table:table-cell>
          <table:table-cell office:value-type="float" office:value="0.1121414" calcext:value-type="float">
            <text:p>0.1121414</text:p>
          </table:table-cell>
          <table:table-cell office:value-type="float" office:value="3.404128" calcext:value-type="float">
            <text:p>3.404128</text:p>
          </table:table-cell>
          <table:table-cell office:value-type="float" office:value="4.019032" calcext:value-type="float">
            <text:p>4.019032</text:p>
          </table:table-cell>
          <table:table-cell office:value-type="float" office:value="3.224865" calcext:value-type="float">
            <text:p>3.224865</text:p>
          </table:table-cell>
          <table:table-cell office:value-type="float" office:value="2.204593" calcext:value-type="float">
            <text:p>2.204593</text:p>
          </table:table-cell>
          <table:table-cell office:value-type="float" office:value="1.641042" calcext:value-type="float">
            <text:p>1.641042</text:p>
          </table:table-cell>
          <table:table-cell office:value-type="float" office:value="1.154839" calcext:value-type="float">
            <text:p>1.154839</text:p>
          </table:table-cell>
          <table:table-cell office:value-type="float" office:value="1.707187" calcext:value-type="float">
            <text:p>1.707187</text:p>
          </table:table-cell>
          <table:table-cell office:value-type="float" office:value="25.00927" calcext:value-type="float">
            <text:p>25.00927</text:p>
          </table:table-cell>
          <table:table-cell office:value-type="float" office:value="0" calcext:value-type="float">
            <text:p>0</text:p>
          </table:table-cell>
          <table:table-cell office:value-type="float" office:value="-0.2667993" calcext:value-type="float">
            <text:p>-0.26679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8" calcext:value-type="float">
            <text:p>12011998</text:p>
          </table:table-cell>
          <table:table-cell office:value-type="float" office:value="22.19187" calcext:value-type="float">
            <text:p>22.19187</text:p>
          </table:table-cell>
          <table:table-cell office:value-type="float" office:value="497.707" calcext:value-type="float">
            <text:p>497.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82982" calcext:value-type="float">
            <text:p>0.09882982</text:p>
          </table:table-cell>
          <table:table-cell office:value-type="float" office:value="7.603534" calcext:value-type="float">
            <text:p>7.603534</text:p>
          </table:table-cell>
          <table:table-cell office:value-type="float" office:value="0" calcext:value-type="float">
            <text:p>0</text:p>
          </table:table-cell>
          <table:table-cell office:value-type="float" office:value="0.03208151" calcext:value-type="float">
            <text:p>0.03208151</text:p>
          </table:table-cell>
          <table:table-cell office:value-type="float" office:value="0" calcext:value-type="float">
            <text:p>0</text:p>
          </table:table-cell>
          <table:table-cell office:value-type="float" office:value="0.7167667" calcext:value-type="float">
            <text:p>0.7167667</text:p>
          </table:table-cell>
          <table:table-cell office:value-type="float" office:value="-0.01831454" calcext:value-type="float">
            <text:p>-0.01831454</text:p>
          </table:table-cell>
          <table:table-cell office:value-type="float" office:value="0.00001184752" calcext:value-type="float">
            <text:p>1.184752E-05</text:p>
          </table:table-cell>
          <table:table-cell office:value-type="float" office:value="0.001309548" calcext:value-type="float">
            <text:p>0.001309548</text:p>
          </table:table-cell>
          <table:table-cell office:value-type="float" office:value="25.6868" calcext:value-type="float">
            <text:p>25.6868</text:p>
          </table:table-cell>
          <table:table-cell office:value-type="float" office:value="0.04200115" calcext:value-type="float">
            <text:p>0.04200115</text:p>
          </table:table-cell>
          <table:table-cell office:value-type="float" office:value="0.08960158" calcext:value-type="float">
            <text:p>0.08960158</text:p>
          </table:table-cell>
          <table:table-cell office:value-type="float" office:value="0.07842322" calcext:value-type="float">
            <text:p>0.07842322</text:p>
          </table:table-cell>
          <table:table-cell office:value-type="float" office:value="0.06927995" calcext:value-type="float">
            <text:p>0.06927995</text:p>
          </table:table-cell>
          <table:table-cell office:value-type="float" office:value="0.04123564" calcext:value-type="float">
            <text:p>0.04123564</text:p>
          </table:table-cell>
          <table:table-cell office:value-type="float" office:value="0.03759982" calcext:value-type="float">
            <text:p>0.03759982</text:p>
          </table:table-cell>
          <table:table-cell office:value-type="float" office:value="0.04521016" calcext:value-type="float">
            <text:p>0.04521016</text:p>
          </table:table-cell>
          <table:table-cell office:value-type="float" office:value="0.03963878" calcext:value-type="float">
            <text:p>0.03963878</text:p>
          </table:table-cell>
          <table:table-cell office:value-type="float" office:value="0.08529611" calcext:value-type="float">
            <text:p>0.08529611</text:p>
          </table:table-cell>
          <table:table-cell office:value-type="float" office:value="3.477663" calcext:value-type="float">
            <text:p>3.477663</text:p>
          </table:table-cell>
          <table:table-cell office:value-type="float" office:value="4.421582" calcext:value-type="float">
            <text:p>4.421582</text:p>
          </table:table-cell>
          <table:table-cell office:value-type="float" office:value="3.486712" calcext:value-type="float">
            <text:p>3.486712</text:p>
          </table:table-cell>
          <table:table-cell office:value-type="float" office:value="2.33716" calcext:value-type="float">
            <text:p>2.33716</text:p>
          </table:table-cell>
          <table:table-cell office:value-type="float" office:value="1.714722" calcext:value-type="float">
            <text:p>1.714722</text:p>
          </table:table-cell>
          <table:table-cell office:value-type="float" office:value="1.186746" calcext:value-type="float">
            <text:p>1.186746</text:p>
          </table:table-cell>
          <table:table-cell office:value-type="float" office:value="1.701105" calcext:value-type="float">
            <text:p>1.701105</text:p>
          </table:table-cell>
          <table:table-cell office:value-type="float" office:value="24.08128" calcext:value-type="float">
            <text:p>24.08128</text:p>
          </table:table-cell>
          <table:table-cell office:value-type="float" office:value="0" calcext:value-type="float">
            <text:p>0</text:p>
          </table:table-cell>
          <table:table-cell office:value-type="float" office:value="-0.2671363" calcext:value-type="float">
            <text:p>-0.26713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8" calcext:value-type="float">
            <text:p>13011998</text:p>
          </table:table-cell>
          <table:table-cell office:value-type="float" office:value="22.19436" calcext:value-type="float">
            <text:p>22.19436</text:p>
          </table:table-cell>
          <table:table-cell office:value-type="float" office:value="497.6292" calcext:value-type="float">
            <text:p>497.6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42047" calcext:value-type="float">
            <text:p>0.09842047</text:p>
          </table:table-cell>
          <table:table-cell office:value-type="float" office:value="7.648772" calcext:value-type="float">
            <text:p>7.648772</text:p>
          </table:table-cell>
          <table:table-cell office:value-type="float" office:value="0" calcext:value-type="float">
            <text:p>0</text:p>
          </table:table-cell>
          <table:table-cell office:value-type="float" office:value="0.03228002" calcext:value-type="float">
            <text:p>0.03228002</text:p>
          </table:table-cell>
          <table:table-cell office:value-type="float" office:value="0" calcext:value-type="float">
            <text:p>0</text:p>
          </table:table-cell>
          <table:table-cell office:value-type="float" office:value="0.7409449" calcext:value-type="float">
            <text:p>0.7409449</text:p>
          </table:table-cell>
          <table:table-cell office:value-type="float" office:value="-0.01892525" calcext:value-type="float">
            <text:p>-0.01892525</text:p>
          </table:table-cell>
          <table:table-cell office:value-type="float" office:value="0.00001346473" calcext:value-type="float">
            <text:p>1.346473E-05</text:p>
          </table:table-cell>
          <table:table-cell office:value-type="float" office:value="0.001453325" calcext:value-type="float">
            <text:p>0.001453325</text:p>
          </table:table-cell>
          <table:table-cell office:value-type="float" office:value="25.83256" calcext:value-type="float">
            <text:p>25.83256</text:p>
          </table:table-cell>
          <table:table-cell office:value-type="float" office:value="0.03965562" calcext:value-type="float">
            <text:p>0.03965562</text:p>
          </table:table-cell>
          <table:table-cell office:value-type="float" office:value="0.08530294" calcext:value-type="float">
            <text:p>0.08530294</text:p>
          </table:table-cell>
          <table:table-cell office:value-type="float" office:value="0.07725658" calcext:value-type="float">
            <text:p>0.07725658</text:p>
          </table:table-cell>
          <table:table-cell office:value-type="float" office:value="0.06816041" calcext:value-type="float">
            <text:p>0.06816041</text:p>
          </table:table-cell>
          <table:table-cell office:value-type="float" office:value="0.04021721" calcext:value-type="float">
            <text:p>0.04021721</text:p>
          </table:table-cell>
          <table:table-cell office:value-type="float" office:value="0.03657255" calcext:value-type="float">
            <text:p>0.03657255</text:p>
          </table:table-cell>
          <table:table-cell office:value-type="float" office:value="0.04443147" calcext:value-type="float">
            <text:p>0.04443147</text:p>
          </table:table-cell>
          <table:table-cell office:value-type="float" office:value="0.0393974" calcext:value-type="float">
            <text:p>0.0393974</text:p>
          </table:table-cell>
          <table:table-cell office:value-type="float" office:value="0.05938777" calcext:value-type="float">
            <text:p>0.05938777</text:p>
          </table:table-cell>
          <table:table-cell office:value-type="float" office:value="3.626451" calcext:value-type="float">
            <text:p>3.626451</text:p>
          </table:table-cell>
          <table:table-cell office:value-type="float" office:value="4.789182" calcext:value-type="float">
            <text:p>4.789182</text:p>
          </table:table-cell>
          <table:table-cell office:value-type="float" office:value="3.760749" calcext:value-type="float">
            <text:p>3.760749</text:p>
          </table:table-cell>
          <table:table-cell office:value-type="float" office:value="2.483895" calcext:value-type="float">
            <text:p>2.483895</text:p>
          </table:table-cell>
          <table:table-cell office:value-type="float" office:value="1.800034" calcext:value-type="float">
            <text:p>1.800034</text:p>
          </table:table-cell>
          <table:table-cell office:value-type="float" office:value="1.221328" calcext:value-type="float">
            <text:p>1.221328</text:p>
          </table:table-cell>
          <table:table-cell office:value-type="float" office:value="1.698065" calcext:value-type="float">
            <text:p>1.698065</text:p>
          </table:table-cell>
          <table:table-cell office:value-type="float" office:value="23.47919" calcext:value-type="float">
            <text:p>23.47919</text:p>
          </table:table-cell>
          <table:table-cell office:value-type="float" office:value="0" calcext:value-type="float">
            <text:p>0</text:p>
          </table:table-cell>
          <table:table-cell office:value-type="float" office:value="-0.2675368" calcext:value-type="float">
            <text:p>-0.2675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8" calcext:value-type="float">
            <text:p>14011998</text:p>
          </table:table-cell>
          <table:table-cell office:value-type="float" office:value="22.1961" calcext:value-type="float">
            <text:p>22.1961</text:p>
          </table:table-cell>
          <table:table-cell office:value-type="float" office:value="497.5507" calcext:value-type="float">
            <text:p>497.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10996" calcext:value-type="float">
            <text:p>0.09810996</text:p>
          </table:table-cell>
          <table:table-cell office:value-type="float" office:value="7.697024" calcext:value-type="float">
            <text:p>7.697024</text:p>
          </table:table-cell>
          <table:table-cell office:value-type="float" office:value="0" calcext:value-type="float">
            <text:p>0</text:p>
          </table:table-cell>
          <table:table-cell office:value-type="float" office:value="0.03246583" calcext:value-type="float">
            <text:p>0.03246583</text:p>
          </table:table-cell>
          <table:table-cell office:value-type="float" office:value="0" calcext:value-type="float">
            <text:p>0</text:p>
          </table:table-cell>
          <table:table-cell office:value-type="float" office:value="0.76377" calcext:value-type="float">
            <text:p>0.76377</text:p>
          </table:table-cell>
          <table:table-cell office:value-type="float" office:value="-0.01913867" calcext:value-type="float">
            <text:p>-0.01913867</text:p>
          </table:table-cell>
          <table:table-cell office:value-type="float" office:value="0.000008909913" calcext:value-type="float">
            <text:p>8.909913E-06</text:p>
          </table:table-cell>
          <table:table-cell office:value-type="float" office:value="0.001593538" calcext:value-type="float">
            <text:p>0.001593538</text:p>
          </table:table-cell>
          <table:table-cell office:value-type="float" office:value="25.99189" calcext:value-type="float">
            <text:p>25.99189</text:p>
          </table:table-cell>
          <table:table-cell office:value-type="float" office:value="0.03763473" calcext:value-type="float">
            <text:p>0.03763473</text:p>
          </table:table-cell>
          <table:table-cell office:value-type="float" office:value="0.0827721" calcext:value-type="float">
            <text:p>0.0827721</text:p>
          </table:table-cell>
          <table:table-cell office:value-type="float" office:value="0.07615115" calcext:value-type="float">
            <text:p>0.07615115</text:p>
          </table:table-cell>
          <table:table-cell office:value-type="float" office:value="0.06740627" calcext:value-type="float">
            <text:p>0.06740627</text:p>
          </table:table-cell>
          <table:table-cell office:value-type="float" office:value="0.03959802" calcext:value-type="float">
            <text:p>0.03959802</text:p>
          </table:table-cell>
          <table:table-cell office:value-type="float" office:value="0.03577173" calcext:value-type="float">
            <text:p>0.03577173</text:p>
          </table:table-cell>
          <table:table-cell office:value-type="float" office:value="0.0437076" calcext:value-type="float">
            <text:p>0.0437076</text:p>
          </table:table-cell>
          <table:table-cell office:value-type="float" office:value="0.03908736" calcext:value-type="float">
            <text:p>0.03908736</text:p>
          </table:table-cell>
          <table:table-cell office:value-type="float" office:value="0.05044332" calcext:value-type="float">
            <text:p>0.05044332</text:p>
          </table:table-cell>
          <table:table-cell office:value-type="float" office:value="3.772188" calcext:value-type="float">
            <text:p>3.772188</text:p>
          </table:table-cell>
          <table:table-cell office:value-type="float" office:value="5.152784" calcext:value-type="float">
            <text:p>5.152784</text:p>
          </table:table-cell>
          <table:table-cell office:value-type="float" office:value="4.036623" calcext:value-type="float">
            <text:p>4.036623</text:p>
          </table:table-cell>
          <table:table-cell office:value-type="float" office:value="2.634306" calcext:value-type="float">
            <text:p>2.634306</text:p>
          </table:table-cell>
          <table:table-cell office:value-type="float" office:value="1.890321" calcext:value-type="float">
            <text:p>1.890321</text:p>
          </table:table-cell>
          <table:table-cell office:value-type="float" office:value="1.25622" calcext:value-type="float">
            <text:p>1.25622</text:p>
          </table:table-cell>
          <table:table-cell office:value-type="float" office:value="1.698147" calcext:value-type="float">
            <text:p>1.698147</text:p>
          </table:table-cell>
          <table:table-cell office:value-type="float" office:value="22.8948" calcext:value-type="float">
            <text:p>22.8948</text:p>
          </table:table-cell>
          <table:table-cell office:value-type="float" office:value="0" calcext:value-type="float">
            <text:p>0</text:p>
          </table:table-cell>
          <table:table-cell office:value-type="float" office:value="-0.267872" calcext:value-type="float">
            <text:p>-0.267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8" calcext:value-type="float">
            <text:p>15011998</text:p>
          </table:table-cell>
          <table:table-cell office:value-type="float" office:value="22.19722" calcext:value-type="float">
            <text:p>22.19722</text:p>
          </table:table-cell>
          <table:table-cell office:value-type="float" office:value="497.4725" calcext:value-type="float">
            <text:p>497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73032" calcext:value-type="float">
            <text:p>0.09773032</text:p>
          </table:table-cell>
          <table:table-cell office:value-type="float" office:value="7.746925" calcext:value-type="float">
            <text:p>7.746925</text:p>
          </table:table-cell>
          <table:table-cell office:value-type="float" office:value="0" calcext:value-type="float">
            <text:p>0</text:p>
          </table:table-cell>
          <table:table-cell office:value-type="float" office:value="0.0326409" calcext:value-type="float">
            <text:p>0.0326409</text:p>
          </table:table-cell>
          <table:table-cell office:value-type="float" office:value="0" calcext:value-type="float">
            <text:p>0</text:p>
          </table:table-cell>
          <table:table-cell office:value-type="float" office:value="0.7853922" calcext:value-type="float">
            <text:p>0.7853922</text:p>
          </table:table-cell>
          <table:table-cell office:value-type="float" office:value="-0.01921134" calcext:value-type="float">
            <text:p>-0.01921134</text:p>
          </table:table-cell>
          <table:table-cell office:value-type="float" office:value="0.00000462053" calcext:value-type="float">
            <text:p>4.62053E-06</text:p>
          </table:table-cell>
          <table:table-cell office:value-type="float" office:value="0.001723255" calcext:value-type="float">
            <text:p>0.001723255</text:p>
          </table:table-cell>
          <table:table-cell office:value-type="float" office:value="26.16298" calcext:value-type="float">
            <text:p>26.16298</text:p>
          </table:table-cell>
          <table:table-cell office:value-type="float" office:value="0.03564761" calcext:value-type="float">
            <text:p>0.03564761</text:p>
          </table:table-cell>
          <table:table-cell office:value-type="float" office:value="0.08123711" calcext:value-type="float">
            <text:p>0.08123711</text:p>
          </table:table-cell>
          <table:table-cell office:value-type="float" office:value="0.0752566" calcext:value-type="float">
            <text:p>0.0752566</text:p>
          </table:table-cell>
          <table:table-cell office:value-type="float" office:value="0.06678836" calcext:value-type="float">
            <text:p>0.06678836</text:p>
          </table:table-cell>
          <table:table-cell office:value-type="float" office:value="0.0391795" calcext:value-type="float">
            <text:p>0.0391795</text:p>
          </table:table-cell>
          <table:table-cell office:value-type="float" office:value="0.03527581" calcext:value-type="float">
            <text:p>0.03527581</text:p>
          </table:table-cell>
          <table:table-cell office:value-type="float" office:value="0.04305566" calcext:value-type="float">
            <text:p>0.04305566</text:p>
          </table:table-cell>
          <table:table-cell office:value-type="float" office:value="0.0387403" calcext:value-type="float">
            <text:p>0.0387403</text:p>
          </table:table-cell>
          <table:table-cell office:value-type="float" office:value="0.04604811" calcext:value-type="float">
            <text:p>0.04604811</text:p>
          </table:table-cell>
          <table:table-cell office:value-type="float" office:value="3.899257" calcext:value-type="float">
            <text:p>3.899257</text:p>
          </table:table-cell>
          <table:table-cell office:value-type="float" office:value="5.510297" calcext:value-type="float">
            <text:p>5.510297</text:p>
          </table:table-cell>
          <table:table-cell office:value-type="float" office:value="4.314383" calcext:value-type="float">
            <text:p>4.314383</text:p>
          </table:table-cell>
          <table:table-cell office:value-type="float" office:value="2.787389" calcext:value-type="float">
            <text:p>2.787389</text:p>
          </table:table-cell>
          <table:table-cell office:value-type="float" office:value="1.984878" calcext:value-type="float">
            <text:p>1.984878</text:p>
          </table:table-cell>
          <table:table-cell office:value-type="float" office:value="1.292042" calcext:value-type="float">
            <text:p>1.292042</text:p>
          </table:table-cell>
          <table:table-cell office:value-type="float" office:value="1.701007" calcext:value-type="float">
            <text:p>1.701007</text:p>
          </table:table-cell>
          <table:table-cell office:value-type="float" office:value="22.25864" calcext:value-type="float">
            <text:p>22.25864</text:p>
          </table:table-cell>
          <table:table-cell office:value-type="float" office:value="0" calcext:value-type="float">
            <text:p>0</text:p>
          </table:table-cell>
          <table:table-cell office:value-type="float" office:value="-0.2681037" calcext:value-type="float">
            <text:p>-0.2681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8" calcext:value-type="float">
            <text:p>16011998</text:p>
          </table:table-cell>
          <table:table-cell office:value-type="float" office:value="22.19806" calcext:value-type="float">
            <text:p>22.19806</text:p>
          </table:table-cell>
          <table:table-cell office:value-type="float" office:value="497.3958" calcext:value-type="float">
            <text:p>497.3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26682" calcext:value-type="float">
            <text:p>0.09726682</text:p>
          </table:table-cell>
          <table:table-cell office:value-type="float" office:value="7.797153" calcext:value-type="float">
            <text:p>7.797153</text:p>
          </table:table-cell>
          <table:table-cell office:value-type="float" office:value="0" calcext:value-type="float">
            <text:p>0</text:p>
          </table:table-cell>
          <table:table-cell office:value-type="float" office:value="0.03280704" calcext:value-type="float">
            <text:p>0.03280704</text:p>
          </table:table-cell>
          <table:table-cell office:value-type="float" office:value="0" calcext:value-type="float">
            <text:p>0</text:p>
          </table:table-cell>
          <table:table-cell office:value-type="float" office:value="0.8058731" calcext:value-type="float">
            <text:p>0.8058731</text:p>
          </table:table-cell>
          <table:table-cell office:value-type="float" office:value="-0.01927073" calcext:value-type="float">
            <text:p>-0.01927073</text:p>
          </table:table-cell>
          <table:table-cell office:value-type="float" office:value="0.000004383453" calcext:value-type="float">
            <text:p>4.383453E-06</text:p>
          </table:table-cell>
          <table:table-cell office:value-type="float" office:value="0.001837897" calcext:value-type="float">
            <text:p>0.001837897</text:p>
          </table:table-cell>
          <table:table-cell office:value-type="float" office:value="26.34003" calcext:value-type="float">
            <text:p>26.34003</text:p>
          </table:table-cell>
          <table:table-cell office:value-type="float" office:value="0.03396844" calcext:value-type="float">
            <text:p>0.03396844</text:p>
          </table:table-cell>
          <table:table-cell office:value-type="float" office:value="0.08046719" calcext:value-type="float">
            <text:p>0.08046719</text:p>
          </table:table-cell>
          <table:table-cell office:value-type="float" office:value="0.07471859" calcext:value-type="float">
            <text:p>0.07471859</text:p>
          </table:table-cell>
          <table:table-cell office:value-type="float" office:value="0.06629374" calcext:value-type="float">
            <text:p>0.06629374</text:p>
          </table:table-cell>
          <table:table-cell office:value-type="float" office:value="0.03892578" calcext:value-type="float">
            <text:p>0.03892578</text:p>
          </table:table-cell>
          <table:table-cell office:value-type="float" office:value="0.03496281" calcext:value-type="float">
            <text:p>0.03496281</text:p>
          </table:table-cell>
          <table:table-cell office:value-type="float" office:value="0.04251691" calcext:value-type="float">
            <text:p>0.04251691</text:p>
          </table:table-cell>
          <table:table-cell office:value-type="float" office:value="0.03837599" calcext:value-type="float">
            <text:p>0.03837599</text:p>
          </table:table-cell>
          <table:table-cell office:value-type="float" office:value="0.04416727" calcext:value-type="float">
            <text:p>0.04416727</text:p>
          </table:table-cell>
          <table:table-cell office:value-type="float" office:value="4.004946" calcext:value-type="float">
            <text:p>4.004946</text:p>
          </table:table-cell>
          <table:table-cell office:value-type="float" office:value="5.857375" calcext:value-type="float">
            <text:p>5.857375</text:p>
          </table:table-cell>
          <table:table-cell office:value-type="float" office:value="4.589638" calcext:value-type="float">
            <text:p>4.589638</text:p>
          </table:table-cell>
          <table:table-cell office:value-type="float" office:value="2.941103" calcext:value-type="float">
            <text:p>2.941103</text:p>
          </table:table-cell>
          <table:table-cell office:value-type="float" office:value="2.08058" calcext:value-type="float">
            <text:p>2.08058</text:p>
          </table:table-cell>
          <table:table-cell office:value-type="float" office:value="1.327456" calcext:value-type="float">
            <text:p>1.327456</text:p>
          </table:table-cell>
          <table:table-cell office:value-type="float" office:value="1.705299" calcext:value-type="float">
            <text:p>1.705299</text:p>
          </table:table-cell>
          <table:table-cell office:value-type="float" office:value="21.52256" calcext:value-type="float">
            <text:p>21.52256</text:p>
          </table:table-cell>
          <table:table-cell office:value-type="float" office:value="0" calcext:value-type="float">
            <text:p>0</text:p>
          </table:table-cell>
          <table:table-cell office:value-type="float" office:value="-0.2682613" calcext:value-type="float">
            <text:p>-0.2682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8" calcext:value-type="float">
            <text:p>17011998</text:p>
          </table:table-cell>
          <table:table-cell office:value-type="float" office:value="22.19832" calcext:value-type="float">
            <text:p>22.19832</text:p>
          </table:table-cell>
          <table:table-cell office:value-type="float" office:value="497.3208" calcext:value-type="float">
            <text:p>497.3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74788" calcext:value-type="float">
            <text:p>0.09674788</text:p>
          </table:table-cell>
          <table:table-cell office:value-type="float" office:value="7.8475" calcext:value-type="float">
            <text:p>7.8475</text:p>
          </table:table-cell>
          <table:table-cell office:value-type="float" office:value="0" calcext:value-type="float">
            <text:p>0</text:p>
          </table:table-cell>
          <table:table-cell office:value-type="float" office:value="0.03296465" calcext:value-type="float">
            <text:p>0.03296465</text:p>
          </table:table-cell>
          <table:table-cell office:value-type="float" office:value="0" calcext:value-type="float">
            <text:p>0</text:p>
          </table:table-cell>
          <table:table-cell office:value-type="float" office:value="0.825129" calcext:value-type="float">
            <text:p>0.825129</text:p>
          </table:table-cell>
          <table:table-cell office:value-type="float" office:value="-0.0193276" calcext:value-type="float">
            <text:p>-0.0193276</text:p>
          </table:table-cell>
          <table:table-cell office:value-type="float" office:value="0.000003937856" calcext:value-type="float">
            <text:p>3.937856E-06</text:p>
          </table:table-cell>
          <table:table-cell office:value-type="float" office:value="0.001948927" calcext:value-type="float">
            <text:p>0.001948927</text:p>
          </table:table-cell>
          <table:table-cell office:value-type="float" office:value="26.52832" calcext:value-type="float">
            <text:p>26.52832</text:p>
          </table:table-cell>
          <table:table-cell office:value-type="float" office:value="0.03196132" calcext:value-type="float">
            <text:p>0.03196132</text:p>
          </table:table-cell>
          <table:table-cell office:value-type="float" office:value="0.0797922" calcext:value-type="float">
            <text:p>0.0797922</text:p>
          </table:table-cell>
          <table:table-cell office:value-type="float" office:value="0.07420481" calcext:value-type="float">
            <text:p>0.07420481</text:p>
          </table:table-cell>
          <table:table-cell office:value-type="float" office:value="0.06588196" calcext:value-type="float">
            <text:p>0.06588196</text:p>
          </table:table-cell>
          <table:table-cell office:value-type="float" office:value="0.03878098" calcext:value-type="float">
            <text:p>0.03878098</text:p>
          </table:table-cell>
          <table:table-cell office:value-type="float" office:value="0.03478822" calcext:value-type="float">
            <text:p>0.03478822</text:p>
          </table:table-cell>
          <table:table-cell office:value-type="float" office:value="0.04211828" calcext:value-type="float">
            <text:p>0.04211828</text:p>
          </table:table-cell>
          <table:table-cell office:value-type="float" office:value="0.03802865" calcext:value-type="float">
            <text:p>0.03802865</text:p>
          </table:table-cell>
          <table:table-cell office:value-type="float" office:value="0.04119949" calcext:value-type="float">
            <text:p>0.04119949</text:p>
          </table:table-cell>
          <table:table-cell office:value-type="float" office:value="4.098578" calcext:value-type="float">
            <text:p>4.098578</text:p>
          </table:table-cell>
          <table:table-cell office:value-type="float" office:value="6.193889" calcext:value-type="float">
            <text:p>6.193889</text:p>
          </table:table-cell>
          <table:table-cell office:value-type="float" office:value="4.861075" calcext:value-type="float">
            <text:p>4.861075</text:p>
          </table:table-cell>
          <table:table-cell office:value-type="float" office:value="3.094116" calcext:value-type="float">
            <text:p>3.094116</text:p>
          </table:table-cell>
          <table:table-cell office:value-type="float" office:value="2.176395" calcext:value-type="float">
            <text:p>2.176395</text:p>
          </table:table-cell>
          <table:table-cell office:value-type="float" office:value="1.362882" calcext:value-type="float">
            <text:p>1.362882</text:p>
          </table:table-cell>
          <table:table-cell office:value-type="float" office:value="1.710731" calcext:value-type="float">
            <text:p>1.710731</text:p>
          </table:table-cell>
          <table:table-cell office:value-type="float" office:value="20.79011" calcext:value-type="float">
            <text:p>20.79011</text:p>
          </table:table-cell>
          <table:table-cell office:value-type="float" office:value="0" calcext:value-type="float">
            <text:p>0</text:p>
          </table:table-cell>
          <table:table-cell office:value-type="float" office:value="-0.2683969" calcext:value-type="float">
            <text:p>-0.26839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8" calcext:value-type="float">
            <text:p>18011998</text:p>
          </table:table-cell>
          <table:table-cell office:value-type="float" office:value="22.19781" calcext:value-type="float">
            <text:p>22.19781</text:p>
          </table:table-cell>
          <table:table-cell office:value-type="float" office:value="497.2474" calcext:value-type="float">
            <text:p>497.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16951" calcext:value-type="float">
            <text:p>0.09616951</text:p>
          </table:table-cell>
          <table:table-cell office:value-type="float" office:value="7.898347" calcext:value-type="float">
            <text:p>7.898347</text:p>
          </table:table-cell>
          <table:table-cell office:value-type="float" office:value="0" calcext:value-type="float">
            <text:p>0</text:p>
          </table:table-cell>
          <table:table-cell office:value-type="float" office:value="0.03311413" calcext:value-type="float">
            <text:p>0.03311413</text:p>
          </table:table-cell>
          <table:table-cell office:value-type="float" office:value="0" calcext:value-type="float">
            <text:p>0</text:p>
          </table:table-cell>
          <table:table-cell office:value-type="float" office:value="0.8431494" calcext:value-type="float">
            <text:p>0.8431494</text:p>
          </table:table-cell>
          <table:table-cell office:value-type="float" office:value="-0.01937808" calcext:value-type="float">
            <text:p>-0.01937808</text:p>
          </table:table-cell>
          <table:table-cell office:value-type="float" office:value="0.000004197049" calcext:value-type="float">
            <text:p>4.197049E-06</text:p>
          </table:table-cell>
          <table:table-cell office:value-type="float" office:value="0.002063859" calcext:value-type="float">
            <text:p>0.002063859</text:p>
          </table:table-cell>
          <table:table-cell office:value-type="float" office:value="26.73032" calcext:value-type="float">
            <text:p>26.73032</text:p>
          </table:table-cell>
          <table:table-cell office:value-type="float" office:value="0.02993217" calcext:value-type="float">
            <text:p>0.02993217</text:p>
          </table:table-cell>
          <table:table-cell office:value-type="float" office:value="0.07901735" calcext:value-type="float">
            <text:p>0.07901735</text:p>
          </table:table-cell>
          <table:table-cell office:value-type="float" office:value="0.0735481" calcext:value-type="float">
            <text:p>0.0735481</text:p>
          </table:table-cell>
          <table:table-cell office:value-type="float" office:value="0.06542679" calcext:value-type="float">
            <text:p>0.06542679</text:p>
          </table:table-cell>
          <table:table-cell office:value-type="float" office:value="0.03863961" calcext:value-type="float">
            <text:p>0.03863961</text:p>
          </table:table-cell>
          <table:table-cell office:value-type="float" office:value="0.03464966" calcext:value-type="float">
            <text:p>0.03464966</text:p>
          </table:table-cell>
          <table:table-cell office:value-type="float" office:value="0.04179211" calcext:value-type="float">
            <text:p>0.04179211</text:p>
          </table:table-cell>
          <table:table-cell office:value-type="float" office:value="0.03770755" calcext:value-type="float">
            <text:p>0.03770755</text:p>
          </table:table-cell>
          <table:table-cell office:value-type="float" office:value="0.03831522" calcext:value-type="float">
            <text:p>0.03831522</text:p>
          </table:table-cell>
          <table:table-cell office:value-type="float" office:value="4.185031" calcext:value-type="float">
            <text:p>4.185031</text:p>
          </table:table-cell>
          <table:table-cell office:value-type="float" office:value="6.52191" calcext:value-type="float">
            <text:p>6.52191</text:p>
          </table:table-cell>
          <table:table-cell office:value-type="float" office:value="5.131876" calcext:value-type="float">
            <text:p>5.131876</text:p>
          </table:table-cell>
          <table:table-cell office:value-type="float" office:value="3.247232" calcext:value-type="float">
            <text:p>3.247232</text:p>
          </table:table-cell>
          <table:table-cell office:value-type="float" office:value="2.272535" calcext:value-type="float">
            <text:p>2.272535</text:p>
          </table:table-cell>
          <table:table-cell office:value-type="float" office:value="1.398572" calcext:value-type="float">
            <text:p>1.398572</text:p>
          </table:table-cell>
          <table:table-cell office:value-type="float" office:value="1.717314" calcext:value-type="float">
            <text:p>1.717314</text:p>
          </table:table-cell>
          <table:table-cell office:value-type="float" office:value="20.09454" calcext:value-type="float">
            <text:p>20.09454</text:p>
          </table:table-cell>
          <table:table-cell office:value-type="float" office:value="0" calcext:value-type="float">
            <text:p>0</text:p>
          </table:table-cell>
          <table:table-cell office:value-type="float" office:value="-0.268517" calcext:value-type="float">
            <text:p>-0.268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8" calcext:value-type="float">
            <text:p>19011998</text:p>
          </table:table-cell>
          <table:table-cell office:value-type="float" office:value="22.19637" calcext:value-type="float">
            <text:p>22.19637</text:p>
          </table:table-cell>
          <table:table-cell office:value-type="float" office:value="497.1758" calcext:value-type="float">
            <text:p>497.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54414" calcext:value-type="float">
            <text:p>0.09554414</text:p>
          </table:table-cell>
          <table:table-cell office:value-type="float" office:value="7.950179" calcext:value-type="float">
            <text:p>7.950179</text:p>
          </table:table-cell>
          <table:table-cell office:value-type="float" office:value="0" calcext:value-type="float">
            <text:p>0</text:p>
          </table:table-cell>
          <table:table-cell office:value-type="float" office:value="0.0332536" calcext:value-type="float">
            <text:p>0.0332536</text:p>
          </table:table-cell>
          <table:table-cell office:value-type="float" office:value="0" calcext:value-type="float">
            <text:p>0</text:p>
          </table:table-cell>
          <table:table-cell office:value-type="float" office:value="0.8595779" calcext:value-type="float">
            <text:p>0.8595779</text:p>
          </table:table-cell>
          <table:table-cell office:value-type="float" office:value="-0.01942303" calcext:value-type="float">
            <text:p>-0.01942303</text:p>
          </table:table-cell>
          <table:table-cell office:value-type="float" office:value="0.000005841845" calcext:value-type="float">
            <text:p>5.841845E-06</text:p>
          </table:table-cell>
          <table:table-cell office:value-type="float" office:value="0.00218626" calcext:value-type="float">
            <text:p>0.00218626</text:p>
          </table:table-cell>
          <table:table-cell office:value-type="float" office:value="26.94554" calcext:value-type="float">
            <text:p>26.94554</text:p>
          </table:table-cell>
          <table:table-cell office:value-type="float" office:value="0.02796397" calcext:value-type="float">
            <text:p>0.02796397</text:p>
          </table:table-cell>
          <table:table-cell office:value-type="float" office:value="0.07816222" calcext:value-type="float">
            <text:p>0.07816222</text:p>
          </table:table-cell>
          <table:table-cell office:value-type="float" office:value="0.07279703" calcext:value-type="float">
            <text:p>0.07279703</text:p>
          </table:table-cell>
          <table:table-cell office:value-type="float" office:value="0.06493667" calcext:value-type="float">
            <text:p>0.06493667</text:p>
          </table:table-cell>
          <table:table-cell office:value-type="float" office:value="0.03848691" calcext:value-type="float">
            <text:p>0.03848691</text:p>
          </table:table-cell>
          <table:table-cell office:value-type="float" office:value="0.0345158" calcext:value-type="float">
            <text:p>0.0345158</text:p>
          </table:table-cell>
          <table:table-cell office:value-type="float" office:value="0.04150922" calcext:value-type="float">
            <text:p>0.04150922</text:p>
          </table:table-cell>
          <table:table-cell office:value-type="float" office:value="0.03740291" calcext:value-type="float">
            <text:p>0.03740291</text:p>
          </table:table-cell>
          <table:table-cell office:value-type="float" office:value="0.03579809" calcext:value-type="float">
            <text:p>0.03579809</text:p>
          </table:table-cell>
          <table:table-cell office:value-type="float" office:value="4.268478" calcext:value-type="float">
            <text:p>4.268478</text:p>
          </table:table-cell>
          <table:table-cell office:value-type="float" office:value="6.8451" calcext:value-type="float">
            <text:p>6.8451</text:p>
          </table:table-cell>
          <table:table-cell office:value-type="float" office:value="5.404775" calcext:value-type="float">
            <text:p>5.404775</text:p>
          </table:table-cell>
          <table:table-cell office:value-type="float" office:value="3.401498" calcext:value-type="float">
            <text:p>3.401498</text:p>
          </table:table-cell>
          <table:table-cell office:value-type="float" office:value="2.369169" calcext:value-type="float">
            <text:p>2.369169</text:p>
          </table:table-cell>
          <table:table-cell office:value-type="float" office:value="1.434361" calcext:value-type="float">
            <text:p>1.434361</text:p>
          </table:table-cell>
          <table:table-cell office:value-type="float" office:value="1.724506" calcext:value-type="float">
            <text:p>1.724506</text:p>
          </table:table-cell>
          <table:table-cell office:value-type="float" office:value="19.43733" calcext:value-type="float">
            <text:p>19.43733</text:p>
          </table:table-cell>
          <table:table-cell office:value-type="float" office:value="0" calcext:value-type="float">
            <text:p>0</text:p>
          </table:table-cell>
          <table:table-cell office:value-type="float" office:value="-0.2686292" calcext:value-type="float">
            <text:p>-0.26862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8" calcext:value-type="float">
            <text:p>20011998</text:p>
          </table:table-cell>
          <table:table-cell office:value-type="float" office:value="22.19381" calcext:value-type="float">
            <text:p>22.19381</text:p>
          </table:table-cell>
          <table:table-cell office:value-type="float" office:value="497.1054" calcext:value-type="float">
            <text:p>497.1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8885" calcext:value-type="float">
            <text:p>0.0948885</text:p>
          </table:table-cell>
          <table:table-cell office:value-type="float" office:value="8.002651" calcext:value-type="float">
            <text:p>8.002651</text:p>
          </table:table-cell>
          <table:table-cell office:value-type="float" office:value="0" calcext:value-type="float">
            <text:p>0</text:p>
          </table:table-cell>
          <table:table-cell office:value-type="float" office:value="0.03338699" calcext:value-type="float">
            <text:p>0.03338699</text:p>
          </table:table-cell>
          <table:table-cell office:value-type="float" office:value="0" calcext:value-type="float">
            <text:p>0</text:p>
          </table:table-cell>
          <table:table-cell office:value-type="float" office:value="0.8748909" calcext:value-type="float">
            <text:p>0.8748909</text:p>
          </table:table-cell>
          <table:table-cell office:value-type="float" office:value="-0.01946481" calcext:value-type="float">
            <text:p>-0.01946481</text:p>
          </table:table-cell>
          <table:table-cell office:value-type="float" office:value="0.000007714966" calcext:value-type="float">
            <text:p>7.714966E-06</text:p>
          </table:table-cell>
          <table:table-cell office:value-type="float" office:value="0.002317071" calcext:value-type="float">
            <text:p>0.002317071</text:p>
          </table:table-cell>
          <table:table-cell office:value-type="float" office:value="27.17137" calcext:value-type="float">
            <text:p>27.17137</text:p>
          </table:table-cell>
          <table:table-cell office:value-type="float" office:value="0.02603137" calcext:value-type="float">
            <text:p>0.02603137</text:p>
          </table:table-cell>
          <table:table-cell office:value-type="float" office:value="0.07722703" calcext:value-type="float">
            <text:p>0.07722703</text:p>
          </table:table-cell>
          <table:table-cell office:value-type="float" office:value="0.07196219" calcext:value-type="float">
            <text:p>0.07196219</text:p>
          </table:table-cell>
          <table:table-cell office:value-type="float" office:value="0.06441586" calcext:value-type="float">
            <text:p>0.06441586</text:p>
          </table:table-cell>
          <table:table-cell office:value-type="float" office:value="0.03832418" calcext:value-type="float">
            <text:p>0.03832418</text:p>
          </table:table-cell>
          <table:table-cell office:value-type="float" office:value="0.034381" calcext:value-type="float">
            <text:p>0.034381</text:p>
          </table:table-cell>
          <table:table-cell office:value-type="float" office:value="0.04124795" calcext:value-type="float">
            <text:p>0.04124795</text:p>
          </table:table-cell>
          <table:table-cell office:value-type="float" office:value="0.03711146" calcext:value-type="float">
            <text:p>0.03711146</text:p>
          </table:table-cell>
          <table:table-cell office:value-type="float" office:value="0.0334449" calcext:value-type="float">
            <text:p>0.0334449</text:p>
          </table:table-cell>
          <table:table-cell office:value-type="float" office:value="4.349785" calcext:value-type="float">
            <text:p>4.349785</text:p>
          </table:table-cell>
          <table:table-cell office:value-type="float" office:value="7.163118" calcext:value-type="float">
            <text:p>7.163118</text:p>
          </table:table-cell>
          <table:table-cell office:value-type="float" office:value="5.677526" calcext:value-type="float">
            <text:p>5.677526</text:p>
          </table:table-cell>
          <table:table-cell office:value-type="float" office:value="3.556382" calcext:value-type="float">
            <text:p>3.556382</text:p>
          </table:table-cell>
          <table:table-cell office:value-type="float" office:value="2.466164" calcext:value-type="float">
            <text:p>2.466164</text:p>
          </table:table-cell>
          <table:table-cell office:value-type="float" office:value="1.46929" calcext:value-type="float">
            <text:p>1.46929</text:p>
          </table:table-cell>
          <table:table-cell office:value-type="float" office:value="1.732006" calcext:value-type="float">
            <text:p>1.732006</text:p>
          </table:table-cell>
          <table:table-cell office:value-type="float" office:value="18.82932" calcext:value-type="float">
            <text:p>18.82932</text:p>
          </table:table-cell>
          <table:table-cell office:value-type="float" office:value="0" calcext:value-type="float">
            <text:p>0</text:p>
          </table:table-cell>
          <table:table-cell office:value-type="float" office:value="-0.2687343" calcext:value-type="float">
            <text:p>-0.2687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8" calcext:value-type="float">
            <text:p>21011998</text:p>
          </table:table-cell>
          <table:table-cell office:value-type="float" office:value="22.19001" calcext:value-type="float">
            <text:p>22.19001</text:p>
          </table:table-cell>
          <table:table-cell office:value-type="float" office:value="497.0364" calcext:value-type="float">
            <text:p>497.0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23041" calcext:value-type="float">
            <text:p>0.09423041</text:p>
          </table:table-cell>
          <table:table-cell office:value-type="float" office:value="8.055737" calcext:value-type="float">
            <text:p>8.055737</text:p>
          </table:table-cell>
          <table:table-cell office:value-type="float" office:value="0" calcext:value-type="float">
            <text:p>0</text:p>
          </table:table-cell>
          <table:table-cell office:value-type="float" office:value="0.03351453" calcext:value-type="float">
            <text:p>0.03351453</text:p>
          </table:table-cell>
          <table:table-cell office:value-type="float" office:value="0" calcext:value-type="float">
            <text:p>0</text:p>
          </table:table-cell>
          <table:table-cell office:value-type="float" office:value="0.8892587" calcext:value-type="float">
            <text:p>0.8892587</text:p>
          </table:table-cell>
          <table:table-cell office:value-type="float" office:value="-0.01950571" calcext:value-type="float">
            <text:p>-0.01950571</text:p>
          </table:table-cell>
          <table:table-cell office:value-type="float" office:value="0.000007733772" calcext:value-type="float">
            <text:p>7.733772E-06</text:p>
          </table:table-cell>
          <table:table-cell office:value-type="float" office:value="0.002456995" calcext:value-type="float">
            <text:p>0.002456995</text:p>
          </table:table-cell>
          <table:table-cell office:value-type="float" office:value="27.40136" calcext:value-type="float">
            <text:p>27.40136</text:p>
          </table:table-cell>
          <table:table-cell office:value-type="float" office:value="0.02463521" calcext:value-type="float">
            <text:p>0.02463521</text:p>
          </table:table-cell>
          <table:table-cell office:value-type="float" office:value="0.07629982" calcext:value-type="float">
            <text:p>0.07629982</text:p>
          </table:table-cell>
          <table:table-cell office:value-type="float" office:value="0.07111751" calcext:value-type="float">
            <text:p>0.07111751</text:p>
          </table:table-cell>
          <table:table-cell office:value-type="float" office:value="0.0638983" calcext:value-type="float">
            <text:p>0.0638983</text:p>
          </table:table-cell>
          <table:table-cell office:value-type="float" office:value="0.03817282" calcext:value-type="float">
            <text:p>0.03817282</text:p>
          </table:table-cell>
          <table:table-cell office:value-type="float" office:value="0.03424687" calcext:value-type="float">
            <text:p>0.03424687</text:p>
          </table:table-cell>
          <table:table-cell office:value-type="float" office:value="0.04099783" calcext:value-type="float">
            <text:p>0.04099783</text:p>
          </table:table-cell>
          <table:table-cell office:value-type="float" office:value="0.03683297" calcext:value-type="float">
            <text:p>0.03683297</text:p>
          </table:table-cell>
          <table:table-cell office:value-type="float" office:value="0.03165809" calcext:value-type="float">
            <text:p>0.03165809</text:p>
          </table:table-cell>
          <table:table-cell office:value-type="float" office:value="4.429307" calcext:value-type="float">
            <text:p>4.429307</text:p>
          </table:table-cell>
          <table:table-cell office:value-type="float" office:value="7.476066" calcext:value-type="float">
            <text:p>7.476066</text:p>
          </table:table-cell>
          <table:table-cell office:value-type="float" office:value="5.94934" calcext:value-type="float">
            <text:p>5.94934</text:p>
          </table:table-cell>
          <table:table-cell office:value-type="float" office:value="3.713159" calcext:value-type="float">
            <text:p>3.713159</text:p>
          </table:table-cell>
          <table:table-cell office:value-type="float" office:value="2.563882" calcext:value-type="float">
            <text:p>2.563882</text:p>
          </table:table-cell>
          <table:table-cell office:value-type="float" office:value="1.504551" calcext:value-type="float">
            <text:p>1.504551</text:p>
          </table:table-cell>
          <table:table-cell office:value-type="float" office:value="1.740277" calcext:value-type="float">
            <text:p>1.740277</text:p>
          </table:table-cell>
          <table:table-cell office:value-type="float" office:value="18.26569" calcext:value-type="float">
            <text:p>18.26569</text:p>
          </table:table-cell>
          <table:table-cell office:value-type="float" office:value="0" calcext:value-type="float">
            <text:p>0</text:p>
          </table:table-cell>
          <table:table-cell office:value-type="float" office:value="-0.2688356" calcext:value-type="float">
            <text:p>-0.26883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8" calcext:value-type="float">
            <text:p>22011998</text:p>
          </table:table-cell>
          <table:table-cell office:value-type="float" office:value="22.18511" calcext:value-type="float">
            <text:p>22.18511</text:p>
          </table:table-cell>
          <table:table-cell office:value-type="float" office:value="496.9687" calcext:value-type="float">
            <text:p>496.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59884" calcext:value-type="float">
            <text:p>0.09359884</text:p>
          </table:table-cell>
          <table:table-cell office:value-type="float" office:value="8.109243" calcext:value-type="float">
            <text:p>8.109243</text:p>
          </table:table-cell>
          <table:table-cell office:value-type="float" office:value="0" calcext:value-type="float">
            <text:p>0</text:p>
          </table:table-cell>
          <table:table-cell office:value-type="float" office:value="0.03363727" calcext:value-type="float">
            <text:p>0.03363727</text:p>
          </table:table-cell>
          <table:table-cell office:value-type="float" office:value="0" calcext:value-type="float">
            <text:p>0</text:p>
          </table:table-cell>
          <table:table-cell office:value-type="float" office:value="0.9027782" calcext:value-type="float">
            <text:p>0.9027782</text:p>
          </table:table-cell>
          <table:table-cell office:value-type="float" office:value="-0.01954794" calcext:value-type="float">
            <text:p>-0.01954794</text:p>
          </table:table-cell>
          <table:table-cell office:value-type="float" office:value="0.000003114531" calcext:value-type="float">
            <text:p>3.114531E-06</text:p>
          </table:table-cell>
          <table:table-cell office:value-type="float" office:value="0.002610645" calcext:value-type="float">
            <text:p>0.002610645</text:p>
          </table:table-cell>
          <table:table-cell office:value-type="float" office:value="27.62769" calcext:value-type="float">
            <text:p>27.62769</text:p>
          </table:table-cell>
          <table:table-cell office:value-type="float" office:value="0.02388021" calcext:value-type="float">
            <text:p>0.02388021</text:p>
          </table:table-cell>
          <table:table-cell office:value-type="float" office:value="0.07565268" calcext:value-type="float">
            <text:p>0.07565268</text:p>
          </table:table-cell>
          <table:table-cell office:value-type="float" office:value="0.07048132" calcext:value-type="float">
            <text:p>0.07048132</text:p>
          </table:table-cell>
          <table:table-cell office:value-type="float" office:value="0.06348661" calcext:value-type="float">
            <text:p>0.06348661</text:p>
          </table:table-cell>
          <table:table-cell office:value-type="float" office:value="0.0380897" calcext:value-type="float">
            <text:p>0.0380897</text:p>
          </table:table-cell>
          <table:table-cell office:value-type="float" office:value="0.03416781" calcext:value-type="float">
            <text:p>0.03416781</text:p>
          </table:table-cell>
          <table:table-cell office:value-type="float" office:value="0.04075406" calcext:value-type="float">
            <text:p>0.04075406</text:p>
          </table:table-cell>
          <table:table-cell office:value-type="float" office:value="0.03656661" calcext:value-type="float">
            <text:p>0.03656661</text:p>
          </table:table-cell>
          <table:table-cell office:value-type="float" office:value="0.03077054" calcext:value-type="float">
            <text:p>0.03077054</text:p>
          </table:table-cell>
          <table:table-cell office:value-type="float" office:value="4.505181" calcext:value-type="float">
            <text:p>4.505181</text:p>
          </table:table-cell>
          <table:table-cell office:value-type="float" office:value="7.781911" calcext:value-type="float">
            <text:p>7.781911</text:p>
          </table:table-cell>
          <table:table-cell office:value-type="float" office:value="6.219438" calcext:value-type="float">
            <text:p>6.219438</text:p>
          </table:table-cell>
          <table:table-cell office:value-type="float" office:value="3.872564" calcext:value-type="float">
            <text:p>3.872564</text:p>
          </table:table-cell>
          <table:table-cell office:value-type="float" office:value="2.663045" calcext:value-type="float">
            <text:p>2.663045</text:p>
          </table:table-cell>
          <table:table-cell office:value-type="float" office:value="1.539999" calcext:value-type="float">
            <text:p>1.539999</text:p>
          </table:table-cell>
          <table:table-cell office:value-type="float" office:value="1.749278" calcext:value-type="float">
            <text:p>1.749278</text:p>
          </table:table-cell>
          <table:table-cell office:value-type="float" office:value="17.71341" calcext:value-type="float">
            <text:p>17.71341</text:p>
          </table:table-cell>
          <table:table-cell office:value-type="float" office:value="0" calcext:value-type="float">
            <text:p>0</text:p>
          </table:table-cell>
          <table:table-cell office:value-type="float" office:value="-0.2689319" calcext:value-type="float">
            <text:p>-0.26893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8" calcext:value-type="float">
            <text:p>23011998</text:p>
          </table:table-cell>
          <table:table-cell office:value-type="float" office:value="22.17957" calcext:value-type="float">
            <text:p>22.17957</text:p>
          </table:table-cell>
          <table:table-cell office:value-type="float" office:value="496.9024" calcext:value-type="float">
            <text:p>496.9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96772" calcext:value-type="float">
            <text:p>0.09296772</text:p>
          </table:table-cell>
          <table:table-cell office:value-type="float" office:value="8.162601" calcext:value-type="float">
            <text:p>8.162601</text:p>
          </table:table-cell>
          <table:table-cell office:value-type="float" office:value="0" calcext:value-type="float">
            <text:p>0</text:p>
          </table:table-cell>
          <table:table-cell office:value-type="float" office:value="0.03375648" calcext:value-type="float">
            <text:p>0.03375648</text:p>
          </table:table-cell>
          <table:table-cell office:value-type="float" office:value="0" calcext:value-type="float">
            <text:p>0</text:p>
          </table:table-cell>
          <table:table-cell office:value-type="float" office:value="0.9155236" calcext:value-type="float">
            <text:p>0.9155236</text:p>
          </table:table-cell>
          <table:table-cell office:value-type="float" office:value="-0.01958225" calcext:value-type="float">
            <text:p>-0.01958225</text:p>
          </table:table-cell>
          <table:table-cell office:value-type="float" office:value="-0.0000003835857" calcext:value-type="float">
            <text:p>-3.835857E-07</text:p>
          </table:table-cell>
          <table:table-cell office:value-type="float" office:value="0.002774328" calcext:value-type="float">
            <text:p>0.002774328</text:p>
          </table:table-cell>
          <table:table-cell office:value-type="float" office:value="27.84092" calcext:value-type="float">
            <text:p>27.84092</text:p>
          </table:table-cell>
          <table:table-cell office:value-type="float" office:value="0.02325407" calcext:value-type="float">
            <text:p>0.02325407</text:p>
          </table:table-cell>
          <table:table-cell office:value-type="float" office:value="0.07531285" calcext:value-type="float">
            <text:p>0.07531285</text:p>
          </table:table-cell>
          <table:table-cell office:value-type="float" office:value="0.0700657" calcext:value-type="float">
            <text:p>0.0700657</text:p>
          </table:table-cell>
          <table:table-cell office:value-type="float" office:value="0.06310792" calcext:value-type="float">
            <text:p>0.06310792</text:p>
          </table:table-cell>
          <table:table-cell office:value-type="float" office:value="0.03803549" calcext:value-type="float">
            <text:p>0.03803549</text:p>
          </table:table-cell>
          <table:table-cell office:value-type="float" office:value="0.03411499" calcext:value-type="float">
            <text:p>0.03411499</text:p>
          </table:table-cell>
          <table:table-cell office:value-type="float" office:value="0.04052122" calcext:value-type="float">
            <text:p>0.04052122</text:p>
          </table:table-cell>
          <table:table-cell office:value-type="float" office:value="0.03631046" calcext:value-type="float">
            <text:p>0.03631046</text:p>
          </table:table-cell>
          <table:table-cell office:value-type="float" office:value="0.03050699" calcext:value-type="float">
            <text:p>0.03050699</text:p>
          </table:table-cell>
          <table:table-cell office:value-type="float" office:value="4.575398" calcext:value-type="float">
            <text:p>4.575398</text:p>
          </table:table-cell>
          <table:table-cell office:value-type="float" office:value="8.078437" calcext:value-type="float">
            <text:p>8.078437</text:p>
          </table:table-cell>
          <table:table-cell office:value-type="float" office:value="6.486183" calcext:value-type="float">
            <text:p>6.486183</text:p>
          </table:table-cell>
          <table:table-cell office:value-type="float" office:value="4.032877" calcext:value-type="float">
            <text:p>4.032877</text:p>
          </table:table-cell>
          <table:table-cell office:value-type="float" office:value="2.762252" calcext:value-type="float">
            <text:p>2.762252</text:p>
          </table:table-cell>
          <table:table-cell office:value-type="float" office:value="1.575591" calcext:value-type="float">
            <text:p>1.575591</text:p>
          </table:table-cell>
          <table:table-cell office:value-type="float" office:value="1.758712" calcext:value-type="float">
            <text:p>1.758712</text:p>
          </table:table-cell>
          <table:table-cell office:value-type="float" office:value="17.12678" calcext:value-type="float">
            <text:p>17.12678</text:p>
          </table:table-cell>
          <table:table-cell office:value-type="float" office:value="0" calcext:value-type="float">
            <text:p>0</text:p>
          </table:table-cell>
          <table:table-cell office:value-type="float" office:value="-0.2690259" calcext:value-type="float">
            <text:p>-0.26902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8" calcext:value-type="float">
            <text:p>24011998</text:p>
          </table:table-cell>
          <table:table-cell office:value-type="float" office:value="22.17391" calcext:value-type="float">
            <text:p>22.17391</text:p>
          </table:table-cell>
          <table:table-cell office:value-type="float" office:value="496.8375" calcext:value-type="float">
            <text:p>496.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33975" calcext:value-type="float">
            <text:p>0.09233975</text:p>
          </table:table-cell>
          <table:table-cell office:value-type="float" office:value="8.215011" calcext:value-type="float">
            <text:p>8.215011</text:p>
          </table:table-cell>
          <table:table-cell office:value-type="float" office:value="0" calcext:value-type="float">
            <text:p>0</text:p>
          </table:table-cell>
          <table:table-cell office:value-type="float" office:value="0.03387212" calcext:value-type="float">
            <text:p>0.03387212</text:p>
          </table:table-cell>
          <table:table-cell office:value-type="float" office:value="0" calcext:value-type="float">
            <text:p>0</text:p>
          </table:table-cell>
          <table:table-cell office:value-type="float" office:value="0.927538" calcext:value-type="float">
            <text:p>0.927538</text:p>
          </table:table-cell>
          <table:table-cell office:value-type="float" office:value="-0.01960896" calcext:value-type="float">
            <text:p>-0.01960896</text:p>
          </table:table-cell>
          <table:table-cell office:value-type="float" office:value="0.0000004181668" calcext:value-type="float">
            <text:p>4.181668E-07</text:p>
          </table:table-cell>
          <table:table-cell office:value-type="float" office:value="0.002938435" calcext:value-type="float">
            <text:p>0.002938435</text:p>
          </table:table-cell>
          <table:table-cell office:value-type="float" office:value="28.03345" calcext:value-type="float">
            <text:p>28.03345</text:p>
          </table:table-cell>
          <table:table-cell office:value-type="float" office:value="0.02265664" calcext:value-type="float">
            <text:p>0.02265664</text:p>
          </table:table-cell>
          <table:table-cell office:value-type="float" office:value="0.0752469" calcext:value-type="float">
            <text:p>0.0752469</text:p>
          </table:table-cell>
          <table:table-cell office:value-type="float" office:value="0.06991182" calcext:value-type="float">
            <text:p>0.06991182</text:p>
          </table:table-cell>
          <table:table-cell office:value-type="float" office:value="0.06276843" calcext:value-type="float">
            <text:p>0.06276843</text:p>
          </table:table-cell>
          <table:table-cell office:value-type="float" office:value="0.03801725" calcext:value-type="float">
            <text:p>0.03801725</text:p>
          </table:table-cell>
          <table:table-cell office:value-type="float" office:value="0.03408973" calcext:value-type="float">
            <text:p>0.03408973</text:p>
          </table:table-cell>
          <table:table-cell office:value-type="float" office:value="0.04034809" calcext:value-type="float">
            <text:p>0.04034809</text:p>
          </table:table-cell>
          <table:table-cell office:value-type="float" office:value="0.03607047" calcext:value-type="float">
            <text:p>0.03607047</text:p>
          </table:table-cell>
          <table:table-cell office:value-type="float" office:value="0.03066129" calcext:value-type="float">
            <text:p>0.03066129</text:p>
          </table:table-cell>
          <table:table-cell office:value-type="float" office:value="4.637531" calcext:value-type="float">
            <text:p>4.637531</text:p>
          </table:table-cell>
          <table:table-cell office:value-type="float" office:value="8.362263" calcext:value-type="float">
            <text:p>8.362263</text:p>
          </table:table-cell>
          <table:table-cell office:value-type="float" office:value="6.745669" calcext:value-type="float">
            <text:p>6.745669</text:p>
          </table:table-cell>
          <table:table-cell office:value-type="float" office:value="4.191643" calcext:value-type="float">
            <text:p>4.191643</text:p>
          </table:table-cell>
          <table:table-cell office:value-type="float" office:value="2.860258" calcext:value-type="float">
            <text:p>2.860258</text:p>
          </table:table-cell>
          <table:table-cell office:value-type="float" office:value="1.611065" calcext:value-type="float">
            <text:p>1.611065</text:p>
          </table:table-cell>
          <table:table-cell office:value-type="float" office:value="1.768259" calcext:value-type="float">
            <text:p>1.768259</text:p>
          </table:table-cell>
          <table:table-cell office:value-type="float" office:value="16.47787" calcext:value-type="float">
            <text:p>16.47787</text:p>
          </table:table-cell>
          <table:table-cell office:value-type="float" office:value="0" calcext:value-type="float">
            <text:p>0</text:p>
          </table:table-cell>
          <table:table-cell office:value-type="float" office:value="-0.2691174" calcext:value-type="float">
            <text:p>-0.26911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8" calcext:value-type="float">
            <text:p>25011998</text:p>
          </table:table-cell>
          <table:table-cell office:value-type="float" office:value="22.16746" calcext:value-type="float">
            <text:p>22.16746</text:p>
          </table:table-cell>
          <table:table-cell office:value-type="float" office:value="496.7741" calcext:value-type="float">
            <text:p>496.7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73705" calcext:value-type="float">
            <text:p>0.09173705</text:p>
          </table:table-cell>
          <table:table-cell office:value-type="float" office:value="8.266772" calcext:value-type="float">
            <text:p>8.266772</text:p>
          </table:table-cell>
          <table:table-cell office:value-type="float" office:value="0" calcext:value-type="float">
            <text:p>0</text:p>
          </table:table-cell>
          <table:table-cell office:value-type="float" office:value="0.03398383" calcext:value-type="float">
            <text:p>0.03398383</text:p>
          </table:table-cell>
          <table:table-cell office:value-type="float" office:value="0" calcext:value-type="float">
            <text:p>0</text:p>
          </table:table-cell>
          <table:table-cell office:value-type="float" office:value="0.9387598" calcext:value-type="float">
            <text:p>0.9387598</text:p>
          </table:table-cell>
          <table:table-cell office:value-type="float" office:value="-0.01963769" calcext:value-type="float">
            <text:p>-0.01963769</text:p>
          </table:table-cell>
          <table:table-cell office:value-type="float" office:value="0.0000003560936" calcext:value-type="float">
            <text:p>3.560936E-07</text:p>
          </table:table-cell>
          <table:table-cell office:value-type="float" office:value="0.00311997" calcext:value-type="float">
            <text:p>0.00311997</text:p>
          </table:table-cell>
          <table:table-cell office:value-type="float" office:value="28.21717" calcext:value-type="float">
            <text:p>28.21717</text:p>
          </table:table-cell>
          <table:table-cell office:value-type="float" office:value="0.02226639" calcext:value-type="float">
            <text:p>0.02226639</text:p>
          </table:table-cell>
          <table:table-cell office:value-type="float" office:value="0.07496564" calcext:value-type="float">
            <text:p>0.07496564</text:p>
          </table:table-cell>
          <table:table-cell office:value-type="float" office:value="0.06963969" calcext:value-type="float">
            <text:p>0.06963969</text:p>
          </table:table-cell>
          <table:table-cell office:value-type="float" office:value="0.06244334" calcext:value-type="float">
            <text:p>0.06244334</text:p>
          </table:table-cell>
          <table:table-cell office:value-type="float" office:value="0.03802375" calcext:value-type="float">
            <text:p>0.03802375</text:p>
          </table:table-cell>
          <table:table-cell office:value-type="float" office:value="0.03410244" calcext:value-type="float">
            <text:p>0.03410244</text:p>
          </table:table-cell>
          <table:table-cell office:value-type="float" office:value="0.0402523" calcext:value-type="float">
            <text:p>0.0402523</text:p>
          </table:table-cell>
          <table:table-cell office:value-type="float" office:value="0.03586579" calcext:value-type="float">
            <text:p>0.03586579</text:p>
          </table:table-cell>
          <table:table-cell office:value-type="float" office:value="0.030135" calcext:value-type="float">
            <text:p>0.030135</text:p>
          </table:table-cell>
          <table:table-cell office:value-type="float" office:value="4.695808" calcext:value-type="float">
            <text:p>4.695808</text:p>
          </table:table-cell>
          <table:table-cell office:value-type="float" office:value="8.636667" calcext:value-type="float">
            <text:p>8.636667</text:p>
          </table:table-cell>
          <table:table-cell office:value-type="float" office:value="6.999359" calcext:value-type="float">
            <text:p>6.999359</text:p>
          </table:table-cell>
          <table:table-cell office:value-type="float" office:value="4.34922" calcext:value-type="float">
            <text:p>4.34922</text:p>
          </table:table-cell>
          <table:table-cell office:value-type="float" office:value="2.95695" calcext:value-type="float">
            <text:p>2.95695</text:p>
          </table:table-cell>
          <table:table-cell office:value-type="float" office:value="1.646236" calcext:value-type="float">
            <text:p>1.646236</text:p>
          </table:table-cell>
          <table:table-cell office:value-type="float" office:value="1.77782" calcext:value-type="float">
            <text:p>1.77782</text:p>
          </table:table-cell>
          <table:table-cell office:value-type="float" office:value="15.86615" calcext:value-type="float">
            <text:p>15.86615</text:p>
          </table:table-cell>
          <table:table-cell office:value-type="float" office:value="0" calcext:value-type="float">
            <text:p>0</text:p>
          </table:table-cell>
          <table:table-cell office:value-type="float" office:value="-0.2692087" calcext:value-type="float">
            <text:p>-0.26920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8" calcext:value-type="float">
            <text:p>26011998</text:p>
          </table:table-cell>
          <table:table-cell office:value-type="float" office:value="22.16014" calcext:value-type="float">
            <text:p>22.16014</text:p>
          </table:table-cell>
          <table:table-cell office:value-type="float" office:value="496.7123" calcext:value-type="float">
            <text:p>496.7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17536" calcext:value-type="float">
            <text:p>0.09117536</text:p>
          </table:table-cell>
          <table:table-cell office:value-type="float" office:value="8.318435" calcext:value-type="float">
            <text:p>8.318435</text:p>
          </table:table-cell>
          <table:table-cell office:value-type="float" office:value="0" calcext:value-type="float">
            <text:p>0</text:p>
          </table:table-cell>
          <table:table-cell office:value-type="float" office:value="0.03409212" calcext:value-type="float">
            <text:p>0.03409212</text:p>
          </table:table-cell>
          <table:table-cell office:value-type="float" office:value="0" calcext:value-type="float">
            <text:p>0</text:p>
          </table:table-cell>
          <table:table-cell office:value-type="float" office:value="0.9491608" calcext:value-type="float">
            <text:p>0.9491608</text:p>
          </table:table-cell>
          <table:table-cell office:value-type="float" office:value="-0.01967146" calcext:value-type="float">
            <text:p>-0.01967146</text:p>
          </table:table-cell>
          <table:table-cell office:value-type="float" office:value="-0.000005421559" calcext:value-type="float">
            <text:p>-5.421559E-06</text:p>
          </table:table-cell>
          <table:table-cell office:value-type="float" office:value="0.003324561" calcext:value-type="float">
            <text:p>0.003324561</text:p>
          </table:table-cell>
          <table:table-cell office:value-type="float" office:value="28.39292" calcext:value-type="float">
            <text:p>28.39292</text:p>
          </table:table-cell>
          <table:table-cell office:value-type="float" office:value="0.02196432" calcext:value-type="float">
            <text:p>0.02196432</text:p>
          </table:table-cell>
          <table:table-cell office:value-type="float" office:value="0.07468705" calcext:value-type="float">
            <text:p>0.07468705</text:p>
          </table:table-cell>
          <table:table-cell office:value-type="float" office:value="0.06937703" calcext:value-type="float">
            <text:p>0.06937703</text:p>
          </table:table-cell>
          <table:table-cell office:value-type="float" office:value="0.06219446" calcext:value-type="float">
            <text:p>0.06219446</text:p>
          </table:table-cell>
          <table:table-cell office:value-type="float" office:value="0.03807449" calcext:value-type="float">
            <text:p>0.03807449</text:p>
          </table:table-cell>
          <table:table-cell office:value-type="float" office:value="0.03415611" calcext:value-type="float">
            <text:p>0.03415611</text:p>
          </table:table-cell>
          <table:table-cell office:value-type="float" office:value="0.0401732" calcext:value-type="float">
            <text:p>0.0401732</text:p>
          </table:table-cell>
          <table:table-cell office:value-type="float" office:value="0.03569255" calcext:value-type="float">
            <text:p>0.03569255</text:p>
          </table:table-cell>
          <table:table-cell office:value-type="float" office:value="0.0296441" calcext:value-type="float">
            <text:p>0.0296441</text:p>
          </table:table-cell>
          <table:table-cell office:value-type="float" office:value="4.753107" calcext:value-type="float">
            <text:p>4.753107</text:p>
          </table:table-cell>
          <table:table-cell office:value-type="float" office:value="8.905209" calcext:value-type="float">
            <text:p>8.905209</text:p>
          </table:table-cell>
          <table:table-cell office:value-type="float" office:value="7.25" calcext:value-type="float">
            <text:p>7.25</text:p>
          </table:table-cell>
          <table:table-cell office:value-type="float" office:value="4.506281" calcext:value-type="float">
            <text:p>4.506281</text:p>
          </table:table-cell>
          <table:table-cell office:value-type="float" office:value="3.053094" calcext:value-type="float">
            <text:p>3.053094</text:p>
          </table:table-cell>
          <table:table-cell office:value-type="float" office:value="1.681324" calcext:value-type="float">
            <text:p>1.681324</text:p>
          </table:table-cell>
          <table:table-cell office:value-type="float" office:value="1.78754" calcext:value-type="float">
            <text:p>1.78754</text:p>
          </table:table-cell>
          <table:table-cell office:value-type="float" office:value="15.29884" calcext:value-type="float">
            <text:p>15.29884</text:p>
          </table:table-cell>
          <table:table-cell office:value-type="float" office:value="0" calcext:value-type="float">
            <text:p>0</text:p>
          </table:table-cell>
          <table:table-cell office:value-type="float" office:value="-0.2692945" calcext:value-type="float">
            <text:p>-0.26929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8" calcext:value-type="float">
            <text:p>27011998</text:p>
          </table:table-cell>
          <table:table-cell office:value-type="float" office:value="22.15234" calcext:value-type="float">
            <text:p>22.15234</text:p>
          </table:table-cell>
          <table:table-cell office:value-type="float" office:value="496.6516" calcext:value-type="float">
            <text:p>496.6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62593" calcext:value-type="float">
            <text:p>0.09062593</text:p>
          </table:table-cell>
          <table:table-cell office:value-type="float" office:value="8.369817" calcext:value-type="float">
            <text:p>8.369817</text:p>
          </table:table-cell>
          <table:table-cell office:value-type="float" office:value="0" calcext:value-type="float">
            <text:p>0</text:p>
          </table:table-cell>
          <table:table-cell office:value-type="float" office:value="0.03419782" calcext:value-type="float">
            <text:p>0.03419782</text:p>
          </table:table-cell>
          <table:table-cell office:value-type="float" office:value="0" calcext:value-type="float">
            <text:p>0</text:p>
          </table:table-cell>
          <table:table-cell office:value-type="float" office:value="0.9588903" calcext:value-type="float">
            <text:p>0.9588903</text:p>
          </table:table-cell>
          <table:table-cell office:value-type="float" office:value="-0.01969966" calcext:value-type="float">
            <text:p>-0.01969966</text:p>
          </table:table-cell>
          <table:table-cell office:value-type="float" office:value="-0.00001176409" calcext:value-type="float">
            <text:p>-1.176409E-05</text:p>
          </table:table-cell>
          <table:table-cell office:value-type="float" office:value="0.003544923" calcext:value-type="float">
            <text:p>0.003544923</text:p>
          </table:table-cell>
          <table:table-cell office:value-type="float" office:value="28.55575" calcext:value-type="float">
            <text:p>28.55575</text:p>
          </table:table-cell>
          <table:table-cell office:value-type="float" office:value="0.02163119" calcext:value-type="float">
            <text:p>0.02163119</text:p>
          </table:table-cell>
          <table:table-cell office:value-type="float" office:value="0.07449754" calcext:value-type="float">
            <text:p>0.07449754</text:p>
          </table:table-cell>
          <table:table-cell office:value-type="float" office:value="0.06914908" calcext:value-type="float">
            <text:p>0.06914908</text:p>
          </table:table-cell>
          <table:table-cell office:value-type="float" office:value="0.06192412" calcext:value-type="float">
            <text:p>0.06192412</text:p>
          </table:table-cell>
          <table:table-cell office:value-type="float" office:value="0.03811174" calcext:value-type="float">
            <text:p>0.03811174</text:p>
          </table:table-cell>
          <table:table-cell office:value-type="float" office:value="0.03420135" calcext:value-type="float">
            <text:p>0.03420135</text:p>
          </table:table-cell>
          <table:table-cell office:value-type="float" office:value="0.04007702" calcext:value-type="float">
            <text:p>0.04007702</text:p>
          </table:table-cell>
          <table:table-cell office:value-type="float" office:value="0.03553504" calcext:value-type="float">
            <text:p>0.03553504</text:p>
          </table:table-cell>
          <table:table-cell office:value-type="float" office:value="0.02953927" calcext:value-type="float">
            <text:p>0.02953927</text:p>
          </table:table-cell>
          <table:table-cell office:value-type="float" office:value="4.808271" calcext:value-type="float">
            <text:p>4.808271</text:p>
          </table:table-cell>
          <table:table-cell office:value-type="float" office:value="9.166902" calcext:value-type="float">
            <text:p>9.166902</text:p>
          </table:table-cell>
          <table:table-cell office:value-type="float" office:value="7.496789" calcext:value-type="float">
            <text:p>7.496789</text:p>
          </table:table-cell>
          <table:table-cell office:value-type="float" office:value="4.662318" calcext:value-type="float">
            <text:p>4.662318</text:p>
          </table:table-cell>
          <table:table-cell office:value-type="float" office:value="3.148543" calcext:value-type="float">
            <text:p>3.148543</text:p>
          </table:table-cell>
          <table:table-cell office:value-type="float" office:value="1.716392" calcext:value-type="float">
            <text:p>1.716392</text:p>
          </table:table-cell>
          <table:table-cell office:value-type="float" office:value="1.797382" calcext:value-type="float">
            <text:p>1.797382</text:p>
          </table:table-cell>
          <table:table-cell office:value-type="float" office:value="14.7427" calcext:value-type="float">
            <text:p>14.7427</text:p>
          </table:table-cell>
          <table:table-cell office:value-type="float" office:value="0" calcext:value-type="float">
            <text:p>0</text:p>
          </table:table-cell>
          <table:table-cell office:value-type="float" office:value="-0.2693757" calcext:value-type="float">
            <text:p>-0.26937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8" calcext:value-type="float">
            <text:p>28011998</text:p>
          </table:table-cell>
          <table:table-cell office:value-type="float" office:value="22.14437" calcext:value-type="float">
            <text:p>22.14437</text:p>
          </table:table-cell>
          <table:table-cell office:value-type="float" office:value="496.5925" calcext:value-type="float">
            <text:p>496.5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07235" calcext:value-type="float">
            <text:p>0.09007235</text:p>
          </table:table-cell>
          <table:table-cell office:value-type="float" office:value="8.420494" calcext:value-type="float">
            <text:p>8.420494</text:p>
          </table:table-cell>
          <table:table-cell office:value-type="float" office:value="0" calcext:value-type="float">
            <text:p>0</text:p>
          </table:table-cell>
          <table:table-cell office:value-type="float" office:value="0.03430078" calcext:value-type="float">
            <text:p>0.03430078</text:p>
          </table:table-cell>
          <table:table-cell office:value-type="float" office:value="0" calcext:value-type="float">
            <text:p>0</text:p>
          </table:table-cell>
          <table:table-cell office:value-type="float" office:value="0.9680008" calcext:value-type="float">
            <text:p>0.9680008</text:p>
          </table:table-cell>
          <table:table-cell office:value-type="float" office:value="-0.01971931" calcext:value-type="float">
            <text:p>-0.01971931</text:p>
          </table:table-cell>
          <table:table-cell office:value-type="float" office:value="-0.00001280523" calcext:value-type="float">
            <text:p>-1.280523E-05</text:p>
          </table:table-cell>
          <table:table-cell office:value-type="float" office:value="0.003769789" calcext:value-type="float">
            <text:p>0.003769789</text:p>
          </table:table-cell>
          <table:table-cell office:value-type="float" office:value="28.70311" calcext:value-type="float">
            <text:p>28.70311</text:p>
          </table:table-cell>
          <table:table-cell office:value-type="float" office:value="0.02127615" calcext:value-type="float">
            <text:p>0.02127615</text:p>
          </table:table-cell>
          <table:table-cell office:value-type="float" office:value="0.07434432" calcext:value-type="float">
            <text:p>0.07434432</text:p>
          </table:table-cell>
          <table:table-cell office:value-type="float" office:value="0.06893418" calcext:value-type="float">
            <text:p>0.06893418</text:p>
          </table:table-cell>
          <table:table-cell office:value-type="float" office:value="0.06157136" calcext:value-type="float">
            <text:p>0.06157136</text:p>
          </table:table-cell>
          <table:table-cell office:value-type="float" office:value="0.03809842" calcext:value-type="float">
            <text:p>0.03809842</text:p>
          </table:table-cell>
          <table:table-cell office:value-type="float" office:value="0.0341985" calcext:value-type="float">
            <text:p>0.0341985</text:p>
          </table:table-cell>
          <table:table-cell office:value-type="float" office:value="0.03998794" calcext:value-type="float">
            <text:p>0.03998794</text:p>
          </table:table-cell>
          <table:table-cell office:value-type="float" office:value="0.03538431" calcext:value-type="float">
            <text:p>0.03538431</text:p>
          </table:table-cell>
          <table:table-cell office:value-type="float" office:value="0.02961383" calcext:value-type="float">
            <text:p>0.02961383</text:p>
          </table:table-cell>
          <table:table-cell office:value-type="float" office:value="4.85939" calcext:value-type="float">
            <text:p>4.85939</text:p>
          </table:table-cell>
          <table:table-cell office:value-type="float" office:value="9.419551" calcext:value-type="float">
            <text:p>9.419551</text:p>
          </table:table-cell>
          <table:table-cell office:value-type="float" office:value="7.737842" calcext:value-type="float">
            <text:p>7.737842</text:p>
          </table:table-cell>
          <table:table-cell office:value-type="float" office:value="4.816751" calcext:value-type="float">
            <text:p>4.816751</text:p>
          </table:table-cell>
          <table:table-cell office:value-type="float" office:value="3.24284" calcext:value-type="float">
            <text:p>3.24284</text:p>
          </table:table-cell>
          <table:table-cell office:value-type="float" office:value="1.751336" calcext:value-type="float">
            <text:p>1.751336</text:p>
          </table:table-cell>
          <table:table-cell office:value-type="float" office:value="1.807289" calcext:value-type="float">
            <text:p>1.807289</text:p>
          </table:table-cell>
          <table:table-cell office:value-type="float" office:value="14.18235" calcext:value-type="float">
            <text:p>14.18235</text:p>
          </table:table-cell>
          <table:table-cell office:value-type="float" office:value="0" calcext:value-type="float">
            <text:p>0</text:p>
          </table:table-cell>
          <table:table-cell office:value-type="float" office:value="-0.2694558" calcext:value-type="float">
            <text:p>-0.2694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22.136" calcext:value-type="float">
            <text:p>22.136</text:p>
          </table:table-cell>
          <table:table-cell office:value-type="float" office:value="496.5355" calcext:value-type="float">
            <text:p>496.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54392" calcext:value-type="float">
            <text:p>0.08954392</text:p>
          </table:table-cell>
          <table:table-cell office:value-type="float" office:value="8.470468" calcext:value-type="float">
            <text:p>8.470468</text:p>
          </table:table-cell>
          <table:table-cell office:value-type="float" office:value="0" calcext:value-type="float">
            <text:p>0</text:p>
          </table:table-cell>
          <table:table-cell office:value-type="float" office:value="0.03440156" calcext:value-type="float">
            <text:p>0.03440156</text:p>
          </table:table-cell>
          <table:table-cell office:value-type="float" office:value="0" calcext:value-type="float">
            <text:p>0</text:p>
          </table:table-cell>
          <table:table-cell office:value-type="float" office:value="0.9765304" calcext:value-type="float">
            <text:p>0.9765304</text:p>
          </table:table-cell>
          <table:table-cell office:value-type="float" office:value="-0.01973925" calcext:value-type="float">
            <text:p>-0.01973925</text:p>
          </table:table-cell>
          <table:table-cell office:value-type="float" office:value="-0.00001300039" calcext:value-type="float">
            <text:p>-1.300039E-05</text:p>
          </table:table-cell>
          <table:table-cell office:value-type="float" office:value="0.003991351" calcext:value-type="float">
            <text:p>0.003991351</text:p>
          </table:table-cell>
          <table:table-cell office:value-type="float" office:value="28.83941" calcext:value-type="float">
            <text:p>28.83941</text:p>
          </table:table-cell>
          <table:table-cell office:value-type="float" office:value="0.02099329" calcext:value-type="float">
            <text:p>0.02099329</text:p>
          </table:table-cell>
          <table:table-cell office:value-type="float" office:value="0.07409172" calcext:value-type="float">
            <text:p>0.07409172</text:p>
          </table:table-cell>
          <table:table-cell office:value-type="float" office:value="0.06867578" calcext:value-type="float">
            <text:p>0.06867578</text:p>
          </table:table-cell>
          <table:table-cell office:value-type="float" office:value="0.06122693" calcext:value-type="float">
            <text:p>0.06122693</text:p>
          </table:table-cell>
          <table:table-cell office:value-type="float" office:value="0.03809457" calcext:value-type="float">
            <text:p>0.03809457</text:p>
          </table:table-cell>
          <table:table-cell office:value-type="float" office:value="0.03420885" calcext:value-type="float">
            <text:p>0.03420885</text:p>
          </table:table-cell>
          <table:table-cell office:value-type="float" office:value="0.03994268" calcext:value-type="float">
            <text:p>0.03994268</text:p>
          </table:table-cell>
          <table:table-cell office:value-type="float" office:value="0.03525262" calcext:value-type="float">
            <text:p>0.03525262</text:p>
          </table:table-cell>
          <table:table-cell office:value-type="float" office:value="0.02945421" calcext:value-type="float">
            <text:p>0.02945421</text:p>
          </table:table-cell>
          <table:table-cell office:value-type="float" office:value="4.907649" calcext:value-type="float">
            <text:p>4.907649</text:p>
          </table:table-cell>
          <table:table-cell office:value-type="float" office:value="9.663999" calcext:value-type="float">
            <text:p>9.663999</text:p>
          </table:table-cell>
          <table:table-cell office:value-type="float" office:value="7.973332" calcext:value-type="float">
            <text:p>7.973332</text:p>
          </table:table-cell>
          <table:table-cell office:value-type="float" office:value="4.969323" calcext:value-type="float">
            <text:p>4.969323</text:p>
          </table:table-cell>
          <table:table-cell office:value-type="float" office:value="3.335758" calcext:value-type="float">
            <text:p>3.335758</text:p>
          </table:table-cell>
          <table:table-cell office:value-type="float" office:value="1.786048" calcext:value-type="float">
            <text:p>1.786048</text:p>
          </table:table-cell>
          <table:table-cell office:value-type="float" office:value="1.817182" calcext:value-type="float">
            <text:p>1.817182</text:p>
          </table:table-cell>
          <table:table-cell office:value-type="float" office:value="13.64882" calcext:value-type="float">
            <text:p>13.64882</text:p>
          </table:table-cell>
          <table:table-cell office:value-type="float" office:value="0" calcext:value-type="float">
            <text:p>0</text:p>
          </table:table-cell>
          <table:table-cell office:value-type="float" office:value="-0.2695342" calcext:value-type="float">
            <text:p>-0.26953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8" calcext:value-type="float">
            <text:p>30011998</text:p>
          </table:table-cell>
          <table:table-cell office:value-type="float" office:value="22.12698" calcext:value-type="float">
            <text:p>22.12698</text:p>
          </table:table-cell>
          <table:table-cell office:value-type="float" office:value="496.4801" calcext:value-type="float">
            <text:p>496.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01431" calcext:value-type="float">
            <text:p>0.08901431</text:p>
          </table:table-cell>
          <table:table-cell office:value-type="float" office:value="8.519699" calcext:value-type="float">
            <text:p>8.519699</text:p>
          </table:table-cell>
          <table:table-cell office:value-type="float" office:value="0" calcext:value-type="float">
            <text:p>0</text:p>
          </table:table-cell>
          <table:table-cell office:value-type="float" office:value="0.03450174" calcext:value-type="float">
            <text:p>0.03450174</text:p>
          </table:table-cell>
          <table:table-cell office:value-type="float" office:value="0" calcext:value-type="float">
            <text:p>0</text:p>
          </table:table-cell>
          <table:table-cell office:value-type="float" office:value="0.9848973" calcext:value-type="float">
            <text:p>0.9848973</text:p>
          </table:table-cell>
          <table:table-cell office:value-type="float" office:value="-0.01975718" calcext:value-type="float">
            <text:p>-0.01975718</text:p>
          </table:table-cell>
          <table:table-cell office:value-type="float" office:value="-0.00001127059" calcext:value-type="float">
            <text:p>-1.127059E-05</text:p>
          </table:table-cell>
          <table:table-cell office:value-type="float" office:value="0.004212628" calcext:value-type="float">
            <text:p>0.004212628</text:p>
          </table:table-cell>
          <table:table-cell office:value-type="float" office:value="28.96721" calcext:value-type="float">
            <text:p>28.96721</text:p>
          </table:table-cell>
          <table:table-cell office:value-type="float" office:value="0.02080127" calcext:value-type="float">
            <text:p>0.02080127</text:p>
          </table:table-cell>
          <table:table-cell office:value-type="float" office:value="0.07354086" calcext:value-type="float">
            <text:p>0.07354086</text:p>
          </table:table-cell>
          <table:table-cell office:value-type="float" office:value="0.06818406" calcext:value-type="float">
            <text:p>0.06818406</text:p>
          </table:table-cell>
          <table:table-cell office:value-type="float" office:value="0.06078272" calcext:value-type="float">
            <text:p>0.06078272</text:p>
          </table:table-cell>
          <table:table-cell office:value-type="float" office:value="0.03803283" calcext:value-type="float">
            <text:p>0.03803283</text:p>
          </table:table-cell>
          <table:table-cell office:value-type="float" office:value="0.03417545" calcext:value-type="float">
            <text:p>0.03417545</text:p>
          </table:table-cell>
          <table:table-cell office:value-type="float" office:value="0.03990081" calcext:value-type="float">
            <text:p>0.03990081</text:p>
          </table:table-cell>
          <table:table-cell office:value-type="float" office:value="0.03513776" calcext:value-type="float">
            <text:p>0.03513776</text:p>
          </table:table-cell>
          <table:table-cell office:value-type="float" office:value="0.02904714" calcext:value-type="float">
            <text:p>0.02904714</text:p>
          </table:table-cell>
          <table:table-cell office:value-type="float" office:value="4.95312" calcext:value-type="float">
            <text:p>4.95312</text:p>
          </table:table-cell>
          <table:table-cell office:value-type="float" office:value="9.899232" calcext:value-type="float">
            <text:p>9.899232</text:p>
          </table:table-cell>
          <table:table-cell office:value-type="float" office:value="8.203073" calcext:value-type="float">
            <text:p>8.203073</text:p>
          </table:table-cell>
          <table:table-cell office:value-type="float" office:value="5.120527" calcext:value-type="float">
            <text:p>5.120527</text:p>
          </table:table-cell>
          <table:table-cell office:value-type="float" office:value="3.427732" calcext:value-type="float">
            <text:p>3.427732</text:p>
          </table:table-cell>
          <table:table-cell office:value-type="float" office:value="1.820628" calcext:value-type="float">
            <text:p>1.820628</text:p>
          </table:table-cell>
          <table:table-cell office:value-type="float" office:value="1.827034" calcext:value-type="float">
            <text:p>1.827034</text:p>
          </table:table-cell>
          <table:table-cell office:value-type="float" office:value="13.15973" calcext:value-type="float">
            <text:p>13.15973</text:p>
          </table:table-cell>
          <table:table-cell office:value-type="float" office:value="0" calcext:value-type="float">
            <text:p>0</text:p>
          </table:table-cell>
          <table:table-cell office:value-type="float" office:value="-0.2696121" calcext:value-type="float">
            <text:p>-0.2696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8" calcext:value-type="float">
            <text:p>31011998</text:p>
          </table:table-cell>
          <table:table-cell office:value-type="float" office:value="22.11688" calcext:value-type="float">
            <text:p>22.11688</text:p>
          </table:table-cell>
          <table:table-cell office:value-type="float" office:value="496.4264" calcext:value-type="float">
            <text:p>496.4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47906" calcext:value-type="float">
            <text:p>0.08847906</text:p>
          </table:table-cell>
          <table:table-cell office:value-type="float" office:value="8.569082" calcext:value-type="float">
            <text:p>8.569082</text:p>
          </table:table-cell>
          <table:table-cell office:value-type="float" office:value="0" calcext:value-type="float">
            <text:p>0</text:p>
          </table:table-cell>
          <table:table-cell office:value-type="float" office:value="0.03460025" calcext:value-type="float">
            <text:p>0.03460025</text:p>
          </table:table-cell>
          <table:table-cell office:value-type="float" office:value="0" calcext:value-type="float">
            <text:p>0</text:p>
          </table:table-cell>
          <table:table-cell office:value-type="float" office:value="0.9927483" calcext:value-type="float">
            <text:p>0.9927483</text:p>
          </table:table-cell>
          <table:table-cell office:value-type="float" office:value="-0.01977547" calcext:value-type="float">
            <text:p>-0.01977547</text:p>
          </table:table-cell>
          <table:table-cell office:value-type="float" office:value="-0.0000100478" calcext:value-type="float">
            <text:p>-1.00478E-05</text:p>
          </table:table-cell>
          <table:table-cell office:value-type="float" office:value="0.004442127" calcext:value-type="float">
            <text:p>0.004442127</text:p>
          </table:table-cell>
          <table:table-cell office:value-type="float" office:value="29.09047" calcext:value-type="float">
            <text:p>29.09047</text:p>
          </table:table-cell>
          <table:table-cell office:value-type="float" office:value="0.02075869" calcext:value-type="float">
            <text:p>0.02075869</text:p>
          </table:table-cell>
          <table:table-cell office:value-type="float" office:value="0.07256597" calcext:value-type="float">
            <text:p>0.07256597</text:p>
          </table:table-cell>
          <table:table-cell office:value-type="float" office:value="0.06735687" calcext:value-type="float">
            <text:p>0.06735687</text:p>
          </table:table-cell>
          <table:table-cell office:value-type="float" office:value="0.0602292" calcext:value-type="float">
            <text:p>0.0602292</text:p>
          </table:table-cell>
          <table:table-cell office:value-type="float" office:value="0.03789698" calcext:value-type="float">
            <text:p>0.03789698</text:p>
          </table:table-cell>
          <table:table-cell office:value-type="float" office:value="0.03408717" calcext:value-type="float">
            <text:p>0.03408717</text:p>
          </table:table-cell>
          <table:table-cell office:value-type="float" office:value="0.03983745" calcext:value-type="float">
            <text:p>0.03983745</text:p>
          </table:table-cell>
          <table:table-cell office:value-type="float" office:value="0.03503117" calcext:value-type="float">
            <text:p>0.03503117</text:p>
          </table:table-cell>
          <table:table-cell office:value-type="float" office:value="0.02824883" calcext:value-type="float">
            <text:p>0.02824883</text:p>
          </table:table-cell>
          <table:table-cell office:value-type="float" office:value="5.001565" calcext:value-type="float">
            <text:p>5.001565</text:p>
          </table:table-cell>
          <table:table-cell office:value-type="float" office:value="10.13261" calcext:value-type="float">
            <text:p>10.13261</text:p>
          </table:table-cell>
          <table:table-cell office:value-type="float" office:value="8.43206" calcext:value-type="float">
            <text:p>8.43206</text:p>
          </table:table-cell>
          <table:table-cell office:value-type="float" office:value="5.270023" calcext:value-type="float">
            <text:p>5.270023</text:p>
          </table:table-cell>
          <table:table-cell office:value-type="float" office:value="3.519496" calcext:value-type="float">
            <text:p>3.519496</text:p>
          </table:table-cell>
          <table:table-cell office:value-type="float" office:value="1.855213" calcext:value-type="float">
            <text:p>1.855213</text:p>
          </table:table-cell>
          <table:table-cell office:value-type="float" office:value="1.836855" calcext:value-type="float">
            <text:p>1.836855</text:p>
          </table:table-cell>
          <table:table-cell office:value-type="float" office:value="12.74221" calcext:value-type="float">
            <text:p>12.74221</text:p>
          </table:table-cell>
          <table:table-cell office:value-type="float" office:value="0" calcext:value-type="float">
            <text:p>0</text:p>
          </table:table-cell>
          <table:table-cell office:value-type="float" office:value="-0.2696874" calcext:value-type="float">
            <text:p>-0.26968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8" calcext:value-type="float">
            <text:p>1021998</text:p>
          </table:table-cell>
          <table:table-cell office:value-type="float" office:value="22.1057" calcext:value-type="float">
            <text:p>22.1057</text:p>
          </table:table-cell>
          <table:table-cell office:value-type="float" office:value="496.3732" calcext:value-type="float">
            <text:p>496.3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94254" calcext:value-type="float">
            <text:p>0.08794254</text:p>
          </table:table-cell>
          <table:table-cell office:value-type="float" office:value="8.620737" calcext:value-type="float">
            <text:p>8.620737</text:p>
          </table:table-cell>
          <table:table-cell office:value-type="float" office:value="0" calcext:value-type="float">
            <text:p>0</text:p>
          </table:table-cell>
          <table:table-cell office:value-type="float" office:value="0.03469618" calcext:value-type="float">
            <text:p>0.03469618</text:p>
          </table:table-cell>
          <table:table-cell office:value-type="float" office:value="0" calcext:value-type="float">
            <text:p>0</text:p>
          </table:table-cell>
          <table:table-cell office:value-type="float" office:value="0.9983884" calcext:value-type="float">
            <text:p>0.9983884</text:p>
          </table:table-cell>
          <table:table-cell office:value-type="float" office:value="-0.0197927" calcext:value-type="float">
            <text:p>-0.0197927</text:p>
          </table:table-cell>
          <table:table-cell office:value-type="float" office:value="-0.000008620847" calcext:value-type="float">
            <text:p>-8.620847E-06</text:p>
          </table:table-cell>
          <table:table-cell office:value-type="float" office:value="0.004679527" calcext:value-type="float">
            <text:p>0.004679527</text:p>
          </table:table-cell>
          <table:table-cell office:value-type="float" office:value="29.20798" calcext:value-type="float">
            <text:p>29.20798</text:p>
          </table:table-cell>
          <table:table-cell office:value-type="float" office:value="0.02074563" calcext:value-type="float">
            <text:p>0.02074563</text:p>
          </table:table-cell>
          <table:table-cell office:value-type="float" office:value="0.07148146" calcext:value-type="float">
            <text:p>0.07148146</text:p>
          </table:table-cell>
          <table:table-cell office:value-type="float" office:value="0.06638409" calcext:value-type="float">
            <text:p>0.06638409</text:p>
          </table:table-cell>
          <table:table-cell office:value-type="float" office:value="0.05959849" calcext:value-type="float">
            <text:p>0.05959849</text:p>
          </table:table-cell>
          <table:table-cell office:value-type="float" office:value="0.03769353" calcext:value-type="float">
            <text:p>0.03769353</text:p>
          </table:table-cell>
          <table:table-cell office:value-type="float" office:value="0.03393495" calcext:value-type="float">
            <text:p>0.03393495</text:p>
          </table:table-cell>
          <table:table-cell office:value-type="float" office:value="0.03971736" calcext:value-type="float">
            <text:p>0.03971736</text:p>
          </table:table-cell>
          <table:table-cell office:value-type="float" office:value="0.03491836" calcext:value-type="float">
            <text:p>0.03491836</text:p>
          </table:table-cell>
          <table:table-cell office:value-type="float" office:value="0.02760565" calcext:value-type="float">
            <text:p>0.02760565</text:p>
          </table:table-cell>
          <table:table-cell office:value-type="float" office:value="5.054792" calcext:value-type="float">
            <text:p>5.054792</text:p>
          </table:table-cell>
          <table:table-cell office:value-type="float" office:value="10.36737" calcext:value-type="float">
            <text:p>10.36737</text:p>
          </table:table-cell>
          <table:table-cell office:value-type="float" office:value="8.663022" calcext:value-type="float">
            <text:p>8.663022</text:p>
          </table:table-cell>
          <table:table-cell office:value-type="float" office:value="5.420719" calcext:value-type="float">
            <text:p>5.420719</text:p>
          </table:table-cell>
          <table:table-cell office:value-type="float" office:value="3.611804" calcext:value-type="float">
            <text:p>3.611804</text:p>
          </table:table-cell>
          <table:table-cell office:value-type="float" office:value="1.890008" calcext:value-type="float">
            <text:p>1.890008</text:p>
          </table:table-cell>
          <table:table-cell office:value-type="float" office:value="1.84669" calcext:value-type="float">
            <text:p>1.84669</text:p>
          </table:table-cell>
          <table:table-cell office:value-type="float" office:value="12.38045" calcext:value-type="float">
            <text:p>12.38045</text:p>
          </table:table-cell>
          <table:table-cell office:value-type="float" office:value="0" calcext:value-type="float">
            <text:p>0</text:p>
          </table:table-cell>
          <table:table-cell office:value-type="float" office:value="-0.2697617" calcext:value-type="float">
            <text:p>-0.26976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8" calcext:value-type="float">
            <text:p>2021998</text:p>
          </table:table-cell>
          <table:table-cell office:value-type="float" office:value="22.09367" calcext:value-type="float">
            <text:p>22.09367</text:p>
          </table:table-cell>
          <table:table-cell office:value-type="float" office:value="496.3212" calcext:value-type="float">
            <text:p>496.3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41863" calcext:value-type="float">
            <text:p>0.08741863</text:p>
          </table:table-cell>
          <table:table-cell office:value-type="float" office:value="8.673473" calcext:value-type="float">
            <text:p>8.673473</text:p>
          </table:table-cell>
          <table:table-cell office:value-type="float" office:value="0" calcext:value-type="float">
            <text:p>0</text:p>
          </table:table-cell>
          <table:table-cell office:value-type="float" office:value="0.03479058" calcext:value-type="float">
            <text:p>0.03479058</text:p>
          </table:table-cell>
          <table:table-cell office:value-type="float" office:value="0" calcext:value-type="float">
            <text:p>0</text:p>
          </table:table-cell>
          <table:table-cell office:value-type="float" office:value="1.002926" calcext:value-type="float">
            <text:p>1.002926</text:p>
          </table:table-cell>
          <table:table-cell office:value-type="float" office:value="-0.01980984" calcext:value-type="float">
            <text:p>-0.01980984</text:p>
          </table:table-cell>
          <table:table-cell office:value-type="float" office:value="-0.000007393282" calcext:value-type="float">
            <text:p>-7.393282E-06</text:p>
          </table:table-cell>
          <table:table-cell office:value-type="float" office:value="0.00491923" calcext:value-type="float">
            <text:p>0.00491923</text:p>
          </table:table-cell>
          <table:table-cell office:value-type="float" office:value="29.31752" calcext:value-type="float">
            <text:p>29.31752</text:p>
          </table:table-cell>
          <table:table-cell office:value-type="float" office:value="0.02072747" calcext:value-type="float">
            <text:p>0.02072747</text:p>
          </table:table-cell>
          <table:table-cell office:value-type="float" office:value="0.07044099" calcext:value-type="float">
            <text:p>0.07044099</text:p>
          </table:table-cell>
          <table:table-cell office:value-type="float" office:value="0.06542798" calcext:value-type="float">
            <text:p>0.06542798</text:p>
          </table:table-cell>
          <table:table-cell office:value-type="float" office:value="0.05896523" calcext:value-type="float">
            <text:p>0.05896523</text:p>
          </table:table-cell>
          <table:table-cell office:value-type="float" office:value="0.03747393" calcext:value-type="float">
            <text:p>0.03747393</text:p>
          </table:table-cell>
          <table:table-cell office:value-type="float" office:value="0.03376212" calcext:value-type="float">
            <text:p>0.03376212</text:p>
          </table:table-cell>
          <table:table-cell office:value-type="float" office:value="0.03955561" calcext:value-type="float">
            <text:p>0.03955561</text:p>
          </table:table-cell>
          <table:table-cell office:value-type="float" office:value="0.0347914" calcext:value-type="float">
            <text:p>0.0347914</text:p>
          </table:table-cell>
          <table:table-cell office:value-type="float" office:value="0.02711947" calcext:value-type="float">
            <text:p>0.02711947</text:p>
          </table:table-cell>
          <table:table-cell office:value-type="float" office:value="5.109552" calcext:value-type="float">
            <text:p>5.109552</text:p>
          </table:table-cell>
          <table:table-cell office:value-type="float" office:value="10.59969" calcext:value-type="float">
            <text:p>10.59969</text:p>
          </table:table-cell>
          <table:table-cell office:value-type="float" office:value="8.893893" calcext:value-type="float">
            <text:p>8.893893</text:p>
          </table:table-cell>
          <table:table-cell office:value-type="float" office:value="5.572248" calcext:value-type="float">
            <text:p>5.572248</text:p>
          </table:table-cell>
          <table:table-cell office:value-type="float" office:value="3.704692" calcext:value-type="float">
            <text:p>3.704692</text:p>
          </table:table-cell>
          <table:table-cell office:value-type="float" office:value="1.92505" calcext:value-type="float">
            <text:p>1.92505</text:p>
          </table:table-cell>
          <table:table-cell office:value-type="float" office:value="1.856568" calcext:value-type="float">
            <text:p>1.856568</text:p>
          </table:table-cell>
          <table:table-cell office:value-type="float" office:value="12.05426" calcext:value-type="float">
            <text:p>12.05426</text:p>
          </table:table-cell>
          <table:table-cell office:value-type="float" office:value="0" calcext:value-type="float">
            <text:p>0</text:p>
          </table:table-cell>
          <table:table-cell office:value-type="float" office:value="-0.2698349" calcext:value-type="float">
            <text:p>-0.26983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8" calcext:value-type="float">
            <text:p>3021998</text:p>
          </table:table-cell>
          <table:table-cell office:value-type="float" office:value="22.08084" calcext:value-type="float">
            <text:p>22.08084</text:p>
          </table:table-cell>
          <table:table-cell office:value-type="float" office:value="496.2699" calcext:value-type="float">
            <text:p>496.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90363" calcext:value-type="float">
            <text:p>0.08690363</text:p>
          </table:table-cell>
          <table:table-cell office:value-type="float" office:value="8.726458" calcext:value-type="float">
            <text:p>8.726458</text:p>
          </table:table-cell>
          <table:table-cell office:value-type="float" office:value="0" calcext:value-type="float">
            <text:p>0</text:p>
          </table:table-cell>
          <table:table-cell office:value-type="float" office:value="0.0348839" calcext:value-type="float">
            <text:p>0.0348839</text:p>
          </table:table-cell>
          <table:table-cell office:value-type="float" office:value="0" calcext:value-type="float">
            <text:p>0</text:p>
          </table:table-cell>
          <table:table-cell office:value-type="float" office:value="1.007145" calcext:value-type="float">
            <text:p>1.007145</text:p>
          </table:table-cell>
          <table:table-cell office:value-type="float" office:value="-0.01982499" calcext:value-type="float">
            <text:p>-0.01982499</text:p>
          </table:table-cell>
          <table:table-cell office:value-type="float" office:value="-0.00000579296" calcext:value-type="float">
            <text:p>-5.79296E-06</text:p>
          </table:table-cell>
          <table:table-cell office:value-type="float" office:value="0.005158858" calcext:value-type="float">
            <text:p>0.005158858</text:p>
          </table:table-cell>
          <table:table-cell office:value-type="float" office:value="29.41866" calcext:value-type="float">
            <text:p>29.41866</text:p>
          </table:table-cell>
          <table:table-cell office:value-type="float" office:value="0.02071074" calcext:value-type="float">
            <text:p>0.02071074</text:p>
          </table:table-cell>
          <table:table-cell office:value-type="float" office:value="0.06942067" calcext:value-type="float">
            <text:p>0.06942067</text:p>
          </table:table-cell>
          <table:table-cell office:value-type="float" office:value="0.06448258" calcext:value-type="float">
            <text:p>0.06448258</text:p>
          </table:table-cell>
          <table:table-cell office:value-type="float" office:value="0.0583049" calcext:value-type="float">
            <text:p>0.0583049</text:p>
          </table:table-cell>
          <table:table-cell office:value-type="float" office:value="0.03726143" calcext:value-type="float">
            <text:p>0.03726143</text:p>
          </table:table-cell>
          <table:table-cell office:value-type="float" office:value="0.03357074" calcext:value-type="float">
            <text:p>0.03357074</text:p>
          </table:table-cell>
          <table:table-cell office:value-type="float" office:value="0.03936332" calcext:value-type="float">
            <text:p>0.03936332</text:p>
          </table:table-cell>
          <table:table-cell office:value-type="float" office:value="0.03465078" calcext:value-type="float">
            <text:p>0.03465078</text:p>
          </table:table-cell>
          <table:table-cell office:value-type="float" office:value="0.02669869" calcext:value-type="float">
            <text:p>0.02669869</text:p>
          </table:table-cell>
          <table:table-cell office:value-type="float" office:value="5.165319" calcext:value-type="float">
            <text:p>5.165319</text:p>
          </table:table-cell>
          <table:table-cell office:value-type="float" office:value="10.82952" calcext:value-type="float">
            <text:p>10.82952</text:p>
          </table:table-cell>
          <table:table-cell office:value-type="float" office:value="9.124705" calcext:value-type="float">
            <text:p>9.124705</text:p>
          </table:table-cell>
          <table:table-cell office:value-type="float" office:value="5.724811" calcext:value-type="float">
            <text:p>5.724811</text:p>
          </table:table-cell>
          <table:table-cell office:value-type="float" office:value="3.798083" calcext:value-type="float">
            <text:p>3.798083</text:p>
          </table:table-cell>
          <table:table-cell office:value-type="float" office:value="1.96034" calcext:value-type="float">
            <text:p>1.96034</text:p>
          </table:table-cell>
          <table:table-cell office:value-type="float" office:value="1.866495" calcext:value-type="float">
            <text:p>1.866495</text:p>
          </table:table-cell>
          <table:table-cell office:value-type="float" office:value="11.75612" calcext:value-type="float">
            <text:p>11.75612</text:p>
          </table:table-cell>
          <table:table-cell office:value-type="float" office:value="0" calcext:value-type="float">
            <text:p>0</text:p>
          </table:table-cell>
          <table:table-cell office:value-type="float" office:value="-0.2699064" calcext:value-type="float">
            <text:p>-0.2699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8" calcext:value-type="float">
            <text:p>4021998</text:p>
          </table:table-cell>
          <table:table-cell office:value-type="float" office:value="22.06746" calcext:value-type="float">
            <text:p>22.06746</text:p>
          </table:table-cell>
          <table:table-cell office:value-type="float" office:value="496.2193" calcext:value-type="float">
            <text:p>496.2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43253" calcext:value-type="float">
            <text:p>0.08643253</text:p>
          </table:table-cell>
          <table:table-cell office:value-type="float" office:value="8.779545" calcext:value-type="float">
            <text:p>8.779545</text:p>
          </table:table-cell>
          <table:table-cell office:value-type="float" office:value="0" calcext:value-type="float">
            <text:p>0</text:p>
          </table:table-cell>
          <table:table-cell office:value-type="float" office:value="0.03497556" calcext:value-type="float">
            <text:p>0.03497556</text:p>
          </table:table-cell>
          <table:table-cell office:value-type="float" office:value="0" calcext:value-type="float">
            <text:p>0</text:p>
          </table:table-cell>
          <table:table-cell office:value-type="float" office:value="1.011068" calcext:value-type="float">
            <text:p>1.011068</text:p>
          </table:table-cell>
          <table:table-cell office:value-type="float" office:value="-0.01984351" calcext:value-type="float">
            <text:p>-0.01984351</text:p>
          </table:table-cell>
          <table:table-cell office:value-type="float" office:value="-0.000008109992" calcext:value-type="float">
            <text:p>-8.109992E-06</text:p>
          </table:table-cell>
          <table:table-cell office:value-type="float" office:value="0.005394138" calcext:value-type="float">
            <text:p>0.005394138</text:p>
          </table:table-cell>
          <table:table-cell office:value-type="float" office:value="29.51028" calcext:value-type="float">
            <text:p>29.51028</text:p>
          </table:table-cell>
          <table:table-cell office:value-type="float" office:value="0.02063194" calcext:value-type="float">
            <text:p>0.02063194</text:p>
          </table:table-cell>
          <table:table-cell office:value-type="float" office:value="0.0686686" calcext:value-type="float">
            <text:p>0.0686686</text:p>
          </table:table-cell>
          <table:table-cell office:value-type="float" office:value="0.0637555" calcext:value-type="float">
            <text:p>0.0637555</text:p>
          </table:table-cell>
          <table:table-cell office:value-type="float" office:value="0.05776215" calcext:value-type="float">
            <text:p>0.05776215</text:p>
          </table:table-cell>
          <table:table-cell office:value-type="float" office:value="0.03713815" calcext:value-type="float">
            <text:p>0.03713815</text:p>
          </table:table-cell>
          <table:table-cell office:value-type="float" office:value="0.03343769" calcext:value-type="float">
            <text:p>0.03343769</text:p>
          </table:table-cell>
          <table:table-cell office:value-type="float" office:value="0.03916103" calcext:value-type="float">
            <text:p>0.03916103</text:p>
          </table:table-cell>
          <table:table-cell office:value-type="float" office:value="0.03450575" calcext:value-type="float">
            <text:p>0.03450575</text:p>
          </table:table-cell>
          <table:table-cell office:value-type="float" office:value="0.02651453" calcext:value-type="float">
            <text:p>0.02651453</text:p>
          </table:table-cell>
          <table:table-cell office:value-type="float" office:value="5.221028" calcext:value-type="float">
            <text:p>5.221028</text:p>
          </table:table-cell>
          <table:table-cell office:value-type="float" office:value="11.05628" calcext:value-type="float">
            <text:p>11.05628</text:p>
          </table:table-cell>
          <table:table-cell office:value-type="float" office:value="9.354905" calcext:value-type="float">
            <text:p>9.354905</text:p>
          </table:table-cell>
          <table:table-cell office:value-type="float" office:value="5.878208" calcext:value-type="float">
            <text:p>5.878208</text:p>
          </table:table-cell>
          <table:table-cell office:value-type="float" office:value="3.891856" calcext:value-type="float">
            <text:p>3.891856</text:p>
          </table:table-cell>
          <table:table-cell office:value-type="float" office:value="1.995846" calcext:value-type="float">
            <text:p>1.995846</text:p>
          </table:table-cell>
          <table:table-cell office:value-type="float" office:value="1.876453" calcext:value-type="float">
            <text:p>1.876453</text:p>
          </table:table-cell>
          <table:table-cell office:value-type="float" office:value="11.47095" calcext:value-type="float">
            <text:p>11.47095</text:p>
          </table:table-cell>
          <table:table-cell office:value-type="float" office:value="0" calcext:value-type="float">
            <text:p>0</text:p>
          </table:table-cell>
          <table:table-cell office:value-type="float" office:value="-0.2699709" calcext:value-type="float">
            <text:p>-0.26997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8" calcext:value-type="float">
            <text:p>5021998</text:p>
          </table:table-cell>
          <table:table-cell office:value-type="float" office:value="22.05406" calcext:value-type="float">
            <text:p>22.05406</text:p>
          </table:table-cell>
          <table:table-cell office:value-type="float" office:value="496.1692" calcext:value-type="float">
            <text:p>496.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98227" calcext:value-type="float">
            <text:p>0.08598227</text:p>
          </table:table-cell>
          <table:table-cell office:value-type="float" office:value="8.832441" calcext:value-type="float">
            <text:p>8.832441</text:p>
          </table:table-cell>
          <table:table-cell office:value-type="float" office:value="0" calcext:value-type="float">
            <text:p>0</text:p>
          </table:table-cell>
          <table:table-cell office:value-type="float" office:value="0.0350655" calcext:value-type="float">
            <text:p>0.0350655</text:p>
          </table:table-cell>
          <table:table-cell office:value-type="float" office:value="0" calcext:value-type="float">
            <text:p>0</text:p>
          </table:table-cell>
          <table:table-cell office:value-type="float" office:value="1.014568" calcext:value-type="float">
            <text:p>1.014568</text:p>
          </table:table-cell>
          <table:table-cell office:value-type="float" office:value="-0.0198575" calcext:value-type="float">
            <text:p>-0.0198575</text:p>
          </table:table-cell>
          <table:table-cell office:value-type="float" office:value="-0.000009362543" calcext:value-type="float">
            <text:p>-9.362543E-06</text:p>
          </table:table-cell>
          <table:table-cell office:value-type="float" office:value="0.005615068" calcext:value-type="float">
            <text:p>0.005615068</text:p>
          </table:table-cell>
          <table:table-cell office:value-type="float" office:value="29.58983" calcext:value-type="float">
            <text:p>29.58983</text:p>
          </table:table-cell>
          <table:table-cell office:value-type="float" office:value="0.02044704" calcext:value-type="float">
            <text:p>0.02044704</text:p>
          </table:table-cell>
          <table:table-cell office:value-type="float" office:value="0.06817021" calcext:value-type="float">
            <text:p>0.06817021</text:p>
          </table:table-cell>
          <table:table-cell office:value-type="float" office:value="0.06322286" calcext:value-type="float">
            <text:p>0.06322286</text:p>
          </table:table-cell>
          <table:table-cell office:value-type="float" office:value="0.05728437" calcext:value-type="float">
            <text:p>0.05728437</text:p>
          </table:table-cell>
          <table:table-cell office:value-type="float" office:value="0.03703516" calcext:value-type="float">
            <text:p>0.03703516</text:p>
          </table:table-cell>
          <table:table-cell office:value-type="float" office:value="0.03331625" calcext:value-type="float">
            <text:p>0.03331625</text:p>
          </table:table-cell>
          <table:table-cell office:value-type="float" office:value="0.03894712" calcext:value-type="float">
            <text:p>0.03894712</text:p>
          </table:table-cell>
          <table:table-cell office:value-type="float" office:value="0.03434967" calcext:value-type="float">
            <text:p>0.03434967</text:p>
          </table:table-cell>
          <table:table-cell office:value-type="float" office:value="0.02662291" calcext:value-type="float">
            <text:p>0.02662291</text:p>
          </table:table-cell>
          <table:table-cell office:value-type="float" office:value="5.274629" calcext:value-type="float">
            <text:p>5.274629</text:p>
          </table:table-cell>
          <table:table-cell office:value-type="float" office:value="11.27868" calcext:value-type="float">
            <text:p>11.27868</text:p>
          </table:table-cell>
          <table:table-cell office:value-type="float" office:value="9.583305" calcext:value-type="float">
            <text:p>9.583305</text:p>
          </table:table-cell>
          <table:table-cell office:value-type="float" office:value="6.031866" calcext:value-type="float">
            <text:p>6.031866</text:p>
          </table:table-cell>
          <table:table-cell office:value-type="float" office:value="3.985769" calcext:value-type="float">
            <text:p>3.985769</text:p>
          </table:table-cell>
          <table:table-cell office:value-type="float" office:value="2.031042" calcext:value-type="float">
            <text:p>2.031042</text:p>
          </table:table-cell>
          <table:table-cell office:value-type="float" office:value="1.885665" calcext:value-type="float">
            <text:p>1.885665</text:p>
          </table:table-cell>
          <table:table-cell office:value-type="float" office:value="11.17247" calcext:value-type="float">
            <text:p>11.17247</text:p>
          </table:table-cell>
          <table:table-cell office:value-type="float" office:value="0" calcext:value-type="float">
            <text:p>0</text:p>
          </table:table-cell>
          <table:table-cell office:value-type="float" office:value="-0.270031" calcext:value-type="float">
            <text:p>-0.2700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8" calcext:value-type="float">
            <text:p>6021998</text:p>
          </table:table-cell>
          <table:table-cell office:value-type="float" office:value="22.04091" calcext:value-type="float">
            <text:p>22.04091</text:p>
          </table:table-cell>
          <table:table-cell office:value-type="float" office:value="496.1201" calcext:value-type="float">
            <text:p>496.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57277" calcext:value-type="float">
            <text:p>0.08557277</text:p>
          </table:table-cell>
          <table:table-cell office:value-type="float" office:value="8.884648" calcext:value-type="float">
            <text:p>8.884648</text:p>
          </table:table-cell>
          <table:table-cell office:value-type="float" office:value="0" calcext:value-type="float">
            <text:p>0</text:p>
          </table:table-cell>
          <table:table-cell office:value-type="float" office:value="0.03515416" calcext:value-type="float">
            <text:p>0.03515416</text:p>
          </table:table-cell>
          <table:table-cell office:value-type="float" office:value="0" calcext:value-type="float">
            <text:p>0</text:p>
          </table:table-cell>
          <table:table-cell office:value-type="float" office:value="1.017745" calcext:value-type="float">
            <text:p>1.017745</text:p>
          </table:table-cell>
          <table:table-cell office:value-type="float" office:value="-0.01987101" calcext:value-type="float">
            <text:p>-0.01987101</text:p>
          </table:table-cell>
          <table:table-cell office:value-type="float" office:value="-0.00001118089" calcext:value-type="float">
            <text:p>-1.118089E-05</text:p>
          </table:table-cell>
          <table:table-cell office:value-type="float" office:value="0.005818177" calcext:value-type="float">
            <text:p>0.005818177</text:p>
          </table:table-cell>
          <table:table-cell office:value-type="float" office:value="29.65792" calcext:value-type="float">
            <text:p>29.65792</text:p>
          </table:table-cell>
          <table:table-cell office:value-type="float" office:value="0.02019791" calcext:value-type="float">
            <text:p>0.02019791</text:p>
          </table:table-cell>
          <table:table-cell office:value-type="float" office:value="0.06792094" calcext:value-type="float">
            <text:p>0.06792094</text:p>
          </table:table-cell>
          <table:table-cell office:value-type="float" office:value="0.06291944" calcext:value-type="float">
            <text:p>0.06291944</text:p>
          </table:table-cell>
          <table:table-cell office:value-type="float" office:value="0.05693974" calcext:value-type="float">
            <text:p>0.05693974</text:p>
          </table:table-cell>
          <table:table-cell office:value-type="float" office:value="0.0369974" calcext:value-type="float">
            <text:p>0.0369974</text:p>
          </table:table-cell>
          <table:table-cell office:value-type="float" office:value="0.03325526" calcext:value-type="float">
            <text:p>0.03325526</text:p>
          </table:table-cell>
          <table:table-cell office:value-type="float" office:value="0.03876922" calcext:value-type="float">
            <text:p>0.03876922</text:p>
          </table:table-cell>
          <table:table-cell office:value-type="float" office:value="0.03419732" calcext:value-type="float">
            <text:p>0.03419732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5.32407" calcext:value-type="float">
            <text:p>5.32407</text:p>
          </table:table-cell>
          <table:table-cell office:value-type="float" office:value="11.49395" calcext:value-type="float">
            <text:p>11.49395</text:p>
          </table:table-cell>
          <table:table-cell office:value-type="float" office:value="9.807139" calcext:value-type="float">
            <text:p>9.807139</text:p>
          </table:table-cell>
          <table:table-cell office:value-type="float" office:value="6.184406" calcext:value-type="float">
            <text:p>6.184406</text:p>
          </table:table-cell>
          <table:table-cell office:value-type="float" office:value="4.079854" calcext:value-type="float">
            <text:p>4.079854</text:p>
          </table:table-cell>
          <table:table-cell office:value-type="float" office:value="2.066249" calcext:value-type="float">
            <text:p>2.066249</text:p>
          </table:table-cell>
          <table:table-cell office:value-type="float" office:value="1.894899" calcext:value-type="float">
            <text:p>1.894899</text:p>
          </table:table-cell>
          <table:table-cell office:value-type="float" office:value="10.85822" calcext:value-type="float">
            <text:p>10.85822</text:p>
          </table:table-cell>
          <table:table-cell office:value-type="float" office:value="0" calcext:value-type="float">
            <text:p>0</text:p>
          </table:table-cell>
          <table:table-cell office:value-type="float" office:value="-0.270088" calcext:value-type="float">
            <text:p>-0.2700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8" calcext:value-type="float">
            <text:p>7021998</text:p>
          </table:table-cell>
          <table:table-cell office:value-type="float" office:value="22.02801" calcext:value-type="float">
            <text:p>22.02801</text:p>
          </table:table-cell>
          <table:table-cell office:value-type="float" office:value="496.0719" calcext:value-type="float">
            <text:p>496.0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18921" calcext:value-type="float">
            <text:p>0.08518921</text:p>
          </table:table-cell>
          <table:table-cell office:value-type="float" office:value="8.935842" calcext:value-type="float">
            <text:p>8.935842</text:p>
          </table:table-cell>
          <table:table-cell office:value-type="float" office:value="0" calcext:value-type="float">
            <text:p>0</text:p>
          </table:table-cell>
          <table:table-cell office:value-type="float" office:value="0.03524202" calcext:value-type="float">
            <text:p>0.03524202</text:p>
          </table:table-cell>
          <table:table-cell office:value-type="float" office:value="0" calcext:value-type="float">
            <text:p>0</text:p>
          </table:table-cell>
          <table:table-cell office:value-type="float" office:value="1.020768" calcext:value-type="float">
            <text:p>1.020768</text:p>
          </table:table-cell>
          <table:table-cell office:value-type="float" office:value="-0.01988301" calcext:value-type="float">
            <text:p>-0.01988301</text:p>
          </table:table-cell>
          <table:table-cell office:value-type="float" office:value="-0.00001248423" calcext:value-type="float">
            <text:p>-1.248423E-05</text:p>
          </table:table-cell>
          <table:table-cell office:value-type="float" office:value="0.006004182" calcext:value-type="float">
            <text:p>0.006004182</text:p>
          </table:table-cell>
          <table:table-cell office:value-type="float" office:value="29.71618" calcext:value-type="float">
            <text:p>29.71618</text:p>
          </table:table-cell>
          <table:table-cell office:value-type="float" office:value="0.01993416" calcext:value-type="float">
            <text:p>0.01993416</text:p>
          </table:table-cell>
          <table:table-cell office:value-type="float" office:value="0.0677705" calcext:value-type="float">
            <text:p>0.0677705</text:p>
          </table:table-cell>
          <table:table-cell office:value-type="float" office:value="0.06271664" calcext:value-type="float">
            <text:p>0.06271664</text:p>
          </table:table-cell>
          <table:table-cell office:value-type="float" office:value="0.05664004" calcext:value-type="float">
            <text:p>0.05664004</text:p>
          </table:table-cell>
          <table:table-cell office:value-type="float" office:value="0.03698215" calcext:value-type="float">
            <text:p>0.03698215</text:p>
          </table:table-cell>
          <table:table-cell office:value-type="float" office:value="0.03322042" calcext:value-type="float">
            <text:p>0.03322042</text:p>
          </table:table-cell>
          <table:table-cell office:value-type="float" office:value="0.03862818" calcext:value-type="float">
            <text:p>0.03862818</text:p>
          </table:table-cell>
          <table:table-cell office:value-type="float" office:value="0.03405806" calcext:value-type="float">
            <text:p>0.03405806</text:p>
          </table:table-cell>
          <table:table-cell office:value-type="float" office:value="0.02708835" calcext:value-type="float">
            <text:p>0.02708835</text:p>
          </table:table-cell>
          <table:table-cell office:value-type="float" office:value="5.368729" calcext:value-type="float">
            <text:p>5.368729</text:p>
          </table:table-cell>
          <table:table-cell office:value-type="float" office:value="11.70076" calcext:value-type="float">
            <text:p>11.70076</text:p>
          </table:table-cell>
          <table:table-cell office:value-type="float" office:value="10.02537" calcext:value-type="float">
            <text:p>10.02537</text:p>
          </table:table-cell>
          <table:table-cell office:value-type="float" office:value="6.3353" calcext:value-type="float">
            <text:p>6.3353</text:p>
          </table:table-cell>
          <table:table-cell office:value-type="float" office:value="4.173464" calcext:value-type="float">
            <text:p>4.173464</text:p>
          </table:table-cell>
          <table:table-cell office:value-type="float" office:value="2.101467" calcext:value-type="float">
            <text:p>2.101467</text:p>
          </table:table-cell>
          <table:table-cell office:value-type="float" office:value="1.904268" calcext:value-type="float">
            <text:p>1.904268</text:p>
          </table:table-cell>
          <table:table-cell office:value-type="float" office:value="10.53658" calcext:value-type="float">
            <text:p>10.53658</text:p>
          </table:table-cell>
          <table:table-cell office:value-type="float" office:value="0" calcext:value-type="float">
            <text:p>0</text:p>
          </table:table-cell>
          <table:table-cell office:value-type="float" office:value="-0.2701406" calcext:value-type="float">
            <text:p>-0.27014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8" calcext:value-type="float">
            <text:p>8021998</text:p>
          </table:table-cell>
          <table:table-cell office:value-type="float" office:value="22.01529" calcext:value-type="float">
            <text:p>22.01529</text:p>
          </table:table-cell>
          <table:table-cell office:value-type="float" office:value="496.0247" calcext:value-type="float">
            <text:p>496.0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82816" calcext:value-type="float">
            <text:p>0.08482816</text:p>
          </table:table-cell>
          <table:table-cell office:value-type="float" office:value="8.986006" calcext:value-type="float">
            <text:p>8.986006</text:p>
          </table:table-cell>
          <table:table-cell office:value-type="float" office:value="0" calcext:value-type="float">
            <text:p>0</text:p>
          </table:table-cell>
          <table:table-cell office:value-type="float" office:value="0.03532903" calcext:value-type="float">
            <text:p>0.03532903</text:p>
          </table:table-cell>
          <table:table-cell office:value-type="float" office:value="0" calcext:value-type="float">
            <text:p>0</text:p>
          </table:table-cell>
          <table:table-cell office:value-type="float" office:value="1.023654" calcext:value-type="float">
            <text:p>1.023654</text:p>
          </table:table-cell>
          <table:table-cell office:value-type="float" office:value="-0.0198936" calcext:value-type="float">
            <text:p>-0.0198936</text:p>
          </table:table-cell>
          <table:table-cell office:value-type="float" office:value="-0.00001362119" calcext:value-type="float">
            <text:p>-1.362119E-05</text:p>
          </table:table-cell>
          <table:table-cell office:value-type="float" office:value="0.006175296" calcext:value-type="float">
            <text:p>0.006175296</text:p>
          </table:table-cell>
          <table:table-cell office:value-type="float" office:value="29.76631" calcext:value-type="float">
            <text:p>29.76631</text:p>
          </table:table-cell>
          <table:table-cell office:value-type="float" office:value="0.0196767" calcext:value-type="float">
            <text:p>0.0196767</text:p>
          </table:table-cell>
          <table:table-cell office:value-type="float" office:value="0.06763646" calcext:value-type="float">
            <text:p>0.06763646</text:p>
          </table:table-cell>
          <table:table-cell office:value-type="float" office:value="0.06254073" calcext:value-type="float">
            <text:p>0.06254073</text:p>
          </table:table-cell>
          <table:table-cell office:value-type="float" office:value="0.0563442" calcext:value-type="float">
            <text:p>0.0563442</text:p>
          </table:table-cell>
          <table:table-cell office:value-type="float" office:value="0.03698018" calcext:value-type="float">
            <text:p>0.03698018</text:p>
          </table:table-cell>
          <table:table-cell office:value-type="float" office:value="0.03320597" calcext:value-type="float">
            <text:p>0.03320597</text:p>
          </table:table-cell>
          <table:table-cell office:value-type="float" office:value="0.03852245" calcext:value-type="float">
            <text:p>0.03852245</text:p>
          </table:table-cell>
          <table:table-cell office:value-type="float" office:value="0.03393716" calcext:value-type="float">
            <text:p>0.03393716</text:p>
          </table:table-cell>
          <table:table-cell office:value-type="float" office:value="0.02729338" calcext:value-type="float">
            <text:p>0.02729338</text:p>
          </table:table-cell>
          <table:table-cell office:value-type="float" office:value="5.409396" calcext:value-type="float">
            <text:p>5.409396</text:p>
          </table:table-cell>
          <table:table-cell office:value-type="float" office:value="11.89968" calcext:value-type="float">
            <text:p>11.89968</text:p>
          </table:table-cell>
          <table:table-cell office:value-type="float" office:value="10.23814" calcext:value-type="float">
            <text:p>10.23814</text:p>
          </table:table-cell>
          <table:table-cell office:value-type="float" office:value="6.484425" calcext:value-type="float">
            <text:p>6.484425</text:p>
          </table:table-cell>
          <table:table-cell office:value-type="float" office:value="4.26626" calcext:value-type="float">
            <text:p>4.26626</text:p>
          </table:table-cell>
          <table:table-cell office:value-type="float" office:value="2.136602" calcext:value-type="float">
            <text:p>2.136602</text:p>
          </table:table-cell>
          <table:table-cell office:value-type="float" office:value="1.913701" calcext:value-type="float">
            <text:p>1.913701</text:p>
          </table:table-cell>
          <table:table-cell office:value-type="float" office:value="10.21689" calcext:value-type="float">
            <text:p>10.21689</text:p>
          </table:table-cell>
          <table:table-cell office:value-type="float" office:value="0" calcext:value-type="float">
            <text:p>0</text:p>
          </table:table-cell>
          <table:table-cell office:value-type="float" office:value="-0.2701928" calcext:value-type="float">
            <text:p>-0.27019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8" calcext:value-type="float">
            <text:p>9021998</text:p>
          </table:table-cell>
          <table:table-cell office:value-type="float" office:value="22.00276" calcext:value-type="float">
            <text:p>22.00276</text:p>
          </table:table-cell>
          <table:table-cell office:value-type="float" office:value="495.9787" calcext:value-type="float">
            <text:p>495.9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9086" calcext:value-type="float">
            <text:p>0.08449086</text:p>
          </table:table-cell>
          <table:table-cell office:value-type="float" office:value="9.035149" calcext:value-type="float">
            <text:p>9.035149</text:p>
          </table:table-cell>
          <table:table-cell office:value-type="float" office:value="0" calcext:value-type="float">
            <text:p>0</text:p>
          </table:table-cell>
          <table:table-cell office:value-type="float" office:value="0.03541489" calcext:value-type="float">
            <text:p>0.03541489</text:p>
          </table:table-cell>
          <table:table-cell office:value-type="float" office:value="0" calcext:value-type="float">
            <text:p>0</text:p>
          </table:table-cell>
          <table:table-cell office:value-type="float" office:value="1.02643" calcext:value-type="float">
            <text:p>1.02643</text:p>
          </table:table-cell>
          <table:table-cell office:value-type="float" office:value="-0.01990357" calcext:value-type="float">
            <text:p>-0.01990357</text:p>
          </table:table-cell>
          <table:table-cell office:value-type="float" office:value="-0.00001503412" calcext:value-type="float">
            <text:p>-1.503412E-05</text:p>
          </table:table-cell>
          <table:table-cell office:value-type="float" office:value="0.006332572" calcext:value-type="float">
            <text:p>0.006332572</text:p>
          </table:table-cell>
          <table:table-cell office:value-type="float" office:value="29.80929" calcext:value-type="float">
            <text:p>29.80929</text:p>
          </table:table-cell>
          <table:table-cell office:value-type="float" office:value="0.01942753" calcext:value-type="float">
            <text:p>0.01942753</text:p>
          </table:table-cell>
          <table:table-cell office:value-type="float" office:value="0.06752099" calcext:value-type="float">
            <text:p>0.06752099</text:p>
          </table:table-cell>
          <table:table-cell office:value-type="float" office:value="0.06239088" calcext:value-type="float">
            <text:p>0.06239088</text:p>
          </table:table-cell>
          <table:table-cell office:value-type="float" office:value="0.05606445" calcext:value-type="float">
            <text:p>0.05606445</text:p>
          </table:table-cell>
          <table:table-cell office:value-type="float" office:value="0.03699124" calcext:value-type="float">
            <text:p>0.03699124</text:p>
          </table:table-cell>
          <table:table-cell office:value-type="float" office:value="0.03320859" calcext:value-type="float">
            <text:p>0.03320859</text:p>
          </table:table-cell>
          <table:table-cell office:value-type="float" office:value="0.03844276" calcext:value-type="float">
            <text:p>0.03844276</text:p>
          </table:table-cell>
          <table:table-cell office:value-type="float" office:value="0.03383365" calcext:value-type="float">
            <text:p>0.03383365</text:p>
          </table:table-cell>
          <table:table-cell office:value-type="float" office:value="0.02749638" calcext:value-type="float">
            <text:p>0.02749638</text:p>
          </table:table-cell>
          <table:table-cell office:value-type="float" office:value="5.446633" calcext:value-type="float">
            <text:p>5.446633</text:p>
          </table:table-cell>
          <table:table-cell office:value-type="float" office:value="12.09122" calcext:value-type="float">
            <text:p>12.09122</text:p>
          </table:table-cell>
          <table:table-cell office:value-type="float" office:value="10.44566" calcext:value-type="float">
            <text:p>10.44566</text:p>
          </table:table-cell>
          <table:table-cell office:value-type="float" office:value="6.631719" calcext:value-type="float">
            <text:p>6.631719</text:p>
          </table:table-cell>
          <table:table-cell office:value-type="float" office:value="4.358068" calcext:value-type="float">
            <text:p>4.358068</text:p>
          </table:table-cell>
          <table:table-cell office:value-type="float" office:value="2.171623" calcext:value-type="float">
            <text:p>2.171623</text:p>
          </table:table-cell>
          <table:table-cell office:value-type="float" office:value="1.923144" calcext:value-type="float">
            <text:p>1.923144</text:p>
          </table:table-cell>
          <table:table-cell office:value-type="float" office:value="9.903234" calcext:value-type="float">
            <text:p>9.903234</text:p>
          </table:table-cell>
          <table:table-cell office:value-type="float" office:value="0" calcext:value-type="float">
            <text:p>0</text:p>
          </table:table-cell>
          <table:table-cell office:value-type="float" office:value="-0.270245" calcext:value-type="float">
            <text:p>-0.2702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8" calcext:value-type="float">
            <text:p>10021998</text:p>
          </table:table-cell>
          <table:table-cell office:value-type="float" office:value="21.99035" calcext:value-type="float">
            <text:p>21.99035</text:p>
          </table:table-cell>
          <table:table-cell office:value-type="float" office:value="495.9336" calcext:value-type="float">
            <text:p>495.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16247" calcext:value-type="float">
            <text:p>0.08416247</text:p>
          </table:table-cell>
          <table:table-cell office:value-type="float" office:value="9.083308" calcext:value-type="float">
            <text:p>9.083308</text:p>
          </table:table-cell>
          <table:table-cell office:value-type="float" office:value="0" calcext:value-type="float">
            <text:p>0</text:p>
          </table:table-cell>
          <table:table-cell office:value-type="float" office:value="0.03550072" calcext:value-type="float">
            <text:p>0.03550072</text:p>
          </table:table-cell>
          <table:table-cell office:value-type="float" office:value="0" calcext:value-type="float">
            <text:p>0</text:p>
          </table:table-cell>
          <table:table-cell office:value-type="float" office:value="1.029107" calcext:value-type="float">
            <text:p>1.029107</text:p>
          </table:table-cell>
          <table:table-cell office:value-type="float" office:value="-0.01991163" calcext:value-type="float">
            <text:p>-0.01991163</text:p>
          </table:table-cell>
          <table:table-cell office:value-type="float" office:value="-0.00001527437" calcext:value-type="float">
            <text:p>-1.527437E-05</text:p>
          </table:table-cell>
          <table:table-cell office:value-type="float" office:value="0.006477323" calcext:value-type="float">
            <text:p>0.006477323</text:p>
          </table:table-cell>
          <table:table-cell office:value-type="float" office:value="29.84608" calcext:value-type="float">
            <text:p>29.84608</text:p>
          </table:table-cell>
          <table:table-cell office:value-type="float" office:value="0.01920952" calcext:value-type="float">
            <text:p>0.01920952</text:p>
          </table:table-cell>
          <table:table-cell office:value-type="float" office:value="0.06732944" calcext:value-type="float">
            <text:p>0.06732944</text:p>
          </table:table-cell>
          <table:table-cell office:value-type="float" office:value="0.06218102" calcext:value-type="float">
            <text:p>0.06218102</text:p>
          </table:table-cell>
          <table:table-cell office:value-type="float" office:value="0.05574932" calcext:value-type="float">
            <text:p>0.05574932</text:p>
          </table:table-cell>
          <table:table-cell office:value-type="float" office:value="0.03698025" calcext:value-type="float">
            <text:p>0.03698025</text:p>
          </table:table-cell>
          <table:table-cell office:value-type="float" office:value="0.03319487" calcext:value-type="float">
            <text:p>0.03319487</text:p>
          </table:table-cell>
          <table:table-cell office:value-type="float" office:value="0.03837967" calcext:value-type="float">
            <text:p>0.03837967</text:p>
          </table:table-cell>
          <table:table-cell office:value-type="float" office:value="0.03374359" calcext:value-type="float">
            <text:p>0.03374359</text:p>
          </table:table-cell>
          <table:table-cell office:value-type="float" office:value="0.02762778" calcext:value-type="float">
            <text:p>0.02762778</text:p>
          </table:table-cell>
          <table:table-cell office:value-type="float" office:value="5.481099" calcext:value-type="float">
            <text:p>5.481099</text:p>
          </table:table-cell>
          <table:table-cell office:value-type="float" office:value="12.27587" calcext:value-type="float">
            <text:p>12.27587</text:p>
          </table:table-cell>
          <table:table-cell office:value-type="float" office:value="10.64823" calcext:value-type="float">
            <text:p>10.64823</text:p>
          </table:table-cell>
          <table:table-cell office:value-type="float" office:value="6.777185" calcext:value-type="float">
            <text:p>6.777185</text:p>
          </table:table-cell>
          <table:table-cell office:value-type="float" office:value="4.448827" calcext:value-type="float">
            <text:p>4.448827</text:p>
          </table:table-cell>
          <table:table-cell office:value-type="float" office:value="2.206528" calcext:value-type="float">
            <text:p>2.206528</text:p>
          </table:table-cell>
          <table:table-cell office:value-type="float" office:value="1.93256" calcext:value-type="float">
            <text:p>1.93256</text:p>
          </table:table-cell>
          <table:table-cell office:value-type="float" office:value="9.600821" calcext:value-type="float">
            <text:p>9.600821</text:p>
          </table:table-cell>
          <table:table-cell office:value-type="float" office:value="0" calcext:value-type="float">
            <text:p>0</text:p>
          </table:table-cell>
          <table:table-cell office:value-type="float" office:value="-0.2702965" calcext:value-type="float">
            <text:p>-0.27029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8" calcext:value-type="float">
            <text:p>11021998</text:p>
          </table:table-cell>
          <table:table-cell office:value-type="float" office:value="21.97787" calcext:value-type="float">
            <text:p>21.97787</text:p>
          </table:table-cell>
          <table:table-cell office:value-type="float" office:value="495.8894" calcext:value-type="float">
            <text:p>495.8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84088" calcext:value-type="float">
            <text:p>0.08384088</text:p>
          </table:table-cell>
          <table:table-cell office:value-type="float" office:value="9.130637" calcext:value-type="float">
            <text:p>9.130637</text:p>
          </table:table-cell>
          <table:table-cell office:value-type="float" office:value="0" calcext:value-type="float">
            <text:p>0</text:p>
          </table:table-cell>
          <table:table-cell office:value-type="float" office:value="0.03558645" calcext:value-type="float">
            <text:p>0.03558645</text:p>
          </table:table-cell>
          <table:table-cell office:value-type="float" office:value="0" calcext:value-type="float">
            <text:p>0</text:p>
          </table:table-cell>
          <table:table-cell office:value-type="float" office:value="1.031707" calcext:value-type="float">
            <text:p>1.031707</text:p>
          </table:table-cell>
          <table:table-cell office:value-type="float" office:value="-0.01991917" calcext:value-type="float">
            <text:p>-0.01991917</text:p>
          </table:table-cell>
          <table:table-cell office:value-type="float" office:value="-0.00001500838" calcext:value-type="float">
            <text:p>-1.500838E-05</text:p>
          </table:table-cell>
          <table:table-cell office:value-type="float" office:value="0.006612569" calcext:value-type="float">
            <text:p>0.006612569</text:p>
          </table:table-cell>
          <table:table-cell office:value-type="float" office:value="29.87802" calcext:value-type="float">
            <text:p>29.87802</text:p>
          </table:table-cell>
          <table:table-cell office:value-type="float" office:value="0.01904436" calcext:value-type="float">
            <text:p>0.01904436</text:p>
          </table:table-cell>
          <table:table-cell office:value-type="float" office:value="0.06701038" calcext:value-type="float">
            <text:p>0.06701038</text:p>
          </table:table-cell>
          <table:table-cell office:value-type="float" office:value="0.06184559" calcext:value-type="float">
            <text:p>0.06184559</text:p>
          </table:table-cell>
          <table:table-cell office:value-type="float" office:value="0.05540033" calcext:value-type="float">
            <text:p>0.05540033</text:p>
          </table:table-cell>
          <table:table-cell office:value-type="float" office:value="0.03694897" calcext:value-type="float">
            <text:p>0.03694897</text:p>
          </table:table-cell>
          <table:table-cell office:value-type="float" office:value="0.03316722" calcext:value-type="float">
            <text:p>0.03316722</text:p>
          </table:table-cell>
          <table:table-cell office:value-type="float" office:value="0.0383301" calcext:value-type="float">
            <text:p>0.0383301</text:p>
          </table:table-cell>
          <table:table-cell office:value-type="float" office:value="0.03366567" calcext:value-type="float">
            <text:p>0.03366567</text:p>
          </table:table-cell>
          <table:table-cell office:value-type="float" office:value="0.02763681" calcext:value-type="float">
            <text:p>0.02763681</text:p>
          </table:table-cell>
          <table:table-cell office:value-type="float" office:value="5.514034" calcext:value-type="float">
            <text:p>5.514034</text:p>
          </table:table-cell>
          <table:table-cell office:value-type="float" office:value="12.45473" calcext:value-type="float">
            <text:p>12.45473</text:p>
          </table:table-cell>
          <table:table-cell office:value-type="float" office:value="10.84671" calcext:value-type="float">
            <text:p>10.84671</text:p>
          </table:table-cell>
          <table:table-cell office:value-type="float" office:value="6.921132" calcext:value-type="float">
            <text:p>6.921132</text:p>
          </table:table-cell>
          <table:table-cell office:value-type="float" office:value="4.538625" calcext:value-type="float">
            <text:p>4.538625</text:p>
          </table:table-cell>
          <table:table-cell office:value-type="float" office:value="2.241332" calcext:value-type="float">
            <text:p>2.241332</text:p>
          </table:table-cell>
          <table:table-cell office:value-type="float" office:value="1.941928" calcext:value-type="float">
            <text:p>1.941928</text:p>
          </table:table-cell>
          <table:table-cell office:value-type="float" office:value="9.318293" calcext:value-type="float">
            <text:p>9.318293</text:p>
          </table:table-cell>
          <table:table-cell office:value-type="float" office:value="0" calcext:value-type="float">
            <text:p>0</text:p>
          </table:table-cell>
          <table:table-cell office:value-type="float" office:value="-0.2703481" calcext:value-type="float">
            <text:p>-0.27034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8" calcext:value-type="float">
            <text:p>12021998</text:p>
          </table:table-cell>
          <table:table-cell office:value-type="float" office:value="21.96473" calcext:value-type="float">
            <text:p>21.96473</text:p>
          </table:table-cell>
          <table:table-cell office:value-type="float" office:value="495.8464" calcext:value-type="float">
            <text:p>495.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49449" calcext:value-type="float">
            <text:p>0.08349449</text:p>
          </table:table-cell>
          <table:table-cell office:value-type="float" office:value="9.177572" calcext:value-type="float">
            <text:p>9.177572</text:p>
          </table:table-cell>
          <table:table-cell office:value-type="float" office:value="0" calcext:value-type="float">
            <text:p>0</text:p>
          </table:table-cell>
          <table:table-cell office:value-type="float" office:value="0.03567158" calcext:value-type="float">
            <text:p>0.03567158</text:p>
          </table:table-cell>
          <table:table-cell office:value-type="float" office:value="0" calcext:value-type="float">
            <text:p>0</text:p>
          </table:table-cell>
          <table:table-cell office:value-type="float" office:value="1.034254" calcext:value-type="float">
            <text:p>1.034254</text:p>
          </table:table-cell>
          <table:table-cell office:value-type="float" office:value="-0.01992471" calcext:value-type="float">
            <text:p>-0.01992471</text:p>
          </table:table-cell>
          <table:table-cell office:value-type="float" office:value="-0.00001288707" calcext:value-type="float">
            <text:p>-1.288707E-05</text:p>
          </table:table-cell>
          <table:table-cell office:value-type="float" office:value="0.006744922" calcext:value-type="float">
            <text:p>0.006744922</text:p>
          </table:table-cell>
          <table:table-cell office:value-type="float" office:value="29.90726" calcext:value-type="float">
            <text:p>29.90726</text:p>
          </table:table-cell>
          <table:table-cell office:value-type="float" office:value="0.01903811" calcext:value-type="float">
            <text:p>0.01903811</text:p>
          </table:table-cell>
          <table:table-cell office:value-type="float" office:value="0.06621968" calcext:value-type="float">
            <text:p>0.06621968</text:p>
          </table:table-cell>
          <table:table-cell office:value-type="float" office:value="0.0611959" calcext:value-type="float">
            <text:p>0.0611959</text:p>
          </table:table-cell>
          <table:table-cell office:value-type="float" office:value="0.0548937" calcext:value-type="float">
            <text:p>0.0548937</text:p>
          </table:table-cell>
          <table:table-cell office:value-type="float" office:value="0.03682246" calcext:value-type="float">
            <text:p>0.03682246</text:p>
          </table:table-cell>
          <table:table-cell office:value-type="float" office:value="0.03307243" calcext:value-type="float">
            <text:p>0.03307243</text:p>
          </table:table-cell>
          <table:table-cell office:value-type="float" office:value="0.03826484" calcext:value-type="float">
            <text:p>0.03826484</text:p>
          </table:table-cell>
          <table:table-cell office:value-type="float" office:value="0.03359181" calcext:value-type="float">
            <text:p>0.03359181</text:p>
          </table:table-cell>
          <table:table-cell office:value-type="float" office:value="0.02719424" calcext:value-type="float">
            <text:p>0.02719424</text:p>
          </table:table-cell>
          <table:table-cell office:value-type="float" office:value="5.54836" calcext:value-type="float">
            <text:p>5.54836</text:p>
          </table:table-cell>
          <table:table-cell office:value-type="float" office:value="12.63058" calcext:value-type="float">
            <text:p>12.63058</text:p>
          </table:table-cell>
          <table:table-cell office:value-type="float" office:value="11.04308" calcext:value-type="float">
            <text:p>11.04308</text:p>
          </table:table-cell>
          <table:table-cell office:value-type="float" office:value="7.064419" calcext:value-type="float">
            <text:p>7.064419</text:p>
          </table:table-cell>
          <table:table-cell office:value-type="float" office:value="4.627865" calcext:value-type="float">
            <text:p>4.627865</text:p>
          </table:table-cell>
          <table:table-cell office:value-type="float" office:value="2.276138" calcext:value-type="float">
            <text:p>2.276138</text:p>
          </table:table-cell>
          <table:table-cell office:value-type="float" office:value="1.951247" calcext:value-type="float">
            <text:p>1.951247</text:p>
          </table:table-cell>
          <table:table-cell office:value-type="float" office:value="9.077527" calcext:value-type="float">
            <text:p>9.077527</text:p>
          </table:table-cell>
          <table:table-cell office:value-type="float" office:value="0" calcext:value-type="float">
            <text:p>0</text:p>
          </table:table-cell>
          <table:table-cell office:value-type="float" office:value="-0.2704005" calcext:value-type="float">
            <text:p>-0.2704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8" calcext:value-type="float">
            <text:p>13021998</text:p>
          </table:table-cell>
          <table:table-cell office:value-type="float" office:value="21.95102" calcext:value-type="float">
            <text:p>21.95102</text:p>
          </table:table-cell>
          <table:table-cell office:value-type="float" office:value="495.8036" calcext:value-type="float">
            <text:p>495.8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16737" calcext:value-type="float">
            <text:p>0.08316737</text:p>
          </table:table-cell>
          <table:table-cell office:value-type="float" office:value="9.224533" calcext:value-type="float">
            <text:p>9.224533</text:p>
          </table:table-cell>
          <table:table-cell office:value-type="float" office:value="0" calcext:value-type="float">
            <text:p>0</text:p>
          </table:table-cell>
          <table:table-cell office:value-type="float" office:value="0.03575589" calcext:value-type="float">
            <text:p>0.03575589</text:p>
          </table:table-cell>
          <table:table-cell office:value-type="float" office:value="0" calcext:value-type="float">
            <text:p>0</text:p>
          </table:table-cell>
          <table:table-cell office:value-type="float" office:value="1.036766" calcext:value-type="float">
            <text:p>1.036766</text:p>
          </table:table-cell>
          <table:table-cell office:value-type="float" office:value="-0.01993414" calcext:value-type="float">
            <text:p>-0.01993414</text:p>
          </table:table-cell>
          <table:table-cell office:value-type="float" office:value="-0.00001387658" calcext:value-type="float">
            <text:p>-1.387658E-05</text:p>
          </table:table-cell>
          <table:table-cell office:value-type="float" office:value="0.006874655" calcext:value-type="float">
            <text:p>0.006874655</text:p>
          </table:table-cell>
          <table:table-cell office:value-type="float" office:value="29.93321" calcext:value-type="float">
            <text:p>29.93321</text:p>
          </table:table-cell>
          <table:table-cell office:value-type="float" office:value="0.01900424" calcext:value-type="float">
            <text:p>0.01900424</text:p>
          </table:table-cell>
          <table:table-cell office:value-type="float" office:value="0.06553359" calcext:value-type="float">
            <text:p>0.06553359</text:p>
          </table:table-cell>
          <table:table-cell office:value-type="float" office:value="0.06057393" calcext:value-type="float">
            <text:p>0.06057393</text:p>
          </table:table-cell>
          <table:table-cell office:value-type="float" office:value="0.05442743" calcext:value-type="float">
            <text:p>0.05442743</text:p>
          </table:table-cell>
          <table:table-cell office:value-type="float" office:value="0.03670361" calcext:value-type="float">
            <text:p>0.03670361</text:p>
          </table:table-cell>
          <table:table-cell office:value-type="float" office:value="0.03297414" calcext:value-type="float">
            <text:p>0.03297414</text:p>
          </table:table-cell>
          <table:table-cell office:value-type="float" office:value="0.03816755" calcext:value-type="float">
            <text:p>0.03816755</text:p>
          </table:table-cell>
          <table:table-cell office:value-type="float" office:value="0.03351431" calcext:value-type="float">
            <text:p>0.03351431</text:p>
          </table:table-cell>
          <table:table-cell office:value-type="float" office:value="0.02695574" calcext:value-type="float">
            <text:p>0.02695574</text:p>
          </table:table-cell>
          <table:table-cell office:value-type="float" office:value="5.584904" calcext:value-type="float">
            <text:p>5.584904</text:p>
          </table:table-cell>
          <table:table-cell office:value-type="float" office:value="12.80528" calcext:value-type="float">
            <text:p>12.80528</text:p>
          </table:table-cell>
          <table:table-cell office:value-type="float" office:value="11.2395" calcext:value-type="float">
            <text:p>11.2395</text:p>
          </table:table-cell>
          <table:table-cell office:value-type="float" office:value="7.208226" calcext:value-type="float">
            <text:p>7.208226</text:p>
          </table:table-cell>
          <table:table-cell office:value-type="float" office:value="4.717295" calcext:value-type="float">
            <text:p>4.717295</text:p>
          </table:table-cell>
          <table:table-cell office:value-type="float" office:value="2.311117" calcext:value-type="float">
            <text:p>2.311117</text:p>
          </table:table-cell>
          <table:table-cell office:value-type="float" office:value="1.960552" calcext:value-type="float">
            <text:p>1.960552</text:p>
          </table:table-cell>
          <table:table-cell office:value-type="float" office:value="8.867218" calcext:value-type="float">
            <text:p>8.867218</text:p>
          </table:table-cell>
          <table:table-cell office:value-type="float" office:value="0" calcext:value-type="float">
            <text:p>0</text:p>
          </table:table-cell>
          <table:table-cell office:value-type="float" office:value="-0.270452" calcext:value-type="float">
            <text:p>-0.2704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8" calcext:value-type="float">
            <text:p>14021998</text:p>
          </table:table-cell>
          <table:table-cell office:value-type="float" office:value="21.93724" calcext:value-type="float">
            <text:p>21.93724</text:p>
          </table:table-cell>
          <table:table-cell office:value-type="float" office:value="495.761" calcext:value-type="float">
            <text:p>495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87439" calcext:value-type="float">
            <text:p>0.08287439</text:p>
          </table:table-cell>
          <table:table-cell office:value-type="float" office:value="9.271177" calcext:value-type="float">
            <text:p>9.271177</text:p>
          </table:table-cell>
          <table:table-cell office:value-type="float" office:value="0" calcext:value-type="float">
            <text:p>0</text:p>
          </table:table-cell>
          <table:table-cell office:value-type="float" office:value="0.03583921" calcext:value-type="float">
            <text:p>0.03583921</text:p>
          </table:table-cell>
          <table:table-cell office:value-type="float" office:value="0" calcext:value-type="float">
            <text:p>0</text:p>
          </table:table-cell>
          <table:table-cell office:value-type="float" office:value="1.039239" calcext:value-type="float">
            <text:p>1.039239</text:p>
          </table:table-cell>
          <table:table-cell office:value-type="float" office:value="-0.01994497" calcext:value-type="float">
            <text:p>-0.01994497</text:p>
          </table:table-cell>
          <table:table-cell office:value-type="float" office:value="-0.00001822796" calcext:value-type="float">
            <text:p>-1.822796E-05</text:p>
          </table:table-cell>
          <table:table-cell office:value-type="float" office:value="0.006994713" calcext:value-type="float">
            <text:p>0.006994713</text:p>
          </table:table-cell>
          <table:table-cell office:value-type="float" office:value="29.95414" calcext:value-type="float">
            <text:p>29.95414</text:p>
          </table:table-cell>
          <table:table-cell office:value-type="float" office:value="0.01892669" calcext:value-type="float">
            <text:p>0.01892669</text:p>
          </table:table-cell>
          <table:table-cell office:value-type="float" office:value="0.06504804" calcext:value-type="float">
            <text:p>0.06504804</text:p>
          </table:table-cell>
          <table:table-cell office:value-type="float" office:value="0.06012208" calcext:value-type="float">
            <text:p>0.06012208</text:p>
          </table:table-cell>
          <table:table-cell office:value-type="float" office:value="0.0540693" calcext:value-type="float">
            <text:p>0.0540693</text:p>
          </table:table-cell>
          <table:table-cell office:value-type="float" office:value="0.03664882" calcext:value-type="float">
            <text:p>0.03664882</text:p>
          </table:table-cell>
          <table:table-cell office:value-type="float" office:value="0.03292961" calcext:value-type="float">
            <text:p>0.03292961</text:p>
          </table:table-cell>
          <table:table-cell office:value-type="float" office:value="0.03805112" calcext:value-type="float">
            <text:p>0.03805112</text:p>
          </table:table-cell>
          <table:table-cell office:value-type="float" office:value="0.03343087" calcext:value-type="float">
            <text:p>0.03343087</text:p>
          </table:table-cell>
          <table:table-cell office:value-type="float" office:value="0.02694566" calcext:value-type="float">
            <text:p>0.02694566</text:p>
          </table:table-cell>
          <table:table-cell office:value-type="float" office:value="5.621084" calcext:value-type="float">
            <text:p>5.621084</text:p>
          </table:table-cell>
          <table:table-cell office:value-type="float" office:value="12.97664" calcext:value-type="float">
            <text:p>12.97664</text:p>
          </table:table-cell>
          <table:table-cell office:value-type="float" office:value="11.43433" calcext:value-type="float">
            <text:p>11.43433</text:p>
          </table:table-cell>
          <table:table-cell office:value-type="float" office:value="7.351943" calcext:value-type="float">
            <text:p>7.351943</text:p>
          </table:table-cell>
          <table:table-cell office:value-type="float" office:value="4.806631" calcext:value-type="float">
            <text:p>4.806631</text:p>
          </table:table-cell>
          <table:table-cell office:value-type="float" office:value="2.346252" calcext:value-type="float">
            <text:p>2.346252</text:p>
          </table:table-cell>
          <table:table-cell office:value-type="float" office:value="1.969857" calcext:value-type="float">
            <text:p>1.969857</text:p>
          </table:table-cell>
          <table:table-cell office:value-type="float" office:value="8.666114" calcext:value-type="float">
            <text:p>8.666114</text:p>
          </table:table-cell>
          <table:table-cell office:value-type="float" office:value="0" calcext:value-type="float">
            <text:p>0</text:p>
          </table:table-cell>
          <table:table-cell office:value-type="float" office:value="-0.2705024" calcext:value-type="float">
            <text:p>-0.27050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8" calcext:value-type="float">
            <text:p>15021998</text:p>
          </table:table-cell>
          <table:table-cell office:value-type="float" office:value="21.92347" calcext:value-type="float">
            <text:p>21.92347</text:p>
          </table:table-cell>
          <table:table-cell office:value-type="float" office:value="495.7189" calcext:value-type="float">
            <text:p>495.7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8999" calcext:value-type="float">
            <text:p>0.08258999</text:p>
          </table:table-cell>
          <table:table-cell office:value-type="float" office:value="9.317339" calcext:value-type="float">
            <text:p>9.317339</text:p>
          </table:table-cell>
          <table:table-cell office:value-type="float" office:value="0" calcext:value-type="float">
            <text:p>0</text:p>
          </table:table-cell>
          <table:table-cell office:value-type="float" office:value="0.03592254" calcext:value-type="float">
            <text:p>0.03592254</text:p>
          </table:table-cell>
          <table:table-cell office:value-type="float" office:value="0" calcext:value-type="float">
            <text:p>0</text:p>
          </table:table-cell>
          <table:table-cell office:value-type="float" office:value="1.04169" calcext:value-type="float">
            <text:p>1.04169</text:p>
          </table:table-cell>
          <table:table-cell office:value-type="float" office:value="-0.01995391" calcext:value-type="float">
            <text:p>-0.01995391</text:p>
          </table:table-cell>
          <table:table-cell office:value-type="float" office:value="-0.0000236071" calcext:value-type="float">
            <text:p>-2.36071E-05</text:p>
          </table:table-cell>
          <table:table-cell office:value-type="float" office:value="0.007104642" calcext:value-type="float">
            <text:p>0.007104642</text:p>
          </table:table-cell>
          <table:table-cell office:value-type="float" office:value="29.97044" calcext:value-type="float">
            <text:p>29.97044</text:p>
          </table:table-cell>
          <table:table-cell office:value-type="float" office:value="0.01882303" calcext:value-type="float">
            <text:p>0.01882303</text:p>
          </table:table-cell>
          <table:table-cell office:value-type="float" office:value="0.0646117" calcext:value-type="float">
            <text:p>0.0646117</text:p>
          </table:table-cell>
          <table:table-cell office:value-type="float" office:value="0.05970714" calcext:value-type="float">
            <text:p>0.05970714</text:p>
          </table:table-cell>
          <table:table-cell office:value-type="float" office:value="0.05371718" calcext:value-type="float">
            <text:p>0.05371718</text:p>
          </table:table-cell>
          <table:table-cell office:value-type="float" office:value="0.03659648" calcext:value-type="float">
            <text:p>0.03659648</text:p>
          </table:table-cell>
          <table:table-cell office:value-type="float" office:value="0.03289235" calcext:value-type="float">
            <text:p>0.03289235</text:p>
          </table:table-cell>
          <table:table-cell office:value-type="float" office:value="0.0379208" calcext:value-type="float">
            <text:p>0.0379208</text:p>
          </table:table-cell>
          <table:table-cell office:value-type="float" office:value="0.03334161" calcext:value-type="float">
            <text:p>0.03334161</text:p>
          </table:table-cell>
          <table:table-cell office:value-type="float" office:value="0.02699008" calcext:value-type="float">
            <text:p>0.02699008</text:p>
          </table:table-cell>
          <table:table-cell office:value-type="float" office:value="5.656315" calcext:value-type="float">
            <text:p>5.656315</text:p>
          </table:table-cell>
          <table:table-cell office:value-type="float" office:value="13.14407" calcext:value-type="float">
            <text:p>13.14407</text:p>
          </table:table-cell>
          <table:table-cell office:value-type="float" office:value="11.62681" calcext:value-type="float">
            <text:p>11.62681</text:p>
          </table:table-cell>
          <table:table-cell office:value-type="float" office:value="7.495118" calcext:value-type="float">
            <text:p>7.495118</text:p>
          </table:table-cell>
          <table:table-cell office:value-type="float" office:value="4.8956" calcext:value-type="float">
            <text:p>4.8956</text:p>
          </table:table-cell>
          <table:table-cell office:value-type="float" office:value="2.381485" calcext:value-type="float">
            <text:p>2.381485</text:p>
          </table:table-cell>
          <table:table-cell office:value-type="float" office:value="1.979145" calcext:value-type="float">
            <text:p>1.979145</text:p>
          </table:table-cell>
          <table:table-cell office:value-type="float" office:value="8.471729" calcext:value-type="float">
            <text:p>8.471729</text:p>
          </table:table-cell>
          <table:table-cell office:value-type="float" office:value="0" calcext:value-type="float">
            <text:p>0</text:p>
          </table:table-cell>
          <table:table-cell office:value-type="float" office:value="-0.2705518" calcext:value-type="float">
            <text:p>-0.27055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8" calcext:value-type="float">
            <text:p>16021998</text:p>
          </table:table-cell>
          <table:table-cell office:value-type="float" office:value="21.90978" calcext:value-type="float">
            <text:p>21.90978</text:p>
          </table:table-cell>
          <table:table-cell office:value-type="float" office:value="495.6776" calcext:value-type="float">
            <text:p>495.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28351" calcext:value-type="float">
            <text:p>0.08228351</text:p>
          </table:table-cell>
          <table:table-cell office:value-type="float" office:value="9.363138" calcext:value-type="float">
            <text:p>9.363138</text:p>
          </table:table-cell>
          <table:table-cell office:value-type="float" office:value="0" calcext:value-type="float">
            <text:p>0</text:p>
          </table:table-cell>
          <table:table-cell office:value-type="float" office:value="0.03600578" calcext:value-type="float">
            <text:p>0.03600578</text:p>
          </table:table-cell>
          <table:table-cell office:value-type="float" office:value="0" calcext:value-type="float">
            <text:p>0</text:p>
          </table:table-cell>
          <table:table-cell office:value-type="float" office:value="1.04393" calcext:value-type="float">
            <text:p>1.04393</text:p>
          </table:table-cell>
          <table:table-cell office:value-type="float" office:value="-0.01995701" calcext:value-type="float">
            <text:p>-0.01995701</text:p>
          </table:table-cell>
          <table:table-cell office:value-type="float" office:value="-0.00002548333" calcext:value-type="float">
            <text:p>-2.548333E-05</text:p>
          </table:table-cell>
          <table:table-cell office:value-type="float" office:value="0.00720448" calcext:value-type="float">
            <text:p>0.00720448</text:p>
          </table:table-cell>
          <table:table-cell office:value-type="float" office:value="29.98247" calcext:value-type="float">
            <text:p>29.98247</text:p>
          </table:table-cell>
          <table:table-cell office:value-type="float" office:value="0.01870412" calcext:value-type="float">
            <text:p>0.01870412</text:p>
          </table:table-cell>
          <table:table-cell office:value-type="float" office:value="0.06407753" calcext:value-type="float">
            <text:p>0.06407753</text:p>
          </table:table-cell>
          <table:table-cell office:value-type="float" office:value="0.05918678" calcext:value-type="float">
            <text:p>0.05918678</text:p>
          </table:table-cell>
          <table:table-cell office:value-type="float" office:value="0.05325265" calcext:value-type="float">
            <text:p>0.05325265</text:p>
          </table:table-cell>
          <table:table-cell office:value-type="float" office:value="0.03646475" calcext:value-type="float">
            <text:p>0.03646475</text:p>
          </table:table-cell>
          <table:table-cell office:value-type="float" office:value="0.03279053" calcext:value-type="float">
            <text:p>0.03279053</text:p>
          </table:table-cell>
          <table:table-cell office:value-type="float" office:value="0.03777589" calcext:value-type="float">
            <text:p>0.03777589</text:p>
          </table:table-cell>
          <table:table-cell office:value-type="float" office:value="0.0332443" calcext:value-type="float">
            <text:p>0.0332443</text:p>
          </table:table-cell>
          <table:table-cell office:value-type="float" office:value="0.02702703" calcext:value-type="float">
            <text:p>0.02702703</text:p>
          </table:table-cell>
          <table:table-cell office:value-type="float" office:value="5.69044" calcext:value-type="float">
            <text:p>5.69044</text:p>
          </table:table-cell>
          <table:table-cell office:value-type="float" office:value="13.30748" calcext:value-type="float">
            <text:p>13.30748</text:p>
          </table:table-cell>
          <table:table-cell office:value-type="float" office:value="11.81671" calcext:value-type="float">
            <text:p>11.81671</text:p>
          </table:table-cell>
          <table:table-cell office:value-type="float" office:value="7.637528" calcext:value-type="float">
            <text:p>7.637528</text:p>
          </table:table-cell>
          <table:table-cell office:value-type="float" office:value="4.984116" calcext:value-type="float">
            <text:p>4.984116</text:p>
          </table:table-cell>
          <table:table-cell office:value-type="float" office:value="2.41679" calcext:value-type="float">
            <text:p>2.41679</text:p>
          </table:table-cell>
          <table:table-cell office:value-type="float" office:value="1.988407" calcext:value-type="float">
            <text:p>1.988407</text:p>
          </table:table-cell>
          <table:table-cell office:value-type="float" office:value="8.283151" calcext:value-type="float">
            <text:p>8.283151</text:p>
          </table:table-cell>
          <table:table-cell office:value-type="float" office:value="0" calcext:value-type="float">
            <text:p>0</text:p>
          </table:table-cell>
          <table:table-cell office:value-type="float" office:value="-0.2706013" calcext:value-type="float">
            <text:p>-0.27060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8" calcext:value-type="float">
            <text:p>17021998</text:p>
          </table:table-cell>
          <table:table-cell office:value-type="float" office:value="21.89617" calcext:value-type="float">
            <text:p>21.89617</text:p>
          </table:table-cell>
          <table:table-cell office:value-type="float" office:value="495.6367" calcext:value-type="float">
            <text:p>495.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97587" calcext:value-type="float">
            <text:p>0.08197587</text:p>
          </table:table-cell>
          <table:table-cell office:value-type="float" office:value="9.408329" calcext:value-type="float">
            <text:p>9.408329</text:p>
          </table:table-cell>
          <table:table-cell office:value-type="float" office:value="0" calcext:value-type="float">
            <text:p>0</text:p>
          </table:table-cell>
          <table:table-cell office:value-type="float" office:value="0.03608857" calcext:value-type="float">
            <text:p>0.03608857</text:p>
          </table:table-cell>
          <table:table-cell office:value-type="float" office:value="0" calcext:value-type="float">
            <text:p>0</text:p>
          </table:table-cell>
          <table:table-cell office:value-type="float" office:value="1.046152" calcext:value-type="float">
            <text:p>1.046152</text:p>
          </table:table-cell>
          <table:table-cell office:value-type="float" office:value="-0.01995865" calcext:value-type="float">
            <text:p>-0.01995865</text:p>
          </table:table-cell>
          <table:table-cell office:value-type="float" office:value="-0.00002451119" calcext:value-type="float">
            <text:p>-2.451119E-05</text:p>
          </table:table-cell>
          <table:table-cell office:value-type="float" office:value="0.007294487" calcext:value-type="float">
            <text:p>0.007294487</text:p>
          </table:table-cell>
          <table:table-cell office:value-type="float" office:value="29.99058" calcext:value-type="float">
            <text:p>29.99058</text:p>
          </table:table-cell>
          <table:table-cell office:value-type="float" office:value="0.01857573" calcext:value-type="float">
            <text:p>0.01857573</text:p>
          </table:table-cell>
          <table:table-cell office:value-type="float" office:value="0.06355451" calcext:value-type="float">
            <text:p>0.06355451</text:p>
          </table:table-cell>
          <table:table-cell office:value-type="float" office:value="0.05864172" calcext:value-type="float">
            <text:p>0.05864172</text:p>
          </table:table-cell>
          <table:table-cell office:value-type="float" office:value="0.05276195" calcext:value-type="float">
            <text:p>0.05276195</text:p>
          </table:table-cell>
          <table:table-cell office:value-type="float" office:value="0.03630515" calcext:value-type="float">
            <text:p>0.03630515</text:p>
          </table:table-cell>
          <table:table-cell office:value-type="float" office:value="0.03265989" calcext:value-type="float">
            <text:p>0.03265989</text:p>
          </table:table-cell>
          <table:table-cell office:value-type="float" office:value="0.03764107" calcext:value-type="float">
            <text:p>0.03764107</text:p>
          </table:table-cell>
          <table:table-cell office:value-type="float" office:value="0.03314338" calcext:value-type="float">
            <text:p>0.03314338</text:p>
          </table:table-cell>
          <table:table-cell office:value-type="float" office:value="0.02706537" calcext:value-type="float">
            <text:p>0.02706537</text:p>
          </table:table-cell>
          <table:table-cell office:value-type="float" office:value="5.723136" calcext:value-type="float">
            <text:p>5.723136</text:p>
          </table:table-cell>
          <table:table-cell office:value-type="float" office:value="13.46658" calcext:value-type="float">
            <text:p>13.46658</text:p>
          </table:table-cell>
          <table:table-cell office:value-type="float" office:value="12.00371" calcext:value-type="float">
            <text:p>12.00371</text:p>
          </table:table-cell>
          <table:table-cell office:value-type="float" office:value="7.778963" calcext:value-type="float">
            <text:p>7.778963</text:p>
          </table:table-cell>
          <table:table-cell office:value-type="float" office:value="5.072021" calcext:value-type="float">
            <text:p>5.072021</text:p>
          </table:table-cell>
          <table:table-cell office:value-type="float" office:value="2.452116" calcext:value-type="float">
            <text:p>2.452116</text:p>
          </table:table-cell>
          <table:table-cell office:value-type="float" office:value="1.997625" calcext:value-type="float">
            <text:p>1.997625</text:p>
          </table:table-cell>
          <table:table-cell office:value-type="float" office:value="8.10027" calcext:value-type="float">
            <text:p>8.10027</text:p>
          </table:table-cell>
          <table:table-cell office:value-type="float" office:value="0" calcext:value-type="float">
            <text:p>0</text:p>
          </table:table-cell>
          <table:table-cell office:value-type="float" office:value="-0.27065" calcext:value-type="float">
            <text:p>-0.270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8" calcext:value-type="float">
            <text:p>18021998</text:p>
          </table:table-cell>
          <table:table-cell office:value-type="float" office:value="21.88835" calcext:value-type="float">
            <text:p>21.88835</text:p>
          </table:table-cell>
          <table:table-cell office:value-type="float" office:value="495.597" calcext:value-type="float">
            <text:p>495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6507" calcext:value-type="float">
            <text:p>0.08176507</text:p>
          </table:table-cell>
          <table:table-cell office:value-type="float" office:value="9.446488" calcext:value-type="float">
            <text:p>9.446488</text:p>
          </table:table-cell>
          <table:table-cell office:value-type="float" office:value="0" calcext:value-type="float">
            <text:p>0</text:p>
          </table:table-cell>
          <table:table-cell office:value-type="float" office:value="0.03617121" calcext:value-type="float">
            <text:p>0.03617121</text:p>
          </table:table-cell>
          <table:table-cell office:value-type="float" office:value="0" calcext:value-type="float">
            <text:p>0</text:p>
          </table:table-cell>
          <table:table-cell office:value-type="float" office:value="1.048424" calcext:value-type="float">
            <text:p>1.048424</text:p>
          </table:table-cell>
          <table:table-cell office:value-type="float" office:value="-0.0199587" calcext:value-type="float">
            <text:p>-0.0199587</text:p>
          </table:table-cell>
          <table:table-cell office:value-type="float" office:value="-0.00002244005" calcext:value-type="float">
            <text:p>-2.244005E-05</text:p>
          </table:table-cell>
          <table:table-cell office:value-type="float" office:value="0.007378634" calcext:value-type="float">
            <text:p>0.007378634</text:p>
          </table:table-cell>
          <table:table-cell office:value-type="float" office:value="30.00246" calcext:value-type="float">
            <text:p>30.00246</text:p>
          </table:table-cell>
          <table:table-cell office:value-type="float" office:value="0.01804982" calcext:value-type="float">
            <text:p>0.01804982</text:p>
          </table:table-cell>
          <table:table-cell office:value-type="float" office:value="0.06229997" calcext:value-type="float">
            <text:p>0.06229997</text:p>
          </table:table-cell>
          <table:table-cell office:value-type="float" office:value="0.05967004" calcext:value-type="float">
            <text:p>0.05967004</text:p>
          </table:table-cell>
          <table:table-cell office:value-type="float" office:value="0.05266104" calcext:value-type="float">
            <text:p>0.05266104</text:p>
          </table:table-cell>
          <table:table-cell office:value-type="float" office:value="0.03619072" calcext:value-type="float">
            <text:p>0.03619072</text:p>
          </table:table-cell>
          <table:table-cell office:value-type="float" office:value="0.03252942" calcext:value-type="float">
            <text:p>0.03252942</text:p>
          </table:table-cell>
          <table:table-cell office:value-type="float" office:value="0.03752307" calcext:value-type="float">
            <text:p>0.03752307</text:p>
          </table:table-cell>
          <table:table-cell office:value-type="float" office:value="0.03304629" calcext:value-type="float">
            <text:p>0.03304629</text:p>
          </table:table-cell>
          <table:table-cell office:value-type="float" office:value="0.03174028" calcext:value-type="float">
            <text:p>0.03174028</text:p>
          </table:table-cell>
          <table:table-cell office:value-type="float" office:value="4.494065" calcext:value-type="float">
            <text:p>4.494065</text:p>
          </table:table-cell>
          <table:table-cell office:value-type="float" office:value="13.60246" calcext:value-type="float">
            <text:p>13.60246</text:p>
          </table:table-cell>
          <table:table-cell office:value-type="float" office:value="12.4414" calcext:value-type="float">
            <text:p>12.4414</text:p>
          </table:table-cell>
          <table:table-cell office:value-type="float" office:value="7.958814" calcext:value-type="float">
            <text:p>7.958814</text:p>
          </table:table-cell>
          <table:table-cell office:value-type="float" office:value="5.162275" calcext:value-type="float">
            <text:p>5.162275</text:p>
          </table:table-cell>
          <table:table-cell office:value-type="float" office:value="2.487381" calcext:value-type="float">
            <text:p>2.487381</text:p>
          </table:table-cell>
          <table:table-cell office:value-type="float" office:value="2.006796" calcext:value-type="float">
            <text:p>2.006796</text:p>
          </table:table-cell>
          <table:table-cell office:value-type="float" office:value="7.871798" calcext:value-type="float">
            <text:p>7.871798</text:p>
          </table:table-cell>
          <table:table-cell office:value-type="float" office:value="0" calcext:value-type="float">
            <text:p>0</text:p>
          </table:table-cell>
          <table:table-cell office:value-type="float" office:value="-0.2706981" calcext:value-type="float">
            <text:p>-0.27069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8" calcext:value-type="float">
            <text:p>19021998</text:p>
          </table:table-cell>
          <table:table-cell office:value-type="float" office:value="21.87718" calcext:value-type="float">
            <text:p>21.87718</text:p>
          </table:table-cell>
          <table:table-cell office:value-type="float" office:value="495.558" calcext:value-type="float">
            <text:p>495.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64574" calcext:value-type="float">
            <text:p>0.08164574</text:p>
          </table:table-cell>
          <table:table-cell office:value-type="float" office:value="9.412868" calcext:value-type="float">
            <text:p>9.412868</text:p>
          </table:table-cell>
          <table:table-cell office:value-type="float" office:value="0" calcext:value-type="float">
            <text:p>0</text:p>
          </table:table-cell>
          <table:table-cell office:value-type="float" office:value="0.03642963" calcext:value-type="float">
            <text:p>0.03642963</text:p>
          </table:table-cell>
          <table:table-cell office:value-type="float" office:value="0" calcext:value-type="float">
            <text:p>0</text:p>
          </table:table-cell>
          <table:table-cell office:value-type="float" office:value="1.125148" calcext:value-type="float">
            <text:p>1.125148</text:p>
          </table:table-cell>
          <table:table-cell office:value-type="float" office:value="-0.01995621" calcext:value-type="float">
            <text:p>-0.01995621</text:p>
          </table:table-cell>
          <table:table-cell office:value-type="float" office:value="-0.00002042029" calcext:value-type="float">
            <text:p>-2.042029E-05</text:p>
          </table:table-cell>
          <table:table-cell office:value-type="float" office:value="0.007456192" calcext:value-type="float">
            <text:p>0.007456192</text:p>
          </table:table-cell>
          <table:table-cell office:value-type="float" office:value="30.01121" calcext:value-type="float">
            <text:p>30.01121</text:p>
          </table:table-cell>
          <table:table-cell office:value-type="float" office:value="0.01816477" calcext:value-type="float">
            <text:p>0.01816477</text:p>
          </table:table-cell>
          <table:table-cell office:value-type="float" office:value="0.06377002" calcext:value-type="float">
            <text:p>0.06377002</text:p>
          </table:table-cell>
          <table:table-cell office:value-type="float" office:value="0.06018348" calcext:value-type="float">
            <text:p>0.06018348</text:p>
          </table:table-cell>
          <table:table-cell office:value-type="float" office:value="0.05314978" calcext:value-type="float">
            <text:p>0.05314978</text:p>
          </table:table-cell>
          <table:table-cell office:value-type="float" office:value="0.03647989" calcext:value-type="float">
            <text:p>0.03647989</text:p>
          </table:table-cell>
          <table:table-cell office:value-type="float" office:value="0.03256274" calcext:value-type="float">
            <text:p>0.03256274</text:p>
          </table:table-cell>
          <table:table-cell office:value-type="float" office:value="0.03744129" calcext:value-type="float">
            <text:p>0.03744129</text:p>
          </table:table-cell>
          <table:table-cell office:value-type="float" office:value="0.03295496" calcext:value-type="float">
            <text:p>0.03295496</text:p>
          </table:table-cell>
          <table:table-cell office:value-type="float" office:value="0.02537376" calcext:value-type="float">
            <text:p>0.02537376</text:p>
          </table:table-cell>
          <table:table-cell office:value-type="float" office:value="3.127163" calcext:value-type="float">
            <text:p>3.127163</text:p>
          </table:table-cell>
          <table:table-cell office:value-type="float" office:value="12.06197" calcext:value-type="float">
            <text:p>12.06197</text:p>
          </table:table-cell>
          <table:table-cell office:value-type="float" office:value="12.91325" calcext:value-type="float">
            <text:p>12.91325</text:p>
          </table:table-cell>
          <table:table-cell office:value-type="float" office:value="8.548384" calcext:value-type="float">
            <text:p>8.548384</text:p>
          </table:table-cell>
          <table:table-cell office:value-type="float" office:value="5.382534" calcext:value-type="float">
            <text:p>5.382534</text:p>
          </table:table-cell>
          <table:table-cell office:value-type="float" office:value="2.531549" calcext:value-type="float">
            <text:p>2.531549</text:p>
          </table:table-cell>
          <table:table-cell office:value-type="float" office:value="2.015994" calcext:value-type="float">
            <text:p>2.015994</text:p>
          </table:table-cell>
          <table:table-cell office:value-type="float" office:value="7.59381" calcext:value-type="float">
            <text:p>7.59381</text:p>
          </table:table-cell>
          <table:table-cell office:value-type="float" office:value="0" calcext:value-type="float">
            <text:p>0</text:p>
          </table:table-cell>
          <table:table-cell office:value-type="float" office:value="-0.2707377" calcext:value-type="float">
            <text:p>-0.27073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8" calcext:value-type="float">
            <text:p>20021998</text:p>
          </table:table-cell>
          <table:table-cell office:value-type="float" office:value="21.862" calcext:value-type="float">
            <text:p>21.862</text:p>
          </table:table-cell>
          <table:table-cell office:value-type="float" office:value="495.5194" calcext:value-type="float">
            <text:p>495.5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41281" calcext:value-type="float">
            <text:p>0.08141281</text:p>
          </table:table-cell>
          <table:table-cell office:value-type="float" office:value="9.382536" calcext:value-type="float">
            <text:p>9.382536</text:p>
          </table:table-cell>
          <table:table-cell office:value-type="float" office:value="0" calcext:value-type="float">
            <text:p>0</text:p>
          </table:table-cell>
          <table:table-cell office:value-type="float" office:value="0.0366849" calcext:value-type="float">
            <text:p>0.0366849</text:p>
          </table:table-cell>
          <table:table-cell office:value-type="float" office:value="0" calcext:value-type="float">
            <text:p>0</text:p>
          </table:table-cell>
          <table:table-cell office:value-type="float" office:value="1.202357" calcext:value-type="float">
            <text:p>1.202357</text:p>
          </table:table-cell>
          <table:table-cell office:value-type="float" office:value="-0.01995574" calcext:value-type="float">
            <text:p>-0.01995574</text:p>
          </table:table-cell>
          <table:table-cell office:value-type="float" office:value="-0.00001840981" calcext:value-type="float">
            <text:p>-1.840981E-05</text:p>
          </table:table-cell>
          <table:table-cell office:value-type="float" office:value="0.007524008" calcext:value-type="float">
            <text:p>0.007524008</text:p>
          </table:table-cell>
          <table:table-cell office:value-type="float" office:value="30.01194" calcext:value-type="float">
            <text:p>30.01194</text:p>
          </table:table-cell>
          <table:table-cell office:value-type="float" office:value="0.01801036" calcext:value-type="float">
            <text:p>0.01801036</text:p>
          </table:table-cell>
          <table:table-cell office:value-type="float" office:value="0.06357127" calcext:value-type="float">
            <text:p>0.06357127</text:p>
          </table:table-cell>
          <table:table-cell office:value-type="float" office:value="0.05994102" calcext:value-type="float">
            <text:p>0.05994102</text:p>
          </table:table-cell>
          <table:table-cell office:value-type="float" office:value="0.0529238" calcext:value-type="float">
            <text:p>0.0529238</text:p>
          </table:table-cell>
          <table:table-cell office:value-type="float" office:value="0.03649845" calcext:value-type="float">
            <text:p>0.03649845</text:p>
          </table:table-cell>
          <table:table-cell office:value-type="float" office:value="0.03260574" calcext:value-type="float">
            <text:p>0.03260574</text:p>
          </table:table-cell>
          <table:table-cell office:value-type="float" office:value="0.03742003" calcext:value-type="float">
            <text:p>0.03742003</text:p>
          </table:table-cell>
          <table:table-cell office:value-type="float" office:value="0.03287642" calcext:value-type="float">
            <text:p>0.03287642</text:p>
          </table:table-cell>
          <table:table-cell office:value-type="float" office:value="0.02466478" calcext:value-type="float">
            <text:p>0.02466478</text:p>
          </table:table-cell>
          <table:table-cell office:value-type="float" office:value="2.657893" calcext:value-type="float">
            <text:p>2.657893</text:p>
          </table:table-cell>
          <table:table-cell office:value-type="float" office:value="11.0891" calcext:value-type="float">
            <text:p>11.0891</text:p>
          </table:table-cell>
          <table:table-cell office:value-type="float" office:value="12.86267" calcext:value-type="float">
            <text:p>12.86267</text:p>
          </table:table-cell>
          <table:table-cell office:value-type="float" office:value="8.872816" calcext:value-type="float">
            <text:p>8.872816</text:p>
          </table:table-cell>
          <table:table-cell office:value-type="float" office:value="5.581563" calcext:value-type="float">
            <text:p>5.581563</text:p>
          </table:table-cell>
          <table:table-cell office:value-type="float" office:value="2.590164" calcext:value-type="float">
            <text:p>2.590164</text:p>
          </table:table-cell>
          <table:table-cell office:value-type="float" office:value="2.0255" calcext:value-type="float">
            <text:p>2.0255</text:p>
          </table:table-cell>
          <table:table-cell office:value-type="float" office:value="7.36198" calcext:value-type="float">
            <text:p>7.36198</text:p>
          </table:table-cell>
          <table:table-cell office:value-type="float" office:value="0" calcext:value-type="float">
            <text:p>0</text:p>
          </table:table-cell>
          <table:table-cell office:value-type="float" office:value="-0.2707762" calcext:value-type="float">
            <text:p>-0.27077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8" calcext:value-type="float">
            <text:p>21021998</text:p>
          </table:table-cell>
          <table:table-cell office:value-type="float" office:value="21.84521" calcext:value-type="float">
            <text:p>21.84521</text:p>
          </table:table-cell>
          <table:table-cell office:value-type="float" office:value="495.4812" calcext:value-type="float">
            <text:p>495.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15195" calcext:value-type="float">
            <text:p>0.08115195</text:p>
          </table:table-cell>
          <table:table-cell office:value-type="float" office:value="9.360777" calcext:value-type="float">
            <text:p>9.360777</text:p>
          </table:table-cell>
          <table:table-cell office:value-type="float" office:value="0" calcext:value-type="float">
            <text:p>0</text:p>
          </table:table-cell>
          <table:table-cell office:value-type="float" office:value="0.03692204" calcext:value-type="float">
            <text:p>0.03692204</text:p>
          </table:table-cell>
          <table:table-cell office:value-type="float" office:value="0" calcext:value-type="float">
            <text:p>0</text:p>
          </table:table-cell>
          <table:table-cell office:value-type="float" office:value="1.272275" calcext:value-type="float">
            <text:p>1.272275</text:p>
          </table:table-cell>
          <table:table-cell office:value-type="float" office:value="-0.01995583" calcext:value-type="float">
            <text:p>-0.01995583</text:p>
          </table:table-cell>
          <table:table-cell office:value-type="float" office:value="-0.00001639757" calcext:value-type="float">
            <text:p>-1.639757E-05</text:p>
          </table:table-cell>
          <table:table-cell office:value-type="float" office:value="0.007583667" calcext:value-type="float">
            <text:p>0.007583667</text:p>
          </table:table-cell>
          <table:table-cell office:value-type="float" office:value="30.00735" calcext:value-type="float">
            <text:p>30.00735</text:p>
          </table:table-cell>
          <table:table-cell office:value-type="float" office:value="0.01788125" calcext:value-type="float">
            <text:p>0.01788125</text:p>
          </table:table-cell>
          <table:table-cell office:value-type="float" office:value="0.0633442" calcext:value-type="float">
            <text:p>0.0633442</text:p>
          </table:table-cell>
          <table:table-cell office:value-type="float" office:value="0.05937263" calcext:value-type="float">
            <text:p>0.05937263</text:p>
          </table:table-cell>
          <table:table-cell office:value-type="float" office:value="0.05245847" calcext:value-type="float">
            <text:p>0.05245847</text:p>
          </table:table-cell>
          <table:table-cell office:value-type="float" office:value="0.0363995" calcext:value-type="float">
            <text:p>0.0363995</text:p>
          </table:table-cell>
          <table:table-cell office:value-type="float" office:value="0.03258083" calcext:value-type="float">
            <text:p>0.03258083</text:p>
          </table:table-cell>
          <table:table-cell office:value-type="float" office:value="0.0374045" calcext:value-type="float">
            <text:p>0.0374045</text:p>
          </table:table-cell>
          <table:table-cell office:value-type="float" office:value="0.03280915" calcext:value-type="float">
            <text:p>0.03280915</text:p>
          </table:table-cell>
          <table:table-cell office:value-type="float" office:value="0.02431643" calcext:value-type="float">
            <text:p>0.02431643</text:p>
          </table:table-cell>
          <table:table-cell office:value-type="float" office:value="2.456757" calcext:value-type="float">
            <text:p>2.456757</text:p>
          </table:table-cell>
          <table:table-cell office:value-type="float" office:value="10.3969" calcext:value-type="float">
            <text:p>10.3969</text:p>
          </table:table-cell>
          <table:table-cell office:value-type="float" office:value="12.73647" calcext:value-type="float">
            <text:p>12.73647</text:p>
          </table:table-cell>
          <table:table-cell office:value-type="float" office:value="9.09464" calcext:value-type="float">
            <text:p>9.09464</text:p>
          </table:table-cell>
          <table:table-cell office:value-type="float" office:value="5.736042" calcext:value-type="float">
            <text:p>5.736042</text:p>
          </table:table-cell>
          <table:table-cell office:value-type="float" office:value="2.646759" calcext:value-type="float">
            <text:p>2.646759</text:p>
          </table:table-cell>
          <table:table-cell office:value-type="float" office:value="2.035159" calcext:value-type="float">
            <text:p>2.035159</text:p>
          </table:table-cell>
          <table:table-cell office:value-type="float" office:value="7.160772" calcext:value-type="float">
            <text:p>7.160772</text:p>
          </table:table-cell>
          <table:table-cell office:value-type="float" office:value="0" calcext:value-type="float">
            <text:p>0</text:p>
          </table:table-cell>
          <table:table-cell office:value-type="float" office:value="-0.2708139" calcext:value-type="float">
            <text:p>-0.27081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8" calcext:value-type="float">
            <text:p>22021998</text:p>
          </table:table-cell>
          <table:table-cell office:value-type="float" office:value="21.82815" calcext:value-type="float">
            <text:p>21.82815</text:p>
          </table:table-cell>
          <table:table-cell office:value-type="float" office:value="495.4435" calcext:value-type="float">
            <text:p>495.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90855" calcext:value-type="float">
            <text:p>0.08090855</text:p>
          </table:table-cell>
          <table:table-cell office:value-type="float" office:value="9.346609" calcext:value-type="float">
            <text:p>9.346609</text:p>
          </table:table-cell>
          <table:table-cell office:value-type="float" office:value="0" calcext:value-type="float">
            <text:p>0</text:p>
          </table:table-cell>
          <table:table-cell office:value-type="float" office:value="0.03714448" calcext:value-type="float">
            <text:p>0.03714448</text:p>
          </table:table-cell>
          <table:table-cell office:value-type="float" office:value="0" calcext:value-type="float">
            <text:p>0</text:p>
          </table:table-cell>
          <table:table-cell office:value-type="float" office:value="1.334378" calcext:value-type="float">
            <text:p>1.334378</text:p>
          </table:table-cell>
          <table:table-cell office:value-type="float" office:value="-0.01995659" calcext:value-type="float">
            <text:p>-0.01995659</text:p>
          </table:table-cell>
          <table:table-cell office:value-type="float" office:value="-0.00001482568" calcext:value-type="float">
            <text:p>-1.482568E-05</text:p>
          </table:table-cell>
          <table:table-cell office:value-type="float" office:value="0.007635239" calcext:value-type="float">
            <text:p>0.007635239</text:p>
          </table:table-cell>
          <table:table-cell office:value-type="float" office:value="29.99929" calcext:value-type="float">
            <text:p>29.99929</text:p>
          </table:table-cell>
          <table:table-cell office:value-type="float" office:value="0.01774454" calcext:value-type="float">
            <text:p>0.01774454</text:p>
          </table:table-cell>
          <table:table-cell office:value-type="float" office:value="0.06306241" calcext:value-type="float">
            <text:p>0.06306241</text:p>
          </table:table-cell>
          <table:table-cell office:value-type="float" office:value="0.05888685" calcext:value-type="float">
            <text:p>0.05888685</text:p>
          </table:table-cell>
          <table:table-cell office:value-type="float" office:value="0.05207823" calcext:value-type="float">
            <text:p>0.05207823</text:p>
          </table:table-cell>
          <table:table-cell office:value-type="float" office:value="0.03630184" calcext:value-type="float">
            <text:p>0.03630184</text:p>
          </table:table-cell>
          <table:table-cell office:value-type="float" office:value="0.03252359" calcext:value-type="float">
            <text:p>0.03252359</text:p>
          </table:table-cell>
          <table:table-cell office:value-type="float" office:value="0.03736572" calcext:value-type="float">
            <text:p>0.03736572</text:p>
          </table:table-cell>
          <table:table-cell office:value-type="float" office:value="0.03274887" calcext:value-type="float">
            <text:p>0.03274887</text:p>
          </table:table-cell>
          <table:table-cell office:value-type="float" office:value="0.02403871" calcext:value-type="float">
            <text:p>0.02403871</text:p>
          </table:table-cell>
          <table:table-cell office:value-type="float" office:value="2.295637" calcext:value-type="float">
            <text:p>2.295637</text:p>
          </table:table-cell>
          <table:table-cell office:value-type="float" office:value="9.819901" calcext:value-type="float">
            <text:p>9.819901</text:p>
          </table:table-cell>
          <table:table-cell office:value-type="float" office:value="12.66889" calcext:value-type="float">
            <text:p>12.66889</text:p>
          </table:table-cell>
          <table:table-cell office:value-type="float" office:value="9.296519" calcext:value-type="float">
            <text:p>9.296519</text:p>
          </table:table-cell>
          <table:table-cell office:value-type="float" office:value="5.863678" calcext:value-type="float">
            <text:p>5.863678</text:p>
          </table:table-cell>
          <table:table-cell office:value-type="float" office:value="2.691552" calcext:value-type="float">
            <text:p>2.691552</text:p>
          </table:table-cell>
          <table:table-cell office:value-type="float" office:value="2.044682" calcext:value-type="float">
            <text:p>2.044682</text:p>
          </table:table-cell>
          <table:table-cell office:value-type="float" office:value="6.974855" calcext:value-type="float">
            <text:p>6.974855</text:p>
          </table:table-cell>
          <table:table-cell office:value-type="float" office:value="0" calcext:value-type="float">
            <text:p>0</text:p>
          </table:table-cell>
          <table:table-cell office:value-type="float" office:value="-0.2708514" calcext:value-type="float">
            <text:p>-0.27085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8" calcext:value-type="float">
            <text:p>23021998</text:p>
          </table:table-cell>
          <table:table-cell office:value-type="float" office:value="21.81106" calcext:value-type="float">
            <text:p>21.81106</text:p>
          </table:table-cell>
          <table:table-cell office:value-type="float" office:value="495.4064" calcext:value-type="float">
            <text:p>495.4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6926" calcext:value-type="float">
            <text:p>0.0806926</text:p>
          </table:table-cell>
          <table:table-cell office:value-type="float" office:value="9.335122" calcext:value-type="float">
            <text:p>9.335122</text:p>
          </table:table-cell>
          <table:table-cell office:value-type="float" office:value="0" calcext:value-type="float">
            <text:p>0</text:p>
          </table:table-cell>
          <table:table-cell office:value-type="float" office:value="0.03736238" calcext:value-type="float">
            <text:p>0.03736238</text:p>
          </table:table-cell>
          <table:table-cell office:value-type="float" office:value="0" calcext:value-type="float">
            <text:p>0</text:p>
          </table:table-cell>
          <table:table-cell office:value-type="float" office:value="1.393284" calcext:value-type="float">
            <text:p>1.393284</text:p>
          </table:table-cell>
          <table:table-cell office:value-type="float" office:value="-0.0199577" calcext:value-type="float">
            <text:p>-0.0199577</text:p>
          </table:table-cell>
          <table:table-cell office:value-type="float" office:value="-0.00001360092" calcext:value-type="float">
            <text:p>-1.360092E-05</text:p>
          </table:table-cell>
          <table:table-cell office:value-type="float" office:value="0.007679894" calcext:value-type="float">
            <text:p>0.007679894</text:p>
          </table:table-cell>
          <table:table-cell office:value-type="float" office:value="29.98857" calcext:value-type="float">
            <text:p>29.98857</text:p>
          </table:table-cell>
          <table:table-cell office:value-type="float" office:value="0.01761105" calcext:value-type="float">
            <text:p>0.01761105</text:p>
          </table:table-cell>
          <table:table-cell office:value-type="float" office:value="0.06279176" calcext:value-type="float">
            <text:p>0.06279176</text:p>
          </table:table-cell>
          <table:table-cell office:value-type="float" office:value="0.05856808" calcext:value-type="float">
            <text:p>0.05856808</text:p>
          </table:table-cell>
          <table:table-cell office:value-type="float" office:value="0.05181062" calcext:value-type="float">
            <text:p>0.05181062</text:p>
          </table:table-cell>
          <table:table-cell office:value-type="float" office:value="0.0362246" calcext:value-type="float">
            <text:p>0.0362246</text:p>
          </table:table-cell>
          <table:table-cell office:value-type="float" office:value="0.03247232" calcext:value-type="float">
            <text:p>0.03247232</text:p>
          </table:table-cell>
          <table:table-cell office:value-type="float" office:value="0.03731282" calcext:value-type="float">
            <text:p>0.03731282</text:p>
          </table:table-cell>
          <table:table-cell office:value-type="float" office:value="0.03269227" calcext:value-type="float">
            <text:p>0.03269227</text:p>
          </table:table-cell>
          <table:table-cell office:value-type="float" office:value="0.02388661" calcext:value-type="float">
            <text:p>0.02388661</text:p>
          </table:table-cell>
          <table:table-cell office:value-type="float" office:value="2.138505" calcext:value-type="float">
            <text:p>2.138505</text:p>
          </table:table-cell>
          <table:table-cell office:value-type="float" office:value="9.286647" calcext:value-type="float">
            <text:p>9.286647</text:p>
          </table:table-cell>
          <table:table-cell office:value-type="float" office:value="12.611" calcext:value-type="float">
            <text:p>12.611</text:p>
          </table:table-cell>
          <table:table-cell office:value-type="float" office:value="9.493932" calcext:value-type="float">
            <text:p>9.493932</text:p>
          </table:table-cell>
          <table:table-cell office:value-type="float" office:value="5.991826" calcext:value-type="float">
            <text:p>5.991826</text:p>
          </table:table-cell>
          <table:table-cell office:value-type="float" office:value="2.732044" calcext:value-type="float">
            <text:p>2.732044</text:p>
          </table:table-cell>
          <table:table-cell office:value-type="float" office:value="2.053906" calcext:value-type="float">
            <text:p>2.053906</text:p>
          </table:table-cell>
          <table:table-cell office:value-type="float" office:value="6.798987" calcext:value-type="float">
            <text:p>6.798987</text:p>
          </table:table-cell>
          <table:table-cell office:value-type="float" office:value="0" calcext:value-type="float">
            <text:p>0</text:p>
          </table:table-cell>
          <table:table-cell office:value-type="float" office:value="-0.2708885" calcext:value-type="float">
            <text:p>-0.27088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8" calcext:value-type="float">
            <text:p>24021998</text:p>
          </table:table-cell>
          <table:table-cell office:value-type="float" office:value="21.79298" calcext:value-type="float">
            <text:p>21.79298</text:p>
          </table:table-cell>
          <table:table-cell office:value-type="float" office:value="495.3698" calcext:value-type="float">
            <text:p>495.3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44702" calcext:value-type="float">
            <text:p>0.08044702</text:p>
          </table:table-cell>
          <table:table-cell office:value-type="float" office:value="9.328047" calcext:value-type="float">
            <text:p>9.328047</text:p>
          </table:table-cell>
          <table:table-cell office:value-type="float" office:value="0" calcext:value-type="float">
            <text:p>0</text:p>
          </table:table-cell>
          <table:table-cell office:value-type="float" office:value="0.037565" calcext:value-type="float">
            <text:p>0.037565</text:p>
          </table:table-cell>
          <table:table-cell office:value-type="float" office:value="0" calcext:value-type="float">
            <text:p>0</text:p>
          </table:table-cell>
          <table:table-cell office:value-type="float" office:value="1.448513" calcext:value-type="float">
            <text:p>1.448513</text:p>
          </table:table-cell>
          <table:table-cell office:value-type="float" office:value="-0.01995846" calcext:value-type="float">
            <text:p>-0.01995846</text:p>
          </table:table-cell>
          <table:table-cell office:value-type="float" office:value="-0.000011612" calcext:value-type="float">
            <text:p>-1.1612E-05</text:p>
          </table:table-cell>
          <table:table-cell office:value-type="float" office:value="0.007717003" calcext:value-type="float">
            <text:p>0.007717003</text:p>
          </table:table-cell>
          <table:table-cell office:value-type="float" office:value="29.97398" calcext:value-type="float">
            <text:p>29.97398</text:p>
          </table:table-cell>
          <table:table-cell office:value-type="float" office:value="0.01745024" calcext:value-type="float">
            <text:p>0.01745024</text:p>
          </table:table-cell>
          <table:table-cell office:value-type="float" office:value="0.06265866" calcext:value-type="float">
            <text:p>0.06265866</text:p>
          </table:table-cell>
          <table:table-cell office:value-type="float" office:value="0.05776967" calcext:value-type="float">
            <text:p>0.05776967</text:p>
          </table:table-cell>
          <table:table-cell office:value-type="float" office:value="0.05134421" calcext:value-type="float">
            <text:p>0.05134421</text:p>
          </table:table-cell>
          <table:table-cell office:value-type="float" office:value="0.0361205" calcext:value-type="float">
            <text:p>0.0361205</text:p>
          </table:table-cell>
          <table:table-cell office:value-type="float" office:value="0.03241891" calcext:value-type="float">
            <text:p>0.03241891</text:p>
          </table:table-cell>
          <table:table-cell office:value-type="float" office:value="0.03725391" calcext:value-type="float">
            <text:p>0.03725391</text:p>
          </table:table-cell>
          <table:table-cell office:value-type="float" office:value="0.03263717" calcext:value-type="float">
            <text:p>0.03263717</text:p>
          </table:table-cell>
          <table:table-cell office:value-type="float" office:value="0.0234561" calcext:value-type="float">
            <text:p>0.0234561</text:p>
          </table:table-cell>
          <table:table-cell office:value-type="float" office:value="2.153988" calcext:value-type="float">
            <text:p>2.153988</text:p>
          </table:table-cell>
          <table:table-cell office:value-type="float" office:value="8.890207" calcext:value-type="float">
            <text:p>8.890207</text:p>
          </table:table-cell>
          <table:table-cell office:value-type="float" office:value="12.45766" calcext:value-type="float">
            <text:p>12.45766</text:p>
          </table:table-cell>
          <table:table-cell office:value-type="float" office:value="9.663879" calcext:value-type="float">
            <text:p>9.663879</text:p>
          </table:table-cell>
          <table:table-cell office:value-type="float" office:value="6.124914" calcext:value-type="float">
            <text:p>6.124914</text:p>
          </table:table-cell>
          <table:table-cell office:value-type="float" office:value="2.77304" calcext:value-type="float">
            <text:p>2.77304</text:p>
          </table:table-cell>
          <table:table-cell office:value-type="float" office:value="2.062876" calcext:value-type="float">
            <text:p>2.062876</text:p>
          </table:table-cell>
          <table:table-cell office:value-type="float" office:value="6.648394" calcext:value-type="float">
            <text:p>6.648394</text:p>
          </table:table-cell>
          <table:table-cell office:value-type="float" office:value="0" calcext:value-type="float">
            <text:p>0</text:p>
          </table:table-cell>
          <table:table-cell office:value-type="float" office:value="-0.2709248" calcext:value-type="float">
            <text:p>-0.27092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8" calcext:value-type="float">
            <text:p>25021998</text:p>
          </table:table-cell>
          <table:table-cell office:value-type="float" office:value="21.78074" calcext:value-type="float">
            <text:p>21.78074</text:p>
          </table:table-cell>
          <table:table-cell office:value-type="float" office:value="495.3353" calcext:value-type="float">
            <text:p>495.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53406" calcext:value-type="float">
            <text:p>0.08053406</text:p>
          </table:table-cell>
          <table:table-cell office:value-type="float" office:value="9.295547" calcext:value-type="float">
            <text:p>9.295547</text:p>
          </table:table-cell>
          <table:table-cell office:value-type="float" office:value="0" calcext:value-type="float">
            <text:p>0</text:p>
          </table:table-cell>
          <table:table-cell office:value-type="float" office:value="0.03785943" calcext:value-type="float">
            <text:p>0.03785943</text:p>
          </table:table-cell>
          <table:table-cell office:value-type="float" office:value="0" calcext:value-type="float">
            <text:p>0</text:p>
          </table:table-cell>
          <table:table-cell office:value-type="float" office:value="1.521137" calcext:value-type="float">
            <text:p>1.521137</text:p>
          </table:table-cell>
          <table:table-cell office:value-type="float" office:value="-0.01995671" calcext:value-type="float">
            <text:p>-0.01995671</text:p>
          </table:table-cell>
          <table:table-cell office:value-type="float" office:value="-0.000009853198" calcext:value-type="float">
            <text:p>-9.853198E-06</text:p>
          </table:table-cell>
          <table:table-cell office:value-type="float" office:value="0.007761659" calcext:value-type="float">
            <text:p>0.007761659</text:p>
          </table:table-cell>
          <table:table-cell office:value-type="float" office:value="29.96669" calcext:value-type="float">
            <text:p>29.96669</text:p>
          </table:table-cell>
          <table:table-cell office:value-type="float" office:value="0.0171181" calcext:value-type="float">
            <text:p>0.0171181</text:p>
          </table:table-cell>
          <table:table-cell office:value-type="float" office:value="0.0597677" calcext:value-type="float">
            <text:p>0.0597677</text:p>
          </table:table-cell>
          <table:table-cell office:value-type="float" office:value="0.05989891" calcext:value-type="float">
            <text:p>0.05989891</text:p>
          </table:table-cell>
          <table:table-cell office:value-type="float" office:value="0.05332847" calcext:value-type="float">
            <text:p>0.05332847</text:p>
          </table:table-cell>
          <table:table-cell office:value-type="float" office:value="0.03685005" calcext:value-type="float">
            <text:p>0.03685005</text:p>
          </table:table-cell>
          <table:table-cell office:value-type="float" office:value="0.03253533" calcext:value-type="float">
            <text:p>0.03253533</text:p>
          </table:table-cell>
          <table:table-cell office:value-type="float" office:value="0.03721041" calcext:value-type="float">
            <text:p>0.03721041</text:p>
          </table:table-cell>
          <table:table-cell office:value-type="float" office:value="0.03258754" calcext:value-type="float">
            <text:p>0.03258754</text:p>
          </table:table-cell>
          <table:table-cell office:value-type="float" office:value="0.02275467" calcext:value-type="float">
            <text:p>0.02275467</text:p>
          </table:table-cell>
          <table:table-cell office:value-type="float" office:value="1.454452" calcext:value-type="float">
            <text:p>1.454452</text:p>
          </table:table-cell>
          <table:table-cell office:value-type="float" office:value="7.441719" calcext:value-type="float">
            <text:p>7.441719</text:p>
          </table:table-cell>
          <table:table-cell office:value-type="float" office:value="12.50331" calcext:value-type="float">
            <text:p>12.50331</text:p>
          </table:table-cell>
          <table:table-cell office:value-type="float" office:value="10.38195" calcext:value-type="float">
            <text:p>10.38195</text:p>
          </table:table-cell>
          <table:table-cell office:value-type="float" office:value="6.385922" calcext:value-type="float">
            <text:p>6.385922</text:p>
          </table:table-cell>
          <table:table-cell office:value-type="float" office:value="2.807958" calcext:value-type="float">
            <text:p>2.807958</text:p>
          </table:table-cell>
          <table:table-cell office:value-type="float" office:value="2.072026" calcext:value-type="float">
            <text:p>2.072026</text:p>
          </table:table-cell>
          <table:table-cell office:value-type="float" office:value="6.431755" calcext:value-type="float">
            <text:p>6.431755</text:p>
          </table:table-cell>
          <table:table-cell office:value-type="float" office:value="0" calcext:value-type="float">
            <text:p>0</text:p>
          </table:table-cell>
          <table:table-cell office:value-type="float" office:value="-0.2709737" calcext:value-type="float">
            <text:p>-0.27097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8" calcext:value-type="float">
            <text:p>26021998</text:p>
          </table:table-cell>
          <table:table-cell office:value-type="float" office:value="21.76385" calcext:value-type="float">
            <text:p>21.76385</text:p>
          </table:table-cell>
          <table:table-cell office:value-type="float" office:value="495.3003" calcext:value-type="float">
            <text:p>495.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51391" calcext:value-type="float">
            <text:p>0.08051391</text:p>
          </table:table-cell>
          <table:table-cell office:value-type="float" office:value="9.228372" calcext:value-type="float">
            <text:p>9.228372</text:p>
          </table:table-cell>
          <table:table-cell office:value-type="float" office:value="0" calcext:value-type="float">
            <text:p>0</text:p>
          </table:table-cell>
          <table:table-cell office:value-type="float" office:value="0.03822108" calcext:value-type="float">
            <text:p>0.03822108</text:p>
          </table:table-cell>
          <table:table-cell office:value-type="float" office:value="0" calcext:value-type="float">
            <text:p>0</text:p>
          </table:table-cell>
          <table:table-cell office:value-type="float" office:value="1.633478" calcext:value-type="float">
            <text:p>1.633478</text:p>
          </table:table-cell>
          <table:table-cell office:value-type="float" office:value="-0.01995455" calcext:value-type="float">
            <text:p>-0.01995455</text:p>
          </table:table-cell>
          <table:table-cell office:value-type="float" office:value="-0.000007901104" calcext:value-type="float">
            <text:p>-7.901104E-06</text:p>
          </table:table-cell>
          <table:table-cell office:value-type="float" office:value="0.007796068" calcext:value-type="float">
            <text:p>0.007796068</text:p>
          </table:table-cell>
          <table:table-cell office:value-type="float" office:value="29.95359" calcext:value-type="float">
            <text:p>29.95359</text:p>
          </table:table-cell>
          <table:table-cell office:value-type="float" office:value="0.01716473" calcext:value-type="float">
            <text:p>0.01716473</text:p>
          </table:table-cell>
          <table:table-cell office:value-type="float" office:value="0.06141843" calcext:value-type="float">
            <text:p>0.06141843</text:p>
          </table:table-cell>
          <table:table-cell office:value-type="float" office:value="0.0599775" calcext:value-type="float">
            <text:p>0.0599775</text:p>
          </table:table-cell>
          <table:table-cell office:value-type="float" office:value="0.05356406" calcext:value-type="float">
            <text:p>0.05356406</text:p>
          </table:table-cell>
          <table:table-cell office:value-type="float" office:value="0.03734704" calcext:value-type="float">
            <text:p>0.03734704</text:p>
          </table:table-cell>
          <table:table-cell office:value-type="float" office:value="0.0330197" calcext:value-type="float">
            <text:p>0.0330197</text:p>
          </table:table-cell>
          <table:table-cell office:value-type="float" office:value="0.03731389" calcext:value-type="float">
            <text:p>0.03731389</text:p>
          </table:table-cell>
          <table:table-cell office:value-type="float" office:value="0.03254731" calcext:value-type="float">
            <text:p>0.03254731</text:p>
          </table:table-cell>
          <table:table-cell office:value-type="float" office:value="0.02254935" calcext:value-type="float">
            <text:p>0.02254935</text:p>
          </table:table-cell>
          <table:table-cell office:value-type="float" office:value="1.25674" calcext:value-type="float">
            <text:p>1.25674</text:p>
          </table:table-cell>
          <table:table-cell office:value-type="float" office:value="6.316666" calcext:value-type="float">
            <text:p>6.316666</text:p>
          </table:table-cell>
          <table:table-cell office:value-type="float" office:value="11.43768" calcext:value-type="float">
            <text:p>11.43768</text:p>
          </table:table-cell>
          <table:table-cell office:value-type="float" office:value="10.75188" calcext:value-type="float">
            <text:p>10.75188</text:p>
          </table:table-cell>
          <table:table-cell office:value-type="float" office:value="6.959218" calcext:value-type="float">
            <text:p>6.959218</text:p>
          </table:table-cell>
          <table:table-cell office:value-type="float" office:value="2.923033" calcext:value-type="float">
            <text:p>2.923033</text:p>
          </table:table-cell>
          <table:table-cell office:value-type="float" office:value="2.082105" calcext:value-type="float">
            <text:p>2.082105</text:p>
          </table:table-cell>
          <table:table-cell office:value-type="float" office:value="6.251476" calcext:value-type="float">
            <text:p>6.251476</text:p>
          </table:table-cell>
          <table:table-cell office:value-type="float" office:value="0" calcext:value-type="float">
            <text:p>0</text:p>
          </table:table-cell>
          <table:table-cell office:value-type="float" office:value="-0.2710135" calcext:value-type="float">
            <text:p>-0.27101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8" calcext:value-type="float">
            <text:p>27021998</text:p>
          </table:table-cell>
          <table:table-cell office:value-type="float" office:value="21.74547" calcext:value-type="float">
            <text:p>21.74547</text:p>
          </table:table-cell>
          <table:table-cell office:value-type="float" office:value="495.2653" calcext:value-type="float">
            <text:p>495.2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357" calcext:value-type="float">
            <text:p>0.08033357</text:p>
          </table:table-cell>
          <table:table-cell office:value-type="float" office:value="9.171142" calcext:value-type="float">
            <text:p>9.171142</text:p>
          </table:table-cell>
          <table:table-cell office:value-type="float" office:value="0" calcext:value-type="float">
            <text:p>0</text:p>
          </table:table-cell>
          <table:table-cell office:value-type="float" office:value="0.03855623" calcext:value-type="float">
            <text:p>0.03855623</text:p>
          </table:table-cell>
          <table:table-cell office:value-type="float" office:value="0" calcext:value-type="float">
            <text:p>0</text:p>
          </table:table-cell>
          <table:table-cell office:value-type="float" office:value="1.737366" calcext:value-type="float">
            <text:p>1.737366</text:p>
          </table:table-cell>
          <table:table-cell office:value-type="float" office:value="-0.01995449" calcext:value-type="float">
            <text:p>-0.01995449</text:p>
          </table:table-cell>
          <table:table-cell office:value-type="float" office:value="-0.000005948807" calcext:value-type="float">
            <text:p>-5.948807E-06</text:p>
          </table:table-cell>
          <table:table-cell office:value-type="float" office:value="0.007820855" calcext:value-type="float">
            <text:p>0.007820855</text:p>
          </table:table-cell>
          <table:table-cell office:value-type="float" office:value="29.93571" calcext:value-type="float">
            <text:p>29.93571</text:p>
          </table:table-cell>
          <table:table-cell office:value-type="float" office:value="0.01710071" calcext:value-type="float">
            <text:p>0.01710071</text:p>
          </table:table-cell>
          <table:table-cell office:value-type="float" office:value="0.0619567" calcext:value-type="float">
            <text:p>0.0619567</text:p>
          </table:table-cell>
          <table:table-cell office:value-type="float" office:value="0.05928657" calcext:value-type="float">
            <text:p>0.05928657</text:p>
          </table:table-cell>
          <table:table-cell office:value-type="float" office:value="0.05302234" calcext:value-type="float">
            <text:p>0.05302234</text:p>
          </table:table-cell>
          <table:table-cell office:value-type="float" office:value="0.0372396" calcext:value-type="float">
            <text:p>0.0372396</text:p>
          </table:table-cell>
          <table:table-cell office:value-type="float" office:value="0.03311798" calcext:value-type="float">
            <text:p>0.03311798</text:p>
          </table:table-cell>
          <table:table-cell office:value-type="float" office:value="0.03744624" calcext:value-type="float">
            <text:p>0.03744624</text:p>
          </table:table-cell>
          <table:table-cell office:value-type="float" office:value="0.03252443" calcext:value-type="float">
            <text:p>0.03252443</text:p>
          </table:table-cell>
          <table:table-cell office:value-type="float" office:value="0.02301163" calcext:value-type="float">
            <text:p>0.02301163</text:p>
          </table:table-cell>
          <table:table-cell office:value-type="float" office:value="1.224038" calcext:value-type="float">
            <text:p>1.224038</text:p>
          </table:table-cell>
          <table:table-cell office:value-type="float" office:value="5.727805" calcext:value-type="float">
            <text:p>5.727805</text:p>
          </table:table-cell>
          <table:table-cell office:value-type="float" office:value="10.70244" calcext:value-type="float">
            <text:p>10.70244</text:p>
          </table:table-cell>
          <table:table-cell office:value-type="float" office:value="10.67036" calcext:value-type="float">
            <text:p>10.67036</text:p>
          </table:table-cell>
          <table:table-cell office:value-type="float" office:value="7.197869" calcext:value-type="float">
            <text:p>7.197869</text:p>
          </table:table-cell>
          <table:table-cell office:value-type="float" office:value="3.052109" calcext:value-type="float">
            <text:p>3.052109</text:p>
          </table:table-cell>
          <table:table-cell office:value-type="float" office:value="2.093684" calcext:value-type="float">
            <text:p>2.093684</text:p>
          </table:table-cell>
          <table:table-cell office:value-type="float" office:value="6.104348" calcext:value-type="float">
            <text:p>6.104348</text:p>
          </table:table-cell>
          <table:table-cell office:value-type="float" office:value="0" calcext:value-type="float">
            <text:p>0</text:p>
          </table:table-cell>
          <table:table-cell office:value-type="float" office:value="-0.2710521" calcext:value-type="float">
            <text:p>-0.27105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8" calcext:value-type="float">
            <text:p>28021998</text:p>
          </table:table-cell>
          <table:table-cell office:value-type="float" office:value="21.72821" calcext:value-type="float">
            <text:p>21.72821</text:p>
          </table:table-cell>
          <table:table-cell office:value-type="float" office:value="495.2307" calcext:value-type="float">
            <text:p>495.2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22394" calcext:value-type="float">
            <text:p>0.08022394</text:p>
          </table:table-cell>
          <table:table-cell office:value-type="float" office:value="9.123498" calcext:value-type="float">
            <text:p>9.123498</text:p>
          </table:table-cell>
          <table:table-cell office:value-type="float" office:value="0" calcext:value-type="float">
            <text:p>0</text:p>
          </table:table-cell>
          <table:table-cell office:value-type="float" office:value="0.03888108" calcext:value-type="float">
            <text:p>0.03888108</text:p>
          </table:table-cell>
          <table:table-cell office:value-type="float" office:value="0" calcext:value-type="float">
            <text:p>0</text:p>
          </table:table-cell>
          <table:table-cell office:value-type="float" office:value="1.829793" calcext:value-type="float">
            <text:p>1.829793</text:p>
          </table:table-cell>
          <table:table-cell office:value-type="float" office:value="-0.01995466" calcext:value-type="float">
            <text:p>-0.01995466</text:p>
          </table:table-cell>
          <table:table-cell office:value-type="float" office:value="-0.000003988426" calcext:value-type="float">
            <text:p>-3.988426E-06</text:p>
          </table:table-cell>
          <table:table-cell office:value-type="float" office:value="0.007845573" calcext:value-type="float">
            <text:p>0.007845573</text:p>
          </table:table-cell>
          <table:table-cell office:value-type="float" office:value="29.91679" calcext:value-type="float">
            <text:p>29.91679</text:p>
          </table:table-cell>
          <table:table-cell office:value-type="float" office:value="0.01695744" calcext:value-type="float">
            <text:p>0.01695744</text:p>
          </table:table-cell>
          <table:table-cell office:value-type="float" office:value="0.06137884" calcext:value-type="float">
            <text:p>0.06137884</text:p>
          </table:table-cell>
          <table:table-cell office:value-type="float" office:value="0.05945863" calcext:value-type="float">
            <text:p>0.05945863</text:p>
          </table:table-cell>
          <table:table-cell office:value-type="float" office:value="0.05309917" calcext:value-type="float">
            <text:p>0.05309917</text:p>
          </table:table-cell>
          <table:table-cell office:value-type="float" office:value="0.03726074" calcext:value-type="float">
            <text:p>0.03726074</text:p>
          </table:table-cell>
          <table:table-cell office:value-type="float" office:value="0.03308776" calcext:value-type="float">
            <text:p>0.03308776</text:p>
          </table:table-cell>
          <table:table-cell office:value-type="float" office:value="0.03748719" calcext:value-type="float">
            <text:p>0.03748719</text:p>
          </table:table-cell>
          <table:table-cell office:value-type="float" office:value="0.0325175" calcext:value-type="float">
            <text:p>0.0325175</text:p>
          </table:table-cell>
          <table:table-cell office:value-type="float" office:value="0.0226214" calcext:value-type="float">
            <text:p>0.0226214</text:p>
          </table:table-cell>
          <table:table-cell office:value-type="float" office:value="1.062492" calcext:value-type="float">
            <text:p>1.062492</text:p>
          </table:table-cell>
          <table:table-cell office:value-type="float" office:value="5.145253" calcext:value-type="float">
            <text:p>5.145253</text:p>
          </table:table-cell>
          <table:table-cell office:value-type="float" office:value="10.19336" calcext:value-type="float">
            <text:p>10.19336</text:p>
          </table:table-cell>
          <table:table-cell office:value-type="float" office:value="10.69734" calcext:value-type="float">
            <text:p>10.69734</text:p>
          </table:table-cell>
          <table:table-cell office:value-type="float" office:value="7.362627" calcext:value-type="float">
            <text:p>7.362627</text:p>
          </table:table-cell>
          <table:table-cell office:value-type="float" office:value="3.129244" calcext:value-type="float">
            <text:p>3.129244</text:p>
          </table:table-cell>
          <table:table-cell office:value-type="float" office:value="2.106658" calcext:value-type="float">
            <text:p>2.106658</text:p>
          </table:table-cell>
          <table:table-cell office:value-type="float" office:value="5.959223" calcext:value-type="float">
            <text:p>5.959223</text:p>
          </table:table-cell>
          <table:table-cell office:value-type="float" office:value="0" calcext:value-type="float">
            <text:p>0</text:p>
          </table:table-cell>
          <table:table-cell office:value-type="float" office:value="-0.2710929" calcext:value-type="float">
            <text:p>-0.27109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8" calcext:value-type="float">
            <text:p>1031998</text:p>
          </table:table-cell>
          <table:table-cell office:value-type="float" office:value="21.71063" calcext:value-type="float">
            <text:p>21.71063</text:p>
          </table:table-cell>
          <table:table-cell office:value-type="float" office:value="495.1963" calcext:value-type="float">
            <text:p>495.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14461" calcext:value-type="float">
            <text:p>0.08014461</text:p>
          </table:table-cell>
          <table:table-cell office:value-type="float" office:value="9.071907" calcext:value-type="float">
            <text:p>9.071907</text:p>
          </table:table-cell>
          <table:table-cell office:value-type="float" office:value="0" calcext:value-type="float">
            <text:p>0</text:p>
          </table:table-cell>
          <table:table-cell office:value-type="float" office:value="0.03922477" calcext:value-type="float">
            <text:p>0.03922477</text:p>
          </table:table-cell>
          <table:table-cell office:value-type="float" office:value="0" calcext:value-type="float">
            <text:p>0</text:p>
          </table:table-cell>
          <table:table-cell office:value-type="float" office:value="1.926022" calcext:value-type="float">
            <text:p>1.926022</text:p>
          </table:table-cell>
          <table:table-cell office:value-type="float" office:value="-0.01995424" calcext:value-type="float">
            <text:p>-0.01995424</text:p>
          </table:table-cell>
          <table:table-cell office:value-type="float" office:value="-0.000002051688" calcext:value-type="float">
            <text:p>-2.051688E-06</text:p>
          </table:table-cell>
          <table:table-cell office:value-type="float" office:value="0.007866868" calcext:value-type="float">
            <text:p>0.007866868</text:p>
          </table:table-cell>
          <table:table-cell office:value-type="float" office:value="29.89637" calcext:value-type="float">
            <text:p>29.89637</text:p>
          </table:table-cell>
          <table:table-cell office:value-type="float" office:value="0.01687469" calcext:value-type="float">
            <text:p>0.01687469</text:p>
          </table:table-cell>
          <table:table-cell office:value-type="float" office:value="0.06152624" calcext:value-type="float">
            <text:p>0.06152624</text:p>
          </table:table-cell>
          <table:table-cell office:value-type="float" office:value="0.05938162" calcext:value-type="float">
            <text:p>0.05938162</text:p>
          </table:table-cell>
          <table:table-cell office:value-type="float" office:value="0.05320421" calcext:value-type="float">
            <text:p>0.05320421</text:p>
          </table:table-cell>
          <table:table-cell office:value-type="float" office:value="0.03748645" calcext:value-type="float">
            <text:p>0.03748645</text:p>
          </table:table-cell>
          <table:table-cell office:value-type="float" office:value="0.03321904" calcext:value-type="float">
            <text:p>0.03321904</text:p>
          </table:table-cell>
          <table:table-cell office:value-type="float" office:value="0.03752983" calcext:value-type="float">
            <text:p>0.03752983</text:p>
          </table:table-cell>
          <table:table-cell office:value-type="float" office:value="0.0325122" calcext:value-type="float">
            <text:p>0.0325122</text:p>
          </table:table-cell>
          <table:table-cell office:value-type="float" office:value="0.02369723" calcext:value-type="float">
            <text:p>0.02369723</text:p>
          </table:table-cell>
          <table:table-cell office:value-type="float" office:value="0.9498463" calcext:value-type="float">
            <text:p>0.9498463</text:p>
          </table:table-cell>
          <table:table-cell office:value-type="float" office:value="4.536733" calcext:value-type="float">
            <text:p>4.536733</text:p>
          </table:table-cell>
          <table:table-cell office:value-type="float" office:value="9.46633" calcext:value-type="float">
            <text:p>9.46633</text:p>
          </table:table-cell>
          <table:table-cell office:value-type="float" office:value="10.726" calcext:value-type="float">
            <text:p>10.726</text:p>
          </table:table-cell>
          <table:table-cell office:value-type="float" office:value="7.674131" calcext:value-type="float">
            <text:p>7.674131</text:p>
          </table:table-cell>
          <table:table-cell office:value-type="float" office:value="3.221086" calcext:value-type="float">
            <text:p>3.221086</text:p>
          </table:table-cell>
          <table:table-cell office:value-type="float" office:value="2.118551" calcext:value-type="float">
            <text:p>2.118551</text:p>
          </table:table-cell>
          <table:table-cell office:value-type="float" office:value="5.819795" calcext:value-type="float">
            <text:p>5.819795</text:p>
          </table:table-cell>
          <table:table-cell office:value-type="float" office:value="0" calcext:value-type="float">
            <text:p>0</text:p>
          </table:table-cell>
          <table:table-cell office:value-type="float" office:value="-0.2711328" calcext:value-type="float">
            <text:p>-0.27113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8" calcext:value-type="float">
            <text:p>2031998</text:p>
          </table:table-cell>
          <table:table-cell office:value-type="float" office:value="21.6924" calcext:value-type="float">
            <text:p>21.6924</text:p>
          </table:table-cell>
          <table:table-cell office:value-type="float" office:value="495.1624" calcext:value-type="float">
            <text:p>495.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02219" calcext:value-type="float">
            <text:p>0.08002219</text:p>
          </table:table-cell>
          <table:table-cell office:value-type="float" office:value="9.022554" calcext:value-type="float">
            <text:p>9.022554</text:p>
          </table:table-cell>
          <table:table-cell office:value-type="float" office:value="0" calcext:value-type="float">
            <text:p>0</text:p>
          </table:table-cell>
          <table:table-cell office:value-type="float" office:value="0.0395637" calcext:value-type="float">
            <text:p>0.0395637</text:p>
          </table:table-cell>
          <table:table-cell office:value-type="float" office:value="0" calcext:value-type="float">
            <text:p>0</text:p>
          </table:table-cell>
          <table:table-cell office:value-type="float" office:value="2.020416" calcext:value-type="float">
            <text:p>2.020416</text:p>
          </table:table-cell>
          <table:table-cell office:value-type="float" office:value="-0.01995428" calcext:value-type="float">
            <text:p>-0.01995428</text:p>
          </table:table-cell>
          <table:table-cell office:value-type="float" office:value="-0.0000001243209" calcext:value-type="float">
            <text:p>-1.243209E-07</text:p>
          </table:table-cell>
          <table:table-cell office:value-type="float" office:value="0.007885445" calcext:value-type="float">
            <text:p>0.007885445</text:p>
          </table:table-cell>
          <table:table-cell office:value-type="float" office:value="29.87351" calcext:value-type="float">
            <text:p>29.87351</text:p>
          </table:table-cell>
          <table:table-cell office:value-type="float" office:value="0.01673448" calcext:value-type="float">
            <text:p>0.01673448</text:p>
          </table:table-cell>
          <table:table-cell office:value-type="float" office:value="0.06151547" calcext:value-type="float">
            <text:p>0.06151547</text:p>
          </table:table-cell>
          <table:table-cell office:value-type="float" office:value="0.05916509" calcext:value-type="float">
            <text:p>0.05916509</text:p>
          </table:table-cell>
          <table:table-cell office:value-type="float" office:value="0.05297578" calcext:value-type="float">
            <text:p>0.05297578</text:p>
          </table:table-cell>
          <table:table-cell office:value-type="float" office:value="0.03743659" calcext:value-type="float">
            <text:p>0.03743659</text:p>
          </table:table-cell>
          <table:table-cell office:value-type="float" office:value="0.03326242" calcext:value-type="float">
            <text:p>0.03326242</text:p>
          </table:table-cell>
          <table:table-cell office:value-type="float" office:value="0.03758821" calcext:value-type="float">
            <text:p>0.03758821</text:p>
          </table:table-cell>
          <table:table-cell office:value-type="float" office:value="0.0325108" calcext:value-type="float">
            <text:p>0.0325108</text:p>
          </table:table-cell>
          <table:table-cell office:value-type="float" office:value="0.02250926" calcext:value-type="float">
            <text:p>0.02250926</text:p>
          </table:table-cell>
          <table:table-cell office:value-type="float" office:value="0.8889377" calcext:value-type="float">
            <text:p>0.8889377</text:p>
          </table:table-cell>
          <table:table-cell office:value-type="float" office:value="4.116971" calcext:value-type="float">
            <text:p>4.116971</text:p>
          </table:table-cell>
          <table:table-cell office:value-type="float" office:value="8.841254" calcext:value-type="float">
            <text:p>8.841254</text:p>
          </table:table-cell>
          <table:table-cell office:value-type="float" office:value="10.55565" calcext:value-type="float">
            <text:p>10.55565</text:p>
          </table:table-cell>
          <table:table-cell office:value-type="float" office:value="7.883904" calcext:value-type="float">
            <text:p>7.883904</text:p>
          </table:table-cell>
          <table:table-cell office:value-type="float" office:value="3.332672" calcext:value-type="float">
            <text:p>3.332672</text:p>
          </table:table-cell>
          <table:table-cell office:value-type="float" office:value="2.130466" calcext:value-type="float">
            <text:p>2.130466</text:p>
          </table:table-cell>
          <table:table-cell office:value-type="float" office:value="5.702362" calcext:value-type="float">
            <text:p>5.702362</text:p>
          </table:table-cell>
          <table:table-cell office:value-type="float" office:value="0" calcext:value-type="float">
            <text:p>0</text:p>
          </table:table-cell>
          <table:table-cell office:value-type="float" office:value="-0.2711725" calcext:value-type="float">
            <text:p>-0.27117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8" calcext:value-type="float">
            <text:p>3031998</text:p>
          </table:table-cell>
          <table:table-cell office:value-type="float" office:value="21.67398" calcext:value-type="float">
            <text:p>21.67398</text:p>
          </table:table-cell>
          <table:table-cell office:value-type="float" office:value="495.1287" calcext:value-type="float">
            <text:p>495.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83861" calcext:value-type="float">
            <text:p>0.07983861</text:p>
          </table:table-cell>
          <table:table-cell office:value-type="float" office:value="8.982616" calcext:value-type="float">
            <text:p>8.982616</text:p>
          </table:table-cell>
          <table:table-cell office:value-type="float" office:value="0" calcext:value-type="float">
            <text:p>0</text:p>
          </table:table-cell>
          <table:table-cell office:value-type="float" office:value="0.03987579" calcext:value-type="float">
            <text:p>0.03987579</text:p>
          </table:table-cell>
          <table:table-cell office:value-type="float" office:value="0" calcext:value-type="float">
            <text:p>0</text:p>
          </table:table-cell>
          <table:table-cell office:value-type="float" office:value="2.105338" calcext:value-type="float">
            <text:p>2.105338</text:p>
          </table:table-cell>
          <table:table-cell office:value-type="float" office:value="-0.01995552" calcext:value-type="float">
            <text:p>-0.01995552</text:p>
          </table:table-cell>
          <table:table-cell office:value-type="float" office:value="0.000001811585" calcext:value-type="float">
            <text:p>1.811585E-06</text:p>
          </table:table-cell>
          <table:table-cell office:value-type="float" office:value="0.007896889" calcext:value-type="float">
            <text:p>0.007896889</text:p>
          </table:table-cell>
          <table:table-cell office:value-type="float" office:value="29.84805" calcext:value-type="float">
            <text:p>29.84805</text:p>
          </table:table-cell>
          <table:table-cell office:value-type="float" office:value="0.01661285" calcext:value-type="float">
            <text:p>0.01661285</text:p>
          </table:table-cell>
          <table:table-cell office:value-type="float" office:value="0.06145323" calcext:value-type="float">
            <text:p>0.06145323</text:p>
          </table:table-cell>
          <table:table-cell office:value-type="float" office:value="0.05854513" calcext:value-type="float">
            <text:p>0.05854513</text:p>
          </table:table-cell>
          <table:table-cell office:value-type="float" office:value="0.05239819" calcext:value-type="float">
            <text:p>0.05239819</text:p>
          </table:table-cell>
          <table:table-cell office:value-type="float" office:value="0.03721602" calcext:value-type="float">
            <text:p>0.03721602</text:p>
          </table:table-cell>
          <table:table-cell office:value-type="float" office:value="0.03318008" calcext:value-type="float">
            <text:p>0.03318008</text:p>
          </table:table-cell>
          <table:table-cell office:value-type="float" office:value="0.03760356" calcext:value-type="float">
            <text:p>0.03760356</text:p>
          </table:table-cell>
          <table:table-cell office:value-type="float" office:value="0.03251092" calcext:value-type="float">
            <text:p>0.03251092</text:p>
          </table:table-cell>
          <table:table-cell office:value-type="float" office:value="0.02285071" calcext:value-type="float">
            <text:p>0.02285071</text:p>
          </table:table-cell>
          <table:table-cell office:value-type="float" office:value="0.8826433" calcext:value-type="float">
            <text:p>0.8826433</text:p>
          </table:table-cell>
          <table:table-cell office:value-type="float" office:value="3.864498" calcext:value-type="float">
            <text:p>3.864498</text:p>
          </table:table-cell>
          <table:table-cell office:value-type="float" office:value="8.367933" calcext:value-type="float">
            <text:p>8.367933</text:p>
          </table:table-cell>
          <table:table-cell office:value-type="float" office:value="10.3481" calcext:value-type="float">
            <text:p>10.3481</text:p>
          </table:table-cell>
          <table:table-cell office:value-type="float" office:value="7.983473" calcext:value-type="float">
            <text:p>7.983473</text:p>
          </table:table-cell>
          <table:table-cell office:value-type="float" office:value="3.419232" calcext:value-type="float">
            <text:p>3.419232</text:p>
          </table:table-cell>
          <table:table-cell office:value-type="float" office:value="2.142056" calcext:value-type="float">
            <text:p>2.142056</text:p>
          </table:table-cell>
          <table:table-cell office:value-type="float" office:value="5.603762" calcext:value-type="float">
            <text:p>5.603762</text:p>
          </table:table-cell>
          <table:table-cell office:value-type="float" office:value="0" calcext:value-type="float">
            <text:p>0</text:p>
          </table:table-cell>
          <table:table-cell office:value-type="float" office:value="-0.2712108" calcext:value-type="float">
            <text:p>-0.27121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8" calcext:value-type="float">
            <text:p>4031998</text:p>
          </table:table-cell>
          <table:table-cell office:value-type="float" office:value="21.65642" calcext:value-type="float">
            <text:p>21.65642</text:p>
          </table:table-cell>
          <table:table-cell office:value-type="float" office:value="495.0954" calcext:value-type="float">
            <text:p>495.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74657" calcext:value-type="float">
            <text:p>0.07974657</text:p>
          </table:table-cell>
          <table:table-cell office:value-type="float" office:value="8.94784" calcext:value-type="float">
            <text:p>8.94784</text:p>
          </table:table-cell>
          <table:table-cell office:value-type="float" office:value="0" calcext:value-type="float">
            <text:p>0</text:p>
          </table:table-cell>
          <table:table-cell office:value-type="float" office:value="0.04018507" calcext:value-type="float">
            <text:p>0.04018507</text:p>
          </table:table-cell>
          <table:table-cell office:value-type="float" office:value="0" calcext:value-type="float">
            <text:p>0</text:p>
          </table:table-cell>
          <table:table-cell office:value-type="float" office:value="2.183529" calcext:value-type="float">
            <text:p>2.183529</text:p>
          </table:table-cell>
          <table:table-cell office:value-type="float" office:value="-0.01995639" calcext:value-type="float">
            <text:p>-0.01995639</text:p>
          </table:table-cell>
          <table:table-cell office:value-type="float" office:value="0.000003755164" calcext:value-type="float">
            <text:p>3.755164E-06</text:p>
          </table:table-cell>
          <table:table-cell office:value-type="float" office:value="0.007911094" calcext:value-type="float">
            <text:p>0.007911094</text:p>
          </table:table-cell>
          <table:table-cell office:value-type="float" office:value="29.82208" calcext:value-type="float">
            <text:p>29.82208</text:p>
          </table:table-cell>
          <table:table-cell office:value-type="float" office:value="0.01649095" calcext:value-type="float">
            <text:p>0.01649095</text:p>
          </table:table-cell>
          <table:table-cell office:value-type="float" office:value="0.06091223" calcext:value-type="float">
            <text:p>0.06091223</text:p>
          </table:table-cell>
          <table:table-cell office:value-type="float" office:value="0.05862621" calcext:value-type="float">
            <text:p>0.05862621</text:p>
          </table:table-cell>
          <table:table-cell office:value-type="float" office:value="0.05247602" calcext:value-type="float">
            <text:p>0.05247602</text:p>
          </table:table-cell>
          <table:table-cell office:value-type="float" office:value="0.03723298" calcext:value-type="float">
            <text:p>0.03723298</text:p>
          </table:table-cell>
          <table:table-cell office:value-type="float" office:value="0.03310766" calcext:value-type="float">
            <text:p>0.03310766</text:p>
          </table:table-cell>
          <table:table-cell office:value-type="float" office:value="0.03757297" calcext:value-type="float">
            <text:p>0.03757297</text:p>
          </table:table-cell>
          <table:table-cell office:value-type="float" office:value="0.03250837" calcext:value-type="float">
            <text:p>0.03250837</text:p>
          </table:table-cell>
          <table:table-cell office:value-type="float" office:value="0.02255062" calcext:value-type="float">
            <text:p>0.02255062</text:p>
          </table:table-cell>
          <table:table-cell office:value-type="float" office:value="0.7879762" calcext:value-type="float">
            <text:p>0.7879762</text:p>
          </table:table-cell>
          <table:table-cell office:value-type="float" office:value="3.56205" calcext:value-type="float">
            <text:p>3.56205</text:p>
          </table:table-cell>
          <table:table-cell office:value-type="float" office:value="7.969557" calcext:value-type="float">
            <text:p>7.969557</text:p>
          </table:table-cell>
          <table:table-cell office:value-type="float" office:value="10.25201" calcext:value-type="float">
            <text:p>10.25201</text:p>
          </table:table-cell>
          <table:table-cell office:value-type="float" office:value="8.096812" calcext:value-type="float">
            <text:p>8.096812</text:p>
          </table:table-cell>
          <table:table-cell office:value-type="float" office:value="3.481547" calcext:value-type="float">
            <text:p>3.481547</text:p>
          </table:table-cell>
          <table:table-cell office:value-type="float" office:value="2.152525" calcext:value-type="float">
            <text:p>2.152525</text:p>
          </table:table-cell>
          <table:table-cell office:value-type="float" office:value="5.508672" calcext:value-type="float">
            <text:p>5.508672</text:p>
          </table:table-cell>
          <table:table-cell office:value-type="float" office:value="0" calcext:value-type="float">
            <text:p>0</text:p>
          </table:table-cell>
          <table:table-cell office:value-type="float" office:value="-0.2712503" calcext:value-type="float">
            <text:p>-0.2712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8" calcext:value-type="float">
            <text:p>5031998</text:p>
          </table:table-cell>
          <table:table-cell office:value-type="float" office:value="21.63761" calcext:value-type="float">
            <text:p>21.63761</text:p>
          </table:table-cell>
          <table:table-cell office:value-type="float" office:value="495.0622" calcext:value-type="float">
            <text:p>495.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51414" calcext:value-type="float">
            <text:p>0.07951414</text:p>
          </table:table-cell>
          <table:table-cell office:value-type="float" office:value="8.917471" calcext:value-type="float">
            <text:p>8.917471</text:p>
          </table:table-cell>
          <table:table-cell office:value-type="float" office:value="0" calcext:value-type="float">
            <text:p>0</text:p>
          </table:table-cell>
          <table:table-cell office:value-type="float" office:value="0.0404695" calcext:value-type="float">
            <text:p>0.0404695</text:p>
          </table:table-cell>
          <table:table-cell office:value-type="float" office:value="0" calcext:value-type="float">
            <text:p>0</text:p>
          </table:table-cell>
          <table:table-cell office:value-type="float" office:value="2.25862" calcext:value-type="float">
            <text:p>2.25862</text:p>
          </table:table-cell>
          <table:table-cell office:value-type="float" office:value="-0.01995884" calcext:value-type="float">
            <text:p>-0.01995884</text:p>
          </table:table-cell>
          <table:table-cell office:value-type="float" office:value="0.000005676464" calcext:value-type="float">
            <text:p>5.676464E-06</text:p>
          </table:table-cell>
          <table:table-cell office:value-type="float" office:value="0.007915532" calcext:value-type="float">
            <text:p>0.007915532</text:p>
          </table:table-cell>
          <table:table-cell office:value-type="float" office:value="29.7927" calcext:value-type="float">
            <text:p>29.7927</text:p>
          </table:table-cell>
          <table:table-cell office:value-type="float" office:value="0.01629856" calcext:value-type="float">
            <text:p>0.01629856</text:p>
          </table:table-cell>
          <table:table-cell office:value-type="float" office:value="0.06167047" calcext:value-type="float">
            <text:p>0.06167047</text:p>
          </table:table-cell>
          <table:table-cell office:value-type="float" office:value="0.05726977" calcext:value-type="float">
            <text:p>0.05726977</text:p>
          </table:table-cell>
          <table:table-cell office:value-type="float" office:value="0.05148509" calcext:value-type="float">
            <text:p>0.05148509</text:p>
          </table:table-cell>
          <table:table-cell office:value-type="float" office:value="0.03693489" calcext:value-type="float">
            <text:p>0.03693489</text:p>
          </table:table-cell>
          <table:table-cell office:value-type="float" office:value="0.0330487" calcext:value-type="float">
            <text:p>0.0330487</text:p>
          </table:table-cell>
          <table:table-cell office:value-type="float" office:value="0.0375554" calcext:value-type="float">
            <text:p>0.0375554</text:p>
          </table:table-cell>
          <table:table-cell office:value-type="float" office:value="0.03250316" calcext:value-type="float">
            <text:p>0.03250316</text:p>
          </table:table-cell>
          <table:table-cell office:value-type="float" office:value="0.02305976" calcext:value-type="float">
            <text:p>0.02305976</text:p>
          </table:table-cell>
          <table:table-cell office:value-type="float" office:value="0.9022452" calcext:value-type="float">
            <text:p>0.9022452</text:p>
          </table:table-cell>
          <table:table-cell office:value-type="float" office:value="3.448301" calcext:value-type="float">
            <text:p>3.448301</text:p>
          </table:table-cell>
          <table:table-cell office:value-type="float" office:value="7.543257" calcext:value-type="float">
            <text:p>7.543257</text:p>
          </table:table-cell>
          <table:table-cell office:value-type="float" office:value="9.992787" calcext:value-type="float">
            <text:p>9.992787</text:p>
          </table:table-cell>
          <table:table-cell office:value-type="float" office:value="8.195685" calcext:value-type="float">
            <text:p>8.195685</text:p>
          </table:table-cell>
          <table:table-cell office:value-type="float" office:value="3.561364" calcext:value-type="float">
            <text:p>3.561364</text:p>
          </table:table-cell>
          <table:table-cell office:value-type="float" office:value="2.162337" calcext:value-type="float">
            <text:p>2.162337</text:p>
          </table:table-cell>
          <table:table-cell office:value-type="float" office:value="5.444693" calcext:value-type="float">
            <text:p>5.444693</text:p>
          </table:table-cell>
          <table:table-cell office:value-type="float" office:value="0" calcext:value-type="float">
            <text:p>0</text:p>
          </table:table-cell>
          <table:table-cell office:value-type="float" office:value="-0.2712862" calcext:value-type="float">
            <text:p>-0.27128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8" calcext:value-type="float">
            <text:p>6031998</text:p>
          </table:table-cell>
          <table:table-cell office:value-type="float" office:value="21.6201" calcext:value-type="float">
            <text:p>21.6201</text:p>
          </table:table-cell>
          <table:table-cell office:value-type="float" office:value="495.0295" calcext:value-type="float">
            <text:p>495.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37985" calcext:value-type="float">
            <text:p>0.07937985</text:p>
          </table:table-cell>
          <table:table-cell office:value-type="float" office:value="8.900585" calcext:value-type="float">
            <text:p>8.900585</text:p>
          </table:table-cell>
          <table:table-cell office:value-type="float" office:value="0" calcext:value-type="float">
            <text:p>0</text:p>
          </table:table-cell>
          <table:table-cell office:value-type="float" office:value="0.04072421" calcext:value-type="float">
            <text:p>0.04072421</text:p>
          </table:table-cell>
          <table:table-cell office:value-type="float" office:value="0" calcext:value-type="float">
            <text:p>0</text:p>
          </table:table-cell>
          <table:table-cell office:value-type="float" office:value="2.318282" calcext:value-type="float">
            <text:p>2.318282</text:p>
          </table:table-cell>
          <table:table-cell office:value-type="float" office:value="-0.01996055" calcext:value-type="float">
            <text:p>-0.01996055</text:p>
          </table:table-cell>
          <table:table-cell office:value-type="float" office:value="0.000007586771" calcext:value-type="float">
            <text:p>7.586771E-06</text:p>
          </table:table-cell>
          <table:table-cell office:value-type="float" office:value="0.007925792" calcext:value-type="float">
            <text:p>0.007925792</text:p>
          </table:table-cell>
          <table:table-cell office:value-type="float" office:value="29.76292" calcext:value-type="float">
            <text:p>29.76292</text:p>
          </table:table-cell>
          <table:table-cell office:value-type="float" office:value="0.01621197" calcext:value-type="float">
            <text:p>0.01621197</text:p>
          </table:table-cell>
          <table:table-cell office:value-type="float" office:value="0.06088187" calcext:value-type="float">
            <text:p>0.06088187</text:p>
          </table:table-cell>
          <table:table-cell office:value-type="float" office:value="0.05728311" calcext:value-type="float">
            <text:p>0.05728311</text:p>
          </table:table-cell>
          <table:table-cell office:value-type="float" office:value="0.05122491" calcext:value-type="float">
            <text:p>0.05122491</text:p>
          </table:table-cell>
          <table:table-cell office:value-type="float" office:value="0.03672151" calcext:value-type="float">
            <text:p>0.03672151</text:p>
          </table:table-cell>
          <table:table-cell office:value-type="float" office:value="0.03286058" calcext:value-type="float">
            <text:p>0.03286058</text:p>
          </table:table-cell>
          <table:table-cell office:value-type="float" office:value="0.03747712" calcext:value-type="float">
            <text:p>0.03747712</text:p>
          </table:table-cell>
          <table:table-cell office:value-type="float" office:value="0.03249501" calcext:value-type="float">
            <text:p>0.03249501</text:p>
          </table:table-cell>
          <table:table-cell office:value-type="float" office:value="0.02317712" calcext:value-type="float">
            <text:p>0.02317712</text:p>
          </table:table-cell>
          <table:table-cell office:value-type="float" office:value="0.8337887" calcext:value-type="float">
            <text:p>0.8337887</text:p>
          </table:table-cell>
          <table:table-cell office:value-type="float" office:value="3.355087" calcext:value-type="float">
            <text:p>3.355087</text:p>
          </table:table-cell>
          <table:table-cell office:value-type="float" office:value="7.387652" calcext:value-type="float">
            <text:p>7.387652</text:p>
          </table:table-cell>
          <table:table-cell office:value-type="float" office:value="9.882239" calcext:value-type="float">
            <text:p>9.882239</text:p>
          </table:table-cell>
          <table:table-cell office:value-type="float" office:value="8.192108" calcext:value-type="float">
            <text:p>8.192108</text:p>
          </table:table-cell>
          <table:table-cell office:value-type="float" office:value="3.598645" calcext:value-type="float">
            <text:p>3.598645</text:p>
          </table:table-cell>
          <table:table-cell office:value-type="float" office:value="2.171189" calcext:value-type="float">
            <text:p>2.171189</text:p>
          </table:table-cell>
          <table:table-cell office:value-type="float" office:value="5.38176" calcext:value-type="float">
            <text:p>5.38176</text:p>
          </table:table-cell>
          <table:table-cell office:value-type="float" office:value="0" calcext:value-type="float">
            <text:p>0</text:p>
          </table:table-cell>
          <table:table-cell office:value-type="float" office:value="-0.2713246" calcext:value-type="float">
            <text:p>-0.27132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8" calcext:value-type="float">
            <text:p>7031998</text:p>
          </table:table-cell>
          <table:table-cell office:value-type="float" office:value="21.60208" calcext:value-type="float">
            <text:p>21.60208</text:p>
          </table:table-cell>
          <table:table-cell office:value-type="float" office:value="494.9966" calcext:value-type="float">
            <text:p>494.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20394" calcext:value-type="float">
            <text:p>0.07920394</text:p>
          </table:table-cell>
          <table:table-cell office:value-type="float" office:value="8.886627" calcext:value-type="float">
            <text:p>8.886627</text:p>
          </table:table-cell>
          <table:table-cell office:value-type="float" office:value="0" calcext:value-type="float">
            <text:p>0</text:p>
          </table:table-cell>
          <table:table-cell office:value-type="float" office:value="0.04096657" calcext:value-type="float">
            <text:p>0.04096657</text:p>
          </table:table-cell>
          <table:table-cell office:value-type="float" office:value="0" calcext:value-type="float">
            <text:p>0</text:p>
          </table:table-cell>
          <table:table-cell office:value-type="float" office:value="2.375359" calcext:value-type="float">
            <text:p>2.375359</text:p>
          </table:table-cell>
          <table:table-cell office:value-type="float" office:value="-0.01996263" calcext:value-type="float">
            <text:p>-0.01996263</text:p>
          </table:table-cell>
          <table:table-cell office:value-type="float" office:value="0.000009521758" calcext:value-type="float">
            <text:p>9.521758E-06</text:p>
          </table:table-cell>
          <table:table-cell office:value-type="float" office:value="0.007931187" calcext:value-type="float">
            <text:p>0.007931187</text:p>
          </table:table-cell>
          <table:table-cell office:value-type="float" office:value="29.7311" calcext:value-type="float">
            <text:p>29.7311</text:p>
          </table:table-cell>
          <table:table-cell office:value-type="float" office:value="0.01601618" calcext:value-type="float">
            <text:p>0.01601618</text:p>
          </table:table-cell>
          <table:table-cell office:value-type="float" office:value="0.06112168" calcext:value-type="float">
            <text:p>0.06112168</text:p>
          </table:table-cell>
          <table:table-cell office:value-type="float" office:value="0.05648376" calcext:value-type="float">
            <text:p>0.05648376</text:p>
          </table:table-cell>
          <table:table-cell office:value-type="float" office:value="0.05063238" calcext:value-type="float">
            <text:p>0.05063238</text:p>
          </table:table-cell>
          <table:table-cell office:value-type="float" office:value="0.03653039" calcext:value-type="float">
            <text:p>0.03653039</text:p>
          </table:table-cell>
          <table:table-cell office:value-type="float" office:value="0.0327693" calcext:value-type="float">
            <text:p>0.0327693</text:p>
          </table:table-cell>
          <table:table-cell office:value-type="float" office:value="0.03739673" calcext:value-type="float">
            <text:p>0.03739673</text:p>
          </table:table-cell>
          <table:table-cell office:value-type="float" office:value="0.03248046" calcext:value-type="float">
            <text:p>0.03248046</text:p>
          </table:table-cell>
          <table:table-cell office:value-type="float" office:value="0.02335486" calcext:value-type="float">
            <text:p>0.02335486</text:p>
          </table:table-cell>
          <table:table-cell office:value-type="float" office:value="0.890726" calcext:value-type="float">
            <text:p>0.890726</text:p>
          </table:table-cell>
          <table:table-cell office:value-type="float" office:value="3.294153" calcext:value-type="float">
            <text:p>3.294153</text:p>
          </table:table-cell>
          <table:table-cell office:value-type="float" office:value="7.158407" calcext:value-type="float">
            <text:p>7.158407</text:p>
          </table:table-cell>
          <table:table-cell office:value-type="float" office:value="9.753149" calcext:value-type="float">
            <text:p>9.753149</text:p>
          </table:table-cell>
          <table:table-cell office:value-type="float" office:value="8.256534" calcext:value-type="float">
            <text:p>8.256534</text:p>
          </table:table-cell>
          <table:table-cell office:value-type="float" office:value="3.640464" calcext:value-type="float">
            <text:p>3.640464</text:p>
          </table:table-cell>
          <table:table-cell office:value-type="float" office:value="2.178679" calcext:value-type="float">
            <text:p>2.178679</text:p>
          </table:table-cell>
          <table:table-cell office:value-type="float" office:value="5.333968" calcext:value-type="float">
            <text:p>5.333968</text:p>
          </table:table-cell>
          <table:table-cell office:value-type="float" office:value="0" calcext:value-type="float">
            <text:p>0</text:p>
          </table:table-cell>
          <table:table-cell office:value-type="float" office:value="-0.27136" calcext:value-type="float">
            <text:p>-0.271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8" calcext:value-type="float">
            <text:p>8031998</text:p>
          </table:table-cell>
          <table:table-cell office:value-type="float" office:value="21.58449" calcext:value-type="float">
            <text:p>21.58449</text:p>
          </table:table-cell>
          <table:table-cell office:value-type="float" office:value="494.9641" calcext:value-type="float">
            <text:p>494.9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0505" calcext:value-type="float">
            <text:p>0.0790505</text:p>
          </table:table-cell>
          <table:table-cell office:value-type="float" office:value="8.881869" calcext:value-type="float">
            <text:p>8.881869</text:p>
          </table:table-cell>
          <table:table-cell office:value-type="float" office:value="0" calcext:value-type="float">
            <text:p>0</text:p>
          </table:table-cell>
          <table:table-cell office:value-type="float" office:value="0.0411806" calcext:value-type="float">
            <text:p>0.0411806</text:p>
          </table:table-cell>
          <table:table-cell office:value-type="float" office:value="0" calcext:value-type="float">
            <text:p>0</text:p>
          </table:table-cell>
          <table:table-cell office:value-type="float" office:value="2.422405" calcext:value-type="float">
            <text:p>2.422405</text:p>
          </table:table-cell>
          <table:table-cell office:value-type="float" office:value="-0.01996547" calcext:value-type="float">
            <text:p>-0.01996547</text:p>
          </table:table-cell>
          <table:table-cell office:value-type="float" office:value="0.00001118485" calcext:value-type="float">
            <text:p>1.118485E-05</text:p>
          </table:table-cell>
          <table:table-cell office:value-type="float" office:value="0.007936603" calcext:value-type="float">
            <text:p>0.007936603</text:p>
          </table:table-cell>
          <table:table-cell office:value-type="float" office:value="29.69809" calcext:value-type="float">
            <text:p>29.69809</text:p>
          </table:table-cell>
          <table:table-cell office:value-type="float" office:value="0.01604193" calcext:value-type="float">
            <text:p>0.01604193</text:p>
          </table:table-cell>
          <table:table-cell office:value-type="float" office:value="0.06104508" calcext:value-type="float">
            <text:p>0.06104508</text:p>
          </table:table-cell>
          <table:table-cell office:value-type="float" office:value="0.05598357" calcext:value-type="float">
            <text:p>0.05598357</text:p>
          </table:table-cell>
          <table:table-cell office:value-type="float" office:value="0.05016757" calcext:value-type="float">
            <text:p>0.05016757</text:p>
          </table:table-cell>
          <table:table-cell office:value-type="float" office:value="0.03633442" calcext:value-type="float">
            <text:p>0.03633442</text:p>
          </table:table-cell>
          <table:table-cell office:value-type="float" office:value="0.03264946" calcext:value-type="float">
            <text:p>0.03264946</text:p>
          </table:table-cell>
          <table:table-cell office:value-type="float" office:value="0.03730921" calcext:value-type="float">
            <text:p>0.03730921</text:p>
          </table:table-cell>
          <table:table-cell office:value-type="float" office:value="0.03246352" calcext:value-type="float">
            <text:p>0.03246352</text:p>
          </table:table-cell>
          <table:table-cell office:value-type="float" office:value="0.02636197" calcext:value-type="float">
            <text:p>0.02636197</text:p>
          </table:table-cell>
          <table:table-cell office:value-type="float" office:value="0.9203032" calcext:value-type="float">
            <text:p>0.9203032</text:p>
          </table:table-cell>
          <table:table-cell office:value-type="float" office:value="3.288939" calcext:value-type="float">
            <text:p>3.288939</text:p>
          </table:table-cell>
          <table:table-cell office:value-type="float" office:value="7.051107" calcext:value-type="float">
            <text:p>7.051107</text:p>
          </table:table-cell>
          <table:table-cell office:value-type="float" office:value="9.661795" calcext:value-type="float">
            <text:p>9.661795</text:p>
          </table:table-cell>
          <table:table-cell office:value-type="float" office:value="8.274787" calcext:value-type="float">
            <text:p>8.274787</text:p>
          </table:table-cell>
          <table:table-cell office:value-type="float" office:value="3.674182" calcext:value-type="float">
            <text:p>3.674182</text:p>
          </table:table-cell>
          <table:table-cell office:value-type="float" office:value="2.185485" calcext:value-type="float">
            <text:p>2.185485</text:p>
          </table:table-cell>
          <table:table-cell office:value-type="float" office:value="5.287079" calcext:value-type="float">
            <text:p>5.287079</text:p>
          </table:table-cell>
          <table:table-cell office:value-type="float" office:value="0" calcext:value-type="float">
            <text:p>0</text:p>
          </table:table-cell>
          <table:table-cell office:value-type="float" office:value="-0.2713945" calcext:value-type="float">
            <text:p>-0.27139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8" calcext:value-type="float">
            <text:p>9031998</text:p>
          </table:table-cell>
          <table:table-cell office:value-type="float" office:value="21.57389" calcext:value-type="float">
            <text:p>21.57389</text:p>
          </table:table-cell>
          <table:table-cell office:value-type="float" office:value="494.9344" calcext:value-type="float">
            <text:p>494.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5515" calcext:value-type="float">
            <text:p>0.08035515</text:p>
          </table:table-cell>
          <table:table-cell office:value-type="float" office:value="8.820087" calcext:value-type="float">
            <text:p>8.820087</text:p>
          </table:table-cell>
          <table:table-cell office:value-type="float" office:value="0" calcext:value-type="float">
            <text:p>0</text:p>
          </table:table-cell>
          <table:table-cell office:value-type="float" office:value="0.04167269" calcext:value-type="float">
            <text:p>0.04167269</text:p>
          </table:table-cell>
          <table:table-cell office:value-type="float" office:value="0" calcext:value-type="float">
            <text:p>0</text:p>
          </table:table-cell>
          <table:table-cell office:value-type="float" office:value="2.515087" calcext:value-type="float">
            <text:p>2.515087</text:p>
          </table:table-cell>
          <table:table-cell office:value-type="float" office:value="-0.01997945" calcext:value-type="float">
            <text:p>-0.01997945</text:p>
          </table:table-cell>
          <table:table-cell office:value-type="float" office:value="0.000004419509" calcext:value-type="float">
            <text:p>4.419509E-06</text:p>
          </table:table-cell>
          <table:table-cell office:value-type="float" office:value="0.007993386" calcext:value-type="float">
            <text:p>0.007993386</text:p>
          </table:table-cell>
          <table:table-cell office:value-type="float" office:value="29.67939" calcext:value-type="float">
            <text:p>29.67939</text:p>
          </table:table-cell>
          <table:table-cell office:value-type="float" office:value="0.01609661" calcext:value-type="float">
            <text:p>0.01609661</text:p>
          </table:table-cell>
          <table:table-cell office:value-type="float" office:value="0.04908093" calcext:value-type="float">
            <text:p>0.04908093</text:p>
          </table:table-cell>
          <table:table-cell office:value-type="float" office:value="0.05878083" calcext:value-type="float">
            <text:p>0.05878083</text:p>
          </table:table-cell>
          <table:table-cell office:value-type="float" office:value="0.05756758" calcext:value-type="float">
            <text:p>0.05756758</text:p>
          </table:table-cell>
          <table:table-cell office:value-type="float" office:value="0.04424515" calcext:value-type="float">
            <text:p>0.04424515</text:p>
          </table:table-cell>
          <table:table-cell office:value-type="float" office:value="0.03932939" calcext:value-type="float">
            <text:p>0.03932939</text:p>
          </table:table-cell>
          <table:table-cell office:value-type="float" office:value="0.03791159" calcext:value-type="float">
            <text:p>0.03791159</text:p>
          </table:table-cell>
          <table:table-cell office:value-type="float" office:value="0.03247418" calcext:value-type="float">
            <text:p>0.03247418</text:p>
          </table:table-cell>
          <table:table-cell office:value-type="float" office:value="0.01685042" calcext:value-type="float">
            <text:p>0.01685042</text:p>
          </table:table-cell>
          <table:table-cell office:value-type="float" office:value="0.2548487" calcext:value-type="float">
            <text:p>0.2548487</text:p>
          </table:table-cell>
          <table:table-cell office:value-type="float" office:value="1.64018" calcext:value-type="float">
            <text:p>1.64018</text:p>
          </table:table-cell>
          <table:table-cell office:value-type="float" office:value="4.71214" calcext:value-type="float">
            <text:p>4.71214</text:p>
          </table:table-cell>
          <table:table-cell office:value-type="float" office:value="9.080676" calcext:value-type="float">
            <text:p>9.080676</text:p>
          </table:table-cell>
          <table:table-cell office:value-type="float" office:value="11.42551" calcext:value-type="float">
            <text:p>11.42551</text:p>
          </table:table-cell>
          <table:table-cell office:value-type="float" office:value="4.044971" calcext:value-type="float">
            <text:p>4.044971</text:p>
          </table:table-cell>
          <table:table-cell office:value-type="float" office:value="2.19987" calcext:value-type="float">
            <text:p>2.19987</text:p>
          </table:table-cell>
          <table:table-cell office:value-type="float" office:value="5.110819" calcext:value-type="float">
            <text:p>5.110819</text:p>
          </table:table-cell>
          <table:table-cell office:value-type="float" office:value="0" calcext:value-type="float">
            <text:p>0</text:p>
          </table:table-cell>
          <table:table-cell office:value-type="float" office:value="-0.2714764" calcext:value-type="float">
            <text:p>-0.27147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8" calcext:value-type="float">
            <text:p>10031998</text:p>
          </table:table-cell>
          <table:table-cell office:value-type="float" office:value="21.55701" calcext:value-type="float">
            <text:p>21.55701</text:p>
          </table:table-cell>
          <table:table-cell office:value-type="float" office:value="494.9025" calcext:value-type="float">
            <text:p>494.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59508" calcext:value-type="float">
            <text:p>0.08059508</text:p>
          </table:table-cell>
          <table:table-cell office:value-type="float" office:value="8.739089" calcext:value-type="float">
            <text:p>8.739089</text:p>
          </table:table-cell>
          <table:table-cell office:value-type="float" office:value="0" calcext:value-type="float">
            <text:p>0</text:p>
          </table:table-cell>
          <table:table-cell office:value-type="float" office:value="0.04220776" calcext:value-type="float">
            <text:p>0.04220776</text:p>
          </table:table-cell>
          <table:table-cell office:value-type="float" office:value="0" calcext:value-type="float">
            <text:p>0</text:p>
          </table:table-cell>
          <table:table-cell office:value-type="float" office:value="2.636648" calcext:value-type="float">
            <text:p>2.636648</text:p>
          </table:table-cell>
          <table:table-cell office:value-type="float" office:value="-0.01997197" calcext:value-type="float">
            <text:p>-0.01997197</text:p>
          </table:table-cell>
          <table:table-cell office:value-type="float" office:value="0.000003955296" calcext:value-type="float">
            <text:p>3.955296E-06</text:p>
          </table:table-cell>
          <table:table-cell office:value-type="float" office:value="0.007996031" calcext:value-type="float">
            <text:p>0.007996031</text:p>
          </table:table-cell>
          <table:table-cell office:value-type="float" office:value="29.65466" calcext:value-type="float">
            <text:p>29.65466</text:p>
          </table:table-cell>
          <table:table-cell office:value-type="float" office:value="0.01692921" calcext:value-type="float">
            <text:p>0.01692921</text:p>
          </table:table-cell>
          <table:table-cell office:value-type="float" office:value="0.05794374" calcext:value-type="float">
            <text:p>0.05794374</text:p>
          </table:table-cell>
          <table:table-cell office:value-type="float" office:value="0.06045646" calcext:value-type="float">
            <text:p>0.06045646</text:p>
          </table:table-cell>
          <table:table-cell office:value-type="float" office:value="0.05678369" calcext:value-type="float">
            <text:p>0.05678369</text:p>
          </table:table-cell>
          <table:table-cell office:value-type="float" office:value="0.04213217" calcext:value-type="float">
            <text:p>0.04213217</text:p>
          </table:table-cell>
          <table:table-cell office:value-type="float" office:value="0.03811224" calcext:value-type="float">
            <text:p>0.03811224</text:p>
          </table:table-cell>
          <table:table-cell office:value-type="float" office:value="0.04024113" calcext:value-type="float">
            <text:p>0.04024113</text:p>
          </table:table-cell>
          <table:table-cell office:value-type="float" office:value="0.03260688" calcext:value-type="float">
            <text:p>0.03260688</text:p>
          </table:table-cell>
          <table:table-cell office:value-type="float" office:value="0.0243428" calcext:value-type="float">
            <text:p>0.0243428</text:p>
          </table:table-cell>
          <table:table-cell office:value-type="float" office:value="0.3594339" calcext:value-type="float">
            <text:p>0.3594339</text:p>
          </table:table-cell>
          <table:table-cell office:value-type="float" office:value="1.648296" calcext:value-type="float">
            <text:p>1.648296</text:p>
          </table:table-cell>
          <table:table-cell office:value-type="float" office:value="4.247821" calcext:value-type="float">
            <text:p>4.247821</text:p>
          </table:table-cell>
          <table:table-cell office:value-type="float" office:value="7.758594" calcext:value-type="float">
            <text:p>7.758594</text:p>
          </table:table-cell>
          <table:table-cell office:value-type="float" office:value="9.47789" calcext:value-type="float">
            <text:p>9.47789</text:p>
          </table:table-cell>
          <table:table-cell office:value-type="float" office:value="5.460865" calcext:value-type="float">
            <text:p>5.460865</text:p>
          </table:table-cell>
          <table:table-cell office:value-type="float" office:value="2.256727" calcext:value-type="float">
            <text:p>2.256727</text:p>
          </table:table-cell>
          <table:table-cell office:value-type="float" office:value="5.083434" calcext:value-type="float">
            <text:p>5.083434</text:p>
          </table:table-cell>
          <table:table-cell office:value-type="float" office:value="0" calcext:value-type="float">
            <text:p>0</text:p>
          </table:table-cell>
          <table:table-cell office:value-type="float" office:value="-0.2715191" calcext:value-type="float">
            <text:p>-0.27151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8" calcext:value-type="float">
            <text:p>11031998</text:p>
          </table:table-cell>
          <table:table-cell office:value-type="float" office:value="21.53869" calcext:value-type="float">
            <text:p>21.53869</text:p>
          </table:table-cell>
          <table:table-cell office:value-type="float" office:value="494.8711" calcext:value-type="float">
            <text:p>494.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27363" calcext:value-type="float">
            <text:p>0.08027363</text:p>
          </table:table-cell>
          <table:table-cell office:value-type="float" office:value="8.67264" calcext:value-type="float">
            <text:p>8.67264</text:p>
          </table:table-cell>
          <table:table-cell office:value-type="float" office:value="0" calcext:value-type="float">
            <text:p>0</text:p>
          </table:table-cell>
          <table:table-cell office:value-type="float" office:value="0.04266358" calcext:value-type="float">
            <text:p>0.04266358</text:p>
          </table:table-cell>
          <table:table-cell office:value-type="float" office:value="0" calcext:value-type="float">
            <text:p>0</text:p>
          </table:table-cell>
          <table:table-cell office:value-type="float" office:value="2.745487" calcext:value-type="float">
            <text:p>2.745487</text:p>
          </table:table-cell>
          <table:table-cell office:value-type="float" office:value="-0.01997338" calcext:value-type="float">
            <text:p>-0.01997338</text:p>
          </table:table-cell>
          <table:table-cell office:value-type="float" office:value="0.000004997656" calcext:value-type="float">
            <text:p>4.997656E-06</text:p>
          </table:table-cell>
          <table:table-cell office:value-type="float" office:value="0.007997993" calcext:value-type="float">
            <text:p>0.007997993</text:p>
          </table:table-cell>
          <table:table-cell office:value-type="float" office:value="29.62373" calcext:value-type="float">
            <text:p>29.62373</text:p>
          </table:table-cell>
          <table:table-cell office:value-type="float" office:value="0.01668402" calcext:value-type="float">
            <text:p>0.01668402</text:p>
          </table:table-cell>
          <table:table-cell office:value-type="float" office:value="0.06105818" calcext:value-type="float">
            <text:p>0.06105818</text:p>
          </table:table-cell>
          <table:table-cell office:value-type="float" office:value="0.05911855" calcext:value-type="float">
            <text:p>0.05911855</text:p>
          </table:table-cell>
          <table:table-cell office:value-type="float" office:value="0.05494265" calcext:value-type="float">
            <text:p>0.05494265</text:p>
          </table:table-cell>
          <table:table-cell office:value-type="float" office:value="0.04070105" calcext:value-type="float">
            <text:p>0.04070105</text:p>
          </table:table-cell>
          <table:table-cell office:value-type="float" office:value="0.03704089" calcext:value-type="float">
            <text:p>0.03704089</text:p>
          </table:table-cell>
          <table:table-cell office:value-type="float" office:value="0.04009968" calcext:value-type="float">
            <text:p>0.04009968</text:p>
          </table:table-cell>
          <table:table-cell office:value-type="float" office:value="0.03274315" calcext:value-type="float">
            <text:p>0.03274315</text:p>
          </table:table-cell>
          <table:table-cell office:value-type="float" office:value="0.02570714" calcext:value-type="float">
            <text:p>0.02570714</text:p>
          </table:table-cell>
          <table:table-cell office:value-type="float" office:value="0.5337612" calcext:value-type="float">
            <text:p>0.5337612</text:p>
          </table:table-cell>
          <table:table-cell office:value-type="float" office:value="1.750299" calcext:value-type="float">
            <text:p>1.750299</text:p>
          </table:table-cell>
          <table:table-cell office:value-type="float" office:value="4.191625" calcext:value-type="float">
            <text:p>4.191625</text:p>
          </table:table-cell>
          <table:table-cell office:value-type="float" office:value="7.371137" calcext:value-type="float">
            <text:p>7.371137</text:p>
          </table:table-cell>
          <table:table-cell office:value-type="float" office:value="8.8027" calcext:value-type="float">
            <text:p>8.8027</text:p>
          </table:table-cell>
          <table:table-cell office:value-type="float" office:value="5.206213" calcext:value-type="float">
            <text:p>5.206213</text:p>
          </table:table-cell>
          <table:table-cell office:value-type="float" office:value="2.324183" calcext:value-type="float">
            <text:p>2.324183</text:p>
          </table:table-cell>
          <table:table-cell office:value-type="float" office:value="5.072783" calcext:value-type="float">
            <text:p>5.072783</text:p>
          </table:table-cell>
          <table:table-cell office:value-type="float" office:value="0" calcext:value-type="float">
            <text:p>0</text:p>
          </table:table-cell>
          <table:table-cell office:value-type="float" office:value="-0.2715675" calcext:value-type="float">
            <text:p>-0.2715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8" calcext:value-type="float">
            <text:p>12031998</text:p>
          </table:table-cell>
          <table:table-cell office:value-type="float" office:value="21.5205" calcext:value-type="float">
            <text:p>21.5205</text:p>
          </table:table-cell>
          <table:table-cell office:value-type="float" office:value="494.8401" calcext:value-type="float">
            <text:p>494.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84003" calcext:value-type="float">
            <text:p>0.07984003</text:p>
          </table:table-cell>
          <table:table-cell office:value-type="float" office:value="8.62178" calcext:value-type="float">
            <text:p>8.62178</text:p>
          </table:table-cell>
          <table:table-cell office:value-type="float" office:value="0" calcext:value-type="float">
            <text:p>0</text:p>
          </table:table-cell>
          <table:table-cell office:value-type="float" office:value="0.04304355" calcext:value-type="float">
            <text:p>0.04304355</text:p>
          </table:table-cell>
          <table:table-cell office:value-type="float" office:value="0" calcext:value-type="float">
            <text:p>0</text:p>
          </table:table-cell>
          <table:table-cell office:value-type="float" office:value="2.838473" calcext:value-type="float">
            <text:p>2.838473</text:p>
          </table:table-cell>
          <table:table-cell office:value-type="float" office:value="-0.01998013" calcext:value-type="float">
            <text:p>-0.01998013</text:p>
          </table:table-cell>
          <table:table-cell office:value-type="float" office:value="0.000004748092" calcext:value-type="float">
            <text:p>4.748092E-06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58946" calcext:value-type="float">
            <text:p>29.58946</text:p>
          </table:table-cell>
          <table:table-cell office:value-type="float" office:value="0.01637464" calcext:value-type="float">
            <text:p>0.01637464</text:p>
          </table:table-cell>
          <table:table-cell office:value-type="float" office:value="0.06158518" calcext:value-type="float">
            <text:p>0.06158518</text:p>
          </table:table-cell>
          <table:table-cell office:value-type="float" office:value="0.05749422" calcext:value-type="float">
            <text:p>0.05749422</text:p>
          </table:table-cell>
          <table:table-cell office:value-type="float" office:value="0.05301812" calcext:value-type="float">
            <text:p>0.05301812</text:p>
          </table:table-cell>
          <table:table-cell office:value-type="float" office:value="0.03930281" calcext:value-type="float">
            <text:p>0.03930281</text:p>
          </table:table-cell>
          <table:table-cell office:value-type="float" office:value="0.03580326" calcext:value-type="float">
            <text:p>0.03580326</text:p>
          </table:table-cell>
          <table:table-cell office:value-type="float" office:value="0.03973859" calcext:value-type="float">
            <text:p>0.03973859</text:p>
          </table:table-cell>
          <table:table-cell office:value-type="float" office:value="0.03282848" calcext:value-type="float">
            <text:p>0.03282848</text:p>
          </table:table-cell>
          <table:table-cell office:value-type="float" office:value="0.02562428" calcext:value-type="float">
            <text:p>0.02562428</text:p>
          </table:table-cell>
          <table:table-cell office:value-type="float" office:value="0.6965805" calcext:value-type="float">
            <text:p>0.6965805</text:p>
          </table:table-cell>
          <table:table-cell office:value-type="float" office:value="1.859079" calcext:value-type="float">
            <text:p>1.859079</text:p>
          </table:table-cell>
          <table:table-cell office:value-type="float" office:value="4.176766" calcext:value-type="float">
            <text:p>4.176766</text:p>
          </table:table-cell>
          <table:table-cell office:value-type="float" office:value="7.076348" calcext:value-type="float">
            <text:p>7.076348</text:p>
          </table:table-cell>
          <table:table-cell office:value-type="float" office:value="8.252188" calcext:value-type="float">
            <text:p>8.252188</text:p>
          </table:table-cell>
          <table:table-cell office:value-type="float" office:value="5.010573" calcext:value-type="float">
            <text:p>5.010573</text:p>
          </table:table-cell>
          <table:table-cell office:value-type="float" office:value="2.366093" calcext:value-type="float">
            <text:p>2.366093</text:p>
          </table:table-cell>
          <table:table-cell office:value-type="float" office:value="5.069447" calcext:value-type="float">
            <text:p>5.069447</text:p>
          </table:table-cell>
          <table:table-cell office:value-type="float" office:value="0" calcext:value-type="float">
            <text:p>0</text:p>
          </table:table-cell>
          <table:table-cell office:value-type="float" office:value="-0.2716146" calcext:value-type="float">
            <text:p>-0.27161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8" calcext:value-type="float">
            <text:p>13031998</text:p>
          </table:table-cell>
          <table:table-cell office:value-type="float" office:value="21.50279" calcext:value-type="float">
            <text:p>21.50279</text:p>
          </table:table-cell>
          <table:table-cell office:value-type="float" office:value="494.8094" calcext:value-type="float">
            <text:p>494.8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39041" calcext:value-type="float">
            <text:p>0.07939041</text:p>
          </table:table-cell>
          <table:table-cell office:value-type="float" office:value="8.590754" calcext:value-type="float">
            <text:p>8.590754</text:p>
          </table:table-cell>
          <table:table-cell office:value-type="float" office:value="0" calcext:value-type="float">
            <text:p>0</text:p>
          </table:table-cell>
          <table:table-cell office:value-type="float" office:value="0.04334286" calcext:value-type="float">
            <text:p>0.04334286</text:p>
          </table:table-cell>
          <table:table-cell office:value-type="float" office:value="0" calcext:value-type="float">
            <text:p>0</text:p>
          </table:table-cell>
          <table:table-cell office:value-type="float" office:value="2.910934" calcext:value-type="float">
            <text:p>2.910934</text:p>
          </table:table-cell>
          <table:table-cell office:value-type="float" office:value="-0.01998616" calcext:value-type="float">
            <text:p>-0.01998616</text:p>
          </table:table-cell>
          <table:table-cell office:value-type="float" office:value="0.000004457917" calcext:value-type="float">
            <text:p>4.457917E-06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55274" calcext:value-type="float">
            <text:p>29.55274</text:p>
          </table:table-cell>
          <table:table-cell office:value-type="float" office:value="0.01601806" calcext:value-type="float">
            <text:p>0.01601806</text:p>
          </table:table-cell>
          <table:table-cell office:value-type="float" office:value="0.06119719" calcext:value-type="float">
            <text:p>0.06119719</text:p>
          </table:table-cell>
          <table:table-cell office:value-type="float" office:value="0.05578273" calcext:value-type="float">
            <text:p>0.05578273</text:p>
          </table:table-cell>
          <table:table-cell office:value-type="float" office:value="0.0512279" calcext:value-type="float">
            <text:p>0.0512279</text:p>
          </table:table-cell>
          <table:table-cell office:value-type="float" office:value="0.03807956" calcext:value-type="float">
            <text:p>0.03807956</text:p>
          </table:table-cell>
          <table:table-cell office:value-type="float" office:value="0.03468825" calcext:value-type="float">
            <text:p>0.03468825</text:p>
          </table:table-cell>
          <table:table-cell office:value-type="float" office:value="0.03922839" calcext:value-type="float">
            <text:p>0.03922839</text:p>
          </table:table-cell>
          <table:table-cell office:value-type="float" office:value="0.03287415" calcext:value-type="float">
            <text:p>0.03287415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8517934" calcext:value-type="float">
            <text:p>0.8517934</text:p>
          </table:table-cell>
          <table:table-cell office:value-type="float" office:value="1.978214" calcext:value-type="float">
            <text:p>1.978214</text:p>
          </table:table-cell>
          <table:table-cell office:value-type="float" office:value="4.186536" calcext:value-type="float">
            <text:p>4.186536</text:p>
          </table:table-cell>
          <table:table-cell office:value-type="float" office:value="6.874678" calcext:value-type="float">
            <text:p>6.874678</text:p>
          </table:table-cell>
          <table:table-cell office:value-type="float" office:value="7.864185" calcext:value-type="float">
            <text:p>7.864185</text:p>
          </table:table-cell>
          <table:table-cell office:value-type="float" office:value="4.877346" calcext:value-type="float">
            <text:p>4.877346</text:p>
          </table:table-cell>
          <table:table-cell office:value-type="float" office:value="2.39129" calcext:value-type="float">
            <text:p>2.39129</text:p>
          </table:table-cell>
          <table:table-cell office:value-type="float" office:value="5.076646" calcext:value-type="float">
            <text:p>5.076646</text:p>
          </table:table-cell>
          <table:table-cell office:value-type="float" office:value="0" calcext:value-type="float">
            <text:p>0</text:p>
          </table:table-cell>
          <table:table-cell office:value-type="float" office:value="-0.2716568" calcext:value-type="float">
            <text:p>-0.27165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8" calcext:value-type="float">
            <text:p>14031998</text:p>
          </table:table-cell>
          <table:table-cell office:value-type="float" office:value="21.48547" calcext:value-type="float">
            <text:p>21.48547</text:p>
          </table:table-cell>
          <table:table-cell office:value-type="float" office:value="494.7789" calcext:value-type="float">
            <text:p>494.7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97111" calcext:value-type="float">
            <text:p>0.07897111</text:p>
          </table:table-cell>
          <table:table-cell office:value-type="float" office:value="8.580277" calcext:value-type="float">
            <text:p>8.580277</text:p>
          </table:table-cell>
          <table:table-cell office:value-type="float" office:value="0" calcext:value-type="float">
            <text:p>0</text:p>
          </table:table-cell>
          <table:table-cell office:value-type="float" office:value="0.04356659" calcext:value-type="float">
            <text:p>0.04356659</text:p>
          </table:table-cell>
          <table:table-cell office:value-type="float" office:value="0" calcext:value-type="float">
            <text:p>0</text:p>
          </table:table-cell>
          <table:table-cell office:value-type="float" office:value="2.962161" calcext:value-type="float">
            <text:p>2.962161</text:p>
          </table:table-cell>
          <table:table-cell office:value-type="float" office:value="-0.01998995" calcext:value-type="float">
            <text:p>-0.01998995</text:p>
          </table:table-cell>
          <table:table-cell office:value-type="float" office:value="0.000006306002" calcext:value-type="float">
            <text:p>6.306002E-06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51421" calcext:value-type="float">
            <text:p>29.51421</text:p>
          </table:table-cell>
          <table:table-cell office:value-type="float" office:value="0.01571208" calcext:value-type="float">
            <text:p>0.01571208</text:p>
          </table:table-cell>
          <table:table-cell office:value-type="float" office:value="0.06044341" calcext:value-type="float">
            <text:p>0.06044341</text:p>
          </table:table-cell>
          <table:table-cell office:value-type="float" office:value="0.05427327" calcext:value-type="float">
            <text:p>0.05427327</text:p>
          </table:table-cell>
          <table:table-cell office:value-type="float" office:value="0.04968746" calcext:value-type="float">
            <text:p>0.04968746</text:p>
          </table:table-cell>
          <table:table-cell office:value-type="float" office:value="0.03705097" calcext:value-type="float">
            <text:p>0.03705097</text:p>
          </table:table-cell>
          <table:table-cell office:value-type="float" office:value="0.03374199" calcext:value-type="float">
            <text:p>0.03374199</text:p>
          </table:table-cell>
          <table:table-cell office:value-type="float" office:value="0.03870152" calcext:value-type="float">
            <text:p>0.03870152</text:p>
          </table:table-cell>
          <table:table-cell office:value-type="float" office:value="0.03285557" calcext:value-type="float">
            <text:p>0.03285557</text:p>
          </table:table-cell>
          <table:table-cell office:value-type="float" office:value="0.02432617" calcext:value-type="float">
            <text:p>0.02432617</text:p>
          </table:table-cell>
          <table:table-cell office:value-type="float" office:value="1.004008" calcext:value-type="float">
            <text:p>1.004008</text:p>
          </table:table-cell>
          <table:table-cell office:value-type="float" office:value="2.12235" calcext:value-type="float">
            <text:p>2.12235</text:p>
          </table:table-cell>
          <table:table-cell office:value-type="float" office:value="4.241467" calcext:value-type="float">
            <text:p>4.241467</text:p>
          </table:table-cell>
          <table:table-cell office:value-type="float" office:value="6.768738" calcext:value-type="float">
            <text:p>6.768738</text:p>
          </table:table-cell>
          <table:table-cell office:value-type="float" office:value="7.614233" calcext:value-type="float">
            <text:p>7.614233</text:p>
          </table:table-cell>
          <table:table-cell office:value-type="float" office:value="4.810684" calcext:value-type="float">
            <text:p>4.810684</text:p>
          </table:table-cell>
          <table:table-cell office:value-type="float" office:value="2.397294" calcext:value-type="float">
            <text:p>2.397294</text:p>
          </table:table-cell>
          <table:table-cell office:value-type="float" office:value="5.094056" calcext:value-type="float">
            <text:p>5.094056</text:p>
          </table:table-cell>
          <table:table-cell office:value-type="float" office:value="0" calcext:value-type="float">
            <text:p>0</text:p>
          </table:table-cell>
          <table:table-cell office:value-type="float" office:value="-0.2716998" calcext:value-type="float">
            <text:p>-0.27169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8" calcext:value-type="float">
            <text:p>15031998</text:p>
          </table:table-cell>
          <table:table-cell office:value-type="float" office:value="21.46854" calcext:value-type="float">
            <text:p>21.46854</text:p>
          </table:table-cell>
          <table:table-cell office:value-type="float" office:value="494.7487" calcext:value-type="float">
            <text:p>494.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64776" calcext:value-type="float">
            <text:p>0.07864776</text:p>
          </table:table-cell>
          <table:table-cell office:value-type="float" office:value="8.586062" calcext:value-type="float">
            <text:p>8.586062</text:p>
          </table:table-cell>
          <table:table-cell office:value-type="float" office:value="0" calcext:value-type="float">
            <text:p>0</text:p>
          </table:table-cell>
          <table:table-cell office:value-type="float" office:value="0.04373501" calcext:value-type="float">
            <text:p>0.04373501</text:p>
          </table:table-cell>
          <table:table-cell office:value-type="float" office:value="0" calcext:value-type="float">
            <text:p>0</text:p>
          </table:table-cell>
          <table:table-cell office:value-type="float" office:value="2.996412" calcext:value-type="float">
            <text:p>2.996412</text:p>
          </table:table-cell>
          <table:table-cell office:value-type="float" office:value="-0.01999418" calcext:value-type="float">
            <text:p>-0.01999418</text:p>
          </table:table-cell>
          <table:table-cell office:value-type="float" office:value="0.000007807002" calcext:value-type="float">
            <text:p>7.807002E-06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47444" calcext:value-type="float">
            <text:p>29.47444</text:p>
          </table:table-cell>
          <table:table-cell office:value-type="float" office:value="0.01600645" calcext:value-type="float">
            <text:p>0.01600645</text:p>
          </table:table-cell>
          <table:table-cell office:value-type="float" office:value="0.05978653" calcext:value-type="float">
            <text:p>0.05978653</text:p>
          </table:table-cell>
          <table:table-cell office:value-type="float" office:value="0.05319931" calcext:value-type="float">
            <text:p>0.05319931</text:p>
          </table:table-cell>
          <table:table-cell office:value-type="float" office:value="0.0485843" calcext:value-type="float">
            <text:p>0.0485843</text:p>
          </table:table-cell>
          <table:table-cell office:value-type="float" office:value="0.03632918" calcext:value-type="float">
            <text:p>0.03632918</text:p>
          </table:table-cell>
          <table:table-cell office:value-type="float" office:value="0.03306169" calcext:value-type="float">
            <text:p>0.03306169</text:p>
          </table:table-cell>
          <table:table-cell office:value-type="float" office:value="0.03820947" calcext:value-type="float">
            <text:p>0.03820947</text:p>
          </table:table-cell>
          <table:table-cell office:value-type="float" office:value="0.03280151" calcext:value-type="float">
            <text:p>0.03280151</text:p>
          </table:table-cell>
          <table:table-cell office:value-type="float" office:value="0.02433307" calcext:value-type="float">
            <text:p>0.02433307</text:p>
          </table:table-cell>
          <table:table-cell office:value-type="float" office:value="1.149327" calcext:value-type="float">
            <text:p>1.149327</text:p>
          </table:table-cell>
          <table:table-cell office:value-type="float" office:value="2.281584" calcext:value-type="float">
            <text:p>2.281584</text:p>
          </table:table-cell>
          <table:table-cell office:value-type="float" office:value="4.336615" calcext:value-type="float">
            <text:p>4.336615</text:p>
          </table:table-cell>
          <table:table-cell office:value-type="float" office:value="6.741713" calcext:value-type="float">
            <text:p>6.741713</text:p>
          </table:table-cell>
          <table:table-cell office:value-type="float" office:value="7.467978" calcext:value-type="float">
            <text:p>7.467978</text:p>
          </table:table-cell>
          <table:table-cell office:value-type="float" office:value="4.778295" calcext:value-type="float">
            <text:p>4.778295</text:p>
          </table:table-cell>
          <table:table-cell office:value-type="float" office:value="2.396429" calcext:value-type="float">
            <text:p>2.396429</text:p>
          </table:table-cell>
          <table:table-cell office:value-type="float" office:value="5.116973" calcext:value-type="float">
            <text:p>5.116973</text:p>
          </table:table-cell>
          <table:table-cell office:value-type="float" office:value="0" calcext:value-type="float">
            <text:p>0</text:p>
          </table:table-cell>
          <table:table-cell office:value-type="float" office:value="-0.2717416" calcext:value-type="float">
            <text:p>-0.27174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8" calcext:value-type="float">
            <text:p>16031998</text:p>
          </table:table-cell>
          <table:table-cell office:value-type="float" office:value="21.45201" calcext:value-type="float">
            <text:p>21.45201</text:p>
          </table:table-cell>
          <table:table-cell office:value-type="float" office:value="494.7189" calcext:value-type="float">
            <text:p>494.7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40542" calcext:value-type="float">
            <text:p>0.07840542</text:p>
          </table:table-cell>
          <table:table-cell office:value-type="float" office:value="8.602569" calcext:value-type="float">
            <text:p>8.602569</text:p>
          </table:table-cell>
          <table:table-cell office:value-type="float" office:value="0" calcext:value-type="float">
            <text:p>0</text:p>
          </table:table-cell>
          <table:table-cell office:value-type="float" office:value="0.04386825" calcext:value-type="float">
            <text:p>0.04386825</text:p>
          </table:table-cell>
          <table:table-cell office:value-type="float" office:value="0" calcext:value-type="float">
            <text:p>0</text:p>
          </table:table-cell>
          <table:table-cell office:value-type="float" office:value="3.019197" calcext:value-type="float">
            <text:p>3.019197</text:p>
          </table:table-cell>
          <table:table-cell office:value-type="float" office:value="-0.01999921" calcext:value-type="float">
            <text:p>-0.01999921</text:p>
          </table:table-cell>
          <table:table-cell office:value-type="float" office:value="0.000008102337" calcext:value-type="float">
            <text:p>8.102337E-06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4339" calcext:value-type="float">
            <text:p>29.4339</text:p>
          </table:table-cell>
          <table:table-cell office:value-type="float" office:value="0.01599182" calcext:value-type="float">
            <text:p>0.01599182</text:p>
          </table:table-cell>
          <table:table-cell office:value-type="float" office:value="0.05931298" calcext:value-type="float">
            <text:p>0.05931298</text:p>
          </table:table-cell>
          <table:table-cell office:value-type="float" office:value="0.05251282" calcext:value-type="float">
            <text:p>0.05251282</text:p>
          </table:table-cell>
          <table:table-cell office:value-type="float" office:value="0.04786999" calcext:value-type="float">
            <text:p>0.04786999</text:p>
          </table:table-cell>
          <table:table-cell office:value-type="float" office:value="0.0358783" calcext:value-type="float">
            <text:p>0.0358783</text:p>
          </table:table-cell>
          <table:table-cell office:value-type="float" office:value="0.03262169" calcext:value-type="float">
            <text:p>0.03262169</text:p>
          </table:table-cell>
          <table:table-cell office:value-type="float" office:value="0.03777906" calcext:value-type="float">
            <text:p>0.03777906</text:p>
          </table:table-cell>
          <table:table-cell office:value-type="float" office:value="0.03272831" calcext:value-type="float">
            <text:p>0.03272831</text:p>
          </table:table-cell>
          <table:table-cell office:value-type="float" office:value="0.02456701" calcext:value-type="float">
            <text:p>0.02456701</text:p>
          </table:table-cell>
          <table:table-cell office:value-type="float" office:value="1.285946" calcext:value-type="float">
            <text:p>1.285946</text:p>
          </table:table-cell>
          <table:table-cell office:value-type="float" office:value="2.4505" calcext:value-type="float">
            <text:p>2.4505</text:p>
          </table:table-cell>
          <table:table-cell office:value-type="float" office:value="4.456796" calcext:value-type="float">
            <text:p>4.456796</text:p>
          </table:table-cell>
          <table:table-cell office:value-type="float" office:value="6.763052" calcext:value-type="float">
            <text:p>6.763052</text:p>
          </table:table-cell>
          <table:table-cell office:value-type="float" office:value="7.389374" calcext:value-type="float">
            <text:p>7.389374</text:p>
          </table:table-cell>
          <table:table-cell office:value-type="float" office:value="4.763179" calcext:value-type="float">
            <text:p>4.763179</text:p>
          </table:table-cell>
          <table:table-cell office:value-type="float" office:value="2.395128" calcext:value-type="float">
            <text:p>2.395128</text:p>
          </table:table-cell>
          <table:table-cell office:value-type="float" office:value="5.140347" calcext:value-type="float">
            <text:p>5.140347</text:p>
          </table:table-cell>
          <table:table-cell office:value-type="float" office:value="0" calcext:value-type="float">
            <text:p>0</text:p>
          </table:table-cell>
          <table:table-cell office:value-type="float" office:value="-0.271782" calcext:value-type="float">
            <text:p>-0.2717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8" calcext:value-type="float">
            <text:p>17031998</text:p>
          </table:table-cell>
          <table:table-cell office:value-type="float" office:value="21.43596" calcext:value-type="float">
            <text:p>21.43596</text:p>
          </table:table-cell>
          <table:table-cell office:value-type="float" office:value="494.6893" calcext:value-type="float">
            <text:p>494.6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21982" calcext:value-type="float">
            <text:p>0.07821982</text:p>
          </table:table-cell>
          <table:table-cell office:value-type="float" office:value="8.624995" calcext:value-type="float">
            <text:p>8.624995</text:p>
          </table:table-cell>
          <table:table-cell office:value-type="float" office:value="0" calcext:value-type="float">
            <text:p>0</text:p>
          </table:table-cell>
          <table:table-cell office:value-type="float" office:value="0.04398403" calcext:value-type="float">
            <text:p>0.04398403</text:p>
          </table:table-cell>
          <table:table-cell office:value-type="float" office:value="0" calcext:value-type="float">
            <text:p>0</text:p>
          </table:table-cell>
          <table:table-cell office:value-type="float" office:value="3.035276" calcext:value-type="float">
            <text:p>3.035276</text:p>
          </table:table-cell>
          <table:table-cell office:value-type="float" office:value="-0.02000297" calcext:value-type="float">
            <text:p>-0.02000297</text:p>
          </table:table-cell>
          <table:table-cell office:value-type="float" office:value="0.000008234159" calcext:value-type="float">
            <text:p>8.234159E-06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39295" calcext:value-type="float">
            <text:p>29.39295</text:p>
          </table:table-cell>
          <table:table-cell office:value-type="float" office:value="0.01595886" calcext:value-type="float">
            <text:p>0.01595886</text:p>
          </table:table-cell>
          <table:table-cell office:value-type="float" office:value="0.05895897" calcext:value-type="float">
            <text:p>0.05895897</text:p>
          </table:table-cell>
          <table:table-cell office:value-type="float" office:value="0.05210354" calcext:value-type="float">
            <text:p>0.05210354</text:p>
          </table:table-cell>
          <table:table-cell office:value-type="float" office:value="0.04740761" calcext:value-type="float">
            <text:p>0.04740761</text:p>
          </table:table-cell>
          <table:table-cell office:value-type="float" office:value="0.03559552" calcext:value-type="float">
            <text:p>0.03559552</text:p>
          </table:table-cell>
          <table:table-cell office:value-type="float" office:value="0.03233533" calcext:value-type="float">
            <text:p>0.03233533</text:p>
          </table:table-cell>
          <table:table-cell office:value-type="float" office:value="0.03741204" calcext:value-type="float">
            <text:p>0.03741204</text:p>
          </table:table-cell>
          <table:table-cell office:value-type="float" office:value="0.0326446" calcext:value-type="float">
            <text:p>0.0326446</text:p>
          </table:table-cell>
          <table:table-cell office:value-type="float" office:value="0.02490472" calcext:value-type="float">
            <text:p>0.02490472</text:p>
          </table:table-cell>
          <table:table-cell office:value-type="float" office:value="1.384724" calcext:value-type="float">
            <text:p>1.384724</text:p>
          </table:table-cell>
          <table:table-cell office:value-type="float" office:value="2.618822" calcext:value-type="float">
            <text:p>2.618822</text:p>
          </table:table-cell>
          <table:table-cell office:value-type="float" office:value="4.589871" calcext:value-type="float">
            <text:p>4.589871</text:p>
          </table:table-cell>
          <table:table-cell office:value-type="float" office:value="6.8142" calcext:value-type="float">
            <text:p>6.8142</text:p>
          </table:table-cell>
          <table:table-cell office:value-type="float" office:value="7.354936" calcext:value-type="float">
            <text:p>7.354936</text:p>
          </table:table-cell>
          <table:table-cell office:value-type="float" office:value="4.759284" calcext:value-type="float">
            <text:p>4.759284</text:p>
          </table:table-cell>
          <table:table-cell office:value-type="float" office:value="2.394738" calcext:value-type="float">
            <text:p>2.394738</text:p>
          </table:table-cell>
          <table:table-cell office:value-type="float" office:value="5.158607" calcext:value-type="float">
            <text:p>5.158607</text:p>
          </table:table-cell>
          <table:table-cell office:value-type="float" office:value="0" calcext:value-type="float">
            <text:p>0</text:p>
          </table:table-cell>
          <table:table-cell office:value-type="float" office:value="-0.2718221" calcext:value-type="float">
            <text:p>-0.27182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8" calcext:value-type="float">
            <text:p>18031998</text:p>
          </table:table-cell>
          <table:table-cell office:value-type="float" office:value="21.42028" calcext:value-type="float">
            <text:p>21.42028</text:p>
          </table:table-cell>
          <table:table-cell office:value-type="float" office:value="494.6598" calcext:value-type="float">
            <text:p>494.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06128" calcext:value-type="float">
            <text:p>0.07806128</text:p>
          </table:table-cell>
          <table:table-cell office:value-type="float" office:value="8.649923" calcext:value-type="float">
            <text:p>8.649923</text:p>
          </table:table-cell>
          <table:table-cell office:value-type="float" office:value="0" calcext:value-type="float">
            <text:p>0</text:p>
          </table:table-cell>
          <table:table-cell office:value-type="float" office:value="0.04409268" calcext:value-type="float">
            <text:p>0.04409268</text:p>
          </table:table-cell>
          <table:table-cell office:value-type="float" office:value="0" calcext:value-type="float">
            <text:p>0</text:p>
          </table:table-cell>
          <table:table-cell office:value-type="float" office:value="3.048165" calcext:value-type="float">
            <text:p>3.048165</text:p>
          </table:table-cell>
          <table:table-cell office:value-type="float" office:value="-0.02000479" calcext:value-type="float">
            <text:p>-0.02000479</text:p>
          </table:table-cell>
          <table:table-cell office:value-type="float" office:value="0.000009489731" calcext:value-type="float">
            <text:p>9.489731E-06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3518" calcext:value-type="float">
            <text:p>29.3518</text:p>
          </table:table-cell>
          <table:table-cell office:value-type="float" office:value="0.01596176" calcext:value-type="float">
            <text:p>0.01596176</text:p>
          </table:table-cell>
          <table:table-cell office:value-type="float" office:value="0.05864591" calcext:value-type="float">
            <text:p>0.05864591</text:p>
          </table:table-cell>
          <table:table-cell office:value-type="float" office:value="0.05181547" calcext:value-type="float">
            <text:p>0.05181547</text:p>
          </table:table-cell>
          <table:table-cell office:value-type="float" office:value="0.04707002" calcext:value-type="float">
            <text:p>0.04707002</text:p>
          </table:table-cell>
          <table:table-cell office:value-type="float" office:value="0.03539025" calcext:value-type="float">
            <text:p>0.03539025</text:p>
          </table:table-cell>
          <table:table-cell office:value-type="float" office:value="0.03212423" calcext:value-type="float">
            <text:p>0.03212423</text:p>
          </table:table-cell>
          <table:table-cell office:value-type="float" office:value="0.03709624" calcext:value-type="float">
            <text:p>0.03709624</text:p>
          </table:table-cell>
          <table:table-cell office:value-type="float" office:value="0.03255259" calcext:value-type="float">
            <text:p>0.03255259</text:p>
          </table:table-cell>
          <table:table-cell office:value-type="float" office:value="0.0251661" calcext:value-type="float">
            <text:p>0.0251661</text:p>
          </table:table-cell>
          <table:table-cell office:value-type="float" office:value="1.449651" calcext:value-type="float">
            <text:p>1.449651</text:p>
          </table:table-cell>
          <table:table-cell office:value-type="float" office:value="2.782209" calcext:value-type="float">
            <text:p>2.782209</text:p>
          </table:table-cell>
          <table:table-cell office:value-type="float" office:value="4.722288" calcext:value-type="float">
            <text:p>4.722288</text:p>
          </table:table-cell>
          <table:table-cell office:value-type="float" office:value="6.881037" calcext:value-type="float">
            <text:p>6.881037</text:p>
          </table:table-cell>
          <table:table-cell office:value-type="float" office:value="7.346308" calcext:value-type="float">
            <text:p>7.346308</text:p>
          </table:table-cell>
          <table:table-cell office:value-type="float" office:value="4.762043" calcext:value-type="float">
            <text:p>4.762043</text:p>
          </table:table-cell>
          <table:table-cell office:value-type="float" office:value="2.395162" calcext:value-type="float">
            <text:p>2.395162</text:p>
          </table:table-cell>
          <table:table-cell office:value-type="float" office:value="5.170872" calcext:value-type="float">
            <text:p>5.170872</text:p>
          </table:table-cell>
          <table:table-cell office:value-type="float" office:value="0" calcext:value-type="float">
            <text:p>0</text:p>
          </table:table-cell>
          <table:table-cell office:value-type="float" office:value="-0.2718617" calcext:value-type="float">
            <text:p>-0.27186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8" calcext:value-type="float">
            <text:p>19031998</text:p>
          </table:table-cell>
          <table:table-cell office:value-type="float" office:value="21.40471" calcext:value-type="float">
            <text:p>21.40471</text:p>
          </table:table-cell>
          <table:table-cell office:value-type="float" office:value="494.6307" calcext:value-type="float">
            <text:p>494.6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89732" calcext:value-type="float">
            <text:p>0.07789732</text:p>
          </table:table-cell>
          <table:table-cell office:value-type="float" office:value="8.676243" calcext:value-type="float">
            <text:p>8.676243</text:p>
          </table:table-cell>
          <table:table-cell office:value-type="float" office:value="0" calcext:value-type="float">
            <text:p>0</text:p>
          </table:table-cell>
          <table:table-cell office:value-type="float" office:value="0.04419553" calcext:value-type="float">
            <text:p>0.04419553</text:p>
          </table:table-cell>
          <table:table-cell office:value-type="float" office:value="0" calcext:value-type="float">
            <text:p>0</text:p>
          </table:table-cell>
          <table:table-cell office:value-type="float" office:value="3.05921" calcext:value-type="float">
            <text:p>3.05921</text:p>
          </table:table-cell>
          <table:table-cell office:value-type="float" office:value="-0.0200054" calcext:value-type="float">
            <text:p>-0.0200054</text:p>
          </table:table-cell>
          <table:table-cell office:value-type="float" office:value="0.00001140781" calcext:value-type="float">
            <text:p>1.140781E-05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31038" calcext:value-type="float">
            <text:p>29.31038</text:p>
          </table:table-cell>
          <table:table-cell office:value-type="float" office:value="0.01604837" calcext:value-type="float">
            <text:p>0.01604837</text:p>
          </table:table-cell>
          <table:table-cell office:value-type="float" office:value="0.05814563" calcext:value-type="float">
            <text:p>0.05814563</text:p>
          </table:table-cell>
          <table:table-cell office:value-type="float" office:value="0.05136841" calcext:value-type="float">
            <text:p>0.05136841</text:p>
          </table:table-cell>
          <table:table-cell office:value-type="float" office:value="0.04671286" calcext:value-type="float">
            <text:p>0.04671286</text:p>
          </table:table-cell>
          <table:table-cell office:value-type="float" office:value="0.03520566" calcext:value-type="float">
            <text:p>0.03520566</text:p>
          </table:table-cell>
          <table:table-cell office:value-type="float" office:value="0.03195155" calcext:value-type="float">
            <text:p>0.03195155</text:p>
          </table:table-cell>
          <table:table-cell office:value-type="float" office:value="0.03683533" calcext:value-type="float">
            <text:p>0.03683533</text:p>
          </table:table-cell>
          <table:table-cell office:value-type="float" office:value="0.03245945" calcext:value-type="float">
            <text:p>0.03245945</text:p>
          </table:table-cell>
          <table:table-cell office:value-type="float" office:value="0.02492841" calcext:value-type="float">
            <text:p>0.02492841</text:p>
          </table:table-cell>
          <table:table-cell office:value-type="float" office:value="1.529391" calcext:value-type="float">
            <text:p>1.529391</text:p>
          </table:table-cell>
          <table:table-cell office:value-type="float" office:value="2.937837" calcext:value-type="float">
            <text:p>2.937837</text:p>
          </table:table-cell>
          <table:table-cell office:value-type="float" office:value="4.849658" calcext:value-type="float">
            <text:p>4.849658</text:p>
          </table:table-cell>
          <table:table-cell office:value-type="float" office:value="6.951415" calcext:value-type="float">
            <text:p>6.951415</text:p>
          </table:table-cell>
          <table:table-cell office:value-type="float" office:value="7.352746" calcext:value-type="float">
            <text:p>7.352746</text:p>
          </table:table-cell>
          <table:table-cell office:value-type="float" office:value="4.770586" calcext:value-type="float">
            <text:p>4.770586</text:p>
          </table:table-cell>
          <table:table-cell office:value-type="float" office:value="2.396743" calcext:value-type="float">
            <text:p>2.396743</text:p>
          </table:table-cell>
          <table:table-cell office:value-type="float" office:value="5.185382" calcext:value-type="float">
            <text:p>5.185382</text:p>
          </table:table-cell>
          <table:table-cell office:value-type="float" office:value="0" calcext:value-type="float">
            <text:p>0</text:p>
          </table:table-cell>
          <table:table-cell office:value-type="float" office:value="-0.2719001" calcext:value-type="float">
            <text:p>-0.2719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8" calcext:value-type="float">
            <text:p>20031998</text:p>
          </table:table-cell>
          <table:table-cell office:value-type="float" office:value="21.38923" calcext:value-type="float">
            <text:p>21.38923</text:p>
          </table:table-cell>
          <table:table-cell office:value-type="float" office:value="494.6017" calcext:value-type="float">
            <text:p>494.6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73016" calcext:value-type="float">
            <text:p>0.07773016</text:p>
          </table:table-cell>
          <table:table-cell office:value-type="float" office:value="8.705322" calcext:value-type="float">
            <text:p>8.705322</text:p>
          </table:table-cell>
          <table:table-cell office:value-type="float" office:value="0" calcext:value-type="float">
            <text:p>0</text:p>
          </table:table-cell>
          <table:table-cell office:value-type="float" office:value="0.04428557" calcext:value-type="float">
            <text:p>0.04428557</text:p>
          </table:table-cell>
          <table:table-cell office:value-type="float" office:value="0" calcext:value-type="float">
            <text:p>0</text:p>
          </table:table-cell>
          <table:table-cell office:value-type="float" office:value="3.067256" calcext:value-type="float">
            <text:p>3.067256</text:p>
          </table:table-cell>
          <table:table-cell office:value-type="float" office:value="-0.02000643" calcext:value-type="float">
            <text:p>-0.02000643</text:p>
          </table:table-cell>
          <table:table-cell office:value-type="float" office:value="0.00001320033" calcext:value-type="float">
            <text:p>1.320033E-05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26859" calcext:value-type="float">
            <text:p>29.26859</text:p>
          </table:table-cell>
          <table:table-cell office:value-type="float" office:value="0.01602797" calcext:value-type="float">
            <text:p>0.01602797</text:p>
          </table:table-cell>
          <table:table-cell office:value-type="float" office:value="0.0576511" calcext:value-type="float">
            <text:p>0.0576511</text:p>
          </table:table-cell>
          <table:table-cell office:value-type="float" office:value="0.05091646" calcext:value-type="float">
            <text:p>0.05091646</text:p>
          </table:table-cell>
          <table:table-cell office:value-type="float" office:value="0.04631585" calcext:value-type="float">
            <text:p>0.04631585</text:p>
          </table:table-cell>
          <table:table-cell office:value-type="float" office:value="0.03500069" calcext:value-type="float">
            <text:p>0.03500069</text:p>
          </table:table-cell>
          <table:table-cell office:value-type="float" office:value="0.03176914" calcext:value-type="float">
            <text:p>0.03176914</text:p>
          </table:table-cell>
          <table:table-cell office:value-type="float" office:value="0.03660066" calcext:value-type="float">
            <text:p>0.03660066</text:p>
          </table:table-cell>
          <table:table-cell office:value-type="float" office:value="0.03236493" calcext:value-type="float">
            <text:p>0.03236493</text:p>
          </table:table-cell>
          <table:table-cell office:value-type="float" office:value="0.02520951" calcext:value-type="float">
            <text:p>0.02520951</text:p>
          </table:table-cell>
          <table:table-cell office:value-type="float" office:value="1.626854" calcext:value-type="float">
            <text:p>1.626854</text:p>
          </table:table-cell>
          <table:table-cell office:value-type="float" office:value="3.106779" calcext:value-type="float">
            <text:p>3.106779</text:p>
          </table:table-cell>
          <table:table-cell office:value-type="float" office:value="4.98511" calcext:value-type="float">
            <text:p>4.98511</text:p>
          </table:table-cell>
          <table:table-cell office:value-type="float" office:value="7.021532" calcext:value-type="float">
            <text:p>7.021532</text:p>
          </table:table-cell>
          <table:table-cell office:value-type="float" office:value="7.364748" calcext:value-type="float">
            <text:p>7.364748</text:p>
          </table:table-cell>
          <table:table-cell office:value-type="float" office:value="4.783368" calcext:value-type="float">
            <text:p>4.783368</text:p>
          </table:table-cell>
          <table:table-cell office:value-type="float" office:value="2.399377" calcext:value-type="float">
            <text:p>2.399377</text:p>
          </table:table-cell>
          <table:table-cell office:value-type="float" office:value="5.203978" calcext:value-type="float">
            <text:p>5.203978</text:p>
          </table:table-cell>
          <table:table-cell office:value-type="float" office:value="0" calcext:value-type="float">
            <text:p>0</text:p>
          </table:table-cell>
          <table:table-cell office:value-type="float" office:value="-0.2719401" calcext:value-type="float">
            <text:p>-0.27194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8" calcext:value-type="float">
            <text:p>21031998</text:p>
          </table:table-cell>
          <table:table-cell office:value-type="float" office:value="21.37403" calcext:value-type="float">
            <text:p>21.37403</text:p>
          </table:table-cell>
          <table:table-cell office:value-type="float" office:value="494.5729" calcext:value-type="float">
            <text:p>494.5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8427" calcext:value-type="float">
            <text:p>0.07758427</text:p>
          </table:table-cell>
          <table:table-cell office:value-type="float" office:value="8.734606" calcext:value-type="float">
            <text:p>8.734606</text:p>
          </table:table-cell>
          <table:table-cell office:value-type="float" office:value="0" calcext:value-type="float">
            <text:p>0</text:p>
          </table:table-cell>
          <table:table-cell office:value-type="float" office:value="0.04437426" calcext:value-type="float">
            <text:p>0.04437426</text:p>
          </table:table-cell>
          <table:table-cell office:value-type="float" office:value="0" calcext:value-type="float">
            <text:p>0</text:p>
          </table:table-cell>
          <table:table-cell office:value-type="float" office:value="3.074638" calcext:value-type="float">
            <text:p>3.074638</text:p>
          </table:table-cell>
          <table:table-cell office:value-type="float" office:value="-0.02000674" calcext:value-type="float">
            <text:p>-0.02000674</text:p>
          </table:table-cell>
          <table:table-cell office:value-type="float" office:value="0.00001481525" calcext:value-type="float">
            <text:p>1.481525E-05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22662" calcext:value-type="float">
            <text:p>29.22662</text:p>
          </table:table-cell>
          <table:table-cell office:value-type="float" office:value="0.01605788" calcext:value-type="float">
            <text:p>0.01605788</text:p>
          </table:table-cell>
          <table:table-cell office:value-type="float" office:value="0.05725921" calcext:value-type="float">
            <text:p>0.05725921</text:p>
          </table:table-cell>
          <table:table-cell office:value-type="float" office:value="0.05059511" calcext:value-type="float">
            <text:p>0.05059511</text:p>
          </table:table-cell>
          <table:table-cell office:value-type="float" office:value="0.04601452" calcext:value-type="float">
            <text:p>0.04601452</text:p>
          </table:table-cell>
          <table:table-cell office:value-type="float" office:value="0.03484548" calcext:value-type="float">
            <text:p>0.03484548</text:p>
          </table:table-cell>
          <table:table-cell office:value-type="float" office:value="0.03162125" calcext:value-type="float">
            <text:p>0.03162125</text:p>
          </table:table-cell>
          <table:table-cell office:value-type="float" office:value="0.0363889" calcext:value-type="float">
            <text:p>0.0363889</text:p>
          </table:table-cell>
          <table:table-cell office:value-type="float" office:value="0.03226755" calcext:value-type="float">
            <text:p>0.03226755</text:p>
          </table:table-cell>
          <table:table-cell office:value-type="float" office:value="0.02535149" calcext:value-type="float">
            <text:p>0.02535149</text:p>
          </table:table-cell>
          <table:table-cell office:value-type="float" office:value="1.685916" calcext:value-type="float">
            <text:p>1.685916</text:p>
          </table:table-cell>
          <table:table-cell office:value-type="float" office:value="3.267762" calcext:value-type="float">
            <text:p>3.267762</text:p>
          </table:table-cell>
          <table:table-cell office:value-type="float" office:value="5.119818" calcext:value-type="float">
            <text:p>5.119818</text:p>
          </table:table-cell>
          <table:table-cell office:value-type="float" office:value="7.096341" calcext:value-type="float">
            <text:p>7.096341</text:p>
          </table:table-cell>
          <table:table-cell office:value-type="float" office:value="7.388025" calcext:value-type="float">
            <text:p>7.388025</text:p>
          </table:table-cell>
          <table:table-cell office:value-type="float" office:value="4.798203" calcext:value-type="float">
            <text:p>4.798203</text:p>
          </table:table-cell>
          <table:table-cell office:value-type="float" office:value="2.402862" calcext:value-type="float">
            <text:p>2.402862</text:p>
          </table:table-cell>
          <table:table-cell office:value-type="float" office:value="5.216999" calcext:value-type="float">
            <text:p>5.216999</text:p>
          </table:table-cell>
          <table:table-cell office:value-type="float" office:value="0" calcext:value-type="float">
            <text:p>0</text:p>
          </table:table-cell>
          <table:table-cell office:value-type="float" office:value="-0.2719776" calcext:value-type="float">
            <text:p>-0.2719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8" calcext:value-type="float">
            <text:p>22031998</text:p>
          </table:table-cell>
          <table:table-cell office:value-type="float" office:value="21.35889" calcext:value-type="float">
            <text:p>21.35889</text:p>
          </table:table-cell>
          <table:table-cell office:value-type="float" office:value="494.5443" calcext:value-type="float">
            <text:p>494.5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43789" calcext:value-type="float">
            <text:p>0.07743789</text:p>
          </table:table-cell>
          <table:table-cell office:value-type="float" office:value="8.763847" calcext:value-type="float">
            <text:p>8.763847</text:p>
          </table:table-cell>
          <table:table-cell office:value-type="float" office:value="0" calcext:value-type="float">
            <text:p>0</text:p>
          </table:table-cell>
          <table:table-cell office:value-type="float" office:value="0.04446238" calcext:value-type="float">
            <text:p>0.04446238</text:p>
          </table:table-cell>
          <table:table-cell office:value-type="float" office:value="0" calcext:value-type="float">
            <text:p>0</text:p>
          </table:table-cell>
          <table:table-cell office:value-type="float" office:value="3.081789" calcext:value-type="float">
            <text:p>3.081789</text:p>
          </table:table-cell>
          <table:table-cell office:value-type="float" office:value="-0.02000716" calcext:value-type="float">
            <text:p>-0.02000716</text:p>
          </table:table-cell>
          <table:table-cell office:value-type="float" office:value="0.00001614214" calcext:value-type="float">
            <text:p>1.614214E-05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1843" calcext:value-type="float">
            <text:p>29.1843</text:p>
          </table:table-cell>
          <table:table-cell office:value-type="float" office:value="0.01621961" calcext:value-type="float">
            <text:p>0.01621961</text:p>
          </table:table-cell>
          <table:table-cell office:value-type="float" office:value="0.05681209" calcext:value-type="float">
            <text:p>0.05681209</text:p>
          </table:table-cell>
          <table:table-cell office:value-type="float" office:value="0.05021802" calcext:value-type="float">
            <text:p>0.05021802</text:p>
          </table:table-cell>
          <table:table-cell office:value-type="float" office:value="0.04571148" calcext:value-type="float">
            <text:p>0.04571148</text:p>
          </table:table-cell>
          <table:table-cell office:value-type="float" office:value="0.03469796" calcext:value-type="float">
            <text:p>0.03469796</text:p>
          </table:table-cell>
          <table:table-cell office:value-type="float" office:value="0.03148711" calcext:value-type="float">
            <text:p>0.03148711</text:p>
          </table:table-cell>
          <table:table-cell office:value-type="float" office:value="0.03619734" calcext:value-type="float">
            <text:p>0.03619734</text:p>
          </table:table-cell>
          <table:table-cell office:value-type="float" office:value="0.03216991" calcext:value-type="float">
            <text:p>0.03216991</text:p>
          </table:table-cell>
          <table:table-cell office:value-type="float" office:value="0.025239" calcext:value-type="float">
            <text:p>0.025239</text:p>
          </table:table-cell>
          <table:table-cell office:value-type="float" office:value="1.753938" calcext:value-type="float">
            <text:p>1.753938</text:p>
          </table:table-cell>
          <table:table-cell office:value-type="float" office:value="3.423036" calcext:value-type="float">
            <text:p>3.423036</text:p>
          </table:table-cell>
          <table:table-cell office:value-type="float" office:value="5.251506" calcext:value-type="float">
            <text:p>5.251506</text:p>
          </table:table-cell>
          <table:table-cell office:value-type="float" office:value="7.168549" calcext:value-type="float">
            <text:p>7.168549</text:p>
          </table:table-cell>
          <table:table-cell office:value-type="float" office:value="7.41465" calcext:value-type="float">
            <text:p>7.41465</text:p>
          </table:table-cell>
          <table:table-cell office:value-type="float" office:value="4.814703" calcext:value-type="float">
            <text:p>4.814703</text:p>
          </table:table-cell>
          <table:table-cell office:value-type="float" office:value="2.40711" calcext:value-type="float">
            <text:p>2.40711</text:p>
          </table:table-cell>
          <table:table-cell office:value-type="float" office:value="5.231352" calcext:value-type="float">
            <text:p>5.231352</text:p>
          </table:table-cell>
          <table:table-cell office:value-type="float" office:value="0" calcext:value-type="float">
            <text:p>0</text:p>
          </table:table-cell>
          <table:table-cell office:value-type="float" office:value="-0.2720131" calcext:value-type="float">
            <text:p>-0.27201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8" calcext:value-type="float">
            <text:p>23031998</text:p>
          </table:table-cell>
          <table:table-cell office:value-type="float" office:value="21.3438" calcext:value-type="float">
            <text:p>21.3438</text:p>
          </table:table-cell>
          <table:table-cell office:value-type="float" office:value="494.5157" calcext:value-type="float">
            <text:p>494.5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29409" calcext:value-type="float">
            <text:p>0.07729409</text:p>
          </table:table-cell>
          <table:table-cell office:value-type="float" office:value="8.794283" calcext:value-type="float">
            <text:p>8.794283</text:p>
          </table:table-cell>
          <table:table-cell office:value-type="float" office:value="0" calcext:value-type="float">
            <text:p>0</text:p>
          </table:table-cell>
          <table:table-cell office:value-type="float" office:value="0.0445445" calcext:value-type="float">
            <text:p>0.0445445</text:p>
          </table:table-cell>
          <table:table-cell office:value-type="float" office:value="0" calcext:value-type="float">
            <text:p>0</text:p>
          </table:table-cell>
          <table:table-cell office:value-type="float" office:value="3.087534" calcext:value-type="float">
            <text:p>3.087534</text:p>
          </table:table-cell>
          <table:table-cell office:value-type="float" office:value="-0.02000799" calcext:value-type="float">
            <text:p>-0.02000799</text:p>
          </table:table-cell>
          <table:table-cell office:value-type="float" office:value="0.00001666451" calcext:value-type="float">
            <text:p>1.666451E-05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14153" calcext:value-type="float">
            <text:p>29.14153</text:p>
          </table:table-cell>
          <table:table-cell office:value-type="float" office:value="0.01632694" calcext:value-type="float">
            <text:p>0.01632694</text:p>
          </table:table-cell>
          <table:table-cell office:value-type="float" office:value="0.05638897" calcext:value-type="float">
            <text:p>0.05638897</text:p>
          </table:table-cell>
          <table:table-cell office:value-type="float" office:value="0.04983451" calcext:value-type="float">
            <text:p>0.04983451</text:p>
          </table:table-cell>
          <table:table-cell office:value-type="float" office:value="0.04540619" calcext:value-type="float">
            <text:p>0.04540619</text:p>
          </table:table-cell>
          <table:table-cell office:value-type="float" office:value="0.03455951" calcext:value-type="float">
            <text:p>0.03455951</text:p>
          </table:table-cell>
          <table:table-cell office:value-type="float" office:value="0.03136822" calcext:value-type="float">
            <text:p>0.03136822</text:p>
          </table:table-cell>
          <table:table-cell office:value-type="float" office:value="0.03601934" calcext:value-type="float">
            <text:p>0.03601934</text:p>
          </table:table-cell>
          <table:table-cell office:value-type="float" office:value="0.03207295" calcext:value-type="float">
            <text:p>0.03207295</text:p>
          </table:table-cell>
          <table:table-cell office:value-type="float" office:value="0.02543653" calcext:value-type="float">
            <text:p>0.02543653</text:p>
          </table:table-cell>
          <table:table-cell office:value-type="float" office:value="1.851961" calcext:value-type="float">
            <text:p>1.851961</text:p>
          </table:table-cell>
          <table:table-cell office:value-type="float" office:value="3.584138" calcext:value-type="float">
            <text:p>3.584138</text:p>
          </table:table-cell>
          <table:table-cell office:value-type="float" office:value="5.383612" calcext:value-type="float">
            <text:p>5.383612</text:p>
          </table:table-cell>
          <table:table-cell office:value-type="float" office:value="7.23945" calcext:value-type="float">
            <text:p>7.23945</text:p>
          </table:table-cell>
          <table:table-cell office:value-type="float" office:value="7.442879" calcext:value-type="float">
            <text:p>7.442879</text:p>
          </table:table-cell>
          <table:table-cell office:value-type="float" office:value="4.832242" calcext:value-type="float">
            <text:p>4.832242</text:p>
          </table:table-cell>
          <table:table-cell office:value-type="float" office:value="2.411952" calcext:value-type="float">
            <text:p>2.411952</text:p>
          </table:table-cell>
          <table:table-cell office:value-type="float" office:value="5.248956" calcext:value-type="float">
            <text:p>5.248956</text:p>
          </table:table-cell>
          <table:table-cell office:value-type="float" office:value="0" calcext:value-type="float">
            <text:p>0</text:p>
          </table:table-cell>
          <table:table-cell office:value-type="float" office:value="-0.2720503" calcext:value-type="float">
            <text:p>-0.27205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8" calcext:value-type="float">
            <text:p>24031998</text:p>
          </table:table-cell>
          <table:table-cell office:value-type="float" office:value="21.32895" calcext:value-type="float">
            <text:p>21.32895</text:p>
          </table:table-cell>
          <table:table-cell office:value-type="float" office:value="494.4877" calcext:value-type="float">
            <text:p>494.4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15142" calcext:value-type="float">
            <text:p>0.07715142</text:p>
          </table:table-cell>
          <table:table-cell office:value-type="float" office:value="8.824956" calcext:value-type="float">
            <text:p>8.824956</text:p>
          </table:table-cell>
          <table:table-cell office:value-type="float" office:value="0" calcext:value-type="float">
            <text:p>0</text:p>
          </table:table-cell>
          <table:table-cell office:value-type="float" office:value="0.04462607" calcext:value-type="float">
            <text:p>0.04462607</text:p>
          </table:table-cell>
          <table:table-cell office:value-type="float" office:value="0" calcext:value-type="float">
            <text:p>0</text:p>
          </table:table-cell>
          <table:table-cell office:value-type="float" office:value="3.092621" calcext:value-type="float">
            <text:p>3.092621</text:p>
          </table:table-cell>
          <table:table-cell office:value-type="float" office:value="-0.02000785" calcext:value-type="float">
            <text:p>-0.02000785</text:p>
          </table:table-cell>
          <table:table-cell office:value-type="float" office:value="0.00001755979" calcext:value-type="float">
            <text:p>1.755979E-05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09842" calcext:value-type="float">
            <text:p>29.09842</text:p>
          </table:table-cell>
          <table:table-cell office:value-type="float" office:value="0.01639319" calcext:value-type="float">
            <text:p>0.01639319</text:p>
          </table:table-cell>
          <table:table-cell office:value-type="float" office:value="0.05599496" calcext:value-type="float">
            <text:p>0.05599496</text:p>
          </table:table-cell>
          <table:table-cell office:value-type="float" office:value="0.04948306" calcext:value-type="float">
            <text:p>0.04948306</text:p>
          </table:table-cell>
          <table:table-cell office:value-type="float" office:value="0.04510839" calcext:value-type="float">
            <text:p>0.04510839</text:p>
          </table:table-cell>
          <table:table-cell office:value-type="float" office:value="0.0344247" calcext:value-type="float">
            <text:p>0.0344247</text:p>
          </table:table-cell>
          <table:table-cell office:value-type="float" office:value="0.03124651" calcext:value-type="float">
            <text:p>0.03124651</text:p>
          </table:table-cell>
          <table:table-cell office:value-type="float" office:value="0.03584712" calcext:value-type="float">
            <text:p>0.03584712</text:p>
          </table:table-cell>
          <table:table-cell office:value-type="float" office:value="0.03197435" calcext:value-type="float">
            <text:p>0.03197435</text:p>
          </table:table-cell>
          <table:table-cell office:value-type="float" office:value="0.02563213" calcext:value-type="float">
            <text:p>0.02563213</text:p>
          </table:table-cell>
          <table:table-cell office:value-type="float" office:value="1.942904" calcext:value-type="float">
            <text:p>1.942904</text:p>
          </table:table-cell>
          <table:table-cell office:value-type="float" office:value="3.743527" calcext:value-type="float">
            <text:p>3.743527</text:p>
          </table:table-cell>
          <table:table-cell office:value-type="float" office:value="5.514631" calcext:value-type="float">
            <text:p>5.514631</text:p>
          </table:table-cell>
          <table:table-cell office:value-type="float" office:value="7.314561" calcext:value-type="float">
            <text:p>7.314561</text:p>
          </table:table-cell>
          <table:table-cell office:value-type="float" office:value="7.47293" calcext:value-type="float">
            <text:p>7.47293</text:p>
          </table:table-cell>
          <table:table-cell office:value-type="float" office:value="4.850462" calcext:value-type="float">
            <text:p>4.850462</text:p>
          </table:table-cell>
          <table:table-cell office:value-type="float" office:value="2.41725" calcext:value-type="float">
            <text:p>2.41725</text:p>
          </table:table-cell>
          <table:table-cell office:value-type="float" office:value="5.264697" calcext:value-type="float">
            <text:p>5.264697</text:p>
          </table:table-cell>
          <table:table-cell office:value-type="float" office:value="0" calcext:value-type="float">
            <text:p>0</text:p>
          </table:table-cell>
          <table:table-cell office:value-type="float" office:value="-0.2720849" calcext:value-type="float">
            <text:p>-0.27208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8" calcext:value-type="float">
            <text:p>25031998</text:p>
          </table:table-cell>
          <table:table-cell office:value-type="float" office:value="21.31437" calcext:value-type="float">
            <text:p>21.31437</text:p>
          </table:table-cell>
          <table:table-cell office:value-type="float" office:value="494.4597" calcext:value-type="float">
            <text:p>494.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02544" calcext:value-type="float">
            <text:p>0.07702544</text:p>
          </table:table-cell>
          <table:table-cell office:value-type="float" office:value="8.855851" calcext:value-type="float">
            <text:p>8.855851</text:p>
          </table:table-cell>
          <table:table-cell office:value-type="float" office:value="0" calcext:value-type="float">
            <text:p>0</text:p>
          </table:table-cell>
          <table:table-cell office:value-type="float" office:value="0.04470592" calcext:value-type="float">
            <text:p>0.04470592</text:p>
          </table:table-cell>
          <table:table-cell office:value-type="float" office:value="0" calcext:value-type="float">
            <text:p>0</text:p>
          </table:table-cell>
          <table:table-cell office:value-type="float" office:value="3.09706" calcext:value-type="float">
            <text:p>3.09706</text:p>
          </table:table-cell>
          <table:table-cell office:value-type="float" office:value="-0.02000826" calcext:value-type="float">
            <text:p>-0.02000826</text:p>
          </table:table-cell>
          <table:table-cell office:value-type="float" office:value="0.00001798987" calcext:value-type="float">
            <text:p>1.798987E-05</text:p>
          </table:table-cell>
          <table:table-cell office:value-type="float" office:value="0.00799809" calcext:value-type="float">
            <text:p>0.00799809</text:p>
          </table:table-cell>
          <table:table-cell office:value-type="float" office:value="29.05501" calcext:value-type="float">
            <text:p>29.05501</text:p>
          </table:table-cell>
          <table:table-cell office:value-type="float" office:value="0.01644865" calcext:value-type="float">
            <text:p>0.01644865</text:p>
          </table:table-cell>
          <table:table-cell office:value-type="float" office:value="0.05568358" calcext:value-type="float">
            <text:p>0.05568358</text:p>
          </table:table-cell>
          <table:table-cell office:value-type="float" office:value="0.04921474" calcext:value-type="float">
            <text:p>0.04921474</text:p>
          </table:table-cell>
          <table:table-cell office:value-type="float" office:value="0.04487564" calcext:value-type="float">
            <text:p>0.04487564</text:p>
          </table:table-cell>
          <table:table-cell office:value-type="float" office:value="0.03432786" calcext:value-type="float">
            <text:p>0.03432786</text:p>
          </table:table-cell>
          <table:table-cell office:value-type="float" office:value="0.03115865" calcext:value-type="float">
            <text:p>0.03115865</text:p>
          </table:table-cell>
          <table:table-cell office:value-type="float" office:value="0.03569491" calcext:value-type="float">
            <text:p>0.03569491</text:p>
          </table:table-cell>
          <table:table-cell office:value-type="float" office:value="0.03187823" calcext:value-type="float">
            <text:p>0.03187823</text:p>
          </table:table-cell>
          <table:table-cell office:value-type="float" office:value="0.02586898" calcext:value-type="float">
            <text:p>0.02586898</text:p>
          </table:table-cell>
          <table:table-cell office:value-type="float" office:value="2.027624" calcext:value-type="float">
            <text:p>2.027624</text:p>
          </table:table-cell>
          <table:table-cell office:value-type="float" office:value="3.902385" calcext:value-type="float">
            <text:p>3.902385</text:p>
          </table:table-cell>
          <table:table-cell office:value-type="float" office:value="5.647433" calcext:value-type="float">
            <text:p>5.647433</text:p>
          </table:table-cell>
          <table:table-cell office:value-type="float" office:value="7.390526" calcext:value-type="float">
            <text:p>7.390526</text:p>
          </table:table-cell>
          <table:table-cell office:value-type="float" office:value="7.504243" calcext:value-type="float">
            <text:p>7.504243</text:p>
          </table:table-cell>
          <table:table-cell office:value-type="float" office:value="4.869269" calcext:value-type="float">
            <text:p>4.869269</text:p>
          </table:table-cell>
          <table:table-cell office:value-type="float" office:value="2.422884" calcext:value-type="float">
            <text:p>2.422884</text:p>
          </table:table-cell>
          <table:table-cell office:value-type="float" office:value="5.278275" calcext:value-type="float">
            <text:p>5.278275</text:p>
          </table:table-cell>
          <table:table-cell office:value-type="float" office:value="0" calcext:value-type="float">
            <text:p>0</text:p>
          </table:table-cell>
          <table:table-cell office:value-type="float" office:value="-0.2721193" calcext:value-type="float">
            <text:p>-0.27211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8" calcext:value-type="float">
            <text:p>26031998</text:p>
          </table:table-cell>
          <table:table-cell office:value-type="float" office:value="21.30648" calcext:value-type="float">
            <text:p>21.30648</text:p>
          </table:table-cell>
          <table:table-cell office:value-type="float" office:value="494.4329" calcext:value-type="float">
            <text:p>494.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40752" calcext:value-type="float">
            <text:p>0.07740752</text:p>
          </table:table-cell>
          <table:table-cell office:value-type="float" office:value="8.856322" calcext:value-type="float">
            <text:p>8.856322</text:p>
          </table:table-cell>
          <table:table-cell office:value-type="float" office:value="0" calcext:value-type="float">
            <text:p>0</text:p>
          </table:table-cell>
          <table:table-cell office:value-type="float" office:value="0.04489815" calcext:value-type="float">
            <text:p>0.04489815</text:p>
          </table:table-cell>
          <table:table-cell office:value-type="float" office:value="0" calcext:value-type="float">
            <text:p>0</text:p>
          </table:table-cell>
          <table:table-cell office:value-type="float" office:value="3.123665" calcext:value-type="float">
            <text:p>3.123665</text:p>
          </table:table-cell>
          <table:table-cell office:value-type="float" office:value="-0.0200082" calcext:value-type="float">
            <text:p>-0.0200082</text:p>
          </table:table-cell>
          <table:table-cell office:value-type="float" office:value="0.00001773644" calcext:value-type="float">
            <text:p>1.773644E-05</text:p>
          </table:table-cell>
          <table:table-cell office:value-type="float" office:value="0.008017052" calcext:value-type="float">
            <text:p>0.008017052</text:p>
          </table:table-cell>
          <table:table-cell office:value-type="float" office:value="29.02064" calcext:value-type="float">
            <text:p>29.02064</text:p>
          </table:table-cell>
          <table:table-cell office:value-type="float" office:value="0.01806993" calcext:value-type="float">
            <text:p>0.01806993</text:p>
          </table:table-cell>
          <table:table-cell office:value-type="float" office:value="0.05239645" calcext:value-type="float">
            <text:p>0.05239645</text:p>
          </table:table-cell>
          <table:table-cell office:value-type="float" office:value="0.05286834" calcext:value-type="float">
            <text:p>0.05286834</text:p>
          </table:table-cell>
          <table:table-cell office:value-type="float" office:value="0.04830717" calcext:value-type="float">
            <text:p>0.04830717</text:p>
          </table:table-cell>
          <table:table-cell office:value-type="float" office:value="0.03546939" calcext:value-type="float">
            <text:p>0.03546939</text:p>
          </table:table-cell>
          <table:table-cell office:value-type="float" office:value="0.03125637" calcext:value-type="float">
            <text:p>0.03125637</text:p>
          </table:table-cell>
          <table:table-cell office:value-type="float" office:value="0.03555482" calcext:value-type="float">
            <text:p>0.03555482</text:p>
          </table:table-cell>
          <table:table-cell office:value-type="float" office:value="0.03178303" calcext:value-type="float">
            <text:p>0.03178303</text:p>
          </table:table-cell>
          <table:table-cell office:value-type="float" office:value="0.02353021" calcext:value-type="float">
            <text:p>0.02353021</text:p>
          </table:table-cell>
          <table:table-cell office:value-type="float" office:value="0.7690564" calcext:value-type="float">
            <text:p>0.7690564</text:p>
          </table:table-cell>
          <table:table-cell office:value-type="float" office:value="3.363482" calcext:value-type="float">
            <text:p>3.363482</text:p>
          </table:table-cell>
          <table:table-cell office:value-type="float" office:value="5.963946" calcext:value-type="float">
            <text:p>5.963946</text:p>
          </table:table-cell>
          <table:table-cell office:value-type="float" office:value="7.77109" calcext:value-type="float">
            <text:p>7.77109</text:p>
          </table:table-cell>
          <table:table-cell office:value-type="float" office:value="7.664809" calcext:value-type="float">
            <text:p>7.664809</text:p>
          </table:table-cell>
          <table:table-cell office:value-type="float" office:value="4.889355" calcext:value-type="float">
            <text:p>4.889355</text:p>
          </table:table-cell>
          <table:table-cell office:value-type="float" office:value="2.428502" calcext:value-type="float">
            <text:p>2.428502</text:p>
          </table:table-cell>
          <table:table-cell office:value-type="float" office:value="5.197744" calcext:value-type="float">
            <text:p>5.197744</text:p>
          </table:table-cell>
          <table:table-cell office:value-type="float" office:value="0" calcext:value-type="float">
            <text:p>0</text:p>
          </table:table-cell>
          <table:table-cell office:value-type="float" office:value="-0.2721673" calcext:value-type="float">
            <text:p>-0.27216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8" calcext:value-type="float">
            <text:p>27031998</text:p>
          </table:table-cell>
          <table:table-cell office:value-type="float" office:value="21.2927" calcext:value-type="float">
            <text:p>21.2927</text:p>
          </table:table-cell>
          <table:table-cell office:value-type="float" office:value="494.4061" calcext:value-type="float">
            <text:p>494.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23921" calcext:value-type="float">
            <text:p>0.07823921</text:p>
          </table:table-cell>
          <table:table-cell office:value-type="float" office:value="8.797208" calcext:value-type="float">
            <text:p>8.797208</text:p>
          </table:table-cell>
          <table:table-cell office:value-type="float" office:value="0" calcext:value-type="float">
            <text:p>0</text:p>
          </table:table-cell>
          <table:table-cell office:value-type="float" office:value="0.04527125" calcext:value-type="float">
            <text:p>0.04527125</text:p>
          </table:table-cell>
          <table:table-cell office:value-type="float" office:value="0" calcext:value-type="float">
            <text:p>0</text:p>
          </table:table-cell>
          <table:table-cell office:value-type="float" office:value="3.215202" calcext:value-type="float">
            <text:p>3.215202</text:p>
          </table:table-cell>
          <table:table-cell office:value-type="float" office:value="-0.01999881" calcext:value-type="float">
            <text:p>-0.01999881</text:p>
          </table:table-cell>
          <table:table-cell office:value-type="float" office:value="0.00001883439" calcext:value-type="float">
            <text:p>1.883439E-05</text:p>
          </table:table-cell>
          <table:table-cell office:value-type="float" office:value="0.008042559" calcext:value-type="float">
            <text:p>0.008042559</text:p>
          </table:table-cell>
          <table:table-cell office:value-type="float" office:value="28.98254" calcext:value-type="float">
            <text:p>28.98254</text:p>
          </table:table-cell>
          <table:table-cell office:value-type="float" office:value="0.01960455" calcext:value-type="float">
            <text:p>0.01960455</text:p>
          </table:table-cell>
          <table:table-cell office:value-type="float" office:value="0.04960508" calcext:value-type="float">
            <text:p>0.04960508</text:p>
          </table:table-cell>
          <table:table-cell office:value-type="float" office:value="0.05483405" calcext:value-type="float">
            <text:p>0.05483405</text:p>
          </table:table-cell>
          <table:table-cell office:value-type="float" office:value="0.05064462" calcext:value-type="float">
            <text:p>0.05064462</text:p>
          </table:table-cell>
          <table:table-cell office:value-type="float" office:value="0.03835398" calcext:value-type="float">
            <text:p>0.03835398</text:p>
          </table:table-cell>
          <table:table-cell office:value-type="float" office:value="0.03349419" calcext:value-type="float">
            <text:p>0.03349419</text:p>
          </table:table-cell>
          <table:table-cell office:value-type="float" office:value="0.03579876" calcext:value-type="float">
            <text:p>0.03579876</text:p>
          </table:table-cell>
          <table:table-cell office:value-type="float" office:value="0.03170112" calcext:value-type="float">
            <text:p>0.03170112</text:p>
          </table:table-cell>
          <table:table-cell office:value-type="float" office:value="0.02234087" calcext:value-type="float">
            <text:p>0.02234087</text:p>
          </table:table-cell>
          <table:table-cell office:value-type="float" office:value="0.3980265" calcext:value-type="float">
            <text:p>0.3980265</text:p>
          </table:table-cell>
          <table:table-cell office:value-type="float" office:value="2.280253" calcext:value-type="float">
            <text:p>2.280253</text:p>
          </table:table-cell>
          <table:table-cell office:value-type="float" office:value="4.920588" calcext:value-type="float">
            <text:p>4.920588</text:p>
          </table:table-cell>
          <table:table-cell office:value-type="float" office:value="7.621498" calcext:value-type="float">
            <text:p>7.621498</text:p>
          </table:table-cell>
          <table:table-cell office:value-type="float" office:value="8.673025" calcext:value-type="float">
            <text:p>8.673025</text:p>
          </table:table-cell>
          <table:table-cell office:value-type="float" office:value="5.146243" calcext:value-type="float">
            <text:p>5.146243</text:p>
          </table:table-cell>
          <table:table-cell office:value-type="float" office:value="2.438519" calcext:value-type="float">
            <text:p>2.438519</text:p>
          </table:table-cell>
          <table:table-cell office:value-type="float" office:value="6.273483" calcext:value-type="float">
            <text:p>6.273483</text:p>
          </table:table-cell>
          <table:table-cell office:value-type="float" office:value="0" calcext:value-type="float">
            <text:p>0</text:p>
          </table:table-cell>
          <table:table-cell office:value-type="float" office:value="-0.272207" calcext:value-type="float">
            <text:p>-0.2722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8" calcext:value-type="float">
            <text:p>28031998</text:p>
          </table:table-cell>
          <table:table-cell office:value-type="float" office:value="21.27791" calcext:value-type="float">
            <text:p>21.27791</text:p>
          </table:table-cell>
          <table:table-cell office:value-type="float" office:value="494.3802" calcext:value-type="float">
            <text:p>494.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8999" calcext:value-type="float">
            <text:p>0.07998999</text:p>
          </table:table-cell>
          <table:table-cell office:value-type="float" office:value="8.720771" calcext:value-type="float">
            <text:p>8.720771</text:p>
          </table:table-cell>
          <table:table-cell office:value-type="float" office:value="0" calcext:value-type="float">
            <text:p>0</text:p>
          </table:table-cell>
          <table:table-cell office:value-type="float" office:value="0.04575068" calcext:value-type="float">
            <text:p>0.04575068</text:p>
          </table:table-cell>
          <table:table-cell office:value-type="float" office:value="0" calcext:value-type="float">
            <text:p>0</text:p>
          </table:table-cell>
          <table:table-cell office:value-type="float" office:value="3.323256" calcext:value-type="float">
            <text:p>3.323256</text:p>
          </table:table-cell>
          <table:table-cell office:value-type="float" office:value="-0.01999664" calcext:value-type="float">
            <text:p>-0.01999664</text:p>
          </table:table-cell>
          <table:table-cell office:value-type="float" office:value="0.000016785" calcext:value-type="float">
            <text:p>1.6785E-05</text:p>
          </table:table-cell>
          <table:table-cell office:value-type="float" office:value="0.008080576" calcext:value-type="float">
            <text:p>0.008080576</text:p>
          </table:table-cell>
          <table:table-cell office:value-type="float" office:value="28.94451" calcext:value-type="float">
            <text:p>28.94451</text:p>
          </table:table-cell>
          <table:table-cell office:value-type="float" office:value="0.02246594" calcext:value-type="float">
            <text:p>0.02246594</text:p>
          </table:table-cell>
          <table:table-cell office:value-type="float" office:value="0.04359861" calcext:value-type="float">
            <text:p>0.04359861</text:p>
          </table:table-cell>
          <table:table-cell office:value-type="float" office:value="0.05524256" calcext:value-type="float">
            <text:p>0.05524256</text:p>
          </table:table-cell>
          <table:table-cell office:value-type="float" office:value="0.05463883" calcext:value-type="float">
            <text:p>0.05463883</text:p>
          </table:table-cell>
          <table:table-cell office:value-type="float" office:value="0.04373635" calcext:value-type="float">
            <text:p>0.04373635</text:p>
          </table:table-cell>
          <table:table-cell office:value-type="float" office:value="0.03872219" calcext:value-type="float">
            <text:p>0.03872219</text:p>
          </table:table-cell>
          <table:table-cell office:value-type="float" office:value="0.0384344" calcext:value-type="float">
            <text:p>0.0384344</text:p>
          </table:table-cell>
          <table:table-cell office:value-type="float" office:value="0.03170707" calcext:value-type="float">
            <text:p>0.03170707</text:p>
          </table:table-cell>
          <table:table-cell office:value-type="float" office:value="0.0174432" calcext:value-type="float">
            <text:p>0.0174432</text:p>
          </table:table-cell>
          <table:table-cell office:value-type="float" office:value="0.1777822" calcext:value-type="float">
            <text:p>0.1777822</text:p>
          </table:table-cell>
          <table:table-cell office:value-type="float" office:value="1.140919" calcext:value-type="float">
            <text:p>1.140919</text:p>
          </table:table-cell>
          <table:table-cell office:value-type="float" office:value="3.1908" calcext:value-type="float">
            <text:p>3.1908</text:p>
          </table:table-cell>
          <table:table-cell office:value-type="float" office:value="6.281385" calcext:value-type="float">
            <text:p>6.281385</text:p>
          </table:table-cell>
          <table:table-cell office:value-type="float" office:value="9.241214" calcext:value-type="float">
            <text:p>9.241214</text:p>
          </table:table-cell>
          <table:table-cell office:value-type="float" office:value="6.663" calcext:value-type="float">
            <text:p>6.663</text:p>
          </table:table-cell>
          <table:table-cell office:value-type="float" office:value="2.482171" calcext:value-type="float">
            <text:p>2.482171</text:p>
          </table:table-cell>
          <table:table-cell office:value-type="float" office:value="8.619827" calcext:value-type="float">
            <text:p>8.619827</text:p>
          </table:table-cell>
          <table:table-cell office:value-type="float" office:value="0" calcext:value-type="float">
            <text:p>0</text:p>
          </table:table-cell>
          <table:table-cell office:value-type="float" office:value="-0.2722629" calcext:value-type="float">
            <text:p>-0.27226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8" calcext:value-type="float">
            <text:p>29031998</text:p>
          </table:table-cell>
          <table:table-cell office:value-type="float" office:value="21.26238" calcext:value-type="float">
            <text:p>21.26238</text:p>
          </table:table-cell>
          <table:table-cell office:value-type="float" office:value="494.3544" calcext:value-type="float">
            <text:p>494.3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11408" calcext:value-type="float">
            <text:p>0.08111408</text:p>
          </table:table-cell>
          <table:table-cell office:value-type="float" office:value="8.661562" calcext:value-type="float">
            <text:p>8.661562</text:p>
          </table:table-cell>
          <table:table-cell office:value-type="float" office:value="0" calcext:value-type="float">
            <text:p>0</text:p>
          </table:table-cell>
          <table:table-cell office:value-type="float" office:value="0.04627949" calcext:value-type="float">
            <text:p>0.04627949</text:p>
          </table:table-cell>
          <table:table-cell office:value-type="float" office:value="0" calcext:value-type="float">
            <text:p>0</text:p>
          </table:table-cell>
          <table:table-cell office:value-type="float" office:value="3.415333" calcext:value-type="float">
            <text:p>3.415333</text:p>
          </table:table-cell>
          <table:table-cell office:value-type="float" office:value="-0.01999896" calcext:value-type="float">
            <text:p>-0.01999896</text:p>
          </table:table-cell>
          <table:table-cell office:value-type="float" office:value="0.0000100232" calcext:value-type="float">
            <text:p>1.00232E-05</text:p>
          </table:table-cell>
          <table:table-cell office:value-type="float" office:value="0.008109709" calcext:value-type="float">
            <text:p>0.008109709</text:p>
          </table:table-cell>
          <table:table-cell office:value-type="float" office:value="28.90715" calcext:value-type="float">
            <text:p>28.90715</text:p>
          </table:table-cell>
          <table:table-cell office:value-type="float" office:value="0.0212111" calcext:value-type="float">
            <text:p>0.0212111</text:p>
          </table:table-cell>
          <table:table-cell office:value-type="float" office:value="0.04888555" calcext:value-type="float">
            <text:p>0.04888555</text:p>
          </table:table-cell>
          <table:table-cell office:value-type="float" office:value="0.05687099" calcext:value-type="float">
            <text:p>0.05687099</text:p>
          </table:table-cell>
          <table:table-cell office:value-type="float" office:value="0.05454645" calcext:value-type="float">
            <text:p>0.05454645</text:p>
          </table:table-cell>
          <table:table-cell office:value-type="float" office:value="0.04329163" calcext:value-type="float">
            <text:p>0.04329163</text:p>
          </table:table-cell>
          <table:table-cell office:value-type="float" office:value="0.03915235" calcext:value-type="float">
            <text:p>0.03915235</text:p>
          </table:table-cell>
          <table:table-cell office:value-type="float" office:value="0.04059198" calcext:value-type="float">
            <text:p>0.04059198</text:p>
          </table:table-cell>
          <table:table-cell office:value-type="float" office:value="0.03366373" calcext:value-type="float">
            <text:p>0.03366373</text:p>
          </table:table-cell>
          <table:table-cell office:value-type="float" office:value="0.02300166" calcext:value-type="float">
            <text:p>0.02300166</text:p>
          </table:table-cell>
          <table:table-cell office:value-type="float" office:value="0.155129" calcext:value-type="float">
            <text:p>0.155129</text:p>
          </table:table-cell>
          <table:table-cell office:value-type="float" office:value="0.7888841" calcext:value-type="float">
            <text:p>0.7888841</text:p>
          </table:table-cell>
          <table:table-cell office:value-type="float" office:value="2.105577" calcext:value-type="float">
            <text:p>2.105577</text:p>
          </table:table-cell>
          <table:table-cell office:value-type="float" office:value="4.281176" calcext:value-type="float">
            <text:p>4.281176</text:p>
          </table:table-cell>
          <table:table-cell office:value-type="float" office:value="6.739712" calcext:value-type="float">
            <text:p>6.739712</text:p>
          </table:table-cell>
          <table:table-cell office:value-type="float" office:value="7.150038" calcext:value-type="float">
            <text:p>7.150038</text:p>
          </table:table-cell>
          <table:table-cell office:value-type="float" office:value="3.488975" calcext:value-type="float">
            <text:p>3.488975</text:p>
          </table:table-cell>
          <table:table-cell office:value-type="float" office:value="9.460649" calcext:value-type="float">
            <text:p>9.460649</text:p>
          </table:table-cell>
          <table:table-cell office:value-type="float" office:value="0" calcext:value-type="float">
            <text:p>0</text:p>
          </table:table-cell>
          <table:table-cell office:value-type="float" office:value="-0.2723175" calcext:value-type="float">
            <text:p>-0.27231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8" calcext:value-type="float">
            <text:p>30031998</text:p>
          </table:table-cell>
          <table:table-cell office:value-type="float" office:value="21.24636" calcext:value-type="float">
            <text:p>21.24636</text:p>
          </table:table-cell>
          <table:table-cell office:value-type="float" office:value="494.3292" calcext:value-type="float">
            <text:p>494.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5593" calcext:value-type="float">
            <text:p>0.08255593</text:p>
          </table:table-cell>
          <table:table-cell office:value-type="float" office:value="8.611279" calcext:value-type="float">
            <text:p>8.611279</text:p>
          </table:table-cell>
          <table:table-cell office:value-type="float" office:value="0" calcext:value-type="float">
            <text:p>0</text:p>
          </table:table-cell>
          <table:table-cell office:value-type="float" office:value="0.04681937" calcext:value-type="float">
            <text:p>0.04681937</text:p>
          </table:table-cell>
          <table:table-cell office:value-type="float" office:value="0" calcext:value-type="float">
            <text:p>0</text:p>
          </table:table-cell>
          <table:table-cell office:value-type="float" office:value="3.497947" calcext:value-type="float">
            <text:p>3.497947</text:p>
          </table:table-cell>
          <table:table-cell office:value-type="float" office:value="-0.01999785" calcext:value-type="float">
            <text:p>-0.01999785</text:p>
          </table:table-cell>
          <table:table-cell office:value-type="float" office:value="0.000007381969" calcext:value-type="float">
            <text:p>7.381969E-06</text:p>
          </table:table-cell>
          <table:table-cell office:value-type="float" office:value="0.008138238" calcext:value-type="float">
            <text:p>0.008138238</text:p>
          </table:table-cell>
          <table:table-cell office:value-type="float" office:value="28.8676" calcext:value-type="float">
            <text:p>28.8676</text:p>
          </table:table-cell>
          <table:table-cell office:value-type="float" office:value="0.02476506" calcext:value-type="float">
            <text:p>0.02476506</text:p>
          </table:table-cell>
          <table:table-cell office:value-type="float" office:value="0.04259152" calcext:value-type="float">
            <text:p>0.04259152</text:p>
          </table:table-cell>
          <table:table-cell office:value-type="float" office:value="0.05513669" calcext:value-type="float">
            <text:p>0.05513669</text:p>
          </table:table-cell>
          <table:table-cell office:value-type="float" office:value="0.05642176" calcext:value-type="float">
            <text:p>0.05642176</text:p>
          </table:table-cell>
          <table:table-cell office:value-type="float" office:value="0.04708861" calcext:value-type="float">
            <text:p>0.04708861</text:p>
          </table:table-cell>
          <table:table-cell office:value-type="float" office:value="0.04263981" calcext:value-type="float">
            <text:p>0.04263981</text:p>
          </table:table-cell>
          <table:table-cell office:value-type="float" office:value="0.04178974" calcext:value-type="float">
            <text:p>0.04178974</text:p>
          </table:table-cell>
          <table:table-cell office:value-type="float" office:value="0.03536518" calcext:value-type="float">
            <text:p>0.03536518</text:p>
          </table:table-cell>
          <table:table-cell office:value-type="float" office:value="0.01411384" calcext:value-type="float">
            <text:p>0.01411384</text:p>
          </table:table-cell>
          <table:table-cell office:value-type="float" office:value="0.07860074" calcext:value-type="float">
            <text:p>0.07860074</text:p>
          </table:table-cell>
          <table:table-cell office:value-type="float" office:value="0.4510783" calcext:value-type="float">
            <text:p>0.4510783</text:p>
          </table:table-cell>
          <table:table-cell office:value-type="float" office:value="1.348643" calcext:value-type="float">
            <text:p>1.348643</text:p>
          </table:table-cell>
          <table:table-cell office:value-type="float" office:value="3.082836" calcext:value-type="float">
            <text:p>3.082836</text:p>
          </table:table-cell>
          <table:table-cell office:value-type="float" office:value="5.702974" calcext:value-type="float">
            <text:p>5.702974</text:p>
          </table:table-cell>
          <table:table-cell office:value-type="float" office:value="6.65023" calcext:value-type="float">
            <text:p>6.65023</text:p>
          </table:table-cell>
          <table:table-cell office:value-type="float" office:value="4.233253" calcext:value-type="float">
            <text:p>4.233253</text:p>
          </table:table-cell>
          <table:table-cell office:value-type="float" office:value="11.15348" calcext:value-type="float">
            <text:p>11.15348</text:p>
          </table:table-cell>
          <table:table-cell office:value-type="float" office:value="0" calcext:value-type="float">
            <text:p>0</text:p>
          </table:table-cell>
          <table:table-cell office:value-type="float" office:value="-0.2723845" calcext:value-type="float">
            <text:p>-0.27238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8" calcext:value-type="float">
            <text:p>31031998</text:p>
          </table:table-cell>
          <table:table-cell office:value-type="float" office:value="21.22969" calcext:value-type="float">
            <text:p>21.22969</text:p>
          </table:table-cell>
          <table:table-cell office:value-type="float" office:value="494.3044" calcext:value-type="float">
            <text:p>494.3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0567" calcext:value-type="float">
            <text:p>0.08440567</text:p>
          </table:table-cell>
          <table:table-cell office:value-type="float" office:value="8.567632" calcext:value-type="float">
            <text:p>8.567632</text:p>
          </table:table-cell>
          <table:table-cell office:value-type="float" office:value="0" calcext:value-type="float">
            <text:p>0</text:p>
          </table:table-cell>
          <table:table-cell office:value-type="float" office:value="0.0474712" calcext:value-type="float">
            <text:p>0.0474712</text:p>
          </table:table-cell>
          <table:table-cell office:value-type="float" office:value="0" calcext:value-type="float">
            <text:p>0</text:p>
          </table:table-cell>
          <table:table-cell office:value-type="float" office:value="3.573495" calcext:value-type="float">
            <text:p>3.573495</text:p>
          </table:table-cell>
          <table:table-cell office:value-type="float" office:value="-0.02002186" calcext:value-type="float">
            <text:p>-0.02002186</text:p>
          </table:table-cell>
          <table:table-cell office:value-type="float" office:value="-0.00001150814" calcext:value-type="float">
            <text:p>-1.150814E-05</text:p>
          </table:table-cell>
          <table:table-cell office:value-type="float" office:value="0.008179187" calcext:value-type="float">
            <text:p>0.008179187</text:p>
          </table:table-cell>
          <table:table-cell office:value-type="float" office:value="28.83009" calcext:value-type="float">
            <text:p>28.83009</text:p>
          </table:table-cell>
          <table:table-cell office:value-type="float" office:value="0.0222942" calcext:value-type="float">
            <text:p>0.0222942</text:p>
          </table:table-cell>
          <table:table-cell office:value-type="float" office:value="0.04328552" calcext:value-type="float">
            <text:p>0.04328552</text:p>
          </table:table-cell>
          <table:table-cell office:value-type="float" office:value="0.05635584" calcext:value-type="float">
            <text:p>0.05635584</text:p>
          </table:table-cell>
          <table:table-cell office:value-type="float" office:value="0.05593536" calcext:value-type="float">
            <text:p>0.05593536</text:p>
          </table:table-cell>
          <table:table-cell office:value-type="float" office:value="0.04601814" calcext:value-type="float">
            <text:p>0.04601814</text:p>
          </table:table-cell>
          <table:table-cell office:value-type="float" office:value="0.04206523" calcext:value-type="float">
            <text:p>0.04206523</text:p>
          </table:table-cell>
          <table:table-cell office:value-type="float" office:value="0.04354614" calcext:value-type="float">
            <text:p>0.04354614</text:p>
          </table:table-cell>
          <table:table-cell office:value-type="float" office:value="0.03658354" calcext:value-type="float">
            <text:p>0.03658354</text:p>
          </table:table-cell>
          <table:table-cell office:value-type="float" office:value="0.01819293" calcext:value-type="float">
            <text:p>0.01819293</text:p>
          </table:table-cell>
          <table:table-cell office:value-type="float" office:value="0.06981239" calcext:value-type="float">
            <text:p>0.06981239</text:p>
          </table:table-cell>
          <table:table-cell office:value-type="float" office:value="0.2833826" calcext:value-type="float">
            <text:p>0.2833826</text:p>
          </table:table-cell>
          <table:table-cell office:value-type="float" office:value="0.7197524" calcext:value-type="float">
            <text:p>0.7197524</text:p>
          </table:table-cell>
          <table:table-cell office:value-type="float" office:value="1.596643" calcext:value-type="float">
            <text:p>1.596643</text:p>
          </table:table-cell>
          <table:table-cell office:value-type="float" office:value="3.053272" calcext:value-type="float">
            <text:p>3.053272</text:p>
          </table:table-cell>
          <table:table-cell office:value-type="float" office:value="4.854475" calcext:value-type="float">
            <text:p>4.854475</text:p>
          </table:table-cell>
          <table:table-cell office:value-type="float" office:value="4.609393" calcext:value-type="float">
            <text:p>4.609393</text:p>
          </table:table-cell>
          <table:table-cell office:value-type="float" office:value="13.03195" calcext:value-type="float">
            <text:p>13.03195</text:p>
          </table:table-cell>
          <table:table-cell office:value-type="float" office:value="0" calcext:value-type="float">
            <text:p>0</text:p>
          </table:table-cell>
          <table:table-cell office:value-type="float" office:value="-0.2724742" calcext:value-type="float">
            <text:p>-0.27247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8" calcext:value-type="float">
            <text:p>1041998</text:p>
          </table:table-cell>
          <table:table-cell office:value-type="float" office:value="21.21304" calcext:value-type="float">
            <text:p>21.21304</text:p>
          </table:table-cell>
          <table:table-cell office:value-type="float" office:value="494.2791" calcext:value-type="float">
            <text:p>494.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05972" calcext:value-type="float">
            <text:p>0.08505972</text:p>
          </table:table-cell>
          <table:table-cell office:value-type="float" office:value="8.538176" calcext:value-type="float">
            <text:p>8.538176</text:p>
          </table:table-cell>
          <table:table-cell office:value-type="float" office:value="0" calcext:value-type="float">
            <text:p>0</text:p>
          </table:table-cell>
          <table:table-cell office:value-type="float" office:value="0.04802855" calcext:value-type="float">
            <text:p>0.04802855</text:p>
          </table:table-cell>
          <table:table-cell office:value-type="float" office:value="0" calcext:value-type="float">
            <text:p>0</text:p>
          </table:table-cell>
          <table:table-cell office:value-type="float" office:value="3.636703" calcext:value-type="float">
            <text:p>3.636703</text:p>
          </table:table-cell>
          <table:table-cell office:value-type="float" office:value="-0.02001914" calcext:value-type="float">
            <text:p>-0.02001914</text:p>
          </table:table-cell>
          <table:table-cell office:value-type="float" office:value="-0.00001483016" calcext:value-type="float">
            <text:p>-1.483016E-05</text:p>
          </table:table-cell>
          <table:table-cell office:value-type="float" office:value="0.008206215" calcext:value-type="float">
            <text:p>0.008206215</text:p>
          </table:table-cell>
          <table:table-cell office:value-type="float" office:value="28.78945" calcext:value-type="float">
            <text:p>28.78945</text:p>
          </table:table-cell>
          <table:table-cell office:value-type="float" office:value="0.0232176" calcext:value-type="float">
            <text:p>0.0232176</text:p>
          </table:table-cell>
          <table:table-cell office:value-type="float" office:value="0.0424118" calcext:value-type="float">
            <text:p>0.0424118</text:p>
          </table:table-cell>
          <table:table-cell office:value-type="float" office:value="0.05592272" calcext:value-type="float">
            <text:p>0.05592272</text:p>
          </table:table-cell>
          <table:table-cell office:value-type="float" office:value="0.05584361" calcext:value-type="float">
            <text:p>0.05584361</text:p>
          </table:table-cell>
          <table:table-cell office:value-type="float" office:value="0.04591882" calcext:value-type="float">
            <text:p>0.04591882</text:p>
          </table:table-cell>
          <table:table-cell office:value-type="float" office:value="0.04172013" calcext:value-type="float">
            <text:p>0.04172013</text:p>
          </table:table-cell>
          <table:table-cell office:value-type="float" office:value="0.04367505" calcext:value-type="float">
            <text:p>0.04367505</text:p>
          </table:table-cell>
          <table:table-cell office:value-type="float" office:value="0.03677652" calcext:value-type="float">
            <text:p>0.03677652</text:p>
          </table:table-cell>
          <table:table-cell office:value-type="float" office:value="0.0144148" calcext:value-type="float">
            <text:p>0.0144148</text:p>
          </table:table-cell>
          <table:table-cell office:value-type="float" office:value="0.06053695" calcext:value-type="float">
            <text:p>0.06053695</text:p>
          </table:table-cell>
          <table:table-cell office:value-type="float" office:value="0.2624235" calcext:value-type="float">
            <text:p>0.2624235</text:p>
          </table:table-cell>
          <table:table-cell office:value-type="float" office:value="0.6056053" calcext:value-type="float">
            <text:p>0.6056053</text:p>
          </table:table-cell>
          <table:table-cell office:value-type="float" office:value="1.256709" calcext:value-type="float">
            <text:p>1.256709</text:p>
          </table:table-cell>
          <table:table-cell office:value-type="float" office:value="2.440924" calcext:value-type="float">
            <text:p>2.440924</text:p>
          </table:table-cell>
          <table:table-cell office:value-type="float" office:value="4.1393" calcext:value-type="float">
            <text:p>4.1393</text:p>
          </table:table-cell>
          <table:table-cell office:value-type="float" office:value="4.458301" calcext:value-type="float">
            <text:p>4.458301</text:p>
          </table:table-cell>
          <table:table-cell office:value-type="float" office:value="13.74119" calcext:value-type="float">
            <text:p>13.74119</text:p>
          </table:table-cell>
          <table:table-cell office:value-type="float" office:value="0" calcext:value-type="float">
            <text:p>0</text:p>
          </table:table-cell>
          <table:table-cell office:value-type="float" office:value="-0.272549" calcext:value-type="float">
            <text:p>-0.2725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8" calcext:value-type="float">
            <text:p>2041998</text:p>
          </table:table-cell>
          <table:table-cell office:value-type="float" office:value="21.19665" calcext:value-type="float">
            <text:p>21.19665</text:p>
          </table:table-cell>
          <table:table-cell office:value-type="float" office:value="494.2538" calcext:value-type="float">
            <text:p>494.2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44613" calcext:value-type="float">
            <text:p>0.08544613</text:p>
          </table:table-cell>
          <table:table-cell office:value-type="float" office:value="8.51054" calcext:value-type="float">
            <text:p>8.51054</text:p>
          </table:table-cell>
          <table:table-cell office:value-type="float" office:value="0" calcext:value-type="float">
            <text:p>0</text:p>
          </table:table-cell>
          <table:table-cell office:value-type="float" office:value="0.04858097" calcext:value-type="float">
            <text:p>0.04858097</text:p>
          </table:table-cell>
          <table:table-cell office:value-type="float" office:value="0" calcext:value-type="float">
            <text:p>0</text:p>
          </table:table-cell>
          <table:table-cell office:value-type="float" office:value="3.698144" calcext:value-type="float">
            <text:p>3.698144</text:p>
          </table:table-cell>
          <table:table-cell office:value-type="float" office:value="-0.02001311" calcext:value-type="float">
            <text:p>-0.02001311</text:p>
          </table:table-cell>
          <table:table-cell office:value-type="float" office:value="-0.00001662457" calcext:value-type="float">
            <text:p>-1.662457E-05</text:p>
          </table:table-cell>
          <table:table-cell office:value-type="float" office:value="0.008230393" calcext:value-type="float">
            <text:p>0.008230393</text:p>
          </table:table-cell>
          <table:table-cell office:value-type="float" office:value="28.74838" calcext:value-type="float">
            <text:p>28.74838</text:p>
          </table:table-cell>
          <table:table-cell office:value-type="float" office:value="0.02207642" calcext:value-type="float">
            <text:p>0.02207642</text:p>
          </table:table-cell>
          <table:table-cell office:value-type="float" office:value="0.04451756" calcext:value-type="float">
            <text:p>0.04451756</text:p>
          </table:table-cell>
          <table:table-cell office:value-type="float" office:value="0.05597497" calcext:value-type="float">
            <text:p>0.05597497</text:p>
          </table:table-cell>
          <table:table-cell office:value-type="float" office:value="0.05498989" calcext:value-type="float">
            <text:p>0.05498989</text:p>
          </table:table-cell>
          <table:table-cell office:value-type="float" office:value="0.04480211" calcext:value-type="float">
            <text:p>0.04480211</text:p>
          </table:table-cell>
          <table:table-cell office:value-type="float" office:value="0.04077614" calcext:value-type="float">
            <text:p>0.04077614</text:p>
          </table:table-cell>
          <table:table-cell office:value-type="float" office:value="0.04373831" calcext:value-type="float">
            <text:p>0.04373831</text:p>
          </table:table-cell>
          <table:table-cell office:value-type="float" office:value="0.03707775" calcext:value-type="float">
            <text:p>0.03707775</text:p>
          </table:table-cell>
          <table:table-cell office:value-type="float" office:value="0.01939018" calcext:value-type="float">
            <text:p>0.01939018</text:p>
          </table:table-cell>
          <table:table-cell office:value-type="float" office:value="0.07250561" calcext:value-type="float">
            <text:p>0.07250561</text:p>
          </table:table-cell>
          <table:table-cell office:value-type="float" office:value="0.2715701" calcext:value-type="float">
            <text:p>0.2715701</text:p>
          </table:table-cell>
          <table:table-cell office:value-type="float" office:value="0.5487003" calcext:value-type="float">
            <text:p>0.5487003</text:p>
          </table:table-cell>
          <table:table-cell office:value-type="float" office:value="1.037271" calcext:value-type="float">
            <text:p>1.037271</text:p>
          </table:table-cell>
          <table:table-cell office:value-type="float" office:value="1.966165" calcext:value-type="float">
            <text:p>1.966165</text:p>
          </table:table-cell>
          <table:table-cell office:value-type="float" office:value="3.548652" calcext:value-type="float">
            <text:p>3.548652</text:p>
          </table:table-cell>
          <table:table-cell office:value-type="float" office:value="4.321352" calcext:value-type="float">
            <text:p>4.321352</text:p>
          </table:table-cell>
          <table:table-cell office:value-type="float" office:value="14.01258" calcext:value-type="float">
            <text:p>14.01258</text:p>
          </table:table-cell>
          <table:table-cell office:value-type="float" office:value="0" calcext:value-type="float">
            <text:p>0</text:p>
          </table:table-cell>
          <table:table-cell office:value-type="float" office:value="-0.2726209" calcext:value-type="float">
            <text:p>-0.27262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8" calcext:value-type="float">
            <text:p>3041998</text:p>
          </table:table-cell>
          <table:table-cell office:value-type="float" office:value="21.18096" calcext:value-type="float">
            <text:p>21.18096</text:p>
          </table:table-cell>
          <table:table-cell office:value-type="float" office:value="494.2282" calcext:value-type="float">
            <text:p>494.2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12972" calcext:value-type="float">
            <text:p>0.08512972</text:p>
          </table:table-cell>
          <table:table-cell office:value-type="float" office:value="8.483471" calcext:value-type="float">
            <text:p>8.483471</text:p>
          </table:table-cell>
          <table:table-cell office:value-type="float" office:value="0" calcext:value-type="float">
            <text:p>0</text:p>
          </table:table-cell>
          <table:table-cell office:value-type="float" office:value="0.04910933" calcext:value-type="float">
            <text:p>0.04910933</text:p>
          </table:table-cell>
          <table:table-cell office:value-type="float" office:value="0" calcext:value-type="float">
            <text:p>0</text:p>
          </table:table-cell>
          <table:table-cell office:value-type="float" office:value="3.759336" calcext:value-type="float">
            <text:p>3.759336</text:p>
          </table:table-cell>
          <table:table-cell office:value-type="float" office:value="-0.02000538" calcext:value-type="float">
            <text:p>-0.02000538</text:p>
          </table:table-cell>
          <table:table-cell office:value-type="float" office:value="-0.00001542303" calcext:value-type="float">
            <text:p>-1.542303E-05</text:p>
          </table:table-cell>
          <table:table-cell office:value-type="float" office:value="0.008244959" calcext:value-type="float">
            <text:p>0.008244959</text:p>
          </table:table-cell>
          <table:table-cell office:value-type="float" office:value="28.7064" calcext:value-type="float">
            <text:p>28.7064</text:p>
          </table:table-cell>
          <table:table-cell office:value-type="float" office:value="0.0220093" calcext:value-type="float">
            <text:p>0.0220093</text:p>
          </table:table-cell>
          <table:table-cell office:value-type="float" office:value="0.04852244" calcext:value-type="float">
            <text:p>0.04852244</text:p>
          </table:table-cell>
          <table:table-cell office:value-type="float" office:value="0.05569776" calcext:value-type="float">
            <text:p>0.05569776</text:p>
          </table:table-cell>
          <table:table-cell office:value-type="float" office:value="0.05331555" calcext:value-type="float">
            <text:p>0.05331555</text:p>
          </table:table-cell>
          <table:table-cell office:value-type="float" office:value="0.04268547" calcext:value-type="float">
            <text:p>0.04268547</text:p>
          </table:table-cell>
          <table:table-cell office:value-type="float" office:value="0.03897095" calcext:value-type="float">
            <text:p>0.03897095</text:p>
          </table:table-cell>
          <table:table-cell office:value-type="float" office:value="0.04305344" calcext:value-type="float">
            <text:p>0.04305344</text:p>
          </table:table-cell>
          <table:table-cell office:value-type="float" office:value="0.03693989" calcext:value-type="float">
            <text:p>0.03693989</text:p>
          </table:table-cell>
          <table:table-cell office:value-type="float" office:value="0.02549285" calcext:value-type="float">
            <text:p>0.02549285</text:p>
          </table:table-cell>
          <table:table-cell office:value-type="float" office:value="0.1107505" calcext:value-type="float">
            <text:p>0.1107505</text:p>
          </table:table-cell>
          <table:table-cell office:value-type="float" office:value="0.3383591" calcext:value-type="float">
            <text:p>0.3383591</text:p>
          </table:table-cell>
          <table:table-cell office:value-type="float" office:value="0.5777268" calcext:value-type="float">
            <text:p>0.5777268</text:p>
          </table:table-cell>
          <table:table-cell office:value-type="float" office:value="0.9702353" calcext:value-type="float">
            <text:p>0.9702353</text:p>
          </table:table-cell>
          <table:table-cell office:value-type="float" office:value="1.738039" calcext:value-type="float">
            <text:p>1.738039</text:p>
          </table:table-cell>
          <table:table-cell office:value-type="float" office:value="3.182278" calcext:value-type="float">
            <text:p>3.182278</text:p>
          </table:table-cell>
          <table:table-cell office:value-type="float" office:value="4.122766" calcext:value-type="float">
            <text:p>4.122766</text:p>
          </table:table-cell>
          <table:table-cell office:value-type="float" office:value="13.3462" calcext:value-type="float">
            <text:p>13.3462</text:p>
          </table:table-cell>
          <table:table-cell office:value-type="float" office:value="0" calcext:value-type="float">
            <text:p>0</text:p>
          </table:table-cell>
          <table:table-cell office:value-type="float" office:value="-0.2726814" calcext:value-type="float">
            <text:p>-0.27268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8" calcext:value-type="float">
            <text:p>4041998</text:p>
          </table:table-cell>
          <table:table-cell office:value-type="float" office:value="21.16566" calcext:value-type="float">
            <text:p>21.16566</text:p>
          </table:table-cell>
          <table:table-cell office:value-type="float" office:value="494.2027" calcext:value-type="float">
            <text:p>494.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32518" calcext:value-type="float">
            <text:p>0.08432518</text:p>
          </table:table-cell>
          <table:table-cell office:value-type="float" office:value="8.456668" calcext:value-type="float">
            <text:p>8.456668</text:p>
          </table:table-cell>
          <table:table-cell office:value-type="float" office:value="0" calcext:value-type="float">
            <text:p>0</text:p>
          </table:table-cell>
          <table:table-cell office:value-type="float" office:value="0.04959355" calcext:value-type="float">
            <text:p>0.04959355</text:p>
          </table:table-cell>
          <table:table-cell office:value-type="float" office:value="0" calcext:value-type="float">
            <text:p>0</text:p>
          </table:table-cell>
          <table:table-cell office:value-type="float" office:value="3.820415" calcext:value-type="float">
            <text:p>3.820415</text:p>
          </table:table-cell>
          <table:table-cell office:value-type="float" office:value="-0.02000547" calcext:value-type="float">
            <text:p>-0.02000547</text:p>
          </table:table-cell>
          <table:table-cell office:value-type="float" office:value="-0.00001377384" calcext:value-type="float">
            <text:p>-1.377384E-05</text:p>
          </table:table-cell>
          <table:table-cell office:value-type="float" office:value="0.008248879" calcext:value-type="float">
            <text:p>0.008248879</text:p>
          </table:table-cell>
          <table:table-cell office:value-type="float" office:value="28.66294" calcext:value-type="float">
            <text:p>28.66294</text:p>
          </table:table-cell>
          <table:table-cell office:value-type="float" office:value="0.02161687" calcext:value-type="float">
            <text:p>0.02161687</text:p>
          </table:table-cell>
          <table:table-cell office:value-type="float" office:value="0.05312374" calcext:value-type="float">
            <text:p>0.05312374</text:p>
          </table:table-cell>
          <table:table-cell office:value-type="float" office:value="0.05452098" calcext:value-type="float">
            <text:p>0.05452098</text:p>
          </table:table-cell>
          <table:table-cell office:value-type="float" office:value="0.05114095" calcext:value-type="float">
            <text:p>0.05114095</text:p>
          </table:table-cell>
          <table:table-cell office:value-type="float" office:value="0.04039588" calcext:value-type="float">
            <text:p>0.04039588</text:p>
          </table:table-cell>
          <table:table-cell office:value-type="float" office:value="0.03697661" calcext:value-type="float">
            <text:p>0.03697661</text:p>
          </table:table-cell>
          <table:table-cell office:value-type="float" office:value="0.04206934" calcext:value-type="float">
            <text:p>0.04206934</text:p>
          </table:table-cell>
          <table:table-cell office:value-type="float" office:value="0.03661512" calcext:value-type="float">
            <text:p>0.03661512</text:p>
          </table:table-cell>
          <table:table-cell office:value-type="float" office:value="0.03090893" calcext:value-type="float">
            <text:p>0.03090893</text:p>
          </table:table-cell>
          <table:table-cell office:value-type="float" office:value="0.1929138" calcext:value-type="float">
            <text:p>0.1929138</text:p>
          </table:table-cell>
          <table:table-cell office:value-type="float" office:value="0.4458031" calcext:value-type="float">
            <text:p>0.4458031</text:p>
          </table:table-cell>
          <table:table-cell office:value-type="float" office:value="0.6506947" calcext:value-type="float">
            <text:p>0.6506947</text:p>
          </table:table-cell>
          <table:table-cell office:value-type="float" office:value="0.9735869" calcext:value-type="float">
            <text:p>0.9735869</text:p>
          </table:table-cell>
          <table:table-cell office:value-type="float" office:value="1.649266" calcext:value-type="float">
            <text:p>1.649266</text:p>
          </table:table-cell>
          <table:table-cell office:value-type="float" office:value="3.002127" calcext:value-type="float">
            <text:p>3.002127</text:p>
          </table:table-cell>
          <table:table-cell office:value-type="float" office:value="3.972039" calcext:value-type="float">
            <text:p>3.972039</text:p>
          </table:table-cell>
          <table:table-cell office:value-type="float" office:value="12.16152" calcext:value-type="float">
            <text:p>12.16152</text:p>
          </table:table-cell>
          <table:table-cell office:value-type="float" office:value="0" calcext:value-type="float">
            <text:p>0</text:p>
          </table:table-cell>
          <table:table-cell office:value-type="float" office:value="-0.2727359" calcext:value-type="float">
            <text:p>-0.27273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8" calcext:value-type="float">
            <text:p>5041998</text:p>
          </table:table-cell>
          <table:table-cell office:value-type="float" office:value="21.14997" calcext:value-type="float">
            <text:p>21.14997</text:p>
          </table:table-cell>
          <table:table-cell office:value-type="float" office:value="494.1776" calcext:value-type="float">
            <text:p>494.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05302" calcext:value-type="float">
            <text:p>0.08405302</text:p>
          </table:table-cell>
          <table:table-cell office:value-type="float" office:value="8.430406" calcext:value-type="float">
            <text:p>8.430406</text:p>
          </table:table-cell>
          <table:table-cell office:value-type="float" office:value="0" calcext:value-type="float">
            <text:p>0</text:p>
          </table:table-cell>
          <table:table-cell office:value-type="float" office:value="0.05005664" calcext:value-type="float">
            <text:p>0.05005664</text:p>
          </table:table-cell>
          <table:table-cell office:value-type="float" office:value="0" calcext:value-type="float">
            <text:p>0</text:p>
          </table:table-cell>
          <table:table-cell office:value-type="float" office:value="3.880435" calcext:value-type="float">
            <text:p>3.880435</text:p>
          </table:table-cell>
          <table:table-cell office:value-type="float" office:value="-0.02000479" calcext:value-type="float">
            <text:p>-0.02000479</text:p>
          </table:table-cell>
          <table:table-cell office:value-type="float" office:value="-0.00001207174" calcext:value-type="float">
            <text:p>-1.207174E-05</text:p>
          </table:table-cell>
          <table:table-cell office:value-type="float" office:value="0.008261475" calcext:value-type="float">
            <text:p>0.008261475</text:p>
          </table:table-cell>
          <table:table-cell office:value-type="float" office:value="28.61828" calcext:value-type="float">
            <text:p>28.61828</text:p>
          </table:table-cell>
          <table:table-cell office:value-type="float" office:value="0.02191995" calcext:value-type="float">
            <text:p>0.02191995</text:p>
          </table:table-cell>
          <table:table-cell office:value-type="float" office:value="0.05357341" calcext:value-type="float">
            <text:p>0.05357341</text:p>
          </table:table-cell>
          <table:table-cell office:value-type="float" office:value="0.05453864" calcext:value-type="float">
            <text:p>0.05453864</text:p>
          </table:table-cell>
          <table:table-cell office:value-type="float" office:value="0.05090248" calcext:value-type="float">
            <text:p>0.05090248</text:p>
          </table:table-cell>
          <table:table-cell office:value-type="float" office:value="0.03997513" calcext:value-type="float">
            <text:p>0.03997513</text:p>
          </table:table-cell>
          <table:table-cell office:value-type="float" office:value="0.03623531" calcext:value-type="float">
            <text:p>0.03623531</text:p>
          </table:table-cell>
          <table:table-cell office:value-type="float" office:value="0.04134788" calcext:value-type="float">
            <text:p>0.04134788</text:p>
          </table:table-cell>
          <table:table-cell office:value-type="float" office:value="0.03621793" calcext:value-type="float">
            <text:p>0.03621793</text:p>
          </table:table-cell>
          <table:table-cell office:value-type="float" office:value="0.02639543" calcext:value-type="float">
            <text:p>0.02639543</text:p>
          </table:table-cell>
          <table:table-cell office:value-type="float" office:value="0.1718321" calcext:value-type="float">
            <text:p>0.1718321</text:p>
          </table:table-cell>
          <table:table-cell office:value-type="float" office:value="0.4954878" calcext:value-type="float">
            <text:p>0.4954878</text:p>
          </table:table-cell>
          <table:table-cell office:value-type="float" office:value="0.7296171" calcext:value-type="float">
            <text:p>0.7296171</text:p>
          </table:table-cell>
          <table:table-cell office:value-type="float" office:value="1.021323" calcext:value-type="float">
            <text:p>1.021323</text:p>
          </table:table-cell>
          <table:table-cell office:value-type="float" office:value="1.657666" calcext:value-type="float">
            <text:p>1.657666</text:p>
          </table:table-cell>
          <table:table-cell office:value-type="float" office:value="2.93558" calcext:value-type="float">
            <text:p>2.93558</text:p>
          </table:table-cell>
          <table:table-cell office:value-type="float" office:value="3.860575" calcext:value-type="float">
            <text:p>3.860575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0" calcext:value-type="float">
            <text:p>0</text:p>
          </table:table-cell>
          <table:table-cell office:value-type="float" office:value="-0.2727939" calcext:value-type="float">
            <text:p>-0.27279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8" calcext:value-type="float">
            <text:p>6041998</text:p>
          </table:table-cell>
          <table:table-cell office:value-type="float" office:value="21.13438" calcext:value-type="float">
            <text:p>21.13438</text:p>
          </table:table-cell>
          <table:table-cell office:value-type="float" office:value="494.1527" calcext:value-type="float">
            <text:p>494.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97073" calcext:value-type="float">
            <text:p>0.08397073</text:p>
          </table:table-cell>
          <table:table-cell office:value-type="float" office:value="8.404331" calcext:value-type="float">
            <text:p>8.404331</text:p>
          </table:table-cell>
          <table:table-cell office:value-type="float" office:value="0" calcext:value-type="float">
            <text:p>0</text:p>
          </table:table-cell>
          <table:table-cell office:value-type="float" office:value="0.05052226" calcext:value-type="float">
            <text:p>0.05052226</text:p>
          </table:table-cell>
          <table:table-cell office:value-type="float" office:value="0" calcext:value-type="float">
            <text:p>0</text:p>
          </table:table-cell>
          <table:table-cell office:value-type="float" office:value="3.939667" calcext:value-type="float">
            <text:p>3.939667</text:p>
          </table:table-cell>
          <table:table-cell office:value-type="float" office:value="-0.02000123" calcext:value-type="float">
            <text:p>-0.02000123</text:p>
          </table:table-cell>
          <table:table-cell office:value-type="float" office:value="-0.00001037617" calcext:value-type="float">
            <text:p>-1.037617E-05</text:p>
          </table:table-cell>
          <table:table-cell office:value-type="float" office:value="0.008275401" calcext:value-type="float">
            <text:p>0.008275401</text:p>
          </table:table-cell>
          <table:table-cell office:value-type="float" office:value="28.57368" calcext:value-type="float">
            <text:p>28.57368</text:p>
          </table:table-cell>
          <table:table-cell office:value-type="float" office:value="0.02216276" calcext:value-type="float">
            <text:p>0.02216276</text:p>
          </table:table-cell>
          <table:table-cell office:value-type="float" office:value="0.05332957" calcext:value-type="float">
            <text:p>0.05332957</text:p>
          </table:table-cell>
          <table:table-cell office:value-type="float" office:value="0.05462061" calcext:value-type="float">
            <text:p>0.05462061</text:p>
          </table:table-cell>
          <table:table-cell office:value-type="float" office:value="0.05105687" calcext:value-type="float">
            <text:p>0.05105687</text:p>
          </table:table-cell>
          <table:table-cell office:value-type="float" office:value="0.04013664" calcext:value-type="float">
            <text:p>0.04013664</text:p>
          </table:table-cell>
          <table:table-cell office:value-type="float" office:value="0.03623214" calcext:value-type="float">
            <text:p>0.03623214</text:p>
          </table:table-cell>
          <table:table-cell office:value-type="float" office:value="0.04094819" calcext:value-type="float">
            <text:p>0.04094819</text:p>
          </table:table-cell>
          <table:table-cell office:value-type="float" office:value="0.03591343" calcext:value-type="float">
            <text:p>0.03591343</text:p>
          </table:table-cell>
          <table:table-cell office:value-type="float" office:value="0.02480525" calcext:value-type="float">
            <text:p>0.02480525</text:p>
          </table:table-cell>
          <table:table-cell office:value-type="float" office:value="0.1490471" calcext:value-type="float">
            <text:p>0.1490471</text:p>
          </table:table-cell>
          <table:table-cell office:value-type="float" office:value="0.4972815" calcext:value-type="float">
            <text:p>0.4972815</text:p>
          </table:table-cell>
          <table:table-cell office:value-type="float" office:value="0.7741027" calcext:value-type="float">
            <text:p>0.7741027</text:p>
          </table:table-cell>
          <table:table-cell office:value-type="float" office:value="1.06104" calcext:value-type="float">
            <text:p>1.06104</text:p>
          </table:table-cell>
          <table:table-cell office:value-type="float" office:value="1.661794" calcext:value-type="float">
            <text:p>1.661794</text:p>
          </table:table-cell>
          <table:table-cell office:value-type="float" office:value="2.902063" calcext:value-type="float">
            <text:p>2.902063</text:p>
          </table:table-cell>
          <table:table-cell office:value-type="float" office:value="3.794066" calcext:value-type="float">
            <text:p>3.794066</text:p>
          </table:table-cell>
          <table:table-cell office:value-type="float" office:value="12.21487" calcext:value-type="float">
            <text:p>12.21487</text:p>
          </table:table-cell>
          <table:table-cell office:value-type="float" office:value="0" calcext:value-type="float">
            <text:p>0</text:p>
          </table:table-cell>
          <table:table-cell office:value-type="float" office:value="-0.2728483" calcext:value-type="float">
            <text:p>-0.27284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8" calcext:value-type="float">
            <text:p>7041998</text:p>
          </table:table-cell>
          <table:table-cell office:value-type="float" office:value="21.11853" calcext:value-type="float">
            <text:p>21.11853</text:p>
          </table:table-cell>
          <table:table-cell office:value-type="float" office:value="494.1279" calcext:value-type="float">
            <text:p>494.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86803" calcext:value-type="float">
            <text:p>0.08386803</text:p>
          </table:table-cell>
          <table:table-cell office:value-type="float" office:value="8.379145" calcext:value-type="float">
            <text:p>8.379145</text:p>
          </table:table-cell>
          <table:table-cell office:value-type="float" office:value="0" calcext:value-type="float">
            <text:p>0</text:p>
          </table:table-cell>
          <table:table-cell office:value-type="float" office:value="0.05098796" calcext:value-type="float">
            <text:p>0.05098796</text:p>
          </table:table-cell>
          <table:table-cell office:value-type="float" office:value="0" calcext:value-type="float">
            <text:p>0</text:p>
          </table:table-cell>
          <table:table-cell office:value-type="float" office:value="3.998005" calcext:value-type="float">
            <text:p>3.998005</text:p>
          </table:table-cell>
          <table:table-cell office:value-type="float" office:value="-0.01999696" calcext:value-type="float">
            <text:p>-0.01999696</text:p>
          </table:table-cell>
          <table:table-cell office:value-type="float" office:value="-0.000008691243" calcext:value-type="float">
            <text:p>-8.691243E-06</text:p>
          </table:table-cell>
          <table:table-cell office:value-type="float" office:value="0.008289346" calcext:value-type="float">
            <text:p>0.008289346</text:p>
          </table:table-cell>
          <table:table-cell office:value-type="float" office:value="28.52907" calcext:value-type="float">
            <text:p>28.52907</text:p>
          </table:table-cell>
          <table:table-cell office:value-type="float" office:value="0.02221526" calcext:value-type="float">
            <text:p>0.02221526</text:p>
          </table:table-cell>
          <table:table-cell office:value-type="float" office:value="0.05329697" calcext:value-type="float">
            <text:p>0.05329697</text:p>
          </table:table-cell>
          <table:table-cell office:value-type="float" office:value="0.05438545" calcext:value-type="float">
            <text:p>0.05438545</text:p>
          </table:table-cell>
          <table:table-cell office:value-type="float" office:value="0.05091659" calcext:value-type="float">
            <text:p>0.05091659</text:p>
          </table:table-cell>
          <table:table-cell office:value-type="float" office:value="0.04014027" calcext:value-type="float">
            <text:p>0.04014027</text:p>
          </table:table-cell>
          <table:table-cell office:value-type="float" office:value="0.03622771" calcext:value-type="float">
            <text:p>0.03622771</text:p>
          </table:table-cell>
          <table:table-cell office:value-type="float" office:value="0.04068822" calcext:value-type="float">
            <text:p>0.04068822</text:p>
          </table:table-cell>
          <table:table-cell office:value-type="float" office:value="0.03568733" calcext:value-type="float">
            <text:p>0.03568733</text:p>
          </table:table-cell>
          <table:table-cell office:value-type="float" office:value="0.02514824" calcext:value-type="float">
            <text:p>0.02514824</text:p>
          </table:table-cell>
          <table:table-cell office:value-type="float" office:value="0.1485781" calcext:value-type="float">
            <text:p>0.1485781</text:p>
          </table:table-cell>
          <table:table-cell office:value-type="float" office:value="0.4972189" calcext:value-type="float">
            <text:p>0.4972189</text:p>
          </table:table-cell>
          <table:table-cell office:value-type="float" office:value="0.7988594" calcext:value-type="float">
            <text:p>0.7988594</text:p>
          </table:table-cell>
          <table:table-cell office:value-type="float" office:value="1.087956" calcext:value-type="float">
            <text:p>1.087956</text:p>
          </table:table-cell>
          <table:table-cell office:value-type="float" office:value="1.649063" calcext:value-type="float">
            <text:p>1.649063</text:p>
          </table:table-cell>
          <table:table-cell office:value-type="float" office:value="2.861395" calcext:value-type="float">
            <text:p>2.861395</text:p>
          </table:table-cell>
          <table:table-cell office:value-type="float" office:value="3.754328" calcext:value-type="float">
            <text:p>3.754328</text:p>
          </table:table-cell>
          <table:table-cell office:value-type="float" office:value="12.43599" calcext:value-type="float">
            <text:p>12.43599</text:p>
          </table:table-cell>
          <table:table-cell office:value-type="float" office:value="0" calcext:value-type="float">
            <text:p>0</text:p>
          </table:table-cell>
          <table:table-cell office:value-type="float" office:value="-0.2729023" calcext:value-type="float">
            <text:p>-0.27290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8" calcext:value-type="float">
            <text:p>8041998</text:p>
          </table:table-cell>
          <table:table-cell office:value-type="float" office:value="21.10257" calcext:value-type="float">
            <text:p>21.10257</text:p>
          </table:table-cell>
          <table:table-cell office:value-type="float" office:value="494.103" calcext:value-type="float">
            <text:p>494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81128" calcext:value-type="float">
            <text:p>0.08381128</text:p>
          </table:table-cell>
          <table:table-cell office:value-type="float" office:value="8.355045" calcext:value-type="float">
            <text:p>8.355045</text:p>
          </table:table-cell>
          <table:table-cell office:value-type="float" office:value="0" calcext:value-type="float">
            <text:p>0</text:p>
          </table:table-cell>
          <table:table-cell office:value-type="float" office:value="0.05145047" calcext:value-type="float">
            <text:p>0.05145047</text:p>
          </table:table-cell>
          <table:table-cell office:value-type="float" office:value="0" calcext:value-type="float">
            <text:p>0</text:p>
          </table:table-cell>
          <table:table-cell office:value-type="float" office:value="4.055303" calcext:value-type="float">
            <text:p>4.055303</text:p>
          </table:table-cell>
          <table:table-cell office:value-type="float" office:value="-0.01999285" calcext:value-type="float">
            <text:p>-0.01999285</text:p>
          </table:table-cell>
          <table:table-cell office:value-type="float" office:value="-0.000007014446" calcext:value-type="float">
            <text:p>-7.014446E-06</text:p>
          </table:table-cell>
          <table:table-cell office:value-type="float" office:value="0.008304805" calcext:value-type="float">
            <text:p>0.008304805</text:p>
          </table:table-cell>
          <table:table-cell office:value-type="float" office:value="28.48413" calcext:value-type="float">
            <text:p>28.48413</text:p>
          </table:table-cell>
          <table:table-cell office:value-type="float" office:value="0.0222955" calcext:value-type="float">
            <text:p>0.0222955</text:p>
          </table:table-cell>
          <table:table-cell office:value-type="float" office:value="0.05281545" calcext:value-type="float">
            <text:p>0.05281545</text:p>
          </table:table-cell>
          <table:table-cell office:value-type="float" office:value="0.05418007" calcext:value-type="float">
            <text:p>0.05418007</text:p>
          </table:table-cell>
          <table:table-cell office:value-type="float" office:value="0.05080552" calcext:value-type="float">
            <text:p>0.05080552</text:p>
          </table:table-cell>
          <table:table-cell office:value-type="float" office:value="0.04018683" calcext:value-type="float">
            <text:p>0.04018683</text:p>
          </table:table-cell>
          <table:table-cell office:value-type="float" office:value="0.03627741" calcext:value-type="float">
            <text:p>0.03627741</text:p>
          </table:table-cell>
          <table:table-cell office:value-type="float" office:value="0.04049974" calcext:value-type="float">
            <text:p>0.04049974</text:p>
          </table:table-cell>
          <table:table-cell office:value-type="float" office:value="0.03549557" calcext:value-type="float">
            <text:p>0.03549557</text:p>
          </table:table-cell>
          <table:table-cell office:value-type="float" office:value="0.02473045" calcext:value-type="float">
            <text:p>0.02473045</text:p>
          </table:table-cell>
          <table:table-cell office:value-type="float" office:value="0.144056" calcext:value-type="float">
            <text:p>0.144056</text:p>
          </table:table-cell>
          <table:table-cell office:value-type="float" office:value="0.4907041" calcext:value-type="float">
            <text:p>0.4907041</text:p>
          </table:table-cell>
          <table:table-cell office:value-type="float" office:value="0.8120485" calcext:value-type="float">
            <text:p>0.8120485</text:p>
          </table:table-cell>
          <table:table-cell office:value-type="float" office:value="1.110529" calcext:value-type="float">
            <text:p>1.110529</text:p>
          </table:table-cell>
          <table:table-cell office:value-type="float" office:value="1.639253" calcext:value-type="float">
            <text:p>1.639253</text:p>
          </table:table-cell>
          <table:table-cell office:value-type="float" office:value="2.814623" calcext:value-type="float">
            <text:p>2.814623</text:p>
          </table:table-cell>
          <table:table-cell office:value-type="float" office:value="3.726164" calcext:value-type="float">
            <text:p>3.726164</text:p>
          </table:table-cell>
          <table:table-cell office:value-type="float" office:value="12.80285" calcext:value-type="float">
            <text:p>12.80285</text:p>
          </table:table-cell>
          <table:table-cell office:value-type="float" office:value="0" calcext:value-type="float">
            <text:p>0</text:p>
          </table:table-cell>
          <table:table-cell office:value-type="float" office:value="-0.272957" calcext:value-type="float">
            <text:p>-0.2729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8" calcext:value-type="float">
            <text:p>9041998</text:p>
          </table:table-cell>
          <table:table-cell office:value-type="float" office:value="21.08665" calcext:value-type="float">
            <text:p>21.08665</text:p>
          </table:table-cell>
          <table:table-cell office:value-type="float" office:value="494.0781" calcext:value-type="float">
            <text:p>494.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62263" calcext:value-type="float">
            <text:p>0.08362263</text:p>
          </table:table-cell>
          <table:table-cell office:value-type="float" office:value="8.332113" calcext:value-type="float">
            <text:p>8.332113</text:p>
          </table:table-cell>
          <table:table-cell office:value-type="float" office:value="0" calcext:value-type="float">
            <text:p>0</text:p>
          </table:table-cell>
          <table:table-cell office:value-type="float" office:value="0.05190403" calcext:value-type="float">
            <text:p>0.05190403</text:p>
          </table:table-cell>
          <table:table-cell office:value-type="float" office:value="0" calcext:value-type="float">
            <text:p>0</text:p>
          </table:table-cell>
          <table:table-cell office:value-type="float" office:value="4.111615" calcext:value-type="float">
            <text:p>4.111615</text:p>
          </table:table-cell>
          <table:table-cell office:value-type="float" office:value="-0.01998937" calcext:value-type="float">
            <text:p>-0.01998937</text:p>
          </table:table-cell>
          <table:table-cell office:value-type="float" office:value="-0.000005352833" calcext:value-type="float">
            <text:p>-5.352833E-06</text:p>
          </table:table-cell>
          <table:table-cell office:value-type="float" office:value="0.008316942" calcext:value-type="float">
            <text:p>0.008316942</text:p>
          </table:table-cell>
          <table:table-cell office:value-type="float" office:value="28.4384" calcext:value-type="float">
            <text:p>28.4384</text:p>
          </table:table-cell>
          <table:table-cell office:value-type="float" office:value="0.02234052" calcext:value-type="float">
            <text:p>0.02234052</text:p>
          </table:table-cell>
          <table:table-cell office:value-type="float" office:value="0.05368357" calcext:value-type="float">
            <text:p>0.05368357</text:p>
          </table:table-cell>
          <table:table-cell office:value-type="float" office:value="0.05383597" calcext:value-type="float">
            <text:p>0.05383597</text:p>
          </table:table-cell>
          <table:table-cell office:value-type="float" office:value="0.05026808" calcext:value-type="float">
            <text:p>0.05026808</text:p>
          </table:table-cell>
          <table:table-cell office:value-type="float" office:value="0.03973886" calcext:value-type="float">
            <text:p>0.03973886</text:p>
          </table:table-cell>
          <table:table-cell office:value-type="float" office:value="0.03592289" calcext:value-type="float">
            <text:p>0.03592289</text:p>
          </table:table-cell>
          <table:table-cell office:value-type="float" office:value="0.04020093" calcext:value-type="float">
            <text:p>0.04020093</text:p>
          </table:table-cell>
          <table:table-cell office:value-type="float" office:value="0.03532683" calcext:value-type="float">
            <text:p>0.03532683</text:p>
          </table:table-cell>
          <table:table-cell office:value-type="float" office:value="0.02636388" calcext:value-type="float">
            <text:p>0.02636388</text:p>
          </table:table-cell>
          <table:table-cell office:value-type="float" office:value="0.1678642" calcext:value-type="float">
            <text:p>0.1678642</text:p>
          </table:table-cell>
          <table:table-cell office:value-type="float" office:value="0.5131539" calcext:value-type="float">
            <text:p>0.5131539</text:p>
          </table:table-cell>
          <table:table-cell office:value-type="float" office:value="0.8323912" calcext:value-type="float">
            <text:p>0.8323912</text:p>
          </table:table-cell>
          <table:table-cell office:value-type="float" office:value="1.121741" calcext:value-type="float">
            <text:p>1.121741</text:p>
          </table:table-cell>
          <table:table-cell office:value-type="float" office:value="1.611044" calcext:value-type="float">
            <text:p>1.611044</text:p>
          </table:table-cell>
          <table:table-cell office:value-type="float" office:value="2.749418" calcext:value-type="float">
            <text:p>2.749418</text:p>
          </table:table-cell>
          <table:table-cell office:value-type="float" office:value="3.703536" calcext:value-type="float">
            <text:p>3.703536</text:p>
          </table:table-cell>
          <table:table-cell office:value-type="float" office:value="12.97027" calcext:value-type="float">
            <text:p>12.97027</text:p>
          </table:table-cell>
          <table:table-cell office:value-type="float" office:value="0" calcext:value-type="float">
            <text:p>0</text:p>
          </table:table-cell>
          <table:table-cell office:value-type="float" office:value="-0.2730089" calcext:value-type="float">
            <text:p>-0.27300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8" calcext:value-type="float">
            <text:p>10041998</text:p>
          </table:table-cell>
          <table:table-cell office:value-type="float" office:value="21.07105" calcext:value-type="float">
            <text:p>21.07105</text:p>
          </table:table-cell>
          <table:table-cell office:value-type="float" office:value="494.0532" calcext:value-type="float">
            <text:p>494.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43478" calcext:value-type="float">
            <text:p>0.08343478</text:p>
          </table:table-cell>
          <table:table-cell office:value-type="float" office:value="8.309969" calcext:value-type="float">
            <text:p>8.309969</text:p>
          </table:table-cell>
          <table:table-cell office:value-type="float" office:value="0" calcext:value-type="float">
            <text:p>0</text:p>
          </table:table-cell>
          <table:table-cell office:value-type="float" office:value="0.05234299" calcext:value-type="float">
            <text:p>0.05234299</text:p>
          </table:table-cell>
          <table:table-cell office:value-type="float" office:value="0" calcext:value-type="float">
            <text:p>0</text:p>
          </table:table-cell>
          <table:table-cell office:value-type="float" office:value="4.166674" calcext:value-type="float">
            <text:p>4.166674</text:p>
          </table:table-cell>
          <table:table-cell office:value-type="float" office:value="-0.01998702" calcext:value-type="float">
            <text:p>-0.01998702</text:p>
          </table:table-cell>
          <table:table-cell office:value-type="float" office:value="-0.000003679378" calcext:value-type="float">
            <text:p>-3.679378E-06</text:p>
          </table:table-cell>
          <table:table-cell office:value-type="float" office:value="0.008328198" calcext:value-type="float">
            <text:p>0.008328198</text:p>
          </table:table-cell>
          <table:table-cell office:value-type="float" office:value="28.39235" calcext:value-type="float">
            <text:p>28.39235</text:p>
          </table:table-cell>
          <table:table-cell office:value-type="float" office:value="0.02246536" calcext:value-type="float">
            <text:p>0.02246536</text:p>
          </table:table-cell>
          <table:table-cell office:value-type="float" office:value="0.05400452" calcext:value-type="float">
            <text:p>0.05400452</text:p>
          </table:table-cell>
          <table:table-cell office:value-type="float" office:value="0.05360957" calcext:value-type="float">
            <text:p>0.05360957</text:p>
          </table:table-cell>
          <table:table-cell office:value-type="float" office:value="0.04985612" calcext:value-type="float">
            <text:p>0.04985612</text:p>
          </table:table-cell>
          <table:table-cell office:value-type="float" office:value="0.03935699" calcext:value-type="float">
            <text:p>0.03935699</text:p>
          </table:table-cell>
          <table:table-cell office:value-type="float" office:value="0.03554522" calcext:value-type="float">
            <text:p>0.03554522</text:p>
          </table:table-cell>
          <table:table-cell office:value-type="float" office:value="0.03981784" calcext:value-type="float">
            <text:p>0.03981784</text:p>
          </table:table-cell>
          <table:table-cell office:value-type="float" office:value="0.035123" calcext:value-type="float">
            <text:p>0.035123</text:p>
          </table:table-cell>
          <table:table-cell office:value-type="float" office:value="0.0265842" calcext:value-type="float">
            <text:p>0.0265842</text:p>
          </table:table-cell>
          <table:table-cell office:value-type="float" office:value="0.176935" calcext:value-type="float">
            <text:p>0.176935</text:p>
          </table:table-cell>
          <table:table-cell office:value-type="float" office:value="0.5371763" calcext:value-type="float">
            <text:p>0.5371763</text:p>
          </table:table-cell>
          <table:table-cell office:value-type="float" office:value="0.8599757" calcext:value-type="float">
            <text:p>0.8599757</text:p>
          </table:table-cell>
          <table:table-cell office:value-type="float" office:value="1.140737" calcext:value-type="float">
            <text:p>1.140737</text:p>
          </table:table-cell>
          <table:table-cell office:value-type="float" office:value="1.597135" calcext:value-type="float">
            <text:p>1.597135</text:p>
          </table:table-cell>
          <table:table-cell office:value-type="float" office:value="2.687281" calcext:value-type="float">
            <text:p>2.687281</text:p>
          </table:table-cell>
          <table:table-cell office:value-type="float" office:value="3.673496" calcext:value-type="float">
            <text:p>3.673496</text:p>
          </table:table-cell>
          <table:table-cell office:value-type="float" office:value="13.18865" calcext:value-type="float">
            <text:p>13.18865</text:p>
          </table:table-cell>
          <table:table-cell office:value-type="float" office:value="0" calcext:value-type="float">
            <text:p>0</text:p>
          </table:table-cell>
          <table:table-cell office:value-type="float" office:value="-0.2730602" calcext:value-type="float">
            <text:p>-0.27306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8" calcext:value-type="float">
            <text:p>11041998</text:p>
          </table:table-cell>
          <table:table-cell office:value-type="float" office:value="21.05132" calcext:value-type="float">
            <text:p>21.05132</text:p>
          </table:table-cell>
          <table:table-cell office:value-type="float" office:value="494.0318" calcext:value-type="float">
            <text:p>494.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80709" calcext:value-type="float">
            <text:p>0.08280709</text:p>
          </table:table-cell>
          <table:table-cell office:value-type="float" office:value="8.289967" calcext:value-type="float">
            <text:p>8.289967</text:p>
          </table:table-cell>
          <table:table-cell office:value-type="float" office:value="0" calcext:value-type="float">
            <text:p>0</text:p>
          </table:table-cell>
          <table:table-cell office:value-type="float" office:value="0.05279532" calcext:value-type="float">
            <text:p>0.05279532</text:p>
          </table:table-cell>
          <table:table-cell office:value-type="float" office:value="0" calcext:value-type="float">
            <text:p>0</text:p>
          </table:table-cell>
          <table:table-cell office:value-type="float" office:value="4.220516" calcext:value-type="float">
            <text:p>4.220516</text:p>
          </table:table-cell>
          <table:table-cell office:value-type="float" office:value="-0.01998958" calcext:value-type="float">
            <text:p>-0.01998958</text:p>
          </table:table-cell>
          <table:table-cell office:value-type="float" office:value="-0.000001999603" calcext:value-type="float">
            <text:p>-1.999603E-06</text:p>
          </table:table-cell>
          <table:table-cell office:value-type="float" office:value="0.008351998" calcext:value-type="float">
            <text:p>0.008351998</text:p>
          </table:table-cell>
          <table:table-cell office:value-type="float" office:value="28.35769" calcext:value-type="float">
            <text:p>28.35769</text:p>
          </table:table-cell>
          <table:table-cell office:value-type="float" office:value="0.0195953" calcext:value-type="float">
            <text:p>0.0195953</text:p>
          </table:table-cell>
          <table:table-cell office:value-type="float" office:value="0.04882473" calcext:value-type="float">
            <text:p>0.04882473</text:p>
          </table:table-cell>
          <table:table-cell office:value-type="float" office:value="0.05090087" calcext:value-type="float">
            <text:p>0.05090087</text:p>
          </table:table-cell>
          <table:table-cell office:value-type="float" office:value="0.0477975" calcext:value-type="float">
            <text:p>0.0477975</text:p>
          </table:table-cell>
          <table:table-cell office:value-type="float" office:value="0.0382382" calcext:value-type="float">
            <text:p>0.0382382</text:p>
          </table:table-cell>
          <table:table-cell office:value-type="float" office:value="0.03485411" calcext:value-type="float">
            <text:p>0.03485411</text:p>
          </table:table-cell>
          <table:table-cell office:value-type="float" office:value="0.03938151" calcext:value-type="float">
            <text:p>0.03938151</text:p>
          </table:table-cell>
          <table:table-cell office:value-type="float" office:value="0.03489934" calcext:value-type="float">
            <text:p>0.03489934</text:p>
          </table:table-cell>
          <table:table-cell office:value-type="float" office:value="0.02053865" calcext:value-type="float">
            <text:p>0.02053865</text:p>
          </table:table-cell>
          <table:table-cell office:value-type="float" office:value="0.1433738" calcext:value-type="float">
            <text:p>0.1433738</text:p>
          </table:table-cell>
          <table:table-cell office:value-type="float" office:value="0.5556915" calcext:value-type="float">
            <text:p>0.5556915</text:p>
          </table:table-cell>
          <table:table-cell office:value-type="float" office:value="0.8921114" calcext:value-type="float">
            <text:p>0.8921114</text:p>
          </table:table-cell>
          <table:table-cell office:value-type="float" office:value="1.173753" calcext:value-type="float">
            <text:p>1.173753</text:p>
          </table:table-cell>
          <table:table-cell office:value-type="float" office:value="1.608698" calcext:value-type="float">
            <text:p>1.608698</text:p>
          </table:table-cell>
          <table:table-cell office:value-type="float" office:value="2.640176" calcext:value-type="float">
            <text:p>2.640176</text:p>
          </table:table-cell>
          <table:table-cell office:value-type="float" office:value="3.642466" calcext:value-type="float">
            <text:p>3.642466</text:p>
          </table:table-cell>
          <table:table-cell office:value-type="float" office:value="13.63601" calcext:value-type="float">
            <text:p>13.63601</text:p>
          </table:table-cell>
          <table:table-cell office:value-type="float" office:value="0" calcext:value-type="float">
            <text:p>0</text:p>
          </table:table-cell>
          <table:table-cell office:value-type="float" office:value="-0.2732114" calcext:value-type="float">
            <text:p>-0.2732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8" calcext:value-type="float">
            <text:p>12041998</text:p>
          </table:table-cell>
          <table:table-cell office:value-type="float" office:value="21.01401" calcext:value-type="float">
            <text:p>21.01401</text:p>
          </table:table-cell>
          <table:table-cell office:value-type="float" office:value="494.0188" calcext:value-type="float">
            <text:p>494.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55813" calcext:value-type="float">
            <text:p>0.08155813</text:p>
          </table:table-cell>
          <table:table-cell office:value-type="float" office:value="8.278688" calcext:value-type="float">
            <text:p>8.278688</text:p>
          </table:table-cell>
          <table:table-cell office:value-type="float" office:value="0" calcext:value-type="float">
            <text:p>0</text:p>
          </table:table-cell>
          <table:table-cell office:value-type="float" office:value="0.05362253" calcext:value-type="float">
            <text:p>0.05362253</text:p>
          </table:table-cell>
          <table:table-cell office:value-type="float" office:value="0" calcext:value-type="float">
            <text:p>0</text:p>
          </table:table-cell>
          <table:table-cell office:value-type="float" office:value="4.273867" calcext:value-type="float">
            <text:p>4.273867</text:p>
          </table:table-cell>
          <table:table-cell office:value-type="float" office:value="-0.02011089" calcext:value-type="float">
            <text:p>-0.02011089</text:p>
          </table:table-cell>
          <table:table-cell office:value-type="float" office:value="-0.0000003815785" calcext:value-type="float">
            <text:p>-3.815785E-07</text:p>
          </table:table-cell>
          <table:table-cell office:value-type="float" office:value="0.008377169" calcext:value-type="float">
            <text:p>0.008377169</text:p>
          </table:table-cell>
          <table:table-cell office:value-type="float" office:value="28.36525" calcext:value-type="float">
            <text:p>28.36525</text:p>
          </table:table-cell>
          <table:table-cell office:value-type="float" office:value="0.01959983" calcext:value-type="float">
            <text:p>0.01959983</text:p>
          </table:table-cell>
          <table:table-cell office:value-type="float" office:value="0.04399348" calcext:value-type="float">
            <text:p>0.04399348</text:p>
          </table:table-cell>
          <table:table-cell office:value-type="float" office:value="0.04591782" calcext:value-type="float">
            <text:p>0.04591782</text:p>
          </table:table-cell>
          <table:table-cell office:value-type="float" office:value="0.04378188" calcext:value-type="float">
            <text:p>0.04378188</text:p>
          </table:table-cell>
          <table:table-cell office:value-type="float" office:value="0.03531673" calcext:value-type="float">
            <text:p>0.03531673</text:p>
          </table:table-cell>
          <table:table-cell office:value-type="float" office:value="0.03258523" calcext:value-type="float">
            <text:p>0.03258523</text:p>
          </table:table-cell>
          <table:table-cell office:value-type="float" office:value="0.03806638" calcext:value-type="float">
            <text:p>0.03806638</text:p>
          </table:table-cell>
          <table:table-cell office:value-type="float" office:value="0.03457459" calcext:value-type="float">
            <text:p>0.03457459</text:p>
          </table:table-cell>
          <table:table-cell office:value-type="float" office:value="0.009558306" calcext:value-type="float">
            <text:p>0.009558306</text:p>
          </table:table-cell>
          <table:table-cell office:value-type="float" office:value="0.08153897" calcext:value-type="float">
            <text:p>0.08153897</text:p>
          </table:table-cell>
          <table:table-cell office:value-type="float" office:value="0.6032825" calcext:value-type="float">
            <text:p>0.6032825</text:p>
          </table:table-cell>
          <table:table-cell office:value-type="float" office:value="0.9740899" calcext:value-type="float">
            <text:p>0.9740899</text:p>
          </table:table-cell>
          <table:table-cell office:value-type="float" office:value="1.242622" calcext:value-type="float">
            <text:p>1.242622</text:p>
          </table:table-cell>
          <table:table-cell office:value-type="float" office:value="1.652074" calcext:value-type="float">
            <text:p>1.652074</text:p>
          </table:table-cell>
          <table:table-cell office:value-type="float" office:value="2.563274" calcext:value-type="float">
            <text:p>2.563274</text:p>
          </table:table-cell>
          <table:table-cell office:value-type="float" office:value="3.622064" calcext:value-type="float">
            <text:p>3.622064</text:p>
          </table:table-cell>
          <table:table-cell office:value-type="float" office:value="14.022" calcext:value-type="float">
            <text:p>14.022</text:p>
          </table:table-cell>
          <table:table-cell office:value-type="float" office:value="0" calcext:value-type="float">
            <text:p>0</text:p>
          </table:table-cell>
          <table:table-cell office:value-type="float" office:value="-0.274879" calcext:value-type="float">
            <text:p>-0.2748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8" calcext:value-type="float">
            <text:p>13041998</text:p>
          </table:table-cell>
          <table:table-cell office:value-type="float" office:value="20.95467" calcext:value-type="float">
            <text:p>20.95467</text:p>
          </table:table-cell>
          <table:table-cell office:value-type="float" office:value="493.9993" calcext:value-type="float">
            <text:p>493.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72222" calcext:value-type="float">
            <text:p>0.08072222</text:p>
          </table:table-cell>
          <table:table-cell office:value-type="float" office:value="8.298264" calcext:value-type="float">
            <text:p>8.298264</text:p>
          </table:table-cell>
          <table:table-cell office:value-type="float" office:value="0" calcext:value-type="float">
            <text:p>0</text:p>
          </table:table-cell>
          <table:table-cell office:value-type="float" office:value="0.05411039" calcext:value-type="float">
            <text:p>0.05411039</text:p>
          </table:table-cell>
          <table:table-cell office:value-type="float" office:value="0" calcext:value-type="float">
            <text:p>0</text:p>
          </table:table-cell>
          <table:table-cell office:value-type="float" office:value="4.326646" calcext:value-type="float">
            <text:p>4.326646</text:p>
          </table:table-cell>
          <table:table-cell office:value-type="float" office:value="-0.02014737" calcext:value-type="float">
            <text:p>-0.02014737</text:p>
          </table:table-cell>
          <table:table-cell office:value-type="float" office:value="0.000001100843" calcext:value-type="float">
            <text:p>1.100843E-06</text:p>
          </table:table-cell>
          <table:table-cell office:value-type="float" office:value="0.008424754" calcext:value-type="float">
            <text:p>0.008424754</text:p>
          </table:table-cell>
          <table:table-cell office:value-type="float" office:value="28.42056" calcext:value-type="float">
            <text:p>28.42056</text:p>
          </table:table-cell>
          <table:table-cell office:value-type="float" office:value="0.02700103" calcext:value-type="float">
            <text:p>0.02700103</text:p>
          </table:table-cell>
          <table:table-cell office:value-type="float" office:value="0.0602157" calcext:value-type="float">
            <text:p>0.0602157</text:p>
          </table:table-cell>
          <table:table-cell office:value-type="float" office:value="0.04781336" calcext:value-type="float">
            <text:p>0.04781336</text:p>
          </table:table-cell>
          <table:table-cell office:value-type="float" office:value="0.0400924" calcext:value-type="float">
            <text:p>0.0400924</text:p>
          </table:table-cell>
          <table:table-cell office:value-type="float" office:value="0.03207532" calcext:value-type="float">
            <text:p>0.03207532</text:p>
          </table:table-cell>
          <table:table-cell office:value-type="float" office:value="0.02958353" calcext:value-type="float">
            <text:p>0.02958353</text:p>
          </table:table-cell>
          <table:table-cell office:value-type="float" office:value="0.03543679" calcext:value-type="float">
            <text:p>0.03543679</text:p>
          </table:table-cell>
          <table:table-cell office:value-type="float" office:value="0.03376218" calcext:value-type="float">
            <text:p>0.03376218</text:p>
          </table:table-cell>
          <table:table-cell office:value-type="float" office:value="0.02130309" calcext:value-type="float">
            <text:p>0.02130309</text:p>
          </table:table-cell>
          <table:table-cell office:value-type="float" office:value="0.6561486" calcext:value-type="float">
            <text:p>0.6561486</text:p>
          </table:table-cell>
          <table:table-cell office:value-type="float" office:value="0.9085947" calcext:value-type="float">
            <text:p>0.9085947</text:p>
          </table:table-cell>
          <table:table-cell office:value-type="float" office:value="1.143861" calcext:value-type="float">
            <text:p>1.143861</text:p>
          </table:table-cell>
          <table:table-cell office:value-type="float" office:value="1.310363" calcext:value-type="float">
            <text:p>1.310363</text:p>
          </table:table-cell>
          <table:table-cell office:value-type="float" office:value="1.653983" calcext:value-type="float">
            <text:p>1.653983</text:p>
          </table:table-cell>
          <table:table-cell office:value-type="float" office:value="2.468389" calcext:value-type="float">
            <text:p>2.468389</text:p>
          </table:table-cell>
          <table:table-cell office:value-type="float" office:value="3.60108" calcext:value-type="float">
            <text:p>3.60108</text:p>
          </table:table-cell>
          <table:table-cell office:value-type="float" office:value="13.78986" calcext:value-type="float">
            <text:p>13.78986</text:p>
          </table:table-cell>
          <table:table-cell office:value-type="float" office:value="0" calcext:value-type="float">
            <text:p>0</text:p>
          </table:table-cell>
          <table:table-cell office:value-type="float" office:value="-0.2750583" calcext:value-type="float">
            <text:p>-0.27505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8" calcext:value-type="float">
            <text:p>14041998</text:p>
          </table:table-cell>
          <table:table-cell office:value-type="float" office:value="20.8983" calcext:value-type="float">
            <text:p>20.8983</text:p>
          </table:table-cell>
          <table:table-cell office:value-type="float" office:value="493.956" calcext:value-type="float">
            <text:p>493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06991" calcext:value-type="float">
            <text:p>0.08106991</text:p>
          </table:table-cell>
          <table:table-cell office:value-type="float" office:value="8.34153" calcext:value-type="float">
            <text:p>8.34153</text:p>
          </table:table-cell>
          <table:table-cell office:value-type="float" office:value="0" calcext:value-type="float">
            <text:p>0</text:p>
          </table:table-cell>
          <table:table-cell office:value-type="float" office:value="0.05446942" calcext:value-type="float">
            <text:p>0.05446942</text:p>
          </table:table-cell>
          <table:table-cell office:value-type="float" office:value="0" calcext:value-type="float">
            <text:p>0</text:p>
          </table:table-cell>
          <table:table-cell office:value-type="float" office:value="4.375243" calcext:value-type="float">
            <text:p>4.375243</text:p>
          </table:table-cell>
          <table:table-cell office:value-type="float" office:value="-0.02028407" calcext:value-type="float">
            <text:p>-0.02028407</text:p>
          </table:table-cell>
          <table:table-cell office:value-type="float" office:value="0.000002910026" calcext:value-type="float">
            <text:p>2.910026E-06</text:p>
          </table:table-cell>
          <table:table-cell office:value-type="float" office:value="0.008424754" calcext:value-type="float">
            <text:p>0.008424754</text:p>
          </table:table-cell>
          <table:table-cell office:value-type="float" office:value="28.35202" calcext:value-type="float">
            <text:p>28.35202</text:p>
          </table:table-cell>
          <table:table-cell office:value-type="float" office:value="0.03269321" calcext:value-type="float">
            <text:p>0.03269321</text:p>
          </table:table-cell>
          <table:table-cell office:value-type="float" office:value="0.07058224" calcext:value-type="float">
            <text:p>0.07058224</text:p>
          </table:table-cell>
          <table:table-cell office:value-type="float" office:value="0.05302076" calcext:value-type="float">
            <text:p>0.05302076</text:p>
          </table:table-cell>
          <table:table-cell office:value-type="float" office:value="0.0419958" calcext:value-type="float">
            <text:p>0.0419958</text:p>
          </table:table-cell>
          <table:table-cell office:value-type="float" office:value="0.03003422" calcext:value-type="float">
            <text:p>0.03003422</text:p>
          </table:table-cell>
          <table:table-cell office:value-type="float" office:value="0.027352" calcext:value-type="float">
            <text:p>0.027352</text:p>
          </table:table-cell>
          <table:table-cell office:value-type="float" office:value="0.03241703" calcext:value-type="float">
            <text:p>0.03241703</text:p>
          </table:table-cell>
          <table:table-cell office:value-type="float" office:value="0.03224963" calcext:value-type="float">
            <text:p>0.03224963</text:p>
          </table:table-cell>
          <table:table-cell office:value-type="float" office:value="0.008700235" calcext:value-type="float">
            <text:p>0.008700235</text:p>
          </table:table-cell>
          <table:table-cell office:value-type="float" office:value="1.276907" calcext:value-type="float">
            <text:p>1.276907</text:p>
          </table:table-cell>
          <table:table-cell office:value-type="float" office:value="1.349216" calcext:value-type="float">
            <text:p>1.349216</text:p>
          </table:table-cell>
          <table:table-cell office:value-type="float" office:value="1.423322" calcext:value-type="float">
            <text:p>1.423322</text:p>
          </table:table-cell>
          <table:table-cell office:value-type="float" office:value="1.461933" calcext:value-type="float">
            <text:p>1.461933</text:p>
          </table:table-cell>
          <table:table-cell office:value-type="float" office:value="1.71837" calcext:value-type="float">
            <text:p>1.71837</text:p>
          </table:table-cell>
          <table:table-cell office:value-type="float" office:value="2.405495" calcext:value-type="float">
            <text:p>2.405495</text:p>
          </table:table-cell>
          <table:table-cell office:value-type="float" office:value="3.563285" calcext:value-type="float">
            <text:p>3.563285</text:p>
          </table:table-cell>
          <table:table-cell office:value-type="float" office:value="17.16221" calcext:value-type="float">
            <text:p>17.16221</text:p>
          </table:table-cell>
          <table:table-cell office:value-type="float" office:value="0" calcext:value-type="float">
            <text:p>0</text:p>
          </table:table-cell>
          <table:table-cell office:value-type="float" office:value="-0.2752519" calcext:value-type="float">
            <text:p>-0.27525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8" calcext:value-type="float">
            <text:p>15041998</text:p>
          </table:table-cell>
          <table:table-cell office:value-type="float" office:value="20.71103" calcext:value-type="float">
            <text:p>20.71103</text:p>
          </table:table-cell>
          <table:table-cell office:value-type="float" office:value="493.8941" calcext:value-type="float">
            <text:p>493.8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2461" calcext:value-type="float">
            <text:p>0.2192461</text:p>
          </table:table-cell>
          <table:table-cell office:value-type="float" office:value="8.401609" calcext:value-type="float">
            <text:p>8.401609</text:p>
          </table:table-cell>
          <table:table-cell office:value-type="float" office:value="0" calcext:value-type="float">
            <text:p>0</text:p>
          </table:table-cell>
          <table:table-cell office:value-type="float" office:value="0.05474967" calcext:value-type="float">
            <text:p>0.05474967</text:p>
          </table:table-cell>
          <table:table-cell office:value-type="float" office:value="0" calcext:value-type="float">
            <text:p>0</text:p>
          </table:table-cell>
          <table:table-cell office:value-type="float" office:value="4.418476" calcext:value-type="float">
            <text:p>4.418476</text:p>
          </table:table-cell>
          <table:table-cell office:value-type="float" office:value="-0.02077305" calcext:value-type="float">
            <text:p>-0.02077305</text:p>
          </table:table-cell>
          <table:table-cell office:value-type="float" office:value="-0.0001343669" calcext:value-type="float">
            <text:p>-0.0001343669</text:p>
          </table:table-cell>
          <table:table-cell office:value-type="float" office:value="0.008424754" calcext:value-type="float">
            <text:p>0.008424754</text:p>
          </table:table-cell>
          <table:table-cell office:value-type="float" office:value="27.91546" calcext:value-type="float">
            <text:p>27.91546</text:p>
          </table:table-cell>
          <table:table-cell office:value-type="float" office:value="1.422834" calcext:value-type="float">
            <text:p>1.422834</text:p>
          </table:table-cell>
          <table:table-cell office:value-type="float" office:value="0.08447704" calcext:value-type="float">
            <text:p>0.08447704</text:p>
          </table:table-cell>
          <table:table-cell office:value-type="float" office:value="0.05404909" calcext:value-type="float">
            <text:p>0.05404909</text:p>
          </table:table-cell>
          <table:table-cell office:value-type="float" office:value="0.0418529" calcext:value-type="float">
            <text:p>0.0418529</text:p>
          </table:table-cell>
          <table:table-cell office:value-type="float" office:value="0.02916734" calcext:value-type="float">
            <text:p>0.02916734</text:p>
          </table:table-cell>
          <table:table-cell office:value-type="float" office:value="0.02592284" calcext:value-type="float">
            <text:p>0.02592284</text:p>
          </table:table-cell>
          <table:table-cell office:value-type="float" office:value="0.03015236" calcext:value-type="float">
            <text:p>0.03015236</text:p>
          </table:table-cell>
          <table:table-cell office:value-type="float" office:value="0.03049963" calcext:value-type="float">
            <text:p>0.03049963</text:p>
          </table:table-cell>
          <table:table-cell office:value-type="float" office:value="0.13866" calcext:value-type="float">
            <text:p>0.13866</text:p>
          </table:table-cell>
          <table:table-cell office:value-type="float" office:value="1.940621" calcext:value-type="float">
            <text:p>1.940621</text:p>
          </table:table-cell>
          <table:table-cell office:value-type="float" office:value="1.821807" calcext:value-type="float">
            <text:p>1.821807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658655" calcext:value-type="float">
            <text:p>1.658655</text:p>
          </table:table-cell>
          <table:table-cell office:value-type="float" office:value="1.834806" calcext:value-type="float">
            <text:p>1.834806</text:p>
          </table:table-cell>
          <table:table-cell office:value-type="float" office:value="2.388312" calcext:value-type="float">
            <text:p>2.388312</text:p>
          </table:table-cell>
          <table:table-cell office:value-type="float" office:value="3.524995" calcext:value-type="float">
            <text:p>3.524995</text:p>
          </table:table-cell>
          <table:table-cell office:value-type="float" office:value="520.1112" calcext:value-type="float">
            <text:p>520.1112</text:p>
          </table:table-cell>
          <table:table-cell office:value-type="float" office:value="0" calcext:value-type="float">
            <text:p>0</text:p>
          </table:table-cell>
          <table:table-cell office:value-type="float" office:value="-0.275504" calcext:value-type="float">
            <text:p>-0.2755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8" calcext:value-type="float">
            <text:p>16041998</text:p>
          </table:table-cell>
          <table:table-cell office:value-type="float" office:value="20.59438" calcext:value-type="float">
            <text:p>20.59438</text:p>
          </table:table-cell>
          <table:table-cell office:value-type="float" office:value="493.8293" calcext:value-type="float">
            <text:p>493.8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2105" calcext:value-type="float">
            <text:p>0.2762105</text:p>
          </table:table-cell>
          <table:table-cell office:value-type="float" office:value="8.47777" calcext:value-type="float">
            <text:p>8.47777</text:p>
          </table:table-cell>
          <table:table-cell office:value-type="float" office:value="0" calcext:value-type="float">
            <text:p>0</text:p>
          </table:table-cell>
          <table:table-cell office:value-type="float" office:value="0.05520819" calcext:value-type="float">
            <text:p>0.05520819</text:p>
          </table:table-cell>
          <table:table-cell office:value-type="float" office:value="0" calcext:value-type="float">
            <text:p>0</text:p>
          </table:table-cell>
          <table:table-cell office:value-type="float" office:value="4.464363" calcext:value-type="float">
            <text:p>4.464363</text:p>
          </table:table-cell>
          <table:table-cell office:value-type="float" office:value="-0.02150835" calcext:value-type="float">
            <text:p>-0.02150835</text:p>
          </table:table-cell>
          <table:table-cell office:value-type="float" office:value="-0.0002736541" calcext:value-type="float">
            <text:p>-0.0002736541</text:p>
          </table:table-cell>
          <table:table-cell office:value-type="float" office:value="0.008426101" calcext:value-type="float">
            <text:p>0.008426101</text:p>
          </table:table-cell>
          <table:table-cell office:value-type="float" office:value="27.66291" calcext:value-type="float">
            <text:p>27.66291</text:p>
          </table:table-cell>
          <table:table-cell office:value-type="float" office:value="1.143182" calcext:value-type="float">
            <text:p>1.143182</text:p>
          </table:table-cell>
          <table:table-cell office:value-type="float" office:value="0.1852275" calcext:value-type="float">
            <text:p>0.1852275</text:p>
          </table:table-cell>
          <table:table-cell office:value-type="float" office:value="0.05844218" calcext:value-type="float">
            <text:p>0.05844218</text:p>
          </table:table-cell>
          <table:table-cell office:value-type="float" office:value="0.04285515" calcext:value-type="float">
            <text:p>0.04285515</text:p>
          </table:table-cell>
          <table:table-cell office:value-type="float" office:value="0.02920869" calcext:value-type="float">
            <text:p>0.02920869</text:p>
          </table:table-cell>
          <table:table-cell office:value-type="float" office:value="0.02495552" calcext:value-type="float">
            <text:p>0.02495552</text:p>
          </table:table-cell>
          <table:table-cell office:value-type="float" office:value="0.02889648" calcext:value-type="float">
            <text:p>0.02889648</text:p>
          </table:table-cell>
          <table:table-cell office:value-type="float" office:value="0.0288723" calcext:value-type="float">
            <text:p>0.0288723</text:p>
          </table:table-cell>
          <table:table-cell office:value-type="float" office:value="0.1770136" calcext:value-type="float">
            <text:p>0.1770136</text:p>
          </table:table-cell>
          <table:table-cell office:value-type="float" office:value="1.582651" calcext:value-type="float">
            <text:p>1.582651</text:p>
          </table:table-cell>
          <table:table-cell office:value-type="float" office:value="2.479056" calcext:value-type="float">
            <text:p>2.479056</text:p>
          </table:table-cell>
          <table:table-cell office:value-type="float" office:value="2.311949" calcext:value-type="float">
            <text:p>2.311949</text:p>
          </table:table-cell>
          <table:table-cell office:value-type="float" office:value="1.945963" calcext:value-type="float">
            <text:p>1.945963</text:p>
          </table:table-cell>
          <table:table-cell office:value-type="float" office:value="2.007949" calcext:value-type="float">
            <text:p>2.007949</text:p>
          </table:table-cell>
          <table:table-cell office:value-type="float" office:value="2.373909" calcext:value-type="float">
            <text:p>2.373909</text:p>
          </table:table-cell>
          <table:table-cell office:value-type="float" office:value="3.496281" calcext:value-type="float">
            <text:p>3.496281</text:p>
          </table:table-cell>
          <table:table-cell office:value-type="float" office:value="775.9031" calcext:value-type="float">
            <text:p>775.9031</text:p>
          </table:table-cell>
          <table:table-cell office:value-type="float" office:value="0" calcext:value-type="float">
            <text:p>0</text:p>
          </table:table-cell>
          <table:table-cell office:value-type="float" office:value="-0.2806579" calcext:value-type="float">
            <text:p>-0.28065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8" calcext:value-type="float">
            <text:p>17041998</text:p>
          </table:table-cell>
          <table:table-cell office:value-type="float" office:value="20.56879" calcext:value-type="float">
            <text:p>20.56879</text:p>
          </table:table-cell>
          <table:table-cell office:value-type="float" office:value="493.7793" calcext:value-type="float">
            <text:p>493.7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5656" calcext:value-type="float">
            <text:p>0.2415656</text:p>
          </table:table-cell>
          <table:table-cell office:value-type="float" office:value="8.525287" calcext:value-type="float">
            <text:p>8.525287</text:p>
          </table:table-cell>
          <table:table-cell office:value-type="float" office:value="0" calcext:value-type="float">
            <text:p>0</text:p>
          </table:table-cell>
          <table:table-cell office:value-type="float" office:value="0.05579085" calcext:value-type="float">
            <text:p>0.05579085</text:p>
          </table:table-cell>
          <table:table-cell office:value-type="float" office:value="0" calcext:value-type="float">
            <text:p>0</text:p>
          </table:table-cell>
          <table:table-cell office:value-type="float" office:value="4.522766" calcext:value-type="float">
            <text:p>4.522766</text:p>
          </table:table-cell>
          <table:table-cell office:value-type="float" office:value="-0.02180048" calcext:value-type="float">
            <text:p>-0.02180048</text:p>
          </table:table-cell>
          <table:table-cell office:value-type="float" office:value="-0.0002737197" calcext:value-type="float">
            <text:p>-0.0002737197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7.74563" calcext:value-type="float">
            <text:p>27.74563</text:p>
          </table:table-cell>
          <table:table-cell office:value-type="float" office:value="0.7638733" calcext:value-type="float">
            <text:p>0.7638733</text:p>
          </table:table-cell>
          <table:table-cell office:value-type="float" office:value="0.1309377" calcext:value-type="float">
            <text:p>0.1309377</text:p>
          </table:table-cell>
          <table:table-cell office:value-type="float" office:value="0.05874606" calcext:value-type="float">
            <text:p>0.05874606</text:p>
          </table:table-cell>
          <table:table-cell office:value-type="float" office:value="0.0451764" calcext:value-type="float">
            <text:p>0.0451764</text:p>
          </table:table-cell>
          <table:table-cell office:value-type="float" office:value="0.03088599" calcext:value-type="float">
            <text:p>0.03088599</text:p>
          </table:table-cell>
          <table:table-cell office:value-type="float" office:value="0.02476542" calcext:value-type="float">
            <text:p>0.02476542</text:p>
          </table:table-cell>
          <table:table-cell office:value-type="float" office:value="0.02733034" calcext:value-type="float">
            <text:p>0.02733034</text:p>
          </table:table-cell>
          <table:table-cell office:value-type="float" office:value="0.02741569" calcext:value-type="float">
            <text:p>0.02741569</text:p>
          </table:table-cell>
          <table:table-cell office:value-type="float" office:value="0.0266407" calcext:value-type="float">
            <text:p>0.0266407</text:p>
          </table:table-cell>
          <table:table-cell office:value-type="float" office:value="1.629118" calcext:value-type="float">
            <text:p>1.629118</text:p>
          </table:table-cell>
          <table:table-cell office:value-type="float" office:value="2.517215" calcext:value-type="float">
            <text:p>2.517215</text:p>
          </table:table-cell>
          <table:table-cell office:value-type="float" office:value="2.62899" calcext:value-type="float">
            <text:p>2.62899</text:p>
          </table:table-cell>
          <table:table-cell office:value-type="float" office:value="2.329524" calcext:value-type="float">
            <text:p>2.329524</text:p>
          </table:table-cell>
          <table:table-cell office:value-type="float" office:value="2.272787" calcext:value-type="float">
            <text:p>2.272787</text:p>
          </table:table-cell>
          <table:table-cell office:value-type="float" office:value="2.401237" calcext:value-type="float">
            <text:p>2.401237</text:p>
          </table:table-cell>
          <table:table-cell office:value-type="float" office:value="3.479751" calcext:value-type="float">
            <text:p>3.479751</text:p>
          </table:table-cell>
          <table:table-cell office:value-type="float" office:value="678.9545" calcext:value-type="float">
            <text:p>678.9545</text:p>
          </table:table-cell>
          <table:table-cell office:value-type="float" office:value="0" calcext:value-type="float">
            <text:p>0</text:p>
          </table:table-cell>
          <table:table-cell office:value-type="float" office:value="-0.2812399" calcext:value-type="float">
            <text:p>-0.28123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8" calcext:value-type="float">
            <text:p>18041998</text:p>
          </table:table-cell>
          <table:table-cell office:value-type="float" office:value="20.54613" calcext:value-type="float">
            <text:p>20.54613</text:p>
          </table:table-cell>
          <table:table-cell office:value-type="float" office:value="493.7229" calcext:value-type="float">
            <text:p>493.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9044" calcext:value-type="float">
            <text:p>0.2199044</text:p>
          </table:table-cell>
          <table:table-cell office:value-type="float" office:value="8.572525" calcext:value-type="float">
            <text:p>8.572525</text:p>
          </table:table-cell>
          <table:table-cell office:value-type="float" office:value="0" calcext:value-type="float">
            <text:p>0</text:p>
          </table:table-cell>
          <table:table-cell office:value-type="float" office:value="0.05607352" calcext:value-type="float">
            <text:p>0.05607352</text:p>
          </table:table-cell>
          <table:table-cell office:value-type="float" office:value="0" calcext:value-type="float">
            <text:p>0</text:p>
          </table:table-cell>
          <table:table-cell office:value-type="float" office:value="4.569236" calcext:value-type="float">
            <text:p>4.569236</text:p>
          </table:table-cell>
          <table:table-cell office:value-type="float" office:value="-0.02188974" calcext:value-type="float">
            <text:p>-0.02188974</text:p>
          </table:table-cell>
          <table:table-cell office:value-type="float" office:value="-0.0002726589" calcext:value-type="float">
            <text:p>-0.0002726589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7.70179" calcext:value-type="float">
            <text:p>27.70179</text:p>
          </table:table-cell>
          <table:table-cell office:value-type="float" office:value="0.5899624" calcext:value-type="float">
            <text:p>0.5899624</text:p>
          </table:table-cell>
          <table:table-cell office:value-type="float" office:value="0.1064455" calcext:value-type="float">
            <text:p>0.1064455</text:p>
          </table:table-cell>
          <table:table-cell office:value-type="float" office:value="0.05584832" calcext:value-type="float">
            <text:p>0.05584832</text:p>
          </table:table-cell>
          <table:table-cell office:value-type="float" office:value="0.04336818" calcext:value-type="float">
            <text:p>0.04336818</text:p>
          </table:table-cell>
          <table:table-cell office:value-type="float" office:value="0.02979747" calcext:value-type="float">
            <text:p>0.02979747</text:p>
          </table:table-cell>
          <table:table-cell office:value-type="float" office:value="0.02430367" calcext:value-type="float">
            <text:p>0.02430367</text:p>
          </table:table-cell>
          <table:table-cell office:value-type="float" office:value="0.02666923" calcext:value-type="float">
            <text:p>0.02666923</text:p>
          </table:table-cell>
          <table:table-cell office:value-type="float" office:value="0.02628661" calcext:value-type="float">
            <text:p>0.02628661</text:p>
          </table:table-cell>
          <table:table-cell office:value-type="float" office:value="0.02976654" calcext:value-type="float">
            <text:p>0.02976654</text:p>
          </table:table-cell>
          <table:table-cell office:value-type="float" office:value="2.124954" calcext:value-type="float">
            <text:p>2.124954</text:p>
          </table:table-cell>
          <table:table-cell office:value-type="float" office:value="2.819351" calcext:value-type="float">
            <text:p>2.819351</text:p>
          </table:table-cell>
          <table:table-cell office:value-type="float" office:value="2.86061" calcext:value-type="float">
            <text:p>2.86061</text:p>
          </table:table-cell>
          <table:table-cell office:value-type="float" office:value="2.489977" calcext:value-type="float">
            <text:p>2.489977</text:p>
          </table:table-cell>
          <table:table-cell office:value-type="float" office:value="2.382681" calcext:value-type="float">
            <text:p>2.382681</text:p>
          </table:table-cell>
          <table:table-cell office:value-type="float" office:value="2.425263" calcext:value-type="float">
            <text:p>2.425263</text:p>
          </table:table-cell>
          <table:table-cell office:value-type="float" office:value="3.468732" calcext:value-type="float">
            <text:p>3.468732</text:p>
          </table:table-cell>
          <table:table-cell office:value-type="float" office:value="613.3722" calcext:value-type="float">
            <text:p>613.3722</text:p>
          </table:table-cell>
          <table:table-cell office:value-type="float" office:value="0" calcext:value-type="float">
            <text:p>0</text:p>
          </table:table-cell>
          <table:table-cell office:value-type="float" office:value="-0.2813806" calcext:value-type="float">
            <text:p>-0.28138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8" calcext:value-type="float">
            <text:p>19041998</text:p>
          </table:table-cell>
          <table:table-cell office:value-type="float" office:value="20.51232" calcext:value-type="float">
            <text:p>20.51232</text:p>
          </table:table-cell>
          <table:table-cell office:value-type="float" office:value="493.6618" calcext:value-type="float">
            <text:p>493.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3237" calcext:value-type="float">
            <text:p>0.2203237</text:p>
          </table:table-cell>
          <table:table-cell office:value-type="float" office:value="8.627275" calcext:value-type="float">
            <text:p>8.627275</text:p>
          </table:table-cell>
          <table:table-cell office:value-type="float" office:value="0" calcext:value-type="float">
            <text:p>0</text:p>
          </table:table-cell>
          <table:table-cell office:value-type="float" office:value="0.05622135" calcext:value-type="float">
            <text:p>0.05622135</text:p>
          </table:table-cell>
          <table:table-cell office:value-type="float" office:value="0" calcext:value-type="float">
            <text:p>0</text:p>
          </table:table-cell>
          <table:table-cell office:value-type="float" office:value="4.600499" calcext:value-type="float">
            <text:p>4.600499</text:p>
          </table:table-cell>
          <table:table-cell office:value-type="float" office:value="-0.02300513" calcext:value-type="float">
            <text:p>-0.02300513</text:p>
          </table:table-cell>
          <table:table-cell office:value-type="float" office:value="-0.0002743281" calcext:value-type="float">
            <text:p>-0.0002743281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7.58011" calcext:value-type="float">
            <text:p>27.58011</text:p>
          </table:table-cell>
          <table:table-cell office:value-type="float" office:value="0.6377673" calcext:value-type="float">
            <text:p>0.6377673</text:p>
          </table:table-cell>
          <table:table-cell office:value-type="float" office:value="0.08779548" calcext:value-type="float">
            <text:p>0.08779548</text:p>
          </table:table-cell>
          <table:table-cell office:value-type="float" office:value="0.05088241" calcext:value-type="float">
            <text:p>0.05088241</text:p>
          </table:table-cell>
          <table:table-cell office:value-type="float" office:value="0.04007098" calcext:value-type="float">
            <text:p>0.04007098</text:p>
          </table:table-cell>
          <table:table-cell office:value-type="float" office:value="0.02789589" calcext:value-type="float">
            <text:p>0.02789589</text:p>
          </table:table-cell>
          <table:table-cell office:value-type="float" office:value="0.02398693" calcext:value-type="float">
            <text:p>0.02398693</text:p>
          </table:table-cell>
          <table:table-cell office:value-type="float" office:value="0.02621607" calcext:value-type="float">
            <text:p>0.02621607</text:p>
          </table:table-cell>
          <table:table-cell office:value-type="float" office:value="0.02549394" calcext:value-type="float">
            <text:p>0.02549394</text:p>
          </table:table-cell>
          <table:table-cell office:value-type="float" office:value="0.06779955" calcext:value-type="float">
            <text:p>0.06779955</text:p>
          </table:table-cell>
          <table:table-cell office:value-type="float" office:value="2.633648" calcext:value-type="float">
            <text:p>2.633648</text:p>
          </table:table-cell>
          <table:table-cell office:value-type="float" office:value="3.171946" calcext:value-type="float">
            <text:p>3.171946</text:p>
          </table:table-cell>
          <table:table-cell office:value-type="float" office:value="3.119845" calcext:value-type="float">
            <text:p>3.119845</text:p>
          </table:table-cell>
          <table:table-cell office:value-type="float" office:value="2.671436" calcext:value-type="float">
            <text:p>2.671436</text:p>
          </table:table-cell>
          <table:table-cell office:value-type="float" office:value="2.499711" calcext:value-type="float">
            <text:p>2.499711</text:p>
          </table:table-cell>
          <table:table-cell office:value-type="float" office:value="2.442977" calcext:value-type="float">
            <text:p>2.442977</text:p>
          </table:table-cell>
          <table:table-cell office:value-type="float" office:value="3.457273" calcext:value-type="float">
            <text:p>3.457273</text:p>
          </table:table-cell>
          <table:table-cell office:value-type="float" office:value="626.9315" calcext:value-type="float">
            <text:p>626.9315</text:p>
          </table:table-cell>
          <table:table-cell office:value-type="float" office:value="0" calcext:value-type="float">
            <text:p>0</text:p>
          </table:table-cell>
          <table:table-cell office:value-type="float" office:value="-0.2820753" calcext:value-type="float">
            <text:p>-0.28207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8" calcext:value-type="float">
            <text:p>20041998</text:p>
          </table:table-cell>
          <table:table-cell office:value-type="float" office:value="20.37235" calcext:value-type="float">
            <text:p>20.37235</text:p>
          </table:table-cell>
          <table:table-cell office:value-type="float" office:value="493.6004" calcext:value-type="float">
            <text:p>493.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96289" calcext:value-type="float">
            <text:p>0.3096289</text:p>
          </table:table-cell>
          <table:table-cell office:value-type="float" office:value="8.700988" calcext:value-type="float">
            <text:p>8.700988</text:p>
          </table:table-cell>
          <table:table-cell office:value-type="float" office:value="0" calcext:value-type="float">
            <text:p>0</text:p>
          </table:table-cell>
          <table:table-cell office:value-type="float" office:value="0.05633239" calcext:value-type="float">
            <text:p>0.05633239</text:p>
          </table:table-cell>
          <table:table-cell office:value-type="float" office:value="0" calcext:value-type="float">
            <text:p>0</text:p>
          </table:table-cell>
          <table:table-cell office:value-type="float" office:value="4.624807" calcext:value-type="float">
            <text:p>4.624807</text:p>
          </table:table-cell>
          <table:table-cell office:value-type="float" office:value="-0.02831573" calcext:value-type="float">
            <text:p>-0.02831573</text:p>
          </table:table-cell>
          <table:table-cell office:value-type="float" office:value="-0.0003629152" calcext:value-type="float">
            <text:p>-0.0003629152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7.259" calcext:value-type="float">
            <text:p>27.259</text:p>
          </table:table-cell>
          <table:table-cell office:value-type="float" office:value="1.640875" calcext:value-type="float">
            <text:p>1.640875</text:p>
          </table:table-cell>
          <table:table-cell office:value-type="float" office:value="0.08600555" calcext:value-type="float">
            <text:p>0.08600555</text:p>
          </table:table-cell>
          <table:table-cell office:value-type="float" office:value="0.05191724" calcext:value-type="float">
            <text:p>0.05191724</text:p>
          </table:table-cell>
          <table:table-cell office:value-type="float" office:value="0.04096572" calcext:value-type="float">
            <text:p>0.04096572</text:p>
          </table:table-cell>
          <table:table-cell office:value-type="float" office:value="0.02846173" calcext:value-type="float">
            <text:p>0.02846173</text:p>
          </table:table-cell>
          <table:table-cell office:value-type="float" office:value="0.02364889" calcext:value-type="float">
            <text:p>0.02364889</text:p>
          </table:table-cell>
          <table:table-cell office:value-type="float" office:value="0.02577312" calcext:value-type="float">
            <text:p>0.02577312</text:p>
          </table:table-cell>
          <table:table-cell office:value-type="float" office:value="0.02493309" calcext:value-type="float">
            <text:p>0.02493309</text:p>
          </table:table-cell>
          <table:table-cell office:value-type="float" office:value="0.07097968" calcext:value-type="float">
            <text:p>0.07097968</text:p>
          </table:table-cell>
          <table:table-cell office:value-type="float" office:value="3.229496" calcext:value-type="float">
            <text:p>3.229496</text:p>
          </table:table-cell>
          <table:table-cell office:value-type="float" office:value="3.653162" calcext:value-type="float">
            <text:p>3.653162</text:p>
          </table:table-cell>
          <table:table-cell office:value-type="float" office:value="3.446983" calcext:value-type="float">
            <text:p>3.446983</text:p>
          </table:table-cell>
          <table:table-cell office:value-type="float" office:value="2.88591" calcext:value-type="float">
            <text:p>2.88591</text:p>
          </table:table-cell>
          <table:table-cell office:value-type="float" office:value="2.637088" calcext:value-type="float">
            <text:p>2.637088</text:p>
          </table:table-cell>
          <table:table-cell office:value-type="float" office:value="2.470582" calcext:value-type="float">
            <text:p>2.470582</text:p>
          </table:table-cell>
          <table:table-cell office:value-type="float" office:value="3.446258" calcext:value-type="float">
            <text:p>3.446258</text:p>
          </table:table-cell>
          <table:table-cell office:value-type="float" office:value="981.0604" calcext:value-type="float">
            <text:p>981.0604</text:p>
          </table:table-cell>
          <table:table-cell office:value-type="float" office:value="0" calcext:value-type="float">
            <text:p>0</text:p>
          </table:table-cell>
          <table:table-cell office:value-type="float" office:value="-0.2847298" calcext:value-type="float">
            <text:p>-0.28472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8" calcext:value-type="float">
            <text:p>21041998</text:p>
          </table:table-cell>
          <table:table-cell office:value-type="float" office:value="20.09843" calcext:value-type="float">
            <text:p>20.09843</text:p>
          </table:table-cell>
          <table:table-cell office:value-type="float" office:value="493.5396" calcext:value-type="float">
            <text:p>493.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40965" calcext:value-type="float">
            <text:p>0.5140965</text:p>
          </table:table-cell>
          <table:table-cell office:value-type="float" office:value="8.800355" calcext:value-type="float">
            <text:p>8.800355</text:p>
          </table:table-cell>
          <table:table-cell office:value-type="float" office:value="0" calcext:value-type="float">
            <text:p>0</text:p>
          </table:table-cell>
          <table:table-cell office:value-type="float" office:value="0.0564307" calcext:value-type="float">
            <text:p>0.0564307</text:p>
          </table:table-cell>
          <table:table-cell office:value-type="float" office:value="0" calcext:value-type="float">
            <text:p>0</text:p>
          </table:table-cell>
          <table:table-cell office:value-type="float" office:value="4.645761" calcext:value-type="float">
            <text:p>4.645761</text:p>
          </table:table-cell>
          <table:table-cell office:value-type="float" office:value="-0.03001752" calcext:value-type="float">
            <text:p>-0.03001752</text:p>
          </table:table-cell>
          <table:table-cell office:value-type="float" office:value="-0.0007337572" calcext:value-type="float">
            <text:p>-0.0007337572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6.67874" calcext:value-type="float">
            <text:p>26.67874</text:p>
          </table:table-cell>
          <table:table-cell office:value-type="float" office:value="3.700134" calcext:value-type="float">
            <text:p>3.700134</text:p>
          </table:table-cell>
          <table:table-cell office:value-type="float" office:value="0.1133555" calcext:value-type="float">
            <text:p>0.1133555</text:p>
          </table:table-cell>
          <table:table-cell office:value-type="float" office:value="0.0602059" calcext:value-type="float">
            <text:p>0.0602059</text:p>
          </table:table-cell>
          <table:table-cell office:value-type="float" office:value="0.04654896" calcext:value-type="float">
            <text:p>0.04654896</text:p>
          </table:table-cell>
          <table:table-cell office:value-type="float" office:value="0.03150938" calcext:value-type="float">
            <text:p>0.03150938</text:p>
          </table:table-cell>
          <table:table-cell office:value-type="float" office:value="0.02415341" calcext:value-type="float">
            <text:p>0.02415341</text:p>
          </table:table-cell>
          <table:table-cell office:value-type="float" office:value="0.02524841" calcext:value-type="float">
            <text:p>0.02524841</text:p>
          </table:table-cell>
          <table:table-cell office:value-type="float" office:value="0.02444371" calcext:value-type="float">
            <text:p>0.02444371</text:p>
          </table:table-cell>
          <table:table-cell office:value-type="float" office:value="0.3585384" calcext:value-type="float">
            <text:p>0.3585384</text:p>
          </table:table-cell>
          <table:table-cell office:value-type="float" office:value="4.161996" calcext:value-type="float">
            <text:p>4.161996</text:p>
          </table:table-cell>
          <table:table-cell office:value-type="float" office:value="4.221077" calcext:value-type="float">
            <text:p>4.221077</text:p>
          </table:table-cell>
          <table:table-cell office:value-type="float" office:value="3.837004" calcext:value-type="float">
            <text:p>3.837004</text:p>
          </table:table-cell>
          <table:table-cell office:value-type="float" office:value="3.138192" calcext:value-type="float">
            <text:p>3.138192</text:p>
          </table:table-cell>
          <table:table-cell office:value-type="float" office:value="2.799046" calcext:value-type="float">
            <text:p>2.799046</text:p>
          </table:table-cell>
          <table:table-cell office:value-type="float" office:value="2.509204" calcext:value-type="float">
            <text:p>2.509204</text:p>
          </table:table-cell>
          <table:table-cell office:value-type="float" office:value="3.438277" calcext:value-type="float">
            <text:p>3.438277</text:p>
          </table:table-cell>
          <table:table-cell office:value-type="float" office:value="1800.986" calcext:value-type="float">
            <text:p>1800.986</text:p>
          </table:table-cell>
          <table:table-cell office:value-type="float" office:value="0" calcext:value-type="float">
            <text:p>0</text:p>
          </table:table-cell>
          <table:table-cell office:value-type="float" office:value="-0.2855864" calcext:value-type="float">
            <text:p>-0.28558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8" calcext:value-type="float">
            <text:p>22041998</text:p>
          </table:table-cell>
          <table:table-cell office:value-type="float" office:value="19.91158" calcext:value-type="float">
            <text:p>19.91158</text:p>
          </table:table-cell>
          <table:table-cell office:value-type="float" office:value="493.4421" calcext:value-type="float">
            <text:p>493.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4847" calcext:value-type="float">
            <text:p>0.6474847</text:p>
          </table:table-cell>
          <table:table-cell office:value-type="float" office:value="8.92552" calcext:value-type="float">
            <text:p>8.92552</text:p>
          </table:table-cell>
          <table:table-cell office:value-type="float" office:value="0" calcext:value-type="float">
            <text:p>0</text:p>
          </table:table-cell>
          <table:table-cell office:value-type="float" office:value="0.05652279" calcext:value-type="float">
            <text:p>0.05652279</text:p>
          </table:table-cell>
          <table:table-cell office:value-type="float" office:value="0" calcext:value-type="float">
            <text:p>0</text:p>
          </table:table-cell>
          <table:table-cell office:value-type="float" office:value="4.664598" calcext:value-type="float">
            <text:p>4.664598</text:p>
          </table:table-cell>
          <table:table-cell office:value-type="float" office:value="-0.03008407" calcext:value-type="float">
            <text:p>-0.03008407</text:p>
          </table:table-cell>
          <table:table-cell office:value-type="float" office:value="-0.00117488" calcext:value-type="float">
            <text:p>-0.00117488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6.25069" calcext:value-type="float">
            <text:p>26.25069</text:p>
          </table:table-cell>
          <table:table-cell office:value-type="float" office:value="5.283137" calcext:value-type="float">
            <text:p>5.283137</text:p>
          </table:table-cell>
          <table:table-cell office:value-type="float" office:value="0.134813" calcext:value-type="float">
            <text:p>0.134813</text:p>
          </table:table-cell>
          <table:table-cell office:value-type="float" office:value="0.06762594" calcext:value-type="float">
            <text:p>0.06762594</text:p>
          </table:table-cell>
          <table:table-cell office:value-type="float" office:value="0.05189215" calcext:value-type="float">
            <text:p>0.05189215</text:p>
          </table:table-cell>
          <table:table-cell office:value-type="float" office:value="0.03458737" calcext:value-type="float">
            <text:p>0.03458737</text:p>
          </table:table-cell>
          <table:table-cell office:value-type="float" office:value="0.02552266" calcext:value-type="float">
            <text:p>0.02552266</text:p>
          </table:table-cell>
          <table:table-cell office:value-type="float" office:value="0.02465694" calcext:value-type="float">
            <text:p>0.02465694</text:p>
          </table:table-cell>
          <table:table-cell office:value-type="float" office:value="0.02387918" calcext:value-type="float">
            <text:p>0.02387918</text:p>
          </table:table-cell>
          <table:table-cell office:value-type="float" office:value="0.6788675" calcext:value-type="float">
            <text:p>0.6788675</text:p>
          </table:table-cell>
          <table:table-cell office:value-type="float" office:value="5.391514" calcext:value-type="float">
            <text:p>5.391514</text:p>
          </table:table-cell>
          <table:table-cell office:value-type="float" office:value="4.880906" calcext:value-type="float">
            <text:p>4.880906</text:p>
          </table:table-cell>
          <table:table-cell office:value-type="float" office:value="4.308084" calcext:value-type="float">
            <text:p>4.308084</text:p>
          </table:table-cell>
          <table:table-cell office:value-type="float" office:value="3.444757" calcext:value-type="float">
            <text:p>3.444757</text:p>
          </table:table-cell>
          <table:table-cell office:value-type="float" office:value="2.998804" calcext:value-type="float">
            <text:p>2.998804</text:p>
          </table:table-cell>
          <table:table-cell office:value-type="float" office:value="2.559532" calcext:value-type="float">
            <text:p>2.559532</text:p>
          </table:table-cell>
          <table:table-cell office:value-type="float" office:value="3.434278" calcext:value-type="float">
            <text:p>3.434278</text:p>
          </table:table-cell>
          <table:table-cell office:value-type="float" office:value="2329.26" calcext:value-type="float">
            <text:p>2329.26</text:p>
          </table:table-cell>
          <table:table-cell office:value-type="float" office:value="0" calcext:value-type="float">
            <text:p>0</text:p>
          </table:table-cell>
          <table:table-cell office:value-type="float" office:value="-0.2856118" calcext:value-type="float">
            <text:p>-0.28561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8" calcext:value-type="float">
            <text:p>23041998</text:p>
          </table:table-cell>
          <table:table-cell office:value-type="float" office:value="19.74085" calcext:value-type="float">
            <text:p>19.74085</text:p>
          </table:table-cell>
          <table:table-cell office:value-type="float" office:value="493.3297" calcext:value-type="float">
            <text:p>493.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26624" calcext:value-type="float">
            <text:p>0.7626624</text:p>
          </table:table-cell>
          <table:table-cell office:value-type="float" office:value="9.069029" calcext:value-type="float">
            <text:p>9.069029</text:p>
          </table:table-cell>
          <table:table-cell office:value-type="float" office:value="0" calcext:value-type="float">
            <text:p>0</text:p>
          </table:table-cell>
          <table:table-cell office:value-type="float" office:value="0.05661083" calcext:value-type="float">
            <text:p>0.05661083</text:p>
          </table:table-cell>
          <table:table-cell office:value-type="float" office:value="0" calcext:value-type="float">
            <text:p>0</text:p>
          </table:table-cell>
          <table:table-cell office:value-type="float" office:value="4.682013" calcext:value-type="float">
            <text:p>4.682013</text:p>
          </table:table-cell>
          <table:table-cell office:value-type="float" office:value="-0.03016274" calcext:value-type="float">
            <text:p>-0.03016274</text:p>
          </table:table-cell>
          <table:table-cell office:value-type="float" office:value="-0.00167649" calcext:value-type="float">
            <text:p>-0.00167649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5.85649" calcext:value-type="float">
            <text:p>25.85649</text:p>
          </table:table-cell>
          <table:table-cell office:value-type="float" office:value="6.56236" calcext:value-type="float">
            <text:p>6.56236</text:p>
          </table:table-cell>
          <table:table-cell office:value-type="float" office:value="0.1540318" calcext:value-type="float">
            <text:p>0.1540318</text:p>
          </table:table-cell>
          <table:table-cell office:value-type="float" office:value="0.07429228" calcext:value-type="float">
            <text:p>0.07429228</text:p>
          </table:table-cell>
          <table:table-cell office:value-type="float" office:value="0.05707519" calcext:value-type="float">
            <text:p>0.05707519</text:p>
          </table:table-cell>
          <table:table-cell office:value-type="float" office:value="0.03788229" calcext:value-type="float">
            <text:p>0.03788229</text:p>
          </table:table-cell>
          <table:table-cell office:value-type="float" office:value="0.0272981" calcext:value-type="float">
            <text:p>0.0272981</text:p>
          </table:table-cell>
          <table:table-cell office:value-type="float" office:value="0.02417017" calcext:value-type="float">
            <text:p>0.02417017</text:p>
          </table:table-cell>
          <table:table-cell office:value-type="float" office:value="0.02331886" calcext:value-type="float">
            <text:p>0.02331886</text:p>
          </table:table-cell>
          <table:table-cell office:value-type="float" office:value="0.9979499" calcext:value-type="float">
            <text:p>0.9979499</text:p>
          </table:table-cell>
          <table:table-cell office:value-type="float" office:value="6.793063" calcext:value-type="float">
            <text:p>6.793063</text:p>
          </table:table-cell>
          <table:table-cell office:value-type="float" office:value="5.613007" calcext:value-type="float">
            <text:p>5.613007</text:p>
          </table:table-cell>
          <table:table-cell office:value-type="float" office:value="4.833673" calcext:value-type="float">
            <text:p>4.833673</text:p>
          </table:table-cell>
          <table:table-cell office:value-type="float" office:value="3.789314" calcext:value-type="float">
            <text:p>3.789314</text:p>
          </table:table-cell>
          <table:table-cell office:value-type="float" office:value="3.226218" calcext:value-type="float">
            <text:p>3.226218</text:p>
          </table:table-cell>
          <table:table-cell office:value-type="float" office:value="2.619998" calcext:value-type="float">
            <text:p>2.619998</text:p>
          </table:table-cell>
          <table:table-cell office:value-type="float" office:value="3.434335" calcext:value-type="float">
            <text:p>3.434335</text:p>
          </table:table-cell>
          <table:table-cell office:value-type="float" office:value="2795.879" calcext:value-type="float">
            <text:p>2795.879</text:p>
          </table:table-cell>
          <table:table-cell office:value-type="float" office:value="0" calcext:value-type="float">
            <text:p>0</text:p>
          </table:table-cell>
          <table:table-cell office:value-type="float" office:value="-0.2856449" calcext:value-type="float">
            <text:p>-0.28564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8" calcext:value-type="float">
            <text:p>24041998</text:p>
          </table:table-cell>
          <table:table-cell office:value-type="float" office:value="19.6167" calcext:value-type="float">
            <text:p>19.6167</text:p>
          </table:table-cell>
          <table:table-cell office:value-type="float" office:value="493.221" calcext:value-type="float">
            <text:p>493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1285" calcext:value-type="float">
            <text:p>0.8091285</text:p>
          </table:table-cell>
          <table:table-cell office:value-type="float" office:value="9.228209" calcext:value-type="float">
            <text:p>9.228209</text:p>
          </table:table-cell>
          <table:table-cell office:value-type="float" office:value="0" calcext:value-type="float">
            <text:p>0</text:p>
          </table:table-cell>
          <table:table-cell office:value-type="float" office:value="0.0567464" calcext:value-type="float">
            <text:p>0.0567464</text:p>
          </table:table-cell>
          <table:table-cell office:value-type="float" office:value="0" calcext:value-type="float">
            <text:p>0</text:p>
          </table:table-cell>
          <table:table-cell office:value-type="float" office:value="4.702301" calcext:value-type="float">
            <text:p>4.702301</text:p>
          </table:table-cell>
          <table:table-cell office:value-type="float" office:value="-0.03079905" calcext:value-type="float">
            <text:p>-0.03079905</text:p>
          </table:table-cell>
          <table:table-cell office:value-type="float" office:value="-0.002013776" calcext:value-type="float">
            <text:p>-0.002013776</text:p>
          </table:table-cell>
          <table:table-cell office:value-type="float" office:value="0.008436538" calcext:value-type="float">
            <text:p>0.008436538</text:p>
          </table:table-cell>
          <table:table-cell office:value-type="float" office:value="25.60754" calcext:value-type="float">
            <text:p>25.60754</text:p>
          </table:table-cell>
          <table:table-cell office:value-type="float" office:value="5.612274" calcext:value-type="float">
            <text:p>5.612274</text:p>
          </table:table-cell>
          <table:table-cell office:value-type="float" office:value="1.20125" calcext:value-type="float">
            <text:p>1.20125</text:p>
          </table:table-cell>
          <table:table-cell office:value-type="float" office:value="0.1171715" calcext:value-type="float">
            <text:p>0.1171715</text:p>
          </table:table-cell>
          <table:table-cell office:value-type="float" office:value="0.0562946" calcext:value-type="float">
            <text:p>0.0562946</text:p>
          </table:table-cell>
          <table:table-cell office:value-type="float" office:value="0.03769184" calcext:value-type="float">
            <text:p>0.03769184</text:p>
          </table:table-cell>
          <table:table-cell office:value-type="float" office:value="0.02760605" calcext:value-type="float">
            <text:p>0.02760605</text:p>
          </table:table-cell>
          <table:table-cell office:value-type="float" office:value="0.02389246" calcext:value-type="float">
            <text:p>0.02389246</text:p>
          </table:table-cell>
          <table:table-cell office:value-type="float" office:value="0.02282994" calcext:value-type="float">
            <text:p>0.02282994</text:p>
          </table:table-cell>
          <table:table-cell office:value-type="float" office:value="1.207876" calcext:value-type="float">
            <text:p>1.207876</text:p>
          </table:table-cell>
          <table:table-cell office:value-type="float" office:value="4.259531" calcext:value-type="float">
            <text:p>4.259531</text:p>
          </table:table-cell>
          <table:table-cell office:value-type="float" office:value="7.365111" calcext:value-type="float">
            <text:p>7.365111</text:p>
          </table:table-cell>
          <table:table-cell office:value-type="float" office:value="5.681947" calcext:value-type="float">
            <text:p>5.681947</text:p>
          </table:table-cell>
          <table:table-cell office:value-type="float" office:value="4.182376" calcext:value-type="float">
            <text:p>4.182376</text:p>
          </table:table-cell>
          <table:table-cell office:value-type="float" office:value="3.472162" calcext:value-type="float">
            <text:p>3.472162</text:p>
          </table:table-cell>
          <table:table-cell office:value-type="float" office:value="2.680978" calcext:value-type="float">
            <text:p>2.680978</text:p>
          </table:table-cell>
          <table:table-cell office:value-type="float" office:value="3.438672" calcext:value-type="float">
            <text:p>3.438672</text:p>
          </table:table-cell>
          <table:table-cell office:value-type="float" office:value="2992.217" calcext:value-type="float">
            <text:p>2992.217</text:p>
          </table:table-cell>
          <table:table-cell office:value-type="float" office:value="0" calcext:value-type="float">
            <text:p>0</text:p>
          </table:table-cell>
          <table:table-cell office:value-type="float" office:value="-0.2942349" calcext:value-type="float">
            <text:p>-0.29423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8" calcext:value-type="float">
            <text:p>25041998</text:p>
          </table:table-cell>
          <table:table-cell office:value-type="float" office:value="19.61107" calcext:value-type="float">
            <text:p>19.61107</text:p>
          </table:table-cell>
          <table:table-cell office:value-type="float" office:value="493.1451" calcext:value-type="float">
            <text:p>493.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17743" calcext:value-type="float">
            <text:p>0.7517743</text:p>
          </table:table-cell>
          <table:table-cell office:value-type="float" office:value="9.290417" calcext:value-type="float">
            <text:p>9.290417</text:p>
          </table:table-cell>
          <table:table-cell office:value-type="float" office:value="0" calcext:value-type="float">
            <text:p>0</text:p>
          </table:table-cell>
          <table:table-cell office:value-type="float" office:value="0.05709857" calcext:value-type="float">
            <text:p>0.05709857</text:p>
          </table:table-cell>
          <table:table-cell office:value-type="float" office:value="0" calcext:value-type="float">
            <text:p>0</text:p>
          </table:table-cell>
          <table:table-cell office:value-type="float" office:value="4.770228" calcext:value-type="float">
            <text:p>4.770228</text:p>
          </table:table-cell>
          <table:table-cell office:value-type="float" office:value="-0.03331775" calcext:value-type="float">
            <text:p>-0.03331775</text:p>
          </table:table-cell>
          <table:table-cell office:value-type="float" office:value="-0.002026901" calcext:value-type="float">
            <text:p>-0.002026901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5.69326" calcext:value-type="float">
            <text:p>25.69326</text:p>
          </table:table-cell>
          <table:table-cell office:value-type="float" office:value="3.234712" calcext:value-type="float">
            <text:p>3.234712</text:p>
          </table:table-cell>
          <table:table-cell office:value-type="float" office:value="0.3246349" calcext:value-type="float">
            <text:p>0.3246349</text:p>
          </table:table-cell>
          <table:table-cell office:value-type="float" office:value="0.06248584" calcext:value-type="float">
            <text:p>0.06248584</text:p>
          </table:table-cell>
          <table:table-cell office:value-type="float" office:value="0.04755272" calcext:value-type="float">
            <text:p>0.04755272</text:p>
          </table:table-cell>
          <table:table-cell office:value-type="float" office:value="0.03334287" calcext:value-type="float">
            <text:p>0.03334287</text:p>
          </table:table-cell>
          <table:table-cell office:value-type="float" office:value="0.02508067" calcext:value-type="float">
            <text:p>0.02508067</text:p>
          </table:table-cell>
          <table:table-cell office:value-type="float" office:value="0.02409296" calcext:value-type="float">
            <text:p>0.02409296</text:p>
          </table:table-cell>
          <table:table-cell office:value-type="float" office:value="0.02259497" calcext:value-type="float">
            <text:p>0.02259497</text:p>
          </table:table-cell>
          <table:table-cell office:value-type="float" office:value="3.249838" calcext:value-type="float">
            <text:p>3.249838</text:p>
          </table:table-cell>
          <table:table-cell office:value-type="float" office:value="4.77316" calcext:value-type="float">
            <text:p>4.77316</text:p>
          </table:table-cell>
          <table:table-cell office:value-type="float" office:value="6.307719" calcext:value-type="float">
            <text:p>6.307719</text:p>
          </table:table-cell>
          <table:table-cell office:value-type="float" office:value="6.074193" calcext:value-type="float">
            <text:p>6.074193</text:p>
          </table:table-cell>
          <table:table-cell office:value-type="float" office:value="4.760799" calcext:value-type="float">
            <text:p>4.760799</text:p>
          </table:table-cell>
          <table:table-cell office:value-type="float" office:value="3.822273" calcext:value-type="float">
            <text:p>3.822273</text:p>
          </table:table-cell>
          <table:table-cell office:value-type="float" office:value="2.750433" calcext:value-type="float">
            <text:p>2.750433</text:p>
          </table:table-cell>
          <table:table-cell office:value-type="float" office:value="3.446482" calcext:value-type="float">
            <text:p>3.446482</text:p>
          </table:table-cell>
          <table:table-cell office:value-type="float" office:value="3016.095" calcext:value-type="float">
            <text:p>3016.095</text:p>
          </table:table-cell>
          <table:table-cell office:value-type="float" office:value="0" calcext:value-type="float">
            <text:p>0</text:p>
          </table:table-cell>
          <table:table-cell office:value-type="float" office:value="-0.2962162" calcext:value-type="float">
            <text:p>-0.29621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8" calcext:value-type="float">
            <text:p>26041998</text:p>
          </table:table-cell>
          <table:table-cell office:value-type="float" office:value="19.5862" calcext:value-type="float">
            <text:p>19.5862</text:p>
          </table:table-cell>
          <table:table-cell office:value-type="float" office:value="493.0683" calcext:value-type="float">
            <text:p>493.0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91552" calcext:value-type="float">
            <text:p>0.7491552</text:p>
          </table:table-cell>
          <table:table-cell office:value-type="float" office:value="9.359127" calcext:value-type="float">
            <text:p>9.359127</text:p>
          </table:table-cell>
          <table:table-cell office:value-type="float" office:value="0" calcext:value-type="float">
            <text:p>0</text:p>
          </table:table-cell>
          <table:table-cell office:value-type="float" office:value="0.05722332" calcext:value-type="float">
            <text:p>0.05722332</text:p>
          </table:table-cell>
          <table:table-cell office:value-type="float" office:value="0" calcext:value-type="float">
            <text:p>0</text:p>
          </table:table-cell>
          <table:table-cell office:value-type="float" office:value="4.798598" calcext:value-type="float">
            <text:p>4.798598</text:p>
          </table:table-cell>
          <table:table-cell office:value-type="float" office:value="-0.03396459" calcext:value-type="float">
            <text:p>-0.03396459</text:p>
          </table:table-cell>
          <table:table-cell office:value-type="float" office:value="-0.002043716" calcext:value-type="float">
            <text:p>-0.002043716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5.65397" calcext:value-type="float">
            <text:p>25.65397</text:p>
          </table:table-cell>
          <table:table-cell office:value-type="float" office:value="2.642383" calcext:value-type="float">
            <text:p>2.642383</text:p>
          </table:table-cell>
          <table:table-cell office:value-type="float" office:value="0.2491235" calcext:value-type="float">
            <text:p>0.2491235</text:p>
          </table:table-cell>
          <table:table-cell office:value-type="float" office:value="0.05423941" calcext:value-type="float">
            <text:p>0.05423941</text:p>
          </table:table-cell>
          <table:table-cell office:value-type="float" office:value="0.0426209" calcext:value-type="float">
            <text:p>0.0426209</text:p>
          </table:table-cell>
          <table:table-cell office:value-type="float" office:value="0.03028096" calcext:value-type="float">
            <text:p>0.03028096</text:p>
          </table:table-cell>
          <table:table-cell office:value-type="float" office:value="0.02387128" calcext:value-type="float">
            <text:p>0.02387128</text:p>
          </table:table-cell>
          <table:table-cell office:value-type="float" office:value="0.02444251" calcext:value-type="float">
            <text:p>0.02444251</text:p>
          </table:table-cell>
          <table:table-cell office:value-type="float" office:value="0.02263553" calcext:value-type="float">
            <text:p>0.02263553</text:p>
          </table:table-cell>
          <table:table-cell office:value-type="float" office:value="2.932988" calcext:value-type="float">
            <text:p>2.932988</text:p>
          </table:table-cell>
          <table:table-cell office:value-type="float" office:value="5.772393" calcext:value-type="float">
            <text:p>5.772393</text:p>
          </table:table-cell>
          <table:table-cell office:value-type="float" office:value="6.559402" calcext:value-type="float">
            <text:p>6.559402</text:p>
          </table:table-cell>
          <table:table-cell office:value-type="float" office:value="6.210868" calcext:value-type="float">
            <text:p>6.210868</text:p>
          </table:table-cell>
          <table:table-cell office:value-type="float" office:value="4.894178" calcext:value-type="float">
            <text:p>4.894178</text:p>
          </table:table-cell>
          <table:table-cell office:value-type="float" office:value="3.954372" calcext:value-type="float">
            <text:p>3.954372</text:p>
          </table:table-cell>
          <table:table-cell office:value-type="float" office:value="2.805945" calcext:value-type="float">
            <text:p>2.805945</text:p>
          </table:table-cell>
          <table:table-cell office:value-type="float" office:value="3.455033" calcext:value-type="float">
            <text:p>3.455033</text:p>
          </table:table-cell>
          <table:table-cell office:value-type="float" office:value="3080.581" calcext:value-type="float">
            <text:p>3080.581</text:p>
          </table:table-cell>
          <table:table-cell office:value-type="float" office:value="0" calcext:value-type="float">
            <text:p>0</text:p>
          </table:table-cell>
          <table:table-cell office:value-type="float" office:value="-0.2963131" calcext:value-type="float">
            <text:p>-0.29631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8" calcext:value-type="float">
            <text:p>27041998</text:p>
          </table:table-cell>
          <table:table-cell office:value-type="float" office:value="19.52157" calcext:value-type="float">
            <text:p>19.52157</text:p>
          </table:table-cell>
          <table:table-cell office:value-type="float" office:value="492.9897" calcext:value-type="float">
            <text:p>492.9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63806" calcext:value-type="float">
            <text:p>0.7863806</text:p>
          </table:table-cell>
          <table:table-cell office:value-type="float" office:value="9.441351" calcext:value-type="float">
            <text:p>9.441351</text:p>
          </table:table-cell>
          <table:table-cell office:value-type="float" office:value="0" calcext:value-type="float">
            <text:p>0</text:p>
          </table:table-cell>
          <table:table-cell office:value-type="float" office:value="0.05730928" calcext:value-type="float">
            <text:p>0.05730928</text:p>
          </table:table-cell>
          <table:table-cell office:value-type="float" office:value="0" calcext:value-type="float">
            <text:p>0</text:p>
          </table:table-cell>
          <table:table-cell office:value-type="float" office:value="4.815794" calcext:value-type="float">
            <text:p>4.815794</text:p>
          </table:table-cell>
          <table:table-cell office:value-type="float" office:value="-0.03401708" calcext:value-type="float">
            <text:p>-0.03401708</text:p>
          </table:table-cell>
          <table:table-cell office:value-type="float" office:value="-0.002136876" calcext:value-type="float">
            <text:p>-0.002136876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5.48063" calcext:value-type="float">
            <text:p>25.48063</text:p>
          </table:table-cell>
          <table:table-cell office:value-type="float" office:value="3.118739" calcext:value-type="float">
            <text:p>3.118739</text:p>
          </table:table-cell>
          <table:table-cell office:value-type="float" office:value="0.2008056" calcext:value-type="float">
            <text:p>0.2008056</text:p>
          </table:table-cell>
          <table:table-cell office:value-type="float" office:value="0.0498191" calcext:value-type="float">
            <text:p>0.0498191</text:p>
          </table:table-cell>
          <table:table-cell office:value-type="float" office:value="0.03948839" calcext:value-type="float">
            <text:p>0.03948839</text:p>
          </table:table-cell>
          <table:table-cell office:value-type="float" office:value="0.02805961" calcext:value-type="float">
            <text:p>0.02805961</text:p>
          </table:table-cell>
          <table:table-cell office:value-type="float" office:value="0.02345118" calcext:value-type="float">
            <text:p>0.02345118</text:p>
          </table:table-cell>
          <table:table-cell office:value-type="float" office:value="0.02476144" calcext:value-type="float">
            <text:p>0.02476144</text:p>
          </table:table-cell>
          <table:table-cell office:value-type="float" office:value="0.02277315" calcext:value-type="float">
            <text:p>0.02277315</text:p>
          </table:table-cell>
          <table:table-cell office:value-type="float" office:value="2.811518" calcext:value-type="float">
            <text:p>2.811518</text:p>
          </table:table-cell>
          <table:table-cell office:value-type="float" office:value="6.898692" calcext:value-type="float">
            <text:p>6.898692</text:p>
          </table:table-cell>
          <table:table-cell office:value-type="float" office:value="6.994287" calcext:value-type="float">
            <text:p>6.994287</text:p>
          </table:table-cell>
          <table:table-cell office:value-type="float" office:value="6.497575" calcext:value-type="float">
            <text:p>6.497575</text:p>
          </table:table-cell>
          <table:table-cell office:value-type="float" office:value="5.08722" calcext:value-type="float">
            <text:p>5.08722</text:p>
          </table:table-cell>
          <table:table-cell office:value-type="float" office:value="4.084691" calcext:value-type="float">
            <text:p>4.084691</text:p>
          </table:table-cell>
          <table:table-cell office:value-type="float" office:value="2.848761" calcext:value-type="float">
            <text:p>2.848761</text:p>
          </table:table-cell>
          <table:table-cell office:value-type="float" office:value="3.462467" calcext:value-type="float">
            <text:p>3.462467</text:p>
          </table:table-cell>
          <table:table-cell office:value-type="float" office:value="3244.824" calcext:value-type="float">
            <text:p>3244.824</text:p>
          </table:table-cell>
          <table:table-cell office:value-type="float" office:value="0" calcext:value-type="float">
            <text:p>0</text:p>
          </table:table-cell>
          <table:table-cell office:value-type="float" office:value="-0.2963258" calcext:value-type="float">
            <text:p>-0.29632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8" calcext:value-type="float">
            <text:p>28041998</text:p>
          </table:table-cell>
          <table:table-cell office:value-type="float" office:value="19.36969" calcext:value-type="float">
            <text:p>19.36969</text:p>
          </table:table-cell>
          <table:table-cell office:value-type="float" office:value="492.9045" calcext:value-type="float">
            <text:p>492.9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9868" calcext:value-type="float">
            <text:p>0.889868</text:p>
          </table:table-cell>
          <table:table-cell office:value-type="float" office:value="9.555248" calcext:value-type="float">
            <text:p>9.555248</text:p>
          </table:table-cell>
          <table:table-cell office:value-type="float" office:value="0" calcext:value-type="float">
            <text:p>0</text:p>
          </table:table-cell>
          <table:table-cell office:value-type="float" office:value="0.05738805" calcext:value-type="float">
            <text:p>0.05738805</text:p>
          </table:table-cell>
          <table:table-cell office:value-type="float" office:value="0" calcext:value-type="float">
            <text:p>0</text:p>
          </table:table-cell>
          <table:table-cell office:value-type="float" office:value="4.828291" calcext:value-type="float">
            <text:p>4.828291</text:p>
          </table:table-cell>
          <table:table-cell office:value-type="float" office:value="-0.03408483" calcext:value-type="float">
            <text:p>-0.03408483</text:p>
          </table:table-cell>
          <table:table-cell office:value-type="float" office:value="-0.00242839" calcext:value-type="float">
            <text:p>-0.00242839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5.14493" calcext:value-type="float">
            <text:p>25.14493</text:p>
          </table:table-cell>
          <table:table-cell office:value-type="float" office:value="4.295047" calcext:value-type="float">
            <text:p>4.295047</text:p>
          </table:table-cell>
          <table:table-cell office:value-type="float" office:value="0.1818116" calcext:value-type="float">
            <text:p>0.1818116</text:p>
          </table:table-cell>
          <table:table-cell office:value-type="float" office:value="0.0603245" calcext:value-type="float">
            <text:p>0.0603245</text:p>
          </table:table-cell>
          <table:table-cell office:value-type="float" office:value="0.04692505" calcext:value-type="float">
            <text:p>0.04692505</text:p>
          </table:table-cell>
          <table:table-cell office:value-type="float" office:value="0.03208644" calcext:value-type="float">
            <text:p>0.03208644</text:p>
          </table:table-cell>
          <table:table-cell office:value-type="float" office:value="0.02452198" calcext:value-type="float">
            <text:p>0.02452198</text:p>
          </table:table-cell>
          <table:table-cell office:value-type="float" office:value="0.02457888" calcext:value-type="float">
            <text:p>0.02457888</text:p>
          </table:table-cell>
          <table:table-cell office:value-type="float" office:value="0.02285746" calcext:value-type="float">
            <text:p>0.02285746</text:p>
          </table:table-cell>
          <table:table-cell office:value-type="float" office:value="2.601511" calcext:value-type="float">
            <text:p>2.601511</text:p>
          </table:table-cell>
          <table:table-cell office:value-type="float" office:value="8.440867" calcext:value-type="float">
            <text:p>8.440867</text:p>
          </table:table-cell>
          <table:table-cell office:value-type="float" office:value="7.570408" calcext:value-type="float">
            <text:p>7.570408</text:p>
          </table:table-cell>
          <table:table-cell office:value-type="float" office:value="6.893871" calcext:value-type="float">
            <text:p>6.893871</text:p>
          </table:table-cell>
          <table:table-cell office:value-type="float" office:value="5.344009" calcext:value-type="float">
            <text:p>5.344009</text:p>
          </table:table-cell>
          <table:table-cell office:value-type="float" office:value="4.249936" calcext:value-type="float">
            <text:p>4.249936</text:p>
          </table:table-cell>
          <table:table-cell office:value-type="float" office:value="2.898214" calcext:value-type="float">
            <text:p>2.898214</text:p>
          </table:table-cell>
          <table:table-cell office:value-type="float" office:value="3.469452" calcext:value-type="float">
            <text:p>3.469452</text:p>
          </table:table-cell>
          <table:table-cell office:value-type="float" office:value="3683.654" calcext:value-type="float">
            <text:p>3683.654</text:p>
          </table:table-cell>
          <table:table-cell office:value-type="float" office:value="0" calcext:value-type="float">
            <text:p>0</text:p>
          </table:table-cell>
          <table:table-cell office:value-type="float" office:value="-0.2963468" calcext:value-type="float">
            <text:p>-0.29634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8" calcext:value-type="float">
            <text:p>29041998</text:p>
          </table:table-cell>
          <table:table-cell office:value-type="float" office:value="19.21453" calcext:value-type="float">
            <text:p>19.21453</text:p>
          </table:table-cell>
          <table:table-cell office:value-type="float" office:value="492.7995" calcext:value-type="float">
            <text:p>492.7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89139" calcext:value-type="float">
            <text:p>0.9889139</text:p>
          </table:table-cell>
          <table:table-cell office:value-type="float" office:value="9.699201" calcext:value-type="float">
            <text:p>9.699201</text:p>
          </table:table-cell>
          <table:table-cell office:value-type="float" office:value="0" calcext:value-type="float">
            <text:p>0</text:p>
          </table:table-cell>
          <table:table-cell office:value-type="float" office:value="0.05746289" calcext:value-type="float">
            <text:p>0.05746289</text:p>
          </table:table-cell>
          <table:table-cell office:value-type="float" office:value="0" calcext:value-type="float">
            <text:p>0</text:p>
          </table:table-cell>
          <table:table-cell office:value-type="float" office:value="4.838632" calcext:value-type="float">
            <text:p>4.838632</text:p>
          </table:table-cell>
          <table:table-cell office:value-type="float" office:value="-0.03417039" calcext:value-type="float">
            <text:p>-0.03417039</text:p>
          </table:table-cell>
          <table:table-cell office:value-type="float" office:value="-0.002833367" calcext:value-type="float">
            <text:p>-0.00283336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80699" calcext:value-type="float">
            <text:p>24.80699</text:p>
          </table:table-cell>
          <table:table-cell office:value-type="float" office:value="5.350003" calcext:value-type="float">
            <text:p>5.350003</text:p>
          </table:table-cell>
          <table:table-cell office:value-type="float" office:value="0.1784257" calcext:value-type="float">
            <text:p>0.1784257</text:p>
          </table:table-cell>
          <table:table-cell office:value-type="float" office:value="0.07133247" calcext:value-type="float">
            <text:p>0.07133247</text:p>
          </table:table-cell>
          <table:table-cell office:value-type="float" office:value="0.05487529" calcext:value-type="float">
            <text:p>0.05487529</text:p>
          </table:table-cell>
          <table:table-cell office:value-type="float" office:value="0.03656009" calcext:value-type="float">
            <text:p>0.03656009</text:p>
          </table:table-cell>
          <table:table-cell office:value-type="float" office:value="0.02681812" calcext:value-type="float">
            <text:p>0.02681812</text:p>
          </table:table-cell>
          <table:table-cell office:value-type="float" office:value="0.02423735" calcext:value-type="float">
            <text:p>0.02423735</text:p>
          </table:table-cell>
          <table:table-cell office:value-type="float" office:value="0.02272047" calcext:value-type="float">
            <text:p>0.02272047</text:p>
          </table:table-cell>
          <table:table-cell office:value-type="float" office:value="2.557383" calcext:value-type="float">
            <text:p>2.557383</text:p>
          </table:table-cell>
          <table:table-cell office:value-type="float" office:value="10.11576" calcext:value-type="float">
            <text:p>10.11576</text:p>
          </table:table-cell>
          <table:table-cell office:value-type="float" office:value="8.277471" calcext:value-type="float">
            <text:p>8.277471</text:p>
          </table:table-cell>
          <table:table-cell office:value-type="float" office:value="7.387513" calcext:value-type="float">
            <text:p>7.387513</text:p>
          </table:table-cell>
          <table:table-cell office:value-type="float" office:value="5.669476" calcext:value-type="float">
            <text:p>5.669476</text:p>
          </table:table-cell>
          <table:table-cell office:value-type="float" office:value="4.462097" calcext:value-type="float">
            <text:p>4.462097</text:p>
          </table:table-cell>
          <table:table-cell office:value-type="float" office:value="2.960135" calcext:value-type="float">
            <text:p>2.960135</text:p>
          </table:table-cell>
          <table:table-cell office:value-type="float" office:value="3.478952" calcext:value-type="float">
            <text:p>3.478952</text:p>
          </table:table-cell>
          <table:table-cell office:value-type="float" office:value="4110.212" calcext:value-type="float">
            <text:p>4110.212</text:p>
          </table:table-cell>
          <table:table-cell office:value-type="float" office:value="0" calcext:value-type="float">
            <text:p>0</text:p>
          </table:table-cell>
          <table:table-cell office:value-type="float" office:value="-0.296387" calcext:value-type="float">
            <text:p>-0.2963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8" calcext:value-type="float">
            <text:p>30041998</text:p>
          </table:table-cell>
          <table:table-cell office:value-type="float" office:value="19.09478" calcext:value-type="float">
            <text:p>19.09478</text:p>
          </table:table-cell>
          <table:table-cell office:value-type="float" office:value="492.6711" calcext:value-type="float">
            <text:p>492.6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416" calcext:value-type="float">
            <text:p>1.05416</text:p>
          </table:table-cell>
          <table:table-cell office:value-type="float" office:value="9.865399" calcext:value-type="float">
            <text:p>9.865399</text:p>
          </table:table-cell>
          <table:table-cell office:value-type="float" office:value="0" calcext:value-type="float">
            <text:p>0</text:p>
          </table:table-cell>
          <table:table-cell office:value-type="float" office:value="0.05753522" calcext:value-type="float">
            <text:p>0.05753522</text:p>
          </table:table-cell>
          <table:table-cell office:value-type="float" office:value="0" calcext:value-type="float">
            <text:p>0</text:p>
          </table:table-cell>
          <table:table-cell office:value-type="float" office:value="4.847952" calcext:value-type="float">
            <text:p>4.847952</text:p>
          </table:table-cell>
          <table:table-cell office:value-type="float" office:value="-0.03430409" calcext:value-type="float">
            <text:p>-0.03430409</text:p>
          </table:table-cell>
          <table:table-cell office:value-type="float" office:value="-0.003263215" calcext:value-type="float">
            <text:p>-0.003263215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53921" calcext:value-type="float">
            <text:p>24.53921</text:p>
          </table:table-cell>
          <table:table-cell office:value-type="float" office:value="6.050507" calcext:value-type="float">
            <text:p>6.050507</text:p>
          </table:table-cell>
          <table:table-cell office:value-type="float" office:value="0.1815551" calcext:value-type="float">
            <text:p>0.1815551</text:p>
          </table:table-cell>
          <table:table-cell office:value-type="float" office:value="0.08112516" calcext:value-type="float">
            <text:p>0.08112516</text:p>
          </table:table-cell>
          <table:table-cell office:value-type="float" office:value="0.06231827" calcext:value-type="float">
            <text:p>0.06231827</text:p>
          </table:table-cell>
          <table:table-cell office:value-type="float" office:value="0.04111241" calcext:value-type="float">
            <text:p>0.04111241</text:p>
          </table:table-cell>
          <table:table-cell office:value-type="float" office:value="0.02958248" calcext:value-type="float">
            <text:p>0.02958248</text:p>
          </table:table-cell>
          <table:table-cell office:value-type="float" office:value="0.02391303" calcext:value-type="float">
            <text:p>0.02391303</text:p>
          </table:table-cell>
          <table:table-cell office:value-type="float" office:value="0.02247224" calcext:value-type="float">
            <text:p>0.02247224</text:p>
          </table:table-cell>
          <table:table-cell office:value-type="float" office:value="2.678194" calcext:value-type="float">
            <text:p>2.678194</text:p>
          </table:table-cell>
          <table:table-cell office:value-type="float" office:value="11.79789" calcext:value-type="float">
            <text:p>11.79789</text:p>
          </table:table-cell>
          <table:table-cell office:value-type="float" office:value="9.092149" calcext:value-type="float">
            <text:p>9.092149</text:p>
          </table:table-cell>
          <table:table-cell office:value-type="float" office:value="7.956119" calcext:value-type="float">
            <text:p>7.956119</text:p>
          </table:table-cell>
          <table:table-cell office:value-type="float" office:value="6.046365" calcext:value-type="float">
            <text:p>6.046365</text:p>
          </table:table-cell>
          <table:table-cell office:value-type="float" office:value="4.711429" calcext:value-type="float">
            <text:p>4.711429</text:p>
          </table:table-cell>
          <table:table-cell office:value-type="float" office:value="3.032402" calcext:value-type="float">
            <text:p>3.032402</text:p>
          </table:table-cell>
          <table:table-cell office:value-type="float" office:value="3.491163" calcext:value-type="float">
            <text:p>3.491163</text:p>
          </table:table-cell>
          <table:table-cell office:value-type="float" office:value="4390.553" calcext:value-type="float">
            <text:p>4390.553</text:p>
          </table:table-cell>
          <table:table-cell office:value-type="float" office:value="0" calcext:value-type="float">
            <text:p>0</text:p>
          </table:table-cell>
          <table:table-cell office:value-type="float" office:value="-0.296464" calcext:value-type="float">
            <text:p>-0.296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8" calcext:value-type="float">
            <text:p>1051998</text:p>
          </table:table-cell>
          <table:table-cell office:value-type="float" office:value="19.00473" calcext:value-type="float">
            <text:p>19.00473</text:p>
          </table:table-cell>
          <table:table-cell office:value-type="float" office:value="492.5282" calcext:value-type="float">
            <text:p>492.5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0623" calcext:value-type="float">
            <text:p>1.090623</text:p>
          </table:table-cell>
          <table:table-cell office:value-type="float" office:value="10.04536" calcext:value-type="float">
            <text:p>10.04536</text:p>
          </table:table-cell>
          <table:table-cell office:value-type="float" office:value="0" calcext:value-type="float">
            <text:p>0</text:p>
          </table:table-cell>
          <table:table-cell office:value-type="float" office:value="0.05760653" calcext:value-type="float">
            <text:p>0.05760653</text:p>
          </table:table-cell>
          <table:table-cell office:value-type="float" office:value="0" calcext:value-type="float">
            <text:p>0</text:p>
          </table:table-cell>
          <table:table-cell office:value-type="float" office:value="4.85684" calcext:value-type="float">
            <text:p>4.85684</text:p>
          </table:table-cell>
          <table:table-cell office:value-type="float" office:value="-0.03455669" calcext:value-type="float">
            <text:p>-0.03455669</text:p>
          </table:table-cell>
          <table:table-cell office:value-type="float" office:value="-0.003687648" calcext:value-type="float">
            <text:p>-0.003687648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33341" calcext:value-type="float">
            <text:p>24.33341</text:p>
          </table:table-cell>
          <table:table-cell office:value-type="float" office:value="6.396446" calcext:value-type="float">
            <text:p>6.396446</text:p>
          </table:table-cell>
          <table:table-cell office:value-type="float" office:value="0.1876776" calcext:value-type="float">
            <text:p>0.1876776</text:p>
          </table:table-cell>
          <table:table-cell office:value-type="float" office:value="0.08797536" calcext:value-type="float">
            <text:p>0.08797536</text:p>
          </table:table-cell>
          <table:table-cell office:value-type="float" office:value="0.0674749" calcext:value-type="float">
            <text:p>0.0674749</text:p>
          </table:table-cell>
          <table:table-cell office:value-type="float" office:value="0.04445088" calcext:value-type="float">
            <text:p>0.04445088</text:p>
          </table:table-cell>
          <table:table-cell office:value-type="float" office:value="0.03193662" calcext:value-type="float">
            <text:p>0.03193662</text:p>
          </table:table-cell>
          <table:table-cell office:value-type="float" office:value="0.02369759" calcext:value-type="float">
            <text:p>0.02369759</text:p>
          </table:table-cell>
          <table:table-cell office:value-type="float" office:value="0.02220011" calcext:value-type="float">
            <text:p>0.02220011</text:p>
          </table:table-cell>
          <table:table-cell office:value-type="float" office:value="2.974187" calcext:value-type="float">
            <text:p>2.974187</text:p>
          </table:table-cell>
          <table:table-cell office:value-type="float" office:value="13.355" calcext:value-type="float">
            <text:p>13.355</text:p>
          </table:table-cell>
          <table:table-cell office:value-type="float" office:value="9.970921" calcext:value-type="float">
            <text:p>9.970921</text:p>
          </table:table-cell>
          <table:table-cell office:value-type="float" office:value="8.574754" calcext:value-type="float">
            <text:p>8.574754</text:p>
          </table:table-cell>
          <table:table-cell office:value-type="float" office:value="6.460388" calcext:value-type="float">
            <text:p>6.460388</text:p>
          </table:table-cell>
          <table:table-cell office:value-type="float" office:value="4.988113" calcext:value-type="float">
            <text:p>4.988113</text:p>
          </table:table-cell>
          <table:table-cell office:value-type="float" office:value="3.113158" calcext:value-type="float">
            <text:p>3.113158</text:p>
          </table:table-cell>
          <table:table-cell office:value-type="float" office:value="3.506005" calcext:value-type="float">
            <text:p>3.506005</text:p>
          </table:table-cell>
          <table:table-cell office:value-type="float" office:value="4550.847" calcext:value-type="float">
            <text:p>4550.847</text:p>
          </table:table-cell>
          <table:table-cell office:value-type="float" office:value="0" calcext:value-type="float">
            <text:p>0</text:p>
          </table:table-cell>
          <table:table-cell office:value-type="float" office:value="-0.2966537" calcext:value-type="float">
            <text:p>-0.296653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8" calcext:value-type="float">
            <text:p>2051998</text:p>
          </table:table-cell>
          <table:table-cell office:value-type="float" office:value="18.97338" calcext:value-type="float">
            <text:p>18.97338</text:p>
          </table:table-cell>
          <table:table-cell office:value-type="float" office:value="492.4217" calcext:value-type="float">
            <text:p>492.4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9758" calcext:value-type="float">
            <text:p>1.019758</text:p>
          </table:table-cell>
          <table:table-cell office:value-type="float" office:value="10.19462" calcext:value-type="float">
            <text:p>10.19462</text:p>
          </table:table-cell>
          <table:table-cell office:value-type="float" office:value="0" calcext:value-type="float">
            <text:p>0</text:p>
          </table:table-cell>
          <table:table-cell office:value-type="float" office:value="0.05792831" calcext:value-type="float">
            <text:p>0.05792831</text:p>
          </table:table-cell>
          <table:table-cell office:value-type="float" office:value="0" calcext:value-type="float">
            <text:p>0</text:p>
          </table:table-cell>
          <table:table-cell office:value-type="float" office:value="4.911103" calcext:value-type="float">
            <text:p>4.911103</text:p>
          </table:table-cell>
          <table:table-cell office:value-type="float" office:value="-0.03645871" calcext:value-type="float">
            <text:p>-0.03645871</text:p>
          </table:table-cell>
          <table:table-cell office:value-type="float" office:value="-0.003769133" calcext:value-type="float">
            <text:p>-0.003769133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34418" calcext:value-type="float">
            <text:p>24.34418</text:p>
          </table:table-cell>
          <table:table-cell office:value-type="float" office:value="3.789598" calcext:value-type="float">
            <text:p>3.789598</text:p>
          </table:table-cell>
          <table:table-cell office:value-type="float" office:value="0.2323835" calcext:value-type="float">
            <text:p>0.2323835</text:p>
          </table:table-cell>
          <table:table-cell office:value-type="float" office:value="0.07550709" calcext:value-type="float">
            <text:p>0.07550709</text:p>
          </table:table-cell>
          <table:table-cell office:value-type="float" office:value="0.05901853" calcext:value-type="float">
            <text:p>0.05901853</text:p>
          </table:table-cell>
          <table:table-cell office:value-type="float" office:value="0.04034332" calcext:value-type="float">
            <text:p>0.04034332</text:p>
          </table:table-cell>
          <table:table-cell office:value-type="float" office:value="0.03004304" calcext:value-type="float">
            <text:p>0.03004304</text:p>
          </table:table-cell>
          <table:table-cell office:value-type="float" office:value="0.02377395" calcext:value-type="float">
            <text:p>0.02377395</text:p>
          </table:table-cell>
          <table:table-cell office:value-type="float" office:value="0.02200853" calcext:value-type="float">
            <text:p>0.02200853</text:p>
          </table:table-cell>
          <table:table-cell office:value-type="float" office:value="3.776227" calcext:value-type="float">
            <text:p>3.776227</text:p>
          </table:table-cell>
          <table:table-cell office:value-type="float" office:value="8.381947" calcext:value-type="float">
            <text:p>8.381947</text:p>
          </table:table-cell>
          <table:table-cell office:value-type="float" office:value="11.30439" calcext:value-type="float">
            <text:p>11.30439</text:p>
          </table:table-cell>
          <table:table-cell office:value-type="float" office:value="9.793226" calcext:value-type="float">
            <text:p>9.793226</text:p>
          </table:table-cell>
          <table:table-cell office:value-type="float" office:value="7.131726" calcext:value-type="float">
            <text:p>7.131726</text:p>
          </table:table-cell>
          <table:table-cell office:value-type="float" office:value="5.329722" calcext:value-type="float">
            <text:p>5.329722</text:p>
          </table:table-cell>
          <table:table-cell office:value-type="float" office:value="3.192878" calcext:value-type="float">
            <text:p>3.192878</text:p>
          </table:table-cell>
          <table:table-cell office:value-type="float" office:value="3.523394" calcext:value-type="float">
            <text:p>3.523394</text:p>
          </table:table-cell>
          <table:table-cell office:value-type="float" office:value="4429.498" calcext:value-type="float">
            <text:p>4429.498</text:p>
          </table:table-cell>
          <table:table-cell office:value-type="float" office:value="0" calcext:value-type="float">
            <text:p>0</text:p>
          </table:table-cell>
          <table:table-cell office:value-type="float" office:value="-0.302293" calcext:value-type="float">
            <text:p>-0.3022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8" calcext:value-type="float">
            <text:p>3051998</text:p>
          </table:table-cell>
          <table:table-cell office:value-type="float" office:value="18.97576" calcext:value-type="float">
            <text:p>18.97576</text:p>
          </table:table-cell>
          <table:table-cell office:value-type="float" office:value="492.3378" calcext:value-type="float">
            <text:p>492.3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1173" calcext:value-type="float">
            <text:p>0.9761173</text:p>
          </table:table-cell>
          <table:table-cell office:value-type="float" office:value="10.22158" calcext:value-type="float">
            <text:p>10.22158</text:p>
          </table:table-cell>
          <table:table-cell office:value-type="float" office:value="0" calcext:value-type="float">
            <text:p>0</text:p>
          </table:table-cell>
          <table:table-cell office:value-type="float" office:value="0.05832309" calcext:value-type="float">
            <text:p>0.05832309</text:p>
          </table:table-cell>
          <table:table-cell office:value-type="float" office:value="0" calcext:value-type="float">
            <text:p>0</text:p>
          </table:table-cell>
          <table:table-cell office:value-type="float" office:value="5.002044" calcext:value-type="float">
            <text:p>5.002044</text:p>
          </table:table-cell>
          <table:table-cell office:value-type="float" office:value="-0.03752636" calcext:value-type="float">
            <text:p>-0.03752636</text:p>
          </table:table-cell>
          <table:table-cell office:value-type="float" office:value="-0.00377813" calcext:value-type="float">
            <text:p>-0.00377813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42785" calcext:value-type="float">
            <text:p>24.42785</text:p>
          </table:table-cell>
          <table:table-cell office:value-type="float" office:value="2.462739" calcext:value-type="float">
            <text:p>2.462739</text:p>
          </table:table-cell>
          <table:table-cell office:value-type="float" office:value="0.1554995" calcext:value-type="float">
            <text:p>0.1554995</text:p>
          </table:table-cell>
          <table:table-cell office:value-type="float" office:value="0.06758016" calcext:value-type="float">
            <text:p>0.06758016</text:p>
          </table:table-cell>
          <table:table-cell office:value-type="float" office:value="0.05412273" calcext:value-type="float">
            <text:p>0.05412273</text:p>
          </table:table-cell>
          <table:table-cell office:value-type="float" office:value="0.03726302" calcext:value-type="float">
            <text:p>0.03726302</text:p>
          </table:table-cell>
          <table:table-cell office:value-type="float" office:value="0.0280466" calcext:value-type="float">
            <text:p>0.0280466</text:p>
          </table:table-cell>
          <table:table-cell office:value-type="float" office:value="0.024104" calcext:value-type="float">
            <text:p>0.024104</text:p>
          </table:table-cell>
          <table:table-cell office:value-type="float" office:value="0.02206736" calcext:value-type="float">
            <text:p>0.02206736</text:p>
          </table:table-cell>
          <table:table-cell office:value-type="float" office:value="3.063206" calcext:value-type="float">
            <text:p>3.063206</text:p>
          </table:table-cell>
          <table:table-cell office:value-type="float" office:value="7.325778" calcext:value-type="float">
            <text:p>7.325778</text:p>
          </table:table-cell>
          <table:table-cell office:value-type="float" office:value="10.61718" calcext:value-type="float">
            <text:p>10.61718</text:p>
          </table:table-cell>
          <table:table-cell office:value-type="float" office:value="10.09888" calcext:value-type="float">
            <text:p>10.09888</text:p>
          </table:table-cell>
          <table:table-cell office:value-type="float" office:value="7.697981" calcext:value-type="float">
            <text:p>7.697981</text:p>
          </table:table-cell>
          <table:table-cell office:value-type="float" office:value="5.72756" calcext:value-type="float">
            <text:p>5.72756</text:p>
          </table:table-cell>
          <table:table-cell office:value-type="float" office:value="3.298396" calcext:value-type="float">
            <text:p>3.298396</text:p>
          </table:table-cell>
          <table:table-cell office:value-type="float" office:value="3.540484" calcext:value-type="float">
            <text:p>3.540484</text:p>
          </table:table-cell>
          <table:table-cell office:value-type="float" office:value="4389.722" calcext:value-type="float">
            <text:p>4389.722</text:p>
          </table:table-cell>
          <table:table-cell office:value-type="float" office:value="0" calcext:value-type="float">
            <text:p>0</text:p>
          </table:table-cell>
          <table:table-cell office:value-type="float" office:value="-0.3025053" calcext:value-type="float">
            <text:p>-0.30250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8" calcext:value-type="float">
            <text:p>4051998</text:p>
          </table:table-cell>
          <table:table-cell office:value-type="float" office:value="18.99267" calcext:value-type="float">
            <text:p>18.99267</text:p>
          </table:table-cell>
          <table:table-cell office:value-type="float" office:value="492.2639" calcext:value-type="float">
            <text:p>492.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696" calcext:value-type="float">
            <text:p>0.946696</text:p>
          </table:table-cell>
          <table:table-cell office:value-type="float" office:value="10.24487" calcext:value-type="float">
            <text:p>10.24487</text:p>
          </table:table-cell>
          <table:table-cell office:value-type="float" office:value="0" calcext:value-type="float">
            <text:p>0</text:p>
          </table:table-cell>
          <table:table-cell office:value-type="float" office:value="0.05861144" calcext:value-type="float">
            <text:p>0.05861144</text:p>
          </table:table-cell>
          <table:table-cell office:value-type="float" office:value="0" calcext:value-type="float">
            <text:p>0</text:p>
          </table:table-cell>
          <table:table-cell office:value-type="float" office:value="5.057302" calcext:value-type="float">
            <text:p>5.057302</text:p>
          </table:table-cell>
          <table:table-cell office:value-type="float" office:value="-0.03902905" calcext:value-type="float">
            <text:p>-0.03902905</text:p>
          </table:table-cell>
          <table:table-cell office:value-type="float" office:value="-0.003785822" calcext:value-type="float">
            <text:p>-0.003785822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5321" calcext:value-type="float">
            <text:p>24.5321</text:p>
          </table:table-cell>
          <table:table-cell office:value-type="float" office:value="1.846707" calcext:value-type="float">
            <text:p>1.846707</text:p>
          </table:table-cell>
          <table:table-cell office:value-type="float" office:value="0.1263148" calcext:value-type="float">
            <text:p>0.1263148</text:p>
          </table:table-cell>
          <table:table-cell office:value-type="float" office:value="0.06424122" calcext:value-type="float">
            <text:p>0.06424122</text:p>
          </table:table-cell>
          <table:table-cell office:value-type="float" office:value="0.05177235" calcext:value-type="float">
            <text:p>0.05177235</text:p>
          </table:table-cell>
          <table:table-cell office:value-type="float" office:value="0.03564694" calcext:value-type="float">
            <text:p>0.03564694</text:p>
          </table:table-cell>
          <table:table-cell office:value-type="float" office:value="0.02693596" calcext:value-type="float">
            <text:p>0.02693596</text:p>
          </table:table-cell>
          <table:table-cell office:value-type="float" office:value="0.02433659" calcext:value-type="float">
            <text:p>0.02433659</text:p>
          </table:table-cell>
          <table:table-cell office:value-type="float" office:value="0.02219313" calcext:value-type="float">
            <text:p>0.02219313</text:p>
          </table:table-cell>
          <table:table-cell office:value-type="float" office:value="0.7401936" calcext:value-type="float">
            <text:p>0.7401936</text:p>
          </table:table-cell>
          <table:table-cell office:value-type="float" office:value="6.363005" calcext:value-type="float">
            <text:p>6.363005</text:p>
          </table:table-cell>
          <table:table-cell office:value-type="float" office:value="10.92848" calcext:value-type="float">
            <text:p>10.92848</text:p>
          </table:table-cell>
          <table:table-cell office:value-type="float" office:value="10.44614" calcext:value-type="float">
            <text:p>10.44614</text:p>
          </table:table-cell>
          <table:table-cell office:value-type="float" office:value="7.922299" calcext:value-type="float">
            <text:p>7.922299</text:p>
          </table:table-cell>
          <table:table-cell office:value-type="float" office:value="5.915942" calcext:value-type="float">
            <text:p>5.915942</text:p>
          </table:table-cell>
          <table:table-cell office:value-type="float" office:value="3.379948" calcext:value-type="float">
            <text:p>3.379948</text:p>
          </table:table-cell>
          <table:table-cell office:value-type="float" office:value="3.55743" calcext:value-type="float">
            <text:p>3.55743</text:p>
          </table:table-cell>
          <table:table-cell office:value-type="float" office:value="4385.418" calcext:value-type="float">
            <text:p>4385.418</text:p>
          </table:table-cell>
          <table:table-cell office:value-type="float" office:value="0" calcext:value-type="float">
            <text:p>0</text:p>
          </table:table-cell>
          <table:table-cell office:value-type="float" office:value="-0.303678" calcext:value-type="float">
            <text:p>-0.3036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8" calcext:value-type="float">
            <text:p>5051998</text:p>
          </table:table-cell>
          <table:table-cell office:value-type="float" office:value="19.01371" calcext:value-type="float">
            <text:p>19.01371</text:p>
          </table:table-cell>
          <table:table-cell office:value-type="float" office:value="492.1963" calcext:value-type="float">
            <text:p>492.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0003" calcext:value-type="float">
            <text:p>0.8960003</text:p>
          </table:table-cell>
          <table:table-cell office:value-type="float" office:value="10.28593" calcext:value-type="float">
            <text:p>10.28593</text:p>
          </table:table-cell>
          <table:table-cell office:value-type="float" office:value="0" calcext:value-type="float">
            <text:p>0</text:p>
          </table:table-cell>
          <table:table-cell office:value-type="float" office:value="0.0588322" calcext:value-type="float">
            <text:p>0.0588322</text:p>
          </table:table-cell>
          <table:table-cell office:value-type="float" office:value="0" calcext:value-type="float">
            <text:p>0</text:p>
          </table:table-cell>
          <table:table-cell office:value-type="float" office:value="5.105203" calcext:value-type="float">
            <text:p>5.105203</text:p>
          </table:table-cell>
          <table:table-cell office:value-type="float" office:value="-0.04027589" calcext:value-type="float">
            <text:p>-0.04027589</text:p>
          </table:table-cell>
          <table:table-cell office:value-type="float" office:value="-0.003791999" calcext:value-type="float">
            <text:p>-0.003791999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64359" calcext:value-type="float">
            <text:p>24.64359</text:p>
          </table:table-cell>
          <table:table-cell office:value-type="float" office:value="1.367256" calcext:value-type="float">
            <text:p>1.367256</text:p>
          </table:table-cell>
          <table:table-cell office:value-type="float" office:value="0.1119382" calcext:value-type="float">
            <text:p>0.1119382</text:p>
          </table:table-cell>
          <table:table-cell office:value-type="float" office:value="0.06614219" calcext:value-type="float">
            <text:p>0.06614219</text:p>
          </table:table-cell>
          <table:table-cell office:value-type="float" office:value="0.05300947" calcext:value-type="float">
            <text:p>0.05300947</text:p>
          </table:table-cell>
          <table:table-cell office:value-type="float" office:value="0.03619682" calcext:value-type="float">
            <text:p>0.03619682</text:p>
          </table:table-cell>
          <table:table-cell office:value-type="float" office:value="0.02715411" calcext:value-type="float">
            <text:p>0.02715411</text:p>
          </table:table-cell>
          <table:table-cell office:value-type="float" office:value="0.02444747" calcext:value-type="float">
            <text:p>0.02444747</text:p>
          </table:table-cell>
          <table:table-cell office:value-type="float" office:value="0.02231273" calcext:value-type="float">
            <text:p>0.02231273</text:p>
          </table:table-cell>
          <table:table-cell office:value-type="float" office:value="0.1833147" calcext:value-type="float">
            <text:p>0.1833147</text:p>
          </table:table-cell>
          <table:table-cell office:value-type="float" office:value="6.33295" calcext:value-type="float">
            <text:p>6.33295</text:p>
          </table:table-cell>
          <table:table-cell office:value-type="float" office:value="10.72179" calcext:value-type="float">
            <text:p>10.72179</text:p>
          </table:table-cell>
          <table:table-cell office:value-type="float" office:value="10.71915" calcext:value-type="float">
            <text:p>10.71915</text:p>
          </table:table-cell>
          <table:table-cell office:value-type="float" office:value="8.253837" calcext:value-type="float">
            <text:p>8.253837</text:p>
          </table:table-cell>
          <table:table-cell office:value-type="float" office:value="6.144838" calcext:value-type="float">
            <text:p>6.144838</text:p>
          </table:table-cell>
          <table:table-cell office:value-type="float" office:value="3.449155" calcext:value-type="float">
            <text:p>3.449155</text:p>
          </table:table-cell>
          <table:table-cell office:value-type="float" office:value="3.573501" calcext:value-type="float">
            <text:p>3.573501</text:p>
          </table:table-cell>
          <table:table-cell office:value-type="float" office:value="4269.59" calcext:value-type="float">
            <text:p>4269.59</text:p>
          </table:table-cell>
          <table:table-cell office:value-type="float" office:value="0" calcext:value-type="float">
            <text:p>0</text:p>
          </table:table-cell>
          <table:table-cell office:value-type="float" office:value="-0.3043928" calcext:value-type="float">
            <text:p>-0.30439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8" calcext:value-type="float">
            <text:p>6051998</text:p>
          </table:table-cell>
          <table:table-cell office:value-type="float" office:value="18.9938" calcext:value-type="float">
            <text:p>18.9938</text:p>
          </table:table-cell>
          <table:table-cell office:value-type="float" office:value="492.1266" calcext:value-type="float">
            <text:p>492.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2428" calcext:value-type="float">
            <text:p>0.8702428</text:p>
          </table:table-cell>
          <table:table-cell office:value-type="float" office:value="10.36995" calcext:value-type="float">
            <text:p>10.36995</text:p>
          </table:table-cell>
          <table:table-cell office:value-type="float" office:value="0" calcext:value-type="float">
            <text:p>0</text:p>
          </table:table-cell>
          <table:table-cell office:value-type="float" office:value="0.05894653" calcext:value-type="float">
            <text:p>0.05894653</text:p>
          </table:table-cell>
          <table:table-cell office:value-type="float" office:value="0" calcext:value-type="float">
            <text:p>0</text:p>
          </table:table-cell>
          <table:table-cell office:value-type="float" office:value="5.125705" calcext:value-type="float">
            <text:p>5.125705</text:p>
          </table:table-cell>
          <table:table-cell office:value-type="float" office:value="-0.04313459" calcext:value-type="float">
            <text:p>-0.04313459</text:p>
          </table:table-cell>
          <table:table-cell office:value-type="float" office:value="-0.003800947" calcext:value-type="float">
            <text:p>-0.00380094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66106" calcext:value-type="float">
            <text:p>24.66106</text:p>
          </table:table-cell>
          <table:table-cell office:value-type="float" office:value="1.160695" calcext:value-type="float">
            <text:p>1.160695</text:p>
          </table:table-cell>
          <table:table-cell office:value-type="float" office:value="0.1078162" calcext:value-type="float">
            <text:p>0.1078162</text:p>
          </table:table-cell>
          <table:table-cell office:value-type="float" office:value="0.0693868" calcext:value-type="float">
            <text:p>0.0693868</text:p>
          </table:table-cell>
          <table:table-cell office:value-type="float" office:value="0.0553467" calcext:value-type="float">
            <text:p>0.0553467</text:p>
          </table:table-cell>
          <table:table-cell office:value-type="float" office:value="0.03748712" calcext:value-type="float">
            <text:p>0.03748712</text:p>
          </table:table-cell>
          <table:table-cell office:value-type="float" office:value="0.02794922" calcext:value-type="float">
            <text:p>0.02794922</text:p>
          </table:table-cell>
          <table:table-cell office:value-type="float" office:value="0.02446212" calcext:value-type="float">
            <text:p>0.02446212</text:p>
          </table:table-cell>
          <table:table-cell office:value-type="float" office:value="0.02237604" calcext:value-type="float">
            <text:p>0.02237604</text:p>
          </table:table-cell>
          <table:table-cell office:value-type="float" office:value="0.3784759" calcext:value-type="float">
            <text:p>0.3784759</text:p>
          </table:table-cell>
          <table:table-cell office:value-type="float" office:value="6.565823" calcext:value-type="float">
            <text:p>6.565823</text:p>
          </table:table-cell>
          <table:table-cell office:value-type="float" office:value="10.97524" calcext:value-type="float">
            <text:p>10.97524</text:p>
          </table:table-cell>
          <table:table-cell office:value-type="float" office:value="11.05206" calcext:value-type="float">
            <text:p>11.05206</text:p>
          </table:table-cell>
          <table:table-cell office:value-type="float" office:value="8.518653" calcext:value-type="float">
            <text:p>8.518653</text:p>
          </table:table-cell>
          <table:table-cell office:value-type="float" office:value="6.340641" calcext:value-type="float">
            <text:p>6.340641</text:p>
          </table:table-cell>
          <table:table-cell office:value-type="float" office:value="3.52101" calcext:value-type="float">
            <text:p>3.52101</text:p>
          </table:table-cell>
          <table:table-cell office:value-type="float" office:value="3.589494" calcext:value-type="float">
            <text:p>3.589494</text:p>
          </table:table-cell>
          <table:table-cell office:value-type="float" office:value="4250.769" calcext:value-type="float">
            <text:p>4250.769</text:p>
          </table:table-cell>
          <table:table-cell office:value-type="float" office:value="0" calcext:value-type="float">
            <text:p>0</text:p>
          </table:table-cell>
          <table:table-cell office:value-type="float" office:value="-0.3059236" calcext:value-type="float">
            <text:p>-0.30592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8" calcext:value-type="float">
            <text:p>7051998</text:p>
          </table:table-cell>
          <table:table-cell office:value-type="float" office:value="18.87803" calcext:value-type="float">
            <text:p>18.87803</text:p>
          </table:table-cell>
          <table:table-cell office:value-type="float" office:value="492.0453" calcext:value-type="float">
            <text:p>492.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93097" calcext:value-type="float">
            <text:p>0.9393097</text:p>
          </table:table-cell>
          <table:table-cell office:value-type="float" office:value="10.47469" calcext:value-type="float">
            <text:p>10.47469</text:p>
          </table:table-cell>
          <table:table-cell office:value-type="float" office:value="0" calcext:value-type="float">
            <text:p>0</text:p>
          </table:table-cell>
          <table:table-cell office:value-type="float" office:value="0.05901699" calcext:value-type="float">
            <text:p>0.05901699</text:p>
          </table:table-cell>
          <table:table-cell office:value-type="float" office:value="0" calcext:value-type="float">
            <text:p>0</text:p>
          </table:table-cell>
          <table:table-cell office:value-type="float" office:value="5.134669" calcext:value-type="float">
            <text:p>5.134669</text:p>
          </table:table-cell>
          <table:table-cell office:value-type="float" office:value="-0.04797041" calcext:value-type="float">
            <text:p>-0.04797041</text:p>
          </table:table-cell>
          <table:table-cell office:value-type="float" office:value="-0.003865216" calcext:value-type="float">
            <text:p>-0.003865216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4.47176" calcext:value-type="float">
            <text:p>24.47176</text:p>
          </table:table-cell>
          <table:table-cell office:value-type="float" office:value="1.592731" calcext:value-type="float">
            <text:p>1.592731</text:p>
          </table:table-cell>
          <table:table-cell office:value-type="float" office:value="0.1123654" calcext:value-type="float">
            <text:p>0.1123654</text:p>
          </table:table-cell>
          <table:table-cell office:value-type="float" office:value="0.07249198" calcext:value-type="float">
            <text:p>0.07249198</text:p>
          </table:table-cell>
          <table:table-cell office:value-type="float" office:value="0.05768305" calcext:value-type="float">
            <text:p>0.05768305</text:p>
          </table:table-cell>
          <table:table-cell office:value-type="float" office:value="0.03891629" calcext:value-type="float">
            <text:p>0.03891629</text:p>
          </table:table-cell>
          <table:table-cell office:value-type="float" office:value="0.02894398" calcext:value-type="float">
            <text:p>0.02894398</text:p>
          </table:table-cell>
          <table:table-cell office:value-type="float" office:value="0.02443416" calcext:value-type="float">
            <text:p>0.02443416</text:p>
          </table:table-cell>
          <table:table-cell office:value-type="float" office:value="0.02239881" calcext:value-type="float">
            <text:p>0.02239881</text:p>
          </table:table-cell>
          <table:table-cell office:value-type="float" office:value="0.5531545" calcext:value-type="float">
            <text:p>0.5531545</text:p>
          </table:table-cell>
          <table:table-cell office:value-type="float" office:value="7.812304" calcext:value-type="float">
            <text:p>7.812304</text:p>
          </table:table-cell>
          <table:table-cell office:value-type="float" office:value="11.29275" calcext:value-type="float">
            <text:p>11.29275</text:p>
          </table:table-cell>
          <table:table-cell office:value-type="float" office:value="11.30909" calcext:value-type="float">
            <text:p>11.30909</text:p>
          </table:table-cell>
          <table:table-cell office:value-type="float" office:value="8.777749" calcext:value-type="float">
            <text:p>8.777749</text:p>
          </table:table-cell>
          <table:table-cell office:value-type="float" office:value="6.54067" calcext:value-type="float">
            <text:p>6.54067</text:p>
          </table:table-cell>
          <table:table-cell office:value-type="float" office:value="3.596421" calcext:value-type="float">
            <text:p>3.596421</text:p>
          </table:table-cell>
          <table:table-cell office:value-type="float" office:value="3.605898" calcext:value-type="float">
            <text:p>3.605898</text:p>
          </table:table-cell>
          <table:table-cell office:value-type="float" office:value="4665.056" calcext:value-type="float">
            <text:p>4665.056</text:p>
          </table:table-cell>
          <table:table-cell office:value-type="float" office:value="0" calcext:value-type="float">
            <text:p>0</text:p>
          </table:table-cell>
          <table:table-cell office:value-type="float" office:value="-0.3081599" calcext:value-type="float">
            <text:p>-0.30815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8" calcext:value-type="float">
            <text:p>8051998</text:p>
          </table:table-cell>
          <table:table-cell office:value-type="float" office:value="18.59595" calcext:value-type="float">
            <text:p>18.59595</text:p>
          </table:table-cell>
          <table:table-cell office:value-type="float" office:value="491.9604" calcext:value-type="float">
            <text:p>491.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2649" calcext:value-type="float">
            <text:p>1.122649</text:p>
          </table:table-cell>
          <table:table-cell office:value-type="float" office:value="10.64227" calcext:value-type="float">
            <text:p>10.64227</text:p>
          </table:table-cell>
          <table:table-cell office:value-type="float" office:value="0" calcext:value-type="float">
            <text:p>0</text:p>
          </table:table-cell>
          <table:table-cell office:value-type="float" office:value="0.05908065" calcext:value-type="float">
            <text:p>0.05908065</text:p>
          </table:table-cell>
          <table:table-cell office:value-type="float" office:value="0" calcext:value-type="float">
            <text:p>0</text:p>
          </table:table-cell>
          <table:table-cell office:value-type="float" office:value="5.141279" calcext:value-type="float">
            <text:p>5.141279</text:p>
          </table:table-cell>
          <table:table-cell office:value-type="float" office:value="-0.04976171" calcext:value-type="float">
            <text:p>-0.04976171</text:p>
          </table:table-cell>
          <table:table-cell office:value-type="float" office:value="-0.004199657" calcext:value-type="float">
            <text:p>-0.00419965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3.94923" calcext:value-type="float">
            <text:p>23.94923</text:p>
          </table:table-cell>
          <table:table-cell office:value-type="float" office:value="3.354026" calcext:value-type="float">
            <text:p>3.354026</text:p>
          </table:table-cell>
          <table:table-cell office:value-type="float" office:value="0.144545" calcext:value-type="float">
            <text:p>0.144545</text:p>
          </table:table-cell>
          <table:table-cell office:value-type="float" office:value="0.08317462" calcext:value-type="float">
            <text:p>0.08317462</text:p>
          </table:table-cell>
          <table:table-cell office:value-type="float" office:value="0.0654147" calcext:value-type="float">
            <text:p>0.0654147</text:p>
          </table:table-cell>
          <table:table-cell office:value-type="float" office:value="0.04343634" calcext:value-type="float">
            <text:p>0.04343634</text:p>
          </table:table-cell>
          <table:table-cell office:value-type="float" office:value="0.03179542" calcext:value-type="float">
            <text:p>0.03179542</text:p>
          </table:table-cell>
          <table:table-cell office:value-type="float" office:value="0.02427726" calcext:value-type="float">
            <text:p>0.02427726</text:p>
          </table:table-cell>
          <table:table-cell office:value-type="float" office:value="0.02236417" calcext:value-type="float">
            <text:p>0.02236417</text:p>
          </table:table-cell>
          <table:table-cell office:value-type="float" office:value="1.291711" calcext:value-type="float">
            <text:p>1.291711</text:p>
          </table:table-cell>
          <table:table-cell office:value-type="float" office:value="9.222738" calcext:value-type="float">
            <text:p>9.222738</text:p>
          </table:table-cell>
          <table:table-cell office:value-type="float" office:value="12.16123" calcext:value-type="float">
            <text:p>12.16123</text:p>
          </table:table-cell>
          <table:table-cell office:value-type="float" office:value="11.80275" calcext:value-type="float">
            <text:p>11.80275</text:p>
          </table:table-cell>
          <table:table-cell office:value-type="float" office:value="9.092389" calcext:value-type="float">
            <text:p>9.092389</text:p>
          </table:table-cell>
          <table:table-cell office:value-type="float" office:value="6.756843" calcext:value-type="float">
            <text:p>6.756843</text:p>
          </table:table-cell>
          <table:table-cell office:value-type="float" office:value="3.676887" calcext:value-type="float">
            <text:p>3.676887</text:p>
          </table:table-cell>
          <table:table-cell office:value-type="float" office:value="3.622696" calcext:value-type="float">
            <text:p>3.622696</text:p>
          </table:table-cell>
          <table:table-cell office:value-type="float" office:value="5601.211" calcext:value-type="float">
            <text:p>5601.211</text:p>
          </table:table-cell>
          <table:table-cell office:value-type="float" office:value="0" calcext:value-type="float">
            <text:p>0</text:p>
          </table:table-cell>
          <table:table-cell office:value-type="float" office:value="-0.3088263" calcext:value-type="float">
            <text:p>-0.30882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8" calcext:value-type="float">
            <text:p>9051998</text:p>
          </table:table-cell>
          <table:table-cell office:value-type="float" office:value="18.49571" calcext:value-type="float">
            <text:p>18.49571</text:p>
          </table:table-cell>
          <table:table-cell office:value-type="float" office:value="491.8437" calcext:value-type="float">
            <text:p>491.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4805" calcext:value-type="float">
            <text:p>1.164805</text:p>
          </table:table-cell>
          <table:table-cell office:value-type="float" office:value="10.80324" calcext:value-type="float">
            <text:p>10.80324</text:p>
          </table:table-cell>
          <table:table-cell office:value-type="float" office:value="0" calcext:value-type="float">
            <text:p>0</text:p>
          </table:table-cell>
          <table:table-cell office:value-type="float" office:value="0.05914349" calcext:value-type="float">
            <text:p>0.05914349</text:p>
          </table:table-cell>
          <table:table-cell office:value-type="float" office:value="0" calcext:value-type="float">
            <text:p>0</text:p>
          </table:table-cell>
          <table:table-cell office:value-type="float" office:value="5.147504" calcext:value-type="float">
            <text:p>5.147504</text:p>
          </table:table-cell>
          <table:table-cell office:value-type="float" office:value="-0.04984477" calcext:value-type="float">
            <text:p>-0.04984477</text:p>
          </table:table-cell>
          <table:table-cell office:value-type="float" office:value="-0.004476506" calcext:value-type="float">
            <text:p>-0.004476506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3.75145" calcext:value-type="float">
            <text:p>23.75145</text:p>
          </table:table-cell>
          <table:table-cell office:value-type="float" office:value="3.644677" calcext:value-type="float">
            <text:p>3.644677</text:p>
          </table:table-cell>
          <table:table-cell office:value-type="float" office:value="0.129278" calcext:value-type="float">
            <text:p>0.129278</text:p>
          </table:table-cell>
          <table:table-cell office:value-type="float" office:value="0.0747363" calcext:value-type="float">
            <text:p>0.0747363</text:p>
          </table:table-cell>
          <table:table-cell office:value-type="float" office:value="0.06034585" calcext:value-type="float">
            <text:p>0.06034585</text:p>
          </table:table-cell>
          <table:table-cell office:value-type="float" office:value="0.0411052" calcext:value-type="float">
            <text:p>0.0411052</text:p>
          </table:table-cell>
          <table:table-cell office:value-type="float" office:value="0.0309159" calcext:value-type="float">
            <text:p>0.0309159</text:p>
          </table:table-cell>
          <table:table-cell office:value-type="float" office:value="0.02429658" calcext:value-type="float">
            <text:p>0.02429658</text:p>
          </table:table-cell>
          <table:table-cell office:value-type="float" office:value="0.02229596" calcext:value-type="float">
            <text:p>0.02229596</text:p>
          </table:table-cell>
          <table:table-cell office:value-type="float" office:value="1.941343" calcext:value-type="float">
            <text:p>1.941343</text:p>
          </table:table-cell>
          <table:table-cell office:value-type="float" office:value="10.3742" calcext:value-type="float">
            <text:p>10.3742</text:p>
          </table:table-cell>
          <table:table-cell office:value-type="float" office:value="12.88026" calcext:value-type="float">
            <text:p>12.88026</text:p>
          </table:table-cell>
          <table:table-cell office:value-type="float" office:value="12.33708" calcext:value-type="float">
            <text:p>12.33708</text:p>
          </table:table-cell>
          <table:table-cell office:value-type="float" office:value="9.455141" calcext:value-type="float">
            <text:p>9.455141</text:p>
          </table:table-cell>
          <table:table-cell office:value-type="float" office:value="6.997412" calcext:value-type="float">
            <text:p>6.997412</text:p>
          </table:table-cell>
          <table:table-cell office:value-type="float" office:value="3.762233" calcext:value-type="float">
            <text:p>3.762233</text:p>
          </table:table-cell>
          <table:table-cell office:value-type="float" office:value="3.640273" calcext:value-type="float">
            <text:p>3.640273</text:p>
          </table:table-cell>
          <table:table-cell office:value-type="float" office:value="5841.621" calcext:value-type="float">
            <text:p>5841.621</text:p>
          </table:table-cell>
          <table:table-cell office:value-type="float" office:value="0" calcext:value-type="float">
            <text:p>0</text:p>
          </table:table-cell>
          <table:table-cell office:value-type="float" office:value="-0.3088449" calcext:value-type="float">
            <text:p>-0.30884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8" calcext:value-type="float">
            <text:p>10051998</text:p>
          </table:table-cell>
          <table:table-cell office:value-type="float" office:value="18.3908" calcext:value-type="float">
            <text:p>18.3908</text:p>
          </table:table-cell>
          <table:table-cell office:value-type="float" office:value="491.7427" calcext:value-type="float">
            <text:p>491.7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6775" calcext:value-type="float">
            <text:p>1.206775</text:p>
          </table:table-cell>
          <table:table-cell office:value-type="float" office:value="10.95447" calcext:value-type="float">
            <text:p>10.95447</text:p>
          </table:table-cell>
          <table:table-cell office:value-type="float" office:value="0" calcext:value-type="float">
            <text:p>0</text:p>
          </table:table-cell>
          <table:table-cell office:value-type="float" office:value="0.05920511" calcext:value-type="float">
            <text:p>0.05920511</text:p>
          </table:table-cell>
          <table:table-cell office:value-type="float" office:value="0" calcext:value-type="float">
            <text:p>0</text:p>
          </table:table-cell>
          <table:table-cell office:value-type="float" office:value="5.153457" calcext:value-type="float">
            <text:p>5.153457</text:p>
          </table:table-cell>
          <table:table-cell office:value-type="float" office:value="-0.05001011" calcext:value-type="float">
            <text:p>-0.05001011</text:p>
          </table:table-cell>
          <table:table-cell office:value-type="float" office:value="-0.004723894" calcext:value-type="float">
            <text:p>-0.004723894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3.55874" calcext:value-type="float">
            <text:p>23.55874</text:p>
          </table:table-cell>
          <table:table-cell office:value-type="float" office:value="3.620559" calcext:value-type="float">
            <text:p>3.620559</text:p>
          </table:table-cell>
          <table:table-cell office:value-type="float" office:value="0.1230283" calcext:value-type="float">
            <text:p>0.1230283</text:p>
          </table:table-cell>
          <table:table-cell office:value-type="float" office:value="0.07227038" calcext:value-type="float">
            <text:p>0.07227038</text:p>
          </table:table-cell>
          <table:table-cell office:value-type="float" office:value="0.05861261" calcext:value-type="float">
            <text:p>0.05861261</text:p>
          </table:table-cell>
          <table:table-cell office:value-type="float" office:value="0.03996414" calcext:value-type="float">
            <text:p>0.03996414</text:p>
          </table:table-cell>
          <table:table-cell office:value-type="float" office:value="0.03014366" calcext:value-type="float">
            <text:p>0.03014366</text:p>
          </table:table-cell>
          <table:table-cell office:value-type="float" office:value="0.02441559" calcext:value-type="float">
            <text:p>0.02441559</text:p>
          </table:table-cell>
          <table:table-cell office:value-type="float" office:value="0.02236102" calcext:value-type="float">
            <text:p>0.02236102</text:p>
          </table:table-cell>
          <table:table-cell office:value-type="float" office:value="2.861472" calcext:value-type="float">
            <text:p>2.861472</text:p>
          </table:table-cell>
          <table:table-cell office:value-type="float" office:value="11.41245" calcext:value-type="float">
            <text:p>11.41245</text:p>
          </table:table-cell>
          <table:table-cell office:value-type="float" office:value="13.50307" calcext:value-type="float">
            <text:p>13.50307</text:p>
          </table:table-cell>
          <table:table-cell office:value-type="float" office:value="12.81913" calcext:value-type="float">
            <text:p>12.81913</text:p>
          </table:table-cell>
          <table:table-cell office:value-type="float" office:value="9.79427" calcext:value-type="float">
            <text:p>9.79427</text:p>
          </table:table-cell>
          <table:table-cell office:value-type="float" office:value="7.222409" calcext:value-type="float">
            <text:p>7.222409</text:p>
          </table:table-cell>
          <table:table-cell office:value-type="float" office:value="3.845943" calcext:value-type="float">
            <text:p>3.845943</text:p>
          </table:table-cell>
          <table:table-cell office:value-type="float" office:value="3.65747" calcext:value-type="float">
            <text:p>3.65747</text:p>
          </table:table-cell>
          <table:table-cell office:value-type="float" office:value="6114.425" calcext:value-type="float">
            <text:p>6114.425</text:p>
          </table:table-cell>
          <table:table-cell office:value-type="float" office:value="0" calcext:value-type="float">
            <text:p>0</text:p>
          </table:table-cell>
          <table:table-cell office:value-type="float" office:value="-0.3088661" calcext:value-type="float">
            <text:p>-0.30886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8" calcext:value-type="float">
            <text:p>11051998</text:p>
          </table:table-cell>
          <table:table-cell office:value-type="float" office:value="18.27547" calcext:value-type="float">
            <text:p>18.27547</text:p>
          </table:table-cell>
          <table:table-cell office:value-type="float" office:value="491.6439" calcext:value-type="float">
            <text:p>491.6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9629" calcext:value-type="float">
            <text:p>1.249629</text:p>
          </table:table-cell>
          <table:table-cell office:value-type="float" office:value="11.11257" calcext:value-type="float">
            <text:p>11.11257</text:p>
          </table:table-cell>
          <table:table-cell office:value-type="float" office:value="0" calcext:value-type="float">
            <text:p>0</text:p>
          </table:table-cell>
          <table:table-cell office:value-type="float" office:value="0.0592665" calcext:value-type="float">
            <text:p>0.0592665</text:p>
          </table:table-cell>
          <table:table-cell office:value-type="float" office:value="0" calcext:value-type="float">
            <text:p>0</text:p>
          </table:table-cell>
          <table:table-cell office:value-type="float" office:value="5.159217" calcext:value-type="float">
            <text:p>5.159217</text:p>
          </table:table-cell>
          <table:table-cell office:value-type="float" office:value="-0.05035251" calcext:value-type="float">
            <text:p>-0.05035251</text:p>
          </table:table-cell>
          <table:table-cell office:value-type="float" office:value="-0.004867717" calcext:value-type="float">
            <text:p>-0.00486771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3.36859" calcext:value-type="float">
            <text:p>23.36859</text:p>
          </table:table-cell>
          <table:table-cell office:value-type="float" office:value="3.094314" calcext:value-type="float">
            <text:p>3.094314</text:p>
          </table:table-cell>
          <table:table-cell office:value-type="float" office:value="0.1232145" calcext:value-type="float">
            <text:p>0.1232145</text:p>
          </table:table-cell>
          <table:table-cell office:value-type="float" office:value="0.07438587" calcext:value-type="float">
            <text:p>0.07438587</text:p>
          </table:table-cell>
          <table:table-cell office:value-type="float" office:value="0.05986993" calcext:value-type="float">
            <text:p>0.05986993</text:p>
          </table:table-cell>
          <table:table-cell office:value-type="float" office:value="0.04051509" calcext:value-type="float">
            <text:p>0.04051509</text:p>
          </table:table-cell>
          <table:table-cell office:value-type="float" office:value="0.0304184" calcext:value-type="float">
            <text:p>0.0304184</text:p>
          </table:table-cell>
          <table:table-cell office:value-type="float" office:value="0.02446815" calcext:value-type="float">
            <text:p>0.02446815</text:p>
          </table:table-cell>
          <table:table-cell office:value-type="float" office:value="0.02242935" calcext:value-type="float">
            <text:p>0.02242935</text:p>
          </table:table-cell>
          <table:table-cell office:value-type="float" office:value="3.806804" calcext:value-type="float">
            <text:p>3.806804</text:p>
          </table:table-cell>
          <table:table-cell office:value-type="float" office:value="12.74904" calcext:value-type="float">
            <text:p>12.74904</text:p>
          </table:table-cell>
          <table:table-cell office:value-type="float" office:value="14.12452" calcext:value-type="float">
            <text:p>14.12452</text:p>
          </table:table-cell>
          <table:table-cell office:value-type="float" office:value="13.29805" calcext:value-type="float">
            <text:p>13.29805</text:p>
          </table:table-cell>
          <table:table-cell office:value-type="float" office:value="10.137" calcext:value-type="float">
            <text:p>10.137</text:p>
          </table:table-cell>
          <table:table-cell office:value-type="float" office:value="7.45178" calcext:value-type="float">
            <text:p>7.45178</text:p>
          </table:table-cell>
          <table:table-cell office:value-type="float" office:value="3.932089" calcext:value-type="float">
            <text:p>3.932089</text:p>
          </table:table-cell>
          <table:table-cell office:value-type="float" office:value="3.674679" calcext:value-type="float">
            <text:p>3.674679</text:p>
          </table:table-cell>
          <table:table-cell office:value-type="float" office:value="6442.677" calcext:value-type="float">
            <text:p>6442.677</text:p>
          </table:table-cell>
          <table:table-cell office:value-type="float" office:value="0" calcext:value-type="float">
            <text:p>0</text:p>
          </table:table-cell>
          <table:table-cell office:value-type="float" office:value="-0.3088944" calcext:value-type="float">
            <text:p>-0.30889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8" calcext:value-type="float">
            <text:p>12051998</text:p>
          </table:table-cell>
          <table:table-cell office:value-type="float" office:value="18.13958" calcext:value-type="float">
            <text:p>18.13958</text:p>
          </table:table-cell>
          <table:table-cell office:value-type="float" office:value="491.5224" calcext:value-type="float">
            <text:p>491.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0059" calcext:value-type="float">
            <text:p>1.320059</text:p>
          </table:table-cell>
          <table:table-cell office:value-type="float" office:value="11.28649" calcext:value-type="float">
            <text:p>11.28649</text:p>
          </table:table-cell>
          <table:table-cell office:value-type="float" office:value="0" calcext:value-type="float">
            <text:p>0</text:p>
          </table:table-cell>
          <table:table-cell office:value-type="float" office:value="0.05932745" calcext:value-type="float">
            <text:p>0.05932745</text:p>
          </table:table-cell>
          <table:table-cell office:value-type="float" office:value="0" calcext:value-type="float">
            <text:p>0</text:p>
          </table:table-cell>
          <table:table-cell office:value-type="float" office:value="5.164826" calcext:value-type="float">
            <text:p>5.164826</text:p>
          </table:table-cell>
          <table:table-cell office:value-type="float" office:value="-0.05052733" calcext:value-type="float">
            <text:p>-0.05052733</text:p>
          </table:table-cell>
          <table:table-cell office:value-type="float" office:value="-0.005131939" calcext:value-type="float">
            <text:p>-0.005131939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3.11287" calcext:value-type="float">
            <text:p>23.11287</text:p>
          </table:table-cell>
          <table:table-cell office:value-type="float" office:value="3.85112" calcext:value-type="float">
            <text:p>3.85112</text:p>
          </table:table-cell>
          <table:table-cell office:value-type="float" office:value="0.1473219" calcext:value-type="float">
            <text:p>0.1473219</text:p>
          </table:table-cell>
          <table:table-cell office:value-type="float" office:value="0.08265569" calcext:value-type="float">
            <text:p>0.08265569</text:p>
          </table:table-cell>
          <table:table-cell office:value-type="float" office:value="0.06635682" calcext:value-type="float">
            <text:p>0.06635682</text:p>
          </table:table-cell>
          <table:table-cell office:value-type="float" office:value="0.04449659" calcext:value-type="float">
            <text:p>0.04449659</text:p>
          </table:table-cell>
          <table:table-cell office:value-type="float" office:value="0.03298904" calcext:value-type="float">
            <text:p>0.03298904</text:p>
          </table:table-cell>
          <table:table-cell office:value-type="float" office:value="0.02437741" calcext:value-type="float">
            <text:p>0.02437741</text:p>
          </table:table-cell>
          <table:table-cell office:value-type="float" office:value="0.02242769" calcext:value-type="float">
            <text:p>0.02242769</text:p>
          </table:table-cell>
          <table:table-cell office:value-type="float" office:value="3.606012" calcext:value-type="float">
            <text:p>3.606012</text:p>
          </table:table-cell>
          <table:table-cell office:value-type="float" office:value="14.53592" calcext:value-type="float">
            <text:p>14.53592</text:p>
          </table:table-cell>
          <table:table-cell office:value-type="float" office:value="14.93397" calcext:value-type="float">
            <text:p>14.93397</text:p>
          </table:table-cell>
          <table:table-cell office:value-type="float" office:value="13.87624" calcext:value-type="float">
            <text:p>13.87624</text:p>
          </table:table-cell>
          <table:table-cell office:value-type="float" office:value="10.52538" calcext:value-type="float">
            <text:p>10.52538</text:p>
          </table:table-cell>
          <table:table-cell office:value-type="float" office:value="7.705451" calcext:value-type="float">
            <text:p>7.705451</text:p>
          </table:table-cell>
          <table:table-cell office:value-type="float" office:value="4.024728" calcext:value-type="float">
            <text:p>4.024728</text:p>
          </table:table-cell>
          <table:table-cell office:value-type="float" office:value="3.692896" calcext:value-type="float">
            <text:p>3.692896</text:p>
          </table:table-cell>
          <table:table-cell office:value-type="float" office:value="6802.143" calcext:value-type="float">
            <text:p>6802.143</text:p>
          </table:table-cell>
          <table:table-cell office:value-type="float" office:value="0" calcext:value-type="float">
            <text:p>0</text:p>
          </table:table-cell>
          <table:table-cell office:value-type="float" office:value="-0.308995" calcext:value-type="float">
            <text:p>-0.3089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8" calcext:value-type="float">
            <text:p>13051998</text:p>
          </table:table-cell>
          <table:table-cell office:value-type="float" office:value="18.04046" calcext:value-type="float">
            <text:p>18.04046</text:p>
          </table:table-cell>
          <table:table-cell office:value-type="float" office:value="491.3853" calcext:value-type="float">
            <text:p>491.3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5936" calcext:value-type="float">
            <text:p>1.355936</text:p>
          </table:table-cell>
          <table:table-cell office:value-type="float" office:value="11.47389" calcext:value-type="float">
            <text:p>11.47389</text:p>
          </table:table-cell>
          <table:table-cell office:value-type="float" office:value="0" calcext:value-type="float">
            <text:p>0</text:p>
          </table:table-cell>
          <table:table-cell office:value-type="float" office:value="0.05938789" calcext:value-type="float">
            <text:p>0.05938789</text:p>
          </table:table-cell>
          <table:table-cell office:value-type="float" office:value="0" calcext:value-type="float">
            <text:p>0</text:p>
          </table:table-cell>
          <table:table-cell office:value-type="float" office:value="5.170196" calcext:value-type="float">
            <text:p>5.170196</text:p>
          </table:table-cell>
          <table:table-cell office:value-type="float" office:value="-0.05081871" calcext:value-type="float">
            <text:p>-0.05081871</text:p>
          </table:table-cell>
          <table:table-cell office:value-type="float" office:value="-0.00542818" calcext:value-type="float">
            <text:p>-0.00542818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2.9288" calcext:value-type="float">
            <text:p>22.9288</text:p>
          </table:table-cell>
          <table:table-cell office:value-type="float" office:value="4.187687" calcext:value-type="float">
            <text:p>4.187687</text:p>
          </table:table-cell>
          <table:table-cell office:value-type="float" office:value="0.1611608" calcext:value-type="float">
            <text:p>0.1611608</text:p>
          </table:table-cell>
          <table:table-cell office:value-type="float" office:value="0.08746904" calcext:value-type="float">
            <text:p>0.08746904</text:p>
          </table:table-cell>
          <table:table-cell office:value-type="float" office:value="0.07049021" calcext:value-type="float">
            <text:p>0.07049021</text:p>
          </table:table-cell>
          <table:table-cell office:value-type="float" office:value="0.04729364" calcext:value-type="float">
            <text:p>0.04729364</text:p>
          </table:table-cell>
          <table:table-cell office:value-type="float" office:value="0.03505307" calcext:value-type="float">
            <text:p>0.03505307</text:p>
          </table:table-cell>
          <table:table-cell office:value-type="float" office:value="0.02431436" calcext:value-type="float">
            <text:p>0.02431436</text:p>
          </table:table-cell>
          <table:table-cell office:value-type="float" office:value="0.02236136" calcext:value-type="float">
            <text:p>0.02236136</text:p>
          </table:table-cell>
          <table:table-cell office:value-type="float" office:value="3.615833" calcext:value-type="float">
            <text:p>3.615833</text:p>
          </table:table-cell>
          <table:table-cell office:value-type="float" office:value="16.24275" calcext:value-type="float">
            <text:p>16.24275</text:p>
          </table:table-cell>
          <table:table-cell office:value-type="float" office:value="15.79203" calcext:value-type="float">
            <text:p>15.79203</text:p>
          </table:table-cell>
          <table:table-cell office:value-type="float" office:value="14.50651" calcext:value-type="float">
            <text:p>14.50651</text:p>
          </table:table-cell>
          <table:table-cell office:value-type="float" office:value="10.95426" calcext:value-type="float">
            <text:p>10.95426</text:p>
          </table:table-cell>
          <table:table-cell office:value-type="float" office:value="7.987652" calcext:value-type="float">
            <text:p>7.987652</text:p>
          </table:table-cell>
          <table:table-cell office:value-type="float" office:value="4.125048" calcext:value-type="float">
            <text:p>4.125048</text:p>
          </table:table-cell>
          <table:table-cell office:value-type="float" office:value="3.71302" calcext:value-type="float">
            <text:p>3.71302</text:p>
          </table:table-cell>
          <table:table-cell office:value-type="float" office:value="6989.399" calcext:value-type="float">
            <text:p>6989.399</text:p>
          </table:table-cell>
          <table:table-cell office:value-type="float" office:value="0" calcext:value-type="float">
            <text:p>0</text:p>
          </table:table-cell>
          <table:table-cell office:value-type="float" office:value="-0.3091986" calcext:value-type="float">
            <text:p>-0.309198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8" calcext:value-type="float">
            <text:p>14051998</text:p>
          </table:table-cell>
          <table:table-cell office:value-type="float" office:value="17.95216" calcext:value-type="float">
            <text:p>17.95216</text:p>
          </table:table-cell>
          <table:table-cell office:value-type="float" office:value="491.2402" calcext:value-type="float">
            <text:p>491.2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0254" calcext:value-type="float">
            <text:p>1.380254</text:p>
          </table:table-cell>
          <table:table-cell office:value-type="float" office:value="11.67039" calcext:value-type="float">
            <text:p>11.67039</text:p>
          </table:table-cell>
          <table:table-cell office:value-type="float" office:value="0" calcext:value-type="float">
            <text:p>0</text:p>
          </table:table-cell>
          <table:table-cell office:value-type="float" office:value="0.05944805" calcext:value-type="float">
            <text:p>0.05944805</text:p>
          </table:table-cell>
          <table:table-cell office:value-type="float" office:value="0" calcext:value-type="float">
            <text:p>0</text:p>
          </table:table-cell>
          <table:table-cell office:value-type="float" office:value="5.175461" calcext:value-type="float">
            <text:p>5.175461</text:p>
          </table:table-cell>
          <table:table-cell office:value-type="float" office:value="-0.05104472" calcext:value-type="float">
            <text:p>-0.05104472</text:p>
          </table:table-cell>
          <table:table-cell office:value-type="float" office:value="-0.005722261" calcext:value-type="float">
            <text:p>-0.005722261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2.76793" calcext:value-type="float">
            <text:p>22.76793</text:p>
          </table:table-cell>
          <table:table-cell office:value-type="float" office:value="4.396231" calcext:value-type="float">
            <text:p>4.396231</text:p>
          </table:table-cell>
          <table:table-cell office:value-type="float" office:value="0.1782992" calcext:value-type="float">
            <text:p>0.1782992</text:p>
          </table:table-cell>
          <table:table-cell office:value-type="float" office:value="0.09608153" calcext:value-type="float">
            <text:p>0.09608153</text:p>
          </table:table-cell>
          <table:table-cell office:value-type="float" office:value="0.07629616" calcext:value-type="float">
            <text:p>0.07629616</text:p>
          </table:table-cell>
          <table:table-cell office:value-type="float" office:value="0.05053853" calcext:value-type="float">
            <text:p>0.05053853</text:p>
          </table:table-cell>
          <table:table-cell office:value-type="float" office:value="0.0371759" calcext:value-type="float">
            <text:p>0.0371759</text:p>
          </table:table-cell>
          <table:table-cell office:value-type="float" office:value="0.02428856" calcext:value-type="float">
            <text:p>0.02428856</text:p>
          </table:table-cell>
          <table:table-cell office:value-type="float" office:value="0.02230114" calcext:value-type="float">
            <text:p>0.02230114</text:p>
          </table:table-cell>
          <table:table-cell office:value-type="float" office:value="3.876575" calcext:value-type="float">
            <text:p>3.876575</text:p>
          </table:table-cell>
          <table:table-cell office:value-type="float" office:value="17.82815" calcext:value-type="float">
            <text:p>17.82815</text:p>
          </table:table-cell>
          <table:table-cell office:value-type="float" office:value="16.6941" calcext:value-type="float">
            <text:p>16.6941</text:p>
          </table:table-cell>
          <table:table-cell office:value-type="float" office:value="15.16666" calcext:value-type="float">
            <text:p>15.16666</text:p>
          </table:table-cell>
          <table:table-cell office:value-type="float" office:value="11.40428" calcext:value-type="float">
            <text:p>11.40428</text:p>
          </table:table-cell>
          <table:table-cell office:value-type="float" office:value="8.284305" calcext:value-type="float">
            <text:p>8.284305</text:p>
          </table:table-cell>
          <table:table-cell office:value-type="float" office:value="4.230616" calcext:value-type="float">
            <text:p>4.230616</text:p>
          </table:table-cell>
          <table:table-cell office:value-type="float" office:value="3.734676" calcext:value-type="float">
            <text:p>3.734676</text:p>
          </table:table-cell>
          <table:table-cell office:value-type="float" office:value="7114.316" calcext:value-type="float">
            <text:p>7114.316</text:p>
          </table:table-cell>
          <table:table-cell office:value-type="float" office:value="0" calcext:value-type="float">
            <text:p>0</text:p>
          </table:table-cell>
          <table:table-cell office:value-type="float" office:value="-0.3092889" calcext:value-type="float">
            <text:p>-0.30928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8" calcext:value-type="float">
            <text:p>15051998</text:p>
          </table:table-cell>
          <table:table-cell office:value-type="float" office:value="17.86427" calcext:value-type="float">
            <text:p>17.86427</text:p>
          </table:table-cell>
          <table:table-cell office:value-type="float" office:value="491.077" calcext:value-type="float">
            <text:p>491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6693" calcext:value-type="float">
            <text:p>1.396693</text:p>
          </table:table-cell>
          <table:table-cell office:value-type="float" office:value="11.89226" calcext:value-type="float">
            <text:p>11.89226</text:p>
          </table:table-cell>
          <table:table-cell office:value-type="float" office:value="0" calcext:value-type="float">
            <text:p>0</text:p>
          </table:table-cell>
          <table:table-cell office:value-type="float" office:value="0.05950718" calcext:value-type="float">
            <text:p>0.05950718</text:p>
          </table:table-cell>
          <table:table-cell office:value-type="float" office:value="0" calcext:value-type="float">
            <text:p>0</text:p>
          </table:table-cell>
          <table:table-cell office:value-type="float" office:value="5.180684" calcext:value-type="float">
            <text:p>5.180684</text:p>
          </table:table-cell>
          <table:table-cell office:value-type="float" office:value="-0.0513852" calcext:value-type="float">
            <text:p>-0.0513852</text:p>
          </table:table-cell>
          <table:table-cell office:value-type="float" office:value="-0.006019277" calcext:value-type="float">
            <text:p>-0.00601927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2.61509" calcext:value-type="float">
            <text:p>22.61509</text:p>
          </table:table-cell>
          <table:table-cell office:value-type="float" office:value="4.490245" calcext:value-type="float">
            <text:p>4.490245</text:p>
          </table:table-cell>
          <table:table-cell office:value-type="float" office:value="0.1965769" calcext:value-type="float">
            <text:p>0.1965769</text:p>
          </table:table-cell>
          <table:table-cell office:value-type="float" office:value="0.1054982" calcext:value-type="float">
            <text:p>0.1054982</text:p>
          </table:table-cell>
          <table:table-cell office:value-type="float" office:value="0.0840464" calcext:value-type="float">
            <text:p>0.0840464</text:p>
          </table:table-cell>
          <table:table-cell office:value-type="float" office:value="0.05552887" calcext:value-type="float">
            <text:p>0.05552887</text:p>
          </table:table-cell>
          <table:table-cell office:value-type="float" office:value="0.04070586" calcext:value-type="float">
            <text:p>0.04070586</text:p>
          </table:table-cell>
          <table:table-cell office:value-type="float" office:value="0.02426456" calcext:value-type="float">
            <text:p>0.02426456</text:p>
          </table:table-cell>
          <table:table-cell office:value-type="float" office:value="0.02219555" calcext:value-type="float">
            <text:p>0.02219555</text:p>
          </table:table-cell>
          <table:table-cell office:value-type="float" office:value="4.222798" calcext:value-type="float">
            <text:p>4.222798</text:p>
          </table:table-cell>
          <table:table-cell office:value-type="float" office:value="19.55726" calcext:value-type="float">
            <text:p>19.55726</text:p>
          </table:table-cell>
          <table:table-cell office:value-type="float" office:value="17.7247" calcext:value-type="float">
            <text:p>17.7247</text:p>
          </table:table-cell>
          <table:table-cell office:value-type="float" office:value="15.91462" calcext:value-type="float">
            <text:p>15.91462</text:p>
          </table:table-cell>
          <table:table-cell office:value-type="float" office:value="11.91077" calcext:value-type="float">
            <text:p>11.91077</text:p>
          </table:table-cell>
          <table:table-cell office:value-type="float" office:value="8.61941" calcext:value-type="float">
            <text:p>8.61941</text:p>
          </table:table-cell>
          <table:table-cell office:value-type="float" office:value="4.346075" calcext:value-type="float">
            <text:p>4.346075</text:p>
          </table:table-cell>
          <table:table-cell office:value-type="float" office:value="3.758312" calcext:value-type="float">
            <text:p>3.758312</text:p>
          </table:table-cell>
          <table:table-cell office:value-type="float" office:value="7198.36" calcext:value-type="float">
            <text:p>7198.36</text:p>
          </table:table-cell>
          <table:table-cell office:value-type="float" office:value="0" calcext:value-type="float">
            <text:p>0</text:p>
          </table:table-cell>
          <table:table-cell office:value-type="float" office:value="-0.3094337" calcext:value-type="float">
            <text:p>-0.30943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8" calcext:value-type="float">
            <text:p>16051998</text:p>
          </table:table-cell>
          <table:table-cell office:value-type="float" office:value="17.77384" calcext:value-type="float">
            <text:p>17.77384</text:p>
          </table:table-cell>
          <table:table-cell office:value-type="float" office:value="490.913" calcext:value-type="float">
            <text:p>490.913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.340021" calcext:value-type="float">
            <text:p>1.340021</text:p>
          </table:table-cell>
          <table:table-cell office:value-type="float" office:value="12.18455" calcext:value-type="float">
            <text:p>12.18455</text:p>
          </table:table-cell>
          <table:table-cell office:value-type="float" office:value="0" calcext:value-type="float">
            <text:p>0</text:p>
          </table:table-cell>
          <table:table-cell office:value-type="float" office:value="0.05956583" calcext:value-type="float">
            <text:p>0.05956583</text:p>
          </table:table-cell>
          <table:table-cell office:value-type="float" office:value="0" calcext:value-type="float">
            <text:p>0</text:p>
          </table:table-cell>
          <table:table-cell office:value-type="float" office:value="5.185912" calcext:value-type="float">
            <text:p>5.185912</text:p>
          </table:table-cell>
          <table:table-cell office:value-type="float" office:value="-0.05547695" calcext:value-type="float">
            <text:p>-0.05547695</text:p>
          </table:table-cell>
          <table:table-cell office:value-type="float" office:value="-0.006313684" calcext:value-type="float">
            <text:p>-0.006313684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2.46881" calcext:value-type="float">
            <text:p>22.46881</text:p>
          </table:table-cell>
          <table:table-cell office:value-type="float" office:value="13.50781" calcext:value-type="float">
            <text:p>13.50781</text:p>
          </table:table-cell>
          <table:table-cell office:value-type="float" office:value="9.202497" calcext:value-type="float">
            <text:p>9.202497</text:p>
          </table:table-cell>
          <table:table-cell office:value-type="float" office:value="4.593981" calcext:value-type="float">
            <text:p>4.593981</text:p>
          </table:table-cell>
          <table:table-cell office:value-type="float" office:value="0.08730338" calcext:value-type="float">
            <text:p>0.08730338</text:p>
          </table:table-cell>
          <table:table-cell office:value-type="float" office:value="0.05799359" calcext:value-type="float">
            <text:p>0.05799359</text:p>
          </table:table-cell>
          <table:table-cell office:value-type="float" office:value="0.04283298" calcext:value-type="float">
            <text:p>0.04283298</text:p>
          </table:table-cell>
          <table:table-cell office:value-type="float" office:value="0.02435412" calcext:value-type="float">
            <text:p>0.02435412</text:p>
          </table:table-cell>
          <table:table-cell office:value-type="float" office:value="0.02209934" calcext:value-type="float">
            <text:p>0.02209934</text:p>
          </table:table-cell>
          <table:table-cell office:value-type="float" office:value="9.051292" calcext:value-type="float">
            <text:p>9.051292</text:p>
          </table:table-cell>
          <table:table-cell office:value-type="float" office:value="21.74106" calcext:value-type="float">
            <text:p>21.74106</text:p>
          </table:table-cell>
          <table:table-cell office:value-type="float" office:value="19.02088" calcext:value-type="float">
            <text:p>19.02088</text:p>
          </table:table-cell>
          <table:table-cell office:value-type="float" office:value="16.45115" calcext:value-type="float">
            <text:p>16.45115</text:p>
          </table:table-cell>
          <table:table-cell office:value-type="float" office:value="12.39151" calcext:value-type="float">
            <text:p>12.39151</text:p>
          </table:table-cell>
          <table:table-cell office:value-type="float" office:value="8.969872" calcext:value-type="float">
            <text:p>8.969872</text:p>
          </table:table-cell>
          <table:table-cell office:value-type="float" office:value="4.469796" calcext:value-type="float">
            <text:p>4.469796</text:p>
          </table:table-cell>
          <table:table-cell office:value-type="float" office:value="3.78425" calcext:value-type="float">
            <text:p>3.78425</text:p>
          </table:table-cell>
          <table:table-cell office:value-type="float" office:value="7261.027" calcext:value-type="float">
            <text:p>7261.027</text:p>
          </table:table-cell>
          <table:table-cell office:value-type="float" office:value="0" calcext:value-type="float">
            <text:p>0</text:p>
          </table:table-cell>
          <table:table-cell office:value-type="float" office:value="-0.3117805" calcext:value-type="float">
            <text:p>-0.31178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8" calcext:value-type="float">
            <text:p>17051998</text:p>
          </table:table-cell>
          <table:table-cell office:value-type="float" office:value="17.67392" calcext:value-type="float">
            <text:p>17.67392</text:p>
          </table:table-cell>
          <table:table-cell office:value-type="float" office:value="490.7441" calcext:value-type="float">
            <text:p>490.744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853891" calcext:value-type="float">
            <text:p>2.853891</text:p>
          </table:table-cell>
          <table:table-cell office:value-type="float" office:value="12.54083" calcext:value-type="float">
            <text:p>12.54083</text:p>
          </table:table-cell>
          <table:table-cell office:value-type="float" office:value="0" calcext:value-type="float">
            <text:p>0</text:p>
          </table:table-cell>
          <table:table-cell office:value-type="float" office:value="0.05962448" calcext:value-type="float">
            <text:p>0.05962448</text:p>
          </table:table-cell>
          <table:table-cell office:value-type="float" office:value="0" calcext:value-type="float">
            <text:p>0</text:p>
          </table:table-cell>
          <table:table-cell office:value-type="float" office:value="5.191132" calcext:value-type="float">
            <text:p>5.191132</text:p>
          </table:table-cell>
          <table:table-cell office:value-type="float" office:value="-0.05951704" calcext:value-type="float">
            <text:p>-0.05951704</text:p>
          </table:table-cell>
          <table:table-cell office:value-type="float" office:value="-0.006958787" calcext:value-type="float">
            <text:p>-0.00695878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2.31399" calcext:value-type="float">
            <text:p>22.31399</text:p>
          </table:table-cell>
          <table:table-cell office:value-type="float" office:value="13.92588" calcext:value-type="float">
            <text:p>13.92588</text:p>
          </table:table-cell>
          <table:table-cell office:value-type="float" office:value="7.160398" calcext:value-type="float">
            <text:p>7.160398</text:p>
          </table:table-cell>
          <table:table-cell office:value-type="float" office:value="28.88667" calcext:value-type="float">
            <text:p>28.88667</text:p>
          </table:table-cell>
          <table:table-cell office:value-type="float" office:value="0.09169145" calcext:value-type="float">
            <text:p>0.09169145</text:p>
          </table:table-cell>
          <table:table-cell office:value-type="float" office:value="0.0613644" calcext:value-type="float">
            <text:p>0.0613644</text:p>
          </table:table-cell>
          <table:table-cell office:value-type="float" office:value="0.04557505" calcext:value-type="float">
            <text:p>0.04557505</text:p>
          </table:table-cell>
          <table:table-cell office:value-type="float" office:value="0.02451471" calcext:value-type="float">
            <text:p>0.02451471</text:p>
          </table:table-cell>
          <table:table-cell office:value-type="float" office:value="0.02203197" calcext:value-type="float">
            <text:p>0.02203197</text:p>
          </table:table-cell>
          <table:table-cell office:value-type="float" office:value="7.811852" calcext:value-type="float">
            <text:p>7.811852</text:p>
          </table:table-cell>
          <table:table-cell office:value-type="float" office:value="26.88764" calcext:value-type="float">
            <text:p>26.88764</text:p>
          </table:table-cell>
          <table:table-cell office:value-type="float" office:value="21.44891" calcext:value-type="float">
            <text:p>21.44891</text:p>
          </table:table-cell>
          <table:table-cell office:value-type="float" office:value="17.19698" calcext:value-type="float">
            <text:p>17.19698</text:p>
          </table:table-cell>
          <table:table-cell office:value-type="float" office:value="12.87646" calcext:value-type="float">
            <text:p>12.87646</text:p>
          </table:table-cell>
          <table:table-cell office:value-type="float" office:value="9.305482" calcext:value-type="float">
            <text:p>9.305482</text:p>
          </table:table-cell>
          <table:table-cell office:value-type="float" office:value="4.597786" calcext:value-type="float">
            <text:p>4.597786</text:p>
          </table:table-cell>
          <table:table-cell office:value-type="float" office:value="3.811834" calcext:value-type="float">
            <text:p>3.811834</text:p>
          </table:table-cell>
          <table:table-cell office:value-type="float" office:value="7337.011" calcext:value-type="float">
            <text:p>7337.011</text:p>
          </table:table-cell>
          <table:table-cell office:value-type="float" office:value="0" calcext:value-type="float">
            <text:p>0</text:p>
          </table:table-cell>
          <table:table-cell office:value-type="float" office:value="-0.3139687" calcext:value-type="float">
            <text:p>-0.31396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8" calcext:value-type="float">
            <text:p>18051998</text:p>
          </table:table-cell>
          <table:table-cell office:value-type="float" office:value="17.58399" calcext:value-type="float">
            <text:p>17.58399</text:p>
          </table:table-cell>
          <table:table-cell office:value-type="float" office:value="490.5818" calcext:value-type="float">
            <text:p>490.581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78404" calcext:value-type="float">
            <text:p>2.78404</text:p>
          </table:table-cell>
          <table:table-cell office:value-type="float" office:value="12.88367" calcext:value-type="float">
            <text:p>12.88367</text:p>
          </table:table-cell>
          <table:table-cell office:value-type="float" office:value="0" calcext:value-type="float">
            <text:p>0</text:p>
          </table:table-cell>
          <table:table-cell office:value-type="float" office:value="0.05968273" calcext:value-type="float">
            <text:p>0.05968273</text:p>
          </table:table-cell>
          <table:table-cell office:value-type="float" office:value="0" calcext:value-type="float">
            <text:p>0</text:p>
          </table:table-cell>
          <table:table-cell office:value-type="float" office:value="5.196309" calcext:value-type="float">
            <text:p>5.196309</text:p>
          </table:table-cell>
          <table:table-cell office:value-type="float" office:value="-0.06166077" calcext:value-type="float">
            <text:p>-0.06166077</text:p>
          </table:table-cell>
          <table:table-cell office:value-type="float" office:value="-0.00780427" calcext:value-type="float">
            <text:p>-0.0078042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2.18591" calcext:value-type="float">
            <text:p>22.18591</text:p>
          </table:table-cell>
          <table:table-cell office:value-type="float" office:value="13.38412" calcext:value-type="float">
            <text:p>13.38412</text:p>
          </table:table-cell>
          <table:table-cell office:value-type="float" office:value="5.674497" calcext:value-type="float">
            <text:p>5.674497</text:p>
          </table:table-cell>
          <table:table-cell office:value-type="float" office:value="28.31005" calcext:value-type="float">
            <text:p>28.31005</text:p>
          </table:table-cell>
          <table:table-cell office:value-type="float" office:value="0.09139185" calcext:value-type="float">
            <text:p>0.09139185</text:p>
          </table:table-cell>
          <table:table-cell office:value-type="float" office:value="0.06174673" calcext:value-type="float">
            <text:p>0.06174673</text:p>
          </table:table-cell>
          <table:table-cell office:value-type="float" office:value="0.04629902" calcext:value-type="float">
            <text:p>0.04629902</text:p>
          </table:table-cell>
          <table:table-cell office:value-type="float" office:value="0.02468357" calcext:value-type="float">
            <text:p>0.02468357</text:p>
          </table:table-cell>
          <table:table-cell office:value-type="float" office:value="0.02202481" calcext:value-type="float">
            <text:p>0.02202481</text:p>
          </table:table-cell>
          <table:table-cell office:value-type="float" office:value="7.438822" calcext:value-type="float">
            <text:p>7.438822</text:p>
          </table:table-cell>
          <table:table-cell office:value-type="float" office:value="30.93969" calcext:value-type="float">
            <text:p>30.93969</text:p>
          </table:table-cell>
          <table:table-cell office:value-type="float" office:value="23.68847" calcext:value-type="float">
            <text:p>23.68847</text:p>
          </table:table-cell>
          <table:table-cell office:value-type="float" office:value="18.0246" calcext:value-type="float">
            <text:p>18.0246</text:p>
          </table:table-cell>
          <table:table-cell office:value-type="float" office:value="13.39771" calcext:value-type="float">
            <text:p>13.39771</text:p>
          </table:table-cell>
          <table:table-cell office:value-type="float" office:value="9.648605" calcext:value-type="float">
            <text:p>9.648605</text:p>
          </table:table-cell>
          <table:table-cell office:value-type="float" office:value="4.727844" calcext:value-type="float">
            <text:p>4.727844</text:p>
          </table:table-cell>
          <table:table-cell office:value-type="float" office:value="3.840533" calcext:value-type="float">
            <text:p>3.840533</text:p>
          </table:table-cell>
          <table:table-cell office:value-type="float" office:value="7365.338" calcext:value-type="float">
            <text:p>7365.338</text:p>
          </table:table-cell>
          <table:table-cell office:value-type="float" office:value="0" calcext:value-type="float">
            <text:p>0</text:p>
          </table:table-cell>
          <table:table-cell office:value-type="float" office:value="-0.3149555" calcext:value-type="float">
            <text:p>-0.31495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8" calcext:value-type="float">
            <text:p>19051998</text:p>
          </table:table-cell>
          <table:table-cell office:value-type="float" office:value="17.50497" calcext:value-type="float">
            <text:p>17.50497</text:p>
          </table:table-cell>
          <table:table-cell office:value-type="float" office:value="490.437" calcext:value-type="float">
            <text:p>490.43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693376" calcext:value-type="float">
            <text:p>2.693376</text:p>
          </table:table-cell>
          <table:table-cell office:value-type="float" office:value="13.19098" calcext:value-type="float">
            <text:p>13.19098</text:p>
          </table:table-cell>
          <table:table-cell office:value-type="float" office:value="0" calcext:value-type="float">
            <text:p>0</text:p>
          </table:table-cell>
          <table:table-cell office:value-type="float" office:value="0.05974056" calcext:value-type="float">
            <text:p>0.05974056</text:p>
          </table:table-cell>
          <table:table-cell office:value-type="float" office:value="0" calcext:value-type="float">
            <text:p>0</text:p>
          </table:table-cell>
          <table:table-cell office:value-type="float" office:value="5.201481" calcext:value-type="float">
            <text:p>5.201481</text:p>
          </table:table-cell>
          <table:table-cell office:value-type="float" office:value="-0.06256562" calcext:value-type="float">
            <text:p>-0.06256562</text:p>
          </table:table-cell>
          <table:table-cell office:value-type="float" office:value="-0.008600328" calcext:value-type="float">
            <text:p>-0.008600328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2.08643" calcext:value-type="float">
            <text:p>22.08643</text:p>
          </table:table-cell>
          <table:table-cell office:value-type="float" office:value="12.47885" calcext:value-type="float">
            <text:p>12.47885</text:p>
          </table:table-cell>
          <table:table-cell office:value-type="float" office:value="4.539698" calcext:value-type="float">
            <text:p>4.539698</text:p>
          </table:table-cell>
          <table:table-cell office:value-type="float" office:value="27.39323" calcext:value-type="float">
            <text:p>27.39323</text:p>
          </table:table-cell>
          <table:table-cell office:value-type="float" office:value="0.08525509" calcext:value-type="float">
            <text:p>0.08525509</text:p>
          </table:table-cell>
          <table:table-cell office:value-type="float" office:value="0.05830396" calcext:value-type="float">
            <text:p>0.05830396</text:p>
          </table:table-cell>
          <table:table-cell office:value-type="float" office:value="0.04440635" calcext:value-type="float">
            <text:p>0.04440635</text:p>
          </table:table-cell>
          <table:table-cell office:value-type="float" office:value="0.0248191" calcext:value-type="float">
            <text:p>0.0248191</text:p>
          </table:table-cell>
          <table:table-cell office:value-type="float" office:value="0.02210202" calcext:value-type="float">
            <text:p>0.02210202</text:p>
          </table:table-cell>
          <table:table-cell office:value-type="float" office:value="7.816397" calcext:value-type="float">
            <text:p>7.816397</text:p>
          </table:table-cell>
          <table:table-cell office:value-type="float" office:value="33.79828" calcext:value-type="float">
            <text:p>33.79828</text:p>
          </table:table-cell>
          <table:table-cell office:value-type="float" office:value="25.64172" calcext:value-type="float">
            <text:p>25.64172</text:p>
          </table:table-cell>
          <table:table-cell office:value-type="float" office:value="18.79854" calcext:value-type="float">
            <text:p>18.79854</text:p>
          </table:table-cell>
          <table:table-cell office:value-type="float" office:value="13.90562" calcext:value-type="float">
            <text:p>13.90562</text:p>
          </table:table-cell>
          <table:table-cell office:value-type="float" office:value="9.983526" calcext:value-type="float">
            <text:p>9.983526</text:p>
          </table:table-cell>
          <table:table-cell office:value-type="float" office:value="4.856781" calcext:value-type="float">
            <text:p>4.856781</text:p>
          </table:table-cell>
          <table:table-cell office:value-type="float" office:value="3.869277" calcext:value-type="float">
            <text:p>3.869277</text:p>
          </table:table-cell>
          <table:table-cell office:value-type="float" office:value="7381.199" calcext:value-type="float">
            <text:p>7381.199</text:p>
          </table:table-cell>
          <table:table-cell office:value-type="float" office:value="0" calcext:value-type="float">
            <text:p>0</text:p>
          </table:table-cell>
          <table:table-cell office:value-type="float" office:value="-0.3153721" calcext:value-type="float">
            <text:p>-0.31537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8" calcext:value-type="float">
            <text:p>20051998</text:p>
          </table:table-cell>
          <table:table-cell office:value-type="float" office:value="17.41978" calcext:value-type="float">
            <text:p>17.41978</text:p>
          </table:table-cell>
          <table:table-cell office:value-type="float" office:value="490.2891" calcext:value-type="float">
            <text:p>490.289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617901" calcext:value-type="float">
            <text:p>2.617901</text:p>
          </table:table-cell>
          <table:table-cell office:value-type="float" office:value="13.49479" calcext:value-type="float">
            <text:p>13.49479</text:p>
          </table:table-cell>
          <table:table-cell office:value-type="float" office:value="0" calcext:value-type="float">
            <text:p>0</text:p>
          </table:table-cell>
          <table:table-cell office:value-type="float" office:value="0.05979814" calcext:value-type="float">
            <text:p>0.05979814</text:p>
          </table:table-cell>
          <table:table-cell office:value-type="float" office:value="0" calcext:value-type="float">
            <text:p>0</text:p>
          </table:table-cell>
          <table:table-cell office:value-type="float" office:value="5.206673" calcext:value-type="float">
            <text:p>5.206673</text:p>
          </table:table-cell>
          <table:table-cell office:value-type="float" office:value="-0.06387773" calcext:value-type="float">
            <text:p>-0.06387773</text:p>
          </table:table-cell>
          <table:table-cell office:value-type="float" office:value="-0.009387547" calcext:value-type="float">
            <text:p>-0.00938754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97063" calcext:value-type="float">
            <text:p>21.97063</text:p>
          </table:table-cell>
          <table:table-cell office:value-type="float" office:value="11.64925" calcext:value-type="float">
            <text:p>11.64925</text:p>
          </table:table-cell>
          <table:table-cell office:value-type="float" office:value="3.723782" calcext:value-type="float">
            <text:p>3.723782</text:p>
          </table:table-cell>
          <table:table-cell office:value-type="float" office:value="26.58195" calcext:value-type="float">
            <text:p>26.58195</text:p>
          </table:table-cell>
          <table:table-cell office:value-type="float" office:value="0.08753724" calcext:value-type="float">
            <text:p>0.08753724</text:p>
          </table:table-cell>
          <table:table-cell office:value-type="float" office:value="0.05933959" calcext:value-type="float">
            <text:p>0.05933959</text:p>
          </table:table-cell>
          <table:table-cell office:value-type="float" office:value="0.04494465" calcext:value-type="float">
            <text:p>0.04494465</text:p>
          </table:table-cell>
          <table:table-cell office:value-type="float" office:value="0.02495144" calcext:value-type="float">
            <text:p>0.02495144</text:p>
          </table:table-cell>
          <table:table-cell office:value-type="float" office:value="0.02221467" calcext:value-type="float">
            <text:p>0.02221467</text:p>
          </table:table-cell>
          <table:table-cell office:value-type="float" office:value="8.296084" calcext:value-type="float">
            <text:p>8.296084</text:p>
          </table:table-cell>
          <table:table-cell office:value-type="float" office:value="36.42548" calcext:value-type="float">
            <text:p>36.42548</text:p>
          </table:table-cell>
          <table:table-cell office:value-type="float" office:value="27.56708" calcext:value-type="float">
            <text:p>27.56708</text:p>
          </table:table-cell>
          <table:table-cell office:value-type="float" office:value="19.58779" calcext:value-type="float">
            <text:p>19.58779</text:p>
          </table:table-cell>
          <table:table-cell office:value-type="float" office:value="14.41873" calcext:value-type="float">
            <text:p>14.41873</text:p>
          </table:table-cell>
          <table:table-cell office:value-type="float" office:value="10.31863" calcext:value-type="float">
            <text:p>10.31863</text:p>
          </table:table-cell>
          <table:table-cell office:value-type="float" office:value="4.985762" calcext:value-type="float">
            <text:p>4.985762</text:p>
          </table:table-cell>
          <table:table-cell office:value-type="float" office:value="3.89738" calcext:value-type="float">
            <text:p>3.89738</text:p>
          </table:table-cell>
          <table:table-cell office:value-type="float" office:value="7400.413" calcext:value-type="float">
            <text:p>7400.413</text:p>
          </table:table-cell>
          <table:table-cell office:value-type="float" office:value="0" calcext:value-type="float">
            <text:p>0</text:p>
          </table:table-cell>
          <table:table-cell office:value-type="float" office:value="-0.3160389" calcext:value-type="float">
            <text:p>-0.31603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8" calcext:value-type="float">
            <text:p>21051998</text:p>
          </table:table-cell>
          <table:table-cell office:value-type="float" office:value="17.35262" calcext:value-type="float">
            <text:p>17.35262</text:p>
          </table:table-cell>
          <table:table-cell office:value-type="float" office:value="490.1618" calcext:value-type="float">
            <text:p>490.161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545949" calcext:value-type="float">
            <text:p>2.545949</text:p>
          </table:table-cell>
          <table:table-cell office:value-type="float" office:value="13.75799" calcext:value-type="float">
            <text:p>13.75799</text:p>
          </table:table-cell>
          <table:table-cell office:value-type="float" office:value="0" calcext:value-type="float">
            <text:p>0</text:p>
          </table:table-cell>
          <table:table-cell office:value-type="float" office:value="0.05985546" calcext:value-type="float">
            <text:p>0.05985546</text:p>
          </table:table-cell>
          <table:table-cell office:value-type="float" office:value="0" calcext:value-type="float">
            <text:p>0</text:p>
          </table:table-cell>
          <table:table-cell office:value-type="float" office:value="5.211883" calcext:value-type="float">
            <text:p>5.211883</text:p>
          </table:table-cell>
          <table:table-cell office:value-type="float" office:value="-0.06411238" calcext:value-type="float">
            <text:p>-0.06411238</text:p>
          </table:table-cell>
          <table:table-cell office:value-type="float" office:value="-0.01007499" calcext:value-type="float">
            <text:p>-0.01007499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88507" calcext:value-type="float">
            <text:p>21.88507</text:p>
          </table:table-cell>
          <table:table-cell office:value-type="float" office:value="10.70784" calcext:value-type="float">
            <text:p>10.70784</text:p>
          </table:table-cell>
          <table:table-cell office:value-type="float" office:value="3.05245" calcext:value-type="float">
            <text:p>3.05245</text:p>
          </table:table-cell>
          <table:table-cell office:value-type="float" office:value="25.85766" calcext:value-type="float">
            <text:p>25.85766</text:p>
          </table:table-cell>
          <table:table-cell office:value-type="float" office:value="0.07131649" calcext:value-type="float">
            <text:p>0.07131649</text:p>
          </table:table-cell>
          <table:table-cell office:value-type="float" office:value="0.05059054" calcext:value-type="float">
            <text:p>0.05059054</text:p>
          </table:table-cell>
          <table:table-cell office:value-type="float" office:value="0.04004258" calcext:value-type="float">
            <text:p>0.04004258</text:p>
          </table:table-cell>
          <table:table-cell office:value-type="float" office:value="0.02507061" calcext:value-type="float">
            <text:p>0.02507061</text:p>
          </table:table-cell>
          <table:table-cell office:value-type="float" office:value="0.02234095" calcext:value-type="float">
            <text:p>0.02234095</text:p>
          </table:table-cell>
          <table:table-cell office:value-type="float" office:value="8.914998" calcext:value-type="float">
            <text:p>8.914998</text:p>
          </table:table-cell>
          <table:table-cell office:value-type="float" office:value="38.25195" calcext:value-type="float">
            <text:p>38.25195</text:p>
          </table:table-cell>
          <table:table-cell office:value-type="float" office:value="29.17976" calcext:value-type="float">
            <text:p>29.17976</text:p>
          </table:table-cell>
          <table:table-cell office:value-type="float" office:value="20.28962" calcext:value-type="float">
            <text:p>20.28962</text:p>
          </table:table-cell>
          <table:table-cell office:value-type="float" office:value="14.9018" calcext:value-type="float">
            <text:p>14.9018</text:p>
          </table:table-cell>
          <table:table-cell office:value-type="float" office:value="10.64656" calcext:value-type="float">
            <text:p>10.64656</text:p>
          </table:table-cell>
          <table:table-cell office:value-type="float" office:value="5.115689" calcext:value-type="float">
            <text:p>5.115689</text:p>
          </table:table-cell>
          <table:table-cell office:value-type="float" office:value="3.925916" calcext:value-type="float">
            <text:p>3.925916</text:p>
          </table:table-cell>
          <table:table-cell office:value-type="float" office:value="7411.181" calcext:value-type="float">
            <text:p>7411.181</text:p>
          </table:table-cell>
          <table:table-cell office:value-type="float" office:value="0" calcext:value-type="float">
            <text:p>0</text:p>
          </table:table-cell>
          <table:table-cell office:value-type="float" office:value="-0.3160995" calcext:value-type="float">
            <text:p>-0.31609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8" calcext:value-type="float">
            <text:p>22051998</text:p>
          </table:table-cell>
          <table:table-cell office:value-type="float" office:value="17.29081" calcext:value-type="float">
            <text:p>17.29081</text:p>
          </table:table-cell>
          <table:table-cell office:value-type="float" office:value="490.0491" calcext:value-type="float">
            <text:p>490.049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487371" calcext:value-type="float">
            <text:p>2.487371</text:p>
          </table:table-cell>
          <table:table-cell office:value-type="float" office:value="13.98997" calcext:value-type="float">
            <text:p>13.98997</text:p>
          </table:table-cell>
          <table:table-cell office:value-type="float" office:value="0" calcext:value-type="float">
            <text:p>0</text:p>
          </table:table-cell>
          <table:table-cell office:value-type="float" office:value="0.05991268" calcext:value-type="float">
            <text:p>0.05991268</text:p>
          </table:table-cell>
          <table:table-cell office:value-type="float" office:value="0" calcext:value-type="float">
            <text:p>0</text:p>
          </table:table-cell>
          <table:table-cell office:value-type="float" office:value="5.217124" calcext:value-type="float">
            <text:p>5.217124</text:p>
          </table:table-cell>
          <table:table-cell office:value-type="float" office:value="-0.06430729" calcext:value-type="float">
            <text:p>-0.06430729</text:p>
          </table:table-cell>
          <table:table-cell office:value-type="float" office:value="-0.01072951" calcext:value-type="float">
            <text:p>-0.01072951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79314" calcext:value-type="float">
            <text:p>21.79314</text:p>
          </table:table-cell>
          <table:table-cell office:value-type="float" office:value="9.918916" calcext:value-type="float">
            <text:p>9.918916</text:p>
          </table:table-cell>
          <table:table-cell office:value-type="float" office:value="2.567641" calcext:value-type="float">
            <text:p>2.567641</text:p>
          </table:table-cell>
          <table:table-cell office:value-type="float" office:value="25.22781" calcext:value-type="float">
            <text:p>25.22781</text:p>
          </table:table-cell>
          <table:table-cell office:value-type="float" office:value="0.06798414" calcext:value-type="float">
            <text:p>0.06798414</text:p>
          </table:table-cell>
          <table:table-cell office:value-type="float" office:value="0.04771429" calcext:value-type="float">
            <text:p>0.04771429</text:p>
          </table:table-cell>
          <table:table-cell office:value-type="float" office:value="0.03745937" calcext:value-type="float">
            <text:p>0.03745937</text:p>
          </table:table-cell>
          <table:table-cell office:value-type="float" office:value="0.02524894" calcext:value-type="float">
            <text:p>0.02524894</text:p>
          </table:table-cell>
          <table:table-cell office:value-type="float" office:value="0.02261817" calcext:value-type="float">
            <text:p>0.02261817</text:p>
          </table:table-cell>
          <table:table-cell office:value-type="float" office:value="9.220421" calcext:value-type="float">
            <text:p>9.220421</text:p>
          </table:table-cell>
          <table:table-cell office:value-type="float" office:value="40.10212" calcext:value-type="float">
            <text:p>40.10212</text:p>
          </table:table-cell>
          <table:table-cell office:value-type="float" office:value="30.64072" calcext:value-type="float">
            <text:p>30.64072</text:p>
          </table:table-cell>
          <table:table-cell office:value-type="float" office:value="20.88901" calcext:value-type="float">
            <text:p>20.88901</text:p>
          </table:table-cell>
          <table:table-cell office:value-type="float" office:value="15.30238" calcext:value-type="float">
            <text:p>15.30238</text:p>
          </table:table-cell>
          <table:table-cell office:value-type="float" office:value="10.91235" calcext:value-type="float">
            <text:p>10.91235</text:p>
          </table:table-cell>
          <table:table-cell office:value-type="float" office:value="5.230646" calcext:value-type="float">
            <text:p>5.230646</text:p>
          </table:table-cell>
          <table:table-cell office:value-type="float" office:value="3.951545" calcext:value-type="float">
            <text:p>3.951545</text:p>
          </table:table-cell>
          <table:table-cell office:value-type="float" office:value="7421.449" calcext:value-type="float">
            <text:p>7421.449</text:p>
          </table:table-cell>
          <table:table-cell office:value-type="float" office:value="0" calcext:value-type="float">
            <text:p>0</text:p>
          </table:table-cell>
          <table:table-cell office:value-type="float" office:value="-0.3161816" calcext:value-type="float">
            <text:p>-0.31618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8" calcext:value-type="float">
            <text:p>23051998</text:p>
          </table:table-cell>
          <table:table-cell office:value-type="float" office:value="17.22146" calcext:value-type="float">
            <text:p>17.22146</text:p>
          </table:table-cell>
          <table:table-cell office:value-type="float" office:value="489.9297" calcext:value-type="float">
            <text:p>489.929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432896" calcext:value-type="float">
            <text:p>2.432896</text:p>
          </table:table-cell>
          <table:table-cell office:value-type="float" office:value="14.23706" calcext:value-type="float">
            <text:p>14.23706</text:p>
          </table:table-cell>
          <table:table-cell office:value-type="float" office:value="0" calcext:value-type="float">
            <text:p>0</text:p>
          </table:table-cell>
          <table:table-cell office:value-type="float" office:value="0.05996976" calcext:value-type="float">
            <text:p>0.05996976</text:p>
          </table:table-cell>
          <table:table-cell office:value-type="float" office:value="0" calcext:value-type="float">
            <text:p>0</text:p>
          </table:table-cell>
          <table:table-cell office:value-type="float" office:value="5.222382" calcext:value-type="float">
            <text:p>5.222382</text:p>
          </table:table-cell>
          <table:table-cell office:value-type="float" office:value="-0.06487798" calcext:value-type="float">
            <text:p>-0.06487798</text:p>
          </table:table-cell>
          <table:table-cell office:value-type="float" office:value="-0.01140715" calcext:value-type="float">
            <text:p>-0.01140715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69437" calcext:value-type="float">
            <text:p>21.69437</text:p>
          </table:table-cell>
          <table:table-cell office:value-type="float" office:value="9.232362" calcext:value-type="float">
            <text:p>9.232362</text:p>
          </table:table-cell>
          <table:table-cell office:value-type="float" office:value="2.176723" calcext:value-type="float">
            <text:p>2.176723</text:p>
          </table:table-cell>
          <table:table-cell office:value-type="float" office:value="24.60266" calcext:value-type="float">
            <text:p>24.60266</text:p>
          </table:table-cell>
          <table:table-cell office:value-type="float" office:value="0.06981905" calcext:value-type="float">
            <text:p>0.06981905</text:p>
          </table:table-cell>
          <table:table-cell office:value-type="float" office:value="0.04832662" calcext:value-type="float">
            <text:p>0.04832662</text:p>
          </table:table-cell>
          <table:table-cell office:value-type="float" office:value="0.03748229" calcext:value-type="float">
            <text:p>0.03748229</text:p>
          </table:table-cell>
          <table:table-cell office:value-type="float" office:value="0.0252878" calcext:value-type="float">
            <text:p>0.0252878</text:p>
          </table:table-cell>
          <table:table-cell office:value-type="float" office:value="0.02280753" calcext:value-type="float">
            <text:p>0.02280753</text:p>
          </table:table-cell>
          <table:table-cell office:value-type="float" office:value="9.385994" calcext:value-type="float">
            <text:p>9.385994</text:p>
          </table:table-cell>
          <table:table-cell office:value-type="float" office:value="42.11139" calcext:value-type="float">
            <text:p>42.11139</text:p>
          </table:table-cell>
          <table:table-cell office:value-type="float" office:value="32.25159" calcext:value-type="float">
            <text:p>32.25159</text:p>
          </table:table-cell>
          <table:table-cell office:value-type="float" office:value="21.53597" calcext:value-type="float">
            <text:p>21.53597</text:p>
          </table:table-cell>
          <table:table-cell office:value-type="float" office:value="15.7233" calcext:value-type="float">
            <text:p>15.7233</text:p>
          </table:table-cell>
          <table:table-cell office:value-type="float" office:value="11.18628" calcext:value-type="float">
            <text:p>11.18628</text:p>
          </table:table-cell>
          <table:table-cell office:value-type="float" office:value="5.346939" calcext:value-type="float">
            <text:p>5.346939</text:p>
          </table:table-cell>
          <table:table-cell office:value-type="float" office:value="3.97613" calcext:value-type="float">
            <text:p>3.97613</text:p>
          </table:table-cell>
          <table:table-cell office:value-type="float" office:value="7430.124" calcext:value-type="float">
            <text:p>7430.124</text:p>
          </table:table-cell>
          <table:table-cell office:value-type="float" office:value="0" calcext:value-type="float">
            <text:p>0</text:p>
          </table:table-cell>
          <table:table-cell office:value-type="float" office:value="-0.3164753" calcext:value-type="float">
            <text:p>-0.31647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8" calcext:value-type="float">
            <text:p>24051998</text:p>
          </table:table-cell>
          <table:table-cell office:value-type="float" office:value="17.14503" calcext:value-type="float">
            <text:p>17.14503</text:p>
          </table:table-cell>
          <table:table-cell office:value-type="float" office:value="489.8026" calcext:value-type="float">
            <text:p>489.802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378359" calcext:value-type="float">
            <text:p>2.378359</text:p>
          </table:table-cell>
          <table:table-cell office:value-type="float" office:value="14.50618" calcext:value-type="float">
            <text:p>14.50618</text:p>
          </table:table-cell>
          <table:table-cell office:value-type="float" office:value="0" calcext:value-type="float">
            <text:p>0</text:p>
          </table:table-cell>
          <table:table-cell office:value-type="float" office:value="0.06002662" calcext:value-type="float">
            <text:p>0.06002662</text:p>
          </table:table-cell>
          <table:table-cell office:value-type="float" office:value="0" calcext:value-type="float">
            <text:p>0</text:p>
          </table:table-cell>
          <table:table-cell office:value-type="float" office:value="5.227635" calcext:value-type="float">
            <text:p>5.227635</text:p>
          </table:table-cell>
          <table:table-cell office:value-type="float" office:value="-0.06540188" calcext:value-type="float">
            <text:p>-0.06540188</text:p>
          </table:table-cell>
          <table:table-cell office:value-type="float" office:value="-0.01212037" calcext:value-type="float">
            <text:p>-0.01212037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5918" calcext:value-type="float">
            <text:p>21.5918</text:p>
          </table:table-cell>
          <table:table-cell office:value-type="float" office:value="8.582723" calcext:value-type="float">
            <text:p>8.582723</text:p>
          </table:table-cell>
          <table:table-cell office:value-type="float" office:value="1.827469" calcext:value-type="float">
            <text:p>1.827469</text:p>
          </table:table-cell>
          <table:table-cell office:value-type="float" office:value="23.95554" calcext:value-type="float">
            <text:p>23.95554</text:p>
          </table:table-cell>
          <table:table-cell office:value-type="float" office:value="0.07328551" calcext:value-type="float">
            <text:p>0.07328551</text:p>
          </table:table-cell>
          <table:table-cell office:value-type="float" office:value="0.05032361" calcext:value-type="float">
            <text:p>0.05032361</text:p>
          </table:table-cell>
          <table:table-cell office:value-type="float" office:value="0.03873927" calcext:value-type="float">
            <text:p>0.03873927</text:p>
          </table:table-cell>
          <table:table-cell office:value-type="float" office:value="0.02528724" calcext:value-type="float">
            <text:p>0.02528724</text:p>
          </table:table-cell>
          <table:table-cell office:value-type="float" office:value="0.02288394" calcext:value-type="float">
            <text:p>0.02288394</text:p>
          </table:table-cell>
          <table:table-cell office:value-type="float" office:value="9.602871" calcext:value-type="float">
            <text:p>9.602871</text:p>
          </table:table-cell>
          <table:table-cell office:value-type="float" office:value="44.18414" calcext:value-type="float">
            <text:p>44.18414</text:p>
          </table:table-cell>
          <table:table-cell office:value-type="float" office:value="34.04985" calcext:value-type="float">
            <text:p>34.04985</text:p>
          </table:table-cell>
          <table:table-cell office:value-type="float" office:value="22.24368" calcext:value-type="float">
            <text:p>22.24368</text:p>
          </table:table-cell>
          <table:table-cell office:value-type="float" office:value="16.17976" calcext:value-type="float">
            <text:p>16.17976</text:p>
          </table:table-cell>
          <table:table-cell office:value-type="float" office:value="11.48328" calcext:value-type="float">
            <text:p>11.48328</text:p>
          </table:table-cell>
          <table:table-cell office:value-type="float" office:value="5.469382" calcext:value-type="float">
            <text:p>5.469382</text:p>
          </table:table-cell>
          <table:table-cell office:value-type="float" office:value="4.001463" calcext:value-type="float">
            <text:p>4.001463</text:p>
          </table:table-cell>
          <table:table-cell office:value-type="float" office:value="7435.457" calcext:value-type="float">
            <text:p>7435.457</text:p>
          </table:table-cell>
          <table:table-cell office:value-type="float" office:value="0" calcext:value-type="float">
            <text:p>0</text:p>
          </table:table-cell>
          <table:table-cell office:value-type="float" office:value="-0.316688" calcext:value-type="float">
            <text:p>-0.3166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8" calcext:value-type="float">
            <text:p>25051998</text:p>
          </table:table-cell>
          <table:table-cell office:value-type="float" office:value="17.06463" calcext:value-type="float">
            <text:p>17.06463</text:p>
          </table:table-cell>
          <table:table-cell office:value-type="float" office:value="489.6718" calcext:value-type="float">
            <text:p>489.671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323217" calcext:value-type="float">
            <text:p>2.323217</text:p>
          </table:table-cell>
          <table:table-cell office:value-type="float" office:value="14.79092" calcext:value-type="float">
            <text:p>14.79092</text:p>
          </table:table-cell>
          <table:table-cell office:value-type="float" office:value="0" calcext:value-type="float">
            <text:p>0</text:p>
          </table:table-cell>
          <table:table-cell office:value-type="float" office:value="0.06008317" calcext:value-type="float">
            <text:p>0.06008317</text:p>
          </table:table-cell>
          <table:table-cell office:value-type="float" office:value="0" calcext:value-type="float">
            <text:p>0</text:p>
          </table:table-cell>
          <table:table-cell office:value-type="float" office:value="5.232888" calcext:value-type="float">
            <text:p>5.232888</text:p>
          </table:table-cell>
          <table:table-cell office:value-type="float" office:value="-0.06629319" calcext:value-type="float">
            <text:p>-0.06629319</text:p>
          </table:table-cell>
          <table:table-cell office:value-type="float" office:value="-0.01287246" calcext:value-type="float">
            <text:p>-0.01287246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48637" calcext:value-type="float">
            <text:p>21.48637</text:p>
          </table:table-cell>
          <table:table-cell office:value-type="float" office:value="7.990393" calcext:value-type="float">
            <text:p>7.990393</text:p>
          </table:table-cell>
          <table:table-cell office:value-type="float" office:value="1.516746" calcext:value-type="float">
            <text:p>1.516746</text:p>
          </table:table-cell>
          <table:table-cell office:value-type="float" office:value="23.2787" calcext:value-type="float">
            <text:p>23.2787</text:p>
          </table:table-cell>
          <table:table-cell office:value-type="float" office:value="0.0755426" calcext:value-type="float">
            <text:p>0.0755426</text:p>
          </table:table-cell>
          <table:table-cell office:value-type="float" office:value="0.05174808" calcext:value-type="float">
            <text:p>0.05174808</text:p>
          </table:table-cell>
          <table:table-cell office:value-type="float" office:value="0.03983868" calcext:value-type="float">
            <text:p>0.03983868</text:p>
          </table:table-cell>
          <table:table-cell office:value-type="float" office:value="0.02529619" calcext:value-type="float">
            <text:p>0.02529619</text:p>
          </table:table-cell>
          <table:table-cell office:value-type="float" office:value="0.02289871" calcext:value-type="float">
            <text:p>0.02289871</text:p>
          </table:table-cell>
          <table:table-cell office:value-type="float" office:value="10.0347" calcext:value-type="float">
            <text:p>10.0347</text:p>
          </table:table-cell>
          <table:table-cell office:value-type="float" office:value="46.16549" calcext:value-type="float">
            <text:p>46.16549</text:p>
          </table:table-cell>
          <table:table-cell office:value-type="float" office:value="35.98974" calcext:value-type="float">
            <text:p>35.98974</text:p>
          </table:table-cell>
          <table:table-cell office:value-type="float" office:value="22.98398" calcext:value-type="float">
            <text:p>22.98398</text:p>
          </table:table-cell>
          <table:table-cell office:value-type="float" office:value="16.65914" calcext:value-type="float">
            <text:p>16.65914</text:p>
          </table:table-cell>
          <table:table-cell office:value-type="float" office:value="11.79778" calcext:value-type="float">
            <text:p>11.79778</text:p>
          </table:table-cell>
          <table:table-cell office:value-type="float" office:value="5.597528" calcext:value-type="float">
            <text:p>5.597528</text:p>
          </table:table-cell>
          <table:table-cell office:value-type="float" office:value="4.027984" calcext:value-type="float">
            <text:p>4.027984</text:p>
          </table:table-cell>
          <table:table-cell office:value-type="float" office:value="7439.331" calcext:value-type="float">
            <text:p>7439.331</text:p>
          </table:table-cell>
          <table:table-cell office:value-type="float" office:value="0" calcext:value-type="float">
            <text:p>0</text:p>
          </table:table-cell>
          <table:table-cell office:value-type="float" office:value="-0.3170664" calcext:value-type="float">
            <text:p>-0.31706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8" calcext:value-type="float">
            <text:p>26051998</text:p>
          </table:table-cell>
          <table:table-cell office:value-type="float" office:value="16.99096" calcext:value-type="float">
            <text:p>16.99096</text:p>
          </table:table-cell>
          <table:table-cell office:value-type="float" office:value="489.549" calcext:value-type="float">
            <text:p>489.54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265599" calcext:value-type="float">
            <text:p>2.265599</text:p>
          </table:table-cell>
          <table:table-cell office:value-type="float" office:value="15.06911" calcext:value-type="float">
            <text:p>15.06911</text:p>
          </table:table-cell>
          <table:table-cell office:value-type="float" office:value="0" calcext:value-type="float">
            <text:p>0</text:p>
          </table:table-cell>
          <table:table-cell office:value-type="float" office:value="0.06013968" calcext:value-type="float">
            <text:p>0.06013968</text:p>
          </table:table-cell>
          <table:table-cell office:value-type="float" office:value="0" calcext:value-type="float">
            <text:p>0</text:p>
          </table:table-cell>
          <table:table-cell office:value-type="float" office:value="5.238145" calcext:value-type="float">
            <text:p>5.238145</text:p>
          </table:table-cell>
          <table:table-cell office:value-type="float" office:value="-0.06679418" calcext:value-type="float">
            <text:p>-0.06679418</text:p>
          </table:table-cell>
          <table:table-cell office:value-type="float" office:value="-0.01362284" calcext:value-type="float">
            <text:p>-0.01362284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39408" calcext:value-type="float">
            <text:p>21.39408</text:p>
          </table:table-cell>
          <table:table-cell office:value-type="float" office:value="7.404212" calcext:value-type="float">
            <text:p>7.404212</text:p>
          </table:table-cell>
          <table:table-cell office:value-type="float" office:value="1.195695" calcext:value-type="float">
            <text:p>1.195695</text:p>
          </table:table-cell>
          <table:table-cell office:value-type="float" office:value="22.58914" calcext:value-type="float">
            <text:p>22.58914</text:p>
          </table:table-cell>
          <table:table-cell office:value-type="float" office:value="0.07082059" calcext:value-type="float">
            <text:p>0.07082059</text:p>
          </table:table-cell>
          <table:table-cell office:value-type="float" office:value="0.04951946" calcext:value-type="float">
            <text:p>0.04951946</text:p>
          </table:table-cell>
          <table:table-cell office:value-type="float" office:value="0.03878333" calcext:value-type="float">
            <text:p>0.03878333</text:p>
          </table:table-cell>
          <table:table-cell office:value-type="float" office:value="0.02531488" calcext:value-type="float">
            <text:p>0.02531488</text:p>
          </table:table-cell>
          <table:table-cell office:value-type="float" office:value="0.02292012" calcext:value-type="float">
            <text:p>0.02292012</text:p>
          </table:table-cell>
          <table:table-cell office:value-type="float" office:value="10.35442" calcext:value-type="float">
            <text:p>10.35442</text:p>
          </table:table-cell>
          <table:table-cell office:value-type="float" office:value="48.05965" calcext:value-type="float">
            <text:p>48.05965</text:p>
          </table:table-cell>
          <table:table-cell office:value-type="float" office:value="37.9104" calcext:value-type="float">
            <text:p>37.9104</text:p>
          </table:table-cell>
          <table:table-cell office:value-type="float" office:value="23.69454" calcext:value-type="float">
            <text:p>23.69454</text:p>
          </table:table-cell>
          <table:table-cell office:value-type="float" office:value="17.12773" calcext:value-type="float">
            <text:p>17.12773</text:p>
          </table:table-cell>
          <table:table-cell office:value-type="float" office:value="12.11001" calcext:value-type="float">
            <text:p>12.11001</text:p>
          </table:table-cell>
          <table:table-cell office:value-type="float" office:value="5.727195" calcext:value-type="float">
            <text:p>5.727195</text:p>
          </table:table-cell>
          <table:table-cell office:value-type="float" office:value="4.055289" calcext:value-type="float">
            <text:p>4.055289</text:p>
          </table:table-cell>
          <table:table-cell office:value-type="float" office:value="7441.459" calcext:value-type="float">
            <text:p>7441.459</text:p>
          </table:table-cell>
          <table:table-cell office:value-type="float" office:value="0" calcext:value-type="float">
            <text:p>0</text:p>
          </table:table-cell>
          <table:table-cell office:value-type="float" office:value="-0.3173362" calcext:value-type="float">
            <text:p>-0.31733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8" calcext:value-type="float">
            <text:p>27051998</text:p>
          </table:table-cell>
          <table:table-cell office:value-type="float" office:value="16.91939" calcext:value-type="float">
            <text:p>16.91939</text:p>
          </table:table-cell>
          <table:table-cell office:value-type="float" office:value="489.4328" calcext:value-type="float">
            <text:p>489.432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21253" calcext:value-type="float">
            <text:p>2.21253</text:p>
          </table:table-cell>
          <table:table-cell office:value-type="float" office:value="15.34266" calcext:value-type="float">
            <text:p>15.34266</text:p>
          </table:table-cell>
          <table:table-cell office:value-type="float" office:value="0" calcext:value-type="float">
            <text:p>0</text:p>
          </table:table-cell>
          <table:table-cell office:value-type="float" office:value="0.06019602" calcext:value-type="float">
            <text:p>0.06019602</text:p>
          </table:table-cell>
          <table:table-cell office:value-type="float" office:value="0" calcext:value-type="float">
            <text:p>0</text:p>
          </table:table-cell>
          <table:table-cell office:value-type="float" office:value="5.243443" calcext:value-type="float">
            <text:p>5.243443</text:p>
          </table:table-cell>
          <table:table-cell office:value-type="float" office:value="-0.06739368" calcext:value-type="float">
            <text:p>-0.06739368</text:p>
          </table:table-cell>
          <table:table-cell office:value-type="float" office:value="-0.01444882" calcext:value-type="float">
            <text:p>-0.01444882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29757" calcext:value-type="float">
            <text:p>21.29757</text:p>
          </table:table-cell>
          <table:table-cell office:value-type="float" office:value="6.922746" calcext:value-type="float">
            <text:p>6.922746</text:p>
          </table:table-cell>
          <table:table-cell office:value-type="float" office:value="0.9258829" calcext:value-type="float">
            <text:p>0.9258829</text:p>
          </table:table-cell>
          <table:table-cell office:value-type="float" office:value="21.90759" calcext:value-type="float">
            <text:p>21.90759</text:p>
          </table:table-cell>
          <table:table-cell office:value-type="float" office:value="0.07110829" calcext:value-type="float">
            <text:p>0.07110829</text:p>
          </table:table-cell>
          <table:table-cell office:value-type="float" office:value="0.04894592" calcext:value-type="float">
            <text:p>0.04894592</text:p>
          </table:table-cell>
          <table:table-cell office:value-type="float" office:value="0.03800802" calcext:value-type="float">
            <text:p>0.03800802</text:p>
          </table:table-cell>
          <table:table-cell office:value-type="float" office:value="0.02536112" calcext:value-type="float">
            <text:p>0.02536112</text:p>
          </table:table-cell>
          <table:table-cell office:value-type="float" office:value="0.023017" calcext:value-type="float">
            <text:p>0.023017</text:p>
          </table:table-cell>
          <table:table-cell office:value-type="float" office:value="10.79568" calcext:value-type="float">
            <text:p>10.79568</text:p>
          </table:table-cell>
          <table:table-cell office:value-type="float" office:value="49.94779" calcext:value-type="float">
            <text:p>49.94779</text:p>
          </table:table-cell>
          <table:table-cell office:value-type="float" office:value="39.85994" calcext:value-type="float">
            <text:p>39.85994</text:p>
          </table:table-cell>
          <table:table-cell office:value-type="float" office:value="24.35992" calcext:value-type="float">
            <text:p>24.35992</text:p>
          </table:table-cell>
          <table:table-cell office:value-type="float" office:value="17.55873" calcext:value-type="float">
            <text:p>17.55873</text:p>
          </table:table-cell>
          <table:table-cell office:value-type="float" office:value="12.39248" calcext:value-type="float">
            <text:p>12.39248</text:p>
          </table:table-cell>
          <table:table-cell office:value-type="float" office:value="5.850871" calcext:value-type="float">
            <text:p>5.850871</text:p>
          </table:table-cell>
          <table:table-cell office:value-type="float" office:value="4.081636" calcext:value-type="float">
            <text:p>4.081636</text:p>
          </table:table-cell>
          <table:table-cell office:value-type="float" office:value="7443.744" calcext:value-type="float">
            <text:p>7443.744</text:p>
          </table:table-cell>
          <table:table-cell office:value-type="float" office:value="0" calcext:value-type="float">
            <text:p>0</text:p>
          </table:table-cell>
          <table:table-cell office:value-type="float" office:value="-0.3176044" calcext:value-type="float">
            <text:p>-0.31760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8" calcext:value-type="float">
            <text:p>28051998</text:p>
          </table:table-cell>
          <table:table-cell office:value-type="float" office:value="16.83271" calcext:value-type="float">
            <text:p>16.83271</text:p>
          </table:table-cell>
          <table:table-cell office:value-type="float" office:value="489.302" calcext:value-type="float">
            <text:p>489.30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156304" calcext:value-type="float">
            <text:p>2.156304</text:p>
          </table:table-cell>
          <table:table-cell office:value-type="float" office:value="15.66957" calcext:value-type="float">
            <text:p>15.66957</text:p>
          </table:table-cell>
          <table:table-cell office:value-type="float" office:value="0" calcext:value-type="float">
            <text:p>0</text:p>
          </table:table-cell>
          <table:table-cell office:value-type="float" office:value="0.06025216" calcext:value-type="float">
            <text:p>0.06025216</text:p>
          </table:table-cell>
          <table:table-cell office:value-type="float" office:value="0" calcext:value-type="float">
            <text:p>0</text:p>
          </table:table-cell>
          <table:table-cell office:value-type="float" office:value="5.248777" calcext:value-type="float">
            <text:p>5.248777</text:p>
          </table:table-cell>
          <table:table-cell office:value-type="float" office:value="-0.06895555" calcext:value-type="float">
            <text:p>-0.06895555</text:p>
          </table:table-cell>
          <table:table-cell office:value-type="float" office:value="-0.01548124" calcext:value-type="float">
            <text:p>-0.01548124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18114" calcext:value-type="float">
            <text:p>21.18114</text:p>
          </table:table-cell>
          <table:table-cell office:value-type="float" office:value="6.500013" calcext:value-type="float">
            <text:p>6.500013</text:p>
          </table:table-cell>
          <table:table-cell office:value-type="float" office:value="0.7138126" calcext:value-type="float">
            <text:p>0.7138126</text:p>
          </table:table-cell>
          <table:table-cell office:value-type="float" office:value="21.12052" calcext:value-type="float">
            <text:p>21.12052</text:p>
          </table:table-cell>
          <table:table-cell office:value-type="float" office:value="0.07716641" calcext:value-type="float">
            <text:p>0.07716641</text:p>
          </table:table-cell>
          <table:table-cell office:value-type="float" office:value="0.05243362" calcext:value-type="float">
            <text:p>0.05243362</text:p>
          </table:table-cell>
          <table:table-cell office:value-type="float" office:value="0.04029584" calcext:value-type="float">
            <text:p>0.04029584</text:p>
          </table:table-cell>
          <table:table-cell office:value-type="float" office:value="0.0253693" calcext:value-type="float">
            <text:p>0.0253693</text:p>
          </table:table-cell>
          <table:table-cell office:value-type="float" office:value="0.02301432" calcext:value-type="float">
            <text:p>0.02301432</text:p>
          </table:table-cell>
          <table:table-cell office:value-type="float" office:value="11.37194" calcext:value-type="float">
            <text:p>11.37194</text:p>
          </table:table-cell>
          <table:table-cell office:value-type="float" office:value="52.26133" calcext:value-type="float">
            <text:p>52.26133</text:p>
          </table:table-cell>
          <table:table-cell office:value-type="float" office:value="42.305" calcext:value-type="float">
            <text:p>42.305</text:p>
          </table:table-cell>
          <table:table-cell office:value-type="float" office:value="25.12236" calcext:value-type="float">
            <text:p>25.12236</text:p>
          </table:table-cell>
          <table:table-cell office:value-type="float" office:value="18.04047" calcext:value-type="float">
            <text:p>18.04047</text:p>
          </table:table-cell>
          <table:table-cell office:value-type="float" office:value="12.70556" calcext:value-type="float">
            <text:p>12.70556</text:p>
          </table:table-cell>
          <table:table-cell office:value-type="float" office:value="5.981701" calcext:value-type="float">
            <text:p>5.981701</text:p>
          </table:table-cell>
          <table:table-cell office:value-type="float" office:value="4.108373" calcext:value-type="float">
            <text:p>4.108373</text:p>
          </table:table-cell>
          <table:table-cell office:value-type="float" office:value="7450.481" calcext:value-type="float">
            <text:p>7450.481</text:p>
          </table:table-cell>
          <table:table-cell office:value-type="float" office:value="0" calcext:value-type="float">
            <text:p>0</text:p>
          </table:table-cell>
          <table:table-cell office:value-type="float" office:value="-0.3184009" calcext:value-type="float">
            <text:p>-0.31840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8" calcext:value-type="float">
            <text:p>29051998</text:p>
          </table:table-cell>
          <table:table-cell office:value-type="float" office:value="16.74935" calcext:value-type="float">
            <text:p>16.74935</text:p>
          </table:table-cell>
          <table:table-cell office:value-type="float" office:value="489.1924" calcext:value-type="float">
            <text:p>489.192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079924" calcext:value-type="float">
            <text:p>2.079924</text:p>
          </table:table-cell>
          <table:table-cell office:value-type="float" office:value="15.99992" calcext:value-type="float">
            <text:p>15.99992</text:p>
          </table:table-cell>
          <table:table-cell office:value-type="float" office:value="0" calcext:value-type="float">
            <text:p>0</text:p>
          </table:table-cell>
          <table:table-cell office:value-type="float" office:value="0.06030817" calcext:value-type="float">
            <text:p>0.06030817</text:p>
          </table:table-cell>
          <table:table-cell office:value-type="float" office:value="0" calcext:value-type="float">
            <text:p>0</text:p>
          </table:table-cell>
          <table:table-cell office:value-type="float" office:value="5.254168" calcext:value-type="float">
            <text:p>5.254168</text:p>
          </table:table-cell>
          <table:table-cell office:value-type="float" office:value="-0.06939562" calcext:value-type="float">
            <text:p>-0.06939562</text:p>
          </table:table-cell>
          <table:table-cell office:value-type="float" office:value="-0.01658589" calcext:value-type="float">
            <text:p>-0.01658589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1.08589" calcext:value-type="float">
            <text:p>21.08589</text:p>
          </table:table-cell>
          <table:table-cell office:value-type="float" office:value="5.18931" calcext:value-type="float">
            <text:p>5.18931</text:p>
          </table:table-cell>
          <table:table-cell office:value-type="float" office:value="0.8920895" calcext:value-type="float">
            <text:p>0.8920895</text:p>
          </table:table-cell>
          <table:table-cell office:value-type="float" office:value="20.14485" calcext:value-type="float">
            <text:p>20.14485</text:p>
          </table:table-cell>
          <table:table-cell office:value-type="float" office:value="0.06767313" calcext:value-type="float">
            <text:p>0.06767313</text:p>
          </table:table-cell>
          <table:table-cell office:value-type="float" office:value="0.04755807" calcext:value-type="float">
            <text:p>0.04755807</text:p>
          </table:table-cell>
          <table:table-cell office:value-type="float" office:value="0.03773772" calcext:value-type="float">
            <text:p>0.03773772</text:p>
          </table:table-cell>
          <table:table-cell office:value-type="float" office:value="0.02537358" calcext:value-type="float">
            <text:p>0.02537358</text:p>
          </table:table-cell>
          <table:table-cell office:value-type="float" office:value="0.0229918" calcext:value-type="float">
            <text:p>0.0229918</text:p>
          </table:table-cell>
          <table:table-cell office:value-type="float" office:value="22.40653" calcext:value-type="float">
            <text:p>22.40653</text:p>
          </table:table-cell>
          <table:table-cell office:value-type="float" office:value="50.35304" calcext:value-type="float">
            <text:p>50.35304</text:p>
          </table:table-cell>
          <table:table-cell office:value-type="float" office:value="43.97803" calcext:value-type="float">
            <text:p>43.97803</text:p>
          </table:table-cell>
          <table:table-cell office:value-type="float" office:value="25.74831" calcext:value-type="float">
            <text:p>25.74831</text:p>
          </table:table-cell>
          <table:table-cell office:value-type="float" office:value="18.49688" calcext:value-type="float">
            <text:p>18.49688</text:p>
          </table:table-cell>
          <table:table-cell office:value-type="float" office:value="13.0199" calcext:value-type="float">
            <text:p>13.0199</text:p>
          </table:table-cell>
          <table:table-cell office:value-type="float" office:value="6.116039" calcext:value-type="float">
            <text:p>6.116039</text:p>
          </table:table-cell>
          <table:table-cell office:value-type="float" office:value="4.136618" calcext:value-type="float">
            <text:p>4.136618</text:p>
          </table:table-cell>
          <table:table-cell office:value-type="float" office:value="7492.814" calcext:value-type="float">
            <text:p>7492.814</text:p>
          </table:table-cell>
          <table:table-cell office:value-type="float" office:value="0" calcext:value-type="float">
            <text:p>0</text:p>
          </table:table-cell>
          <table:table-cell office:value-type="float" office:value="-0.3184948" calcext:value-type="float">
            <text:p>-0.3184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8" calcext:value-type="float">
            <text:p>30051998</text:p>
          </table:table-cell>
          <table:table-cell office:value-type="float" office:value="16.66736" calcext:value-type="float">
            <text:p>16.66736</text:p>
          </table:table-cell>
          <table:table-cell office:value-type="float" office:value="489.089" calcext:value-type="float">
            <text:p>489.08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025618" calcext:value-type="float">
            <text:p>2.025618</text:p>
          </table:table-cell>
          <table:table-cell office:value-type="float" office:value="16.31059" calcext:value-type="float">
            <text:p>16.31059</text:p>
          </table:table-cell>
          <table:table-cell office:value-type="float" office:value="0" calcext:value-type="float">
            <text:p>0</text:p>
          </table:table-cell>
          <table:table-cell office:value-type="float" office:value="0.06036396" calcext:value-type="float">
            <text:p>0.06036396</text:p>
          </table:table-cell>
          <table:table-cell office:value-type="float" office:value="0" calcext:value-type="float">
            <text:p>0</text:p>
          </table:table-cell>
          <table:table-cell office:value-type="float" office:value="5.259578" calcext:value-type="float">
            <text:p>5.259578</text:p>
          </table:table-cell>
          <table:table-cell office:value-type="float" office:value="-0.06999402" calcext:value-type="float">
            <text:p>-0.06999402</text:p>
          </table:table-cell>
          <table:table-cell office:value-type="float" office:value="-0.01776265" calcext:value-type="float">
            <text:p>-0.01776265</text:p>
          </table:table-cell>
          <table:table-cell office:value-type="float" office:value="0.008437144" calcext:value-type="float">
            <text:p>0.008437144</text:p>
          </table:table-cell>
          <table:table-cell office:value-type="float" office:value="20.97445" calcext:value-type="float">
            <text:p>20.97445</text:p>
          </table:table-cell>
          <table:table-cell office:value-type="float" office:value="4.701692" calcext:value-type="float">
            <text:p>4.701692</text:p>
          </table:table-cell>
          <table:table-cell office:value-type="float" office:value="0.9602304" calcext:value-type="float">
            <text:p>0.9602304</text:p>
          </table:table-cell>
          <table:table-cell office:value-type="float" office:value="19.23748" calcext:value-type="float">
            <text:p>19.23748</text:p>
          </table:table-cell>
          <table:table-cell office:value-type="float" office:value="0.06592295" calcext:value-type="float">
            <text:p>0.06592295</text:p>
          </table:table-cell>
          <table:table-cell office:value-type="float" office:value="0.04614588" calcext:value-type="float">
            <text:p>0.04614588</text:p>
          </table:table-cell>
          <table:table-cell office:value-type="float" office:value="0.03649838" calcext:value-type="float">
            <text:p>0.03649838</text:p>
          </table:table-cell>
          <table:table-cell office:value-type="float" office:value="0.02544289" calcext:value-type="float">
            <text:p>0.02544289</text:p>
          </table:table-cell>
          <table:table-cell office:value-type="float" office:value="0.02310912" calcext:value-type="float">
            <text:p>0.02310912</text:p>
          </table:table-cell>
          <table:table-cell office:value-type="float" office:value="21.73911" calcext:value-type="float">
            <text:p>21.73911</text:p>
          </table:table-cell>
          <table:table-cell office:value-type="float" office:value="55.70336" calcext:value-type="float">
            <text:p>55.70336</text:p>
          </table:table-cell>
          <table:table-cell office:value-type="float" office:value="45.95479" calcext:value-type="float">
            <text:p>45.95479</text:p>
          </table:table-cell>
          <table:table-cell office:value-type="float" office:value="26.19128" calcext:value-type="float">
            <text:p>26.19128</text:p>
          </table:table-cell>
          <table:table-cell office:value-type="float" office:value="18.82114" calcext:value-type="float">
            <text:p>18.82114</text:p>
          </table:table-cell>
          <table:table-cell office:value-type="float" office:value="13.26041" calcext:value-type="float">
            <text:p>13.26041</text:p>
          </table:table-cell>
          <table:table-cell office:value-type="float" office:value="6.238031" calcext:value-type="float">
            <text:p>6.238031</text:p>
          </table:table-cell>
          <table:table-cell office:value-type="float" office:value="4.163011" calcext:value-type="float">
            <text:p>4.163011</text:p>
          </table:table-cell>
          <table:table-cell office:value-type="float" office:value="7588.797" calcext:value-type="float">
            <text:p>7588.797</text:p>
          </table:table-cell>
          <table:table-cell office:value-type="float" office:value="0" calcext:value-type="float">
            <text:p>0</text:p>
          </table:table-cell>
          <table:table-cell office:value-type="float" office:value="-0.3187433" calcext:value-type="float">
            <text:p>-0.31874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8" calcext:value-type="float">
            <text:p>31051998</text:p>
          </table:table-cell>
          <table:table-cell office:value-type="float" office:value="16.60469" calcext:value-type="float">
            <text:p>16.60469</text:p>
          </table:table-cell>
          <table:table-cell office:value-type="float" office:value="489.0064" calcext:value-type="float">
            <text:p>489.006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863033" calcext:value-type="float">
            <text:p>1.863033</text:p>
          </table:table-cell>
          <table:table-cell office:value-type="float" office:value="16.54546" calcext:value-type="float">
            <text:p>16.54546</text:p>
          </table:table-cell>
          <table:table-cell office:value-type="float" office:value="0" calcext:value-type="float">
            <text:p>0</text:p>
          </table:table-cell>
          <table:table-cell office:value-type="float" office:value="0.06071969" calcext:value-type="float">
            <text:p>0.06071969</text:p>
          </table:table-cell>
          <table:table-cell office:value-type="float" office:value="0" calcext:value-type="float">
            <text:p>0</text:p>
          </table:table-cell>
          <table:table-cell office:value-type="float" office:value="5.413758" calcext:value-type="float">
            <text:p>5.413758</text:p>
          </table:table-cell>
          <table:table-cell office:value-type="float" office:value="-0.07576855" calcext:value-type="float">
            <text:p>-0.07576855</text:p>
          </table:table-cell>
          <table:table-cell office:value-type="float" office:value="-0.01933018" calcext:value-type="float">
            <text:p>-0.01933018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91586" calcext:value-type="float">
            <text:p>20.91586</text:p>
          </table:table-cell>
          <table:table-cell office:value-type="float" office:value="6.237377" calcext:value-type="float">
            <text:p>6.237377</text:p>
          </table:table-cell>
          <table:table-cell office:value-type="float" office:value="1.869199" calcext:value-type="float">
            <text:p>1.869199</text:p>
          </table:table-cell>
          <table:table-cell office:value-type="float" office:value="17.02262" calcext:value-type="float">
            <text:p>17.02262</text:p>
          </table:table-cell>
          <table:table-cell office:value-type="float" office:value="0.4325306" calcext:value-type="float">
            <text:p>0.4325306</text:p>
          </table:table-cell>
          <table:table-cell office:value-type="float" office:value="0.04377972" calcext:value-type="float">
            <text:p>0.04377972</text:p>
          </table:table-cell>
          <table:table-cell office:value-type="float" office:value="0.03290102" calcext:value-type="float">
            <text:p>0.03290102</text:p>
          </table:table-cell>
          <table:table-cell office:value-type="float" office:value="0.02679198" calcext:value-type="float">
            <text:p>0.02679198</text:p>
          </table:table-cell>
          <table:table-cell office:value-type="float" office:value="0.02322871" calcext:value-type="float">
            <text:p>0.02322871</text:p>
          </table:table-cell>
          <table:table-cell office:value-type="float" office:value="18.45307" calcext:value-type="float">
            <text:p>18.45307</text:p>
          </table:table-cell>
          <table:table-cell office:value-type="float" office:value="26.61984" calcext:value-type="float">
            <text:p>26.61984</text:p>
          </table:table-cell>
          <table:table-cell office:value-type="float" office:value="47.1442" calcext:value-type="float">
            <text:p>47.1442</text:p>
          </table:table-cell>
          <table:table-cell office:value-type="float" office:value="34.40279" calcext:value-type="float">
            <text:p>34.40279</text:p>
          </table:table-cell>
          <table:table-cell office:value-type="float" office:value="21.69056" calcext:value-type="float">
            <text:p>21.69056</text:p>
          </table:table-cell>
          <table:table-cell office:value-type="float" office:value="13.83334" calcext:value-type="float">
            <text:p>13.83334</text:p>
          </table:table-cell>
          <table:table-cell office:value-type="float" office:value="6.275473" calcext:value-type="float">
            <text:p>6.275473</text:p>
          </table:table-cell>
          <table:table-cell office:value-type="float" office:value="4.199766" calcext:value-type="float">
            <text:p>4.199766</text:p>
          </table:table-cell>
          <table:table-cell office:value-type="float" office:value="6696.511" calcext:value-type="float">
            <text:p>6696.511</text:p>
          </table:table-cell>
          <table:table-cell office:value-type="float" office:value="0" calcext:value-type="float">
            <text:p>0</text:p>
          </table:table-cell>
          <table:table-cell office:value-type="float" office:value="-0.3381115" calcext:value-type="float">
            <text:p>-0.33811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8" calcext:value-type="float">
            <text:p>1061998</text:p>
          </table:table-cell>
          <table:table-cell office:value-type="float" office:value="16.54486" calcext:value-type="float">
            <text:p>16.54486</text:p>
          </table:table-cell>
          <table:table-cell office:value-type="float" office:value="488.9293" calcext:value-type="float">
            <text:p>488.92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770085" calcext:value-type="float">
            <text:p>1.770085</text:p>
          </table:table-cell>
          <table:table-cell office:value-type="float" office:value="16.609" calcext:value-type="float">
            <text:p>16.609</text:p>
          </table:table-cell>
          <table:table-cell office:value-type="float" office:value="0" calcext:value-type="float">
            <text:p>0</text:p>
          </table:table-cell>
          <table:table-cell office:value-type="float" office:value="0.06107296" calcext:value-type="float">
            <text:p>0.06107296</text:p>
          </table:table-cell>
          <table:table-cell office:value-type="float" office:value="0" calcext:value-type="float">
            <text:p>0</text:p>
          </table:table-cell>
          <table:table-cell office:value-type="float" office:value="5.670501" calcext:value-type="float">
            <text:p>5.670501</text:p>
          </table:table-cell>
          <table:table-cell office:value-type="float" office:value="-0.08035738" calcext:value-type="float">
            <text:p>-0.08035738</text:p>
          </table:table-cell>
          <table:table-cell office:value-type="float" office:value="-0.02059323" calcext:value-type="float">
            <text:p>-0.0205932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85742" calcext:value-type="float">
            <text:p>20.85742</text:p>
          </table:table-cell>
          <table:table-cell office:value-type="float" office:value="4.593755" calcext:value-type="float">
            <text:p>4.593755</text:p>
          </table:table-cell>
          <table:table-cell office:value-type="float" office:value="2.227264" calcext:value-type="float">
            <text:p>2.227264</text:p>
          </table:table-cell>
          <table:table-cell office:value-type="float" office:value="15.70742" calcext:value-type="float">
            <text:p>15.70742</text:p>
          </table:table-cell>
          <table:table-cell office:value-type="float" office:value="0.495641" calcext:value-type="float">
            <text:p>0.495641</text:p>
          </table:table-cell>
          <table:table-cell office:value-type="float" office:value="0.03752783" calcext:value-type="float">
            <text:p>0.03752783</text:p>
          </table:table-cell>
          <table:table-cell office:value-type="float" office:value="0.03006163" calcext:value-type="float">
            <text:p>0.03006163</text:p>
          </table:table-cell>
          <table:table-cell office:value-type="float" office:value="0.02667718" calcext:value-type="float">
            <text:p>0.02667718</text:p>
          </table:table-cell>
          <table:table-cell office:value-type="float" office:value="0.02342827" calcext:value-type="float">
            <text:p>0.02342827</text:p>
          </table:table-cell>
          <table:table-cell office:value-type="float" office:value="23.7202" calcext:value-type="float">
            <text:p>23.7202</text:p>
          </table:table-cell>
          <table:table-cell office:value-type="float" office:value="33.69877" calcext:value-type="float">
            <text:p>33.69877</text:p>
          </table:table-cell>
          <table:table-cell office:value-type="float" office:value="44.82132" calcext:value-type="float">
            <text:p>44.82132</text:p>
          </table:table-cell>
          <table:table-cell office:value-type="float" office:value="32.7753" calcext:value-type="float">
            <text:p>32.7753</text:p>
          </table:table-cell>
          <table:table-cell office:value-type="float" office:value="22.06784" calcext:value-type="float">
            <text:p>22.06784</text:p>
          </table:table-cell>
          <table:table-cell office:value-type="float" office:value="14.40906" calcext:value-type="float">
            <text:p>14.40906</text:p>
          </table:table-cell>
          <table:table-cell office:value-type="float" office:value="6.351799" calcext:value-type="float">
            <text:p>6.351799</text:p>
          </table:table-cell>
          <table:table-cell office:value-type="float" office:value="4.234351" calcext:value-type="float">
            <text:p>4.234351</text:p>
          </table:table-cell>
          <table:table-cell office:value-type="float" office:value="6770.189" calcext:value-type="float">
            <text:p>6770.189</text:p>
          </table:table-cell>
          <table:table-cell office:value-type="float" office:value="0" calcext:value-type="float">
            <text:p>0</text:p>
          </table:table-cell>
          <table:table-cell office:value-type="float" office:value="-0.3390372" calcext:value-type="float">
            <text:p>-0.33903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8" calcext:value-type="float">
            <text:p>2061998</text:p>
          </table:table-cell>
          <table:table-cell office:value-type="float" office:value="16.47023" calcext:value-type="float">
            <text:p>16.47023</text:p>
          </table:table-cell>
          <table:table-cell office:value-type="float" office:value="488.8496" calcext:value-type="float">
            <text:p>488.849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70033" calcext:value-type="float">
            <text:p>1.70033</text:p>
          </table:table-cell>
          <table:table-cell office:value-type="float" office:value="16.82413" calcext:value-type="float">
            <text:p>16.82413</text:p>
          </table:table-cell>
          <table:table-cell office:value-type="float" office:value="0" calcext:value-type="float">
            <text:p>0</text:p>
          </table:table-cell>
          <table:table-cell office:value-type="float" office:value="0.06130355" calcext:value-type="float">
            <text:p>0.06130355</text:p>
          </table:table-cell>
          <table:table-cell office:value-type="float" office:value="0" calcext:value-type="float">
            <text:p>0</text:p>
          </table:table-cell>
          <table:table-cell office:value-type="float" office:value="5.81018" calcext:value-type="float">
            <text:p>5.81018</text:p>
          </table:table-cell>
          <table:table-cell office:value-type="float" office:value="-0.0809365" calcext:value-type="float">
            <text:p>-0.0809365</text:p>
          </table:table-cell>
          <table:table-cell office:value-type="float" office:value="-0.02165658" calcext:value-type="float">
            <text:p>-0.02165658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7525" calcext:value-type="float">
            <text:p>20.7525</text:p>
          </table:table-cell>
          <table:table-cell office:value-type="float" office:value="4.055877" calcext:value-type="float">
            <text:p>4.055877</text:p>
          </table:table-cell>
          <table:table-cell office:value-type="float" office:value="1.714" calcext:value-type="float">
            <text:p>1.714</text:p>
          </table:table-cell>
          <table:table-cell office:value-type="float" office:value="14.78195" calcext:value-type="float">
            <text:p>14.78195</text:p>
          </table:table-cell>
          <table:table-cell office:value-type="float" office:value="0.4635136" calcext:value-type="float">
            <text:p>0.4635136</text:p>
          </table:table-cell>
          <table:table-cell office:value-type="float" office:value="0.03645946" calcext:value-type="float">
            <text:p>0.03645946</text:p>
          </table:table-cell>
          <table:table-cell office:value-type="float" office:value="0.02919761" calcext:value-type="float">
            <text:p>0.02919761</text:p>
          </table:table-cell>
          <table:table-cell office:value-type="float" office:value="0.0264971" calcext:value-type="float">
            <text:p>0.0264971</text:p>
          </table:table-cell>
          <table:table-cell office:value-type="float" office:value="0.02361529" calcext:value-type="float">
            <text:p>0.02361529</text:p>
          </table:table-cell>
          <table:table-cell office:value-type="float" office:value="19.75083" calcext:value-type="float">
            <text:p>19.75083</text:p>
          </table:table-cell>
          <table:table-cell office:value-type="float" office:value="39.35449" calcext:value-type="float">
            <text:p>39.35449</text:p>
          </table:table-cell>
          <table:table-cell office:value-type="float" office:value="47.73136" calcext:value-type="float">
            <text:p>47.73136</text:p>
          </table:table-cell>
          <table:table-cell office:value-type="float" office:value="32.87368" calcext:value-type="float">
            <text:p>32.87368</text:p>
          </table:table-cell>
          <table:table-cell office:value-type="float" office:value="21.98833" calcext:value-type="float">
            <text:p>21.98833</text:p>
          </table:table-cell>
          <table:table-cell office:value-type="float" office:value="14.38427" calcext:value-type="float">
            <text:p>14.38427</text:p>
          </table:table-cell>
          <table:table-cell office:value-type="float" office:value="6.418517" calcext:value-type="float">
            <text:p>6.418517</text:p>
          </table:table-cell>
          <table:table-cell office:value-type="float" office:value="4.261385" calcext:value-type="float">
            <text:p>4.261385</text:p>
          </table:table-cell>
          <table:table-cell office:value-type="float" office:value="6862.039" calcext:value-type="float">
            <text:p>6862.039</text:p>
          </table:table-cell>
          <table:table-cell office:value-type="float" office:value="0" calcext:value-type="float">
            <text:p>0</text:p>
          </table:table-cell>
          <table:table-cell office:value-type="float" office:value="-0.3391065" calcext:value-type="float">
            <text:p>-0.33910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8" calcext:value-type="float">
            <text:p>3061998</text:p>
          </table:table-cell>
          <table:table-cell office:value-type="float" office:value="16.42493" calcext:value-type="float">
            <text:p>16.42493</text:p>
          </table:table-cell>
          <table:table-cell office:value-type="float" office:value="488.7856" calcext:value-type="float">
            <text:p>488.785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594407" calcext:value-type="float">
            <text:p>1.594407</text:p>
          </table:table-cell>
          <table:table-cell office:value-type="float" office:value="17.05064" calcext:value-type="float">
            <text:p>17.05064</text:p>
          </table:table-cell>
          <table:table-cell office:value-type="float" office:value="0" calcext:value-type="float">
            <text:p>0</text:p>
          </table:table-cell>
          <table:table-cell office:value-type="float" office:value="0.06148672" calcext:value-type="float">
            <text:p>0.06148672</text:p>
          </table:table-cell>
          <table:table-cell office:value-type="float" office:value="0" calcext:value-type="float">
            <text:p>0</text:p>
          </table:table-cell>
          <table:table-cell office:value-type="float" office:value="5.926259" calcext:value-type="float">
            <text:p>5.926259</text:p>
          </table:table-cell>
          <table:table-cell office:value-type="float" office:value="-0.08226503" calcext:value-type="float">
            <text:p>-0.08226503</text:p>
          </table:table-cell>
          <table:table-cell office:value-type="float" office:value="-0.02285618" calcext:value-type="float">
            <text:p>-0.02285618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73355" calcext:value-type="float">
            <text:p>20.73355</text:p>
          </table:table-cell>
          <table:table-cell office:value-type="float" office:value="2.910595" calcext:value-type="float">
            <text:p>2.910595</text:p>
          </table:table-cell>
          <table:table-cell office:value-type="float" office:value="1.957609" calcext:value-type="float">
            <text:p>1.957609</text:p>
          </table:table-cell>
          <table:table-cell office:value-type="float" office:value="13.54266" calcext:value-type="float">
            <text:p>13.54266</text:p>
          </table:table-cell>
          <table:table-cell office:value-type="float" office:value="0.4750054" calcext:value-type="float">
            <text:p>0.4750054</text:p>
          </table:table-cell>
          <table:table-cell office:value-type="float" office:value="0.03256927" calcext:value-type="float">
            <text:p>0.03256927</text:p>
          </table:table-cell>
          <table:table-cell office:value-type="float" office:value="0.02664937" calcext:value-type="float">
            <text:p>0.02664937</text:p>
          </table:table-cell>
          <table:table-cell office:value-type="float" office:value="0.02645059" calcext:value-type="float">
            <text:p>0.02645059</text:p>
          </table:table-cell>
          <table:table-cell office:value-type="float" office:value="0.02375793" calcext:value-type="float">
            <text:p>0.02375793</text:p>
          </table:table-cell>
          <table:table-cell office:value-type="float" office:value="34.76649" calcext:value-type="float">
            <text:p>34.76649</text:p>
          </table:table-cell>
          <table:table-cell office:value-type="float" office:value="36.41666" calcext:value-type="float">
            <text:p>36.41666</text:p>
          </table:table-cell>
          <table:table-cell office:value-type="float" office:value="47.5922" calcext:value-type="float">
            <text:p>47.5922</text:p>
          </table:table-cell>
          <table:table-cell office:value-type="float" office:value="33.29794" calcext:value-type="float">
            <text:p>33.29794</text:p>
          </table:table-cell>
          <table:table-cell office:value-type="float" office:value="22.25125" calcext:value-type="float">
            <text:p>22.25125</text:p>
          </table:table-cell>
          <table:table-cell office:value-type="float" office:value="14.47386" calcext:value-type="float">
            <text:p>14.47386</text:p>
          </table:table-cell>
          <table:table-cell office:value-type="float" office:value="6.493001" calcext:value-type="float">
            <text:p>6.493001</text:p>
          </table:table-cell>
          <table:table-cell office:value-type="float" office:value="4.283128" calcext:value-type="float">
            <text:p>4.283128</text:p>
          </table:table-cell>
          <table:table-cell office:value-type="float" office:value="6766.028" calcext:value-type="float">
            <text:p>6766.028</text:p>
          </table:table-cell>
          <table:table-cell office:value-type="float" office:value="0" calcext:value-type="float">
            <text:p>0</text:p>
          </table:table-cell>
          <table:table-cell office:value-type="float" office:value="-0.3392129" calcext:value-type="float">
            <text:p>-0.33921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8" calcext:value-type="float">
            <text:p>4061998</text:p>
          </table:table-cell>
          <table:table-cell office:value-type="float" office:value="16.36345" calcext:value-type="float">
            <text:p>16.36345</text:p>
          </table:table-cell>
          <table:table-cell office:value-type="float" office:value="488.7229" calcext:value-type="float">
            <text:p>488.722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53624" calcext:value-type="float">
            <text:p>1.53624</text:p>
          </table:table-cell>
          <table:table-cell office:value-type="float" office:value="17.34991" calcext:value-type="float">
            <text:p>17.34991</text:p>
          </table:table-cell>
          <table:table-cell office:value-type="float" office:value="0" calcext:value-type="float">
            <text:p>0</text:p>
          </table:table-cell>
          <table:table-cell office:value-type="float" office:value="0.06155949" calcext:value-type="float">
            <text:p>0.06155949</text:p>
          </table:table-cell>
          <table:table-cell office:value-type="float" office:value="0" calcext:value-type="float">
            <text:p>0</text:p>
          </table:table-cell>
          <table:table-cell office:value-type="float" office:value="5.950979" calcext:value-type="float">
            <text:p>5.950979</text:p>
          </table:table-cell>
          <table:table-cell office:value-type="float" office:value="-0.08534583" calcext:value-type="float">
            <text:p>-0.08534583</text:p>
          </table:table-cell>
          <table:table-cell office:value-type="float" office:value="-0.02537973" calcext:value-type="float">
            <text:p>-0.0253797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65362" calcext:value-type="float">
            <text:p>20.65362</text:p>
          </table:table-cell>
          <table:table-cell office:value-type="float" office:value="2.925204" calcext:value-type="float">
            <text:p>2.925204</text:p>
          </table:table-cell>
          <table:table-cell office:value-type="float" office:value="2.062795" calcext:value-type="float">
            <text:p>2.062795</text:p>
          </table:table-cell>
          <table:table-cell office:value-type="float" office:value="12.50511" calcext:value-type="float">
            <text:p>12.50511</text:p>
          </table:table-cell>
          <table:table-cell office:value-type="float" office:value="0.4025632" calcext:value-type="float">
            <text:p>0.4025632</text:p>
          </table:table-cell>
          <table:table-cell office:value-type="float" office:value="0.03126246" calcext:value-type="float">
            <text:p>0.03126246</text:p>
          </table:table-cell>
          <table:table-cell office:value-type="float" office:value="0.02558291" calcext:value-type="float">
            <text:p>0.02558291</text:p>
          </table:table-cell>
          <table:table-cell office:value-type="float" office:value="0.02646535" calcext:value-type="float">
            <text:p>0.02646535</text:p>
          </table:table-cell>
          <table:table-cell office:value-type="float" office:value="0.02394317" calcext:value-type="float">
            <text:p>0.02394317</text:p>
          </table:table-cell>
          <table:table-cell office:value-type="float" office:value="34.47093" calcext:value-type="float">
            <text:p>34.47093</text:p>
          </table:table-cell>
          <table:table-cell office:value-type="float" office:value="46.49775" calcext:value-type="float">
            <text:p>46.49775</text:p>
          </table:table-cell>
          <table:table-cell office:value-type="float" office:value="48.9943" calcext:value-type="float">
            <text:p>48.9943</text:p>
          </table:table-cell>
          <table:table-cell office:value-type="float" office:value="33.05443" calcext:value-type="float">
            <text:p>33.05443</text:p>
          </table:table-cell>
          <table:table-cell office:value-type="float" office:value="22.25146" calcext:value-type="float">
            <text:p>22.25146</text:p>
          </table:table-cell>
          <table:table-cell office:value-type="float" office:value="14.53157" calcext:value-type="float">
            <text:p>14.53157</text:p>
          </table:table-cell>
          <table:table-cell office:value-type="float" office:value="6.57166" calcext:value-type="float">
            <text:p>6.57166</text:p>
          </table:table-cell>
          <table:table-cell office:value-type="float" office:value="4.300855" calcext:value-type="float">
            <text:p>4.300855</text:p>
          </table:table-cell>
          <table:table-cell office:value-type="float" office:value="6905.398" calcext:value-type="float">
            <text:p>6905.398</text:p>
          </table:table-cell>
          <table:table-cell office:value-type="float" office:value="0" calcext:value-type="float">
            <text:p>0</text:p>
          </table:table-cell>
          <table:table-cell office:value-type="float" office:value="-0.3400275" calcext:value-type="float">
            <text:p>-0.34002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8" calcext:value-type="float">
            <text:p>5061998</text:p>
          </table:table-cell>
          <table:table-cell office:value-type="float" office:value="16.25748" calcext:value-type="float">
            <text:p>16.25748</text:p>
          </table:table-cell>
          <table:table-cell office:value-type="float" office:value="488.6515" calcext:value-type="float">
            <text:p>488.651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506887" calcext:value-type="float">
            <text:p>1.506887</text:p>
          </table:table-cell>
          <table:table-cell office:value-type="float" office:value="17.80645" calcext:value-type="float">
            <text:p>17.80645</text:p>
          </table:table-cell>
          <table:table-cell office:value-type="float" office:value="0" calcext:value-type="float">
            <text:p>0</text:p>
          </table:table-cell>
          <table:table-cell office:value-type="float" office:value="0.06161936" calcext:value-type="float">
            <text:p>0.06161936</text:p>
          </table:table-cell>
          <table:table-cell office:value-type="float" office:value="0" calcext:value-type="float">
            <text:p>0</text:p>
          </table:table-cell>
          <table:table-cell office:value-type="float" office:value="5.960915" calcext:value-type="float">
            <text:p>5.960915</text:p>
          </table:table-cell>
          <table:table-cell office:value-type="float" office:value="-0.08780388" calcext:value-type="float">
            <text:p>-0.08780388</text:p>
          </table:table-cell>
          <table:table-cell office:value-type="float" office:value="-0.02812361" calcext:value-type="float">
            <text:p>-0.0281236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48885" calcext:value-type="float">
            <text:p>20.48885</text:p>
          </table:table-cell>
          <table:table-cell office:value-type="float" office:value="3.436674" calcext:value-type="float">
            <text:p>3.436674</text:p>
          </table:table-cell>
          <table:table-cell office:value-type="float" office:value="1.711585" calcext:value-type="float">
            <text:p>1.711585</text:p>
          </table:table-cell>
          <table:table-cell office:value-type="float" office:value="11.53588" calcext:value-type="float">
            <text:p>11.53588</text:p>
          </table:table-cell>
          <table:table-cell office:value-type="float" office:value="0.3089058" calcext:value-type="float">
            <text:p>0.3089058</text:p>
          </table:table-cell>
          <table:table-cell office:value-type="float" office:value="0.03467595" calcext:value-type="float">
            <text:p>0.03467595</text:p>
          </table:table-cell>
          <table:table-cell office:value-type="float" office:value="0.027632" calcext:value-type="float">
            <text:p>0.027632</text:p>
          </table:table-cell>
          <table:table-cell office:value-type="float" office:value="0.02615398" calcext:value-type="float">
            <text:p>0.02615398</text:p>
          </table:table-cell>
          <table:table-cell office:value-type="float" office:value="0.02401225" calcext:value-type="float">
            <text:p>0.02401225</text:p>
          </table:table-cell>
          <table:table-cell office:value-type="float" office:value="26.59237" calcext:value-type="float">
            <text:p>26.59237</text:p>
          </table:table-cell>
          <table:table-cell office:value-type="float" office:value="59.7482" calcext:value-type="float">
            <text:p>59.7482</text:p>
          </table:table-cell>
          <table:table-cell office:value-type="float" office:value="53.39955" calcext:value-type="float">
            <text:p>53.39955</text:p>
          </table:table-cell>
          <table:table-cell office:value-type="float" office:value="33.48267" calcext:value-type="float">
            <text:p>33.48267</text:p>
          </table:table-cell>
          <table:table-cell office:value-type="float" office:value="22.42159" calcext:value-type="float">
            <text:p>22.42159</text:p>
          </table:table-cell>
          <table:table-cell office:value-type="float" office:value="14.64626" calcext:value-type="float">
            <text:p>14.64626</text:p>
          </table:table-cell>
          <table:table-cell office:value-type="float" office:value="6.660149" calcext:value-type="float">
            <text:p>6.660149</text:p>
          </table:table-cell>
          <table:table-cell office:value-type="float" office:value="4.317358" calcext:value-type="float">
            <text:p>4.317358</text:p>
          </table:table-cell>
          <table:table-cell office:value-type="float" office:value="7292.478" calcext:value-type="float">
            <text:p>7292.478</text:p>
          </table:table-cell>
          <table:table-cell office:value-type="float" office:value="0" calcext:value-type="float">
            <text:p>0</text:p>
          </table:table-cell>
          <table:table-cell office:value-type="float" office:value="-0.3408047" calcext:value-type="float">
            <text:p>-0.34080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8" calcext:value-type="float">
            <text:p>6061998</text:p>
          </table:table-cell>
          <table:table-cell office:value-type="float" office:value="16.18992" calcext:value-type="float">
            <text:p>16.18992</text:p>
          </table:table-cell>
          <table:table-cell office:value-type="float" office:value="488.5755" calcext:value-type="float">
            <text:p>488.575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431115" calcext:value-type="float">
            <text:p>1.431115</text:p>
          </table:table-cell>
          <table:table-cell office:value-type="float" office:value="18.30305" calcext:value-type="float">
            <text:p>18.30305</text:p>
          </table:table-cell>
          <table:table-cell office:value-type="float" office:value="0" calcext:value-type="float">
            <text:p>0</text:p>
          </table:table-cell>
          <table:table-cell office:value-type="float" office:value="0.06167674" calcext:value-type="float">
            <text:p>0.06167674</text:p>
          </table:table-cell>
          <table:table-cell office:value-type="float" office:value="0" calcext:value-type="float">
            <text:p>0</text:p>
          </table:table-cell>
          <table:table-cell office:value-type="float" office:value="5.968289" calcext:value-type="float">
            <text:p>5.968289</text:p>
          </table:table-cell>
          <table:table-cell office:value-type="float" office:value="-0.0888987" calcext:value-type="float">
            <text:p>-0.0888987</text:p>
          </table:table-cell>
          <table:table-cell office:value-type="float" office:value="-0.03082971" calcext:value-type="float">
            <text:p>-0.0308297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3928" calcext:value-type="float">
            <text:p>20.3928</text:p>
          </table:table-cell>
          <table:table-cell office:value-type="float" office:value="3.414741" calcext:value-type="float">
            <text:p>3.414741</text:p>
          </table:table-cell>
          <table:table-cell office:value-type="float" office:value="1.213529" calcext:value-type="float">
            <text:p>1.213529</text:p>
          </table:table-cell>
          <table:table-cell office:value-type="float" office:value="10.46068" calcext:value-type="float">
            <text:p>10.46068</text:p>
          </table:table-cell>
          <table:table-cell office:value-type="float" office:value="0.1996619" calcext:value-type="float">
            <text:p>0.1996619</text:p>
          </table:table-cell>
          <table:table-cell office:value-type="float" office:value="0.03396332" calcext:value-type="float">
            <text:p>0.03396332</text:p>
          </table:table-cell>
          <table:table-cell office:value-type="float" office:value="0.02722851" calcext:value-type="float">
            <text:p>0.02722851</text:p>
          </table:table-cell>
          <table:table-cell office:value-type="float" office:value="0.02592766" calcext:value-type="float">
            <text:p>0.02592766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22.89887" calcext:value-type="float">
            <text:p>22.89887</text:p>
          </table:table-cell>
          <table:table-cell office:value-type="float" office:value="68.91554" calcext:value-type="float">
            <text:p>68.91554</text:p>
          </table:table-cell>
          <table:table-cell office:value-type="float" office:value="58.17786" calcext:value-type="float">
            <text:p>58.17786</text:p>
          </table:table-cell>
          <table:table-cell office:value-type="float" office:value="34.08217" calcext:value-type="float">
            <text:p>34.08217</text:p>
          </table:table-cell>
          <table:table-cell office:value-type="float" office:value="22.68789" calcext:value-type="float">
            <text:p>22.68789</text:p>
          </table:table-cell>
          <table:table-cell office:value-type="float" office:value="14.82459" calcext:value-type="float">
            <text:p>14.82459</text:p>
          </table:table-cell>
          <table:table-cell office:value-type="float" office:value="6.759573" calcext:value-type="float">
            <text:p>6.759573</text:p>
          </table:table-cell>
          <table:table-cell office:value-type="float" office:value="4.334837" calcext:value-type="float">
            <text:p>4.334837</text:p>
          </table:table-cell>
          <table:table-cell office:value-type="float" office:value="7401.303" calcext:value-type="float">
            <text:p>7401.303</text:p>
          </table:table-cell>
          <table:table-cell office:value-type="float" office:value="0" calcext:value-type="float">
            <text:p>0</text:p>
          </table:table-cell>
          <table:table-cell office:value-type="float" office:value="-0.341034" calcext:value-type="float">
            <text:p>-0.3410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8" calcext:value-type="float">
            <text:p>7061998</text:p>
          </table:table-cell>
          <table:table-cell office:value-type="float" office:value="16.1346" calcext:value-type="float">
            <text:p>16.1346</text:p>
          </table:table-cell>
          <table:table-cell office:value-type="float" office:value="488.5057" calcext:value-type="float">
            <text:p>488.505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359998" calcext:value-type="float">
            <text:p>1.359998</text:p>
          </table:table-cell>
          <table:table-cell office:value-type="float" office:value="18.77969" calcext:value-type="float">
            <text:p>18.77969</text:p>
          </table:table-cell>
          <table:table-cell office:value-type="float" office:value="0" calcext:value-type="float">
            <text:p>0</text:p>
          </table:table-cell>
          <table:table-cell office:value-type="float" office:value="0.06173342" calcext:value-type="float">
            <text:p>0.06173342</text:p>
          </table:table-cell>
          <table:table-cell office:value-type="float" office:value="0" calcext:value-type="float">
            <text:p>0</text:p>
          </table:table-cell>
          <table:table-cell office:value-type="float" office:value="5.975016" calcext:value-type="float">
            <text:p>5.975016</text:p>
          </table:table-cell>
          <table:table-cell office:value-type="float" office:value="-0.0896053" calcext:value-type="float">
            <text:p>-0.0896053</text:p>
          </table:table-cell>
          <table:table-cell office:value-type="float" office:value="-0.03336043" calcext:value-type="float">
            <text:p>-0.0333604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31187" calcext:value-type="float">
            <text:p>20.31187</text:p>
          </table:table-cell>
          <table:table-cell office:value-type="float" office:value="3.283935" calcext:value-type="float">
            <text:p>3.283935</text:p>
          </table:table-cell>
          <table:table-cell office:value-type="float" office:value="1.03968" calcext:value-type="float">
            <text:p>1.03968</text:p>
          </table:table-cell>
          <table:table-cell office:value-type="float" office:value="9.394755" calcext:value-type="float">
            <text:p>9.394755</text:p>
          </table:table-cell>
          <table:table-cell office:value-type="float" office:value="0.155228" calcext:value-type="float">
            <text:p>0.155228</text:p>
          </table:table-cell>
          <table:table-cell office:value-type="float" office:value="0.03174331" calcext:value-type="float">
            <text:p>0.03174331</text:p>
          </table:table-cell>
          <table:table-cell office:value-type="float" office:value="0.02572514" calcext:value-type="float">
            <text:p>0.02572514</text:p>
          </table:table-cell>
          <table:table-cell office:value-type="float" office:value="0.02587519" calcext:value-type="float">
            <text:p>0.02587519</text:p>
          </table:table-cell>
          <table:table-cell office:value-type="float" office:value="0.02389348" calcext:value-type="float">
            <text:p>0.02389348</text:p>
          </table:table-cell>
          <table:table-cell office:value-type="float" office:value="22.51794" calcext:value-type="float">
            <text:p>22.51794</text:p>
          </table:table-cell>
          <table:table-cell office:value-type="float" office:value="74.95024" calcext:value-type="float">
            <text:p>74.95024</text:p>
          </table:table-cell>
          <table:table-cell office:value-type="float" office:value="62.83321" calcext:value-type="float">
            <text:p>62.83321</text:p>
          </table:table-cell>
          <table:table-cell office:value-type="float" office:value="34.61611" calcext:value-type="float">
            <text:p>34.61611</text:p>
          </table:table-cell>
          <table:table-cell office:value-type="float" office:value="22.95256" calcext:value-type="float">
            <text:p>22.95256</text:p>
          </table:table-cell>
          <table:table-cell office:value-type="float" office:value="15.00547" calcext:value-type="float">
            <text:p>15.00547</text:p>
          </table:table-cell>
          <table:table-cell office:value-type="float" office:value="6.85975" calcext:value-type="float">
            <text:p>6.85975</text:p>
          </table:table-cell>
          <table:table-cell office:value-type="float" office:value="4.352128" calcext:value-type="float">
            <text:p>4.352128</text:p>
          </table:table-cell>
          <table:table-cell office:value-type="float" office:value="7461.957" calcext:value-type="float">
            <text:p>7461.957</text:p>
          </table:table-cell>
          <table:table-cell office:value-type="float" office:value="0" calcext:value-type="float">
            <text:p>0</text:p>
          </table:table-cell>
          <table:table-cell office:value-type="float" office:value="-0.341074" calcext:value-type="float">
            <text:p>-0.3410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8" calcext:value-type="float">
            <text:p>8061998</text:p>
          </table:table-cell>
          <table:table-cell office:value-type="float" office:value="16.06423" calcext:value-type="float">
            <text:p>16.06423</text:p>
          </table:table-cell>
          <table:table-cell office:value-type="float" office:value="488.441" calcext:value-type="float">
            <text:p>488.44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302664" calcext:value-type="float">
            <text:p>1.302664</text:p>
          </table:table-cell>
          <table:table-cell office:value-type="float" office:value="19.36119" calcext:value-type="float">
            <text:p>19.36119</text:p>
          </table:table-cell>
          <table:table-cell office:value-type="float" office:value="0" calcext:value-type="float">
            <text:p>0</text:p>
          </table:table-cell>
          <table:table-cell office:value-type="float" office:value="0.06178939" calcext:value-type="float">
            <text:p>0.06178939</text:p>
          </table:table-cell>
          <table:table-cell office:value-type="float" office:value="0" calcext:value-type="float">
            <text:p>0</text:p>
          </table:table-cell>
          <table:table-cell office:value-type="float" office:value="5.98159" calcext:value-type="float">
            <text:p>5.98159</text:p>
          </table:table-cell>
          <table:table-cell office:value-type="float" office:value="-0.09214285" calcext:value-type="float">
            <text:p>-0.09214285</text:p>
          </table:table-cell>
          <table:table-cell office:value-type="float" office:value="-0.03760723" calcext:value-type="float">
            <text:p>-0.0376072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21814" calcext:value-type="float">
            <text:p>20.21814</text:p>
          </table:table-cell>
          <table:table-cell office:value-type="float" office:value="2.8887" calcext:value-type="float">
            <text:p>2.8887</text:p>
          </table:table-cell>
          <table:table-cell office:value-type="float" office:value="1.08103" calcext:value-type="float">
            <text:p>1.08103</text:p>
          </table:table-cell>
          <table:table-cell office:value-type="float" office:value="8.303941" calcext:value-type="float">
            <text:p>8.303941</text:p>
          </table:table-cell>
          <table:table-cell office:value-type="float" office:value="0.1303128" calcext:value-type="float">
            <text:p>0.1303128</text:p>
          </table:table-cell>
          <table:table-cell office:value-type="float" office:value="0.0327768" calcext:value-type="float">
            <text:p>0.0327768</text:p>
          </table:table-cell>
          <table:table-cell office:value-type="float" office:value="0.02627393" calcext:value-type="float">
            <text:p>0.02627393</text:p>
          </table:table-cell>
          <table:table-cell office:value-type="float" office:value="0.02577835" calcext:value-type="float">
            <text:p>0.02577835</text:p>
          </table:table-cell>
          <table:table-cell office:value-type="float" office:value="0.02389634" calcext:value-type="float">
            <text:p>0.02389634</text:p>
          </table:table-cell>
          <table:table-cell office:value-type="float" office:value="24.62213" calcext:value-type="float">
            <text:p>24.62213</text:p>
          </table:table-cell>
          <table:table-cell office:value-type="float" office:value="82.11417" calcext:value-type="float">
            <text:p>82.11417</text:p>
          </table:table-cell>
          <table:table-cell office:value-type="float" office:value="68.23833" calcext:value-type="float">
            <text:p>68.23833</text:p>
          </table:table-cell>
          <table:table-cell office:value-type="float" office:value="35.1332" calcext:value-type="float">
            <text:p>35.1332</text:p>
          </table:table-cell>
          <table:table-cell office:value-type="float" office:value="23.21343" calcext:value-type="float">
            <text:p>23.21343</text:p>
          </table:table-cell>
          <table:table-cell office:value-type="float" office:value="15.185" calcext:value-type="float">
            <text:p>15.185</text:p>
          </table:table-cell>
          <table:table-cell office:value-type="float" office:value="6.959881" calcext:value-type="float">
            <text:p>6.959881</text:p>
          </table:table-cell>
          <table:table-cell office:value-type="float" office:value="4.368742" calcext:value-type="float">
            <text:p>4.368742</text:p>
          </table:table-cell>
          <table:table-cell office:value-type="float" office:value="7598.153" calcext:value-type="float">
            <text:p>7598.153</text:p>
          </table:table-cell>
          <table:table-cell office:value-type="float" office:value="0" calcext:value-type="float">
            <text:p>0</text:p>
          </table:table-cell>
          <table:table-cell office:value-type="float" office:value="-0.3416295" calcext:value-type="float">
            <text:p>-0.34162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8" calcext:value-type="float">
            <text:p>9061998</text:p>
          </table:table-cell>
          <table:table-cell office:value-type="float" office:value="15.97352" calcext:value-type="float">
            <text:p>15.97352</text:p>
          </table:table-cell>
          <table:table-cell office:value-type="float" office:value="488.3651" calcext:value-type="float">
            <text:p>488.365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274149" calcext:value-type="float">
            <text:p>1.274149</text:p>
          </table:table-cell>
          <table:table-cell office:value-type="float" office:value="20.1617" calcext:value-type="float">
            <text:p>20.1617</text:p>
          </table:table-cell>
          <table:table-cell office:value-type="float" office:value="0" calcext:value-type="float">
            <text:p>0</text:p>
          </table:table-cell>
          <table:table-cell office:value-type="float" office:value="0.06184441" calcext:value-type="float">
            <text:p>0.06184441</text:p>
          </table:table-cell>
          <table:table-cell office:value-type="float" office:value="0" calcext:value-type="float">
            <text:p>0</text:p>
          </table:table-cell>
          <table:table-cell office:value-type="float" office:value="5.98806" calcext:value-type="float">
            <text:p>5.98806</text:p>
          </table:table-cell>
          <table:table-cell office:value-type="float" office:value="-0.1005049" calcext:value-type="float">
            <text:p>-0.1005049</text:p>
          </table:table-cell>
          <table:table-cell office:value-type="float" office:value="-0.04376036" calcext:value-type="float">
            <text:p>-0.04376036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20.09277" calcext:value-type="float">
            <text:p>20.09277</text:p>
          </table:table-cell>
          <table:table-cell office:value-type="float" office:value="3.194849" calcext:value-type="float">
            <text:p>3.194849</text:p>
          </table:table-cell>
          <table:table-cell office:value-type="float" office:value="1.528692" calcext:value-type="float">
            <text:p>1.528692</text:p>
          </table:table-cell>
          <table:table-cell office:value-type="float" office:value="7.163414" calcext:value-type="float">
            <text:p>7.163414</text:p>
          </table:table-cell>
          <table:table-cell office:value-type="float" office:value="0.1190418" calcext:value-type="float">
            <text:p>0.1190418</text:p>
          </table:table-cell>
          <table:table-cell office:value-type="float" office:value="0.03779924" calcext:value-type="float">
            <text:p>0.03779924</text:p>
          </table:table-cell>
          <table:table-cell office:value-type="float" office:value="0.02926795" calcext:value-type="float">
            <text:p>0.02926795</text:p>
          </table:table-cell>
          <table:table-cell office:value-type="float" office:value="0.02549297" calcext:value-type="float">
            <text:p>0.02549297</text:p>
          </table:table-cell>
          <table:table-cell office:value-type="float" office:value="0.02379582" calcext:value-type="float">
            <text:p>0.02379582</text:p>
          </table:table-cell>
          <table:table-cell office:value-type="float" office:value="22.93554" calcext:value-type="float">
            <text:p>22.93554</text:p>
          </table:table-cell>
          <table:table-cell office:value-type="float" office:value="93.83522" calcext:value-type="float">
            <text:p>93.83522</text:p>
          </table:table-cell>
          <table:table-cell office:value-type="float" office:value="76.26495" calcext:value-type="float">
            <text:p>76.26495</text:p>
          </table:table-cell>
          <table:table-cell office:value-type="float" office:value="35.85389" calcext:value-type="float">
            <text:p>35.85389</text:p>
          </table:table-cell>
          <table:table-cell office:value-type="float" office:value="23.5254" calcext:value-type="float">
            <text:p>23.5254</text:p>
          </table:table-cell>
          <table:table-cell office:value-type="float" office:value="15.39249" calcext:value-type="float">
            <text:p>15.39249</text:p>
          </table:table-cell>
          <table:table-cell office:value-type="float" office:value="7.067429" calcext:value-type="float">
            <text:p>7.067429</text:p>
          </table:table-cell>
          <table:table-cell office:value-type="float" office:value="4.386157" calcext:value-type="float">
            <text:p>4.386157</text:p>
          </table:table-cell>
          <table:table-cell office:value-type="float" office:value="7769.652" calcext:value-type="float">
            <text:p>7769.652</text:p>
          </table:table-cell>
          <table:table-cell office:value-type="float" office:value="0" calcext:value-type="float">
            <text:p>0</text:p>
          </table:table-cell>
          <table:table-cell office:value-type="float" office:value="-0.3435934" calcext:value-type="float">
            <text:p>-0.3435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8" calcext:value-type="float">
            <text:p>10061998</text:p>
          </table:table-cell>
          <table:table-cell office:value-type="float" office:value="15.87846" calcext:value-type="float">
            <text:p>15.87846</text:p>
          </table:table-cell>
          <table:table-cell office:value-type="float" office:value="488.2756" calcext:value-type="float">
            <text:p>488.275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247494" calcext:value-type="float">
            <text:p>1.247494</text:p>
          </table:table-cell>
          <table:table-cell office:value-type="float" office:value="21.11356" calcext:value-type="float">
            <text:p>21.11356</text:p>
          </table:table-cell>
          <table:table-cell office:value-type="float" office:value="0" calcext:value-type="float">
            <text:p>0</text:p>
          </table:table-cell>
          <table:table-cell office:value-type="float" office:value="0.0618992" calcext:value-type="float">
            <text:p>0.0618992</text:p>
          </table:table-cell>
          <table:table-cell office:value-type="float" office:value="0" calcext:value-type="float">
            <text:p>0</text:p>
          </table:table-cell>
          <table:table-cell office:value-type="float" office:value="5.99449" calcext:value-type="float">
            <text:p>5.99449</text:p>
          </table:table-cell>
          <table:table-cell office:value-type="float" office:value="-0.1143656" calcext:value-type="float">
            <text:p>-0.1143656</text:p>
          </table:table-cell>
          <table:table-cell office:value-type="float" office:value="-0.05084693" calcext:value-type="float">
            <text:p>-0.0508469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96892" calcext:value-type="float">
            <text:p>19.96892</text:p>
          </table:table-cell>
          <table:table-cell office:value-type="float" office:value="3.211549" calcext:value-type="float">
            <text:p>3.211549</text:p>
          </table:table-cell>
          <table:table-cell office:value-type="float" office:value="4.443981" calcext:value-type="float">
            <text:p>4.443981</text:p>
          </table:table-cell>
          <table:table-cell office:value-type="float" office:value="5.789591" calcext:value-type="float">
            <text:p>5.789591</text:p>
          </table:table-cell>
          <table:table-cell office:value-type="float" office:value="0.1158754" calcext:value-type="float">
            <text:p>0.1158754</text:p>
          </table:table-cell>
          <table:table-cell office:value-type="float" office:value="0.04233151" calcext:value-type="float">
            <text:p>0.04233151</text:p>
          </table:table-cell>
          <table:table-cell office:value-type="float" office:value="0.03269114" calcext:value-type="float">
            <text:p>0.03269114</text:p>
          </table:table-cell>
          <table:table-cell office:value-type="float" office:value="0.02513424" calcext:value-type="float">
            <text:p>0.02513424</text:p>
          </table:table-cell>
          <table:table-cell office:value-type="float" office:value="0.02352802" calcext:value-type="float">
            <text:p>0.02352802</text:p>
          </table:table-cell>
          <table:table-cell office:value-type="float" office:value="23.21535" calcext:value-type="float">
            <text:p>23.21535</text:p>
          </table:table-cell>
          <table:table-cell office:value-type="float" office:value="89.21077" calcext:value-type="float">
            <text:p>89.21077</text:p>
          </table:table-cell>
          <table:table-cell office:value-type="float" office:value="90.17583" calcext:value-type="float">
            <text:p>90.17583</text:p>
          </table:table-cell>
          <table:table-cell office:value-type="float" office:value="37.37698" calcext:value-type="float">
            <text:p>37.37698</text:p>
          </table:table-cell>
          <table:table-cell office:value-type="float" office:value="23.93647" calcext:value-type="float">
            <text:p>23.93647</text:p>
          </table:table-cell>
          <table:table-cell office:value-type="float" office:value="15.6529" calcext:value-type="float">
            <text:p>15.6529</text:p>
          </table:table-cell>
          <table:table-cell office:value-type="float" office:value="7.186908" calcext:value-type="float">
            <text:p>7.186908</text:p>
          </table:table-cell>
          <table:table-cell office:value-type="float" office:value="4.406182" calcext:value-type="float">
            <text:p>4.406182</text:p>
          </table:table-cell>
          <table:table-cell office:value-type="float" office:value="7763.661" calcext:value-type="float">
            <text:p>7763.661</text:p>
          </table:table-cell>
          <table:table-cell office:value-type="float" office:value="0" calcext:value-type="float">
            <text:p>0</text:p>
          </table:table-cell>
          <table:table-cell office:value-type="float" office:value="-0.3525584" calcext:value-type="float">
            <text:p>-0.35255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8" calcext:value-type="float">
            <text:p>11061998</text:p>
          </table:table-cell>
          <table:table-cell office:value-type="float" office:value="15.79261" calcext:value-type="float">
            <text:p>15.79261</text:p>
          </table:table-cell>
          <table:table-cell office:value-type="float" office:value="488.2021" calcext:value-type="float">
            <text:p>488.20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09167" calcext:value-type="float">
            <text:p>1.09167</text:p>
          </table:table-cell>
          <table:table-cell office:value-type="float" office:value="22.03991" calcext:value-type="float">
            <text:p>22.03991</text:p>
          </table:table-cell>
          <table:table-cell office:value-type="float" office:value="0" calcext:value-type="float">
            <text:p>0</text:p>
          </table:table-cell>
          <table:table-cell office:value-type="float" office:value="0.06199379" calcext:value-type="float">
            <text:p>0.06199379</text:p>
          </table:table-cell>
          <table:table-cell office:value-type="float" office:value="0" calcext:value-type="float">
            <text:p>0</text:p>
          </table:table-cell>
          <table:table-cell office:value-type="float" office:value="6.03333" calcext:value-type="float">
            <text:p>6.03333</text:p>
          </table:table-cell>
          <table:table-cell office:value-type="float" office:value="-0.1348672" calcext:value-type="float">
            <text:p>-0.1348672</text:p>
          </table:table-cell>
          <table:table-cell office:value-type="float" office:value="-0.05955503" calcext:value-type="float">
            <text:p>-0.0595550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89136" calcext:value-type="float">
            <text:p>19.89136</text:p>
          </table:table-cell>
          <table:table-cell office:value-type="float" office:value="2.890416" calcext:value-type="float">
            <text:p>2.890416</text:p>
          </table:table-cell>
          <table:table-cell office:value-type="float" office:value="3.406123" calcext:value-type="float">
            <text:p>3.406123</text:p>
          </table:table-cell>
          <table:table-cell office:value-type="float" office:value="3.930202" calcext:value-type="float">
            <text:p>3.930202</text:p>
          </table:table-cell>
          <table:table-cell office:value-type="float" office:value="0.09648976" calcext:value-type="float">
            <text:p>0.09648976</text:p>
          </table:table-cell>
          <table:table-cell office:value-type="float" office:value="0.04133027" calcext:value-type="float">
            <text:p>0.04133027</text:p>
          </table:table-cell>
          <table:table-cell office:value-type="float" office:value="0.03239712" calcext:value-type="float">
            <text:p>0.03239712</text:p>
          </table:table-cell>
          <table:table-cell office:value-type="float" office:value="0.02496029" calcext:value-type="float">
            <text:p>0.02496029</text:p>
          </table:table-cell>
          <table:table-cell office:value-type="float" office:value="0.02327069" calcext:value-type="float">
            <text:p>0.02327069</text:p>
          </table:table-cell>
          <table:table-cell office:value-type="float" office:value="36.93297" calcext:value-type="float">
            <text:p>36.93297</text:p>
          </table:table-cell>
          <table:table-cell office:value-type="float" office:value="91.38286" calcext:value-type="float">
            <text:p>91.38286</text:p>
          </table:table-cell>
          <table:table-cell office:value-type="float" office:value="95.51057" calcext:value-type="float">
            <text:p>95.51057</text:p>
          </table:table-cell>
          <table:table-cell office:value-type="float" office:value="40.75728" calcext:value-type="float">
            <text:p>40.75728</text:p>
          </table:table-cell>
          <table:table-cell office:value-type="float" office:value="24.97201" calcext:value-type="float">
            <text:p>24.97201</text:p>
          </table:table-cell>
          <table:table-cell office:value-type="float" office:value="16.10805" calcext:value-type="float">
            <text:p>16.10805</text:p>
          </table:table-cell>
          <table:table-cell office:value-type="float" office:value="7.31386" calcext:value-type="float">
            <text:p>7.31386</text:p>
          </table:table-cell>
          <table:table-cell office:value-type="float" office:value="4.428398" calcext:value-type="float">
            <text:p>4.428398</text:p>
          </table:table-cell>
          <table:table-cell office:value-type="float" office:value="7794.181" calcext:value-type="float">
            <text:p>7794.181</text:p>
          </table:table-cell>
          <table:table-cell office:value-type="float" office:value="0" calcext:value-type="float">
            <text:p>0</text:p>
          </table:table-cell>
          <table:table-cell office:value-type="float" office:value="-0.3610703" calcext:value-type="float">
            <text:p>-0.36107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8" calcext:value-type="float">
            <text:p>12061998</text:p>
          </table:table-cell>
          <table:table-cell office:value-type="float" office:value="15.72641" calcext:value-type="float">
            <text:p>15.72641</text:p>
          </table:table-cell>
          <table:table-cell office:value-type="float" office:value="488.1335" calcext:value-type="float">
            <text:p>488.133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9459447" calcext:value-type="float">
            <text:p>0.9459447</text:p>
          </table:table-cell>
          <table:table-cell office:value-type="float" office:value="22.48831" calcext:value-type="float">
            <text:p>22.48831</text:p>
          </table:table-cell>
          <table:table-cell office:value-type="float" office:value="0" calcext:value-type="float">
            <text:p>0</text:p>
          </table:table-cell>
          <table:table-cell office:value-type="float" office:value="0.06233218" calcext:value-type="float">
            <text:p>0.06233218</text:p>
          </table:table-cell>
          <table:table-cell office:value-type="float" office:value="0" calcext:value-type="float">
            <text:p>0</text:p>
          </table:table-cell>
          <table:table-cell office:value-type="float" office:value="6.313311" calcext:value-type="float">
            <text:p>6.313311</text:p>
          </table:table-cell>
          <table:table-cell office:value-type="float" office:value="-0.1505632" calcext:value-type="float">
            <text:p>-0.1505632</text:p>
          </table:table-cell>
          <table:table-cell office:value-type="float" office:value="-0.06328981" calcext:value-type="float">
            <text:p>-0.0632898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84178" calcext:value-type="float">
            <text:p>19.84178</text:p>
          </table:table-cell>
          <table:table-cell office:value-type="float" office:value="2.563955" calcext:value-type="float">
            <text:p>2.563955</text:p>
          </table:table-cell>
          <table:table-cell office:value-type="float" office:value="3.014458" calcext:value-type="float">
            <text:p>3.014458</text:p>
          </table:table-cell>
          <table:table-cell office:value-type="float" office:value="2.471021" calcext:value-type="float">
            <text:p>2.471021</text:p>
          </table:table-cell>
          <table:table-cell office:value-type="float" office:value="0.08365766" calcext:value-type="float">
            <text:p>0.08365766</text:p>
          </table:table-cell>
          <table:table-cell office:value-type="float" office:value="0.03697205" calcext:value-type="float">
            <text:p>0.03697205</text:p>
          </table:table-cell>
          <table:table-cell office:value-type="float" office:value="0.0297162" calcext:value-type="float">
            <text:p>0.0297162</text:p>
          </table:table-cell>
          <table:table-cell office:value-type="float" office:value="0.02491624" calcext:value-type="float">
            <text:p>0.02491624</text:p>
          </table:table-cell>
          <table:table-cell office:value-type="float" office:value="0.02313573" calcext:value-type="float">
            <text:p>0.02313573</text:p>
          </table:table-cell>
          <table:table-cell office:value-type="float" office:value="29.98031" calcext:value-type="float">
            <text:p>29.98031</text:p>
          </table:table-cell>
          <table:table-cell office:value-type="float" office:value="64.04483" calcext:value-type="float">
            <text:p>64.04483</text:p>
          </table:table-cell>
          <table:table-cell office:value-type="float" office:value="101.7263" calcext:value-type="float">
            <text:p>101.7263</text:p>
          </table:table-cell>
          <table:table-cell office:value-type="float" office:value="49.49615" calcext:value-type="float">
            <text:p>49.49615</text:p>
          </table:table-cell>
          <table:table-cell office:value-type="float" office:value="26.38695" calcext:value-type="float">
            <text:p>26.38695</text:p>
          </table:table-cell>
          <table:table-cell office:value-type="float" office:value="16.51667" calcext:value-type="float">
            <text:p>16.51667</text:p>
          </table:table-cell>
          <table:table-cell office:value-type="float" office:value="7.436532" calcext:value-type="float">
            <text:p>7.436532</text:p>
          </table:table-cell>
          <table:table-cell office:value-type="float" office:value="4.451137" calcext:value-type="float">
            <text:p>4.451137</text:p>
          </table:table-cell>
          <table:table-cell office:value-type="float" office:value="7523.587" calcext:value-type="float">
            <text:p>7523.587</text:p>
          </table:table-cell>
          <table:table-cell office:value-type="float" office:value="0" calcext:value-type="float">
            <text:p>0</text:p>
          </table:table-cell>
          <table:table-cell office:value-type="float" office:value="-0.3826171" calcext:value-type="float">
            <text:p>-0.38261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8" calcext:value-type="float">
            <text:p>13061998</text:p>
          </table:table-cell>
          <table:table-cell office:value-type="float" office:value="15.65695" calcext:value-type="float">
            <text:p>15.65695</text:p>
          </table:table-cell>
          <table:table-cell office:value-type="float" office:value="488.0616" calcext:value-type="float">
            <text:p>488.061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923505" calcext:value-type="float">
            <text:p>0.8923505</text:p>
          </table:table-cell>
          <table:table-cell office:value-type="float" office:value="22.17643" calcext:value-type="float">
            <text:p>22.17643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347147" calcext:value-type="float">
            <text:p>0.0634714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7.066597" calcext:value-type="float">
            <text:p>7.066597</text:p>
          </table:table-cell>
          <table:table-cell office:value-type="float" office:value="-0.173235" calcext:value-type="float">
            <text:p>-0.173235</text:p>
          </table:table-cell>
          <table:table-cell office:value-type="float" office:value="-0.07000349" calcext:value-type="float">
            <text:p>-0.07000349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78653" calcext:value-type="float">
            <text:p>19.78653</text:p>
          </table:table-cell>
          <table:table-cell office:value-type="float" office:value="7.149569" calcext:value-type="float">
            <text:p>7.149569</text:p>
          </table:table-cell>
          <table:table-cell office:value-type="float" office:value="7.186141" calcext:value-type="float">
            <text:p>7.186141</text:p>
          </table:table-cell>
          <table:table-cell office:value-type="float" office:value="2.188685" calcext:value-type="float">
            <text:p>2.188685</text:p>
          </table:table-cell>
          <table:table-cell office:value-type="float" office:value="0.08747311" calcext:value-type="float">
            <text:p>0.08747311</text:p>
          </table:table-cell>
          <table:table-cell office:value-type="float" office:value="0.03579773" calcext:value-type="float">
            <text:p>0.03579773</text:p>
          </table:table-cell>
          <table:table-cell office:value-type="float" office:value="0.02834192" calcext:value-type="float">
            <text:p>0.02834192</text:p>
          </table:table-cell>
          <table:table-cell office:value-type="float" office:value="0.02716639" calcext:value-type="float">
            <text:p>0.02716639</text:p>
          </table:table-cell>
          <table:table-cell office:value-type="float" office:value="0.02313781" calcext:value-type="float">
            <text:p>0.02313781</text:p>
          </table:table-cell>
          <table:table-cell office:value-type="float" office:value="12.86742" calcext:value-type="float">
            <text:p>12.86742</text:p>
          </table:table-cell>
          <table:table-cell office:value-type="float" office:value="24.93347" calcext:value-type="float">
            <text:p>24.93347</text:p>
          </table:table-cell>
          <table:table-cell office:value-type="float" office:value="69.92722" calcext:value-type="float">
            <text:p>69.92722</text:p>
          </table:table-cell>
          <table:table-cell office:value-type="float" office:value="65.8916" calcext:value-type="float">
            <text:p>65.8916</text:p>
          </table:table-cell>
          <table:table-cell office:value-type="float" office:value="43.34652" calcext:value-type="float">
            <text:p>43.34652</text:p>
          </table:table-cell>
          <table:table-cell office:value-type="float" office:value="24.18017" calcext:value-type="float">
            <text:p>24.18017</text:p>
          </table:table-cell>
          <table:table-cell office:value-type="float" office:value="8.122005" calcext:value-type="float">
            <text:p>8.122005</text:p>
          </table:table-cell>
          <table:table-cell office:value-type="float" office:value="4.504435" calcext:value-type="float">
            <text:p>4.504435</text:p>
          </table:table-cell>
          <table:table-cell office:value-type="float" office:value="5627.249" calcext:value-type="float">
            <text:p>5627.249</text:p>
          </table:table-cell>
          <table:table-cell office:value-type="float" office:value="0" calcext:value-type="float">
            <text:p>0</text:p>
          </table:table-cell>
          <table:table-cell office:value-type="float" office:value="-0.5132725" calcext:value-type="float">
            <text:p>-0.51327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8" calcext:value-type="float">
            <text:p>14061998</text:p>
          </table:table-cell>
          <table:table-cell office:value-type="float" office:value="15.59649" calcext:value-type="float">
            <text:p>15.59649</text:p>
          </table:table-cell>
          <table:table-cell office:value-type="float" office:value="487.9962" calcext:value-type="float">
            <text:p>487.996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47088" calcext:value-type="float">
            <text:p>0.747088</text:p>
          </table:table-cell>
          <table:table-cell office:value-type="float" office:value="21.82498" calcext:value-type="float">
            <text:p>21.8249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446649" calcext:value-type="float">
            <text:p>0.0644664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7.840921" calcext:value-type="float">
            <text:p>7.840921</text:p>
          </table:table-cell>
          <table:table-cell office:value-type="float" office:value="-0.1933614" calcext:value-type="float">
            <text:p>-0.1933614</text:p>
          </table:table-cell>
          <table:table-cell office:value-type="float" office:value="-0.07518651" calcext:value-type="float">
            <text:p>-0.0751865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74548" calcext:value-type="float">
            <text:p>19.74548</text:p>
          </table:table-cell>
          <table:table-cell office:value-type="float" office:value="4.593201" calcext:value-type="float">
            <text:p>4.593201</text:p>
          </table:table-cell>
          <table:table-cell office:value-type="float" office:value="4.782296" calcext:value-type="float">
            <text:p>4.782296</text:p>
          </table:table-cell>
          <table:table-cell office:value-type="float" office:value="2.185076" calcext:value-type="float">
            <text:p>2.185076</text:p>
          </table:table-cell>
          <table:table-cell office:value-type="float" office:value="0.1258303" calcext:value-type="float">
            <text:p>0.1258303</text:p>
          </table:table-cell>
          <table:table-cell office:value-type="float" office:value="0.03718421" calcext:value-type="float">
            <text:p>0.03718421</text:p>
          </table:table-cell>
          <table:table-cell office:value-type="float" office:value="0.02873288" calcext:value-type="float">
            <text:p>0.02873288</text:p>
          </table:table-cell>
          <table:table-cell office:value-type="float" office:value="0.02899501" calcext:value-type="float">
            <text:p>0.02899501</text:p>
          </table:table-cell>
          <table:table-cell office:value-type="float" office:value="0.02322933" calcext:value-type="float">
            <text:p>0.02322933</text:p>
          </table:table-cell>
          <table:table-cell office:value-type="float" office:value="3.393997" calcext:value-type="float">
            <text:p>3.393997</text:p>
          </table:table-cell>
          <table:table-cell office:value-type="float" office:value="12.51465" calcext:value-type="float">
            <text:p>12.51465</text:p>
          </table:table-cell>
          <table:table-cell office:value-type="float" office:value="47.27102" calcext:value-type="float">
            <text:p>47.27102</text:p>
          </table:table-cell>
          <table:table-cell office:value-type="float" office:value="65.69656" calcext:value-type="float">
            <text:p>65.69656</text:p>
          </table:table-cell>
          <table:table-cell office:value-type="float" office:value="55.05478" calcext:value-type="float">
            <text:p>55.05478</text:p>
          </table:table-cell>
          <table:table-cell office:value-type="float" office:value="33.3111" calcext:value-type="float">
            <text:p>33.3111</text:p>
          </table:table-cell>
          <table:table-cell office:value-type="float" office:value="9.386004" calcext:value-type="float">
            <text:p>9.386004</text:p>
          </table:table-cell>
          <table:table-cell office:value-type="float" office:value="4.593137" calcext:value-type="float">
            <text:p>4.593137</text:p>
          </table:table-cell>
          <table:table-cell office:value-type="float" office:value="4957.599" calcext:value-type="float">
            <text:p>4957.599</text:p>
          </table:table-cell>
          <table:table-cell office:value-type="float" office:value="0" calcext:value-type="float">
            <text:p>0</text:p>
          </table:table-cell>
          <table:table-cell office:value-type="float" office:value="-0.5990037" calcext:value-type="float">
            <text:p>-0.59900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8" calcext:value-type="float">
            <text:p>15061998</text:p>
          </table:table-cell>
          <table:table-cell office:value-type="float" office:value="15.53581" calcext:value-type="float">
            <text:p>15.53581</text:p>
          </table:table-cell>
          <table:table-cell office:value-type="float" office:value="487.934" calcext:value-type="float">
            <text:p>487.93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603087" calcext:value-type="float">
            <text:p>0.6603087</text:p>
          </table:table-cell>
          <table:table-cell office:value-type="float" office:value="21.30711" calcext:value-type="float">
            <text:p>21.30711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567433" calcext:value-type="float">
            <text:p>0.0656743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8.627872" calcext:value-type="float">
            <text:p>8.627872</text:p>
          </table:table-cell>
          <table:table-cell office:value-type="float" office:value="-0.2196778" calcext:value-type="float">
            <text:p>-0.2196778</text:p>
          </table:table-cell>
          <table:table-cell office:value-type="float" office:value="-0.08598154" calcext:value-type="float">
            <text:p>-0.08598154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74831" calcext:value-type="float">
            <text:p>19.74831</text:p>
          </table:table-cell>
          <table:table-cell office:value-type="float" office:value="9.093024" calcext:value-type="float">
            <text:p>9.093024</text:p>
          </table:table-cell>
          <table:table-cell office:value-type="float" office:value="2.750479" calcext:value-type="float">
            <text:p>2.750479</text:p>
          </table:table-cell>
          <table:table-cell office:value-type="float" office:value="1.176153" calcext:value-type="float">
            <text:p>1.176153</text:p>
          </table:table-cell>
          <table:table-cell office:value-type="float" office:value="0.07185443" calcext:value-type="float">
            <text:p>0.07185443</text:p>
          </table:table-cell>
          <table:table-cell office:value-type="float" office:value="0.03463212" calcext:value-type="float">
            <text:p>0.03463212</text:p>
          </table:table-cell>
          <table:table-cell office:value-type="float" office:value="0.02798892" calcext:value-type="float">
            <text:p>0.02798892</text:p>
          </table:table-cell>
          <table:table-cell office:value-type="float" office:value="0.02919505" calcext:value-type="float">
            <text:p>0.02919505</text:p>
          </table:table-cell>
          <table:table-cell office:value-type="float" office:value="0.02338319" calcext:value-type="float">
            <text:p>0.02338319</text:p>
          </table:table-cell>
          <table:table-cell office:value-type="float" office:value="13.9658" calcext:value-type="float">
            <text:p>13.9658</text:p>
          </table:table-cell>
          <table:table-cell office:value-type="float" office:value="20.20455" calcext:value-type="float">
            <text:p>20.20455</text:p>
          </table:table-cell>
          <table:table-cell office:value-type="float" office:value="37.20382" calcext:value-type="float">
            <text:p>37.20382</text:p>
          </table:table-cell>
          <table:table-cell office:value-type="float" office:value="55.55498" calcext:value-type="float">
            <text:p>55.55498</text:p>
          </table:table-cell>
          <table:table-cell office:value-type="float" office:value="52.42568" calcext:value-type="float">
            <text:p>52.42568</text:p>
          </table:table-cell>
          <table:table-cell office:value-type="float" office:value="36.04878" calcext:value-type="float">
            <text:p>36.04878</text:p>
          </table:table-cell>
          <table:table-cell office:value-type="float" office:value="13.60244" calcext:value-type="float">
            <text:p>13.60244</text:p>
          </table:table-cell>
          <table:table-cell office:value-type="float" office:value="4.767941" calcext:value-type="float">
            <text:p>4.767941</text:p>
          </table:table-cell>
          <table:table-cell office:value-type="float" office:value="4658.565" calcext:value-type="float">
            <text:p>4658.565</text:p>
          </table:table-cell>
          <table:table-cell office:value-type="float" office:value="0" calcext:value-type="float">
            <text:p>0</text:p>
          </table:table-cell>
          <table:table-cell office:value-type="float" office:value="-0.7367786" calcext:value-type="float">
            <text:p>-0.73677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8" calcext:value-type="float">
            <text:p>16061998</text:p>
          </table:table-cell>
          <table:table-cell office:value-type="float" office:value="15.48238" calcext:value-type="float">
            <text:p>15.48238</text:p>
          </table:table-cell>
          <table:table-cell office:value-type="float" office:value="487.871" calcext:value-type="float">
            <text:p>487.87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919682" calcext:value-type="float">
            <text:p>0.5919682</text:p>
          </table:table-cell>
          <table:table-cell office:value-type="float" office:value="20.9472" calcext:value-type="float">
            <text:p>20.9472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645844" calcext:value-type="float">
            <text:p>0.0664584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9.323637" calcext:value-type="float">
            <text:p>9.323637</text:p>
          </table:table-cell>
          <table:table-cell office:value-type="float" office:value="-0.2388726" calcext:value-type="float">
            <text:p>-0.2388726</text:p>
          </table:table-cell>
          <table:table-cell office:value-type="float" office:value="-0.09774166" calcext:value-type="float">
            <text:p>-0.09774166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75391" calcext:value-type="float">
            <text:p>19.75391</text:p>
          </table:table-cell>
          <table:table-cell office:value-type="float" office:value="8.663714" calcext:value-type="float">
            <text:p>8.663714</text:p>
          </table:table-cell>
          <table:table-cell office:value-type="float" office:value="1.902489" calcext:value-type="float">
            <text:p>1.902489</text:p>
          </table:table-cell>
          <table:table-cell office:value-type="float" office:value="0.8471462" calcext:value-type="float">
            <text:p>0.8471462</text:p>
          </table:table-cell>
          <table:table-cell office:value-type="float" office:value="0.06068639" calcext:value-type="float">
            <text:p>0.06068639</text:p>
          </table:table-cell>
          <table:table-cell office:value-type="float" office:value="0.03401282" calcext:value-type="float">
            <text:p>0.03401282</text:p>
          </table:table-cell>
          <table:table-cell office:value-type="float" office:value="0.0275106" calcext:value-type="float">
            <text:p>0.0275106</text:p>
          </table:table-cell>
          <table:table-cell office:value-type="float" office:value="0.02853669" calcext:value-type="float">
            <text:p>0.02853669</text:p>
          </table:table-cell>
          <table:table-cell office:value-type="float" office:value="0.02351015" calcext:value-type="float">
            <text:p>0.02351015</text:p>
          </table:table-cell>
          <table:table-cell office:value-type="float" office:value="22.58036" calcext:value-type="float">
            <text:p>22.58036</text:p>
          </table:table-cell>
          <table:table-cell office:value-type="float" office:value="26.85844" calcext:value-type="float">
            <text:p>26.85844</text:p>
          </table:table-cell>
          <table:table-cell office:value-type="float" office:value="38.01022" calcext:value-type="float">
            <text:p>38.01022</text:p>
          </table:table-cell>
          <table:table-cell office:value-type="float" office:value="53.31136" calcext:value-type="float">
            <text:p>53.31136</text:p>
          </table:table-cell>
          <table:table-cell office:value-type="float" office:value="48.23465" calcext:value-type="float">
            <text:p>48.23465</text:p>
          </table:table-cell>
          <table:table-cell office:value-type="float" office:value="32.44927" calcext:value-type="float">
            <text:p>32.44927</text:p>
          </table:table-cell>
          <table:table-cell office:value-type="float" office:value="12.958" calcext:value-type="float">
            <text:p>12.958</text:p>
          </table:table-cell>
          <table:table-cell office:value-type="float" office:value="4.936943" calcext:value-type="float">
            <text:p>4.936943</text:p>
          </table:table-cell>
          <table:table-cell office:value-type="float" office:value="4452.947" calcext:value-type="float">
            <text:p>4452.947</text:p>
          </table:table-cell>
          <table:table-cell office:value-type="float" office:value="0" calcext:value-type="float">
            <text:p>0</text:p>
          </table:table-cell>
          <table:table-cell office:value-type="float" office:value="-0.7517616" calcext:value-type="float">
            <text:p>-0.75176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8" calcext:value-type="float">
            <text:p>17061998</text:p>
          </table:table-cell>
          <table:table-cell office:value-type="float" office:value="15.41973" calcext:value-type="float">
            <text:p>15.41973</text:p>
          </table:table-cell>
          <table:table-cell office:value-type="float" office:value="487.8079" calcext:value-type="float">
            <text:p>487.807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80807" calcext:value-type="float">
            <text:p>0.580807</text:p>
          </table:table-cell>
          <table:table-cell office:value-type="float" office:value="20.67618" calcext:value-type="float">
            <text:p>20.6761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716476" calcext:value-type="float">
            <text:p>0.0671647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9.908278" calcext:value-type="float">
            <text:p>9.908278</text:p>
          </table:table-cell>
          <table:table-cell office:value-type="float" office:value="-0.2614802" calcext:value-type="float">
            <text:p>-0.2614802</text:p>
          </table:table-cell>
          <table:table-cell office:value-type="float" office:value="-0.1127027" calcext:value-type="float">
            <text:p>-0.1127027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73837" calcext:value-type="float">
            <text:p>19.73837</text:p>
          </table:table-cell>
          <table:table-cell office:value-type="float" office:value="10.92764" calcext:value-type="float">
            <text:p>10.92764</text:p>
          </table:table-cell>
          <table:table-cell office:value-type="float" office:value="1.336954" calcext:value-type="float">
            <text:p>1.336954</text:p>
          </table:table-cell>
          <table:table-cell office:value-type="float" office:value="0.6211199" calcext:value-type="float">
            <text:p>0.6211199</text:p>
          </table:table-cell>
          <table:table-cell office:value-type="float" office:value="0.05533591" calcext:value-type="float">
            <text:p>0.05533591</text:p>
          </table:table-cell>
          <table:table-cell office:value-type="float" office:value="0.03412995" calcext:value-type="float">
            <text:p>0.03412995</text:p>
          </table:table-cell>
          <table:table-cell office:value-type="float" office:value="0.02745328" calcext:value-type="float">
            <text:p>0.02745328</text:p>
          </table:table-cell>
          <table:table-cell office:value-type="float" office:value="0.02768936" calcext:value-type="float">
            <text:p>0.02768936</text:p>
          </table:table-cell>
          <table:table-cell office:value-type="float" office:value="0.02362262" calcext:value-type="float">
            <text:p>0.02362262</text:p>
          </table:table-cell>
          <table:table-cell office:value-type="float" office:value="30.28218" calcext:value-type="float">
            <text:p>30.28218</text:p>
          </table:table-cell>
          <table:table-cell office:value-type="float" office:value="30.30086" calcext:value-type="float">
            <text:p>30.30086</text:p>
          </table:table-cell>
          <table:table-cell office:value-type="float" office:value="37.37629" calcext:value-type="float">
            <text:p>37.37629</text:p>
          </table:table-cell>
          <table:table-cell office:value-type="float" office:value="51.47847" calcext:value-type="float">
            <text:p>51.47847</text:p>
          </table:table-cell>
          <table:table-cell office:value-type="float" office:value="45.76585" calcext:value-type="float">
            <text:p>45.76585</text:p>
          </table:table-cell>
          <table:table-cell office:value-type="float" office:value="30.3652" calcext:value-type="float">
            <text:p>30.3652</text:p>
          </table:table-cell>
          <table:table-cell office:value-type="float" office:value="12.53469" calcext:value-type="float">
            <text:p>12.53469</text:p>
          </table:table-cell>
          <table:table-cell office:value-type="float" office:value="5.071307" calcext:value-type="float">
            <text:p>5.071307</text:p>
          </table:table-cell>
          <table:table-cell office:value-type="float" office:value="4375.302" calcext:value-type="float">
            <text:p>4375.302</text:p>
          </table:table-cell>
          <table:table-cell office:value-type="float" office:value="0" calcext:value-type="float">
            <text:p>0</text:p>
          </table:table-cell>
          <table:table-cell office:value-type="float" office:value="-0.7718101" calcext:value-type="float">
            <text:p>-0.77181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8" calcext:value-type="float">
            <text:p>18061998</text:p>
          </table:table-cell>
          <table:table-cell office:value-type="float" office:value="15.32965" calcext:value-type="float">
            <text:p>15.32965</text:p>
          </table:table-cell>
          <table:table-cell office:value-type="float" office:value="487.7448" calcext:value-type="float">
            <text:p>487.74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671871" calcext:value-type="float">
            <text:p>0.6671871</text:p>
          </table:table-cell>
          <table:table-cell office:value-type="float" office:value="20.33755" calcext:value-type="float">
            <text:p>20.3375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836382" calcext:value-type="float">
            <text:p>0.0683638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0.53259" calcext:value-type="float">
            <text:p>10.53259</text:p>
          </table:table-cell>
          <table:table-cell office:value-type="float" office:value="-0.2870943" calcext:value-type="float">
            <text:p>-0.2870943</text:p>
          </table:table-cell>
          <table:table-cell office:value-type="float" office:value="-0.137221" calcext:value-type="float">
            <text:p>-0.13722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68139" calcext:value-type="float">
            <text:p>19.68139</text:p>
          </table:table-cell>
          <table:table-cell office:value-type="float" office:value="20.28294" calcext:value-type="float">
            <text:p>20.28294</text:p>
          </table:table-cell>
          <table:table-cell office:value-type="float" office:value="1.666162" calcext:value-type="float">
            <text:p>1.666162</text:p>
          </table:table-cell>
          <table:table-cell office:value-type="float" office:value="0.4821661" calcext:value-type="float">
            <text:p>0.4821661</text:p>
          </table:table-cell>
          <table:table-cell office:value-type="float" office:value="0.05551224" calcext:value-type="float">
            <text:p>0.05551224</text:p>
          </table:table-cell>
          <table:table-cell office:value-type="float" office:value="0.03541729" calcext:value-type="float">
            <text:p>0.03541729</text:p>
          </table:table-cell>
          <table:table-cell office:value-type="float" office:value="0.02824908" calcext:value-type="float">
            <text:p>0.02824908</text:p>
          </table:table-cell>
          <table:table-cell office:value-type="float" office:value="0.02820328" calcext:value-type="float">
            <text:p>0.02820328</text:p>
          </table:table-cell>
          <table:table-cell office:value-type="float" office:value="0.02364803" calcext:value-type="float">
            <text:p>0.02364803</text:p>
          </table:table-cell>
          <table:table-cell office:value-type="float" office:value="13.62697" calcext:value-type="float">
            <text:p>13.62697</text:p>
          </table:table-cell>
          <table:table-cell office:value-type="float" office:value="19.85269" calcext:value-type="float">
            <text:p>19.85269</text:p>
          </table:table-cell>
          <table:table-cell office:value-type="float" office:value="34.64576" calcext:value-type="float">
            <text:p>34.64576</text:p>
          </table:table-cell>
          <table:table-cell office:value-type="float" office:value="49.58356" calcext:value-type="float">
            <text:p>49.58356</text:p>
          </table:table-cell>
          <table:table-cell office:value-type="float" office:value="48.5019" calcext:value-type="float">
            <text:p>48.5019</text:p>
          </table:table-cell>
          <table:table-cell office:value-type="float" office:value="32.82954" calcext:value-type="float">
            <text:p>32.82954</text:p>
          </table:table-cell>
          <table:table-cell office:value-type="float" office:value="12.77529" calcext:value-type="float">
            <text:p>12.77529</text:p>
          </table:table-cell>
          <table:table-cell office:value-type="float" office:value="5.181372" calcext:value-type="float">
            <text:p>5.181372</text:p>
          </table:table-cell>
          <table:table-cell office:value-type="float" office:value="4035.401" calcext:value-type="float">
            <text:p>4035.401</text:p>
          </table:table-cell>
          <table:table-cell office:value-type="float" office:value="0" calcext:value-type="float">
            <text:p>0</text:p>
          </table:table-cell>
          <table:table-cell office:value-type="float" office:value="-0.8594896" calcext:value-type="float">
            <text:p>-0.85948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8" calcext:value-type="float">
            <text:p>19061998</text:p>
          </table:table-cell>
          <table:table-cell office:value-type="float" office:value="15.17821" calcext:value-type="float">
            <text:p>15.17821</text:p>
          </table:table-cell>
          <table:table-cell office:value-type="float" office:value="487.6721" calcext:value-type="float">
            <text:p>487.67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217828" calcext:value-type="float">
            <text:p>0.7217828</text:p>
          </table:table-cell>
          <table:table-cell office:value-type="float" office:value="20.12668" calcext:value-type="float">
            <text:p>20.1266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902041" calcext:value-type="float">
            <text:p>0.0690204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1.03218" calcext:value-type="float">
            <text:p>11.03218</text:p>
          </table:table-cell>
          <table:table-cell office:value-type="float" office:value="-0.3046838" calcext:value-type="float">
            <text:p>-0.3046838</text:p>
          </table:table-cell>
          <table:table-cell office:value-type="float" office:value="-0.1758549" calcext:value-type="float">
            <text:p>-0.1758549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47934" calcext:value-type="float">
            <text:p>19.47934</text:p>
          </table:table-cell>
          <table:table-cell office:value-type="float" office:value="22.28882" calcext:value-type="float">
            <text:p>22.28882</text:p>
          </table:table-cell>
          <table:table-cell office:value-type="float" office:value="1.254975" calcext:value-type="float">
            <text:p>1.254975</text:p>
          </table:table-cell>
          <table:table-cell office:value-type="float" office:value="0.3651883" calcext:value-type="float">
            <text:p>0.3651883</text:p>
          </table:table-cell>
          <table:table-cell office:value-type="float" office:value="0.05780571" calcext:value-type="float">
            <text:p>0.05780571</text:p>
          </table:table-cell>
          <table:table-cell office:value-type="float" office:value="0.03794004" calcext:value-type="float">
            <text:p>0.03794004</text:p>
          </table:table-cell>
          <table:table-cell office:value-type="float" office:value="0.02979141" calcext:value-type="float">
            <text:p>0.02979141</text:p>
          </table:table-cell>
          <table:table-cell office:value-type="float" office:value="0.02721925" calcext:value-type="float">
            <text:p>0.02721925</text:p>
          </table:table-cell>
          <table:table-cell office:value-type="float" office:value="0.02364085" calcext:value-type="float">
            <text:p>0.02364085</text:p>
          </table:table-cell>
          <table:table-cell office:value-type="float" office:value="19.31181" calcext:value-type="float">
            <text:p>19.31181</text:p>
          </table:table-cell>
          <table:table-cell office:value-type="float" office:value="27.2684" calcext:value-type="float">
            <text:p>27.2684</text:p>
          </table:table-cell>
          <table:table-cell office:value-type="float" office:value="33.95836" calcext:value-type="float">
            <text:p>33.95836</text:p>
          </table:table-cell>
          <table:table-cell office:value-type="float" office:value="47.36463" calcext:value-type="float">
            <text:p>47.36463</text:p>
          </table:table-cell>
          <table:table-cell office:value-type="float" office:value="45.99709" calcext:value-type="float">
            <text:p>45.99709</text:p>
          </table:table-cell>
          <table:table-cell office:value-type="float" office:value="31.16255" calcext:value-type="float">
            <text:p>31.16255</text:p>
          </table:table-cell>
          <table:table-cell office:value-type="float" office:value="12.71728" calcext:value-type="float">
            <text:p>12.71728</text:p>
          </table:table-cell>
          <table:table-cell office:value-type="float" office:value="5.270269" calcext:value-type="float">
            <text:p>5.270269</text:p>
          </table:table-cell>
          <table:table-cell office:value-type="float" office:value="5083.653" calcext:value-type="float">
            <text:p>5083.653</text:p>
          </table:table-cell>
          <table:table-cell office:value-type="float" office:value="0" calcext:value-type="float">
            <text:p>0</text:p>
          </table:table-cell>
          <table:table-cell office:value-type="float" office:value="-0.8721721" calcext:value-type="float">
            <text:p>-0.87217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8" calcext:value-type="float">
            <text:p>20061998</text:p>
          </table:table-cell>
          <table:table-cell office:value-type="float" office:value="14.92725" calcext:value-type="float">
            <text:p>14.92725</text:p>
          </table:table-cell>
          <table:table-cell office:value-type="float" office:value="487.5695" calcext:value-type="float">
            <text:p>487.569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001152" calcext:value-type="float">
            <text:p>0.8001152</text:p>
          </table:table-cell>
          <table:table-cell office:value-type="float" office:value="20.04285" calcext:value-type="float">
            <text:p>20.0428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958204" calcext:value-type="float">
            <text:p>0.0695820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1.37861" calcext:value-type="float">
            <text:p>11.37861</text:p>
          </table:table-cell>
          <table:table-cell office:value-type="float" office:value="-0.308628" calcext:value-type="float">
            <text:p>-0.308628</text:p>
          </table:table-cell>
          <table:table-cell office:value-type="float" office:value="-0.178176" calcext:value-type="float">
            <text:p>-0.178176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9.02454" calcext:value-type="float">
            <text:p>19.02454</text:p>
          </table:table-cell>
          <table:table-cell office:value-type="float" office:value="22.30897" calcext:value-type="float">
            <text:p>22.30897</text:p>
          </table:table-cell>
          <table:table-cell office:value-type="float" office:value="0.9837663" calcext:value-type="float">
            <text:p>0.9837663</text:p>
          </table:table-cell>
          <table:table-cell office:value-type="float" office:value="0.292008" calcext:value-type="float">
            <text:p>0.292008</text:p>
          </table:table-cell>
          <table:table-cell office:value-type="float" office:value="0.06977787" calcext:value-type="float">
            <text:p>0.06977787</text:p>
          </table:table-cell>
          <table:table-cell office:value-type="float" office:value="0.0454774" calcext:value-type="float">
            <text:p>0.0454774</text:p>
          </table:table-cell>
          <table:table-cell office:value-type="float" office:value="0.03488665" calcext:value-type="float">
            <text:p>0.03488665</text:p>
          </table:table-cell>
          <table:table-cell office:value-type="float" office:value="0.02615579" calcext:value-type="float">
            <text:p>0.02615579</text:p>
          </table:table-cell>
          <table:table-cell office:value-type="float" office:value="0.02346068" calcext:value-type="float">
            <text:p>0.02346068</text:p>
          </table:table-cell>
          <table:table-cell office:value-type="float" office:value="14.14159" calcext:value-type="float">
            <text:p>14.14159</text:p>
          </table:table-cell>
          <table:table-cell office:value-type="float" office:value="35.60247" calcext:value-type="float">
            <text:p>35.60247</text:p>
          </table:table-cell>
          <table:table-cell office:value-type="float" office:value="34.6746" calcext:value-type="float">
            <text:p>34.6746</text:p>
          </table:table-cell>
          <table:table-cell office:value-type="float" office:value="46.76316" calcext:value-type="float">
            <text:p>46.76316</text:p>
          </table:table-cell>
          <table:table-cell office:value-type="float" office:value="44.63065" calcext:value-type="float">
            <text:p>44.63065</text:p>
          </table:table-cell>
          <table:table-cell office:value-type="float" office:value="29.8522" calcext:value-type="float">
            <text:p>29.8522</text:p>
          </table:table-cell>
          <table:table-cell office:value-type="float" office:value="12.60666" calcext:value-type="float">
            <text:p>12.60666</text:p>
          </table:table-cell>
          <table:table-cell office:value-type="float" office:value="5.310809" calcext:value-type="float">
            <text:p>5.310809</text:p>
          </table:table-cell>
          <table:table-cell office:value-type="float" office:value="6528.564" calcext:value-type="float">
            <text:p>6528.564</text:p>
          </table:table-cell>
          <table:table-cell office:value-type="float" office:value="0" calcext:value-type="float">
            <text:p>0</text:p>
          </table:table-cell>
          <table:table-cell office:value-type="float" office:value="-0.8734851" calcext:value-type="float">
            <text:p>-0.87348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8" calcext:value-type="float">
            <text:p>21061998</text:p>
          </table:table-cell>
          <table:table-cell office:value-type="float" office:value="14.77127" calcext:value-type="float">
            <text:p>14.77127</text:p>
          </table:table-cell>
          <table:table-cell office:value-type="float" office:value="487.4356" calcext:value-type="float">
            <text:p>487.435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071717" calcext:value-type="float">
            <text:p>0.8071717</text:p>
          </table:table-cell>
          <table:table-cell office:value-type="float" office:value="20.08579" calcext:value-type="float">
            <text:p>20.08579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6999847" calcext:value-type="float">
            <text:p>0.0699984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1.60756" calcext:value-type="float">
            <text:p>11.60756</text:p>
          </table:table-cell>
          <table:table-cell office:value-type="float" office:value="-0.311111" calcext:value-type="float">
            <text:p>-0.311111</text:p>
          </table:table-cell>
          <table:table-cell office:value-type="float" office:value="-0.1797357" calcext:value-type="float">
            <text:p>-0.1797357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76579" calcext:value-type="float">
            <text:p>18.76579</text:p>
          </table:table-cell>
          <table:table-cell office:value-type="float" office:value="20.71978" calcext:value-type="float">
            <text:p>20.71978</text:p>
          </table:table-cell>
          <table:table-cell office:value-type="float" office:value="0.7511034" calcext:value-type="float">
            <text:p>0.7511034</text:p>
          </table:table-cell>
          <table:table-cell office:value-type="float" office:value="0.2388069" calcext:value-type="float">
            <text:p>0.2388069</text:p>
          </table:table-cell>
          <table:table-cell office:value-type="float" office:value="0.07657976" calcext:value-type="float">
            <text:p>0.07657976</text:p>
          </table:table-cell>
          <table:table-cell office:value-type="float" office:value="0.05050781" calcext:value-type="float">
            <text:p>0.05050781</text:p>
          </table:table-cell>
          <table:table-cell office:value-type="float" office:value="0.03889334" calcext:value-type="float">
            <text:p>0.03889334</text:p>
          </table:table-cell>
          <table:table-cell office:value-type="float" office:value="0.02553188" calcext:value-type="float">
            <text:p>0.02553188</text:p>
          </table:table-cell>
          <table:table-cell office:value-type="float" office:value="0.02314451" calcext:value-type="float">
            <text:p>0.02314451</text:p>
          </table:table-cell>
          <table:table-cell office:value-type="float" office:value="11.95677" calcext:value-type="float">
            <text:p>11.95677</text:p>
          </table:table-cell>
          <table:table-cell office:value-type="float" office:value="40.50402" calcext:value-type="float">
            <text:p>40.50402</text:p>
          </table:table-cell>
          <table:table-cell office:value-type="float" office:value="35.72697" calcext:value-type="float">
            <text:p>35.72697</text:p>
          </table:table-cell>
          <table:table-cell office:value-type="float" office:value="46.70223" calcext:value-type="float">
            <text:p>46.70223</text:p>
          </table:table-cell>
          <table:table-cell office:value-type="float" office:value="43.99678" calcext:value-type="float">
            <text:p>43.99678</text:p>
          </table:table-cell>
          <table:table-cell office:value-type="float" office:value="29.11019" calcext:value-type="float">
            <text:p>29.11019</text:p>
          </table:table-cell>
          <table:table-cell office:value-type="float" office:value="12.62475" calcext:value-type="float">
            <text:p>12.62475</text:p>
          </table:table-cell>
          <table:table-cell office:value-type="float" office:value="5.323046" calcext:value-type="float">
            <text:p>5.323046</text:p>
          </table:table-cell>
          <table:table-cell office:value-type="float" office:value="7113.286" calcext:value-type="float">
            <text:p>7113.286</text:p>
          </table:table-cell>
          <table:table-cell office:value-type="float" office:value="0" calcext:value-type="float">
            <text:p>0</text:p>
          </table:table-cell>
          <table:table-cell office:value-type="float" office:value="-0.874428" calcext:value-type="float">
            <text:p>-0.8744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8" calcext:value-type="float">
            <text:p>22061998</text:p>
          </table:table-cell>
          <table:table-cell office:value-type="float" office:value="14.64667" calcext:value-type="float">
            <text:p>14.64667</text:p>
          </table:table-cell>
          <table:table-cell office:value-type="float" office:value="487.2927" calcext:value-type="float">
            <text:p>487.292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947451" calcext:value-type="float">
            <text:p>0.7947451</text:p>
          </table:table-cell>
          <table:table-cell office:value-type="float" office:value="20.21198" calcext:value-type="float">
            <text:p>20.2119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027502" calcext:value-type="float">
            <text:p>0.0702750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1.75224" calcext:value-type="float">
            <text:p>11.75224</text:p>
          </table:table-cell>
          <table:table-cell office:value-type="float" office:value="-0.3124603" calcext:value-type="float">
            <text:p>-0.3124603</text:p>
          </table:table-cell>
          <table:table-cell office:value-type="float" office:value="-0.1809354" calcext:value-type="float">
            <text:p>-0.1809354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56862" calcext:value-type="float">
            <text:p>18.56862</text:p>
          </table:table-cell>
          <table:table-cell office:value-type="float" office:value="18.86349" calcext:value-type="float">
            <text:p>18.86349</text:p>
          </table:table-cell>
          <table:table-cell office:value-type="float" office:value="0.5879251" calcext:value-type="float">
            <text:p>0.5879251</text:p>
          </table:table-cell>
          <table:table-cell office:value-type="float" office:value="0.2038981" calcext:value-type="float">
            <text:p>0.2038981</text:p>
          </table:table-cell>
          <table:table-cell office:value-type="float" office:value="0.08093785" calcext:value-type="float">
            <text:p>0.08093785</text:p>
          </table:table-cell>
          <table:table-cell office:value-type="float" office:value="0.05392655" calcext:value-type="float">
            <text:p>0.05392655</text:p>
          </table:table-cell>
          <table:table-cell office:value-type="float" office:value="0.04177277" calcext:value-type="float">
            <text:p>0.04177277</text:p>
          </table:table-cell>
          <table:table-cell office:value-type="float" office:value="0.02523549" calcext:value-type="float">
            <text:p>0.02523549</text:p>
          </table:table-cell>
          <table:table-cell office:value-type="float" office:value="0.02284871" calcext:value-type="float">
            <text:p>0.02284871</text:p>
          </table:table-cell>
          <table:table-cell office:value-type="float" office:value="11.23105" calcext:value-type="float">
            <text:p>11.23105</text:p>
          </table:table-cell>
          <table:table-cell office:value-type="float" office:value="43.82365" calcext:value-type="float">
            <text:p>43.82365</text:p>
          </table:table-cell>
          <table:table-cell office:value-type="float" office:value="37.00933" calcext:value-type="float">
            <text:p>37.00933</text:p>
          </table:table-cell>
          <table:table-cell office:value-type="float" office:value="46.967" calcext:value-type="float">
            <text:p>46.967</text:p>
          </table:table-cell>
          <table:table-cell office:value-type="float" office:value="43.78762" calcext:value-type="float">
            <text:p>43.78762</text:p>
          </table:table-cell>
          <table:table-cell office:value-type="float" office:value="28.75063" calcext:value-type="float">
            <text:p>28.75063</text:p>
          </table:table-cell>
          <table:table-cell office:value-type="float" office:value="12.70436" calcext:value-type="float">
            <text:p>12.70436</text:p>
          </table:table-cell>
          <table:table-cell office:value-type="float" office:value="5.331443" calcext:value-type="float">
            <text:p>5.331443</text:p>
          </table:table-cell>
          <table:table-cell office:value-type="float" office:value="7388.42" calcext:value-type="float">
            <text:p>7388.42</text:p>
          </table:table-cell>
          <table:table-cell office:value-type="float" office:value="0" calcext:value-type="float">
            <text:p>0</text:p>
          </table:table-cell>
          <table:table-cell office:value-type="float" office:value="-0.8749514" calcext:value-type="float">
            <text:p>-0.87495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8" calcext:value-type="float">
            <text:p>23061998</text:p>
          </table:table-cell>
          <table:table-cell office:value-type="float" office:value="14.54018" calcext:value-type="float">
            <text:p>14.54018</text:p>
          </table:table-cell>
          <table:table-cell office:value-type="float" office:value="487.1526" calcext:value-type="float">
            <text:p>487.152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754679" calcext:value-type="float">
            <text:p>0.7754679</text:p>
          </table:table-cell>
          <table:table-cell office:value-type="float" office:value="20.37688" calcext:value-type="float">
            <text:p>20.3768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04606" calcext:value-type="float">
            <text:p>0.070460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1.84446" calcext:value-type="float">
            <text:p>11.84446</text:p>
          </table:table-cell>
          <table:table-cell office:value-type="float" office:value="-0.313426" calcext:value-type="float">
            <text:p>-0.313426</text:p>
          </table:table-cell>
          <table:table-cell office:value-type="float" office:value="-0.1819485" calcext:value-type="float">
            <text:p>-0.1819485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4242" calcext:value-type="float">
            <text:p>18.4242</text:p>
          </table:table-cell>
          <table:table-cell office:value-type="float" office:value="17.05212" calcext:value-type="float">
            <text:p>17.05212</text:p>
          </table:table-cell>
          <table:table-cell office:value-type="float" office:value="0.4561122" calcext:value-type="float">
            <text:p>0.4561122</text:p>
          </table:table-cell>
          <table:table-cell office:value-type="float" office:value="0.1749462" calcext:value-type="float">
            <text:p>0.1749462</text:p>
          </table:table-cell>
          <table:table-cell office:value-type="float" office:value="0.08045334" calcext:value-type="float">
            <text:p>0.08045334</text:p>
          </table:table-cell>
          <table:table-cell office:value-type="float" office:value="0.05452162" calcext:value-type="float">
            <text:p>0.05452162</text:p>
          </table:table-cell>
          <table:table-cell office:value-type="float" office:value="0.0427862" calcext:value-type="float">
            <text:p>0.0427862</text:p>
          </table:table-cell>
          <table:table-cell office:value-type="float" office:value="0.02508404" calcext:value-type="float">
            <text:p>0.02508404</text:p>
          </table:table-cell>
          <table:table-cell office:value-type="float" office:value="0.02262817" calcext:value-type="float">
            <text:p>0.02262817</text:p>
          </table:table-cell>
          <table:table-cell office:value-type="float" office:value="11.23444" calcext:value-type="float">
            <text:p>11.23444</text:p>
          </table:table-cell>
          <table:table-cell office:value-type="float" office:value="46.13873" calcext:value-type="float">
            <text:p>46.13873</text:p>
          </table:table-cell>
          <table:table-cell office:value-type="float" office:value="38.3341" calcext:value-type="float">
            <text:p>38.3341</text:p>
          </table:table-cell>
          <table:table-cell office:value-type="float" office:value="47.39622" calcext:value-type="float">
            <text:p>47.39622</text:p>
          </table:table-cell>
          <table:table-cell office:value-type="float" office:value="43.82141" calcext:value-type="float">
            <text:p>43.82141</text:p>
          </table:table-cell>
          <table:table-cell office:value-type="float" office:value="28.61782" calcext:value-type="float">
            <text:p>28.61782</text:p>
          </table:table-cell>
          <table:table-cell office:value-type="float" office:value="12.81863" calcext:value-type="float">
            <text:p>12.81863</text:p>
          </table:table-cell>
          <table:table-cell office:value-type="float" office:value="5.343378" calcext:value-type="float">
            <text:p>5.343378</text:p>
          </table:table-cell>
          <table:table-cell office:value-type="float" office:value="7531.432" calcext:value-type="float">
            <text:p>7531.432</text:p>
          </table:table-cell>
          <table:table-cell office:value-type="float" office:value="0" calcext:value-type="float">
            <text:p>0</text:p>
          </table:table-cell>
          <table:table-cell office:value-type="float" office:value="-0.8753789" calcext:value-type="float">
            <text:p>-0.87537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8" calcext:value-type="float">
            <text:p>24061998</text:p>
          </table:table-cell>
          <table:table-cell office:value-type="float" office:value="14.4332" calcext:value-type="float">
            <text:p>14.4332</text:p>
          </table:table-cell>
          <table:table-cell office:value-type="float" office:value="487.0094" calcext:value-type="float">
            <text:p>487.009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600846" calcext:value-type="float">
            <text:p>0.7600846</text:p>
          </table:table-cell>
          <table:table-cell office:value-type="float" office:value="20.57233" calcext:value-type="float">
            <text:p>20.57233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059325" calcext:value-type="float">
            <text:p>0.07059325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1.90591" calcext:value-type="float">
            <text:p>11.90591</text:p>
          </table:table-cell>
          <table:table-cell office:value-type="float" office:value="-0.3142978" calcext:value-type="float">
            <text:p>-0.3142978</text:p>
          </table:table-cell>
          <table:table-cell office:value-type="float" office:value="-0.182866" calcext:value-type="float">
            <text:p>-0.182866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26575" calcext:value-type="float">
            <text:p>18.26575</text:p>
          </table:table-cell>
          <table:table-cell office:value-type="float" office:value="15.50785" calcext:value-type="float">
            <text:p>15.50785</text:p>
          </table:table-cell>
          <table:table-cell office:value-type="float" office:value="0.3801675" calcext:value-type="float">
            <text:p>0.3801675</text:p>
          </table:table-cell>
          <table:table-cell office:value-type="float" office:value="0.1592833" calcext:value-type="float">
            <text:p>0.1592833</text:p>
          </table:table-cell>
          <table:table-cell office:value-type="float" office:value="0.08224128" calcext:value-type="float">
            <text:p>0.08224128</text:p>
          </table:table-cell>
          <table:table-cell office:value-type="float" office:value="0.05617272" calcext:value-type="float">
            <text:p>0.05617272</text:p>
          </table:table-cell>
          <table:table-cell office:value-type="float" office:value="0.04410249" calcext:value-type="float">
            <text:p>0.04410249</text:p>
          </table:table-cell>
          <table:table-cell office:value-type="float" office:value="0.02504549" calcext:value-type="float">
            <text:p>0.02504549</text:p>
          </table:table-cell>
          <table:table-cell office:value-type="float" office:value="0.02248838" calcext:value-type="float">
            <text:p>0.02248838</text:p>
          </table:table-cell>
          <table:table-cell office:value-type="float" office:value="11.41381" calcext:value-type="float">
            <text:p>11.41381</text:p>
          </table:table-cell>
          <table:table-cell office:value-type="float" office:value="48.20629" calcext:value-type="float">
            <text:p>48.20629</text:p>
          </table:table-cell>
          <table:table-cell office:value-type="float" office:value="39.74377" calcext:value-type="float">
            <text:p>39.74377</text:p>
          </table:table-cell>
          <table:table-cell office:value-type="float" office:value="47.92653" calcext:value-type="float">
            <text:p>47.92653</text:p>
          </table:table-cell>
          <table:table-cell office:value-type="float" office:value="44.00183" calcext:value-type="float">
            <text:p>44.00183</text:p>
          </table:table-cell>
          <table:table-cell office:value-type="float" office:value="28.62916" calcext:value-type="float">
            <text:p>28.62916</text:p>
          </table:table-cell>
          <table:table-cell office:value-type="float" office:value="12.95107" calcext:value-type="float">
            <text:p>12.95107</text:p>
          </table:table-cell>
          <table:table-cell office:value-type="float" office:value="5.35868" calcext:value-type="float">
            <text:p>5.35868</text:p>
          </table:table-cell>
          <table:table-cell office:value-type="float" office:value="7646.254" calcext:value-type="float">
            <text:p>7646.254</text:p>
          </table:table-cell>
          <table:table-cell office:value-type="float" office:value="0" calcext:value-type="float">
            <text:p>0</text:p>
          </table:table-cell>
          <table:table-cell office:value-type="float" office:value="-0.8756865" calcext:value-type="float">
            <text:p>-0.87568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8" calcext:value-type="float">
            <text:p>25061998</text:p>
          </table:table-cell>
          <table:table-cell office:value-type="float" office:value="14.33953" calcext:value-type="float">
            <text:p>14.33953</text:p>
          </table:table-cell>
          <table:table-cell office:value-type="float" office:value="486.8948" calcext:value-type="float">
            <text:p>486.89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18962" calcext:value-type="float">
            <text:p>0.718962</text:p>
          </table:table-cell>
          <table:table-cell office:value-type="float" office:value="20.80394" calcext:value-type="float">
            <text:p>20.80394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070553" calcext:value-type="float">
            <text:p>0.0707055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1.9564" calcext:value-type="float">
            <text:p>11.9564</text:p>
          </table:table-cell>
          <table:table-cell office:value-type="float" office:value="-0.3150803" calcext:value-type="float">
            <text:p>-0.3150803</text:p>
          </table:table-cell>
          <table:table-cell office:value-type="float" office:value="-0.1861049" calcext:value-type="float">
            <text:p>-0.1861049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19064" calcext:value-type="float">
            <text:p>18.19064</text:p>
          </table:table-cell>
          <table:table-cell office:value-type="float" office:value="12.55922" calcext:value-type="float">
            <text:p>12.55922</text:p>
          </table:table-cell>
          <table:table-cell office:value-type="float" office:value="0.2746613" calcext:value-type="float">
            <text:p>0.2746613</text:p>
          </table:table-cell>
          <table:table-cell office:value-type="float" office:value="0.1262392" calcext:value-type="float">
            <text:p>0.1262392</text:p>
          </table:table-cell>
          <table:table-cell office:value-type="float" office:value="0.06972045" calcext:value-type="float">
            <text:p>0.06972045</text:p>
          </table:table-cell>
          <table:table-cell office:value-type="float" office:value="0.04942995" calcext:value-type="float">
            <text:p>0.04942995</text:p>
          </table:table-cell>
          <table:table-cell office:value-type="float" office:value="0.04018259" calcext:value-type="float">
            <text:p>0.04018259</text:p>
          </table:table-cell>
          <table:table-cell office:value-type="float" office:value="0.0248533" calcext:value-type="float">
            <text:p>0.0248533</text:p>
          </table:table-cell>
          <table:table-cell office:value-type="float" office:value="0.02242178" calcext:value-type="float">
            <text:p>0.02242178</text:p>
          </table:table-cell>
          <table:table-cell office:value-type="float" office:value="20.66538" calcext:value-type="float">
            <text:p>20.66538</text:p>
          </table:table-cell>
          <table:table-cell office:value-type="float" office:value="43.77762" calcext:value-type="float">
            <text:p>43.77762</text:p>
          </table:table-cell>
          <table:table-cell office:value-type="float" office:value="41.40816" calcext:value-type="float">
            <text:p>41.40816</text:p>
          </table:table-cell>
          <table:table-cell office:value-type="float" office:value="48.55255" calcext:value-type="float">
            <text:p>48.55255</text:p>
          </table:table-cell>
          <table:table-cell office:value-type="float" office:value="44.25932" calcext:value-type="float">
            <text:p>44.25932</text:p>
          </table:table-cell>
          <table:table-cell office:value-type="float" office:value="28.70783" calcext:value-type="float">
            <text:p>28.70783</text:p>
          </table:table-cell>
          <table:table-cell office:value-type="float" office:value="13.09134" calcext:value-type="float">
            <text:p>13.09134</text:p>
          </table:table-cell>
          <table:table-cell office:value-type="float" office:value="5.377358" calcext:value-type="float">
            <text:p>5.377358</text:p>
          </table:table-cell>
          <table:table-cell office:value-type="float" office:value="7650.001" calcext:value-type="float">
            <text:p>7650.001</text:p>
          </table:table-cell>
          <table:table-cell office:value-type="float" office:value="0" calcext:value-type="float">
            <text:p>0</text:p>
          </table:table-cell>
          <table:table-cell office:value-type="float" office:value="-0.8757727" calcext:value-type="float">
            <text:p>-0.87577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8" calcext:value-type="float">
            <text:p>26061998</text:p>
          </table:table-cell>
          <table:table-cell office:value-type="float" office:value="14.24177" calcext:value-type="float">
            <text:p>14.24177</text:p>
          </table:table-cell>
          <table:table-cell office:value-type="float" office:value="486.8069" calcext:value-type="float">
            <text:p>486.806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859859" calcext:value-type="float">
            <text:p>0.6859859</text:p>
          </table:table-cell>
          <table:table-cell office:value-type="float" office:value="20.9555" calcext:value-type="float">
            <text:p>20.955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122941" calcext:value-type="float">
            <text:p>0.0712294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2.13723" calcext:value-type="float">
            <text:p>12.13723</text:p>
          </table:table-cell>
          <table:table-cell office:value-type="float" office:value="-0.3185991" calcext:value-type="float">
            <text:p>-0.3185991</text:p>
          </table:table-cell>
          <table:table-cell office:value-type="float" office:value="-0.1964136" calcext:value-type="float">
            <text:p>-0.1964136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13843" calcext:value-type="float">
            <text:p>18.13843</text:p>
          </table:table-cell>
          <table:table-cell office:value-type="float" office:value="9.813115" calcext:value-type="float">
            <text:p>9.813115</text:p>
          </table:table-cell>
          <table:table-cell office:value-type="float" office:value="2.813013" calcext:value-type="float">
            <text:p>2.813013</text:p>
          </table:table-cell>
          <table:table-cell office:value-type="float" office:value="0.8349897" calcext:value-type="float">
            <text:p>0.8349897</text:p>
          </table:table-cell>
          <table:table-cell office:value-type="float" office:value="0.1232018" calcext:value-type="float">
            <text:p>0.1232018</text:p>
          </table:table-cell>
          <table:table-cell office:value-type="float" office:value="0.04499882" calcext:value-type="float">
            <text:p>0.04499882</text:p>
          </table:table-cell>
          <table:table-cell office:value-type="float" office:value="0.03656194" calcext:value-type="float">
            <text:p>0.03656194</text:p>
          </table:table-cell>
          <table:table-cell office:value-type="float" office:value="0.0309172" calcext:value-type="float">
            <text:p>0.0309172</text:p>
          </table:table-cell>
          <table:table-cell office:value-type="float" office:value="0.022432" calcext:value-type="float">
            <text:p>0.022432</text:p>
          </table:table-cell>
          <table:table-cell office:value-type="float" office:value="4.784008" calcext:value-type="float">
            <text:p>4.784008</text:p>
          </table:table-cell>
          <table:table-cell office:value-type="float" office:value="15.80822" calcext:value-type="float">
            <text:p>15.80822</text:p>
          </table:table-cell>
          <table:table-cell office:value-type="float" office:value="45.70795" calcext:value-type="float">
            <text:p>45.70795</text:p>
          </table:table-cell>
          <table:table-cell office:value-type="float" office:value="56.32964" calcext:value-type="float">
            <text:p>56.32964</text:p>
          </table:table-cell>
          <table:table-cell office:value-type="float" office:value="45.97345" calcext:value-type="float">
            <text:p>45.97345</text:p>
          </table:table-cell>
          <table:table-cell office:value-type="float" office:value="28.94534" calcext:value-type="float">
            <text:p>28.94534</text:p>
          </table:table-cell>
          <table:table-cell office:value-type="float" office:value="13.13674" calcext:value-type="float">
            <text:p>13.13674</text:p>
          </table:table-cell>
          <table:table-cell office:value-type="float" office:value="5.404759" calcext:value-type="float">
            <text:p>5.404759</text:p>
          </table:table-cell>
          <table:table-cell office:value-type="float" office:value="6188.914" calcext:value-type="float">
            <text:p>6188.914</text:p>
          </table:table-cell>
          <table:table-cell office:value-type="float" office:value="0" calcext:value-type="float">
            <text:p>0</text:p>
          </table:table-cell>
          <table:table-cell office:value-type="float" office:value="-0.8965715" calcext:value-type="float">
            <text:p>-0.89657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8" calcext:value-type="float">
            <text:p>27061998</text:p>
          </table:table-cell>
          <table:table-cell office:value-type="float" office:value="14.13634" calcext:value-type="float">
            <text:p>14.13634</text:p>
          </table:table-cell>
          <table:table-cell office:value-type="float" office:value="486.724" calcext:value-type="float">
            <text:p>486.72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279494" calcext:value-type="float">
            <text:p>0.6279494</text:p>
          </table:table-cell>
          <table:table-cell office:value-type="float" office:value="20.66726" calcext:value-type="float">
            <text:p>20.6672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245763" calcext:value-type="float">
            <text:p>0.0724576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2.71922" calcext:value-type="float">
            <text:p>12.71922</text:p>
          </table:table-cell>
          <table:table-cell office:value-type="float" office:value="-0.3361219" calcext:value-type="float">
            <text:p>-0.3361219</text:p>
          </table:table-cell>
          <table:table-cell office:value-type="float" office:value="-0.2214493" calcext:value-type="float">
            <text:p>-0.221449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0833" calcext:value-type="float">
            <text:p>18.0833</text:p>
          </table:table-cell>
          <table:table-cell office:value-type="float" office:value="9.680334" calcext:value-type="float">
            <text:p>9.680334</text:p>
          </table:table-cell>
          <table:table-cell office:value-type="float" office:value="2.096867" calcext:value-type="float">
            <text:p>2.096867</text:p>
          </table:table-cell>
          <table:table-cell office:value-type="float" office:value="0.3074861" calcext:value-type="float">
            <text:p>0.3074861</text:p>
          </table:table-cell>
          <table:table-cell office:value-type="float" office:value="0.06809919" calcext:value-type="float">
            <text:p>0.06809919</text:p>
          </table:table-cell>
          <table:table-cell office:value-type="float" office:value="0.04296226" calcext:value-type="float">
            <text:p>0.04296226</text:p>
          </table:table-cell>
          <table:table-cell office:value-type="float" office:value="0.03498339" calcext:value-type="float">
            <text:p>0.03498339</text:p>
          </table:table-cell>
          <table:table-cell office:value-type="float" office:value="0.02641829" calcext:value-type="float">
            <text:p>0.02641829</text:p>
          </table:table-cell>
          <table:table-cell office:value-type="float" office:value="0.02249778" calcext:value-type="float">
            <text:p>0.02249778</text:p>
          </table:table-cell>
          <table:table-cell office:value-type="float" office:value="7.498333" calcext:value-type="float">
            <text:p>7.498333</text:p>
          </table:table-cell>
          <table:table-cell office:value-type="float" office:value="14.83813" calcext:value-type="float">
            <text:p>14.83813</text:p>
          </table:table-cell>
          <table:table-cell office:value-type="float" office:value="33.34916" calcext:value-type="float">
            <text:p>33.34916</text:p>
          </table:table-cell>
          <table:table-cell office:value-type="float" office:value="49.30122" calcext:value-type="float">
            <text:p>49.30122</text:p>
          </table:table-cell>
          <table:table-cell office:value-type="float" office:value="51.77967" calcext:value-type="float">
            <text:p>51.77967</text:p>
          </table:table-cell>
          <table:table-cell office:value-type="float" office:value="35.73283" calcext:value-type="float">
            <text:p>35.73283</text:p>
          </table:table-cell>
          <table:table-cell office:value-type="float" office:value="14.1034" calcext:value-type="float">
            <text:p>14.1034</text:p>
          </table:table-cell>
          <table:table-cell office:value-type="float" office:value="5.497864" calcext:value-type="float">
            <text:p>5.497864</text:p>
          </table:table-cell>
          <table:table-cell office:value-type="float" office:value="6253.368" calcext:value-type="float">
            <text:p>6253.368</text:p>
          </table:table-cell>
          <table:table-cell office:value-type="float" office:value="0" calcext:value-type="float">
            <text:p>0</text:p>
          </table:table-cell>
          <table:table-cell office:value-type="float" office:value="-0.9816712" calcext:value-type="float">
            <text:p>-0.98167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8" calcext:value-type="float">
            <text:p>28061998</text:p>
          </table:table-cell>
          <table:table-cell office:value-type="float" office:value="14.05493" calcext:value-type="float">
            <text:p>14.05493</text:p>
          </table:table-cell>
          <table:table-cell office:value-type="float" office:value="486.6442" calcext:value-type="float">
            <text:p>486.644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612174" calcext:value-type="float">
            <text:p>0.5612174</text:p>
          </table:table-cell>
          <table:table-cell office:value-type="float" office:value="20.45957" calcext:value-type="float">
            <text:p>20.4595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31983" calcext:value-type="float">
            <text:p>0.073198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3.25495" calcext:value-type="float">
            <text:p>13.25495</text:p>
          </table:table-cell>
          <table:table-cell office:value-type="float" office:value="-0.3473629" calcext:value-type="float">
            <text:p>-0.3473629</text:p>
          </table:table-cell>
          <table:table-cell office:value-type="float" office:value="-0.2531026" calcext:value-type="float">
            <text:p>-0.2531026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8.05068" calcext:value-type="float">
            <text:p>18.05068</text:p>
          </table:table-cell>
          <table:table-cell office:value-type="float" office:value="7.740928" calcext:value-type="float">
            <text:p>7.740928</text:p>
          </table:table-cell>
          <table:table-cell office:value-type="float" office:value="0.8771996" calcext:value-type="float">
            <text:p>0.8771996</text:p>
          </table:table-cell>
          <table:table-cell office:value-type="float" office:value="0.1933679" calcext:value-type="float">
            <text:p>0.1933679</text:p>
          </table:table-cell>
          <table:table-cell office:value-type="float" office:value="0.05775398" calcext:value-type="float">
            <text:p>0.05775398</text:p>
          </table:table-cell>
          <table:table-cell office:value-type="float" office:value="0.03943405" calcext:value-type="float">
            <text:p>0.03943405</text:p>
          </table:table-cell>
          <table:table-cell office:value-type="float" office:value="0.03247897" calcext:value-type="float">
            <text:p>0.03247897</text:p>
          </table:table-cell>
          <table:table-cell office:value-type="float" office:value="0.02632077" calcext:value-type="float">
            <text:p>0.02632077</text:p>
          </table:table-cell>
          <table:table-cell office:value-type="float" office:value="0.02264768" calcext:value-type="float">
            <text:p>0.02264768</text:p>
          </table:table-cell>
          <table:table-cell office:value-type="float" office:value="18.29184" calcext:value-type="float">
            <text:p>18.29184</text:p>
          </table:table-cell>
          <table:table-cell office:value-type="float" office:value="18.81561" calcext:value-type="float">
            <text:p>18.81561</text:p>
          </table:table-cell>
          <table:table-cell office:value-type="float" office:value="30.62089" calcext:value-type="float">
            <text:p>30.62089</text:p>
          </table:table-cell>
          <table:table-cell office:value-type="float" office:value="45.32269" calcext:value-type="float">
            <text:p>45.32269</text:p>
          </table:table-cell>
          <table:table-cell office:value-type="float" office:value="49.91233" calcext:value-type="float">
            <text:p>49.91233</text:p>
          </table:table-cell>
          <table:table-cell office:value-type="float" office:value="35.8325" calcext:value-type="float">
            <text:p>35.8325</text:p>
          </table:table-cell>
          <table:table-cell office:value-type="float" office:value="14.83687" calcext:value-type="float">
            <text:p>14.83687</text:p>
          </table:table-cell>
          <table:table-cell office:value-type="float" office:value="5.617483" calcext:value-type="float">
            <text:p>5.617483</text:p>
          </table:table-cell>
          <table:table-cell office:value-type="float" office:value="6369.369" calcext:value-type="float">
            <text:p>6369.369</text:p>
          </table:table-cell>
          <table:table-cell office:value-type="float" office:value="0" calcext:value-type="float">
            <text:p>0</text:p>
          </table:table-cell>
          <table:table-cell office:value-type="float" office:value="-0.992144" calcext:value-type="float">
            <text:p>-0.9921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8" calcext:value-type="float">
            <text:p>29061998</text:p>
          </table:table-cell>
          <table:table-cell office:value-type="float" office:value="13.94279" calcext:value-type="float">
            <text:p>13.94279</text:p>
          </table:table-cell>
          <table:table-cell office:value-type="float" office:value="486.55" calcext:value-type="float">
            <text:p>486.5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805972" calcext:value-type="float">
            <text:p>0.5805972</text:p>
          </table:table-cell>
          <table:table-cell office:value-type="float" office:value="20.25054" calcext:value-type="float">
            <text:p>20.25054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373738" calcext:value-type="float">
            <text:p>0.07373738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3.64419" calcext:value-type="float">
            <text:p>13.64419</text:p>
          </table:table-cell>
          <table:table-cell office:value-type="float" office:value="-0.3479485" calcext:value-type="float">
            <text:p>-0.3479485</text:p>
          </table:table-cell>
          <table:table-cell office:value-type="float" office:value="-0.2558368" calcext:value-type="float">
            <text:p>-0.2558368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89081" calcext:value-type="float">
            <text:p>17.89081</text:p>
          </table:table-cell>
          <table:table-cell office:value-type="float" office:value="7.752012" calcext:value-type="float">
            <text:p>7.752012</text:p>
          </table:table-cell>
          <table:table-cell office:value-type="float" office:value="0.6709993" calcext:value-type="float">
            <text:p>0.6709993</text:p>
          </table:table-cell>
          <table:table-cell office:value-type="float" office:value="0.1537817" calcext:value-type="float">
            <text:p>0.1537817</text:p>
          </table:table-cell>
          <table:table-cell office:value-type="float" office:value="0.05824273" calcext:value-type="float">
            <text:p>0.05824273</text:p>
          </table:table-cell>
          <table:table-cell office:value-type="float" office:value="0.04012895" calcext:value-type="float">
            <text:p>0.04012895</text:p>
          </table:table-cell>
          <table:table-cell office:value-type="float" office:value="0.03254829" calcext:value-type="float">
            <text:p>0.03254829</text:p>
          </table:table-cell>
          <table:table-cell office:value-type="float" office:value="0.0259196" calcext:value-type="float">
            <text:p>0.0259196</text:p>
          </table:table-cell>
          <table:table-cell office:value-type="float" office:value="0.02277946" calcext:value-type="float">
            <text:p>0.02277946</text:p>
          </table:table-cell>
          <table:table-cell office:value-type="float" office:value="13.45017" calcext:value-type="float">
            <text:p>13.45017</text:p>
          </table:table-cell>
          <table:table-cell office:value-type="float" office:value="24.50556" calcext:value-type="float">
            <text:p>24.50556</text:p>
          </table:table-cell>
          <table:table-cell office:value-type="float" office:value="30.54317" calcext:value-type="float">
            <text:p>30.54317</text:p>
          </table:table-cell>
          <table:table-cell office:value-type="float" office:value="44.34804" calcext:value-type="float">
            <text:p>44.34804</text:p>
          </table:table-cell>
          <table:table-cell office:value-type="float" office:value="48.50926" calcext:value-type="float">
            <text:p>48.50926</text:p>
          </table:table-cell>
          <table:table-cell office:value-type="float" office:value="34.22668" calcext:value-type="float">
            <text:p>34.22668</text:p>
          </table:table-cell>
          <table:table-cell office:value-type="float" office:value="14.66371" calcext:value-type="float">
            <text:p>14.66371</text:p>
          </table:table-cell>
          <table:table-cell office:value-type="float" office:value="5.711748" calcext:value-type="float">
            <text:p>5.711748</text:p>
          </table:table-cell>
          <table:table-cell office:value-type="float" office:value="6859.208" calcext:value-type="float">
            <text:p>6859.208</text:p>
          </table:table-cell>
          <table:table-cell office:value-type="float" office:value="0" calcext:value-type="float">
            <text:p>0</text:p>
          </table:table-cell>
          <table:table-cell office:value-type="float" office:value="-0.9922202" calcext:value-type="float">
            <text:p>-0.99222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8" calcext:value-type="float">
            <text:p>30061998</text:p>
          </table:table-cell>
          <table:table-cell office:value-type="float" office:value="13.85739" calcext:value-type="float">
            <text:p>13.85739</text:p>
          </table:table-cell>
          <table:table-cell office:value-type="float" office:value="486.4498" calcext:value-type="float">
            <text:p>486.44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833864" calcext:value-type="float">
            <text:p>0.5833864</text:p>
          </table:table-cell>
          <table:table-cell office:value-type="float" office:value="20.16522" calcext:value-type="float">
            <text:p>20.16522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411494" calcext:value-type="float">
            <text:p>0.0741149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3.90536" calcext:value-type="float">
            <text:p>13.90536</text:p>
          </table:table-cell>
          <table:table-cell office:value-type="float" office:value="-0.3488179" calcext:value-type="float">
            <text:p>-0.3488179</text:p>
          </table:table-cell>
          <table:table-cell office:value-type="float" office:value="-0.2568285" calcext:value-type="float">
            <text:p>-0.2568285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78185" calcext:value-type="float">
            <text:p>17.78185</text:p>
          </table:table-cell>
          <table:table-cell office:value-type="float" office:value="7.468476" calcext:value-type="float">
            <text:p>7.468476</text:p>
          </table:table-cell>
          <table:table-cell office:value-type="float" office:value="0.5001382" calcext:value-type="float">
            <text:p>0.5001382</text:p>
          </table:table-cell>
          <table:table-cell office:value-type="float" office:value="0.1182121" calcext:value-type="float">
            <text:p>0.1182121</text:p>
          </table:table-cell>
          <table:table-cell office:value-type="float" office:value="0.05516069" calcext:value-type="float">
            <text:p>0.05516069</text:p>
          </table:table-cell>
          <table:table-cell office:value-type="float" office:value="0.03896525" calcext:value-type="float">
            <text:p>0.03896525</text:p>
          </table:table-cell>
          <table:table-cell office:value-type="float" office:value="0.0319526" calcext:value-type="float">
            <text:p>0.0319526</text:p>
          </table:table-cell>
          <table:table-cell office:value-type="float" office:value="0.02547252" calcext:value-type="float">
            <text:p>0.02547252</text:p>
          </table:table-cell>
          <table:table-cell office:value-type="float" office:value="0.02280606" calcext:value-type="float">
            <text:p>0.02280606</text:p>
          </table:table-cell>
          <table:table-cell office:value-type="float" office:value="11.05327" calcext:value-type="float">
            <text:p>11.05327</text:p>
          </table:table-cell>
          <table:table-cell office:value-type="float" office:value="27.73228" calcext:value-type="float">
            <text:p>27.73228</text:p>
          </table:table-cell>
          <table:table-cell office:value-type="float" office:value="30.88772" calcext:value-type="float">
            <text:p>30.88772</text:p>
          </table:table-cell>
          <table:table-cell office:value-type="float" office:value="43.96687" calcext:value-type="float">
            <text:p>43.96687</text:p>
          </table:table-cell>
          <table:table-cell office:value-type="float" office:value="47.72287" calcext:value-type="float">
            <text:p>47.72287</text:p>
          </table:table-cell>
          <table:table-cell office:value-type="float" office:value="33.11265" calcext:value-type="float">
            <text:p>33.11265</text:p>
          </table:table-cell>
          <table:table-cell office:value-type="float" office:value="14.59365" calcext:value-type="float">
            <text:p>14.59365</text:p>
          </table:table-cell>
          <table:table-cell office:value-type="float" office:value="5.759369" calcext:value-type="float">
            <text:p>5.759369</text:p>
          </table:table-cell>
          <table:table-cell office:value-type="float" office:value="7080.049" calcext:value-type="float">
            <text:p>7080.049</text:p>
          </table:table-cell>
          <table:table-cell office:value-type="float" office:value="0" calcext:value-type="float">
            <text:p>0</text:p>
          </table:table-cell>
          <table:table-cell office:value-type="float" office:value="-0.9923088" calcext:value-type="float">
            <text:p>-0.99230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8" calcext:value-type="float">
            <text:p>1071998</text:p>
          </table:table-cell>
          <table:table-cell office:value-type="float" office:value="13.79164" calcext:value-type="float">
            <text:p>13.79164</text:p>
          </table:table-cell>
          <table:table-cell office:value-type="float" office:value="486.3804" calcext:value-type="float">
            <text:p>486.38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321212" calcext:value-type="float">
            <text:p>0.5321212</text:p>
          </table:table-cell>
          <table:table-cell office:value-type="float" office:value="20.18036" calcext:value-type="float">
            <text:p>20.1803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458632" calcext:value-type="float">
            <text:p>0.0745863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19398" calcext:value-type="float">
            <text:p>14.19398</text:p>
          </table:table-cell>
          <table:table-cell office:value-type="float" office:value="-0.3564662" calcext:value-type="float">
            <text:p>-0.3564662</text:p>
          </table:table-cell>
          <table:table-cell office:value-type="float" office:value="-0.2656615" calcext:value-type="float">
            <text:p>-0.2656615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75388" calcext:value-type="float">
            <text:p>17.75388</text:p>
          </table:table-cell>
          <table:table-cell office:value-type="float" office:value="5.479751" calcext:value-type="float">
            <text:p>5.479751</text:p>
          </table:table-cell>
          <table:table-cell office:value-type="float" office:value="0.4542868" calcext:value-type="float">
            <text:p>0.4542868</text:p>
          </table:table-cell>
          <table:table-cell office:value-type="float" office:value="0.08983361" calcext:value-type="float">
            <text:p>0.08983361</text:p>
          </table:table-cell>
          <table:table-cell office:value-type="float" office:value="0.04696263" calcext:value-type="float">
            <text:p>0.04696263</text:p>
          </table:table-cell>
          <table:table-cell office:value-type="float" office:value="0.03408552" calcext:value-type="float">
            <text:p>0.03408552</text:p>
          </table:table-cell>
          <table:table-cell office:value-type="float" office:value="0.02854793" calcext:value-type="float">
            <text:p>0.02854793</text:p>
          </table:table-cell>
          <table:table-cell office:value-type="float" office:value="0.02524141" calcext:value-type="float">
            <text:p>0.02524141</text:p>
          </table:table-cell>
          <table:table-cell office:value-type="float" office:value="0.02284828" calcext:value-type="float">
            <text:p>0.02284828</text:p>
          </table:table-cell>
          <table:table-cell office:value-type="float" office:value="16.45296" calcext:value-type="float">
            <text:p>16.45296</text:p>
          </table:table-cell>
          <table:table-cell office:value-type="float" office:value="18.15918" calcext:value-type="float">
            <text:p>18.15918</text:p>
          </table:table-cell>
          <table:table-cell office:value-type="float" office:value="30.66398" calcext:value-type="float">
            <text:p>30.66398</text:p>
          </table:table-cell>
          <table:table-cell office:value-type="float" office:value="44.43129" calcext:value-type="float">
            <text:p>44.43129</text:p>
          </table:table-cell>
          <table:table-cell office:value-type="float" office:value="48.92788" calcext:value-type="float">
            <text:p>48.92788</text:p>
          </table:table-cell>
          <table:table-cell office:value-type="float" office:value="33.38636" calcext:value-type="float">
            <text:p>33.38636</text:p>
          </table:table-cell>
          <table:table-cell office:value-type="float" office:value="14.62564" calcext:value-type="float">
            <text:p>14.62564</text:p>
          </table:table-cell>
          <table:table-cell office:value-type="float" office:value="5.780849" calcext:value-type="float">
            <text:p>5.780849</text:p>
          </table:table-cell>
          <table:table-cell office:value-type="float" office:value="6696.202" calcext:value-type="float">
            <text:p>6696.202</text:p>
          </table:table-cell>
          <table:table-cell office:value-type="float" office:value="0" calcext:value-type="float">
            <text:p>0</text:p>
          </table:table-cell>
          <table:table-cell office:value-type="float" office:value="-1.004979" calcext:value-type="float">
            <text:p>-1.0049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8" calcext:value-type="float">
            <text:p>2071998</text:p>
          </table:table-cell>
          <table:table-cell office:value-type="float" office:value="13.68487" calcext:value-type="float">
            <text:p>13.68487</text:p>
          </table:table-cell>
          <table:table-cell office:value-type="float" office:value="486.3013" calcext:value-type="float">
            <text:p>486.301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328289" calcext:value-type="float">
            <text:p>0.5328289</text:p>
          </table:table-cell>
          <table:table-cell office:value-type="float" office:value="20.17394" calcext:value-type="float">
            <text:p>20.17394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494064" calcext:value-type="float">
            <text:p>0.0749406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44248" calcext:value-type="float">
            <text:p>14.44248</text:p>
          </table:table-cell>
          <table:table-cell office:value-type="float" office:value="-0.357517" calcext:value-type="float">
            <text:p>-0.357517</text:p>
          </table:table-cell>
          <table:table-cell office:value-type="float" office:value="-0.286671" calcext:value-type="float">
            <text:p>-0.28667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62292" calcext:value-type="float">
            <text:p>17.62292</text:p>
          </table:table-cell>
          <table:table-cell office:value-type="float" office:value="4.981748" calcext:value-type="float">
            <text:p>4.981748</text:p>
          </table:table-cell>
          <table:table-cell office:value-type="float" office:value="0.3619093" calcext:value-type="float">
            <text:p>0.3619093</text:p>
          </table:table-cell>
          <table:table-cell office:value-type="float" office:value="0.08815876" calcext:value-type="float">
            <text:p>0.08815876</text:p>
          </table:table-cell>
          <table:table-cell office:value-type="float" office:value="0.05248912" calcext:value-type="float">
            <text:p>0.05248912</text:p>
          </table:table-cell>
          <table:table-cell office:value-type="float" office:value="0.036773" calcext:value-type="float">
            <text:p>0.036773</text:p>
          </table:table-cell>
          <table:table-cell office:value-type="float" office:value="0.02973991" calcext:value-type="float">
            <text:p>0.02973991</text:p>
          </table:table-cell>
          <table:table-cell office:value-type="float" office:value="0.02504352" calcext:value-type="float">
            <text:p>0.02504352</text:p>
          </table:table-cell>
          <table:table-cell office:value-type="float" office:value="0.0229183" calcext:value-type="float">
            <text:p>0.0229183</text:p>
          </table:table-cell>
          <table:table-cell office:value-type="float" office:value="18.83987" calcext:value-type="float">
            <text:p>18.83987</text:p>
          </table:table-cell>
          <table:table-cell office:value-type="float" office:value="23.68412" calcext:value-type="float">
            <text:p>23.68412</text:p>
          </table:table-cell>
          <table:table-cell office:value-type="float" office:value="29.9968" calcext:value-type="float">
            <text:p>29.9968</text:p>
          </table:table-cell>
          <table:table-cell office:value-type="float" office:value="43.16171" calcext:value-type="float">
            <text:p>43.16171</text:p>
          </table:table-cell>
          <table:table-cell office:value-type="float" office:value="48.20325" calcext:value-type="float">
            <text:p>48.20325</text:p>
          </table:table-cell>
          <table:table-cell office:value-type="float" office:value="33.44394" calcext:value-type="float">
            <text:p>33.44394</text:p>
          </table:table-cell>
          <table:table-cell office:value-type="float" office:value="14.79405" calcext:value-type="float">
            <text:p>14.79405</text:p>
          </table:table-cell>
          <table:table-cell office:value-type="float" office:value="5.794443" calcext:value-type="float">
            <text:p>5.794443</text:p>
          </table:table-cell>
          <table:table-cell office:value-type="float" office:value="7073.719" calcext:value-type="float">
            <text:p>7073.719</text:p>
          </table:table-cell>
          <table:table-cell office:value-type="float" office:value="0" calcext:value-type="float">
            <text:p>0</text:p>
          </table:table-cell>
          <table:table-cell office:value-type="float" office:value="-1.005054" calcext:value-type="float">
            <text:p>-1.0050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8" calcext:value-type="float">
            <text:p>3071998</text:p>
          </table:table-cell>
          <table:table-cell office:value-type="float" office:value="13.57078" calcext:value-type="float">
            <text:p>13.57078</text:p>
          </table:table-cell>
          <table:table-cell office:value-type="float" office:value="486.1933" calcext:value-type="float">
            <text:p>486.193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609265" calcext:value-type="float">
            <text:p>0.5609265</text:p>
          </table:table-cell>
          <table:table-cell office:value-type="float" office:value="20.21472" calcext:value-type="float">
            <text:p>20.21472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519291" calcext:value-type="float">
            <text:p>0.0751929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58782" calcext:value-type="float">
            <text:p>14.58782</text:p>
          </table:table-cell>
          <table:table-cell office:value-type="float" office:value="-0.3579918" calcext:value-type="float">
            <text:p>-0.3579918</text:p>
          </table:table-cell>
          <table:table-cell office:value-type="float" office:value="-0.2872301" calcext:value-type="float">
            <text:p>-0.287230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44909" calcext:value-type="float">
            <text:p>17.44909</text:p>
          </table:table-cell>
          <table:table-cell office:value-type="float" office:value="5.564846" calcext:value-type="float">
            <text:p>5.564846</text:p>
          </table:table-cell>
          <table:table-cell office:value-type="float" office:value="0.2973199" calcext:value-type="float">
            <text:p>0.2973199</text:p>
          </table:table-cell>
          <table:table-cell office:value-type="float" office:value="0.09344285" calcext:value-type="float">
            <text:p>0.09344285</text:p>
          </table:table-cell>
          <table:table-cell office:value-type="float" office:value="0.06005939" calcext:value-type="float">
            <text:p>0.06005939</text:p>
          </table:table-cell>
          <table:table-cell office:value-type="float" office:value="0.04147807" calcext:value-type="float">
            <text:p>0.04147807</text:p>
          </table:table-cell>
          <table:table-cell office:value-type="float" office:value="0.03300209" calcext:value-type="float">
            <text:p>0.03300209</text:p>
          </table:table-cell>
          <table:table-cell office:value-type="float" office:value="0.0246953" calcext:value-type="float">
            <text:p>0.0246953</text:p>
          </table:table-cell>
          <table:table-cell office:value-type="float" office:value="0.02279714" calcext:value-type="float">
            <text:p>0.02279714</text:p>
          </table:table-cell>
          <table:table-cell office:value-type="float" office:value="13.45932" calcext:value-type="float">
            <text:p>13.45932</text:p>
          </table:table-cell>
          <table:table-cell office:value-type="float" office:value="29.43834" calcext:value-type="float">
            <text:p>29.43834</text:p>
          </table:table-cell>
          <table:table-cell office:value-type="float" office:value="30.58777" calcext:value-type="float">
            <text:p>30.58777</text:p>
          </table:table-cell>
          <table:table-cell office:value-type="float" office:value="43.11925" calcext:value-type="float">
            <text:p>43.11925</text:p>
          </table:table-cell>
          <table:table-cell office:value-type="float" office:value="47.9353" calcext:value-type="float">
            <text:p>47.9353</text:p>
          </table:table-cell>
          <table:table-cell office:value-type="float" office:value="33.06345" calcext:value-type="float">
            <text:p>33.06345</text:p>
          </table:table-cell>
          <table:table-cell office:value-type="float" office:value="14.89298" calcext:value-type="float">
            <text:p>14.89298</text:p>
          </table:table-cell>
          <table:table-cell office:value-type="float" office:value="5.808302" calcext:value-type="float">
            <text:p>5.808302</text:p>
          </table:table-cell>
          <table:table-cell office:value-type="float" office:value="7480.731" calcext:value-type="float">
            <text:p>7480.731</text:p>
          </table:table-cell>
          <table:table-cell office:value-type="float" office:value="0" calcext:value-type="float">
            <text:p>0</text:p>
          </table:table-cell>
          <table:table-cell office:value-type="float" office:value="-1.005221" calcext:value-type="float">
            <text:p>-1.0052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8" calcext:value-type="float">
            <text:p>4071998</text:p>
          </table:table-cell>
          <table:table-cell office:value-type="float" office:value="13.49714" calcext:value-type="float">
            <text:p>13.49714</text:p>
          </table:table-cell>
          <table:table-cell office:value-type="float" office:value="486.1098" calcext:value-type="float">
            <text:p>486.10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287871" calcext:value-type="float">
            <text:p>0.5287871</text:p>
          </table:table-cell>
          <table:table-cell office:value-type="float" office:value="20.3545" calcext:value-type="float">
            <text:p>20.354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546007" calcext:value-type="float">
            <text:p>0.0754600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72509" calcext:value-type="float">
            <text:p>14.72509</text:p>
          </table:table-cell>
          <table:table-cell office:value-type="float" office:value="-0.3648138" calcext:value-type="float">
            <text:p>-0.3648138</text:p>
          </table:table-cell>
          <table:table-cell office:value-type="float" office:value="-0.2954788" calcext:value-type="float">
            <text:p>-0.2954788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40756" calcext:value-type="float">
            <text:p>17.40756</text:p>
          </table:table-cell>
          <table:table-cell office:value-type="float" office:value="4.249691" calcext:value-type="float">
            <text:p>4.249691</text:p>
          </table:table-cell>
          <table:table-cell office:value-type="float" office:value="0.2179383" calcext:value-type="float">
            <text:p>0.2179383</text:p>
          </table:table-cell>
          <table:table-cell office:value-type="float" office:value="0.0737356" calcext:value-type="float">
            <text:p>0.0737356</text:p>
          </table:table-cell>
          <table:table-cell office:value-type="float" office:value="0.05065485" calcext:value-type="float">
            <text:p>0.05065485</text:p>
          </table:table-cell>
          <table:table-cell office:value-type="float" office:value="0.03653082" calcext:value-type="float">
            <text:p>0.03653082</text:p>
          </table:table-cell>
          <table:table-cell office:value-type="float" office:value="0.03024439" calcext:value-type="float">
            <text:p>0.03024439</text:p>
          </table:table-cell>
          <table:table-cell office:value-type="float" office:value="0.02449468" calcext:value-type="float">
            <text:p>0.02449468</text:p>
          </table:table-cell>
          <table:table-cell office:value-type="float" office:value="0.02264234" calcext:value-type="float">
            <text:p>0.02264234</text:p>
          </table:table-cell>
          <table:table-cell office:value-type="float" office:value="21.96285" calcext:value-type="float">
            <text:p>21.96285</text:p>
          </table:table-cell>
          <table:table-cell office:value-type="float" office:value="24.47962" calcext:value-type="float">
            <text:p>24.47962</text:p>
          </table:table-cell>
          <table:table-cell office:value-type="float" office:value="31.39671" calcext:value-type="float">
            <text:p>31.39671</text:p>
          </table:table-cell>
          <table:table-cell office:value-type="float" office:value="43.63706" calcext:value-type="float">
            <text:p>43.63706</text:p>
          </table:table-cell>
          <table:table-cell office:value-type="float" office:value="48.25489" calcext:value-type="float">
            <text:p>48.25489</text:p>
          </table:table-cell>
          <table:table-cell office:value-type="float" office:value="32.96845" calcext:value-type="float">
            <text:p>32.96845</text:p>
          </table:table-cell>
          <table:table-cell office:value-type="float" office:value="14.99199" calcext:value-type="float">
            <text:p>14.99199</text:p>
          </table:table-cell>
          <table:table-cell office:value-type="float" office:value="5.824446" calcext:value-type="float">
            <text:p>5.824446</text:p>
          </table:table-cell>
          <table:table-cell office:value-type="float" office:value="7262.321" calcext:value-type="float">
            <text:p>7262.321</text:p>
          </table:table-cell>
          <table:table-cell office:value-type="float" office:value="0" calcext:value-type="float">
            <text:p>0</text:p>
          </table:table-cell>
          <table:table-cell office:value-type="float" office:value="-1.00931" calcext:value-type="float">
            <text:p>-1.009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8" calcext:value-type="float">
            <text:p>5071998</text:p>
          </table:table-cell>
          <table:table-cell office:value-type="float" office:value="13.40565" calcext:value-type="float">
            <text:p>13.40565</text:p>
          </table:table-cell>
          <table:table-cell office:value-type="float" office:value="486.0252" calcext:value-type="float">
            <text:p>486.025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37223" calcext:value-type="float">
            <text:p>0.537223</text:p>
          </table:table-cell>
          <table:table-cell office:value-type="float" office:value="20.46707" calcext:value-type="float">
            <text:p>20.4670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559886" calcext:value-type="float">
            <text:p>0.0755988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81311" calcext:value-type="float">
            <text:p>14.81311</text:p>
          </table:table-cell>
          <table:table-cell office:value-type="float" office:value="-0.3695058" calcext:value-type="float">
            <text:p>-0.3695058</text:p>
          </table:table-cell>
          <table:table-cell office:value-type="float" office:value="-0.3119417" calcext:value-type="float">
            <text:p>-0.3119417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29586" calcext:value-type="float">
            <text:p>17.29586</text:p>
          </table:table-cell>
          <table:table-cell office:value-type="float" office:value="4.730133" calcext:value-type="float">
            <text:p>4.730133</text:p>
          </table:table-cell>
          <table:table-cell office:value-type="float" office:value="0.1899339" calcext:value-type="float">
            <text:p>0.1899339</text:p>
          </table:table-cell>
          <table:table-cell office:value-type="float" office:value="0.07624181" calcext:value-type="float">
            <text:p>0.07624181</text:p>
          </table:table-cell>
          <table:table-cell office:value-type="float" office:value="0.05282905" calcext:value-type="float">
            <text:p>0.05282905</text:p>
          </table:table-cell>
          <table:table-cell office:value-type="float" office:value="0.03738537" calcext:value-type="float">
            <text:p>0.03738537</text:p>
          </table:table-cell>
          <table:table-cell office:value-type="float" office:value="0.03039132" calcext:value-type="float">
            <text:p>0.03039132</text:p>
          </table:table-cell>
          <table:table-cell office:value-type="float" office:value="0.02439385" calcext:value-type="float">
            <text:p>0.02439385</text:p>
          </table:table-cell>
          <table:table-cell office:value-type="float" office:value="0.02262291" calcext:value-type="float">
            <text:p>0.02262291</text:p>
          </table:table-cell>
          <table:table-cell office:value-type="float" office:value="21.99674" calcext:value-type="float">
            <text:p>21.99674</text:p>
          </table:table-cell>
          <table:table-cell office:value-type="float" office:value="30.28573" calcext:value-type="float">
            <text:p>30.28573</text:p>
          </table:table-cell>
          <table:table-cell office:value-type="float" office:value="31.58354" calcext:value-type="float">
            <text:p>31.58354</text:p>
          </table:table-cell>
          <table:table-cell office:value-type="float" office:value="43.38306" calcext:value-type="float">
            <text:p>43.38306</text:p>
          </table:table-cell>
          <table:table-cell office:value-type="float" office:value="48.15424" calcext:value-type="float">
            <text:p>48.15424</text:p>
          </table:table-cell>
          <table:table-cell office:value-type="float" office:value="32.92725" calcext:value-type="float">
            <text:p>32.92725</text:p>
          </table:table-cell>
          <table:table-cell office:value-type="float" office:value="15.10179" calcext:value-type="float">
            <text:p>15.10179</text:p>
          </table:table-cell>
          <table:table-cell office:value-type="float" office:value="5.839605" calcext:value-type="float">
            <text:p>5.839605</text:p>
          </table:table-cell>
          <table:table-cell office:value-type="float" office:value="7493.934" calcext:value-type="float">
            <text:p>7493.934</text:p>
          </table:table-cell>
          <table:table-cell office:value-type="float" office:value="0" calcext:value-type="float">
            <text:p>0</text:p>
          </table:table-cell>
          <table:table-cell office:value-type="float" office:value="-1.010371" calcext:value-type="float">
            <text:p>-1.0103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8" calcext:value-type="float">
            <text:p>6071998</text:p>
          </table:table-cell>
          <table:table-cell office:value-type="float" office:value="13.33309" calcext:value-type="float">
            <text:p>13.33309</text:p>
          </table:table-cell>
          <table:table-cell office:value-type="float" office:value="485.9312" calcext:value-type="float">
            <text:p>485.931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430552" calcext:value-type="float">
            <text:p>0.5430552</text:p>
          </table:table-cell>
          <table:table-cell office:value-type="float" office:value="20.5695" calcext:value-type="float">
            <text:p>20.569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569639" calcext:value-type="float">
            <text:p>0.0756963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8636" calcext:value-type="float">
            <text:p>14.8636</text:p>
          </table:table-cell>
          <table:table-cell office:value-type="float" office:value="-0.3697279" calcext:value-type="float">
            <text:p>-0.3697279</text:p>
          </table:table-cell>
          <table:table-cell office:value-type="float" office:value="-0.3123209" calcext:value-type="float">
            <text:p>-0.3123209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19841" calcext:value-type="float">
            <text:p>17.19841</text:p>
          </table:table-cell>
          <table:table-cell office:value-type="float" office:value="4.687973" calcext:value-type="float">
            <text:p>4.687973</text:p>
          </table:table-cell>
          <table:table-cell office:value-type="float" office:value="0.1549032" calcext:value-type="float">
            <text:p>0.1549032</text:p>
          </table:table-cell>
          <table:table-cell office:value-type="float" office:value="0.07216469" calcext:value-type="float">
            <text:p>0.07216469</text:p>
          </table:table-cell>
          <table:table-cell office:value-type="float" office:value="0.05066299" calcext:value-type="float">
            <text:p>0.05066299</text:p>
          </table:table-cell>
          <table:table-cell office:value-type="float" office:value="0.03615963" calcext:value-type="float">
            <text:p>0.03615963</text:p>
          </table:table-cell>
          <table:table-cell office:value-type="float" office:value="0.02969513" calcext:value-type="float">
            <text:p>0.02969513</text:p>
          </table:table-cell>
          <table:table-cell office:value-type="float" office:value="0.02424238" calcext:value-type="float">
            <text:p>0.02424238</text:p>
          </table:table-cell>
          <table:table-cell office:value-type="float" office:value="0.02253775" calcext:value-type="float">
            <text:p>0.02253775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35.24767" calcext:value-type="float">
            <text:p>35.24767</text:p>
          </table:table-cell>
          <table:table-cell office:value-type="float" office:value="32.36923" calcext:value-type="float">
            <text:p>32.36923</text:p>
          </table:table-cell>
          <table:table-cell office:value-type="float" office:value="43.66191" calcext:value-type="float">
            <text:p>43.66191</text:p>
          </table:table-cell>
          <table:table-cell office:value-type="float" office:value="48.16544" calcext:value-type="float">
            <text:p>48.16544</text:p>
          </table:table-cell>
          <table:table-cell office:value-type="float" office:value="32.84832" calcext:value-type="float">
            <text:p>32.84832</text:p>
          </table:table-cell>
          <table:table-cell office:value-type="float" office:value="15.2142" calcext:value-type="float">
            <text:p>15.2142</text:p>
          </table:table-cell>
          <table:table-cell office:value-type="float" office:value="5.855963" calcext:value-type="float">
            <text:p>5.855963</text:p>
          </table:table-cell>
          <table:table-cell office:value-type="float" office:value="7651.295" calcext:value-type="float">
            <text:p>7651.295</text:p>
          </table:table-cell>
          <table:table-cell office:value-type="float" office:value="0" calcext:value-type="float">
            <text:p>0</text:p>
          </table:table-cell>
          <table:table-cell office:value-type="float" office:value="-1.01038" calcext:value-type="float">
            <text:p>-1.010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8" calcext:value-type="float">
            <text:p>7071998</text:p>
          </table:table-cell>
          <table:table-cell office:value-type="float" office:value="13.24713" calcext:value-type="float">
            <text:p>13.24713</text:p>
          </table:table-cell>
          <table:table-cell office:value-type="float" office:value="485.8298" calcext:value-type="float">
            <text:p>485.82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566487" calcext:value-type="float">
            <text:p>0.5566487</text:p>
          </table:table-cell>
          <table:table-cell office:value-type="float" office:value="20.70582" calcext:value-type="float">
            <text:p>20.70582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576558" calcext:value-type="float">
            <text:p>0.07576558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89313" calcext:value-type="float">
            <text:p>14.89313</text:p>
          </table:table-cell>
          <table:table-cell office:value-type="float" office:value="-0.3700701" calcext:value-type="float">
            <text:p>-0.3700701</text:p>
          </table:table-cell>
          <table:table-cell office:value-type="float" office:value="-0.312771" calcext:value-type="float">
            <text:p>-0.31277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7.07555" calcext:value-type="float">
            <text:p>17.07555</text:p>
          </table:table-cell>
          <table:table-cell office:value-type="float" office:value="4.862963" calcext:value-type="float">
            <text:p>4.862963</text:p>
          </table:table-cell>
          <table:table-cell office:value-type="float" office:value="0.1580601" calcext:value-type="float">
            <text:p>0.1580601</text:p>
          </table:table-cell>
          <table:table-cell office:value-type="float" office:value="0.08142316" calcext:value-type="float">
            <text:p>0.08142316</text:p>
          </table:table-cell>
          <table:table-cell office:value-type="float" office:value="0.05622355" calcext:value-type="float">
            <text:p>0.05622355</text:p>
          </table:table-cell>
          <table:table-cell office:value-type="float" office:value="0.03924809" calcext:value-type="float">
            <text:p>0.03924809</text:p>
          </table:table-cell>
          <table:table-cell office:value-type="float" office:value="0.03154766" calcext:value-type="float">
            <text:p>0.03154766</text:p>
          </table:table-cell>
          <table:table-cell office:value-type="float" office:value="0.02406744" calcext:value-type="float">
            <text:p>0.02406744</text:p>
          </table:table-cell>
          <table:table-cell office:value-type="float" office:value="0.02244612" calcext:value-type="float">
            <text:p>0.02244612</text:p>
          </table:table-cell>
          <table:table-cell office:value-type="float" office:value="13.85955" calcext:value-type="float">
            <text:p>13.85955</text:p>
          </table:table-cell>
          <table:table-cell office:value-type="float" office:value="38.72364" calcext:value-type="float">
            <text:p>38.72364</text:p>
          </table:table-cell>
          <table:table-cell office:value-type="float" office:value="33.34595" calcext:value-type="float">
            <text:p>33.34595</text:p>
          </table:table-cell>
          <table:table-cell office:value-type="float" office:value="44.07556" calcext:value-type="float">
            <text:p>44.07556</text:p>
          </table:table-cell>
          <table:table-cell office:value-type="float" office:value="48.27945" calcext:value-type="float">
            <text:p>48.27945</text:p>
          </table:table-cell>
          <table:table-cell office:value-type="float" office:value="32.85071" calcext:value-type="float">
            <text:p>32.85071</text:p>
          </table:table-cell>
          <table:table-cell office:value-type="float" office:value="15.33535" calcext:value-type="float">
            <text:p>15.33535</text:p>
          </table:table-cell>
          <table:table-cell office:value-type="float" office:value="5.873566" calcext:value-type="float">
            <text:p>5.873566</text:p>
          </table:table-cell>
          <table:table-cell office:value-type="float" office:value="7861.01" calcext:value-type="float">
            <text:p>7861.01</text:p>
          </table:table-cell>
          <table:table-cell office:value-type="float" office:value="0" calcext:value-type="float">
            <text:p>0</text:p>
          </table:table-cell>
          <table:table-cell office:value-type="float" office:value="-1.010432" calcext:value-type="float">
            <text:p>-1.0104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8" calcext:value-type="float">
            <text:p>8071998</text:p>
          </table:table-cell>
          <table:table-cell office:value-type="float" office:value="13.17967" calcext:value-type="float">
            <text:p>13.17967</text:p>
          </table:table-cell>
          <table:table-cell office:value-type="float" office:value="485.732" calcext:value-type="float">
            <text:p>485.73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56237" calcext:value-type="float">
            <text:p>0.556237</text:p>
          </table:table-cell>
          <table:table-cell office:value-type="float" office:value="20.84251" calcext:value-type="float">
            <text:p>20.84251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582721" calcext:value-type="float">
            <text:p>0.0758272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91422" calcext:value-type="float">
            <text:p>14.91422</text:p>
          </table:table-cell>
          <table:table-cell office:value-type="float" office:value="-0.3704579" calcext:value-type="float">
            <text:p>-0.3704579</text:p>
          </table:table-cell>
          <table:table-cell office:value-type="float" office:value="-0.3133411" calcext:value-type="float">
            <text:p>-0.313341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99426" calcext:value-type="float">
            <text:p>16.99426</text:p>
          </table:table-cell>
          <table:table-cell office:value-type="float" office:value="4.664158" calcext:value-type="float">
            <text:p>4.664158</text:p>
          </table:table-cell>
          <table:table-cell office:value-type="float" office:value="0.1351091" calcext:value-type="float">
            <text:p>0.1351091</text:p>
          </table:table-cell>
          <table:table-cell office:value-type="float" office:value="0.07486641" calcext:value-type="float">
            <text:p>0.07486641</text:p>
          </table:table-cell>
          <table:table-cell office:value-type="float" office:value="0.05244308" calcext:value-type="float">
            <text:p>0.05244308</text:p>
          </table:table-cell>
          <table:table-cell office:value-type="float" office:value="0.0372311" calcext:value-type="float">
            <text:p>0.0372311</text:p>
          </table:table-cell>
          <table:table-cell office:value-type="float" office:value="0.03047613" calcext:value-type="float">
            <text:p>0.03047613</text:p>
          </table:table-cell>
          <table:table-cell office:value-type="float" office:value="0.02396119" calcext:value-type="float">
            <text:p>0.02396119</text:p>
          </table:table-cell>
          <table:table-cell office:value-type="float" office:value="0.02230826" calcext:value-type="float">
            <text:p>0.02230826</text:p>
          </table:table-cell>
          <table:table-cell office:value-type="float" office:value="13.03136" calcext:value-type="float">
            <text:p>13.03136</text:p>
          </table:table-cell>
          <table:table-cell office:value-type="float" office:value="40.2546" calcext:value-type="float">
            <text:p>40.2546</text:p>
          </table:table-cell>
          <table:table-cell office:value-type="float" office:value="34.26124" calcext:value-type="float">
            <text:p>34.26124</text:p>
          </table:table-cell>
          <table:table-cell office:value-type="float" office:value="44.46906" calcext:value-type="float">
            <text:p>44.46906</text:p>
          </table:table-cell>
          <table:table-cell office:value-type="float" office:value="48.46129" calcext:value-type="float">
            <text:p>48.46129</text:p>
          </table:table-cell>
          <table:table-cell office:value-type="float" office:value="32.92742" calcext:value-type="float">
            <text:p>32.92742</text:p>
          </table:table-cell>
          <table:table-cell office:value-type="float" office:value="15.46647" calcext:value-type="float">
            <text:p>15.46647</text:p>
          </table:table-cell>
          <table:table-cell office:value-type="float" office:value="5.893478" calcext:value-type="float">
            <text:p>5.893478</text:p>
          </table:table-cell>
          <table:table-cell office:value-type="float" office:value="7939.918" calcext:value-type="float">
            <text:p>7939.918</text:p>
          </table:table-cell>
          <table:table-cell office:value-type="float" office:value="0" calcext:value-type="float">
            <text:p>0</text:p>
          </table:table-cell>
          <table:table-cell office:value-type="float" office:value="-1.010439" calcext:value-type="float">
            <text:p>-1.0104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8" calcext:value-type="float">
            <text:p>9071998</text:p>
          </table:table-cell>
          <table:table-cell office:value-type="float" office:value="13.09988" calcext:value-type="float">
            <text:p>13.09988</text:p>
          </table:table-cell>
          <table:table-cell office:value-type="float" office:value="485.6312" calcext:value-type="float">
            <text:p>485.631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532138" calcext:value-type="float">
            <text:p>0.5532138</text:p>
          </table:table-cell>
          <table:table-cell office:value-type="float" office:value="21.0097" calcext:value-type="float">
            <text:p>21.009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592306" calcext:value-type="float">
            <text:p>0.0759230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4.9501" calcext:value-type="float">
            <text:p>14.9501</text:p>
          </table:table-cell>
          <table:table-cell office:value-type="float" office:value="-0.3708224" calcext:value-type="float">
            <text:p>-0.3708224</text:p>
          </table:table-cell>
          <table:table-cell office:value-type="float" office:value="-0.3148777" calcext:value-type="float">
            <text:p>-0.3148777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889" calcext:value-type="float">
            <text:p>16.889</text:p>
          </table:table-cell>
          <table:table-cell office:value-type="float" office:value="6.240652" calcext:value-type="float">
            <text:p>6.240652</text:p>
          </table:table-cell>
          <table:table-cell office:value-type="float" office:value="1.300532" calcext:value-type="float">
            <text:p>1.300532</text:p>
          </table:table-cell>
          <table:table-cell office:value-type="float" office:value="0.1572982" calcext:value-type="float">
            <text:p>0.1572982</text:p>
          </table:table-cell>
          <table:table-cell office:value-type="float" office:value="0.05603026" calcext:value-type="float">
            <text:p>0.05603026</text:p>
          </table:table-cell>
          <table:table-cell office:value-type="float" office:value="0.03905268" calcext:value-type="float">
            <text:p>0.03905268</text:p>
          </table:table-cell>
          <table:table-cell office:value-type="float" office:value="0.03186343" calcext:value-type="float">
            <text:p>0.03186343</text:p>
          </table:table-cell>
          <table:table-cell office:value-type="float" office:value="0.02903084" calcext:value-type="float">
            <text:p>0.02903084</text:p>
          </table:table-cell>
          <table:table-cell office:value-type="float" office:value="0.02221572" calcext:value-type="float">
            <text:p>0.02221572</text:p>
          </table:table-cell>
          <table:table-cell office:value-type="float" office:value="6.404095" calcext:value-type="float">
            <text:p>6.404095</text:p>
          </table:table-cell>
          <table:table-cell office:value-type="float" office:value="22.95391" calcext:value-type="float">
            <text:p>22.95391</text:p>
          </table:table-cell>
          <table:table-cell office:value-type="float" office:value="41.38325" calcext:value-type="float">
            <text:p>41.38325</text:p>
          </table:table-cell>
          <table:table-cell office:value-type="float" office:value="45.9472" calcext:value-type="float">
            <text:p>45.9472</text:p>
          </table:table-cell>
          <table:table-cell office:value-type="float" office:value="48.74355" calcext:value-type="float">
            <text:p>48.74355</text:p>
          </table:table-cell>
          <table:table-cell office:value-type="float" office:value="33.06476" calcext:value-type="float">
            <text:p>33.06476</text:p>
          </table:table-cell>
          <table:table-cell office:value-type="float" office:value="15.54567" calcext:value-type="float">
            <text:p>15.54567</text:p>
          </table:table-cell>
          <table:table-cell office:value-type="float" office:value="5.917977" calcext:value-type="float">
            <text:p>5.917977</text:p>
          </table:table-cell>
          <table:table-cell office:value-type="float" office:value="6922.104" calcext:value-type="float">
            <text:p>6922.104</text:p>
          </table:table-cell>
          <table:table-cell office:value-type="float" office:value="0" calcext:value-type="float">
            <text:p>0</text:p>
          </table:table-cell>
          <table:table-cell office:value-type="float" office:value="-1.011866" calcext:value-type="float">
            <text:p>-1.0118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8" calcext:value-type="float">
            <text:p>10071998</text:p>
          </table:table-cell>
          <table:table-cell office:value-type="float" office:value="13.02924" calcext:value-type="float">
            <text:p>13.02924</text:p>
          </table:table-cell>
          <table:table-cell office:value-type="float" office:value="485.5522" calcext:value-type="float">
            <text:p>485.552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804268" calcext:value-type="float">
            <text:p>0.4804268</text:p>
          </table:table-cell>
          <table:table-cell office:value-type="float" office:value="20.88608" calcext:value-type="float">
            <text:p>20.8860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657865" calcext:value-type="float">
            <text:p>0.07657865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5.34595" calcext:value-type="float">
            <text:p>15.34595</text:p>
          </table:table-cell>
          <table:table-cell office:value-type="float" office:value="-0.3761117" calcext:value-type="float">
            <text:p>-0.3761117</text:p>
          </table:table-cell>
          <table:table-cell office:value-type="float" office:value="-0.3319054" calcext:value-type="float">
            <text:p>-0.3319054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8441" calcext:value-type="float">
            <text:p>16.8441</text:p>
          </table:table-cell>
          <table:table-cell office:value-type="float" office:value="3.591963" calcext:value-type="float">
            <text:p>3.591963</text:p>
          </table:table-cell>
          <table:table-cell office:value-type="float" office:value="0.4077282" calcext:value-type="float">
            <text:p>0.4077282</text:p>
          </table:table-cell>
          <table:table-cell office:value-type="float" office:value="0.08087203" calcext:value-type="float">
            <text:p>0.08087203</text:p>
          </table:table-cell>
          <table:table-cell office:value-type="float" office:value="0.04909782" calcext:value-type="float">
            <text:p>0.04909782</text:p>
          </table:table-cell>
          <table:table-cell office:value-type="float" office:value="0.03547407" calcext:value-type="float">
            <text:p>0.03547407</text:p>
          </table:table-cell>
          <table:table-cell office:value-type="float" office:value="0.02951534" calcext:value-type="float">
            <text:p>0.02951534</text:p>
          </table:table-cell>
          <table:table-cell office:value-type="float" office:value="0.02492315" calcext:value-type="float">
            <text:p>0.02492315</text:p>
          </table:table-cell>
          <table:table-cell office:value-type="float" office:value="0.02215187" calcext:value-type="float">
            <text:p>0.02215187</text:p>
          </table:table-cell>
          <table:table-cell office:value-type="float" office:value="17.72191" calcext:value-type="float">
            <text:p>17.72191</text:p>
          </table:table-cell>
          <table:table-cell office:value-type="float" office:value="19.4711" calcext:value-type="float">
            <text:p>19.4711</text:p>
          </table:table-cell>
          <table:table-cell office:value-type="float" office:value="32.61487" calcext:value-type="float">
            <text:p>32.61487</text:p>
          </table:table-cell>
          <table:table-cell office:value-type="float" office:value="45.18599" calcext:value-type="float">
            <text:p>45.18599</text:p>
          </table:table-cell>
          <table:table-cell office:value-type="float" office:value="51.8461" calcext:value-type="float">
            <text:p>51.8461</text:p>
          </table:table-cell>
          <table:table-cell office:value-type="float" office:value="35.98814" calcext:value-type="float">
            <text:p>35.98814</text:p>
          </table:table-cell>
          <table:table-cell office:value-type="float" office:value="15.39077" calcext:value-type="float">
            <text:p>15.39077</text:p>
          </table:table-cell>
          <table:table-cell office:value-type="float" office:value="6.002192" calcext:value-type="float">
            <text:p>6.002192</text:p>
          </table:table-cell>
          <table:table-cell office:value-type="float" office:value="6796.82" calcext:value-type="float">
            <text:p>6796.82</text:p>
          </table:table-cell>
          <table:table-cell office:value-type="float" office:value="0" calcext:value-type="float">
            <text:p>0</text:p>
          </table:table-cell>
          <table:table-cell office:value-type="float" office:value="-1.027097" calcext:value-type="float">
            <text:p>-1.0270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8" calcext:value-type="float">
            <text:p>11071998</text:p>
          </table:table-cell>
          <table:table-cell office:value-type="float" office:value="12.95861" calcext:value-type="float">
            <text:p>12.95861</text:p>
          </table:table-cell>
          <table:table-cell office:value-type="float" office:value="485.4637" calcext:value-type="float">
            <text:p>485.463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844241" calcext:value-type="float">
            <text:p>0.4844241</text:p>
          </table:table-cell>
          <table:table-cell office:value-type="float" office:value="20.73805" calcext:value-type="float">
            <text:p>20.7380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697029" calcext:value-type="float">
            <text:p>0.0769702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5.64352" calcext:value-type="float">
            <text:p>15.64352</text:p>
          </table:table-cell>
          <table:table-cell office:value-type="float" office:value="-0.3763925" calcext:value-type="float">
            <text:p>-0.3763925</text:p>
          </table:table-cell>
          <table:table-cell office:value-type="float" office:value="-0.336363" calcext:value-type="float">
            <text:p>-0.33636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75136" calcext:value-type="float">
            <text:p>16.75136</text:p>
          </table:table-cell>
          <table:table-cell office:value-type="float" office:value="3.555937" calcext:value-type="float">
            <text:p>3.555937</text:p>
          </table:table-cell>
          <table:table-cell office:value-type="float" office:value="0.3147562" calcext:value-type="float">
            <text:p>0.3147562</text:p>
          </table:table-cell>
          <table:table-cell office:value-type="float" office:value="0.07535566" calcext:value-type="float">
            <text:p>0.07535566</text:p>
          </table:table-cell>
          <table:table-cell office:value-type="float" office:value="0.04897574" calcext:value-type="float">
            <text:p>0.04897574</text:p>
          </table:table-cell>
          <table:table-cell office:value-type="float" office:value="0.03495132" calcext:value-type="float">
            <text:p>0.03495132</text:p>
          </table:table-cell>
          <table:table-cell office:value-type="float" office:value="0.02878797" calcext:value-type="float">
            <text:p>0.02878797</text:p>
          </table:table-cell>
          <table:table-cell office:value-type="float" office:value="0.02469693" calcext:value-type="float">
            <text:p>0.02469693</text:p>
          </table:table-cell>
          <table:table-cell office:value-type="float" office:value="0.02219839" calcext:value-type="float">
            <text:p>0.02219839</text:p>
          </table:table-cell>
          <table:table-cell office:value-type="float" office:value="13.66149" calcext:value-type="float">
            <text:p>13.66149</text:p>
          </table:table-cell>
          <table:table-cell office:value-type="float" office:value="23.96433" calcext:value-type="float">
            <text:p>23.96433</text:p>
          </table:table-cell>
          <table:table-cell office:value-type="float" office:value="32.0791" calcext:value-type="float">
            <text:p>32.0791</text:p>
          </table:table-cell>
          <table:table-cell office:value-type="float" office:value="44.08689" calcext:value-type="float">
            <text:p>44.08689</text:p>
          </table:table-cell>
          <table:table-cell office:value-type="float" office:value="50.6625" calcext:value-type="float">
            <text:p>50.6625</text:p>
          </table:table-cell>
          <table:table-cell office:value-type="float" office:value="35.56206" calcext:value-type="float">
            <text:p>35.56206</text:p>
          </table:table-cell>
          <table:table-cell office:value-type="float" office:value="15.50854" calcext:value-type="float">
            <text:p>15.50854</text:p>
          </table:table-cell>
          <table:table-cell office:value-type="float" office:value="6.059368" calcext:value-type="float">
            <text:p>6.059368</text:p>
          </table:table-cell>
          <table:table-cell office:value-type="float" office:value="6958.468" calcext:value-type="float">
            <text:p>6958.468</text:p>
          </table:table-cell>
          <table:table-cell office:value-type="float" office:value="0" calcext:value-type="float">
            <text:p>0</text:p>
          </table:table-cell>
          <table:table-cell office:value-type="float" office:value="-1.027111" calcext:value-type="float">
            <text:p>-1.0271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8" calcext:value-type="float">
            <text:p>12071998</text:p>
          </table:table-cell>
          <table:table-cell office:value-type="float" office:value="12.87388" calcext:value-type="float">
            <text:p>12.87388</text:p>
          </table:table-cell>
          <table:table-cell office:value-type="float" office:value="485.3611" calcext:value-type="float">
            <text:p>485.361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985186" calcext:value-type="float">
            <text:p>0.4985186</text:p>
          </table:table-cell>
          <table:table-cell office:value-type="float" office:value="20.71948" calcext:value-type="float">
            <text:p>20.7194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725459" calcext:value-type="float">
            <text:p>0.0772545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5.82721" calcext:value-type="float">
            <text:p>15.82721</text:p>
          </table:table-cell>
          <table:table-cell office:value-type="float" office:value="-0.3766765" calcext:value-type="float">
            <text:p>-0.3766765</text:p>
          </table:table-cell>
          <table:table-cell office:value-type="float" office:value="-0.3366991" calcext:value-type="float">
            <text:p>-0.3366991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63014" calcext:value-type="float">
            <text:p>16.63014</text:p>
          </table:table-cell>
          <table:table-cell office:value-type="float" office:value="3.926381" calcext:value-type="float">
            <text:p>3.926381</text:p>
          </table:table-cell>
          <table:table-cell office:value-type="float" office:value="0.260556" calcext:value-type="float">
            <text:p>0.260556</text:p>
          </table:table-cell>
          <table:table-cell office:value-type="float" office:value="0.08417293" calcext:value-type="float">
            <text:p>0.08417293</text:p>
          </table:table-cell>
          <table:table-cell office:value-type="float" office:value="0.05595126" calcext:value-type="float">
            <text:p>0.05595126</text:p>
          </table:table-cell>
          <table:table-cell office:value-type="float" office:value="0.03890414" calcext:value-type="float">
            <text:p>0.03890414</text:p>
          </table:table-cell>
          <table:table-cell office:value-type="float" office:value="0.03120222" calcext:value-type="float">
            <text:p>0.03120222</text:p>
          </table:table-cell>
          <table:table-cell office:value-type="float" office:value="0.02433931" calcext:value-type="float">
            <text:p>0.02433931</text:p>
          </table:table-cell>
          <table:table-cell office:value-type="float" office:value="0.02217256" calcext:value-type="float">
            <text:p>0.02217256</text:p>
          </table:table-cell>
          <table:table-cell office:value-type="float" office:value="10.35233" calcext:value-type="float">
            <text:p>10.35233</text:p>
          </table:table-cell>
          <table:table-cell office:value-type="float" office:value="27.73839" calcext:value-type="float">
            <text:p>27.73839</text:p>
          </table:table-cell>
          <table:table-cell office:value-type="float" office:value="32.38213" calcext:value-type="float">
            <text:p>32.38213</text:p>
          </table:table-cell>
          <table:table-cell office:value-type="float" office:value="43.88732" calcext:value-type="float">
            <text:p>43.88732</text:p>
          </table:table-cell>
          <table:table-cell office:value-type="float" office:value="50.12494" calcext:value-type="float">
            <text:p>50.12494</text:p>
          </table:table-cell>
          <table:table-cell office:value-type="float" office:value="35.08124" calcext:value-type="float">
            <text:p>35.08124</text:p>
          </table:table-cell>
          <table:table-cell office:value-type="float" office:value="15.51762" calcext:value-type="float">
            <text:p>15.51762</text:p>
          </table:table-cell>
          <table:table-cell office:value-type="float" office:value="6.095184" calcext:value-type="float">
            <text:p>6.095184</text:p>
          </table:table-cell>
          <table:table-cell office:value-type="float" office:value="7150.051" calcext:value-type="float">
            <text:p>7150.051</text:p>
          </table:table-cell>
          <table:table-cell office:value-type="float" office:value="0" calcext:value-type="float">
            <text:p>0</text:p>
          </table:table-cell>
          <table:table-cell office:value-type="float" office:value="-1.027165" calcext:value-type="float">
            <text:p>-1.0271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8" calcext:value-type="float">
            <text:p>13071998</text:p>
          </table:table-cell>
          <table:table-cell office:value-type="float" office:value="12.79847" calcext:value-type="float">
            <text:p>12.79847</text:p>
          </table:table-cell>
          <table:table-cell office:value-type="float" office:value="485.2667" calcext:value-type="float">
            <text:p>485.266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822867" calcext:value-type="float">
            <text:p>0.4822867</text:p>
          </table:table-cell>
          <table:table-cell office:value-type="float" office:value="20.82623" calcext:value-type="float">
            <text:p>20.82623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741795" calcext:value-type="float">
            <text:p>0.07741795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5.92974" calcext:value-type="float">
            <text:p>15.92974</text:p>
          </table:table-cell>
          <table:table-cell office:value-type="float" office:value="-0.3770218" calcext:value-type="float">
            <text:p>-0.3770218</text:p>
          </table:table-cell>
          <table:table-cell office:value-type="float" office:value="-0.3474953" calcext:value-type="float">
            <text:p>-0.3474953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55556" calcext:value-type="float">
            <text:p>16.55556</text:p>
          </table:table-cell>
          <table:table-cell office:value-type="float" office:value="2.955633" calcext:value-type="float">
            <text:p>2.955633</text:p>
          </table:table-cell>
          <table:table-cell office:value-type="float" office:value="0.2004896" calcext:value-type="float">
            <text:p>0.2004896</text:p>
          </table:table-cell>
          <table:table-cell office:value-type="float" office:value="0.07975166" calcext:value-type="float">
            <text:p>0.07975166</text:p>
          </table:table-cell>
          <table:table-cell office:value-type="float" office:value="0.05424823" calcext:value-type="float">
            <text:p>0.05424823</text:p>
          </table:table-cell>
          <table:table-cell office:value-type="float" office:value="0.03806982" calcext:value-type="float">
            <text:p>0.03806982</text:p>
          </table:table-cell>
          <table:table-cell office:value-type="float" office:value="0.03088578" calcext:value-type="float">
            <text:p>0.03088578</text:p>
          </table:table-cell>
          <table:table-cell office:value-type="float" office:value="0.02406806" calcext:value-type="float">
            <text:p>0.02406806</text:p>
          </table:table-cell>
          <table:table-cell office:value-type="float" office:value="0.02207353" calcext:value-type="float">
            <text:p>0.02207353</text:p>
          </table:table-cell>
          <table:table-cell office:value-type="float" office:value="15.01576" calcext:value-type="float">
            <text:p>15.01576</text:p>
          </table:table-cell>
          <table:table-cell office:value-type="float" office:value="29.40902" calcext:value-type="float">
            <text:p>29.40902</text:p>
          </table:table-cell>
          <table:table-cell office:value-type="float" office:value="32.83174" calcext:value-type="float">
            <text:p>32.83174</text:p>
          </table:table-cell>
          <table:table-cell office:value-type="float" office:value="43.93632" calcext:value-type="float">
            <text:p>43.93632</text:p>
          </table:table-cell>
          <table:table-cell office:value-type="float" office:value="49.84088" calcext:value-type="float">
            <text:p>49.84088</text:p>
          </table:table-cell>
          <table:table-cell office:value-type="float" office:value="34.81796" calcext:value-type="float">
            <text:p>34.81796</text:p>
          </table:table-cell>
          <table:table-cell office:value-type="float" office:value="15.5769" calcext:value-type="float">
            <text:p>15.5769</text:p>
          </table:table-cell>
          <table:table-cell office:value-type="float" office:value="6.117393" calcext:value-type="float">
            <text:p>6.117393</text:p>
          </table:table-cell>
          <table:table-cell office:value-type="float" office:value="7148.631" calcext:value-type="float">
            <text:p>7148.631</text:p>
          </table:table-cell>
          <table:table-cell office:value-type="float" office:value="0" calcext:value-type="float">
            <text:p>0</text:p>
          </table:table-cell>
          <table:table-cell office:value-type="float" office:value="-1.027183" calcext:value-type="float">
            <text:p>-1.0271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8" calcext:value-type="float">
            <text:p>14071998</text:p>
          </table:table-cell>
          <table:table-cell office:value-type="float" office:value="12.70441" calcext:value-type="float">
            <text:p>12.70441</text:p>
          </table:table-cell>
          <table:table-cell office:value-type="float" office:value="485.1498" calcext:value-type="float">
            <text:p>485.14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970381" calcext:value-type="float">
            <text:p>0.4970381</text:p>
          </table:table-cell>
          <table:table-cell office:value-type="float" office:value="20.9555" calcext:value-type="float">
            <text:p>20.955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753403" calcext:value-type="float">
            <text:p>0.0775340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5.98922" calcext:value-type="float">
            <text:p>15.98922</text:p>
          </table:table-cell>
          <table:table-cell office:value-type="float" office:value="-0.3772628" calcext:value-type="float">
            <text:p>-0.3772628</text:p>
          </table:table-cell>
          <table:table-cell office:value-type="float" office:value="-0.3477508" calcext:value-type="float">
            <text:p>-0.3477508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4036" calcext:value-type="float">
            <text:p>16.4036</text:p>
          </table:table-cell>
          <table:table-cell office:value-type="float" office:value="3.371911" calcext:value-type="float">
            <text:p>3.371911</text:p>
          </table:table-cell>
          <table:table-cell office:value-type="float" office:value="0.1966196" calcext:value-type="float">
            <text:p>0.1966196</text:p>
          </table:table-cell>
          <table:table-cell office:value-type="float" office:value="0.09401711" calcext:value-type="float">
            <text:p>0.09401711</text:p>
          </table:table-cell>
          <table:table-cell office:value-type="float" office:value="0.06306466" calcext:value-type="float">
            <text:p>0.06306466</text:p>
          </table:table-cell>
          <table:table-cell office:value-type="float" office:value="0.0433768" calcext:value-type="float">
            <text:p>0.0433768</text:p>
          </table:table-cell>
          <table:table-cell office:value-type="float" office:value="0.03443936" calcext:value-type="float">
            <text:p>0.03443936</text:p>
          </table:table-cell>
          <table:table-cell office:value-type="float" office:value="0.02389722" calcext:value-type="float">
            <text:p>0.02389722</text:p>
          </table:table-cell>
          <table:table-cell office:value-type="float" office:value="0.02196435" calcext:value-type="float">
            <text:p>0.02196435</text:p>
          </table:table-cell>
          <table:table-cell office:value-type="float" office:value="11.90074" calcext:value-type="float">
            <text:p>11.90074</text:p>
          </table:table-cell>
          <table:table-cell office:value-type="float" office:value="33.47679" calcext:value-type="float">
            <text:p>33.47679</text:p>
          </table:table-cell>
          <table:table-cell office:value-type="float" office:value="33.83914" calcext:value-type="float">
            <text:p>33.83914</text:p>
          </table:table-cell>
          <table:table-cell office:value-type="float" office:value="44.34793" calcext:value-type="float">
            <text:p>44.34793</text:p>
          </table:table-cell>
          <table:table-cell office:value-type="float" office:value="49.78829" calcext:value-type="float">
            <text:p>49.78829</text:p>
          </table:table-cell>
          <table:table-cell office:value-type="float" office:value="34.73229" calcext:value-type="float">
            <text:p>34.73229</text:p>
          </table:table-cell>
          <table:table-cell office:value-type="float" office:value="15.66451" calcext:value-type="float">
            <text:p>15.66451</text:p>
          </table:table-cell>
          <table:table-cell office:value-type="float" office:value="6.136074" calcext:value-type="float">
            <text:p>6.136074</text:p>
          </table:table-cell>
          <table:table-cell office:value-type="float" office:value="7309.937" calcext:value-type="float">
            <text:p>7309.937</text:p>
          </table:table-cell>
          <table:table-cell office:value-type="float" office:value="0" calcext:value-type="float">
            <text:p>0</text:p>
          </table:table-cell>
          <table:table-cell office:value-type="float" office:value="-1.027241" calcext:value-type="float">
            <text:p>-1.0272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8" calcext:value-type="float">
            <text:p>15071998</text:p>
          </table:table-cell>
          <table:table-cell office:value-type="float" office:value="12.60655" calcext:value-type="float">
            <text:p>12.60655</text:p>
          </table:table-cell>
          <table:table-cell office:value-type="float" office:value="485.0157" calcext:value-type="float">
            <text:p>485.015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32163" calcext:value-type="float">
            <text:p>0.5032163</text:p>
          </table:table-cell>
          <table:table-cell office:value-type="float" office:value="21.13611" calcext:value-type="float">
            <text:p>21.13611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762081" calcext:value-type="float">
            <text:p>0.0776208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6.02686" calcext:value-type="float">
            <text:p>16.02686</text:p>
          </table:table-cell>
          <table:table-cell office:value-type="float" office:value="-0.3775425" calcext:value-type="float">
            <text:p>-0.3775425</text:p>
          </table:table-cell>
          <table:table-cell office:value-type="float" office:value="-0.3480205" calcext:value-type="float">
            <text:p>-0.3480205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22875" calcext:value-type="float">
            <text:p>16.22875</text:p>
          </table:table-cell>
          <table:table-cell office:value-type="float" office:value="3.461699" calcext:value-type="float">
            <text:p>3.461699</text:p>
          </table:table-cell>
          <table:table-cell office:value-type="float" office:value="0.1977078" calcext:value-type="float">
            <text:p>0.1977078</text:p>
          </table:table-cell>
          <table:table-cell office:value-type="float" office:value="0.1050662" calcext:value-type="float">
            <text:p>0.1050662</text:p>
          </table:table-cell>
          <table:table-cell office:value-type="float" office:value="0.07031648" calcext:value-type="float">
            <text:p>0.07031648</text:p>
          </table:table-cell>
          <table:table-cell office:value-type="float" office:value="0.04819825" calcext:value-type="float">
            <text:p>0.04819825</text:p>
          </table:table-cell>
          <table:table-cell office:value-type="float" office:value="0.03816169" calcext:value-type="float">
            <text:p>0.03816169</text:p>
          </table:table-cell>
          <table:table-cell office:value-type="float" office:value="0.02396741" calcext:value-type="float">
            <text:p>0.02396741</text:p>
          </table:table-cell>
          <table:table-cell office:value-type="float" office:value="0.0217942" calcext:value-type="float">
            <text:p>0.0217942</text:p>
          </table:table-cell>
          <table:table-cell office:value-type="float" office:value="10.48363" calcext:value-type="float">
            <text:p>10.48363</text:p>
          </table:table-cell>
          <table:table-cell office:value-type="float" office:value="36.38308" calcext:value-type="float">
            <text:p>36.38308</text:p>
          </table:table-cell>
          <table:table-cell office:value-type="float" office:value="35.05486" calcext:value-type="float">
            <text:p>35.05486</text:p>
          </table:table-cell>
          <table:table-cell office:value-type="float" office:value="44.9167" calcext:value-type="float">
            <text:p>44.9167</text:p>
          </table:table-cell>
          <table:table-cell office:value-type="float" office:value="49.90675" calcext:value-type="float">
            <text:p>49.90675</text:p>
          </table:table-cell>
          <table:table-cell office:value-type="float" office:value="34.81319" calcext:value-type="float">
            <text:p>34.81319</text:p>
          </table:table-cell>
          <table:table-cell office:value-type="float" office:value="15.78405" calcext:value-type="float">
            <text:p>15.78405</text:p>
          </table:table-cell>
          <table:table-cell office:value-type="float" office:value="6.156875" calcext:value-type="float">
            <text:p>6.156875</text:p>
          </table:table-cell>
          <table:table-cell office:value-type="float" office:value="7383.799" calcext:value-type="float">
            <text:p>7383.799</text:p>
          </table:table-cell>
          <table:table-cell office:value-type="float" office:value="0" calcext:value-type="float">
            <text:p>0</text:p>
          </table:table-cell>
          <table:table-cell office:value-type="float" office:value="-1.027308" calcext:value-type="float">
            <text:p>-1.0273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8" calcext:value-type="float">
            <text:p>16071998</text:p>
          </table:table-cell>
          <table:table-cell office:value-type="float" office:value="12.5168" calcext:value-type="float">
            <text:p>12.5168</text:p>
          </table:table-cell>
          <table:table-cell office:value-type="float" office:value="484.902" calcext:value-type="float">
            <text:p>484.90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03395" calcext:value-type="float">
            <text:p>0.5103395</text:p>
          </table:table-cell>
          <table:table-cell office:value-type="float" office:value="21.22556" calcext:value-type="float">
            <text:p>21.2255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807251" calcext:value-type="float">
            <text:p>0.0780725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6.16786" calcext:value-type="float">
            <text:p>16.16786</text:p>
          </table:table-cell>
          <table:table-cell office:value-type="float" office:value="-0.3804492" calcext:value-type="float">
            <text:p>-0.3804492</text:p>
          </table:table-cell>
          <table:table-cell office:value-type="float" office:value="-0.3517584" calcext:value-type="float">
            <text:p>-0.3517584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12089" calcext:value-type="float">
            <text:p>16.12089</text:p>
          </table:table-cell>
          <table:table-cell office:value-type="float" office:value="3.801903" calcext:value-type="float">
            <text:p>3.801903</text:p>
          </table:table-cell>
          <table:table-cell office:value-type="float" office:value="1.218351" calcext:value-type="float">
            <text:p>1.218351</text:p>
          </table:table-cell>
          <table:table-cell office:value-type="float" office:value="0.2072737" calcext:value-type="float">
            <text:p>0.2072737</text:p>
          </table:table-cell>
          <table:table-cell office:value-type="float" office:value="0.06622862" calcext:value-type="float">
            <text:p>0.06622862</text:p>
          </table:table-cell>
          <table:table-cell office:value-type="float" office:value="0.0446044" calcext:value-type="float">
            <text:p>0.0446044</text:p>
          </table:table-cell>
          <table:table-cell office:value-type="float" office:value="0.03652563" calcext:value-type="float">
            <text:p>0.03652563</text:p>
          </table:table-cell>
          <table:table-cell office:value-type="float" office:value="0.02417125" calcext:value-type="float">
            <text:p>0.02417125</text:p>
          </table:table-cell>
          <table:table-cell office:value-type="float" office:value="0.02165932" calcext:value-type="float">
            <text:p>0.02165932</text:p>
          </table:table-cell>
          <table:table-cell office:value-type="float" office:value="5.291905" calcext:value-type="float">
            <text:p>5.291905</text:p>
          </table:table-cell>
          <table:table-cell office:value-type="float" office:value="14.43781" calcext:value-type="float">
            <text:p>14.43781</text:p>
          </table:table-cell>
          <table:table-cell office:value-type="float" office:value="35.72406" calcext:value-type="float">
            <text:p>35.72406</text:p>
          </table:table-cell>
          <table:table-cell office:value-type="float" office:value="49.56536" calcext:value-type="float">
            <text:p>49.56536</text:p>
          </table:table-cell>
          <table:table-cell office:value-type="float" office:value="52.62779" calcext:value-type="float">
            <text:p>52.62779</text:p>
          </table:table-cell>
          <table:table-cell office:value-type="float" office:value="35.64366" calcext:value-type="float">
            <text:p>35.64366</text:p>
          </table:table-cell>
          <table:table-cell office:value-type="float" office:value="15.79941" calcext:value-type="float">
            <text:p>15.79941</text:p>
          </table:table-cell>
          <table:table-cell office:value-type="float" office:value="6.191154" calcext:value-type="float">
            <text:p>6.191154</text:p>
          </table:table-cell>
          <table:table-cell office:value-type="float" office:value="6887.742" calcext:value-type="float">
            <text:p>6887.742</text:p>
          </table:table-cell>
          <table:table-cell office:value-type="float" office:value="0" calcext:value-type="float">
            <text:p>0</text:p>
          </table:table-cell>
          <table:table-cell office:value-type="float" office:value="-1.050444" calcext:value-type="float">
            <text:p>-1.0504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8" calcext:value-type="float">
            <text:p>17071998</text:p>
          </table:table-cell>
          <table:table-cell office:value-type="float" office:value="12.438" calcext:value-type="float">
            <text:p>12.438</text:p>
          </table:table-cell>
          <table:table-cell office:value-type="float" office:value="484.8177" calcext:value-type="float">
            <text:p>484.817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807164" calcext:value-type="float">
            <text:p>0.4807164</text:p>
          </table:table-cell>
          <table:table-cell office:value-type="float" office:value="21.02338" calcext:value-type="float">
            <text:p>21.0233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90614" calcext:value-type="float">
            <text:p>0.079061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6.64428" calcext:value-type="float">
            <text:p>16.64428</text:p>
          </table:table-cell>
          <table:table-cell office:value-type="float" office:value="-0.3920964" calcext:value-type="float">
            <text:p>-0.3920964</text:p>
          </table:table-cell>
          <table:table-cell office:value-type="float" office:value="-0.362739" calcext:value-type="float">
            <text:p>-0.362739</text:p>
          </table:table-cell>
          <table:table-cell office:value-type="float" office:value="0.008437591" calcext:value-type="float">
            <text:p>0.008437591</text:p>
          </table:table-cell>
          <table:table-cell office:value-type="float" office:value="16.08067" calcext:value-type="float">
            <text:p>16.08067</text:p>
          </table:table-cell>
          <table:table-cell office:value-type="float" office:value="7.444689" calcext:value-type="float">
            <text:p>7.444689</text:p>
          </table:table-cell>
          <table:table-cell office:value-type="float" office:value="0.6975628" calcext:value-type="float">
            <text:p>0.6975628</text:p>
          </table:table-cell>
          <table:table-cell office:value-type="float" office:value="0.1242033" calcext:value-type="float">
            <text:p>0.1242033</text:p>
          </table:table-cell>
          <table:table-cell office:value-type="float" office:value="0.05617641" calcext:value-type="float">
            <text:p>0.05617641</text:p>
          </table:table-cell>
          <table:table-cell office:value-type="float" office:value="0.0402426" calcext:value-type="float">
            <text:p>0.0402426</text:p>
          </table:table-cell>
          <table:table-cell office:value-type="float" office:value="0.03363593" calcext:value-type="float">
            <text:p>0.03363593</text:p>
          </table:table-cell>
          <table:table-cell office:value-type="float" office:value="0.02492808" calcext:value-type="float">
            <text:p>0.02492808</text:p>
          </table:table-cell>
          <table:table-cell office:value-type="float" office:value="0.02164506" calcext:value-type="float">
            <text:p>0.02164506</text:p>
          </table:table-cell>
          <table:table-cell office:value-type="float" office:value="9.234497" calcext:value-type="float">
            <text:p>9.234497</text:p>
          </table:table-cell>
          <table:table-cell office:value-type="float" office:value="11.83458" calcext:value-type="float">
            <text:p>11.83458</text:p>
          </table:table-cell>
          <table:table-cell office:value-type="float" office:value="27.37001" calcext:value-type="float">
            <text:p>27.37001</text:p>
          </table:table-cell>
          <table:table-cell office:value-type="float" office:value="43.73414" calcext:value-type="float">
            <text:p>43.73414</text:p>
          </table:table-cell>
          <table:table-cell office:value-type="float" office:value="54.55853" calcext:value-type="float">
            <text:p>54.55853</text:p>
          </table:table-cell>
          <table:table-cell office:value-type="float" office:value="43.28949" calcext:value-type="float">
            <text:p>43.28949</text:p>
          </table:table-cell>
          <table:table-cell office:value-type="float" office:value="16.42475" calcext:value-type="float">
            <text:p>16.42475</text:p>
          </table:table-cell>
          <table:table-cell office:value-type="float" office:value="6.276652" calcext:value-type="float">
            <text:p>6.276652</text:p>
          </table:table-cell>
          <table:table-cell office:value-type="float" office:value="5840.87" calcext:value-type="float">
            <text:p>5840.87</text:p>
          </table:table-cell>
          <table:table-cell office:value-type="float" office:value="0" calcext:value-type="float">
            <text:p>0</text:p>
          </table:table-cell>
          <table:table-cell office:value-type="float" office:value="-1.081933" calcext:value-type="float">
            <text:p>-1.0819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8" calcext:value-type="float">
            <text:p>18071998</text:p>
          </table:table-cell>
          <table:table-cell office:value-type="float" office:value="12.35315" calcext:value-type="float">
            <text:p>12.35315</text:p>
          </table:table-cell>
          <table:table-cell office:value-type="float" office:value="484.731" calcext:value-type="float">
            <text:p>484.73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694605" calcext:value-type="float">
            <text:p>0.4694605</text:p>
          </table:table-cell>
          <table:table-cell office:value-type="float" office:value="20.82587" calcext:value-type="float">
            <text:p>20.8258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7967017" calcext:value-type="float">
            <text:p>0.0796701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05736" calcext:value-type="float">
            <text:p>17.05736</text:p>
          </table:table-cell>
          <table:table-cell office:value-type="float" office:value="-0.3980553" calcext:value-type="float">
            <text:p>-0.3980553</text:p>
          </table:table-cell>
          <table:table-cell office:value-type="float" office:value="-0.3771563" calcext:value-type="float">
            <text:p>-0.3771563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6.00064" calcext:value-type="float">
            <text:p>16.00064</text:p>
          </table:table-cell>
          <table:table-cell office:value-type="float" office:value="6.627072" calcext:value-type="float">
            <text:p>6.627072</text:p>
          </table:table-cell>
          <table:table-cell office:value-type="float" office:value="0.5239007" calcext:value-type="float">
            <text:p>0.5239007</text:p>
          </table:table-cell>
          <table:table-cell office:value-type="float" office:value="0.1033008" calcext:value-type="float">
            <text:p>0.1033008</text:p>
          </table:table-cell>
          <table:table-cell office:value-type="float" office:value="0.05511783" calcext:value-type="float">
            <text:p>0.05511783</text:p>
          </table:table-cell>
          <table:table-cell office:value-type="float" office:value="0.0391537" calcext:value-type="float">
            <text:p>0.0391537</text:p>
          </table:table-cell>
          <table:table-cell office:value-type="float" office:value="0.03227807" calcext:value-type="float">
            <text:p>0.03227807</text:p>
          </table:table-cell>
          <table:table-cell office:value-type="float" office:value="0.02489588" calcext:value-type="float">
            <text:p>0.02489588</text:p>
          </table:table-cell>
          <table:table-cell office:value-type="float" office:value="0.02176088" calcext:value-type="float">
            <text:p>0.02176088</text:p>
          </table:table-cell>
          <table:table-cell office:value-type="float" office:value="11.07608" calcext:value-type="float">
            <text:p>11.07608</text:p>
          </table:table-cell>
          <table:table-cell office:value-type="float" office:value="16.76812" calcext:value-type="float">
            <text:p>16.76812</text:p>
          </table:table-cell>
          <table:table-cell office:value-type="float" office:value="26.55318" calcext:value-type="float">
            <text:p>26.55318</text:p>
          </table:table-cell>
          <table:table-cell office:value-type="float" office:value="41.79098" calcext:value-type="float">
            <text:p>41.79098</text:p>
          </table:table-cell>
          <table:table-cell office:value-type="float" office:value="52.09561" calcext:value-type="float">
            <text:p>52.09561</text:p>
          </table:table-cell>
          <table:table-cell office:value-type="float" office:value="42.17597" calcext:value-type="float">
            <text:p>42.17597</text:p>
          </table:table-cell>
          <table:table-cell office:value-type="float" office:value="16.98212" calcext:value-type="float">
            <text:p>16.98212</text:p>
          </table:table-cell>
          <table:table-cell office:value-type="float" office:value="6.389282" calcext:value-type="float">
            <text:p>6.389282</text:p>
          </table:table-cell>
          <table:table-cell office:value-type="float" office:value="6113.408" calcext:value-type="float">
            <text:p>6113.408</text:p>
          </table:table-cell>
          <table:table-cell office:value-type="float" office:value="0" calcext:value-type="float">
            <text:p>0</text:p>
          </table:table-cell>
          <table:table-cell office:value-type="float" office:value="-1.083382" calcext:value-type="float">
            <text:p>-1.0833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8" calcext:value-type="float">
            <text:p>19071998</text:p>
          </table:table-cell>
          <table:table-cell office:value-type="float" office:value="12.2692" calcext:value-type="float">
            <text:p>12.2692</text:p>
          </table:table-cell>
          <table:table-cell office:value-type="float" office:value="484.6281" calcext:value-type="float">
            <text:p>484.628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43208" calcext:value-type="float">
            <text:p>0.4743208</text:p>
          </table:table-cell>
          <table:table-cell office:value-type="float" office:value="20.71437" calcext:value-type="float">
            <text:p>20.7143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013052" calcext:value-type="float">
            <text:p>0.0801305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34273" calcext:value-type="float">
            <text:p>17.34273</text:p>
          </table:table-cell>
          <table:table-cell office:value-type="float" office:value="-0.3983649" calcext:value-type="float">
            <text:p>-0.3983649</text:p>
          </table:table-cell>
          <table:table-cell office:value-type="float" office:value="-0.3776343" calcext:value-type="float">
            <text:p>-0.3776343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89381" calcext:value-type="float">
            <text:p>15.89381</text:p>
          </table:table-cell>
          <table:table-cell office:value-type="float" office:value="6.339113" calcext:value-type="float">
            <text:p>6.339113</text:p>
          </table:table-cell>
          <table:table-cell office:value-type="float" office:value="0.3986868" calcext:value-type="float">
            <text:p>0.3986868</text:p>
          </table:table-cell>
          <table:table-cell office:value-type="float" office:value="0.09214348" calcext:value-type="float">
            <text:p>0.09214348</text:p>
          </table:table-cell>
          <table:table-cell office:value-type="float" office:value="0.05643865" calcext:value-type="float">
            <text:p>0.05643865</text:p>
          </table:table-cell>
          <table:table-cell office:value-type="float" office:value="0.04009692" calcext:value-type="float">
            <text:p>0.04009692</text:p>
          </table:table-cell>
          <table:table-cell office:value-type="float" office:value="0.03289734" calcext:value-type="float">
            <text:p>0.03289734</text:p>
          </table:table-cell>
          <table:table-cell office:value-type="float" office:value="0.0246214" calcext:value-type="float">
            <text:p>0.0246214</text:p>
          </table:table-cell>
          <table:table-cell office:value-type="float" office:value="0.02181204" calcext:value-type="float">
            <text:p>0.02181204</text:p>
          </table:table-cell>
          <table:table-cell office:value-type="float" office:value="8.168113" calcext:value-type="float">
            <text:p>8.168113</text:p>
          </table:table-cell>
          <table:table-cell office:value-type="float" office:value="20.71506" calcext:value-type="float">
            <text:p>20.71506</text:p>
          </table:table-cell>
          <table:table-cell office:value-type="float" office:value="26.75892" calcext:value-type="float">
            <text:p>26.75892</text:p>
          </table:table-cell>
          <table:table-cell office:value-type="float" office:value="41.29367" calcext:value-type="float">
            <text:p>41.29367</text:p>
          </table:table-cell>
          <table:table-cell office:value-type="float" office:value="51.00715" calcext:value-type="float">
            <text:p>51.00715</text:p>
          </table:table-cell>
          <table:table-cell office:value-type="float" office:value="41.16339" calcext:value-type="float">
            <text:p>41.16339</text:p>
          </table:table-cell>
          <table:table-cell office:value-type="float" office:value="16.81659" calcext:value-type="float">
            <text:p>16.81659</text:p>
          </table:table-cell>
          <table:table-cell office:value-type="float" office:value="6.465368" calcext:value-type="float">
            <text:p>6.465368</text:p>
          </table:table-cell>
          <table:table-cell office:value-type="float" office:value="6360.215" calcext:value-type="float">
            <text:p>6360.215</text:p>
          </table:table-cell>
          <table:table-cell office:value-type="float" office:value="0" calcext:value-type="float">
            <text:p>0</text:p>
          </table:table-cell>
          <table:table-cell office:value-type="float" office:value="-1.083423" calcext:value-type="float">
            <text:p>-1.0834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8" calcext:value-type="float">
            <text:p>20071998</text:p>
          </table:table-cell>
          <table:table-cell office:value-type="float" office:value="12.18097" calcext:value-type="float">
            <text:p>12.18097</text:p>
          </table:table-cell>
          <table:table-cell office:value-type="float" office:value="484.5112" calcext:value-type="float">
            <text:p>484.511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86047" calcext:value-type="float">
            <text:p>0.4786047</text:p>
          </table:table-cell>
          <table:table-cell office:value-type="float" office:value="20.72338" calcext:value-type="float">
            <text:p>20.7233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045402" calcext:value-type="float">
            <text:p>0.0804540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52658" calcext:value-type="float">
            <text:p>17.52658</text:p>
          </table:table-cell>
          <table:table-cell office:value-type="float" office:value="-0.398665" calcext:value-type="float">
            <text:p>-0.398665</text:p>
          </table:table-cell>
          <table:table-cell office:value-type="float" office:value="-0.3780968" calcext:value-type="float">
            <text:p>-0.3780968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76184" calcext:value-type="float">
            <text:p>15.76184</text:p>
          </table:table-cell>
          <table:table-cell office:value-type="float" office:value="6.112505" calcext:value-type="float">
            <text:p>6.112505</text:p>
          </table:table-cell>
          <table:table-cell office:value-type="float" office:value="0.3129486" calcext:value-type="float">
            <text:p>0.3129486</text:p>
          </table:table-cell>
          <table:table-cell office:value-type="float" office:value="0.09390219" calcext:value-type="float">
            <text:p>0.09390219</text:p>
          </table:table-cell>
          <table:table-cell office:value-type="float" office:value="0.06190328" calcext:value-type="float">
            <text:p>0.06190328</text:p>
          </table:table-cell>
          <table:table-cell office:value-type="float" office:value="0.04361035" calcext:value-type="float">
            <text:p>0.04361035</text:p>
          </table:table-cell>
          <table:table-cell office:value-type="float" office:value="0.03534764" calcext:value-type="float">
            <text:p>0.03534764</text:p>
          </table:table-cell>
          <table:table-cell office:value-type="float" office:value="0.02443546" calcext:value-type="float">
            <text:p>0.02443546</text:p>
          </table:table-cell>
          <table:table-cell office:value-type="float" office:value="0.02178541" calcext:value-type="float">
            <text:p>0.02178541</text:p>
          </table:table-cell>
          <table:table-cell office:value-type="float" office:value="6.88679" calcext:value-type="float">
            <text:p>6.88679</text:p>
          </table:table-cell>
          <table:table-cell office:value-type="float" office:value="23.52218" calcext:value-type="float">
            <text:p>23.52218</text:p>
          </table:table-cell>
          <table:table-cell office:value-type="float" office:value="27.41875" calcext:value-type="float">
            <text:p>27.41875</text:p>
          </table:table-cell>
          <table:table-cell office:value-type="float" office:value="41.31359" calcext:value-type="float">
            <text:p>41.31359</text:p>
          </table:table-cell>
          <table:table-cell office:value-type="float" office:value="50.44577" calcext:value-type="float">
            <text:p>50.44577</text:p>
          </table:table-cell>
          <table:table-cell office:value-type="float" office:value="40.51738" calcext:value-type="float">
            <text:p>40.51738</text:p>
          </table:table-cell>
          <table:table-cell office:value-type="float" office:value="16.74844" calcext:value-type="float">
            <text:p>16.74844</text:p>
          </table:table-cell>
          <table:table-cell office:value-type="float" office:value="6.507034" calcext:value-type="float">
            <text:p>6.507034</text:p>
          </table:table-cell>
          <table:table-cell office:value-type="float" office:value="6533.973" calcext:value-type="float">
            <text:p>6533.973</text:p>
          </table:table-cell>
          <table:table-cell office:value-type="float" office:value="0" calcext:value-type="float">
            <text:p>0</text:p>
          </table:table-cell>
          <table:table-cell office:value-type="float" office:value="-1.083472" calcext:value-type="float">
            <text:p>-1.08347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8" calcext:value-type="float">
            <text:p>21071998</text:p>
          </table:table-cell>
          <table:table-cell office:value-type="float" office:value="12.09779" calcext:value-type="float">
            <text:p>12.09779</text:p>
          </table:table-cell>
          <table:table-cell office:value-type="float" office:value="484.3893" calcext:value-type="float">
            <text:p>484.38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86249" calcext:value-type="float">
            <text:p>0.4786249</text:p>
          </table:table-cell>
          <table:table-cell office:value-type="float" office:value="20.80735" calcext:value-type="float">
            <text:p>20.8073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066546" calcext:value-type="float">
            <text:p>0.0806654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63989" calcext:value-type="float">
            <text:p>17.63989</text:p>
          </table:table-cell>
          <table:table-cell office:value-type="float" office:value="-0.3989083" calcext:value-type="float">
            <text:p>-0.3989083</text:p>
          </table:table-cell>
          <table:table-cell office:value-type="float" office:value="-0.3784797" calcext:value-type="float">
            <text:p>-0.3784797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63307" calcext:value-type="float">
            <text:p>15.63307</text:p>
          </table:table-cell>
          <table:table-cell office:value-type="float" office:value="5.798276" calcext:value-type="float">
            <text:p>5.798276</text:p>
          </table:table-cell>
          <table:table-cell office:value-type="float" office:value="0.2613994" calcext:value-type="float">
            <text:p>0.2613994</text:p>
          </table:table-cell>
          <table:table-cell office:value-type="float" office:value="0.09805053" calcext:value-type="float">
            <text:p>0.09805053</text:p>
          </table:table-cell>
          <table:table-cell office:value-type="float" office:value="0.06598087" calcext:value-type="float">
            <text:p>0.06598087</text:p>
          </table:table-cell>
          <table:table-cell office:value-type="float" office:value="0.0459938" calcext:value-type="float">
            <text:p>0.0459938</text:p>
          </table:table-cell>
          <table:table-cell office:value-type="float" office:value="0.03705306" calcext:value-type="float">
            <text:p>0.03705306</text:p>
          </table:table-cell>
          <table:table-cell office:value-type="float" office:value="0.02430624" calcext:value-type="float">
            <text:p>0.02430624</text:p>
          </table:table-cell>
          <table:table-cell office:value-type="float" office:value="0.02172487" calcext:value-type="float">
            <text:p>0.02172487</text:p>
          </table:table-cell>
          <table:table-cell office:value-type="float" office:value="6.579312" calcext:value-type="float">
            <text:p>6.579312</text:p>
          </table:table-cell>
          <table:table-cell office:value-type="float" office:value="25.5848" calcext:value-type="float">
            <text:p>25.5848</text:p>
          </table:table-cell>
          <table:table-cell office:value-type="float" office:value="28.28449" calcext:value-type="float">
            <text:p>28.28449</text:p>
          </table:table-cell>
          <table:table-cell office:value-type="float" office:value="41.60324" calcext:value-type="float">
            <text:p>41.60324</text:p>
          </table:table-cell>
          <table:table-cell office:value-type="float" office:value="50.21763" calcext:value-type="float">
            <text:p>50.21763</text:p>
          </table:table-cell>
          <table:table-cell office:value-type="float" office:value="40.19568" calcext:value-type="float">
            <text:p>40.19568</text:p>
          </table:table-cell>
          <table:table-cell office:value-type="float" office:value="16.77384" calcext:value-type="float">
            <text:p>16.77384</text:p>
          </table:table-cell>
          <table:table-cell office:value-type="float" office:value="6.529092" calcext:value-type="float">
            <text:p>6.529092</text:p>
          </table:table-cell>
          <table:table-cell office:value-type="float" office:value="6628.554" calcext:value-type="float">
            <text:p>6628.554</text:p>
          </table:table-cell>
          <table:table-cell office:value-type="float" office:value="0" calcext:value-type="float">
            <text:p>0</text:p>
          </table:table-cell>
          <table:table-cell office:value-type="float" office:value="-1.083512" calcext:value-type="float">
            <text:p>-1.0835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8" calcext:value-type="float">
            <text:p>22071998</text:p>
          </table:table-cell>
          <table:table-cell office:value-type="float" office:value="12.01411" calcext:value-type="float">
            <text:p>12.01411</text:p>
          </table:table-cell>
          <table:table-cell office:value-type="float" office:value="484.2598" calcext:value-type="float">
            <text:p>484.25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54116" calcext:value-type="float">
            <text:p>0.4754116</text:p>
          </table:table-cell>
          <table:table-cell office:value-type="float" office:value="20.94547" calcext:value-type="float">
            <text:p>20.9454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081293" calcext:value-type="float">
            <text:p>0.0808129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71038" calcext:value-type="float">
            <text:p>17.71038</text:p>
          </table:table-cell>
          <table:table-cell office:value-type="float" office:value="-0.3991272" calcext:value-type="float">
            <text:p>-0.3991272</text:p>
          </table:table-cell>
          <table:table-cell office:value-type="float" office:value="-0.3788614" calcext:value-type="float">
            <text:p>-0.3788614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50902" calcext:value-type="float">
            <text:p>15.50902</text:p>
          </table:table-cell>
          <table:table-cell office:value-type="float" office:value="5.384546" calcext:value-type="float">
            <text:p>5.384546</text:p>
          </table:table-cell>
          <table:table-cell office:value-type="float" office:value="0.2146248" calcext:value-type="float">
            <text:p>0.2146248</text:p>
          </table:table-cell>
          <table:table-cell office:value-type="float" office:value="0.09665997" calcext:value-type="float">
            <text:p>0.09665997</text:p>
          </table:table-cell>
          <table:table-cell office:value-type="float" office:value="0.06732581" calcext:value-type="float">
            <text:p>0.06732581</text:p>
          </table:table-cell>
          <table:table-cell office:value-type="float" office:value="0.04769122" calcext:value-type="float">
            <text:p>0.04769122</text:p>
          </table:table-cell>
          <table:table-cell office:value-type="float" office:value="0.03888976" calcext:value-type="float">
            <text:p>0.03888976</text:p>
          </table:table-cell>
          <table:table-cell office:value-type="float" office:value="0.02440914" calcext:value-type="float">
            <text:p>0.02440914</text:p>
          </table:table-cell>
          <table:table-cell office:value-type="float" office:value="0.02167777" calcext:value-type="float">
            <text:p>0.02167777</text:p>
          </table:table-cell>
          <table:table-cell office:value-type="float" office:value="6.586057" calcext:value-type="float">
            <text:p>6.586057</text:p>
          </table:table-cell>
          <table:table-cell office:value-type="float" office:value="27.41242" calcext:value-type="float">
            <text:p>27.41242</text:p>
          </table:table-cell>
          <table:table-cell office:value-type="float" office:value="29.30419" calcext:value-type="float">
            <text:p>29.30419</text:p>
          </table:table-cell>
          <table:table-cell office:value-type="float" office:value="42.07136" calcext:value-type="float">
            <text:p>42.07136</text:p>
          </table:table-cell>
          <table:table-cell office:value-type="float" office:value="50.20627" calcext:value-type="float">
            <text:p>50.20627</text:p>
          </table:table-cell>
          <table:table-cell office:value-type="float" office:value="40.11463" calcext:value-type="float">
            <text:p>40.11463</text:p>
          </table:table-cell>
          <table:table-cell office:value-type="float" office:value="16.85295" calcext:value-type="float">
            <text:p>16.85295</text:p>
          </table:table-cell>
          <table:table-cell office:value-type="float" office:value="6.548065" calcext:value-type="float">
            <text:p>6.548065</text:p>
          </table:table-cell>
          <table:table-cell office:value-type="float" office:value="6690.308" calcext:value-type="float">
            <text:p>6690.308</text:p>
          </table:table-cell>
          <table:table-cell office:value-type="float" office:value="0" calcext:value-type="float">
            <text:p>0</text:p>
          </table:table-cell>
          <table:table-cell office:value-type="float" office:value="-1.08354" calcext:value-type="float">
            <text:p>-1.083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8" calcext:value-type="float">
            <text:p>23071998</text:p>
          </table:table-cell>
          <table:table-cell office:value-type="float" office:value="11.94748" calcext:value-type="float">
            <text:p>11.94748</text:p>
          </table:table-cell>
          <table:table-cell office:value-type="float" office:value="484.159" calcext:value-type="float">
            <text:p>484.15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61815" calcext:value-type="float">
            <text:p>0.461815</text:p>
          </table:table-cell>
          <table:table-cell office:value-type="float" office:value="21.0891" calcext:value-type="float">
            <text:p>21.0891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092979" calcext:value-type="float">
            <text:p>0.0809297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76272" calcext:value-type="float">
            <text:p>17.76272</text:p>
          </table:table-cell>
          <table:table-cell office:value-type="float" office:value="-0.4006749" calcext:value-type="float">
            <text:p>-0.4006749</text:p>
          </table:table-cell>
          <table:table-cell office:value-type="float" office:value="-0.3810516" calcext:value-type="float">
            <text:p>-0.3810516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44939" calcext:value-type="float">
            <text:p>15.44939</text:p>
          </table:table-cell>
          <table:table-cell office:value-type="float" office:value="4.770823" calcext:value-type="float">
            <text:p>4.770823</text:p>
          </table:table-cell>
          <table:table-cell office:value-type="float" office:value="0.1838012" calcext:value-type="float">
            <text:p>0.1838012</text:p>
          </table:table-cell>
          <table:table-cell office:value-type="float" office:value="0.07771122" calcext:value-type="float">
            <text:p>0.07771122</text:p>
          </table:table-cell>
          <table:table-cell office:value-type="float" office:value="0.05610302" calcext:value-type="float">
            <text:p>0.05610302</text:p>
          </table:table-cell>
          <table:table-cell office:value-type="float" office:value="0.04120037" calcext:value-type="float">
            <text:p>0.04120037</text:p>
          </table:table-cell>
          <table:table-cell office:value-type="float" office:value="0.03473983" calcext:value-type="float">
            <text:p>0.03473983</text:p>
          </table:table-cell>
          <table:table-cell office:value-type="float" office:value="0.02400319" calcext:value-type="float">
            <text:p>0.02400319</text:p>
          </table:table-cell>
          <table:table-cell office:value-type="float" office:value="0.0216468" calcext:value-type="float">
            <text:p>0.0216468</text:p>
          </table:table-cell>
          <table:table-cell office:value-type="float" office:value="9.435299" calcext:value-type="float">
            <text:p>9.435299</text:p>
          </table:table-cell>
          <table:table-cell office:value-type="float" office:value="25.07257" calcext:value-type="float">
            <text:p>25.07257</text:p>
          </table:table-cell>
          <table:table-cell office:value-type="float" office:value="30.81688" calcext:value-type="float">
            <text:p>30.81688</text:p>
          </table:table-cell>
          <table:table-cell office:value-type="float" office:value="42.59387" calcext:value-type="float">
            <text:p>42.59387</text:p>
          </table:table-cell>
          <table:table-cell office:value-type="float" office:value="50.25842" calcext:value-type="float">
            <text:p>50.25842</text:p>
          </table:table-cell>
          <table:table-cell office:value-type="float" office:value="40.12651" calcext:value-type="float">
            <text:p>40.12651</text:p>
          </table:table-cell>
          <table:table-cell office:value-type="float" office:value="16.94313" calcext:value-type="float">
            <text:p>16.94313</text:p>
          </table:table-cell>
          <table:table-cell office:value-type="float" office:value="6.567798" calcext:value-type="float">
            <text:p>6.567798</text:p>
          </table:table-cell>
          <table:table-cell office:value-type="float" office:value="6611.888" calcext:value-type="float">
            <text:p>6611.888</text:p>
          </table:table-cell>
          <table:table-cell office:value-type="float" office:value="0" calcext:value-type="float">
            <text:p>0</text:p>
          </table:table-cell>
          <table:table-cell office:value-type="float" office:value="-1.083954" calcext:value-type="float">
            <text:p>-1.0839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8" calcext:value-type="float">
            <text:p>24071998</text:p>
          </table:table-cell>
          <table:table-cell office:value-type="float" office:value="11.88641" calcext:value-type="float">
            <text:p>11.88641</text:p>
          </table:table-cell>
          <table:table-cell office:value-type="float" office:value="484.0714" calcext:value-type="float">
            <text:p>484.07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544835" calcext:value-type="float">
            <text:p>0.4544835</text:p>
          </table:table-cell>
          <table:table-cell office:value-type="float" office:value="21.17646" calcext:value-type="float">
            <text:p>21.1764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10832" calcext:value-type="float">
            <text:p>0.081083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83963" calcext:value-type="float">
            <text:p>17.83963</text:p>
          </table:table-cell>
          <table:table-cell office:value-type="float" office:value="-0.4035967" calcext:value-type="float">
            <text:p>-0.4035967</text:p>
          </table:table-cell>
          <table:table-cell office:value-type="float" office:value="-0.3880058" calcext:value-type="float">
            <text:p>-0.3880058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38932" calcext:value-type="float">
            <text:p>15.38932</text:p>
          </table:table-cell>
          <table:table-cell office:value-type="float" office:value="4.549072" calcext:value-type="float">
            <text:p>4.549072</text:p>
          </table:table-cell>
          <table:table-cell office:value-type="float" office:value="0.1410741" calcext:value-type="float">
            <text:p>0.1410741</text:p>
          </table:table-cell>
          <table:table-cell office:value-type="float" office:value="0.06958447" calcext:value-type="float">
            <text:p>0.06958447</text:p>
          </table:table-cell>
          <table:table-cell office:value-type="float" office:value="0.0511925" calcext:value-type="float">
            <text:p>0.0511925</text:p>
          </table:table-cell>
          <table:table-cell office:value-type="float" office:value="0.03766111" calcext:value-type="float">
            <text:p>0.03766111</text:p>
          </table:table-cell>
          <table:table-cell office:value-type="float" office:value="0.03175026" calcext:value-type="float">
            <text:p>0.03175026</text:p>
          </table:table-cell>
          <table:table-cell office:value-type="float" office:value="0.02374384" calcext:value-type="float">
            <text:p>0.02374384</text:p>
          </table:table-cell>
          <table:table-cell office:value-type="float" office:value="0.02163433" calcext:value-type="float">
            <text:p>0.02163433</text:p>
          </table:table-cell>
          <table:table-cell office:value-type="float" office:value="11.30198" calcext:value-type="float">
            <text:p>11.30198</text:p>
          </table:table-cell>
          <table:table-cell office:value-type="float" office:value="25.43623" calcext:value-type="float">
            <text:p>25.43623</text:p>
          </table:table-cell>
          <table:table-cell office:value-type="float" office:value="30.71598" calcext:value-type="float">
            <text:p>30.71598</text:p>
          </table:table-cell>
          <table:table-cell office:value-type="float" office:value="42.87988" calcext:value-type="float">
            <text:p>42.87988</text:p>
          </table:table-cell>
          <table:table-cell office:value-type="float" office:value="50.5048" calcext:value-type="float">
            <text:p>50.5048</text:p>
          </table:table-cell>
          <table:table-cell office:value-type="float" office:value="40.30106" calcext:value-type="float">
            <text:p>40.30106</text:p>
          </table:table-cell>
          <table:table-cell office:value-type="float" office:value="17.03707" calcext:value-type="float">
            <text:p>17.03707</text:p>
          </table:table-cell>
          <table:table-cell office:value-type="float" office:value="6.585642" calcext:value-type="float">
            <text:p>6.585642</text:p>
          </table:table-cell>
          <table:table-cell office:value-type="float" office:value="6651.543" calcext:value-type="float">
            <text:p>6651.543</text:p>
          </table:table-cell>
          <table:table-cell office:value-type="float" office:value="0" calcext:value-type="float">
            <text:p>0</text:p>
          </table:table-cell>
          <table:table-cell office:value-type="float" office:value="-1.084523" calcext:value-type="float">
            <text:p>-1.0845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8" calcext:value-type="float">
            <text:p>25071998</text:p>
          </table:table-cell>
          <table:table-cell office:value-type="float" office:value="11.82609" calcext:value-type="float">
            <text:p>11.82609</text:p>
          </table:table-cell>
          <table:table-cell office:value-type="float" office:value="483.9766" calcext:value-type="float">
            <text:p>483.97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553802" calcext:value-type="float">
            <text:p>0.4553802</text:p>
          </table:table-cell>
          <table:table-cell office:value-type="float" office:value="21.27657" calcext:value-type="float">
            <text:p>21.2765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118029" calcext:value-type="float">
            <text:p>0.0811802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88568" calcext:value-type="float">
            <text:p>17.88568</text:p>
          </table:table-cell>
          <table:table-cell office:value-type="float" office:value="-0.4037113" calcext:value-type="float">
            <text:p>-0.4037113</text:p>
          </table:table-cell>
          <table:table-cell office:value-type="float" office:value="-0.388269" calcext:value-type="float">
            <text:p>-0.388269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31782" calcext:value-type="float">
            <text:p>15.31782</text:p>
          </table:table-cell>
          <table:table-cell office:value-type="float" office:value="4.309128" calcext:value-type="float">
            <text:p>4.309128</text:p>
          </table:table-cell>
          <table:table-cell office:value-type="float" office:value="0.1296327" calcext:value-type="float">
            <text:p>0.1296327</text:p>
          </table:table-cell>
          <table:table-cell office:value-type="float" office:value="0.06983284" calcext:value-type="float">
            <text:p>0.06983284</text:p>
          </table:table-cell>
          <table:table-cell office:value-type="float" office:value="0.05097933" calcext:value-type="float">
            <text:p>0.05097933</text:p>
          </table:table-cell>
          <table:table-cell office:value-type="float" office:value="0.03712967" calcext:value-type="float">
            <text:p>0.03712967</text:p>
          </table:table-cell>
          <table:table-cell office:value-type="float" office:value="0.03103351" calcext:value-type="float">
            <text:p>0.03103351</text:p>
          </table:table-cell>
          <table:table-cell office:value-type="float" office:value="0.02358129" calcext:value-type="float">
            <text:p>0.02358129</text:p>
          </table:table-cell>
          <table:table-cell office:value-type="float" office:value="0.02163151" calcext:value-type="float">
            <text:p>0.02163151</text:p>
          </table:table-cell>
          <table:table-cell office:value-type="float" office:value="9.447564" calcext:value-type="float">
            <text:p>9.447564</text:p>
          </table:table-cell>
          <table:table-cell office:value-type="float" office:value="28.13532" calcext:value-type="float">
            <text:p>28.13532</text:p>
          </table:table-cell>
          <table:table-cell office:value-type="float" office:value="31.28436" calcext:value-type="float">
            <text:p>31.28436</text:p>
          </table:table-cell>
          <table:table-cell office:value-type="float" office:value="43.12927" calcext:value-type="float">
            <text:p>43.12927</text:p>
          </table:table-cell>
          <table:table-cell office:value-type="float" office:value="50.51698" calcext:value-type="float">
            <text:p>50.51698</text:p>
          </table:table-cell>
          <table:table-cell office:value-type="float" office:value="40.39344" calcext:value-type="float">
            <text:p>40.39344</text:p>
          </table:table-cell>
          <table:table-cell office:value-type="float" office:value="17.14336" calcext:value-type="float">
            <text:p>17.14336</text:p>
          </table:table-cell>
          <table:table-cell office:value-type="float" office:value="6.603204" calcext:value-type="float">
            <text:p>6.603204</text:p>
          </table:table-cell>
          <table:table-cell office:value-type="float" office:value="6747.13" calcext:value-type="float">
            <text:p>6747.13</text:p>
          </table:table-cell>
          <table:table-cell office:value-type="float" office:value="0" calcext:value-type="float">
            <text:p>0</text:p>
          </table:table-cell>
          <table:table-cell office:value-type="float" office:value="-1.084532" calcext:value-type="float">
            <text:p>-1.0845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8" calcext:value-type="float">
            <text:p>26071998</text:p>
          </table:table-cell>
          <table:table-cell office:value-type="float" office:value="11.7653" calcext:value-type="float">
            <text:p>11.7653</text:p>
          </table:table-cell>
          <table:table-cell office:value-type="float" office:value="483.878" calcext:value-type="float">
            <text:p>483.87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552131" calcext:value-type="float">
            <text:p>0.4552131</text:p>
          </table:table-cell>
          <table:table-cell office:value-type="float" office:value="21.40316" calcext:value-type="float">
            <text:p>21.4031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124466" calcext:value-type="float">
            <text:p>0.0812446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91095" calcext:value-type="float">
            <text:p>17.91095</text:p>
          </table:table-cell>
          <table:table-cell office:value-type="float" office:value="-0.4038023" calcext:value-type="float">
            <text:p>-0.4038023</text:p>
          </table:table-cell>
          <table:table-cell office:value-type="float" office:value="-0.3885367" calcext:value-type="float">
            <text:p>-0.3885367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2489" calcext:value-type="float">
            <text:p>15.2489</text:p>
          </table:table-cell>
          <table:table-cell office:value-type="float" office:value="4.062171" calcext:value-type="float">
            <text:p>4.062171</text:p>
          </table:table-cell>
          <table:table-cell office:value-type="float" office:value="0.1233371" calcext:value-type="float">
            <text:p>0.1233371</text:p>
          </table:table-cell>
          <table:table-cell office:value-type="float" office:value="0.07148764" calcext:value-type="float">
            <text:p>0.07148764</text:p>
          </table:table-cell>
          <table:table-cell office:value-type="float" office:value="0.05182249" calcext:value-type="float">
            <text:p>0.05182249</text:p>
          </table:table-cell>
          <table:table-cell office:value-type="float" office:value="0.03749616" calcext:value-type="float">
            <text:p>0.03749616</text:p>
          </table:table-cell>
          <table:table-cell office:value-type="float" office:value="0.0311651" calcext:value-type="float">
            <text:p>0.0311651</text:p>
          </table:table-cell>
          <table:table-cell office:value-type="float" office:value="0.02344429" calcext:value-type="float">
            <text:p>0.02344429</text:p>
          </table:table-cell>
          <table:table-cell office:value-type="float" office:value="0.02158518" calcext:value-type="float">
            <text:p>0.02158518</text:p>
          </table:table-cell>
          <table:table-cell office:value-type="float" office:value="8.582287" calcext:value-type="float">
            <text:p>8.582287</text:p>
          </table:table-cell>
          <table:table-cell office:value-type="float" office:value="30.08668" calcext:value-type="float">
            <text:p>30.08668</text:p>
          </table:table-cell>
          <table:table-cell office:value-type="float" office:value="32.03113" calcext:value-type="float">
            <text:p>32.03113</text:p>
          </table:table-cell>
          <table:table-cell office:value-type="float" office:value="43.51904" calcext:value-type="float">
            <text:p>43.51904</text:p>
          </table:table-cell>
          <table:table-cell office:value-type="float" office:value="50.60032" calcext:value-type="float">
            <text:p>50.60032</text:p>
          </table:table-cell>
          <table:table-cell office:value-type="float" office:value="40.49606" calcext:value-type="float">
            <text:p>40.49606</text:p>
          </table:table-cell>
          <table:table-cell office:value-type="float" office:value="17.2554" calcext:value-type="float">
            <text:p>17.2554</text:p>
          </table:table-cell>
          <table:table-cell office:value-type="float" office:value="6.621568" calcext:value-type="float">
            <text:p>6.621568</text:p>
          </table:table-cell>
          <table:table-cell office:value-type="float" office:value="6814.285" calcext:value-type="float">
            <text:p>6814.285</text:p>
          </table:table-cell>
          <table:table-cell office:value-type="float" office:value="0" calcext:value-type="float">
            <text:p>0</text:p>
          </table:table-cell>
          <table:table-cell office:value-type="float" office:value="-1.084539" calcext:value-type="float">
            <text:p>-1.0845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8" calcext:value-type="float">
            <text:p>27071998</text:p>
          </table:table-cell>
          <table:table-cell office:value-type="float" office:value="11.70806" calcext:value-type="float">
            <text:p>11.70806</text:p>
          </table:table-cell>
          <table:table-cell office:value-type="float" office:value="483.7869" calcext:value-type="float">
            <text:p>483.786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514303" calcext:value-type="float">
            <text:p>0.4514303</text:p>
          </table:table-cell>
          <table:table-cell office:value-type="float" office:value="21.54236" calcext:value-type="float">
            <text:p>21.5423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129912" calcext:value-type="float">
            <text:p>0.0812991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92768" calcext:value-type="float">
            <text:p>17.92768</text:p>
          </table:table-cell>
          <table:table-cell office:value-type="float" office:value="-0.4044749" calcext:value-type="float">
            <text:p>-0.4044749</text:p>
          </table:table-cell>
          <table:table-cell office:value-type="float" office:value="-0.3894446" calcext:value-type="float">
            <text:p>-0.3894446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19045" calcext:value-type="float">
            <text:p>15.19045</text:p>
          </table:table-cell>
          <table:table-cell office:value-type="float" office:value="3.769884" calcext:value-type="float">
            <text:p>3.769884</text:p>
          </table:table-cell>
          <table:table-cell office:value-type="float" office:value="0.1022501" calcext:value-type="float">
            <text:p>0.1022501</text:p>
          </table:table-cell>
          <table:table-cell office:value-type="float" office:value="0.0641446" calcext:value-type="float">
            <text:p>0.0641446</text:p>
          </table:table-cell>
          <table:table-cell office:value-type="float" office:value="0.0471571" calcext:value-type="float">
            <text:p>0.0471571</text:p>
          </table:table-cell>
          <table:table-cell office:value-type="float" office:value="0.0347577" calcext:value-type="float">
            <text:p>0.0347577</text:p>
          </table:table-cell>
          <table:table-cell office:value-type="float" office:value="0.02942847" calcext:value-type="float">
            <text:p>0.02942847</text:p>
          </table:table-cell>
          <table:table-cell office:value-type="float" office:value="0.02334734" calcext:value-type="float">
            <text:p>0.02334734</text:p>
          </table:table-cell>
          <table:table-cell office:value-type="float" office:value="0.02153051" calcext:value-type="float">
            <text:p>0.02153051</text:p>
          </table:table-cell>
          <table:table-cell office:value-type="float" office:value="12.87989" calcext:value-type="float">
            <text:p>12.87989</text:p>
          </table:table-cell>
          <table:table-cell office:value-type="float" office:value="29.79879" calcext:value-type="float">
            <text:p>29.79879</text:p>
          </table:table-cell>
          <table:table-cell office:value-type="float" office:value="32.5121" calcext:value-type="float">
            <text:p>32.5121</text:p>
          </table:table-cell>
          <table:table-cell office:value-type="float" office:value="43.8553" calcext:value-type="float">
            <text:p>43.8553</text:p>
          </table:table-cell>
          <table:table-cell office:value-type="float" office:value="50.72433" calcext:value-type="float">
            <text:p>50.72433</text:p>
          </table:table-cell>
          <table:table-cell office:value-type="float" office:value="40.63824" calcext:value-type="float">
            <text:p>40.63824</text:p>
          </table:table-cell>
          <table:table-cell office:value-type="float" office:value="17.37318" calcext:value-type="float">
            <text:p>17.37318</text:p>
          </table:table-cell>
          <table:table-cell office:value-type="float" office:value="6.640907" calcext:value-type="float">
            <text:p>6.640907</text:p>
          </table:table-cell>
          <table:table-cell office:value-type="float" office:value="6814.57" calcext:value-type="float">
            <text:p>6814.57</text:p>
          </table:table-cell>
          <table:table-cell office:value-type="float" office:value="0" calcext:value-type="float">
            <text:p>0</text:p>
          </table:table-cell>
          <table:table-cell office:value-type="float" office:value="-1.08459" calcext:value-type="float">
            <text:p>-1.084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8" calcext:value-type="float">
            <text:p>28071998</text:p>
          </table:table-cell>
          <table:table-cell office:value-type="float" office:value="11.64276" calcext:value-type="float">
            <text:p>11.64276</text:p>
          </table:table-cell>
          <table:table-cell office:value-type="float" office:value="483.7023" calcext:value-type="float">
            <text:p>483.702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05505" calcext:value-type="float">
            <text:p>0.4405505</text:p>
          </table:table-cell>
          <table:table-cell office:value-type="float" office:value="21.71175" calcext:value-type="float">
            <text:p>21.7117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13579" calcext:value-type="float">
            <text:p>0.081357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7.94697" calcext:value-type="float">
            <text:p>17.94697</text:p>
          </table:table-cell>
          <table:table-cell office:value-type="float" office:value="-0.4073107" calcext:value-type="float">
            <text:p>-0.4073107</text:p>
          </table:table-cell>
          <table:table-cell office:value-type="float" office:value="-0.3977295" calcext:value-type="float">
            <text:p>-0.3977295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12891" calcext:value-type="float">
            <text:p>15.12891</text:p>
          </table:table-cell>
          <table:table-cell office:value-type="float" office:value="4.214083" calcext:value-type="float">
            <text:p>4.214083</text:p>
          </table:table-cell>
          <table:table-cell office:value-type="float" office:value="0.5076111" calcext:value-type="float">
            <text:p>0.5076111</text:p>
          </table:table-cell>
          <table:table-cell office:value-type="float" office:value="0.09078276" calcext:value-type="float">
            <text:p>0.09078276</text:p>
          </table:table-cell>
          <table:table-cell office:value-type="float" office:value="0.04761568" calcext:value-type="float">
            <text:p>0.04761568</text:p>
          </table:table-cell>
          <table:table-cell office:value-type="float" office:value="0.03471495" calcext:value-type="float">
            <text:p>0.03471495</text:p>
          </table:table-cell>
          <table:table-cell office:value-type="float" office:value="0.02914885" calcext:value-type="float">
            <text:p>0.02914885</text:p>
          </table:table-cell>
          <table:table-cell office:value-type="float" office:value="0.02481917" calcext:value-type="float">
            <text:p>0.02481917</text:p>
          </table:table-cell>
          <table:table-cell office:value-type="float" office:value="0.02150865" calcext:value-type="float">
            <text:p>0.02150865</text:p>
          </table:table-cell>
          <table:table-cell office:value-type="float" office:value="9.587573" calcext:value-type="float">
            <text:p>9.587573</text:p>
          </table:table-cell>
          <table:table-cell office:value-type="float" office:value="28.92721" calcext:value-type="float">
            <text:p>28.92721</text:p>
          </table:table-cell>
          <table:table-cell office:value-type="float" office:value="35.65121" calcext:value-type="float">
            <text:p>35.65121</text:p>
          </table:table-cell>
          <table:table-cell office:value-type="float" office:value="44.14812" calcext:value-type="float">
            <text:p>44.14812</text:p>
          </table:table-cell>
          <table:table-cell office:value-type="float" office:value="50.62713" calcext:value-type="float">
            <text:p>50.62713</text:p>
          </table:table-cell>
          <table:table-cell office:value-type="float" office:value="40.70801" calcext:value-type="float">
            <text:p>40.70801</text:p>
          </table:table-cell>
          <table:table-cell office:value-type="float" office:value="17.47645" calcext:value-type="float">
            <text:p>17.47645</text:p>
          </table:table-cell>
          <table:table-cell office:value-type="float" office:value="6.659918" calcext:value-type="float">
            <text:p>6.659918</text:p>
          </table:table-cell>
          <table:table-cell office:value-type="float" office:value="6308.708" calcext:value-type="float">
            <text:p>6308.708</text:p>
          </table:table-cell>
          <table:table-cell office:value-type="float" office:value="0" calcext:value-type="float">
            <text:p>0</text:p>
          </table:table-cell>
          <table:table-cell office:value-type="float" office:value="-1.085185" calcext:value-type="float">
            <text:p>-1.0851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8" calcext:value-type="float">
            <text:p>29071998</text:p>
          </table:table-cell>
          <table:table-cell office:value-type="float" office:value="11.58413" calcext:value-type="float">
            <text:p>11.58413</text:p>
          </table:table-cell>
          <table:table-cell office:value-type="float" office:value="483.6239" calcext:value-type="float">
            <text:p>483.623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78633" calcext:value-type="float">
            <text:p>0.3978633</text:p>
          </table:table-cell>
          <table:table-cell office:value-type="float" office:value="21.6705" calcext:value-type="float">
            <text:p>21.670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176855" calcext:value-type="float">
            <text:p>0.08176855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20338" calcext:value-type="float">
            <text:p>18.20338</text:p>
          </table:table-cell>
          <table:table-cell office:value-type="float" office:value="-0.4105457" calcext:value-type="float">
            <text:p>-0.4105457</text:p>
          </table:table-cell>
          <table:table-cell office:value-type="float" office:value="-0.4105464" calcext:value-type="float">
            <text:p>-0.4105464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09474" calcext:value-type="float">
            <text:p>15.09474</text:p>
          </table:table-cell>
          <table:table-cell office:value-type="float" office:value="2.976743" calcext:value-type="float">
            <text:p>2.976743</text:p>
          </table:table-cell>
          <table:table-cell office:value-type="float" office:value="0.1829944" calcext:value-type="float">
            <text:p>0.1829944</text:p>
          </table:table-cell>
          <table:table-cell office:value-type="float" office:value="0.06298564" calcext:value-type="float">
            <text:p>0.06298564</text:p>
          </table:table-cell>
          <table:table-cell office:value-type="float" office:value="0.044462" calcext:value-type="float">
            <text:p>0.044462</text:p>
          </table:table-cell>
          <table:table-cell office:value-type="float" office:value="0.03272798" calcext:value-type="float">
            <text:p>0.03272798</text:p>
          </table:table-cell>
          <table:table-cell office:value-type="float" office:value="0.027654" calcext:value-type="float">
            <text:p>0.027654</text:p>
          </table:table-cell>
          <table:table-cell office:value-type="float" office:value="0.02371893" calcext:value-type="float">
            <text:p>0.02371893</text:p>
          </table:table-cell>
          <table:table-cell office:value-type="float" office:value="0.02148396" calcext:value-type="float">
            <text:p>0.02148396</text:p>
          </table:table-cell>
          <table:table-cell office:value-type="float" office:value="14.07021" calcext:value-type="float">
            <text:p>14.07021</text:p>
          </table:table-cell>
          <table:table-cell office:value-type="float" office:value="20.42089" calcext:value-type="float">
            <text:p>20.42089</text:p>
          </table:table-cell>
          <table:table-cell office:value-type="float" office:value="32.14646" calcext:value-type="float">
            <text:p>32.14646</text:p>
          </table:table-cell>
          <table:table-cell office:value-type="float" office:value="44.81863" calcext:value-type="float">
            <text:p>44.81863</text:p>
          </table:table-cell>
          <table:table-cell office:value-type="float" office:value="52.70992" calcext:value-type="float">
            <text:p>52.70992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17.28531" calcext:value-type="float">
            <text:p>17.28531</text:p>
          </table:table-cell>
          <table:table-cell office:value-type="float" office:value="6.719083" calcext:value-type="float">
            <text:p>6.719083</text:p>
          </table:table-cell>
          <table:table-cell office:value-type="float" office:value="6075.559" calcext:value-type="float">
            <text:p>6075.559</text:p>
          </table:table-cell>
          <table:table-cell office:value-type="float" office:value="0" calcext:value-type="float">
            <text:p>0</text:p>
          </table:table-cell>
          <table:table-cell office:value-type="float" office:value="-1.088878" calcext:value-type="float">
            <text:p>-1.0888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8" calcext:value-type="float">
            <text:p>30071998</text:p>
          </table:table-cell>
          <table:table-cell office:value-type="float" office:value="11.53092" calcext:value-type="float">
            <text:p>11.53092</text:p>
          </table:table-cell>
          <table:table-cell office:value-type="float" office:value="483.5457" calcext:value-type="float">
            <text:p>483.545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33246" calcext:value-type="float">
            <text:p>0.3933246</text:p>
          </table:table-cell>
          <table:table-cell office:value-type="float" office:value="21.60525" calcext:value-type="float">
            <text:p>21.6052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10887" calcext:value-type="float">
            <text:p>0.0821088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43513" calcext:value-type="float">
            <text:p>18.43513</text:p>
          </table:table-cell>
          <table:table-cell office:value-type="float" office:value="-0.4121189" calcext:value-type="float">
            <text:p>-0.4121189</text:p>
          </table:table-cell>
          <table:table-cell office:value-type="float" office:value="-0.4131275" calcext:value-type="float">
            <text:p>-0.4131275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5.04821" calcext:value-type="float">
            <text:p>15.04821</text:p>
          </table:table-cell>
          <table:table-cell office:value-type="float" office:value="2.808574" calcext:value-type="float">
            <text:p>2.808574</text:p>
          </table:table-cell>
          <table:table-cell office:value-type="float" office:value="0.1438109" calcext:value-type="float">
            <text:p>0.1438109</text:p>
          </table:table-cell>
          <table:table-cell office:value-type="float" office:value="0.05498273" calcext:value-type="float">
            <text:p>0.05498273</text:p>
          </table:table-cell>
          <table:table-cell office:value-type="float" office:value="0.04021261" calcext:value-type="float">
            <text:p>0.04021261</text:p>
          </table:table-cell>
          <table:table-cell office:value-type="float" office:value="0.03010369" calcext:value-type="float">
            <text:p>0.03010369</text:p>
          </table:table-cell>
          <table:table-cell office:value-type="float" office:value="0.0257978" calcext:value-type="float">
            <text:p>0.0257978</text:p>
          </table:table-cell>
          <table:table-cell office:value-type="float" office:value="0.02363692" calcext:value-type="float">
            <text:p>0.02363692</text:p>
          </table:table-cell>
          <table:table-cell office:value-type="float" office:value="0.02150244" calcext:value-type="float">
            <text:p>0.02150244</text:p>
          </table:table-cell>
          <table:table-cell office:value-type="float" office:value="12.09259" calcext:value-type="float">
            <text:p>12.09259</text:p>
          </table:table-cell>
          <table:table-cell office:value-type="float" office:value="19.15606" calcext:value-type="float">
            <text:p>19.15606</text:p>
          </table:table-cell>
          <table:table-cell office:value-type="float" office:value="31.90565" calcext:value-type="float">
            <text:p>31.90565</text:p>
          </table:table-cell>
          <table:table-cell office:value-type="float" office:value="44.60249" calcext:value-type="float">
            <text:p>44.60249</text:p>
          </table:table-cell>
          <table:table-cell office:value-type="float" office:value="52.35146" calcext:value-type="float">
            <text:p>52.35146</text:p>
          </table:table-cell>
          <table:table-cell office:value-type="float" office:value="42.62451" calcext:value-type="float">
            <text:p>42.62451</text:p>
          </table:table-cell>
          <table:table-cell office:value-type="float" office:value="17.38175" calcext:value-type="float">
            <text:p>17.38175</text:p>
          </table:table-cell>
          <table:table-cell office:value-type="float" office:value="6.755411" calcext:value-type="float">
            <text:p>6.755411</text:p>
          </table:table-cell>
          <table:table-cell office:value-type="float" office:value="6035.233" calcext:value-type="float">
            <text:p>6035.233</text:p>
          </table:table-cell>
          <table:table-cell office:value-type="float" office:value="0" calcext:value-type="float">
            <text:p>0</text:p>
          </table:table-cell>
          <table:table-cell office:value-type="float" office:value="-1.089417" calcext:value-type="float">
            <text:p>-1.0894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8" calcext:value-type="float">
            <text:p>31071998</text:p>
          </table:table-cell>
          <table:table-cell office:value-type="float" office:value="11.46958" calcext:value-type="float">
            <text:p>11.46958</text:p>
          </table:table-cell>
          <table:table-cell office:value-type="float" office:value="483.4705" calcext:value-type="float">
            <text:p>483.470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5612" calcext:value-type="float">
            <text:p>0.395612</text:p>
          </table:table-cell>
          <table:table-cell office:value-type="float" office:value="21.57612" calcext:value-type="float">
            <text:p>21.57612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35169" calcext:value-type="float">
            <text:p>0.0823516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61611" calcext:value-type="float">
            <text:p>18.61611</text:p>
          </table:table-cell>
          <table:table-cell office:value-type="float" office:value="-0.4154199" calcext:value-type="float">
            <text:p>-0.4154199</text:p>
          </table:table-cell>
          <table:table-cell office:value-type="float" office:value="-0.4243007" calcext:value-type="float">
            <text:p>-0.4243007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98381" calcext:value-type="float">
            <text:p>14.98381</text:p>
          </table:table-cell>
          <table:table-cell office:value-type="float" office:value="2.974876" calcext:value-type="float">
            <text:p>2.974876</text:p>
          </table:table-cell>
          <table:table-cell office:value-type="float" office:value="0.1256307" calcext:value-type="float">
            <text:p>0.1256307</text:p>
          </table:table-cell>
          <table:table-cell office:value-type="float" office:value="0.05634828" calcext:value-type="float">
            <text:p>0.05634828</text:p>
          </table:table-cell>
          <table:table-cell office:value-type="float" office:value="0.0408411" calcext:value-type="float">
            <text:p>0.0408411</text:p>
          </table:table-cell>
          <table:table-cell office:value-type="float" office:value="0.03002762" calcext:value-type="float">
            <text:p>0.03002762</text:p>
          </table:table-cell>
          <table:table-cell office:value-type="float" office:value="0.02534666" calcext:value-type="float">
            <text:p>0.02534666</text:p>
          </table:table-cell>
          <table:table-cell office:value-type="float" office:value="0.02357808" calcext:value-type="float">
            <text:p>0.02357808</text:p>
          </table:table-cell>
          <table:table-cell office:value-type="float" office:value="0.02155131" calcext:value-type="float">
            <text:p>0.02155131</text:p>
          </table:table-cell>
          <table:table-cell office:value-type="float" office:value="13.34795" calcext:value-type="float">
            <text:p>13.34795</text:p>
          </table:table-cell>
          <table:table-cell office:value-type="float" office:value="21.87537" calcext:value-type="float">
            <text:p>21.87537</text:p>
          </table:table-cell>
          <table:table-cell office:value-type="float" office:value="31.08789" calcext:value-type="float">
            <text:p>31.08789</text:p>
          </table:table-cell>
          <table:table-cell office:value-type="float" office:value="43.78696" calcext:value-type="float">
            <text:p>43.78696</text:p>
          </table:table-cell>
          <table:table-cell office:value-type="float" office:value="51.961" calcext:value-type="float">
            <text:p>51.961</text:p>
          </table:table-cell>
          <table:table-cell office:value-type="float" office:value="42.86296" calcext:value-type="float">
            <text:p>42.86296</text:p>
          </table:table-cell>
          <table:table-cell office:value-type="float" office:value="17.46468" calcext:value-type="float">
            <text:p>17.46468</text:p>
          </table:table-cell>
          <table:table-cell office:value-type="float" office:value="6.778872" calcext:value-type="float">
            <text:p>6.778872</text:p>
          </table:table-cell>
          <table:table-cell office:value-type="float" office:value="6167.867" calcext:value-type="float">
            <text:p>6167.867</text:p>
          </table:table-cell>
          <table:table-cell office:value-type="float" office:value="0" calcext:value-type="float">
            <text:p>0</text:p>
          </table:table-cell>
          <table:table-cell office:value-type="float" office:value="-1.090094" calcext:value-type="float">
            <text:p>-1.0900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8" calcext:value-type="float">
            <text:p>1081998</text:p>
          </table:table-cell>
          <table:table-cell office:value-type="float" office:value="11.402" calcext:value-type="float">
            <text:p>11.402</text:p>
          </table:table-cell>
          <table:table-cell office:value-type="float" office:value="483.3819" calcext:value-type="float">
            <text:p>483.3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88117" calcext:value-type="float">
            <text:p>0.4088117</text:p>
          </table:table-cell>
          <table:table-cell office:value-type="float" office:value="21.60623" calcext:value-type="float">
            <text:p>21.60623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51261" calcext:value-type="float">
            <text:p>0.0825126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71926" calcext:value-type="float">
            <text:p>18.71926</text:p>
          </table:table-cell>
          <table:table-cell office:value-type="float" office:value="-0.415539" calcext:value-type="float">
            <text:p>-0.415539</text:p>
          </table:table-cell>
          <table:table-cell office:value-type="float" office:value="-0.4245618" calcext:value-type="float">
            <text:p>-0.4245618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89137" calcext:value-type="float">
            <text:p>14.89137</text:p>
          </table:table-cell>
          <table:table-cell office:value-type="float" office:value="3.167428" calcext:value-type="float">
            <text:p>3.16742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6310637" calcext:value-type="float">
            <text:p>0.06310637</text:p>
          </table:table-cell>
          <table:table-cell office:value-type="float" office:value="0.04488342" calcext:value-type="float">
            <text:p>0.04488342</text:p>
          </table:table-cell>
          <table:table-cell office:value-type="float" office:value="0.03226414" calcext:value-type="float">
            <text:p>0.03226414</text:p>
          </table:table-cell>
          <table:table-cell office:value-type="float" office:value="0.02669356" calcext:value-type="float">
            <text:p>0.02669356</text:p>
          </table:table-cell>
          <table:table-cell office:value-type="float" office:value="0.0233519" calcext:value-type="float">
            <text:p>0.0233519</text:p>
          </table:table-cell>
          <table:table-cell office:value-type="float" office:value="0.02152634" calcext:value-type="float">
            <text:p>0.02152634</text:p>
          </table:table-cell>
          <table:table-cell office:value-type="float" office:value="10.38068" calcext:value-type="float">
            <text:p>10.38068</text:p>
          </table:table-cell>
          <table:table-cell office:value-type="float" office:value="25.41485" calcext:value-type="float">
            <text:p>25.41485</text:p>
          </table:table-cell>
          <table:table-cell office:value-type="float" office:value="31.39473" calcext:value-type="float">
            <text:p>31.39473</text:p>
          </table:table-cell>
          <table:table-cell office:value-type="float" office:value="43.75608" calcext:value-type="float">
            <text:p>43.75608</text:p>
          </table:table-cell>
          <table:table-cell office:value-type="float" office:value="51.68628" calcext:value-type="float">
            <text:p>51.68628</text:p>
          </table:table-cell>
          <table:table-cell office:value-type="float" office:value="42.70422" calcext:value-type="float">
            <text:p>42.70422</text:p>
          </table:table-cell>
          <table:table-cell office:value-type="float" office:value="17.55846" calcext:value-type="float">
            <text:p>17.55846</text:p>
          </table:table-cell>
          <table:table-cell office:value-type="float" office:value="6.79482" calcext:value-type="float">
            <text:p>6.79482</text:p>
          </table:table-cell>
          <table:table-cell office:value-type="float" office:value="6395.119" calcext:value-type="float">
            <text:p>6395.119</text:p>
          </table:table-cell>
          <table:table-cell office:value-type="float" office:value="0" calcext:value-type="float">
            <text:p>0</text:p>
          </table:table-cell>
          <table:table-cell office:value-type="float" office:value="-1.090103" calcext:value-type="float">
            <text:p>-1.0901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8" calcext:value-type="float">
            <text:p>2081998</text:p>
          </table:table-cell>
          <table:table-cell office:value-type="float" office:value="11.33531" calcext:value-type="float">
            <text:p>11.33531</text:p>
          </table:table-cell>
          <table:table-cell office:value-type="float" office:value="483.2845" calcext:value-type="float">
            <text:p>483.28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68758" calcext:value-type="float">
            <text:p>0.4168758</text:p>
          </table:table-cell>
          <table:table-cell office:value-type="float" office:value="21.69235" calcext:value-type="float">
            <text:p>21.6923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62757" calcext:value-type="float">
            <text:p>0.0826275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78026" calcext:value-type="float">
            <text:p>18.78026</text:p>
          </table:table-cell>
          <table:table-cell office:value-type="float" office:value="-0.415643" calcext:value-type="float">
            <text:p>-0.415643</text:p>
          </table:table-cell>
          <table:table-cell office:value-type="float" office:value="-0.4248107" calcext:value-type="float">
            <text:p>-0.4248107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80429" calcext:value-type="float">
            <text:p>14.80429</text:p>
          </table:table-cell>
          <table:table-cell office:value-type="float" office:value="3.241638" calcext:value-type="float">
            <text:p>3.241638</text:p>
          </table:table-cell>
          <table:table-cell office:value-type="float" office:value="0.1216593" calcext:value-type="float">
            <text:p>0.1216593</text:p>
          </table:table-cell>
          <table:table-cell office:value-type="float" office:value="0.06916604" calcext:value-type="float">
            <text:p>0.06916604</text:p>
          </table:table-cell>
          <table:table-cell office:value-type="float" office:value="0.04884664" calcext:value-type="float">
            <text:p>0.04884664</text:p>
          </table:table-cell>
          <table:table-cell office:value-type="float" office:value="0.0347998" calcext:value-type="float">
            <text:p>0.0347998</text:p>
          </table:table-cell>
          <table:table-cell office:value-type="float" office:value="0.02853736" calcext:value-type="float">
            <text:p>0.02853736</text:p>
          </table:table-cell>
          <table:table-cell office:value-type="float" office:value="0.02311158" calcext:value-type="float">
            <text:p>0.02311158</text:p>
          </table:table-cell>
          <table:table-cell office:value-type="float" office:value="0.02140913" calcext:value-type="float">
            <text:p>0.02140913</text:p>
          </table:table-cell>
          <table:table-cell office:value-type="float" office:value="8.839363" calcext:value-type="float">
            <text:p>8.839363</text:p>
          </table:table-cell>
          <table:table-cell office:value-type="float" office:value="27.92496" calcext:value-type="float">
            <text:p>27.92496</text:p>
          </table:table-cell>
          <table:table-cell office:value-type="float" office:value="32.00019" calcext:value-type="float">
            <text:p>32.00019</text:p>
          </table:table-cell>
          <table:table-cell office:value-type="float" office:value="44.0061" calcext:value-type="float">
            <text:p>44.0061</text:p>
          </table:table-cell>
          <table:table-cell office:value-type="float" office:value="51.61765" calcext:value-type="float">
            <text:p>51.61765</text:p>
          </table:table-cell>
          <table:table-cell office:value-type="float" office:value="42.60496" calcext:value-type="float">
            <text:p>42.60496</text:p>
          </table:table-cell>
          <table:table-cell office:value-type="float" office:value="17.66552" calcext:value-type="float">
            <text:p>17.66552</text:p>
          </table:table-cell>
          <table:table-cell office:value-type="float" office:value="6.810054" calcext:value-type="float">
            <text:p>6.810054</text:p>
          </table:table-cell>
          <table:table-cell office:value-type="float" office:value="6540.083" calcext:value-type="float">
            <text:p>6540.083</text:p>
          </table:table-cell>
          <table:table-cell office:value-type="float" office:value="0" calcext:value-type="float">
            <text:p>0</text:p>
          </table:table-cell>
          <table:table-cell office:value-type="float" office:value="-1.090116" calcext:value-type="float">
            <text:p>-1.0901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8" calcext:value-type="float">
            <text:p>3081998</text:p>
          </table:table-cell>
          <table:table-cell office:value-type="float" office:value="11.26993" calcext:value-type="float">
            <text:p>11.26993</text:p>
          </table:table-cell>
          <table:table-cell office:value-type="float" office:value="483.1819" calcext:value-type="float">
            <text:p>483.1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11858" calcext:value-type="float">
            <text:p>0.4211858</text:p>
          </table:table-cell>
          <table:table-cell office:value-type="float" office:value="21.80984" calcext:value-type="float">
            <text:p>21.80984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70941" calcext:value-type="float">
            <text:p>0.0827094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81824" calcext:value-type="float">
            <text:p>18.81824</text:p>
          </table:table-cell>
          <table:table-cell office:value-type="float" office:value="-0.4157688" calcext:value-type="float">
            <text:p>-0.4157688</text:p>
          </table:table-cell>
          <table:table-cell office:value-type="float" office:value="-0.4250692" calcext:value-type="float">
            <text:p>-0.4250692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71951" calcext:value-type="float">
            <text:p>14.71951</text:p>
          </table:table-cell>
          <table:table-cell office:value-type="float" office:value="3.234135" calcext:value-type="float">
            <text:p>3.234135</text:p>
          </table:table-cell>
          <table:table-cell office:value-type="float" office:value="0.1229388" calcext:value-type="float">
            <text:p>0.1229388</text:p>
          </table:table-cell>
          <table:table-cell office:value-type="float" office:value="0.07341778" calcext:value-type="float">
            <text:p>0.07341778</text:p>
          </table:table-cell>
          <table:table-cell office:value-type="float" office:value="0.05182754" calcext:value-type="float">
            <text:p>0.05182754</text:p>
          </table:table-cell>
          <table:table-cell office:value-type="float" office:value="0.03685867" calcext:value-type="float">
            <text:p>0.03685867</text:p>
          </table:table-cell>
          <table:table-cell office:value-type="float" office:value="0.03016154" calcext:value-type="float">
            <text:p>0.03016154</text:p>
          </table:table-cell>
          <table:table-cell office:value-type="float" office:value="0.02295426" calcext:value-type="float">
            <text:p>0.02295426</text:p>
          </table:table-cell>
          <table:table-cell office:value-type="float" office:value="0.02126217" calcext:value-type="float">
            <text:p>0.02126217</text:p>
          </table:table-cell>
          <table:table-cell office:value-type="float" office:value="8.279023" calcext:value-type="float">
            <text:p>8.279023</text:p>
          </table:table-cell>
          <table:table-cell office:value-type="float" office:value="29.74461" calcext:value-type="float">
            <text:p>29.74461</text:p>
          </table:table-cell>
          <table:table-cell office:value-type="float" office:value="32.75614" calcext:value-type="float">
            <text:p>32.75614</text:p>
          </table:table-cell>
          <table:table-cell office:value-type="float" office:value="44.37904" calcext:value-type="float">
            <text:p>44.37904</text:p>
          </table:table-cell>
          <table:table-cell office:value-type="float" office:value="51.65199" calcext:value-type="float">
            <text:p>51.65199</text:p>
          </table:table-cell>
          <table:table-cell office:value-type="float" office:value="42.58348" calcext:value-type="float">
            <text:p>42.58348</text:p>
          </table:table-cell>
          <table:table-cell office:value-type="float" office:value="17.79415" calcext:value-type="float">
            <text:p>17.79415</text:p>
          </table:table-cell>
          <table:table-cell office:value-type="float" office:value="6.826108" calcext:value-type="float">
            <text:p>6.826108</text:p>
          </table:table-cell>
          <table:table-cell office:value-type="float" office:value="6628.902" calcext:value-type="float">
            <text:p>6628.902</text:p>
          </table:table-cell>
          <table:table-cell office:value-type="float" office:value="0" calcext:value-type="float">
            <text:p>0</text:p>
          </table:table-cell>
          <table:table-cell office:value-type="float" office:value="-1.090128" calcext:value-type="float">
            <text:p>-1.090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8" calcext:value-type="float">
            <text:p>4081998</text:p>
          </table:table-cell>
          <table:table-cell office:value-type="float" office:value="11.20538" calcext:value-type="float">
            <text:p>11.20538</text:p>
          </table:table-cell>
          <table:table-cell office:value-type="float" office:value="483.084" calcext:value-type="float">
            <text:p>483.08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74259" calcext:value-type="float">
            <text:p>0.4174259</text:p>
          </table:table-cell>
          <table:table-cell office:value-type="float" office:value="21.94838" calcext:value-type="float">
            <text:p>21.9483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76904" calcext:value-type="float">
            <text:p>0.0827690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84058" calcext:value-type="float">
            <text:p>18.84058</text:p>
          </table:table-cell>
          <table:table-cell office:value-type="float" office:value="-0.4159351" calcext:value-type="float">
            <text:p>-0.4159351</text:p>
          </table:table-cell>
          <table:table-cell office:value-type="float" office:value="-0.4280086" calcext:value-type="float">
            <text:p>-0.4280086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64533" calcext:value-type="float">
            <text:p>14.64533</text:p>
          </table:table-cell>
          <table:table-cell office:value-type="float" office:value="2.686546" calcext:value-type="float">
            <text:p>2.686546</text:p>
          </table:table-cell>
          <table:table-cell office:value-type="float" office:value="0.1108128" calcext:value-type="float">
            <text:p>0.1108128</text:p>
          </table:table-cell>
          <table:table-cell office:value-type="float" office:value="0.07219322" calcext:value-type="float">
            <text:p>0.07219322</text:p>
          </table:table-cell>
          <table:table-cell office:value-type="float" office:value="0.05135943" calcext:value-type="float">
            <text:p>0.05135943</text:p>
          </table:table-cell>
          <table:table-cell office:value-type="float" office:value="0.03678443" calcext:value-type="float">
            <text:p>0.03678443</text:p>
          </table:table-cell>
          <table:table-cell office:value-type="float" office:value="0.03030616" calcext:value-type="float">
            <text:p>0.03030616</text:p>
          </table:table-cell>
          <table:table-cell office:value-type="float" office:value="0.02284317" calcext:value-type="float">
            <text:p>0.02284317</text:p>
          </table:table-cell>
          <table:table-cell office:value-type="float" office:value="0.02113652" calcext:value-type="float">
            <text:p>0.02113652</text:p>
          </table:table-cell>
          <table:table-cell office:value-type="float" office:value="9.214676" calcext:value-type="float">
            <text:p>9.214676</text:p>
          </table:table-cell>
          <table:table-cell office:value-type="float" office:value="30.99823" calcext:value-type="float">
            <text:p>30.99823</text:p>
          </table:table-cell>
          <table:table-cell office:value-type="float" office:value="33.49992" calcext:value-type="float">
            <text:p>33.49992</text:p>
          </table:table-cell>
          <table:table-cell office:value-type="float" office:value="44.78415" calcext:value-type="float">
            <text:p>44.78415</text:p>
          </table:table-cell>
          <table:table-cell office:value-type="float" office:value="51.76421" calcext:value-type="float">
            <text:p>51.76421</text:p>
          </table:table-cell>
          <table:table-cell office:value-type="float" office:value="42.61949" calcext:value-type="float">
            <text:p>42.61949</text:p>
          </table:table-cell>
          <table:table-cell office:value-type="float" office:value="17.9362" calcext:value-type="float">
            <text:p>17.9362</text:p>
          </table:table-cell>
          <table:table-cell office:value-type="float" office:value="6.843182" calcext:value-type="float">
            <text:p>6.843182</text:p>
          </table:table-cell>
          <table:table-cell office:value-type="float" office:value="6726.017" calcext:value-type="float">
            <text:p>6726.017</text:p>
          </table:table-cell>
          <table:table-cell office:value-type="float" office:value="0" calcext:value-type="float">
            <text:p>0</text:p>
          </table:table-cell>
          <table:table-cell office:value-type="float" office:value="-1.090134" calcext:value-type="float">
            <text:p>-1.09013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8" calcext:value-type="float">
            <text:p>5081998</text:p>
          </table:table-cell>
          <table:table-cell office:value-type="float" office:value="11.14017" calcext:value-type="float">
            <text:p>11.14017</text:p>
          </table:table-cell>
          <table:table-cell office:value-type="float" office:value="482.9792" calcext:value-type="float">
            <text:p>482.979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20809" calcext:value-type="float">
            <text:p>0.4220809</text:p>
          </table:table-cell>
          <table:table-cell office:value-type="float" office:value="22.08953" calcext:value-type="float">
            <text:p>22.08953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82227" calcext:value-type="float">
            <text:p>0.0828222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85635" calcext:value-type="float">
            <text:p>18.85635</text:p>
          </table:table-cell>
          <table:table-cell office:value-type="float" office:value="-0.4160702" calcext:value-type="float">
            <text:p>-0.4160702</text:p>
          </table:table-cell>
          <table:table-cell office:value-type="float" office:value="-0.4282268" calcext:value-type="float">
            <text:p>-0.4282268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55993" calcext:value-type="float">
            <text:p>14.55993</text:p>
          </table:table-cell>
          <table:table-cell office:value-type="float" office:value="2.741636" calcext:value-type="float">
            <text:p>2.741636</text:p>
          </table:table-cell>
          <table:table-cell office:value-type="float" office:value="0.1159998" calcext:value-type="float">
            <text:p>0.1159998</text:p>
          </table:table-cell>
          <table:table-cell office:value-type="float" office:value="0.07515805" calcext:value-type="float">
            <text:p>0.07515805</text:p>
          </table:table-cell>
          <table:table-cell office:value-type="float" office:value="0.05337623" calcext:value-type="float">
            <text:p>0.05337623</text:p>
          </table:table-cell>
          <table:table-cell office:value-type="float" office:value="0.03815533" calcext:value-type="float">
            <text:p>0.03815533</text:p>
          </table:table-cell>
          <table:table-cell office:value-type="float" office:value="0.0313809" calcext:value-type="float">
            <text:p>0.0313809</text:p>
          </table:table-cell>
          <table:table-cell office:value-type="float" office:value="0.02282188" calcext:value-type="float">
            <text:p>0.02282188</text:p>
          </table:table-cell>
          <table:table-cell office:value-type="float" office:value="0.02103016" calcext:value-type="float">
            <text:p>0.02103016</text:p>
          </table:table-cell>
          <table:table-cell office:value-type="float" office:value="8.898688" calcext:value-type="float">
            <text:p>8.898688</text:p>
          </table:table-cell>
          <table:table-cell office:value-type="float" office:value="32.56351" calcext:value-type="float">
            <text:p>32.56351</text:p>
          </table:table-cell>
          <table:table-cell office:value-type="float" office:value="34.31851" calcext:value-type="float">
            <text:p>34.31851</text:p>
          </table:table-cell>
          <table:table-cell office:value-type="float" office:value="45.22087" calcext:value-type="float">
            <text:p>45.22087</text:p>
          </table:table-cell>
          <table:table-cell office:value-type="float" office:value="51.9173" calcext:value-type="float">
            <text:p>51.9173</text:p>
          </table:table-cell>
          <table:table-cell office:value-type="float" office:value="42.71191" calcext:value-type="float">
            <text:p>42.71191</text:p>
          </table:table-cell>
          <table:table-cell office:value-type="float" office:value="18.09025" calcext:value-type="float">
            <text:p>18.09025</text:p>
          </table:table-cell>
          <table:table-cell office:value-type="float" office:value="6.860688" calcext:value-type="float">
            <text:p>6.860688</text:p>
          </table:table-cell>
          <table:table-cell office:value-type="float" office:value="6809.752" calcext:value-type="float">
            <text:p>6809.752</text:p>
          </table:table-cell>
          <table:table-cell office:value-type="float" office:value="0" calcext:value-type="float">
            <text:p>0</text:p>
          </table:table-cell>
          <table:table-cell office:value-type="float" office:value="-1.090146" calcext:value-type="float">
            <text:p>-1.0901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8" calcext:value-type="float">
            <text:p>6081998</text:p>
          </table:table-cell>
          <table:table-cell office:value-type="float" office:value="11.08881" calcext:value-type="float">
            <text:p>11.08881</text:p>
          </table:table-cell>
          <table:table-cell office:value-type="float" office:value="482.8865" calcext:value-type="float">
            <text:p>482.886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93845" calcext:value-type="float">
            <text:p>0.4193845</text:p>
          </table:table-cell>
          <table:table-cell office:value-type="float" office:value="22.21349" calcext:value-type="float">
            <text:p>22.21349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87476" calcext:value-type="float">
            <text:p>0.0828747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87133" calcext:value-type="float">
            <text:p>18.87133</text:p>
          </table:table-cell>
          <table:table-cell office:value-type="float" office:value="-0.4161363" calcext:value-type="float">
            <text:p>-0.4161363</text:p>
          </table:table-cell>
          <table:table-cell office:value-type="float" office:value="-0.4287507" calcext:value-type="float">
            <text:p>-0.4287507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50597" calcext:value-type="float">
            <text:p>14.50597</text:p>
          </table:table-cell>
          <table:table-cell office:value-type="float" office:value="2.539361" calcext:value-type="float">
            <text:p>2.539361</text:p>
          </table:table-cell>
          <table:table-cell office:value-type="float" office:value="0.09682949" calcext:value-type="float">
            <text:p>0.09682949</text:p>
          </table:table-cell>
          <table:table-cell office:value-type="float" office:value="0.06450664" calcext:value-type="float">
            <text:p>0.06450664</text:p>
          </table:table-cell>
          <table:table-cell office:value-type="float" office:value="0.04671243" calcext:value-type="float">
            <text:p>0.04671243</text:p>
          </table:table-cell>
          <table:table-cell office:value-type="float" office:value="0.03423225" calcext:value-type="float">
            <text:p>0.03423225</text:p>
          </table:table-cell>
          <table:table-cell office:value-type="float" office:value="0.02890212" calcext:value-type="float">
            <text:p>0.02890212</text:p>
          </table:table-cell>
          <table:table-cell office:value-type="float" office:value="0.02274017" calcext:value-type="float">
            <text:p>0.02274017</text:p>
          </table:table-cell>
          <table:table-cell office:value-type="float" office:value="0.0209551" calcext:value-type="float">
            <text:p>0.0209551</text:p>
          </table:table-cell>
          <table:table-cell office:value-type="float" office:value="9.53305" calcext:value-type="float">
            <text:p>9.53305</text:p>
          </table:table-cell>
          <table:table-cell office:value-type="float" office:value="33.243" calcext:value-type="float">
            <text:p>33.243</text:p>
          </table:table-cell>
          <table:table-cell office:value-type="float" office:value="34.9954" calcext:value-type="float">
            <text:p>34.9954</text:p>
          </table:table-cell>
          <table:table-cell office:value-type="float" office:value="45.59737" calcext:value-type="float">
            <text:p>45.59737</text:p>
          </table:table-cell>
          <table:table-cell office:value-type="float" office:value="52.03193" calcext:value-type="float">
            <text:p>52.03193</text:p>
          </table:table-cell>
          <table:table-cell office:value-type="float" office:value="42.80743" calcext:value-type="float">
            <text:p>42.80743</text:p>
          </table:table-cell>
          <table:table-cell office:value-type="float" office:value="18.25001" calcext:value-type="float">
            <text:p>18.25001</text:p>
          </table:table-cell>
          <table:table-cell office:value-type="float" office:value="6.878864" calcext:value-type="float">
            <text:p>6.878864</text:p>
          </table:table-cell>
          <table:table-cell office:value-type="float" office:value="6857.54" calcext:value-type="float">
            <text:p>6857.54</text:p>
          </table:table-cell>
          <table:table-cell office:value-type="float" office:value="0" calcext:value-type="float">
            <text:p>0</text:p>
          </table:table-cell>
          <table:table-cell office:value-type="float" office:value="-1.090146" calcext:value-type="float">
            <text:p>-1.0901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8" calcext:value-type="float">
            <text:p>7081998</text:p>
          </table:table-cell>
          <table:table-cell office:value-type="float" office:value="11.03492" calcext:value-type="float">
            <text:p>11.03492</text:p>
          </table:table-cell>
          <table:table-cell office:value-type="float" office:value="482.8091" calcext:value-type="float">
            <text:p>482.809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5143" calcext:value-type="float">
            <text:p>0.405143</text:p>
          </table:table-cell>
          <table:table-cell office:value-type="float" office:value="22.37734" calcext:value-type="float">
            <text:p>22.37734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9263" calcext:value-type="float">
            <text:p>0.082926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88579" calcext:value-type="float">
            <text:p>18.88579</text:p>
          </table:table-cell>
          <table:table-cell office:value-type="float" office:value="-0.4163982" calcext:value-type="float">
            <text:p>-0.4163982</text:p>
          </table:table-cell>
          <table:table-cell office:value-type="float" office:value="-0.4334246" calcext:value-type="float">
            <text:p>-0.4334246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46878" calcext:value-type="float">
            <text:p>14.46878</text:p>
          </table:table-cell>
          <table:table-cell office:value-type="float" office:value="1.768106" calcext:value-type="float">
            <text:p>1.768106</text:p>
          </table:table-cell>
          <table:table-cell office:value-type="float" office:value="0.0826346" calcext:value-type="float">
            <text:p>0.0826346</text:p>
          </table:table-cell>
          <table:table-cell office:value-type="float" office:value="0.05804526" calcext:value-type="float">
            <text:p>0.05804526</text:p>
          </table:table-cell>
          <table:table-cell office:value-type="float" office:value="0.04220935" calcext:value-type="float">
            <text:p>0.04220935</text:p>
          </table:table-cell>
          <table:table-cell office:value-type="float" office:value="0.03116629" calcext:value-type="float">
            <text:p>0.03116629</text:p>
          </table:table-cell>
          <table:table-cell office:value-type="float" office:value="0.02655905" calcext:value-type="float">
            <text:p>0.02655905</text:p>
          </table:table-cell>
          <table:table-cell office:value-type="float" office:value="0.02275996" calcext:value-type="float">
            <text:p>0.02275996</text:p>
          </table:table-cell>
          <table:table-cell office:value-type="float" office:value="0.02094891" calcext:value-type="float">
            <text:p>0.02094891</text:p>
          </table:table-cell>
          <table:table-cell office:value-type="float" office:value="21.90743" calcext:value-type="float">
            <text:p>21.90743</text:p>
          </table:table-cell>
          <table:table-cell office:value-type="float" office:value="31.51119" calcext:value-type="float">
            <text:p>31.51119</text:p>
          </table:table-cell>
          <table:table-cell office:value-type="float" office:value="35.0501" calcext:value-type="float">
            <text:p>35.0501</text:p>
          </table:table-cell>
          <table:table-cell office:value-type="float" office:value="45.65456" calcext:value-type="float">
            <text:p>45.65456</text:p>
          </table:table-cell>
          <table:table-cell office:value-type="float" office:value="52.02155" calcext:value-type="float">
            <text:p>52.02155</text:p>
          </table:table-cell>
          <table:table-cell office:value-type="float" office:value="42.8556" calcext:value-type="float">
            <text:p>42.8556</text:p>
          </table:table-cell>
          <table:table-cell office:value-type="float" office:value="18.40146" calcext:value-type="float">
            <text:p>18.40146</text:p>
          </table:table-cell>
          <table:table-cell office:value-type="float" office:value="6.896154" calcext:value-type="float">
            <text:p>6.896154</text:p>
          </table:table-cell>
          <table:table-cell office:value-type="float" office:value="6793.958" calcext:value-type="float">
            <text:p>6793.958</text:p>
          </table:table-cell>
          <table:table-cell office:value-type="float" office:value="0" calcext:value-type="float">
            <text:p>0</text:p>
          </table:table-cell>
          <table:table-cell office:value-type="float" office:value="-1.090146" calcext:value-type="float">
            <text:p>-1.0901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8" calcext:value-type="float">
            <text:p>8081998</text:p>
          </table:table-cell>
          <table:table-cell office:value-type="float" office:value="10.97862" calcext:value-type="float">
            <text:p>10.97862</text:p>
          </table:table-cell>
          <table:table-cell office:value-type="float" office:value="482.7326" calcext:value-type="float">
            <text:p>482.732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39554" calcext:value-type="float">
            <text:p>0.3939554</text:p>
          </table:table-cell>
          <table:table-cell office:value-type="float" office:value="22.5417" calcext:value-type="float">
            <text:p>22.5417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297613" calcext:value-type="float">
            <text:p>0.0829761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89798" calcext:value-type="float">
            <text:p>18.89798</text:p>
          </table:table-cell>
          <table:table-cell office:value-type="float" office:value="-0.416788" calcext:value-type="float">
            <text:p>-0.416788</text:p>
          </table:table-cell>
          <table:table-cell office:value-type="float" office:value="-0.4470727" calcext:value-type="float">
            <text:p>-0.4470727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43362" calcext:value-type="float">
            <text:p>14.43362</text:p>
          </table:table-cell>
          <table:table-cell office:value-type="float" office:value="1.245026" calcext:value-type="float">
            <text:p>1.245026</text:p>
          </table:table-cell>
          <table:table-cell office:value-type="float" office:value="0.07958562" calcext:value-type="float">
            <text:p>0.07958562</text:p>
          </table:table-cell>
          <table:table-cell office:value-type="float" office:value="0.0583839" calcext:value-type="float">
            <text:p>0.0583839</text:p>
          </table:table-cell>
          <table:table-cell office:value-type="float" office:value="0.04196139" calcext:value-type="float">
            <text:p>0.04196139</text:p>
          </table:table-cell>
          <table:table-cell office:value-type="float" office:value="0.03063983" calcext:value-type="float">
            <text:p>0.03063983</text:p>
          </table:table-cell>
          <table:table-cell office:value-type="float" office:value="0.02585579" calcext:value-type="float">
            <text:p>0.02585579</text:p>
          </table:table-cell>
          <table:table-cell office:value-type="float" office:value="0.02276101" calcext:value-type="float">
            <text:p>0.02276101</text:p>
          </table:table-cell>
          <table:table-cell office:value-type="float" office:value="0.02096315" calcext:value-type="float">
            <text:p>0.02096315</text:p>
          </table:table-cell>
          <table:table-cell office:value-type="float" office:value="29.21465" calcext:value-type="float">
            <text:p>29.21465</text:p>
          </table:table-cell>
          <table:table-cell office:value-type="float" office:value="34.11842" calcext:value-type="float">
            <text:p>34.11842</text:p>
          </table:table-cell>
          <table:table-cell office:value-type="float" office:value="35.52372" calcext:value-type="float">
            <text:p>35.52372</text:p>
          </table:table-cell>
          <table:table-cell office:value-type="float" office:value="45.5679" calcext:value-type="float">
            <text:p>45.5679</text:p>
          </table:table-cell>
          <table:table-cell office:value-type="float" office:value="51.72478" calcext:value-type="float">
            <text:p>51.72478</text:p>
          </table:table-cell>
          <table:table-cell office:value-type="float" office:value="42.75251" calcext:value-type="float">
            <text:p>42.75251</text:p>
          </table:table-cell>
          <table:table-cell office:value-type="float" office:value="18.54745" calcext:value-type="float">
            <text:p>18.54745</text:p>
          </table:table-cell>
          <table:table-cell office:value-type="float" office:value="6.912407" calcext:value-type="float">
            <text:p>6.912407</text:p>
          </table:table-cell>
          <table:table-cell office:value-type="float" office:value="6835.758" calcext:value-type="float">
            <text:p>6835.758</text:p>
          </table:table-cell>
          <table:table-cell office:value-type="float" office:value="0" calcext:value-type="float">
            <text:p>0</text:p>
          </table:table-cell>
          <table:table-cell office:value-type="float" office:value="-1.090153" calcext:value-type="float">
            <text:p>-1.09015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8" calcext:value-type="float">
            <text:p>9081998</text:p>
          </table:table-cell>
          <table:table-cell office:value-type="float" office:value="10.89371" calcext:value-type="float">
            <text:p>10.89371</text:p>
          </table:table-cell>
          <table:table-cell office:value-type="float" office:value="482.6382" calcext:value-type="float">
            <text:p>482.638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75646" calcext:value-type="float">
            <text:p>0.4175646</text:p>
          </table:table-cell>
          <table:table-cell office:value-type="float" office:value="22.68225" calcext:value-type="float">
            <text:p>22.6822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02405" calcext:value-type="float">
            <text:p>0.08302405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0741" calcext:value-type="float">
            <text:p>18.90741</text:p>
          </table:table-cell>
          <table:table-cell office:value-type="float" office:value="-0.4169497" calcext:value-type="float">
            <text:p>-0.4169497</text:p>
          </table:table-cell>
          <table:table-cell office:value-type="float" office:value="-0.4491788" calcext:value-type="float">
            <text:p>-0.4491788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31017" calcext:value-type="float">
            <text:p>14.31017</text:p>
          </table:table-cell>
          <table:table-cell office:value-type="float" office:value="1.734043" calcext:value-type="float">
            <text:p>1.734043</text:p>
          </table:table-cell>
          <table:table-cell office:value-type="float" office:value="0.1023254" calcext:value-type="float">
            <text:p>0.1023254</text:p>
          </table:table-cell>
          <table:table-cell office:value-type="float" office:value="0.07085257" calcext:value-type="float">
            <text:p>0.07085257</text:p>
          </table:table-cell>
          <table:table-cell office:value-type="float" office:value="0.04958079" calcext:value-type="float">
            <text:p>0.04958079</text:p>
          </table:table-cell>
          <table:table-cell office:value-type="float" office:value="0.03505965" calcext:value-type="float">
            <text:p>0.03505965</text:p>
          </table:table-cell>
          <table:table-cell office:value-type="float" office:value="0.02867225" calcext:value-type="float">
            <text:p>0.02867225</text:p>
          </table:table-cell>
          <table:table-cell office:value-type="float" office:value="0.02262928" calcext:value-type="float">
            <text:p>0.02262928</text:p>
          </table:table-cell>
          <table:table-cell office:value-type="float" office:value="0.02091565" calcext:value-type="float">
            <text:p>0.02091565</text:p>
          </table:table-cell>
          <table:table-cell office:value-type="float" office:value="22.80421" calcext:value-type="float">
            <text:p>22.80421</text:p>
          </table:table-cell>
          <table:table-cell office:value-type="float" office:value="40.5215" calcext:value-type="float">
            <text:p>40.5215</text:p>
          </table:table-cell>
          <table:table-cell office:value-type="float" office:value="36.73457" calcext:value-type="float">
            <text:p>36.73457</text:p>
          </table:table-cell>
          <table:table-cell office:value-type="float" office:value="46.01292" calcext:value-type="float">
            <text:p>46.01292</text:p>
          </table:table-cell>
          <table:table-cell office:value-type="float" office:value="51.60093" calcext:value-type="float">
            <text:p>51.60093</text:p>
          </table:table-cell>
          <table:table-cell office:value-type="float" office:value="42.60091" calcext:value-type="float">
            <text:p>42.60091</text:p>
          </table:table-cell>
          <table:table-cell office:value-type="float" office:value="18.69283" calcext:value-type="float">
            <text:p>18.69283</text:p>
          </table:table-cell>
          <table:table-cell office:value-type="float" office:value="6.92871" calcext:value-type="float">
            <text:p>6.92871</text:p>
          </table:table-cell>
          <table:table-cell office:value-type="float" office:value="7199.801" calcext:value-type="float">
            <text:p>7199.801</text:p>
          </table:table-cell>
          <table:table-cell office:value-type="float" office:value="0" calcext:value-type="float">
            <text:p>0</text:p>
          </table:table-cell>
          <table:table-cell office:value-type="float" office:value="-1.090164" calcext:value-type="float">
            <text:p>-1.0901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8" calcext:value-type="float">
            <text:p>10081998</text:p>
          </table:table-cell>
          <table:table-cell office:value-type="float" office:value="10.82989" calcext:value-type="float">
            <text:p>10.82989</text:p>
          </table:table-cell>
          <table:table-cell office:value-type="float" office:value="482.5563" calcext:value-type="float">
            <text:p>482.556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25112" calcext:value-type="float">
            <text:p>0.4025112</text:p>
          </table:table-cell>
          <table:table-cell office:value-type="float" office:value="22.89976" calcext:value-type="float">
            <text:p>22.8997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07197" calcext:value-type="float">
            <text:p>0.08307197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1648" calcext:value-type="float">
            <text:p>18.91648</text:p>
          </table:table-cell>
          <table:table-cell office:value-type="float" office:value="-0.4174484" calcext:value-type="float">
            <text:p>-0.4174484</text:p>
          </table:table-cell>
          <table:table-cell office:value-type="float" office:value="-0.4641564" calcext:value-type="float">
            <text:p>-0.4641564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2902" calcext:value-type="float">
            <text:p>14.2902</text:p>
          </table:table-cell>
          <table:table-cell office:value-type="float" office:value="1.109229" calcext:value-type="float">
            <text:p>1.109229</text:p>
          </table:table-cell>
          <table:table-cell office:value-type="float" office:value="0.08801546" calcext:value-type="float">
            <text:p>0.08801546</text:p>
          </table:table-cell>
          <table:table-cell office:value-type="float" office:value="0.06313331" calcext:value-type="float">
            <text:p>0.06313331</text:p>
          </table:table-cell>
          <table:table-cell office:value-type="float" office:value="0.04510105" calcext:value-type="float">
            <text:p>0.04510105</text:p>
          </table:table-cell>
          <table:table-cell office:value-type="float" office:value="0.0328271" calcext:value-type="float">
            <text:p>0.0328271</text:p>
          </table:table-cell>
          <table:table-cell office:value-type="float" office:value="0.02759099" calcext:value-type="float">
            <text:p>0.02759099</text:p>
          </table:table-cell>
          <table:table-cell office:value-type="float" office:value="0.02254222" calcext:value-type="float">
            <text:p>0.02254222</text:p>
          </table:table-cell>
          <table:table-cell office:value-type="float" office:value="0.02080875" calcext:value-type="float">
            <text:p>0.02080875</text:p>
          </table:table-cell>
          <table:table-cell office:value-type="float" office:value="36.49096" calcext:value-type="float">
            <text:p>36.49096</text:p>
          </table:table-cell>
          <table:table-cell office:value-type="float" office:value="39.82771" calcext:value-type="float">
            <text:p>39.82771</text:p>
          </table:table-cell>
          <table:table-cell office:value-type="float" office:value="37.17088" calcext:value-type="float">
            <text:p>37.17088</text:p>
          </table:table-cell>
          <table:table-cell office:value-type="float" office:value="46.19954" calcext:value-type="float">
            <text:p>46.19954</text:p>
          </table:table-cell>
          <table:table-cell office:value-type="float" office:value="51.51252" calcext:value-type="float">
            <text:p>51.51252</text:p>
          </table:table-cell>
          <table:table-cell office:value-type="float" office:value="42.48573" calcext:value-type="float">
            <text:p>42.48573</text:p>
          </table:table-cell>
          <table:table-cell office:value-type="float" office:value="18.84424" calcext:value-type="float">
            <text:p>18.84424</text:p>
          </table:table-cell>
          <table:table-cell office:value-type="float" office:value="6.946808" calcext:value-type="float">
            <text:p>6.946808</text:p>
          </table:table-cell>
          <table:table-cell office:value-type="float" office:value="7135.021" calcext:value-type="float">
            <text:p>7135.021</text:p>
          </table:table-cell>
          <table:table-cell office:value-type="float" office:value="0" calcext:value-type="float">
            <text:p>0</text:p>
          </table:table-cell>
          <table:table-cell office:value-type="float" office:value="-1.090172" calcext:value-type="float">
            <text:p>-1.0901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8" calcext:value-type="float">
            <text:p>11081998</text:p>
          </table:table-cell>
          <table:table-cell office:value-type="float" office:value="10.75875" calcext:value-type="float">
            <text:p>10.75875</text:p>
          </table:table-cell>
          <table:table-cell office:value-type="float" office:value="482.4721" calcext:value-type="float">
            <text:p>482.47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20542" calcext:value-type="float">
            <text:p>0.4120542</text:p>
          </table:table-cell>
          <table:table-cell office:value-type="float" office:value="23.06119" calcext:value-type="float">
            <text:p>23.06119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11989" calcext:value-type="float">
            <text:p>0.08311989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2537" calcext:value-type="float">
            <text:p>18.92537</text:p>
          </table:table-cell>
          <table:table-cell office:value-type="float" office:value="-0.4177514" calcext:value-type="float">
            <text:p>-0.4177514</text:p>
          </table:table-cell>
          <table:table-cell office:value-type="float" office:value="-0.4783284" calcext:value-type="float">
            <text:p>-0.4783284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22098" calcext:value-type="float">
            <text:p>14.22098</text:p>
          </table:table-cell>
          <table:table-cell office:value-type="float" office:value="1.551689" calcext:value-type="float">
            <text:p>1.551689</text:p>
          </table:table-cell>
          <table:table-cell office:value-type="float" office:value="0.0907102" calcext:value-type="float">
            <text:p>0.0907102</text:p>
          </table:table-cell>
          <table:table-cell office:value-type="float" office:value="0.06358335" calcext:value-type="float">
            <text:p>0.06358335</text:p>
          </table:table-cell>
          <table:table-cell office:value-type="float" office:value="0.04560362" calcext:value-type="float">
            <text:p>0.04560362</text:p>
          </table:table-cell>
          <table:table-cell office:value-type="float" office:value="0.03307739" calcext:value-type="float">
            <text:p>0.03307739</text:p>
          </table:table-cell>
          <table:table-cell office:value-type="float" office:value="0.02764316" calcext:value-type="float">
            <text:p>0.02764316</text:p>
          </table:table-cell>
          <table:table-cell office:value-type="float" office:value="0.02248161" calcext:value-type="float">
            <text:p>0.02248161</text:p>
          </table:table-cell>
          <table:table-cell office:value-type="float" office:value="0.02076878" calcext:value-type="float">
            <text:p>0.02076878</text:p>
          </table:table-cell>
          <table:table-cell office:value-type="float" office:value="35.62999" calcext:value-type="float">
            <text:p>35.62999</text:p>
          </table:table-cell>
          <table:table-cell office:value-type="float" office:value="45.53298" calcext:value-type="float">
            <text:p>45.53298</text:p>
          </table:table-cell>
          <table:table-cell office:value-type="float" office:value="38.09137" calcext:value-type="float">
            <text:p>38.09137</text:p>
          </table:table-cell>
          <table:table-cell office:value-type="float" office:value="46.38364" calcext:value-type="float">
            <text:p>46.38364</text:p>
          </table:table-cell>
          <table:table-cell office:value-type="float" office:value="51.30616" calcext:value-type="float">
            <text:p>51.30616</text:p>
          </table:table-cell>
          <table:table-cell office:value-type="float" office:value="42.30026" calcext:value-type="float">
            <text:p>42.30026</text:p>
          </table:table-cell>
          <table:table-cell office:value-type="float" office:value="18.98877" calcext:value-type="float">
            <text:p>18.98877</text:p>
          </table:table-cell>
          <table:table-cell office:value-type="float" office:value="6.964092" calcext:value-type="float">
            <text:p>6.964092</text:p>
          </table:table-cell>
          <table:table-cell office:value-type="float" office:value="7365.469" calcext:value-type="float">
            <text:p>7365.469</text:p>
          </table:table-cell>
          <table:table-cell office:value-type="float" office:value="0" calcext:value-type="float">
            <text:p>0</text:p>
          </table:table-cell>
          <table:table-cell office:value-type="float" office:value="-1.090183" calcext:value-type="float">
            <text:p>-1.0901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8" calcext:value-type="float">
            <text:p>12081998</text:p>
          </table:table-cell>
          <table:table-cell office:value-type="float" office:value="10.69498" calcext:value-type="float">
            <text:p>10.69498</text:p>
          </table:table-cell>
          <table:table-cell office:value-type="float" office:value="482.3796" calcext:value-type="float">
            <text:p>482.379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51405" calcext:value-type="float">
            <text:p>0.4251405</text:p>
          </table:table-cell>
          <table:table-cell office:value-type="float" office:value="23.18626" calcext:value-type="float">
            <text:p>23.1862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1673" calcext:value-type="float">
            <text:p>0.083167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3379" calcext:value-type="float">
            <text:p>18.93379</text:p>
          </table:table-cell>
          <table:table-cell office:value-type="float" office:value="-0.4178386" calcext:value-type="float">
            <text:p>-0.4178386</text:p>
          </table:table-cell>
          <table:table-cell office:value-type="float" office:value="-0.4784961" calcext:value-type="float">
            <text:p>-0.4784961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13734" calcext:value-type="float">
            <text:p>14.13734</text:p>
          </table:table-cell>
          <table:table-cell office:value-type="float" office:value="1.895355" calcext:value-type="float">
            <text:p>1.895355</text:p>
          </table:table-cell>
          <table:table-cell office:value-type="float" office:value="0.08997766" calcext:value-type="float">
            <text:p>0.08997766</text:p>
          </table:table-cell>
          <table:table-cell office:value-type="float" office:value="0.06220541" calcext:value-type="float">
            <text:p>0.06220541</text:p>
          </table:table-cell>
          <table:table-cell office:value-type="float" office:value="0.0453155" calcext:value-type="float">
            <text:p>0.0453155</text:p>
          </table:table-cell>
          <table:table-cell office:value-type="float" office:value="0.03313773" calcext:value-type="float">
            <text:p>0.03313773</text:p>
          </table:table-cell>
          <table:table-cell office:value-type="float" office:value="0.02778628" calcext:value-type="float">
            <text:p>0.02778628</text:p>
          </table:table-cell>
          <table:table-cell office:value-type="float" office:value="0.02240808" calcext:value-type="float">
            <text:p>0.02240808</text:p>
          </table:table-cell>
          <table:table-cell office:value-type="float" office:value="0.02071545" calcext:value-type="float">
            <text:p>0.02071545</text:p>
          </table:table-cell>
          <table:table-cell office:value-type="float" office:value="26.92907" calcext:value-type="float">
            <text:p>26.92907</text:p>
          </table:table-cell>
          <table:table-cell office:value-type="float" office:value="52.31218" calcext:value-type="float">
            <text:p>52.31218</text:p>
          </table:table-cell>
          <table:table-cell office:value-type="float" office:value="39.30918" calcext:value-type="float">
            <text:p>39.30918</text:p>
          </table:table-cell>
          <table:table-cell office:value-type="float" office:value="46.89352" calcext:value-type="float">
            <text:p>46.89352</text:p>
          </table:table-cell>
          <table:table-cell office:value-type="float" office:value="51.26395" calcext:value-type="float">
            <text:p>51.26395</text:p>
          </table:table-cell>
          <table:table-cell office:value-type="float" office:value="42.11563" calcext:value-type="float">
            <text:p>42.11563</text:p>
          </table:table-cell>
          <table:table-cell office:value-type="float" office:value="19.13148" calcext:value-type="float">
            <text:p>19.13148</text:p>
          </table:table-cell>
          <table:table-cell office:value-type="float" office:value="6.9811" calcext:value-type="float">
            <text:p>6.9811</text:p>
          </table:table-cell>
          <table:table-cell office:value-type="float" office:value="7586.425" calcext:value-type="float">
            <text:p>7586.425</text:p>
          </table:table-cell>
          <table:table-cell office:value-type="float" office:value="0" calcext:value-type="float">
            <text:p>0</text:p>
          </table:table-cell>
          <table:table-cell office:value-type="float" office:value="-1.090188" calcext:value-type="float">
            <text:p>-1.0901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8" calcext:value-type="float">
            <text:p>13081998</text:p>
          </table:table-cell>
          <table:table-cell office:value-type="float" office:value="10.63903" calcext:value-type="float">
            <text:p>10.63903</text:p>
          </table:table-cell>
          <table:table-cell office:value-type="float" office:value="482.2898" calcext:value-type="float">
            <text:p>482.28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3658" calcext:value-type="float">
            <text:p>0.433658</text:p>
          </table:table-cell>
          <table:table-cell office:value-type="float" office:value="23.30524" calcext:value-type="float">
            <text:p>23.30524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21451" calcext:value-type="float">
            <text:p>0.0832145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4196" calcext:value-type="float">
            <text:p>18.94196</text:p>
          </table:table-cell>
          <table:table-cell office:value-type="float" office:value="-0.417901" calcext:value-type="float">
            <text:p>-0.417901</text:p>
          </table:table-cell>
          <table:table-cell office:value-type="float" office:value="-0.4786619" calcext:value-type="float">
            <text:p>-0.4786619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4.06404" calcext:value-type="float">
            <text:p>14.06404</text:p>
          </table:table-cell>
          <table:table-cell office:value-type="float" office:value="2.109683" calcext:value-type="float">
            <text:p>2.109683</text:p>
          </table:table-cell>
          <table:table-cell office:value-type="float" office:value="0.09079378" calcext:value-type="float">
            <text:p>0.09079378</text:p>
          </table:table-cell>
          <table:table-cell office:value-type="float" office:value="0.06137417" calcext:value-type="float">
            <text:p>0.06137417</text:p>
          </table:table-cell>
          <table:table-cell office:value-type="float" office:value="0.04453633" calcext:value-type="float">
            <text:p>0.04453633</text:p>
          </table:table-cell>
          <table:table-cell office:value-type="float" office:value="0.03247157" calcext:value-type="float">
            <text:p>0.03247157</text:p>
          </table:table-cell>
          <table:table-cell office:value-type="float" office:value="0.02719598" calcext:value-type="float">
            <text:p>0.02719598</text:p>
          </table:table-cell>
          <table:table-cell office:value-type="float" office:value="0.02235808" calcext:value-type="float">
            <text:p>0.02235808</text:p>
          </table:table-cell>
          <table:table-cell office:value-type="float" office:value="0.02067928" calcext:value-type="float">
            <text:p>0.02067928</text:p>
          </table:table-cell>
          <table:table-cell office:value-type="float" office:value="22.13465" calcext:value-type="float">
            <text:p>22.13465</text:p>
          </table:table-cell>
          <table:table-cell office:value-type="float" office:value="55.8193" calcext:value-type="float">
            <text:p>55.8193</text:p>
          </table:table-cell>
          <table:table-cell office:value-type="float" office:value="40.40261" calcext:value-type="float">
            <text:p>40.40261</text:p>
          </table:table-cell>
          <table:table-cell office:value-type="float" office:value="47.37719" calcext:value-type="float">
            <text:p>47.37719</text:p>
          </table:table-cell>
          <table:table-cell office:value-type="float" office:value="51.32523" calcext:value-type="float">
            <text:p>51.32523</text:p>
          </table:table-cell>
          <table:table-cell office:value-type="float" office:value="41.99727" calcext:value-type="float">
            <text:p>41.99727</text:p>
          </table:table-cell>
          <table:table-cell office:value-type="float" office:value="19.27461" calcext:value-type="float">
            <text:p>19.27461</text:p>
          </table:table-cell>
          <table:table-cell office:value-type="float" office:value="6.997713" calcext:value-type="float">
            <text:p>6.997713</text:p>
          </table:table-cell>
          <table:table-cell office:value-type="float" office:value="7738.122" calcext:value-type="float">
            <text:p>7738.122</text:p>
          </table:table-cell>
          <table:table-cell office:value-type="float" office:value="0" calcext:value-type="float">
            <text:p>0</text:p>
          </table:table-cell>
          <table:table-cell office:value-type="float" office:value="-1.09019" calcext:value-type="float">
            <text:p>-1.090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8" calcext:value-type="float">
            <text:p>14081998</text:p>
          </table:table-cell>
          <table:table-cell office:value-type="float" office:value="10.58076" calcext:value-type="float">
            <text:p>10.58076</text:p>
          </table:table-cell>
          <table:table-cell office:value-type="float" office:value="482.1955" calcext:value-type="float">
            <text:p>482.195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19903" calcext:value-type="float">
            <text:p>0.4419903</text:p>
          </table:table-cell>
          <table:table-cell office:value-type="float" office:value="23.43158" calcext:value-type="float">
            <text:p>23.4315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26171" calcext:value-type="float">
            <text:p>0.08326171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5012" calcext:value-type="float">
            <text:p>18.95012</text:p>
          </table:table-cell>
          <table:table-cell office:value-type="float" office:value="-0.4179756" calcext:value-type="float">
            <text:p>-0.4179756</text:p>
          </table:table-cell>
          <table:table-cell office:value-type="float" office:value="-0.4788618" calcext:value-type="float">
            <text:p>-0.4788618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98555" calcext:value-type="float">
            <text:p>13.98555</text:p>
          </table:table-cell>
          <table:table-cell office:value-type="float" office:value="2.309884" calcext:value-type="float">
            <text:p>2.309884</text:p>
          </table:table-cell>
          <table:table-cell office:value-type="float" office:value="0.1003328" calcext:value-type="float">
            <text:p>0.1003328</text:p>
          </table:table-cell>
          <table:table-cell office:value-type="float" office:value="0.06609102" calcext:value-type="float">
            <text:p>0.06609102</text:p>
          </table:table-cell>
          <table:table-cell office:value-type="float" office:value="0.04701291" calcext:value-type="float">
            <text:p>0.04701291</text:p>
          </table:table-cell>
          <table:table-cell office:value-type="float" office:value="0.03372029" calcext:value-type="float">
            <text:p>0.03372029</text:p>
          </table:table-cell>
          <table:table-cell office:value-type="float" office:value="0.02789569" calcext:value-type="float">
            <text:p>0.02789569</text:p>
          </table:table-cell>
          <table:table-cell office:value-type="float" office:value="0.02229929" calcext:value-type="float">
            <text:p>0.02229929</text:p>
          </table:table-cell>
          <table:table-cell office:value-type="float" office:value="0.02063146" calcext:value-type="float">
            <text:p>0.02063146</text:p>
          </table:table-cell>
          <table:table-cell office:value-type="float" office:value="19.3877" calcext:value-type="float">
            <text:p>19.3877</text:p>
          </table:table-cell>
          <table:table-cell office:value-type="float" office:value="57.83913" calcext:value-type="float">
            <text:p>57.83913</text:p>
          </table:table-cell>
          <table:table-cell office:value-type="float" office:value="41.5242" calcext:value-type="float">
            <text:p>41.5242</text:p>
          </table:table-cell>
          <table:table-cell office:value-type="float" office:value="47.8526" calcext:value-type="float">
            <text:p>47.8526</text:p>
          </table:table-cell>
          <table:table-cell office:value-type="float" office:value="51.43129" calcext:value-type="float">
            <text:p>51.43129</text:p>
          </table:table-cell>
          <table:table-cell office:value-type="float" office:value="41.93406" calcext:value-type="float">
            <text:p>41.93406</text:p>
          </table:table-cell>
          <table:table-cell office:value-type="float" office:value="19.42607" calcext:value-type="float">
            <text:p>19.42607</text:p>
          </table:table-cell>
          <table:table-cell office:value-type="float" office:value="7.014138" calcext:value-type="float">
            <text:p>7.014138</text:p>
          </table:table-cell>
          <table:table-cell office:value-type="float" office:value="7868.271" calcext:value-type="float">
            <text:p>7868.271</text:p>
          </table:table-cell>
          <table:table-cell office:value-type="float" office:value="0" calcext:value-type="float">
            <text:p>0</text:p>
          </table:table-cell>
          <table:table-cell office:value-type="float" office:value="-1.090195" calcext:value-type="float">
            <text:p>-1.0901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8" calcext:value-type="float">
            <text:p>15081998</text:p>
          </table:table-cell>
          <table:table-cell office:value-type="float" office:value="10.51574" calcext:value-type="float">
            <text:p>10.51574</text:p>
          </table:table-cell>
          <table:table-cell office:value-type="float" office:value="482.0969" calcext:value-type="float">
            <text:p>482.096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18615" calcext:value-type="float">
            <text:p>0.4418615</text:p>
          </table:table-cell>
          <table:table-cell office:value-type="float" office:value="23.59815" calcext:value-type="float">
            <text:p>23.5981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30892" calcext:value-type="float">
            <text:p>0.08330892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5829" calcext:value-type="float">
            <text:p>18.95829</text:p>
          </table:table-cell>
          <table:table-cell office:value-type="float" office:value="-0.4181942" calcext:value-type="float">
            <text:p>-0.4181942</text:p>
          </table:table-cell>
          <table:table-cell office:value-type="float" office:value="-0.480365" calcext:value-type="float">
            <text:p>-0.480365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90459" calcext:value-type="float">
            <text:p>13.90459</text:p>
          </table:table-cell>
          <table:table-cell office:value-type="float" office:value="2.124665" calcext:value-type="float">
            <text:p>2.124665</text:p>
          </table:table-cell>
          <table:table-cell office:value-type="float" office:value="0.09882191" calcext:value-type="float">
            <text:p>0.09882191</text:p>
          </table:table-cell>
          <table:table-cell office:value-type="float" office:value="0.06631647" calcext:value-type="float">
            <text:p>0.06631647</text:p>
          </table:table-cell>
          <table:table-cell office:value-type="float" office:value="0.04781898" calcext:value-type="float">
            <text:p>0.04781898</text:p>
          </table:table-cell>
          <table:table-cell office:value-type="float" office:value="0.03479676" calcext:value-type="float">
            <text:p>0.03479676</text:p>
          </table:table-cell>
          <table:table-cell office:value-type="float" office:value="0.02902843" calcext:value-type="float">
            <text:p>0.02902843</text:p>
          </table:table-cell>
          <table:table-cell office:value-type="float" office:value="0.02225865" calcext:value-type="float">
            <text:p>0.02225865</text:p>
          </table:table-cell>
          <table:table-cell office:value-type="float" office:value="0.02053774" calcext:value-type="float">
            <text:p>0.02053774</text:p>
          </table:table-cell>
          <table:table-cell office:value-type="float" office:value="23.13934" calcext:value-type="float">
            <text:p>23.13934</text:p>
          </table:table-cell>
          <table:table-cell office:value-type="float" office:value="55.79409" calcext:value-type="float">
            <text:p>55.79409</text:p>
          </table:table-cell>
          <table:table-cell office:value-type="float" office:value="42.89875" calcext:value-type="float">
            <text:p>42.89875</text:p>
          </table:table-cell>
          <table:table-cell office:value-type="float" office:value="48.40096" calcext:value-type="float">
            <text:p>48.40096</text:p>
          </table:table-cell>
          <table:table-cell office:value-type="float" office:value="51.58802" calcext:value-type="float">
            <text:p>51.58802</text:p>
          </table:table-cell>
          <table:table-cell office:value-type="float" office:value="41.92271" calcext:value-type="float">
            <text:p>41.92271</text:p>
          </table:table-cell>
          <table:table-cell office:value-type="float" office:value="19.59031" calcext:value-type="float">
            <text:p>19.59031</text:p>
          </table:table-cell>
          <table:table-cell office:value-type="float" office:value="7.031716" calcext:value-type="float">
            <text:p>7.031716</text:p>
          </table:table-cell>
          <table:table-cell office:value-type="float" office:value="7878.472" calcext:value-type="float">
            <text:p>7878.472</text:p>
          </table:table-cell>
          <table:table-cell office:value-type="float" office:value="0" calcext:value-type="float">
            <text:p>0</text:p>
          </table:table-cell>
          <table:table-cell office:value-type="float" office:value="-1.090205" calcext:value-type="float">
            <text:p>-1.0902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8" calcext:value-type="float">
            <text:p>16081998</text:p>
          </table:table-cell>
          <table:table-cell office:value-type="float" office:value="10.45982" calcext:value-type="float">
            <text:p>10.45982</text:p>
          </table:table-cell>
          <table:table-cell office:value-type="float" office:value="482.0088" calcext:value-type="float">
            <text:p>482.008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24557" calcext:value-type="float">
            <text:p>0.4324557</text:p>
          </table:table-cell>
          <table:table-cell office:value-type="float" office:value="23.75538" calcext:value-type="float">
            <text:p>23.75538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35613" calcext:value-type="float">
            <text:p>0.0833561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6643" calcext:value-type="float">
            <text:p>18.96643</text:p>
          </table:table-cell>
          <table:table-cell office:value-type="float" office:value="-0.4183762" calcext:value-type="float">
            <text:p>-0.4183762</text:p>
          </table:table-cell>
          <table:table-cell office:value-type="float" office:value="-0.4880343" calcext:value-type="float">
            <text:p>-0.4880343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85049" calcext:value-type="float">
            <text:p>13.85049</text:p>
          </table:table-cell>
          <table:table-cell office:value-type="float" office:value="1.806406" calcext:value-type="float">
            <text:p>1.806406</text:p>
          </table:table-cell>
          <table:table-cell office:value-type="float" office:value="0.09080959" calcext:value-type="float">
            <text:p>0.09080959</text:p>
          </table:table-cell>
          <table:table-cell office:value-type="float" office:value="0.06286062" calcext:value-type="float">
            <text:p>0.06286062</text:p>
          </table:table-cell>
          <table:table-cell office:value-type="float" office:value="0.04553895" calcext:value-type="float">
            <text:p>0.04553895</text:p>
          </table:table-cell>
          <table:table-cell office:value-type="float" office:value="0.03322065" calcext:value-type="float">
            <text:p>0.03322065</text:p>
          </table:table-cell>
          <table:table-cell office:value-type="float" office:value="0.02784843" calcext:value-type="float">
            <text:p>0.02784843</text:p>
          </table:table-cell>
          <table:table-cell office:value-type="float" office:value="0.02222274" calcext:value-type="float">
            <text:p>0.02222274</text:p>
          </table:table-cell>
          <table:table-cell office:value-type="float" office:value="0.02048662" calcext:value-type="float">
            <text:p>0.02048662</text:p>
          </table:table-cell>
          <table:table-cell office:value-type="float" office:value="28.12577" calcext:value-type="float">
            <text:p>28.12577</text:p>
          </table:table-cell>
          <table:table-cell office:value-type="float" office:value="56.17845" calcext:value-type="float">
            <text:p>56.17845</text:p>
          </table:table-cell>
          <table:table-cell office:value-type="float" office:value="43.48479" calcext:value-type="float">
            <text:p>43.48479</text:p>
          </table:table-cell>
          <table:table-cell office:value-type="float" office:value="48.70417" calcext:value-type="float">
            <text:p>48.70417</text:p>
          </table:table-cell>
          <table:table-cell office:value-type="float" office:value="51.69221" calcext:value-type="float">
            <text:p>51.69221</text:p>
          </table:table-cell>
          <table:table-cell office:value-type="float" office:value="41.90955" calcext:value-type="float">
            <text:p>41.90955</text:p>
          </table:table-cell>
          <table:table-cell office:value-type="float" office:value="19.75571" calcext:value-type="float">
            <text:p>19.75571</text:p>
          </table:table-cell>
          <table:table-cell office:value-type="float" office:value="7.049811" calcext:value-type="float">
            <text:p>7.049811</text:p>
          </table:table-cell>
          <table:table-cell office:value-type="float" office:value="7890.188" calcext:value-type="float">
            <text:p>7890.188</text:p>
          </table:table-cell>
          <table:table-cell office:value-type="float" office:value="0" calcext:value-type="float">
            <text:p>0</text:p>
          </table:table-cell>
          <table:table-cell office:value-type="float" office:value="-1.090208" calcext:value-type="float">
            <text:p>-1.0902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8" calcext:value-type="float">
            <text:p>17081998</text:p>
          </table:table-cell>
          <table:table-cell office:value-type="float" office:value="10.40226" calcext:value-type="float">
            <text:p>10.40226</text:p>
          </table:table-cell>
          <table:table-cell office:value-type="float" office:value="481.9137" calcext:value-type="float">
            <text:p>481.913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08657" calcext:value-type="float">
            <text:p>0.4408657</text:p>
          </table:table-cell>
          <table:table-cell office:value-type="float" office:value="23.88203" calcext:value-type="float">
            <text:p>23.88203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40333" calcext:value-type="float">
            <text:p>0.08340333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7441" calcext:value-type="float">
            <text:p>18.97441</text:p>
          </table:table-cell>
          <table:table-cell office:value-type="float" office:value="-0.4184814" calcext:value-type="float">
            <text:p>-0.4184814</text:p>
          </table:table-cell>
          <table:table-cell office:value-type="float" office:value="-0.4882692" calcext:value-type="float">
            <text:p>-0.4882692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77399" calcext:value-type="float">
            <text:p>13.77399</text:p>
          </table:table-cell>
          <table:table-cell office:value-type="float" office:value="2.04265" calcext:value-type="float">
            <text:p>2.04265</text:p>
          </table:table-cell>
          <table:table-cell office:value-type="float" office:value="0.1022276" calcext:value-type="float">
            <text:p>0.1022276</text:p>
          </table:table-cell>
          <table:table-cell office:value-type="float" office:value="0.06815355" calcext:value-type="float">
            <text:p>0.06815355</text:p>
          </table:table-cell>
          <table:table-cell office:value-type="float" office:value="0.04825486" calcext:value-type="float">
            <text:p>0.04825486</text:p>
          </table:table-cell>
          <table:table-cell office:value-type="float" office:value="0.03445135" calcext:value-type="float">
            <text:p>0.03445135</text:p>
          </table:table-cell>
          <table:table-cell office:value-type="float" office:value="0.02844931" calcext:value-type="float">
            <text:p>0.02844931</text:p>
          </table:table-cell>
          <table:table-cell office:value-type="float" office:value="0.02219884" calcext:value-type="float">
            <text:p>0.02219884</text:p>
          </table:table-cell>
          <table:table-cell office:value-type="float" office:value="0.02045684" calcext:value-type="float">
            <text:p>0.02045684</text:p>
          </table:table-cell>
          <table:table-cell office:value-type="float" office:value="23.70133" calcext:value-type="float">
            <text:p>23.70133</text:p>
          </table:table-cell>
          <table:table-cell office:value-type="float" office:value="59.68887" calcext:value-type="float">
            <text:p>59.68887</text:p>
          </table:table-cell>
          <table:table-cell office:value-type="float" office:value="44.588" calcext:value-type="float">
            <text:p>44.588</text:p>
          </table:table-cell>
          <table:table-cell office:value-type="float" office:value="49.14537" calcext:value-type="float">
            <text:p>49.14537</text:p>
          </table:table-cell>
          <table:table-cell office:value-type="float" office:value="51.76599" calcext:value-type="float">
            <text:p>51.76599</text:p>
          </table:table-cell>
          <table:table-cell office:value-type="float" office:value="41.8665" calcext:value-type="float">
            <text:p>41.8665</text:p>
          </table:table-cell>
          <table:table-cell office:value-type="float" office:value="19.92249" calcext:value-type="float">
            <text:p>19.92249</text:p>
          </table:table-cell>
          <table:table-cell office:value-type="float" office:value="7.067257" calcext:value-type="float">
            <text:p>7.067257</text:p>
          </table:table-cell>
          <table:table-cell office:value-type="float" office:value="8012.602" calcext:value-type="float">
            <text:p>8012.602</text:p>
          </table:table-cell>
          <table:table-cell office:value-type="float" office:value="0" calcext:value-type="float">
            <text:p>0</text:p>
          </table:table-cell>
          <table:table-cell office:value-type="float" office:value="-1.090213" calcext:value-type="float">
            <text:p>-1.0902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8" calcext:value-type="float">
            <text:p>18081998</text:p>
          </table:table-cell>
          <table:table-cell office:value-type="float" office:value="10.36038" calcext:value-type="float">
            <text:p>10.36038</text:p>
          </table:table-cell>
          <table:table-cell office:value-type="float" office:value="481.8246" calcext:value-type="float">
            <text:p>481.824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89896" calcext:value-type="float">
            <text:p>0.4389896</text:p>
          </table:table-cell>
          <table:table-cell office:value-type="float" office:value="23.9965" calcext:value-type="float">
            <text:p>23.996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45054" calcext:value-type="float">
            <text:p>0.0834505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8239" calcext:value-type="float">
            <text:p>18.98239</text:p>
          </table:table-cell>
          <table:table-cell office:value-type="float" office:value="-0.4185197" calcext:value-type="float">
            <text:p>-0.4185197</text:p>
          </table:table-cell>
          <table:table-cell office:value-type="float" office:value="-0.4884452" calcext:value-type="float">
            <text:p>-0.4884452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72803" calcext:value-type="float">
            <text:p>13.72803</text:p>
          </table:table-cell>
          <table:table-cell office:value-type="float" office:value="1.987061" calcext:value-type="float">
            <text:p>1.987061</text:p>
          </table:table-cell>
          <table:table-cell office:value-type="float" office:value="0.07995703" calcext:value-type="float">
            <text:p>0.07995703</text:p>
          </table:table-cell>
          <table:table-cell office:value-type="float" office:value="0.05481043" calcext:value-type="float">
            <text:p>0.05481043</text:p>
          </table:table-cell>
          <table:table-cell office:value-type="float" office:value="0.04065236" calcext:value-type="float">
            <text:p>0.04065236</text:p>
          </table:table-cell>
          <table:table-cell office:value-type="float" office:value="0.03033305" calcext:value-type="float">
            <text:p>0.03033305</text:p>
          </table:table-cell>
          <table:table-cell office:value-type="float" office:value="0.02600004" calcext:value-type="float">
            <text:p>0.02600004</text:p>
          </table:table-cell>
          <table:table-cell office:value-type="float" office:value="0.0221773" calcext:value-type="float">
            <text:p>0.0221773</text:p>
          </table:table-cell>
          <table:table-cell office:value-type="float" office:value="0.02041571" calcext:value-type="float">
            <text:p>0.02041571</text:p>
          </table:table-cell>
          <table:table-cell office:value-type="float" office:value="21.25135" calcext:value-type="float">
            <text:p>21.25135</text:p>
          </table:table-cell>
          <table:table-cell office:value-type="float" office:value="61.37376" calcext:value-type="float">
            <text:p>61.37376</text:p>
          </table:table-cell>
          <table:table-cell office:value-type="float" office:value="45.52796" calcext:value-type="float">
            <text:p>45.52796</text:p>
          </table:table-cell>
          <table:table-cell office:value-type="float" office:value="49.58023" calcext:value-type="float">
            <text:p>49.58023</text:p>
          </table:table-cell>
          <table:table-cell office:value-type="float" office:value="51.87861" calcext:value-type="float">
            <text:p>51.87861</text:p>
          </table:table-cell>
          <table:table-cell office:value-type="float" office:value="41.84094" calcext:value-type="float">
            <text:p>41.84094</text:p>
          </table:table-cell>
          <table:table-cell office:value-type="float" office:value="20.09272" calcext:value-type="float">
            <text:p>20.09272</text:p>
          </table:table-cell>
          <table:table-cell office:value-type="float" office:value="7.085054" calcext:value-type="float">
            <text:p>7.085054</text:p>
          </table:table-cell>
          <table:table-cell office:value-type="float" office:value="8044.447" calcext:value-type="float">
            <text:p>8044.447</text:p>
          </table:table-cell>
          <table:table-cell office:value-type="float" office:value="0" calcext:value-type="float">
            <text:p>0</text:p>
          </table:table-cell>
          <table:table-cell office:value-type="float" office:value="-1.090213" calcext:value-type="float">
            <text:p>-1.0902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8" calcext:value-type="float">
            <text:p>19081998</text:p>
          </table:table-cell>
          <table:table-cell office:value-type="float" office:value="10.31959" calcext:value-type="float">
            <text:p>10.31959</text:p>
          </table:table-cell>
          <table:table-cell office:value-type="float" office:value="481.7418" calcext:value-type="float">
            <text:p>481.741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06171" calcext:value-type="float">
            <text:p>0.4406171</text:p>
          </table:table-cell>
          <table:table-cell office:value-type="float" office:value="24.10042" calcext:value-type="float">
            <text:p>24.10042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49775" calcext:value-type="float">
            <text:p>0.08349775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9036" calcext:value-type="float">
            <text:p>18.99036</text:p>
          </table:table-cell>
          <table:table-cell office:value-type="float" office:value="-0.4185564" calcext:value-type="float">
            <text:p>-0.4185564</text:p>
          </table:table-cell>
          <table:table-cell office:value-type="float" office:value="-0.4885643" calcext:value-type="float">
            <text:p>-0.4885643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67597" calcext:value-type="float">
            <text:p>13.67597</text:p>
          </table:table-cell>
          <table:table-cell office:value-type="float" office:value="2.002449" calcext:value-type="float">
            <text:p>2.002449</text:p>
          </table:table-cell>
          <table:table-cell office:value-type="float" office:value="0.07857645" calcext:value-type="float">
            <text:p>0.07857645</text:p>
          </table:table-cell>
          <table:table-cell office:value-type="float" office:value="0.05374291" calcext:value-type="float">
            <text:p>0.05374291</text:p>
          </table:table-cell>
          <table:table-cell office:value-type="float" office:value="0.03975207" calcext:value-type="float">
            <text:p>0.0397520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09725" calcext:value-type="float">
            <text:p>0.02509725</text:p>
          </table:table-cell>
          <table:table-cell office:value-type="float" office:value="0.02219559" calcext:value-type="float">
            <text:p>0.02219559</text:p>
          </table:table-cell>
          <table:table-cell office:value-type="float" office:value="0.02045278" calcext:value-type="float">
            <text:p>0.02045278</text:p>
          </table:table-cell>
          <table:table-cell office:value-type="float" office:value="19.22942" calcext:value-type="float">
            <text:p>19.22942</text:p>
          </table:table-cell>
          <table:table-cell office:value-type="float" office:value="62.68056" calcext:value-type="float">
            <text:p>62.68056</text:p>
          </table:table-cell>
          <table:table-cell office:value-type="float" office:value="46.41839" calcext:value-type="float">
            <text:p>46.41839</text:p>
          </table:table-cell>
          <table:table-cell office:value-type="float" office:value="49.96912" calcext:value-type="float">
            <text:p>49.96912</text:p>
          </table:table-cell>
          <table:table-cell office:value-type="float" office:value="51.97613" calcext:value-type="float">
            <text:p>51.97613</text:p>
          </table:table-cell>
          <table:table-cell office:value-type="float" office:value="41.80526" calcext:value-type="float">
            <text:p>41.80526</text:p>
          </table:table-cell>
          <table:table-cell office:value-type="float" office:value="20.25401" calcext:value-type="float">
            <text:p>20.25401</text:p>
          </table:table-cell>
          <table:table-cell office:value-type="float" office:value="7.100935" calcext:value-type="float">
            <text:p>7.100935</text:p>
          </table:table-cell>
          <table:table-cell office:value-type="float" office:value="8090.377" calcext:value-type="float">
            <text:p>8090.377</text:p>
          </table:table-cell>
          <table:table-cell office:value-type="float" office:value="0" calcext:value-type="float">
            <text:p>0</text:p>
          </table:table-cell>
          <table:table-cell office:value-type="float" office:value="-1.090215" calcext:value-type="float">
            <text:p>-1.0902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8" calcext:value-type="float">
            <text:p>20081998</text:p>
          </table:table-cell>
          <table:table-cell office:value-type="float" office:value="10.28043" calcext:value-type="float">
            <text:p>10.28043</text:p>
          </table:table-cell>
          <table:table-cell office:value-type="float" office:value="481.6646" calcext:value-type="float">
            <text:p>481.664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53446" calcext:value-type="float">
            <text:p>0.4353446</text:p>
          </table:table-cell>
          <table:table-cell office:value-type="float" office:value="24.22045" calcext:value-type="float">
            <text:p>24.22045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54495" calcext:value-type="float">
            <text:p>0.08354495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8.99834" calcext:value-type="float">
            <text:p>18.99834</text:p>
          </table:table-cell>
          <table:table-cell office:value-type="float" office:value="-0.4186156" calcext:value-type="float">
            <text:p>-0.4186156</text:p>
          </table:table-cell>
          <table:table-cell office:value-type="float" office:value="-0.4892982" calcext:value-type="float">
            <text:p>-0.4892982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63057" calcext:value-type="float">
            <text:p>13.63057</text:p>
          </table:table-cell>
          <table:table-cell office:value-type="float" office:value="1.925265" calcext:value-type="float">
            <text:p>1.925265</text:p>
          </table:table-cell>
          <table:table-cell office:value-type="float" office:value="0.09116466" calcext:value-type="float">
            <text:p>0.09116466</text:p>
          </table:table-cell>
          <table:table-cell office:value-type="float" office:value="0.05011828" calcext:value-type="float">
            <text:p>0.05011828</text:p>
          </table:table-cell>
          <table:table-cell office:value-type="float" office:value="0.03663096" calcext:value-type="float">
            <text:p>0.03663096</text:p>
          </table:table-cell>
          <table:table-cell office:value-type="float" office:value="0.0273207" calcext:value-type="float">
            <text:p>0.0273207</text:p>
          </table:table-cell>
          <table:table-cell office:value-type="float" office:value="0.0234833" calcext:value-type="float">
            <text:p>0.0234833</text:p>
          </table:table-cell>
          <table:table-cell office:value-type="float" office:value="0.02220157" calcext:value-type="float">
            <text:p>0.02220157</text:p>
          </table:table-cell>
          <table:table-cell office:value-type="float" office:value="0.02047058" calcext:value-type="float">
            <text:p>0.02047058</text:p>
          </table:table-cell>
          <table:table-cell office:value-type="float" office:value="17.3917" calcext:value-type="float">
            <text:p>17.3917</text:p>
          </table:table-cell>
          <table:table-cell office:value-type="float" office:value="52.37271" calcext:value-type="float">
            <text:p>52.37271</text:p>
          </table:table-cell>
          <table:table-cell office:value-type="float" office:value="50.37801" calcext:value-type="float">
            <text:p>50.37801</text:p>
          </table:table-cell>
          <table:table-cell office:value-type="float" office:value="50.86694" calcext:value-type="float">
            <text:p>50.86694</text:p>
          </table:table-cell>
          <table:table-cell office:value-type="float" office:value="52.14089" calcext:value-type="float">
            <text:p>52.14089</text:p>
          </table:table-cell>
          <table:table-cell office:value-type="float" office:value="41.7771" calcext:value-type="float">
            <text:p>41.7771</text:p>
          </table:table-cell>
          <table:table-cell office:value-type="float" office:value="20.41446" calcext:value-type="float">
            <text:p>20.41446</text:p>
          </table:table-cell>
          <table:table-cell office:value-type="float" office:value="7.116141" calcext:value-type="float">
            <text:p>7.116141</text:p>
          </table:table-cell>
          <table:table-cell office:value-type="float" office:value="7962.916" calcext:value-type="float">
            <text:p>7962.916</text:p>
          </table:table-cell>
          <table:table-cell office:value-type="float" office:value="0" calcext:value-type="float">
            <text:p>0</text:p>
          </table:table-cell>
          <table:table-cell office:value-type="float" office:value="-1.090215" calcext:value-type="float">
            <text:p>-1.0902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8" calcext:value-type="float">
            <text:p>21081998</text:p>
          </table:table-cell>
          <table:table-cell office:value-type="float" office:value="10.23645" calcext:value-type="float">
            <text:p>10.23645</text:p>
          </table:table-cell>
          <table:table-cell office:value-type="float" office:value="481.5917" calcext:value-type="float">
            <text:p>481.591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17401" calcext:value-type="float">
            <text:p>0.4217401</text:p>
          </table:table-cell>
          <table:table-cell office:value-type="float" office:value="24.36156" calcext:value-type="float">
            <text:p>24.3615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59216" calcext:value-type="float">
            <text:p>0.08359216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9.00636" calcext:value-type="float">
            <text:p>19.00636</text:p>
          </table:table-cell>
          <table:table-cell office:value-type="float" office:value="-0.4188505" calcext:value-type="float">
            <text:p>-0.4188505</text:p>
          </table:table-cell>
          <table:table-cell office:value-type="float" office:value="-0.4981282" calcext:value-type="float">
            <text:p>-0.4981282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59322" calcext:value-type="float">
            <text:p>13.59322</text:p>
          </table:table-cell>
          <table:table-cell office:value-type="float" office:value="1.51717" calcext:value-type="float">
            <text:p>1.51717</text:p>
          </table:table-cell>
          <table:table-cell office:value-type="float" office:value="0.07549241" calcext:value-type="float">
            <text:p>0.07549241</text:p>
          </table:table-cell>
          <table:table-cell office:value-type="float" office:value="0.04987582" calcext:value-type="float">
            <text:p>0.04987582</text:p>
          </table:table-cell>
          <table:table-cell office:value-type="float" office:value="0.03636678" calcext:value-type="float">
            <text:p>0.03636678</text:p>
          </table:table-cell>
          <table:table-cell office:value-type="float" office:value="0.02683838" calcext:value-type="float">
            <text:p>0.02683838</text:p>
          </table:table-cell>
          <table:table-cell office:value-type="float" office:value="0.02289717" calcext:value-type="float">
            <text:p>0.02289717</text:p>
          </table:table-cell>
          <table:table-cell office:value-type="float" office:value="0.0222096" calcext:value-type="float">
            <text:p>0.0222096</text:p>
          </table:table-cell>
          <table:table-cell office:value-type="float" office:value="0.02047997" calcext:value-type="float">
            <text:p>0.02047997</text:p>
          </table:table-cell>
          <table:table-cell office:value-type="float" office:value="24.96134" calcext:value-type="float">
            <text:p>24.96134</text:p>
          </table:table-cell>
          <table:table-cell office:value-type="float" office:value="47.44768" calcext:value-type="float">
            <text:p>47.44768</text:p>
          </table:table-cell>
          <table:table-cell office:value-type="float" office:value="49.4673" calcext:value-type="float">
            <text:p>49.4673</text:p>
          </table:table-cell>
          <table:table-cell office:value-type="float" office:value="51.96845" calcext:value-type="float">
            <text:p>51.96845</text:p>
          </table:table-cell>
          <table:table-cell office:value-type="float" office:value="53.11819" calcext:value-type="float">
            <text:p>53.11819</text:p>
          </table:table-cell>
          <table:table-cell office:value-type="float" office:value="42.33815" calcext:value-type="float">
            <text:p>42.33815</text:p>
          </table:table-cell>
          <table:table-cell office:value-type="float" office:value="20.60386" calcext:value-type="float">
            <text:p>20.60386</text:p>
          </table:table-cell>
          <table:table-cell office:value-type="float" office:value="7.130862" calcext:value-type="float">
            <text:p>7.130862</text:p>
          </table:table-cell>
          <table:table-cell office:value-type="float" office:value="7889.58" calcext:value-type="float">
            <text:p>7889.58</text:p>
          </table:table-cell>
          <table:table-cell office:value-type="float" office:value="0" calcext:value-type="float">
            <text:p>0</text:p>
          </table:table-cell>
          <table:table-cell office:value-type="float" office:value="-1.090217" calcext:value-type="float">
            <text:p>-1.0902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8" calcext:value-type="float">
            <text:p>22081998</text:p>
          </table:table-cell>
          <table:table-cell office:value-type="float" office:value="10.19046" calcext:value-type="float">
            <text:p>10.19046</text:p>
          </table:table-cell>
          <table:table-cell office:value-type="float" office:value="481.5165" calcext:value-type="float">
            <text:p>481.516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82007" calcext:value-type="float">
            <text:p>0.4182007</text:p>
          </table:table-cell>
          <table:table-cell office:value-type="float" office:value="24.47376" calcext:value-type="float">
            <text:p>24.47376</text:p>
          </table:table-cell>
          <table:table-cell office:value-type="float" office:value="0.001729678" calcext:value-type="float">
            <text:p>0.001729678</text:p>
          </table:table-cell>
          <table:table-cell office:value-type="float" office:value="0.08365304" calcext:value-type="float">
            <text:p>0.08365304</text:p>
          </table:table-cell>
          <table:table-cell office:value-type="float" office:value="0.03499106" calcext:value-type="float">
            <text:p>0.03499106</text:p>
          </table:table-cell>
          <table:table-cell office:value-type="float" office:value="19.03145" calcext:value-type="float">
            <text:p>19.03145</text:p>
          </table:table-cell>
          <table:table-cell office:value-type="float" office:value="-0.4190022" calcext:value-type="float">
            <text:p>-0.4190022</text:p>
          </table:table-cell>
          <table:table-cell office:value-type="float" office:value="-0.5064864" calcext:value-type="float">
            <text:p>-0.5064864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55016" calcext:value-type="float">
            <text:p>13.55016</text:p>
          </table:table-cell>
          <table:table-cell office:value-type="float" office:value="1.36457" calcext:value-type="float">
            <text:p>1.36457</text:p>
          </table:table-cell>
          <table:table-cell office:value-type="float" office:value="0.07133495" calcext:value-type="float">
            <text:p>0.07133495</text:p>
          </table:table-cell>
          <table:table-cell office:value-type="float" office:value="0.04951718" calcext:value-type="float">
            <text:p>0.04951718</text:p>
          </table:table-cell>
          <table:table-cell office:value-type="float" office:value="0.03617403" calcext:value-type="float">
            <text:p>0.03617403</text:p>
          </table:table-cell>
          <table:table-cell office:value-type="float" office:value="0.02668002" calcext:value-type="float">
            <text:p>0.02668002</text:p>
          </table:table-cell>
          <table:table-cell office:value-type="float" office:value="0.02272532" calcext:value-type="float">
            <text:p>0.02272532</text:p>
          </table:table-cell>
          <table:table-cell office:value-type="float" office:value="0.02220769" calcext:value-type="float">
            <text:p>0.02220769</text:p>
          </table:table-cell>
          <table:table-cell office:value-type="float" office:value="0.02047969" calcext:value-type="float">
            <text:p>0.02047969</text:p>
          </table:table-cell>
          <table:table-cell office:value-type="float" office:value="30.4993" calcext:value-type="float">
            <text:p>30.4993</text:p>
          </table:table-cell>
          <table:table-cell office:value-type="float" office:value="49.94967" calcext:value-type="float">
            <text:p>49.94967</text:p>
          </table:table-cell>
          <table:table-cell office:value-type="float" office:value="48.96125" calcext:value-type="float">
            <text:p>48.96125</text:p>
          </table:table-cell>
          <table:table-cell office:value-type="float" office:value="51.67985" calcext:value-type="float">
            <text:p>51.67985</text:p>
          </table:table-cell>
          <table:table-cell office:value-type="float" office:value="53.07299" calcext:value-type="float">
            <text:p>53.07299</text:p>
          </table:table-cell>
          <table:table-cell office:value-type="float" office:value="42.61053" calcext:value-type="float">
            <text:p>42.61053</text:p>
          </table:table-cell>
          <table:table-cell office:value-type="float" office:value="20.8577" calcext:value-type="float">
            <text:p>20.8577</text:p>
          </table:table-cell>
          <table:table-cell office:value-type="float" office:value="7.146198" calcext:value-type="float">
            <text:p>7.146198</text:p>
          </table:table-cell>
          <table:table-cell office:value-type="float" office:value="7903.679" calcext:value-type="float">
            <text:p>7903.679</text:p>
          </table:table-cell>
          <table:table-cell office:value-type="float" office:value="0" calcext:value-type="float">
            <text:p>0</text:p>
          </table:table-cell>
          <table:table-cell office:value-type="float" office:value="-1.090218" calcext:value-type="float">
            <text:p>-1.0902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8" calcext:value-type="float">
            <text:p>23081998</text:p>
          </table:table-cell>
          <table:table-cell office:value-type="float" office:value="10.15065" calcext:value-type="float">
            <text:p>10.15065</text:p>
          </table:table-cell>
          <table:table-cell office:value-type="float" office:value="481.4453" calcext:value-type="float">
            <text:p>481.445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32457" calcext:value-type="float">
            <text:p>0.4132457</text:p>
          </table:table-cell>
          <table:table-cell office:value-type="float" office:value="24.56226" calcext:value-type="float">
            <text:p>24.56226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375579" calcext:value-type="float">
            <text:p>0.0837557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19.08928" calcext:value-type="float">
            <text:p>19.08928</text:p>
          </table:table-cell>
          <table:table-cell office:value-type="float" office:value="-0.4191218" calcext:value-type="float">
            <text:p>-0.4191218</text:p>
          </table:table-cell>
          <table:table-cell office:value-type="float" office:value="-0.5099531" calcext:value-type="float">
            <text:p>-0.5099531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51074" calcext:value-type="float">
            <text:p>13.51074</text:p>
          </table:table-cell>
          <table:table-cell office:value-type="float" office:value="2.367791" calcext:value-type="float">
            <text:p>2.367791</text:p>
          </table:table-cell>
          <table:table-cell office:value-type="float" office:value="0.5590864" calcext:value-type="float">
            <text:p>0.5590864</text:p>
          </table:table-cell>
          <table:table-cell office:value-type="float" office:value="0.08916941" calcext:value-type="float">
            <text:p>0.08916941</text:p>
          </table:table-cell>
          <table:table-cell office:value-type="float" office:value="0.03430256" calcext:value-type="float">
            <text:p>0.03430256</text:p>
          </table:table-cell>
          <table:table-cell office:value-type="float" office:value="0.02488423" calcext:value-type="float">
            <text:p>0.02488423</text:p>
          </table:table-cell>
          <table:table-cell office:value-type="float" office:value="0.02162203" calcext:value-type="float">
            <text:p>0.02162203</text:p>
          </table:table-cell>
          <table:table-cell office:value-type="float" office:value="0.02391286" calcext:value-type="float">
            <text:p>0.02391286</text:p>
          </table:table-cell>
          <table:table-cell office:value-type="float" office:value="0.02047515" calcext:value-type="float">
            <text:p>0.02047515</text:p>
          </table:table-cell>
          <table:table-cell office:value-type="float" office:value="8.309618" calcext:value-type="float">
            <text:p>8.309618</text:p>
          </table:table-cell>
          <table:table-cell office:value-type="float" office:value="28.29935" calcext:value-type="float">
            <text:p>28.29935</text:p>
          </table:table-cell>
          <table:table-cell office:value-type="float" office:value="58.44507" calcext:value-type="float">
            <text:p>58.44507</text:p>
          </table:table-cell>
          <table:table-cell office:value-type="float" office:value="54.19145" calcext:value-type="float">
            <text:p>54.19145</text:p>
          </table:table-cell>
          <table:table-cell office:value-type="float" office:value="53.33474" calcext:value-type="float">
            <text:p>53.33474</text:p>
          </table:table-cell>
          <table:table-cell office:value-type="float" office:value="42.64208" calcext:value-type="float">
            <text:p>42.64208</text:p>
          </table:table-cell>
          <table:table-cell office:value-type="float" office:value="20.97492" calcext:value-type="float">
            <text:p>20.97492</text:p>
          </table:table-cell>
          <table:table-cell office:value-type="float" office:value="7.16494" calcext:value-type="float">
            <text:p>7.16494</text:p>
          </table:table-cell>
          <table:table-cell office:value-type="float" office:value="7139.412" calcext:value-type="float">
            <text:p>7139.412</text:p>
          </table:table-cell>
          <table:table-cell office:value-type="float" office:value="0" calcext:value-type="float">
            <text:p>0</text:p>
          </table:table-cell>
          <table:table-cell office:value-type="float" office:value="-1.090809" calcext:value-type="float">
            <text:p>-1.0908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8" calcext:value-type="float">
            <text:p>24081998</text:p>
          </table:table-cell>
          <table:table-cell office:value-type="float" office:value="10.10374" calcext:value-type="float">
            <text:p>10.10374</text:p>
          </table:table-cell>
          <table:table-cell office:value-type="float" office:value="481.3845" calcext:value-type="float">
            <text:p>481.38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90612" calcext:value-type="float">
            <text:p>0.3890612</text:p>
          </table:table-cell>
          <table:table-cell office:value-type="float" office:value="24.28829" calcext:value-type="float">
            <text:p>24.28829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436169" calcext:value-type="float">
            <text:p>0.0843616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19.58047" calcext:value-type="float">
            <text:p>19.58047</text:p>
          </table:table-cell>
          <table:table-cell office:value-type="float" office:value="-0.4281723" calcext:value-type="float">
            <text:p>-0.4281723</text:p>
          </table:table-cell>
          <table:table-cell office:value-type="float" office:value="-0.5196955" calcext:value-type="float">
            <text:p>-0.5196955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52052" calcext:value-type="float">
            <text:p>13.52052</text:p>
          </table:table-cell>
          <table:table-cell office:value-type="float" office:value="5.47384" calcext:value-type="float">
            <text:p>5.47384</text:p>
          </table:table-cell>
          <table:table-cell office:value-type="float" office:value="0.3956122" calcext:value-type="float">
            <text:p>0.3956122</text:p>
          </table:table-cell>
          <table:table-cell office:value-type="float" office:value="0.05588869" calcext:value-type="float">
            <text:p>0.05588869</text:p>
          </table:table-cell>
          <table:table-cell office:value-type="float" office:value="0.03419345" calcext:value-type="float">
            <text:p>0.03419345</text:p>
          </table:table-cell>
          <table:table-cell office:value-type="float" office:value="0.02520253" calcext:value-type="float">
            <text:p>0.02520253</text:p>
          </table:table-cell>
          <table:table-cell office:value-type="float" office:value="0.02250245" calcext:value-type="float">
            <text:p>0.02250245</text:p>
          </table:table-cell>
          <table:table-cell office:value-type="float" office:value="0.02336386" calcext:value-type="float">
            <text:p>0.02336386</text:p>
          </table:table-cell>
          <table:table-cell office:value-type="float" office:value="0.02047626" calcext:value-type="float">
            <text:p>0.02047626</text:p>
          </table:table-cell>
          <table:table-cell office:value-type="float" office:value="19.45266" calcext:value-type="float">
            <text:p>19.45266</text:p>
          </table:table-cell>
          <table:table-cell office:value-type="float" office:value="21.74375" calcext:value-type="float">
            <text:p>21.74375</text:p>
          </table:table-cell>
          <table:table-cell office:value-type="float" office:value="40.97736" calcext:value-type="float">
            <text:p>40.97736</text:p>
          </table:table-cell>
          <table:table-cell office:value-type="float" office:value="53.48887" calcext:value-type="float">
            <text:p>53.48887</text:p>
          </table:table-cell>
          <table:table-cell office:value-type="float" office:value="58.74991" calcext:value-type="float">
            <text:p>58.74991</text:p>
          </table:table-cell>
          <table:table-cell office:value-type="float" office:value="49.25543" calcext:value-type="float">
            <text:p>49.25543</text:p>
          </table:table-cell>
          <table:table-cell office:value-type="float" office:value="21.59743" calcext:value-type="float">
            <text:p>21.59743</text:p>
          </table:table-cell>
          <table:table-cell office:value-type="float" office:value="7.271127" calcext:value-type="float">
            <text:p>7.271127</text:p>
          </table:table-cell>
          <table:table-cell office:value-type="float" office:value="5922.412" calcext:value-type="float">
            <text:p>5922.412</text:p>
          </table:table-cell>
          <table:table-cell office:value-type="float" office:value="0" calcext:value-type="float">
            <text:p>0</text:p>
          </table:table-cell>
          <table:table-cell office:value-type="float" office:value="-1.106591" calcext:value-type="float">
            <text:p>-1.10659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8" calcext:value-type="float">
            <text:p>25081998</text:p>
          </table:table-cell>
          <table:table-cell office:value-type="float" office:value="10.05647" calcext:value-type="float">
            <text:p>10.05647</text:p>
          </table:table-cell>
          <table:table-cell office:value-type="float" office:value="481.3268" calcext:value-type="float">
            <text:p>481.32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13619" calcext:value-type="float">
            <text:p>0.3913619</text:p>
          </table:table-cell>
          <table:table-cell office:value-type="float" office:value="24.04688" calcext:value-type="float">
            <text:p>24.04688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49559" calcext:value-type="float">
            <text:p>0.084955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0.04677" calcext:value-type="float">
            <text:p>20.04677</text:p>
          </table:table-cell>
          <table:table-cell office:value-type="float" office:value="-0.4350563" calcext:value-type="float">
            <text:p>-0.4350563</text:p>
          </table:table-cell>
          <table:table-cell office:value-type="float" office:value="-0.5309851" calcext:value-type="float">
            <text:p>-0.5309851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52368" calcext:value-type="float">
            <text:p>13.52368</text:p>
          </table:table-cell>
          <table:table-cell office:value-type="float" office:value="7.117549" calcext:value-type="float">
            <text:p>7.117549</text:p>
          </table:table-cell>
          <table:table-cell office:value-type="float" office:value="0.5799304" calcext:value-type="float">
            <text:p>0.5799304</text:p>
          </table:table-cell>
          <table:table-cell office:value-type="float" office:value="0.06062024" calcext:value-type="float">
            <text:p>0.06062024</text:p>
          </table:table-cell>
          <table:table-cell office:value-type="float" office:value="0.03345007" calcext:value-type="float">
            <text:p>0.03345007</text:p>
          </table:table-cell>
          <table:table-cell office:value-type="float" office:value="0.02527925" calcext:value-type="float">
            <text:p>0.02527925</text:p>
          </table:table-cell>
          <table:table-cell office:value-type="float" office:value="0.02269004" calcext:value-type="float">
            <text:p>0.02269004</text:p>
          </table:table-cell>
          <table:table-cell office:value-type="float" office:value="0.023658" calcext:value-type="float">
            <text:p>0.023658</text:p>
          </table:table-cell>
          <table:table-cell office:value-type="float" office:value="0.02051351" calcext:value-type="float">
            <text:p>0.02051351</text:p>
          </table:table-cell>
          <table:table-cell office:value-type="float" office:value="8.492405" calcext:value-type="float">
            <text:p>8.492405</text:p>
          </table:table-cell>
          <table:table-cell office:value-type="float" office:value="15.99938" calcext:value-type="float">
            <text:p>15.99938</text:p>
          </table:table-cell>
          <table:table-cell office:value-type="float" office:value="36.22488" calcext:value-type="float">
            <text:p>36.22488</text:p>
          </table:table-cell>
          <table:table-cell office:value-type="float" office:value="52.72665" calcext:value-type="float">
            <text:p>52.72665</text:p>
          </table:table-cell>
          <table:table-cell office:value-type="float" office:value="60.72674" calcext:value-type="float">
            <text:p>60.72674</text:p>
          </table:table-cell>
          <table:table-cell office:value-type="float" office:value="51.78929" calcext:value-type="float">
            <text:p>51.78929</text:p>
          </table:table-cell>
          <table:table-cell office:value-type="float" office:value="22.03267" calcext:value-type="float">
            <text:p>22.03267</text:p>
          </table:table-cell>
          <table:table-cell office:value-type="float" office:value="7.400508" calcext:value-type="float">
            <text:p>7.400508</text:p>
          </table:table-cell>
          <table:table-cell office:value-type="float" office:value="5456.208" calcext:value-type="float">
            <text:p>5456.208</text:p>
          </table:table-cell>
          <table:table-cell office:value-type="float" office:value="0" calcext:value-type="float">
            <text:p>0</text:p>
          </table:table-cell>
          <table:table-cell office:value-type="float" office:value="-1.127663" calcext:value-type="float">
            <text:p>-1.1276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8" calcext:value-type="float">
            <text:p>26081998</text:p>
          </table:table-cell>
          <table:table-cell office:value-type="float" office:value="10.00728" calcext:value-type="float">
            <text:p>10.00728</text:p>
          </table:table-cell>
          <table:table-cell office:value-type="float" office:value="481.2679" calcext:value-type="float">
            <text:p>481.267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277036" calcext:value-type="float">
            <text:p>0.3277036</text:p>
          </table:table-cell>
          <table:table-cell office:value-type="float" office:value="23.89607" calcext:value-type="float">
            <text:p>23.89607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540449" calcext:value-type="float">
            <text:p>0.0854044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0.49279" calcext:value-type="float">
            <text:p>20.49279</text:p>
          </table:table-cell>
          <table:table-cell office:value-type="float" office:value="-0.4428607" calcext:value-type="float">
            <text:p>-0.4428607</text:p>
          </table:table-cell>
          <table:table-cell office:value-type="float" office:value="-0.5576847" calcext:value-type="float">
            <text:p>-0.5576847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52481" calcext:value-type="float">
            <text:p>13.52481</text:p>
          </table:table-cell>
          <table:table-cell office:value-type="float" office:value="3.320038" calcext:value-type="float">
            <text:p>3.320038</text:p>
          </table:table-cell>
          <table:table-cell office:value-type="float" office:value="0.3885112" calcext:value-type="float">
            <text:p>0.3885112</text:p>
          </table:table-cell>
          <table:table-cell office:value-type="float" office:value="0.05318113" calcext:value-type="float">
            <text:p>0.05318113</text:p>
          </table:table-cell>
          <table:table-cell office:value-type="float" office:value="0.03373758" calcext:value-type="float">
            <text:p>0.03373758</text:p>
          </table:table-cell>
          <table:table-cell office:value-type="float" office:value="0.02518521" calcext:value-type="float">
            <text:p>0.02518521</text:p>
          </table:table-cell>
          <table:table-cell office:value-type="float" office:value="0.02254458" calcext:value-type="float">
            <text:p>0.02254458</text:p>
          </table:table-cell>
          <table:table-cell office:value-type="float" office:value="0.02352142" calcext:value-type="float">
            <text:p>0.02352142</text:p>
          </table:table-cell>
          <table:table-cell office:value-type="float" office:value="0.02055938" calcext:value-type="float">
            <text:p>0.02055938</text:p>
          </table:table-cell>
          <table:table-cell office:value-type="float" office:value="24.85935" calcext:value-type="float">
            <text:p>24.85935</text:p>
          </table:table-cell>
          <table:table-cell office:value-type="float" office:value="19.79503" calcext:value-type="float">
            <text:p>19.79503</text:p>
          </table:table-cell>
          <table:table-cell office:value-type="float" office:value="33.83138" calcext:value-type="float">
            <text:p>33.83138</text:p>
          </table:table-cell>
          <table:table-cell office:value-type="float" office:value="49.27633" calcext:value-type="float">
            <text:p>49.27633</text:p>
          </table:table-cell>
          <table:table-cell office:value-type="float" office:value="58.00075" calcext:value-type="float">
            <text:p>58.00075</text:p>
          </table:table-cell>
          <table:table-cell office:value-type="float" office:value="51.4174" calcext:value-type="float">
            <text:p>51.4174</text:p>
          </table:table-cell>
          <table:table-cell office:value-type="float" office:value="23.02863" calcext:value-type="float">
            <text:p>23.02863</text:p>
          </table:table-cell>
          <table:table-cell office:value-type="float" office:value="7.531287" calcext:value-type="float">
            <text:p>7.531287</text:p>
          </table:table-cell>
          <table:table-cell office:value-type="float" office:value="5463.723" calcext:value-type="float">
            <text:p>5463.723</text:p>
          </table:table-cell>
          <table:table-cell office:value-type="float" office:value="0" calcext:value-type="float">
            <text:p>0</text:p>
          </table:table-cell>
          <table:table-cell office:value-type="float" office:value="-1.128604" calcext:value-type="float">
            <text:p>-1.1286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8" calcext:value-type="float">
            <text:p>27081998</text:p>
          </table:table-cell>
          <table:table-cell office:value-type="float" office:value="9.916342" calcext:value-type="float">
            <text:p>9.916342</text:p>
          </table:table-cell>
          <table:table-cell office:value-type="float" office:value="481.1959" calcext:value-type="float">
            <text:p>481.195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04373" calcext:value-type="float">
            <text:p>0.3604373</text:p>
          </table:table-cell>
          <table:table-cell office:value-type="float" office:value="23.72102" calcext:value-type="float">
            <text:p>23.72102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573572" calcext:value-type="float">
            <text:p>0.0857357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0.79957" calcext:value-type="float">
            <text:p>20.79957</text:p>
          </table:table-cell>
          <table:table-cell office:value-type="float" office:value="-0.4432419" calcext:value-type="float">
            <text:p>-0.4432419</text:p>
          </table:table-cell>
          <table:table-cell office:value-type="float" office:value="-0.5706804" calcext:value-type="float">
            <text:p>-0.5706804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38542" calcext:value-type="float">
            <text:p>13.38542</text:p>
          </table:table-cell>
          <table:table-cell office:value-type="float" office:value="4.231956" calcext:value-type="float">
            <text:p>4.231956</text:p>
          </table:table-cell>
          <table:table-cell office:value-type="float" office:value="0.3064991" calcext:value-type="float">
            <text:p>0.3064991</text:p>
          </table:table-cell>
          <table:table-cell office:value-type="float" office:value="0.05582827" calcext:value-type="float">
            <text:p>0.05582827</text:p>
          </table:table-cell>
          <table:table-cell office:value-type="float" office:value="0.03749046" calcext:value-type="float">
            <text:p>0.03749046</text:p>
          </table:table-cell>
          <table:table-cell office:value-type="float" office:value="0.02737007" calcext:value-type="float">
            <text:p>0.02737007</text:p>
          </table:table-cell>
          <table:table-cell office:value-type="float" office:value="0.0233536" calcext:value-type="float">
            <text:p>0.0233536</text:p>
          </table:table-cell>
          <table:table-cell office:value-type="float" office:value="0.02312963" calcext:value-type="float">
            <text:p>0.02312963</text:p>
          </table:table-cell>
          <table:table-cell office:value-type="float" office:value="0.02056823" calcext:value-type="float">
            <text:p>0.02056823</text:p>
          </table:table-cell>
          <table:table-cell office:value-type="float" office:value="19.19916" calcext:value-type="float">
            <text:p>19.19916</text:p>
          </table:table-cell>
          <table:table-cell office:value-type="float" office:value="26.26414" calcext:value-type="float">
            <text:p>26.26414</text:p>
          </table:table-cell>
          <table:table-cell office:value-type="float" office:value="33.6909" calcext:value-type="float">
            <text:p>33.6909</text:p>
          </table:table-cell>
          <table:table-cell office:value-type="float" office:value="48.44132" calcext:value-type="float">
            <text:p>48.44132</text:p>
          </table:table-cell>
          <table:table-cell office:value-type="float" office:value="56.67973" calcext:value-type="float">
            <text:p>56.67973</text:p>
          </table:table-cell>
          <table:table-cell office:value-type="float" office:value="50.07091" calcext:value-type="float">
            <text:p>50.07091</text:p>
          </table:table-cell>
          <table:table-cell office:value-type="float" office:value="22.8789" calcext:value-type="float">
            <text:p>22.8789</text:p>
          </table:table-cell>
          <table:table-cell office:value-type="float" office:value="7.621169" calcext:value-type="float">
            <text:p>7.621169</text:p>
          </table:table-cell>
          <table:table-cell office:value-type="float" office:value="6144.908" calcext:value-type="float">
            <text:p>6144.908</text:p>
          </table:table-cell>
          <table:table-cell office:value-type="float" office:value="0" calcext:value-type="float">
            <text:p>0</text:p>
          </table:table-cell>
          <table:table-cell office:value-type="float" office:value="-1.12861" calcext:value-type="float">
            <text:p>-1.128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8" calcext:value-type="float">
            <text:p>28081998</text:p>
          </table:table-cell>
          <table:table-cell office:value-type="float" office:value="9.850143" calcext:value-type="float">
            <text:p>9.850143</text:p>
          </table:table-cell>
          <table:table-cell office:value-type="float" office:value="481.1121" calcext:value-type="float">
            <text:p>481.11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769588" calcext:value-type="float">
            <text:p>0.3769588</text:p>
          </table:table-cell>
          <table:table-cell office:value-type="float" office:value="23.64407" calcext:value-type="float">
            <text:p>23.64407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597517" calcext:value-type="float">
            <text:p>0.08597517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0.9996" calcext:value-type="float">
            <text:p>20.9996</text:p>
          </table:table-cell>
          <table:table-cell office:value-type="float" office:value="-0.4434704" calcext:value-type="float">
            <text:p>-0.4434704</text:p>
          </table:table-cell>
          <table:table-cell office:value-type="float" office:value="-0.5711363" calcext:value-type="float">
            <text:p>-0.5711363</text:p>
          </table:table-cell>
          <table:table-cell office:value-type="float" office:value="0.008437891" calcext:value-type="float">
            <text:p>0.008437891</text:p>
          </table:table-cell>
          <table:table-cell office:value-type="float" office:value="13.28911" calcext:value-type="float">
            <text:p>13.28911</text:p>
          </table:table-cell>
          <table:table-cell office:value-type="float" office:value="4.573073" calcext:value-type="float">
            <text:p>4.573073</text:p>
          </table:table-cell>
          <table:table-cell office:value-type="float" office:value="0.2420293" calcext:value-type="float">
            <text:p>0.2420293</text:p>
          </table:table-cell>
          <table:table-cell office:value-type="float" office:value="0.05698074" calcext:value-type="float">
            <text:p>0.05698074</text:p>
          </table:table-cell>
          <table:table-cell office:value-type="float" office:value="0.03925513" calcext:value-type="float">
            <text:p>0.03925513</text:p>
          </table:table-cell>
          <table:table-cell office:value-type="float" office:value="0.02837723" calcext:value-type="float">
            <text:p>0.02837723</text:p>
          </table:table-cell>
          <table:table-cell office:value-type="float" office:value="0.02389248" calcext:value-type="float">
            <text:p>0.02389248</text:p>
          </table:table-cell>
          <table:table-cell office:value-type="float" office:value="0.02270236" calcext:value-type="float">
            <text:p>0.02270236</text:p>
          </table:table-cell>
          <table:table-cell office:value-type="float" office:value="0.02048411" calcext:value-type="float">
            <text:p>0.02048411</text:p>
          </table:table-cell>
          <table:table-cell office:value-type="float" office:value="14.72854" calcext:value-type="float">
            <text:p>14.72854</text:p>
          </table:table-cell>
          <table:table-cell office:value-type="float" office:value="30.52066" calcext:value-type="float">
            <text:p>30.52066</text:p>
          </table:table-cell>
          <table:table-cell office:value-type="float" office:value="33.94491" calcext:value-type="float">
            <text:p>33.94491</text:p>
          </table:table-cell>
          <table:table-cell office:value-type="float" office:value="48.17478" calcext:value-type="float">
            <text:p>48.17478</text:p>
          </table:table-cell>
          <table:table-cell office:value-type="float" office:value="56.00509" calcext:value-type="float">
            <text:p>56.00509</text:p>
          </table:table-cell>
          <table:table-cell office:value-type="float" office:value="49.09918" calcext:value-type="float">
            <text:p>49.09918</text:p>
          </table:table-cell>
          <table:table-cell office:value-type="float" office:value="22.82219" calcext:value-type="float">
            <text:p>22.82219</text:p>
          </table:table-cell>
          <table:table-cell office:value-type="float" office:value="7.662724" calcext:value-type="float">
            <text:p>7.662724</text:p>
          </table:table-cell>
          <table:table-cell office:value-type="float" office:value="6511.161" calcext:value-type="float">
            <text:p>6511.161</text:p>
          </table:table-cell>
          <table:table-cell office:value-type="float" office:value="0" calcext:value-type="float">
            <text:p>0</text:p>
          </table:table-cell>
          <table:table-cell office:value-type="float" office:value="-1.12862" calcext:value-type="float">
            <text:p>-1.128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8" calcext:value-type="float">
            <text:p>29081998</text:p>
          </table:table-cell>
          <table:table-cell office:value-type="float" office:value="9.799016" calcext:value-type="float">
            <text:p>9.799016</text:p>
          </table:table-cell>
          <table:table-cell office:value-type="float" office:value="481.036" calcext:value-type="float">
            <text:p>481.03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38145" calcext:value-type="float">
            <text:p>0.3838145</text:p>
          </table:table-cell>
          <table:table-cell office:value-type="float" office:value="23.65234" calcext:value-type="float">
            <text:p>23.65234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12252" calcext:value-type="float">
            <text:p>0.0861225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1214" calcext:value-type="float">
            <text:p>21.1214</text:p>
          </table:table-cell>
          <table:table-cell office:value-type="float" office:value="-0.4528291" calcext:value-type="float">
            <text:p>-0.4528291</text:p>
          </table:table-cell>
          <table:table-cell office:value-type="float" office:value="-0.5829959" calcext:value-type="float">
            <text:p>-0.5829959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3.25134" calcext:value-type="float">
            <text:p>13.25134</text:p>
          </table:table-cell>
          <table:table-cell office:value-type="float" office:value="4.94463" calcext:value-type="float">
            <text:p>4.94463</text:p>
          </table:table-cell>
          <table:table-cell office:value-type="float" office:value="0.1817844" calcext:value-type="float">
            <text:p>0.1817844</text:p>
          </table:table-cell>
          <table:table-cell office:value-type="float" office:value="0.05053111" calcext:value-type="float">
            <text:p>0.05053111</text:p>
          </table:table-cell>
          <table:table-cell office:value-type="float" office:value="0.03618654" calcext:value-type="float">
            <text:p>0.03618654</text:p>
          </table:table-cell>
          <table:table-cell office:value-type="float" office:value="0.02672802" calcext:value-type="float">
            <text:p>0.02672802</text:p>
          </table:table-cell>
          <table:table-cell office:value-type="float" office:value="0.02282319" calcext:value-type="float">
            <text:p>0.02282319</text:p>
          </table:table-cell>
          <table:table-cell office:value-type="float" office:value="0.02241404" calcext:value-type="float">
            <text:p>0.02241404</text:p>
          </table:table-cell>
          <table:table-cell office:value-type="float" office:value="0.0203878" calcext:value-type="float">
            <text:p>0.0203878</text:p>
          </table:table-cell>
          <table:table-cell office:value-type="float" office:value="17.07006" calcext:value-type="float">
            <text:p>17.07006</text:p>
          </table:table-cell>
          <table:table-cell office:value-type="float" office:value="31.04558" calcext:value-type="float">
            <text:p>31.04558</text:p>
          </table:table-cell>
          <table:table-cell office:value-type="float" office:value="34.23082" calcext:value-type="float">
            <text:p>34.23082</text:p>
          </table:table-cell>
          <table:table-cell office:value-type="float" office:value="48.12415" calcext:value-type="float">
            <text:p>48.12415</text:p>
          </table:table-cell>
          <table:table-cell office:value-type="float" office:value="55.6615" calcext:value-type="float">
            <text:p>55.6615</text:p>
          </table:table-cell>
          <table:table-cell office:value-type="float" office:value="48.45604" calcext:value-type="float">
            <text:p>48.45604</text:p>
          </table:table-cell>
          <table:table-cell office:value-type="float" office:value="22.87018" calcext:value-type="float">
            <text:p>22.87018</text:p>
          </table:table-cell>
          <table:table-cell office:value-type="float" office:value="7.674728" calcext:value-type="float">
            <text:p>7.674728</text:p>
          </table:table-cell>
          <table:table-cell office:value-type="float" office:value="6606.73" calcext:value-type="float">
            <text:p>6606.73</text:p>
          </table:table-cell>
          <table:table-cell office:value-type="float" office:value="0" calcext:value-type="float">
            <text:p>0</text:p>
          </table:table-cell>
          <table:table-cell office:value-type="float" office:value="-1.130668" calcext:value-type="float">
            <text:p>-1.1306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8" calcext:value-type="float">
            <text:p>30081998</text:p>
          </table:table-cell>
          <table:table-cell office:value-type="float" office:value="9.748817" calcext:value-type="float">
            <text:p>9.748817</text:p>
          </table:table-cell>
          <table:table-cell office:value-type="float" office:value="480.9654" calcext:value-type="float">
            <text:p>480.965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71832" calcext:value-type="float">
            <text:p>0.3871832</text:p>
          </table:table-cell>
          <table:table-cell office:value-type="float" office:value="23.71062" calcext:value-type="float">
            <text:p>23.71062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20372" calcext:value-type="float">
            <text:p>0.0862037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18487" calcext:value-type="float">
            <text:p>21.18487</text:p>
          </table:table-cell>
          <table:table-cell office:value-type="float" office:value="-0.4592702" calcext:value-type="float">
            <text:p>-0.4592702</text:p>
          </table:table-cell>
          <table:table-cell office:value-type="float" office:value="-0.5947337" calcext:value-type="float">
            <text:p>-0.5947337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3.19852" calcext:value-type="float">
            <text:p>13.19852</text:p>
          </table:table-cell>
          <table:table-cell office:value-type="float" office:value="5.23596" calcext:value-type="float">
            <text:p>5.23596</text:p>
          </table:table-cell>
          <table:table-cell office:value-type="float" office:value="0.1495173" calcext:value-type="float">
            <text:p>0.1495173</text:p>
          </table:table-cell>
          <table:table-cell office:value-type="float" office:value="0.04788199" calcext:value-type="float">
            <text:p>0.04788199</text:p>
          </table:table-cell>
          <table:table-cell office:value-type="float" office:value="0.03459024" calcext:value-type="float">
            <text:p>0.03459024</text:p>
          </table:table-cell>
          <table:table-cell office:value-type="float" office:value="0.02564031" calcext:value-type="float">
            <text:p>0.02564031</text:p>
          </table:table-cell>
          <table:table-cell office:value-type="float" office:value="0.02202111" calcext:value-type="float">
            <text:p>0.02202111</text:p>
          </table:table-cell>
          <table:table-cell office:value-type="float" office:value="0.02222239" calcext:value-type="float">
            <text:p>0.02222239</text:p>
          </table:table-cell>
          <table:table-cell office:value-type="float" office:value="0.02034778" calcext:value-type="float">
            <text:p>0.02034778</text:p>
          </table:table-cell>
          <table:table-cell office:value-type="float" office:value="18.32113" calcext:value-type="float">
            <text:p>18.32113</text:p>
          </table:table-cell>
          <table:table-cell office:value-type="float" office:value="33.63979" calcext:value-type="float">
            <text:p>33.63979</text:p>
          </table:table-cell>
          <table:table-cell office:value-type="float" office:value="34.72886" calcext:value-type="float">
            <text:p>34.72886</text:p>
          </table:table-cell>
          <table:table-cell office:value-type="float" office:value="48.12946" calcext:value-type="float">
            <text:p>48.12946</text:p>
          </table:table-cell>
          <table:table-cell office:value-type="float" office:value="55.4099" calcext:value-type="float">
            <text:p>55.4099</text:p>
          </table:table-cell>
          <table:table-cell office:value-type="float" office:value="47.99142" calcext:value-type="float">
            <text:p>47.99142</text:p>
          </table:table-cell>
          <table:table-cell office:value-type="float" office:value="22.96736" calcext:value-type="float">
            <text:p>22.96736</text:p>
          </table:table-cell>
          <table:table-cell office:value-type="float" office:value="7.677181" calcext:value-type="float">
            <text:p>7.677181</text:p>
          </table:table-cell>
          <table:table-cell office:value-type="float" office:value="6775.119" calcext:value-type="float">
            <text:p>6775.119</text:p>
          </table:table-cell>
          <table:table-cell office:value-type="float" office:value="0" calcext:value-type="float">
            <text:p>0</text:p>
          </table:table-cell>
          <table:table-cell office:value-type="float" office:value="-1.132091" calcext:value-type="float">
            <text:p>-1.1320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8" calcext:value-type="float">
            <text:p>31081998</text:p>
          </table:table-cell>
          <table:table-cell office:value-type="float" office:value="9.695168" calcext:value-type="float">
            <text:p>9.695168</text:p>
          </table:table-cell>
          <table:table-cell office:value-type="float" office:value="480.8885" calcext:value-type="float">
            <text:p>480.888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67478" calcext:value-type="float">
            <text:p>0.3967478</text:p>
          </table:table-cell>
          <table:table-cell office:value-type="float" office:value="23.78128" calcext:value-type="float">
            <text:p>23.78128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26974" calcext:value-type="float">
            <text:p>0.08626974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22511" calcext:value-type="float">
            <text:p>21.22511</text:p>
          </table:table-cell>
          <table:table-cell office:value-type="float" office:value="-0.4593809" calcext:value-type="float">
            <text:p>-0.4593809</text:p>
          </table:table-cell>
          <table:table-cell office:value-type="float" office:value="-0.5952235" calcext:value-type="float">
            <text:p>-0.5952235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3.11972" calcext:value-type="float">
            <text:p>13.11972</text:p>
          </table:table-cell>
          <table:table-cell office:value-type="float" office:value="5.229557" calcext:value-type="float">
            <text:p>5.229557</text:p>
          </table:table-cell>
          <table:table-cell office:value-type="float" office:value="0.1278211" calcext:value-type="float">
            <text:p>0.1278211</text:p>
          </table:table-cell>
          <table:table-cell office:value-type="float" office:value="0.04948374" calcext:value-type="float">
            <text:p>0.04948374</text:p>
          </table:table-cell>
          <table:table-cell office:value-type="float" office:value="0.03580728" calcext:value-type="float">
            <text:p>0.03580728</text:p>
          </table:table-cell>
          <table:table-cell office:value-type="float" office:value="0.0264088" calcext:value-type="float">
            <text:p>0.0264088</text:p>
          </table:table-cell>
          <table:table-cell office:value-type="float" office:value="0.02249938" calcext:value-type="float">
            <text:p>0.02249938</text:p>
          </table:table-cell>
          <table:table-cell office:value-type="float" office:value="0.02202499" calcext:value-type="float">
            <text:p>0.02202499</text:p>
          </table:table-cell>
          <table:table-cell office:value-type="float" office:value="0.02030197" calcext:value-type="float">
            <text:p>0.02030197</text:p>
          </table:table-cell>
          <table:table-cell office:value-type="float" office:value="15.20417" calcext:value-type="float">
            <text:p>15.20417</text:p>
          </table:table-cell>
          <table:table-cell office:value-type="float" office:value="36.99612" calcext:value-type="float">
            <text:p>36.99612</text:p>
          </table:table-cell>
          <table:table-cell office:value-type="float" office:value="35.41174" calcext:value-type="float">
            <text:p>35.41174</text:p>
          </table:table-cell>
          <table:table-cell office:value-type="float" office:value="48.38934" calcext:value-type="float">
            <text:p>48.38934</text:p>
          </table:table-cell>
          <table:table-cell office:value-type="float" office:value="55.3616" calcext:value-type="float">
            <text:p>55.3616</text:p>
          </table:table-cell>
          <table:table-cell office:value-type="float" office:value="47.69277" calcext:value-type="float">
            <text:p>47.69277</text:p>
          </table:table-cell>
          <table:table-cell office:value-type="float" office:value="23.08466" calcext:value-type="float">
            <text:p>23.08466</text:p>
          </table:table-cell>
          <table:table-cell office:value-type="float" office:value="7.678977" calcext:value-type="float">
            <text:p>7.678977</text:p>
          </table:table-cell>
          <table:table-cell office:value-type="float" office:value="7059.673" calcext:value-type="float">
            <text:p>7059.673</text:p>
          </table:table-cell>
          <table:table-cell office:value-type="float" office:value="0" calcext:value-type="float">
            <text:p>0</text:p>
          </table:table-cell>
          <table:table-cell office:value-type="float" office:value="-1.132092" calcext:value-type="float">
            <text:p>-1.13209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8" calcext:value-type="float">
            <text:p>1091998</text:p>
          </table:table-cell>
          <table:table-cell office:value-type="float" office:value="9.649168" calcext:value-type="float">
            <text:p>9.649168</text:p>
          </table:table-cell>
          <table:table-cell office:value-type="float" office:value="480.8093" calcext:value-type="float">
            <text:p>480.80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09492" calcext:value-type="float">
            <text:p>0.4009492</text:p>
          </table:table-cell>
          <table:table-cell office:value-type="float" office:value="23.86353" calcext:value-type="float">
            <text:p>23.86353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32802" calcext:value-type="float">
            <text:p>0.0863280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25358" calcext:value-type="float">
            <text:p>21.25358</text:p>
          </table:table-cell>
          <table:table-cell office:value-type="float" office:value="-0.4594542" calcext:value-type="float">
            <text:p>-0.4594542</text:p>
          </table:table-cell>
          <table:table-cell office:value-type="float" office:value="-0.5955459" calcext:value-type="float">
            <text:p>-0.5955459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3.05481" calcext:value-type="float">
            <text:p>13.05481</text:p>
          </table:table-cell>
          <table:table-cell office:value-type="float" office:value="5.108032" calcext:value-type="float">
            <text:p>5.108032</text:p>
          </table:table-cell>
          <table:table-cell office:value-type="float" office:value="0.1134959" calcext:value-type="float">
            <text:p>0.1134959</text:p>
          </table:table-cell>
          <table:table-cell office:value-type="float" office:value="0.05030413" calcext:value-type="float">
            <text:p>0.05030413</text:p>
          </table:table-cell>
          <table:table-cell office:value-type="float" office:value="0.03621753" calcext:value-type="float">
            <text:p>0.03621753</text:p>
          </table:table-cell>
          <table:table-cell office:value-type="float" office:value="0.02656054" calcext:value-type="float">
            <text:p>0.02656054</text:p>
          </table:table-cell>
          <table:table-cell office:value-type="float" office:value="0.0225387" calcext:value-type="float">
            <text:p>0.0225387</text:p>
          </table:table-cell>
          <table:table-cell office:value-type="float" office:value="0.02186804" calcext:value-type="float">
            <text:p>0.02186804</text:p>
          </table:table-cell>
          <table:table-cell office:value-type="float" office:value="0.02022717" calcext:value-type="float">
            <text:p>0.02022717</text:p>
          </table:table-cell>
          <table:table-cell office:value-type="float" office:value="13.33226" calcext:value-type="float">
            <text:p>13.33226</text:p>
          </table:table-cell>
          <table:table-cell office:value-type="float" office:value="39.17394" calcext:value-type="float">
            <text:p>39.17394</text:p>
          </table:table-cell>
          <table:table-cell office:value-type="float" office:value="36.07345" calcext:value-type="float">
            <text:p>36.07345</text:p>
          </table:table-cell>
          <table:table-cell office:value-type="float" office:value="48.67962" calcext:value-type="float">
            <text:p>48.67962</text:p>
          </table:table-cell>
          <table:table-cell office:value-type="float" office:value="55.40214" calcext:value-type="float">
            <text:p>55.40214</text:p>
          </table:table-cell>
          <table:table-cell office:value-type="float" office:value="47.50273" calcext:value-type="float">
            <text:p>47.50273</text:p>
          </table:table-cell>
          <table:table-cell office:value-type="float" office:value="23.2268" calcext:value-type="float">
            <text:p>23.2268</text:p>
          </table:table-cell>
          <table:table-cell office:value-type="float" office:value="7.682283" calcext:value-type="float">
            <text:p>7.682283</text:p>
          </table:table-cell>
          <table:table-cell office:value-type="float" office:value="7232.149" calcext:value-type="float">
            <text:p>7232.149</text:p>
          </table:table-cell>
          <table:table-cell office:value-type="float" office:value="0" calcext:value-type="float">
            <text:p>0</text:p>
          </table:table-cell>
          <table:table-cell office:value-type="float" office:value="-1.132094" calcext:value-type="float">
            <text:p>-1.1320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8" calcext:value-type="float">
            <text:p>2091998</text:p>
          </table:table-cell>
          <table:table-cell office:value-type="float" office:value="9.611105" calcext:value-type="float">
            <text:p>9.611105</text:p>
          </table:table-cell>
          <table:table-cell office:value-type="float" office:value="480.7411" calcext:value-type="float">
            <text:p>480.741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16843" calcext:value-type="float">
            <text:p>0.3916843</text:p>
          </table:table-cell>
          <table:table-cell office:value-type="float" office:value="23.97139" calcext:value-type="float">
            <text:p>23.97139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38192" calcext:value-type="float">
            <text:p>0.0863819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27603" calcext:value-type="float">
            <text:p>21.27603</text:p>
          </table:table-cell>
          <table:table-cell office:value-type="float" office:value="-0.4643725" calcext:value-type="float">
            <text:p>-0.4643725</text:p>
          </table:table-cell>
          <table:table-cell office:value-type="float" office:value="-0.6011902" calcext:value-type="float">
            <text:p>-0.6011902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3.02153" calcext:value-type="float">
            <text:p>13.02153</text:p>
          </table:table-cell>
          <table:table-cell office:value-type="float" office:value="4.469357" calcext:value-type="float">
            <text:p>4.469357</text:p>
          </table:table-cell>
          <table:table-cell office:value-type="float" office:value="0.1501267" calcext:value-type="float">
            <text:p>0.1501267</text:p>
          </table:table-cell>
          <table:table-cell office:value-type="float" office:value="0.04489617" calcext:value-type="float">
            <text:p>0.04489617</text:p>
          </table:table-cell>
          <table:table-cell office:value-type="float" office:value="0.03173796" calcext:value-type="float">
            <text:p>0.03173796</text:p>
          </table:table-cell>
          <table:table-cell office:value-type="float" office:value="0.02399479" calcext:value-type="float">
            <text:p>0.02399479</text:p>
          </table:table-cell>
          <table:table-cell office:value-type="float" office:value="0.02131536" calcext:value-type="float">
            <text:p>0.02131536</text:p>
          </table:table-cell>
          <table:table-cell office:value-type="float" office:value="0.02182732" calcext:value-type="float">
            <text:p>0.02182732</text:p>
          </table:table-cell>
          <table:table-cell office:value-type="float" office:value="0.02016559" calcext:value-type="float">
            <text:p>0.02016559</text:p>
          </table:table-cell>
          <table:table-cell office:value-type="float" office:value="14.40247" calcext:value-type="float">
            <text:p>14.40247</text:p>
          </table:table-cell>
          <table:table-cell office:value-type="float" office:value="36.41572" calcext:value-type="float">
            <text:p>36.41572</text:p>
          </table:table-cell>
          <table:table-cell office:value-type="float" office:value="37.85694" calcext:value-type="float">
            <text:p>37.85694</text:p>
          </table:table-cell>
          <table:table-cell office:value-type="float" office:value="48.98462" calcext:value-type="float">
            <text:p>48.98462</text:p>
          </table:table-cell>
          <table:table-cell office:value-type="float" office:value="55.46357" calcext:value-type="float">
            <text:p>55.46357</text:p>
          </table:table-cell>
          <table:table-cell office:value-type="float" office:value="47.38184" calcext:value-type="float">
            <text:p>47.38184</text:p>
          </table:table-cell>
          <table:table-cell office:value-type="float" office:value="23.37553" calcext:value-type="float">
            <text:p>23.37553</text:p>
          </table:table-cell>
          <table:table-cell office:value-type="float" office:value="7.687666" calcext:value-type="float">
            <text:p>7.687666</text:p>
          </table:table-cell>
          <table:table-cell office:value-type="float" office:value="7165.988" calcext:value-type="float">
            <text:p>7165.988</text:p>
          </table:table-cell>
          <table:table-cell office:value-type="float" office:value="0" calcext:value-type="float">
            <text:p>0</text:p>
          </table:table-cell>
          <table:table-cell office:value-type="float" office:value="-1.133177" calcext:value-type="float">
            <text:p>-1.1331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8" calcext:value-type="float">
            <text:p>3091998</text:p>
          </table:table-cell>
          <table:table-cell office:value-type="float" office:value="9.57304" calcext:value-type="float">
            <text:p>9.57304</text:p>
          </table:table-cell>
          <table:table-cell office:value-type="float" office:value="480.686" calcext:value-type="float">
            <text:p>480.68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594485" calcext:value-type="float">
            <text:p>0.3594485</text:p>
          </table:table-cell>
          <table:table-cell office:value-type="float" office:value="24.07341" calcext:value-type="float">
            <text:p>24.07341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50964" calcext:value-type="float">
            <text:p>0.08650964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37088" calcext:value-type="float">
            <text:p>21.37088</text:p>
          </table:table-cell>
          <table:table-cell office:value-type="float" office:value="-0.4680437" calcext:value-type="float">
            <text:p>-0.4680437</text:p>
          </table:table-cell>
          <table:table-cell office:value-type="float" office:value="-0.6077582" calcext:value-type="float">
            <text:p>-0.6077582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3.01611" calcext:value-type="float">
            <text:p>13.01611</text:p>
          </table:table-cell>
          <table:table-cell office:value-type="float" office:value="3.044062" calcext:value-type="float">
            <text:p>3.044062</text:p>
          </table:table-cell>
          <table:table-cell office:value-type="float" office:value="0.08459644" calcext:value-type="float">
            <text:p>0.08459644</text:p>
          </table:table-cell>
          <table:table-cell office:value-type="float" office:value="0.04012371" calcext:value-type="float">
            <text:p>0.04012371</text:p>
          </table:table-cell>
          <table:table-cell office:value-type="float" office:value="0.02966285" calcext:value-type="float">
            <text:p>0.02966285</text:p>
          </table:table-cell>
          <table:table-cell office:value-type="float" office:value="0.02332463" calcext:value-type="float">
            <text:p>0.02332463</text:p>
          </table:table-cell>
          <table:table-cell office:value-type="float" office:value="0.02109465" calcext:value-type="float">
            <text:p>0.02109465</text:p>
          </table:table-cell>
          <table:table-cell office:value-type="float" office:value="0.02184674" calcext:value-type="float">
            <text:p>0.02184674</text:p>
          </table:table-cell>
          <table:table-cell office:value-type="float" office:value="0.02017339" calcext:value-type="float">
            <text:p>0.02017339</text:p>
          </table:table-cell>
          <table:table-cell office:value-type="float" office:value="26.85445" calcext:value-type="float">
            <text:p>26.85445</text:p>
          </table:table-cell>
          <table:table-cell office:value-type="float" office:value="30.62063" calcext:value-type="float">
            <text:p>30.62063</text:p>
          </table:table-cell>
          <table:table-cell office:value-type="float" office:value="37.35834" calcext:value-type="float">
            <text:p>37.35834</text:p>
          </table:table-cell>
          <table:table-cell office:value-type="float" office:value="49.28782" calcext:value-type="float">
            <text:p>49.28782</text:p>
          </table:table-cell>
          <table:table-cell office:value-type="float" office:value="55.89265" calcext:value-type="float">
            <text:p>55.89265</text:p>
          </table:table-cell>
          <table:table-cell office:value-type="float" office:value="47.58982" calcext:value-type="float">
            <text:p>47.58982</text:p>
          </table:table-cell>
          <table:table-cell office:value-type="float" office:value="23.52747" calcext:value-type="float">
            <text:p>23.52747</text:p>
          </table:table-cell>
          <table:table-cell office:value-type="float" office:value="7.693555" calcext:value-type="float">
            <text:p>7.693555</text:p>
          </table:table-cell>
          <table:table-cell office:value-type="float" office:value="6933.751" calcext:value-type="float">
            <text:p>6933.751</text:p>
          </table:table-cell>
          <table:table-cell office:value-type="float" office:value="0" calcext:value-type="float">
            <text:p>0</text:p>
          </table:table-cell>
          <table:table-cell office:value-type="float" office:value="-1.133641" calcext:value-type="float">
            <text:p>-1.13364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8" calcext:value-type="float">
            <text:p>4091998</text:p>
          </table:table-cell>
          <table:table-cell office:value-type="float" office:value="9.534736" calcext:value-type="float">
            <text:p>9.534736</text:p>
          </table:table-cell>
          <table:table-cell office:value-type="float" office:value="480.6275" calcext:value-type="float">
            <text:p>480.627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18515" calcext:value-type="float">
            <text:p>0.3618515</text:p>
          </table:table-cell>
          <table:table-cell office:value-type="float" office:value="24.14377" calcext:value-type="float">
            <text:p>24.14377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57996" calcext:value-type="float">
            <text:p>0.08657996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42012" calcext:value-type="float">
            <text:p>21.42012</text:p>
          </table:table-cell>
          <table:table-cell office:value-type="float" office:value="-0.4731556" calcext:value-type="float">
            <text:p>-0.4731556</text:p>
          </table:table-cell>
          <table:table-cell office:value-type="float" office:value="-0.6223451" calcext:value-type="float">
            <text:p>-0.6223451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98044" calcext:value-type="float">
            <text:p>12.98044</text:p>
          </table:table-cell>
          <table:table-cell office:value-type="float" office:value="3.669865" calcext:value-type="float">
            <text:p>3.669865</text:p>
          </table:table-cell>
          <table:table-cell office:value-type="float" office:value="0.07870371" calcext:value-type="float">
            <text:p>0.07870371</text:p>
          </table:table-cell>
          <table:table-cell office:value-type="float" office:value="0.03904445" calcext:value-type="float">
            <text:p>0.03904445</text:p>
          </table:table-cell>
          <table:table-cell office:value-type="float" office:value="0.02892255" calcext:value-type="float">
            <text:p>0.02892255</text:p>
          </table:table-cell>
          <table:table-cell office:value-type="float" office:value="0.02302211" calcext:value-type="float">
            <text:p>0.02302211</text:p>
          </table:table-cell>
          <table:table-cell office:value-type="float" office:value="0.02102789" calcext:value-type="float">
            <text:p>0.02102789</text:p>
          </table:table-cell>
          <table:table-cell office:value-type="float" office:value="0.02190973" calcext:value-type="float">
            <text:p>0.02190973</text:p>
          </table:table-cell>
          <table:table-cell office:value-type="float" office:value="0.02020797" calcext:value-type="float">
            <text:p>0.02020797</text:p>
          </table:table-cell>
          <table:table-cell office:value-type="float" office:value="28.50157" calcext:value-type="float">
            <text:p>28.50157</text:p>
          </table:table-cell>
          <table:table-cell office:value-type="float" office:value="33.72109" calcext:value-type="float">
            <text:p>33.72109</text:p>
          </table:table-cell>
          <table:table-cell office:value-type="float" office:value="37.37339" calcext:value-type="float">
            <text:p>37.37339</text:p>
          </table:table-cell>
          <table:table-cell office:value-type="float" office:value="49.12505" calcext:value-type="float">
            <text:p>49.12505</text:p>
          </table:table-cell>
          <table:table-cell office:value-type="float" office:value="55.73896" calcext:value-type="float">
            <text:p>55.73896</text:p>
          </table:table-cell>
          <table:table-cell office:value-type="float" office:value="47.51693" calcext:value-type="float">
            <text:p>47.51693</text:p>
          </table:table-cell>
          <table:table-cell office:value-type="float" office:value="23.68559" calcext:value-type="float">
            <text:p>23.68559</text:p>
          </table:table-cell>
          <table:table-cell office:value-type="float" office:value="7.699883" calcext:value-type="float">
            <text:p>7.699883</text:p>
          </table:table-cell>
          <table:table-cell office:value-type="float" office:value="6966.574" calcext:value-type="float">
            <text:p>6966.574</text:p>
          </table:table-cell>
          <table:table-cell office:value-type="float" office:value="0" calcext:value-type="float">
            <text:p>0</text:p>
          </table:table-cell>
          <table:table-cell office:value-type="float" office:value="-1.134853" calcext:value-type="float">
            <text:p>-1.13485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8" calcext:value-type="float">
            <text:p>5091998</text:p>
          </table:table-cell>
          <table:table-cell office:value-type="float" office:value="9.48172" calcext:value-type="float">
            <text:p>9.48172</text:p>
          </table:table-cell>
          <table:table-cell office:value-type="float" office:value="480.5585" calcext:value-type="float">
            <text:p>480.558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773099" calcext:value-type="float">
            <text:p>0.3773099</text:p>
          </table:table-cell>
          <table:table-cell office:value-type="float" office:value="24.21826" calcext:value-type="float">
            <text:p>24.21826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63169" calcext:value-type="float">
            <text:p>0.0866316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44246" calcext:value-type="float">
            <text:p>21.44246</text:p>
          </table:table-cell>
          <table:table-cell office:value-type="float" office:value="-0.4733289" calcext:value-type="float">
            <text:p>-0.4733289</text:p>
          </table:table-cell>
          <table:table-cell office:value-type="float" office:value="-0.6227273" calcext:value-type="float">
            <text:p>-0.6227273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89771" calcext:value-type="float">
            <text:p>12.89771</text:p>
          </table:table-cell>
          <table:table-cell office:value-type="float" office:value="3.90312" calcext:value-type="float">
            <text:p>3.90312</text:p>
          </table:table-cell>
          <table:table-cell office:value-type="float" office:value="0.08623584" calcext:value-type="float">
            <text:p>0.08623584</text:p>
          </table:table-cell>
          <table:table-cell office:value-type="float" office:value="0.04524364" calcext:value-type="float">
            <text:p>0.04524364</text:p>
          </table:table-cell>
          <table:table-cell office:value-type="float" office:value="0.03257626" calcext:value-type="float">
            <text:p>0.03257626</text:p>
          </table:table-cell>
          <table:table-cell office:value-type="float" office:value="0.02433599" calcext:value-type="float">
            <text:p>0.02433599</text:p>
          </table:table-cell>
          <table:table-cell office:value-type="float" office:value="0.02106726" calcext:value-type="float">
            <text:p>0.02106726</text:p>
          </table:table-cell>
          <table:table-cell office:value-type="float" office:value="0.02178322" calcext:value-type="float">
            <text:p>0.02178322</text:p>
          </table:table-cell>
          <table:table-cell office:value-type="float" office:value="0.02020584" calcext:value-type="float">
            <text:p>0.02020584</text:p>
          </table:table-cell>
          <table:table-cell office:value-type="float" office:value="22.0207" calcext:value-type="float">
            <text:p>22.0207</text:p>
          </table:table-cell>
          <table:table-cell office:value-type="float" office:value="39.3695" calcext:value-type="float">
            <text:p>39.3695</text:p>
          </table:table-cell>
          <table:table-cell office:value-type="float" office:value="37.94144" calcext:value-type="float">
            <text:p>37.94144</text:p>
          </table:table-cell>
          <table:table-cell office:value-type="float" office:value="49.33142" calcext:value-type="float">
            <text:p>49.33142</text:p>
          </table:table-cell>
          <table:table-cell office:value-type="float" office:value="55.72372" calcext:value-type="float">
            <text:p>55.72372</text:p>
          </table:table-cell>
          <table:table-cell office:value-type="float" office:value="47.38572" calcext:value-type="float">
            <text:p>47.38572</text:p>
          </table:table-cell>
          <table:table-cell office:value-type="float" office:value="23.83242" calcext:value-type="float">
            <text:p>23.83242</text:p>
          </table:table-cell>
          <table:table-cell office:value-type="float" office:value="7.706803" calcext:value-type="float">
            <text:p>7.706803</text:p>
          </table:table-cell>
          <table:table-cell office:value-type="float" office:value="7315.357" calcext:value-type="float">
            <text:p>7315.357</text:p>
          </table:table-cell>
          <table:table-cell office:value-type="float" office:value="0" calcext:value-type="float">
            <text:p>0</text:p>
          </table:table-cell>
          <table:table-cell office:value-type="float" office:value="-1.134857" calcext:value-type="float">
            <text:p>-1.13485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8" calcext:value-type="float">
            <text:p>6091998</text:p>
          </table:table-cell>
          <table:table-cell office:value-type="float" office:value="9.430355" calcext:value-type="float">
            <text:p>9.430355</text:p>
          </table:table-cell>
          <table:table-cell office:value-type="float" office:value="480.4789" calcext:value-type="float">
            <text:p>480.478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63087" calcext:value-type="float">
            <text:p>0.3863087</text:p>
          </table:table-cell>
          <table:table-cell office:value-type="float" office:value="24.3149" calcext:value-type="float">
            <text:p>24.3149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68032" calcext:value-type="float">
            <text:p>0.0866803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45761" calcext:value-type="float">
            <text:p>21.45761</text:p>
          </table:table-cell>
          <table:table-cell office:value-type="float" office:value="-0.4734234" calcext:value-type="float">
            <text:p>-0.4734234</text:p>
          </table:table-cell>
          <table:table-cell office:value-type="float" office:value="-0.6233789" calcext:value-type="float">
            <text:p>-0.6233789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82684" calcext:value-type="float">
            <text:p>12.82684</text:p>
          </table:table-cell>
          <table:table-cell office:value-type="float" office:value="3.942173" calcext:value-type="float">
            <text:p>3.942173</text:p>
          </table:table-cell>
          <table:table-cell office:value-type="float" office:value="0.09152777" calcext:value-type="float">
            <text:p>0.09152777</text:p>
          </table:table-cell>
          <table:table-cell office:value-type="float" office:value="0.05022493" calcext:value-type="float">
            <text:p>0.05022493</text:p>
          </table:table-cell>
          <table:table-cell office:value-type="float" office:value="0.03572358" calcext:value-type="float">
            <text:p>0.03572358</text:p>
          </table:table-cell>
          <table:table-cell office:value-type="float" office:value="0.02599472" calcext:value-type="float">
            <text:p>0.02599472</text:p>
          </table:table-cell>
          <table:table-cell office:value-type="float" office:value="0.0220493" calcext:value-type="float">
            <text:p>0.0220493</text:p>
          </table:table-cell>
          <table:table-cell office:value-type="float" office:value="0.02158202" calcext:value-type="float">
            <text:p>0.02158202</text:p>
          </table:table-cell>
          <table:table-cell office:value-type="float" office:value="0.02008935" calcext:value-type="float">
            <text:p>0.02008935</text:p>
          </table:table-cell>
          <table:table-cell office:value-type="float" office:value="18.45066" calcext:value-type="float">
            <text:p>18.45066</text:p>
          </table:table-cell>
          <table:table-cell office:value-type="float" office:value="42.7377" calcext:value-type="float">
            <text:p>42.7377</text:p>
          </table:table-cell>
          <table:table-cell office:value-type="float" office:value="38.62573" calcext:value-type="float">
            <text:p>38.62573</text:p>
          </table:table-cell>
          <table:table-cell office:value-type="float" office:value="49.61352" calcext:value-type="float">
            <text:p>49.61352</text:p>
          </table:table-cell>
          <table:table-cell office:value-type="float" office:value="55.78368" calcext:value-type="float">
            <text:p>55.78368</text:p>
          </table:table-cell>
          <table:table-cell office:value-type="float" office:value="47.34184" calcext:value-type="float">
            <text:p>47.34184</text:p>
          </table:table-cell>
          <table:table-cell office:value-type="float" office:value="23.98997" calcext:value-type="float">
            <text:p>23.98997</text:p>
          </table:table-cell>
          <table:table-cell office:value-type="float" office:value="7.715524" calcext:value-type="float">
            <text:p>7.715524</text:p>
          </table:table-cell>
          <table:table-cell office:value-type="float" office:value="7556.001" calcext:value-type="float">
            <text:p>7556.001</text:p>
          </table:table-cell>
          <table:table-cell office:value-type="float" office:value="0" calcext:value-type="float">
            <text:p>0</text:p>
          </table:table-cell>
          <table:table-cell office:value-type="float" office:value="-1.134859" calcext:value-type="float">
            <text:p>-1.1348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8" calcext:value-type="float">
            <text:p>7091998</text:p>
          </table:table-cell>
          <table:table-cell office:value-type="float" office:value="9.39055" calcext:value-type="float">
            <text:p>9.39055</text:p>
          </table:table-cell>
          <table:table-cell office:value-type="float" office:value="480.4055" calcext:value-type="float">
            <text:p>480.405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727239" calcext:value-type="float">
            <text:p>0.3727239</text:p>
          </table:table-cell>
          <table:table-cell office:value-type="float" office:value="24.42904" calcext:value-type="float">
            <text:p>24.42904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72896" calcext:value-type="float">
            <text:p>0.08672896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47214" calcext:value-type="float">
            <text:p>21.47214</text:p>
          </table:table-cell>
          <table:table-cell office:value-type="float" office:value="-0.4735268" calcext:value-type="float">
            <text:p>-0.4735268</text:p>
          </table:table-cell>
          <table:table-cell office:value-type="float" office:value="-0.6263279" calcext:value-type="float">
            <text:p>-0.6263279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78288" calcext:value-type="float">
            <text:p>12.78288</text:p>
          </table:table-cell>
          <table:table-cell office:value-type="float" office:value="2.798159" calcext:value-type="float">
            <text:p>2.798159</text:p>
          </table:table-cell>
          <table:table-cell office:value-type="float" office:value="0.06970412" calcext:value-type="float">
            <text:p>0.06970412</text:p>
          </table:table-cell>
          <table:table-cell office:value-type="float" office:value="0.04376575" calcext:value-type="float">
            <text:p>0.04376575</text:p>
          </table:table-cell>
          <table:table-cell office:value-type="float" office:value="0.03229234" calcext:value-type="float">
            <text:p>0.03229234</text:p>
          </table:table-cell>
          <table:table-cell office:value-type="float" office:value="0.02417642" calcext:value-type="float">
            <text:p>0.02417642</text:p>
          </table:table-cell>
          <table:table-cell office:value-type="float" office:value="0.02110132" calcext:value-type="float">
            <text:p>0.02110132</text:p>
          </table:table-cell>
          <table:table-cell office:value-type="float" office:value="0.02149666" calcext:value-type="float">
            <text:p>0.02149666</text:p>
          </table:table-cell>
          <table:table-cell office:value-type="float" office:value="0.01996048" calcext:value-type="float">
            <text:p>0.01996048</text:p>
          </table:table-cell>
          <table:table-cell office:value-type="float" office:value="20.84081" calcext:value-type="float">
            <text:p>20.84081</text:p>
          </table:table-cell>
          <table:table-cell office:value-type="float" office:value="43.19853" calcext:value-type="float">
            <text:p>43.19853</text:p>
          </table:table-cell>
          <table:table-cell office:value-type="float" office:value="39.16216" calcext:value-type="float">
            <text:p>39.16216</text:p>
          </table:table-cell>
          <table:table-cell office:value-type="float" office:value="49.84338" calcext:value-type="float">
            <text:p>49.84338</text:p>
          </table:table-cell>
          <table:table-cell office:value-type="float" office:value="55.82908" calcext:value-type="float">
            <text:p>55.82908</text:p>
          </table:table-cell>
          <table:table-cell office:value-type="float" office:value="47.31403" calcext:value-type="float">
            <text:p>47.31403</text:p>
          </table:table-cell>
          <table:table-cell office:value-type="float" office:value="24.15043" calcext:value-type="float">
            <text:p>24.15043</text:p>
          </table:table-cell>
          <table:table-cell office:value-type="float" office:value="7.726142" calcext:value-type="float">
            <text:p>7.726142</text:p>
          </table:table-cell>
          <table:table-cell office:value-type="float" office:value="7615.596" calcext:value-type="float">
            <text:p>7615.596</text:p>
          </table:table-cell>
          <table:table-cell office:value-type="float" office:value="0" calcext:value-type="float">
            <text:p>0</text:p>
          </table:table-cell>
          <table:table-cell office:value-type="float" office:value="-1.134859" calcext:value-type="float">
            <text:p>-1.1348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8" calcext:value-type="float">
            <text:p>8091998</text:p>
          </table:table-cell>
          <table:table-cell office:value-type="float" office:value="9.357985" calcext:value-type="float">
            <text:p>9.357985</text:p>
          </table:table-cell>
          <table:table-cell office:value-type="float" office:value="480.347" calcext:value-type="float">
            <text:p>480.34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07821" calcext:value-type="float">
            <text:p>0.3607821</text:p>
          </table:table-cell>
          <table:table-cell office:value-type="float" office:value="24.53597" calcext:value-type="float">
            <text:p>24.53597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77638" calcext:value-type="float">
            <text:p>0.08677638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48587" calcext:value-type="float">
            <text:p>21.48587</text:p>
          </table:table-cell>
          <table:table-cell office:value-type="float" office:value="-0.4740029" calcext:value-type="float">
            <text:p>-0.4740029</text:p>
          </table:table-cell>
          <table:table-cell office:value-type="float" office:value="-0.6339173" calcext:value-type="float">
            <text:p>-0.6339173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75485" calcext:value-type="float">
            <text:p>12.75485</text:p>
          </table:table-cell>
          <table:table-cell office:value-type="float" office:value="2.435351" calcext:value-type="float">
            <text:p>2.435351</text:p>
          </table:table-cell>
          <table:table-cell office:value-type="float" office:value="0.074896" calcext:value-type="float">
            <text:p>0.074896</text:p>
          </table:table-cell>
          <table:table-cell office:value-type="float" office:value="0.03853231" calcext:value-type="float">
            <text:p>0.03853231</text:p>
          </table:table-cell>
          <table:table-cell office:value-type="float" office:value="0.02908317" calcext:value-type="float">
            <text:p>0.02908317</text:p>
          </table:table-cell>
          <table:table-cell office:value-type="float" office:value="0.02324826" calcext:value-type="float">
            <text:p>0.02324826</text:p>
          </table:table-cell>
          <table:table-cell office:value-type="float" office:value="0.02093899" calcext:value-type="float">
            <text:p>0.02093899</text:p>
          </table:table-cell>
          <table:table-cell office:value-type="float" office:value="0.02158419" calcext:value-type="float">
            <text:p>0.02158419</text:p>
          </table:table-cell>
          <table:table-cell office:value-type="float" office:value="0.01994192" calcext:value-type="float">
            <text:p>0.01994192</text:p>
          </table:table-cell>
          <table:table-cell office:value-type="float" office:value="21.17592" calcext:value-type="float">
            <text:p>21.17592</text:p>
          </table:table-cell>
          <table:table-cell office:value-type="float" office:value="41.89872" calcext:value-type="float">
            <text:p>41.89872</text:p>
          </table:table-cell>
          <table:table-cell office:value-type="float" office:value="40.82616" calcext:value-type="float">
            <text:p>40.82616</text:p>
          </table:table-cell>
          <table:table-cell office:value-type="float" office:value="50.09829" calcext:value-type="float">
            <text:p>50.09829</text:p>
          </table:table-cell>
          <table:table-cell office:value-type="float" office:value="55.78603" calcext:value-type="float">
            <text:p>55.78603</text:p>
          </table:table-cell>
          <table:table-cell office:value-type="float" office:value="47.23531" calcext:value-type="float">
            <text:p>47.23531</text:p>
          </table:table-cell>
          <table:table-cell office:value-type="float" office:value="24.29647" calcext:value-type="float">
            <text:p>24.29647</text:p>
          </table:table-cell>
          <table:table-cell office:value-type="float" office:value="7.736915" calcext:value-type="float">
            <text:p>7.736915</text:p>
          </table:table-cell>
          <table:table-cell office:value-type="float" office:value="7444.161" calcext:value-type="float">
            <text:p>7444.161</text:p>
          </table:table-cell>
          <table:table-cell office:value-type="float" office:value="0" calcext:value-type="float">
            <text:p>0</text:p>
          </table:table-cell>
          <table:table-cell office:value-type="float" office:value="-1.134874" calcext:value-type="float">
            <text:p>-1.13487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8" calcext:value-type="float">
            <text:p>9091998</text:p>
          </table:table-cell>
          <table:table-cell office:value-type="float" office:value="9.325501" calcext:value-type="float">
            <text:p>9.325501</text:p>
          </table:table-cell>
          <table:table-cell office:value-type="float" office:value="480.2944" calcext:value-type="float">
            <text:p>480.294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08303" calcext:value-type="float">
            <text:p>0.3608303</text:p>
          </table:table-cell>
          <table:table-cell office:value-type="float" office:value="24.60791" calcext:value-type="float">
            <text:p>24.60791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84521" calcext:value-type="float">
            <text:p>0.08684521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52777" calcext:value-type="float">
            <text:p>21.52777</text:p>
          </table:table-cell>
          <table:table-cell office:value-type="float" office:value="-0.4825379" calcext:value-type="float">
            <text:p>-0.4825379</text:p>
          </table:table-cell>
          <table:table-cell office:value-type="float" office:value="-0.6456035" calcext:value-type="float">
            <text:p>-0.6456035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73252" calcext:value-type="float">
            <text:p>12.73252</text:p>
          </table:table-cell>
          <table:table-cell office:value-type="float" office:value="3.180063" calcext:value-type="float">
            <text:p>3.180063</text:p>
          </table:table-cell>
          <table:table-cell office:value-type="float" office:value="0.0582903" calcext:value-type="float">
            <text:p>0.0582903</text:p>
          </table:table-cell>
          <table:table-cell office:value-type="float" office:value="0.03628028" calcext:value-type="float">
            <text:p>0.03628028</text:p>
          </table:table-cell>
          <table:table-cell office:value-type="float" office:value="0.02807448" calcext:value-type="float">
            <text:p>0.02807448</text:p>
          </table:table-cell>
          <table:table-cell office:value-type="float" office:value="0.02305811" calcext:value-type="float">
            <text:p>0.02305811</text:p>
          </table:table-cell>
          <table:table-cell office:value-type="float" office:value="0.02095054" calcext:value-type="float">
            <text:p>0.02095054</text:p>
          </table:table-cell>
          <table:table-cell office:value-type="float" office:value="0.02170578" calcext:value-type="float">
            <text:p>0.02170578</text:p>
          </table:table-cell>
          <table:table-cell office:value-type="float" office:value="0.01998542" calcext:value-type="float">
            <text:p>0.01998542</text:p>
          </table:table-cell>
          <table:table-cell office:value-type="float" office:value="28.06933" calcext:value-type="float">
            <text:p>28.06933</text:p>
          </table:table-cell>
          <table:table-cell office:value-type="float" office:value="38.39478" calcext:value-type="float">
            <text:p>38.39478</text:p>
          </table:table-cell>
          <table:table-cell office:value-type="float" office:value="40.59084" calcext:value-type="float">
            <text:p>40.59084</text:p>
          </table:table-cell>
          <table:table-cell office:value-type="float" office:value="50.39316" calcext:value-type="float">
            <text:p>50.39316</text:p>
          </table:table-cell>
          <table:table-cell office:value-type="float" office:value="56.06324" calcext:value-type="float">
            <text:p>56.06324</text:p>
          </table:table-cell>
          <table:table-cell office:value-type="float" office:value="47.39971" calcext:value-type="float">
            <text:p>47.39971</text:p>
          </table:table-cell>
          <table:table-cell office:value-type="float" office:value="24.44462" calcext:value-type="float">
            <text:p>24.44462</text:p>
          </table:table-cell>
          <table:table-cell office:value-type="float" office:value="7.747044" calcext:value-type="float">
            <text:p>7.747044</text:p>
          </table:table-cell>
          <table:table-cell office:value-type="float" office:value="7340.065" calcext:value-type="float">
            <text:p>7340.065</text:p>
          </table:table-cell>
          <table:table-cell office:value-type="float" office:value="0" calcext:value-type="float">
            <text:p>0</text:p>
          </table:table-cell>
          <table:table-cell office:value-type="float" office:value="-1.136587" calcext:value-type="float">
            <text:p>-1.13658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8" calcext:value-type="float">
            <text:p>10091998</text:p>
          </table:table-cell>
          <table:table-cell office:value-type="float" office:value="9.286241" calcext:value-type="float">
            <text:p>9.286241</text:p>
          </table:table-cell>
          <table:table-cell office:value-type="float" office:value="480.2354" calcext:value-type="float">
            <text:p>480.235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89449" calcext:value-type="float">
            <text:p>0.3689449</text:p>
          </table:table-cell>
          <table:table-cell office:value-type="float" office:value="24.6518" calcext:value-type="float">
            <text:p>24.6518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90769" calcext:value-type="float">
            <text:p>0.0869076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56415" calcext:value-type="float">
            <text:p>21.56415</text:p>
          </table:table-cell>
          <table:table-cell office:value-type="float" office:value="-0.4875107" calcext:value-type="float">
            <text:p>-0.4875107</text:p>
          </table:table-cell>
          <table:table-cell office:value-type="float" office:value="-0.6507236" calcext:value-type="float">
            <text:p>-0.6507236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67344" calcext:value-type="float">
            <text:p>12.67344</text:p>
          </table:table-cell>
          <table:table-cell office:value-type="float" office:value="3.39111" calcext:value-type="float">
            <text:p>3.39111</text:p>
          </table:table-cell>
          <table:table-cell office:value-type="float" office:value="0.06424236" calcext:value-type="float">
            <text:p>0.06424236</text:p>
          </table:table-cell>
          <table:table-cell office:value-type="float" office:value="0.0373888" calcext:value-type="float">
            <text:p>0.0373888</text:p>
          </table:table-cell>
          <table:table-cell office:value-type="float" office:value="0.02811099" calcext:value-type="float">
            <text:p>0.02811099</text:p>
          </table:table-cell>
          <table:table-cell office:value-type="float" office:value="0.02274073" calcext:value-type="float">
            <text:p>0.02274073</text:p>
          </table:table-cell>
          <table:table-cell office:value-type="float" office:value="0.02085129" calcext:value-type="float">
            <text:p>0.02085129</text:p>
          </table:table-cell>
          <table:table-cell office:value-type="float" office:value="0.02171974" calcext:value-type="float">
            <text:p>0.02171974</text:p>
          </table:table-cell>
          <table:table-cell office:value-type="float" office:value="0.0200358" calcext:value-type="float">
            <text:p>0.0200358</text:p>
          </table:table-cell>
          <table:table-cell office:value-type="float" office:value="23.89212" calcext:value-type="float">
            <text:p>23.89212</text:p>
          </table:table-cell>
          <table:table-cell office:value-type="float" office:value="42.30975" calcext:value-type="float">
            <text:p>42.30975</text:p>
          </table:table-cell>
          <table:table-cell office:value-type="float" office:value="40.86328" calcext:value-type="float">
            <text:p>40.86328</text:p>
          </table:table-cell>
          <table:table-cell office:value-type="float" office:value="50.41034" calcext:value-type="float">
            <text:p>50.41034</text:p>
          </table:table-cell>
          <table:table-cell office:value-type="float" office:value="55.98146" calcext:value-type="float">
            <text:p>55.98146</text:p>
          </table:table-cell>
          <table:table-cell office:value-type="float" office:value="47.34456" calcext:value-type="float">
            <text:p>47.34456</text:p>
          </table:table-cell>
          <table:table-cell office:value-type="float" office:value="24.59368" calcext:value-type="float">
            <text:p>24.59368</text:p>
          </table:table-cell>
          <table:table-cell office:value-type="float" office:value="7.757152" calcext:value-type="float">
            <text:p>7.757152</text:p>
          </table:table-cell>
          <table:table-cell office:value-type="float" office:value="7542.089" calcext:value-type="float">
            <text:p>7542.089</text:p>
          </table:table-cell>
          <table:table-cell office:value-type="float" office:value="0" calcext:value-type="float">
            <text:p>0</text:p>
          </table:table-cell>
          <table:table-cell office:value-type="float" office:value="-1.137378" calcext:value-type="float">
            <text:p>-1.1373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8" calcext:value-type="float">
            <text:p>11091998</text:p>
          </table:table-cell>
          <table:table-cell office:value-type="float" office:value="9.248033" calcext:value-type="float">
            <text:p>9.248033</text:p>
          </table:table-cell>
          <table:table-cell office:value-type="float" office:value="480.1714" calcext:value-type="float">
            <text:p>480.17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763155" calcext:value-type="float">
            <text:p>0.3763155</text:p>
          </table:table-cell>
          <table:table-cell office:value-type="float" office:value="24.72347" calcext:value-type="float">
            <text:p>24.72347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695529" calcext:value-type="float">
            <text:p>0.0869552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57795" calcext:value-type="float">
            <text:p>21.57795</text:p>
          </table:table-cell>
          <table:table-cell office:value-type="float" office:value="-0.4876513" calcext:value-type="float">
            <text:p>-0.4876513</text:p>
          </table:table-cell>
          <table:table-cell office:value-type="float" office:value="-0.6510524" calcext:value-type="float">
            <text:p>-0.6510524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61436" calcext:value-type="float">
            <text:p>12.61436</text:p>
          </table:table-cell>
          <table:table-cell office:value-type="float" office:value="3.471588" calcext:value-type="float">
            <text:p>3.471588</text:p>
          </table:table-cell>
          <table:table-cell office:value-type="float" office:value="0.07253282" calcext:value-type="float">
            <text:p>0.07253282</text:p>
          </table:table-cell>
          <table:table-cell office:value-type="float" office:value="0.04143515" calcext:value-type="float">
            <text:p>0.04143515</text:p>
          </table:table-cell>
          <table:table-cell office:value-type="float" office:value="0.03000057" calcext:value-type="float">
            <text:p>0.03000057</text:p>
          </table:table-cell>
          <table:table-cell office:value-type="float" office:value="0.02278257" calcext:value-type="float">
            <text:p>0.02278257</text:p>
          </table:table-cell>
          <table:table-cell office:value-type="float" office:value="0.0207211" calcext:value-type="float">
            <text:p>0.0207211</text:p>
          </table:table-cell>
          <table:table-cell office:value-type="float" office:value="0.02165131" calcext:value-type="float">
            <text:p>0.02165131</text:p>
          </table:table-cell>
          <table:table-cell office:value-type="float" office:value="0.02002661" calcext:value-type="float">
            <text:p>0.02002661</text:p>
          </table:table-cell>
          <table:table-cell office:value-type="float" office:value="20.14109" calcext:value-type="float">
            <text:p>20.14109</text:p>
          </table:table-cell>
          <table:table-cell office:value-type="float" office:value="45.53553" calcext:value-type="float">
            <text:p>45.53553</text:p>
          </table:table-cell>
          <table:table-cell office:value-type="float" office:value="41.36874" calcext:value-type="float">
            <text:p>41.36874</text:p>
          </table:table-cell>
          <table:table-cell office:value-type="float" office:value="50.60648" calcext:value-type="float">
            <text:p>50.60648</text:p>
          </table:table-cell>
          <table:table-cell office:value-type="float" office:value="56.00432" calcext:value-type="float">
            <text:p>56.00432</text:p>
          </table:table-cell>
          <table:table-cell office:value-type="float" office:value="47.30548" calcext:value-type="float">
            <text:p>47.30548</text:p>
          </table:table-cell>
          <table:table-cell office:value-type="float" office:value="24.73728" calcext:value-type="float">
            <text:p>24.73728</text:p>
          </table:table-cell>
          <table:table-cell office:value-type="float" office:value="7.767915" calcext:value-type="float">
            <text:p>7.767915</text:p>
          </table:table-cell>
          <table:table-cell office:value-type="float" office:value="7727.523" calcext:value-type="float">
            <text:p>7727.523</text:p>
          </table:table-cell>
          <table:table-cell office:value-type="float" office:value="0" calcext:value-type="float">
            <text:p>0</text:p>
          </table:table-cell>
          <table:table-cell office:value-type="float" office:value="-1.13738" calcext:value-type="float">
            <text:p>-1.137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8" calcext:value-type="float">
            <text:p>12091998</text:p>
          </table:table-cell>
          <table:table-cell office:value-type="float" office:value="9.205535" calcext:value-type="float">
            <text:p>9.205535</text:p>
          </table:table-cell>
          <table:table-cell office:value-type="float" office:value="480.0987" calcext:value-type="float">
            <text:p>480.098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26092" calcext:value-type="float">
            <text:p>0.3826092</text:p>
          </table:table-cell>
          <table:table-cell office:value-type="float" office:value="24.80878" calcext:value-type="float">
            <text:p>24.80878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00323" calcext:value-type="float">
            <text:p>0.08700323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59136" calcext:value-type="float">
            <text:p>21.59136</text:p>
          </table:table-cell>
          <table:table-cell office:value-type="float" office:value="-0.4883657" calcext:value-type="float">
            <text:p>-0.4883657</text:p>
          </table:table-cell>
          <table:table-cell office:value-type="float" office:value="-0.6519027" calcext:value-type="float">
            <text:p>-0.6519027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55573" calcext:value-type="float">
            <text:p>12.55573</text:p>
          </table:table-cell>
          <table:table-cell office:value-type="float" office:value="3.534692" calcext:value-type="float">
            <text:p>3.534692</text:p>
          </table:table-cell>
          <table:table-cell office:value-type="float" office:value="0.07390881" calcext:value-type="float">
            <text:p>0.07390881</text:p>
          </table:table-cell>
          <table:table-cell office:value-type="float" office:value="0.04283477" calcext:value-type="float">
            <text:p>0.04283477</text:p>
          </table:table-cell>
          <table:table-cell office:value-type="float" office:value="0.03136535" calcext:value-type="float">
            <text:p>0.03136535</text:p>
          </table:table-cell>
          <table:table-cell office:value-type="float" office:value="0.02358288" calcext:value-type="float">
            <text:p>0.02358288</text:p>
          </table:table-cell>
          <table:table-cell office:value-type="float" office:value="0.02068335" calcext:value-type="float">
            <text:p>0.02068335</text:p>
          </table:table-cell>
          <table:table-cell office:value-type="float" office:value="0.02145124" calcext:value-type="float">
            <text:p>0.02145124</text:p>
          </table:table-cell>
          <table:table-cell office:value-type="float" office:value="0.01992421" calcext:value-type="float">
            <text:p>0.01992421</text:p>
          </table:table-cell>
          <table:table-cell office:value-type="float" office:value="17.88884" calcext:value-type="float">
            <text:p>17.88884</text:p>
          </table:table-cell>
          <table:table-cell office:value-type="float" office:value="47.7205" calcext:value-type="float">
            <text:p>47.7205</text:p>
          </table:table-cell>
          <table:table-cell office:value-type="float" office:value="41.98347" calcext:value-type="float">
            <text:p>41.98347</text:p>
          </table:table-cell>
          <table:table-cell office:value-type="float" office:value="50.8442" calcext:value-type="float">
            <text:p>50.8442</text:p>
          </table:table-cell>
          <table:table-cell office:value-type="float" office:value="56.03839" calcext:value-type="float">
            <text:p>56.03839</text:p>
          </table:table-cell>
          <table:table-cell office:value-type="float" office:value="47.29842" calcext:value-type="float">
            <text:p>47.29842</text:p>
          </table:table-cell>
          <table:table-cell office:value-type="float" office:value="24.8894" calcext:value-type="float">
            <text:p>24.8894</text:p>
          </table:table-cell>
          <table:table-cell office:value-type="float" office:value="7.780012" calcext:value-type="float">
            <text:p>7.780012</text:p>
          </table:table-cell>
          <table:table-cell office:value-type="float" office:value="7903.374" calcext:value-type="float">
            <text:p>7903.374</text:p>
          </table:table-cell>
          <table:table-cell office:value-type="float" office:value="0" calcext:value-type="float">
            <text:p>0</text:p>
          </table:table-cell>
          <table:table-cell office:value-type="float" office:value="-1.137409" calcext:value-type="float">
            <text:p>-1.1374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8" calcext:value-type="float">
            <text:p>13091998</text:p>
          </table:table-cell>
          <table:table-cell office:value-type="float" office:value="9.1719" calcext:value-type="float">
            <text:p>9.1719</text:p>
          </table:table-cell>
          <table:table-cell office:value-type="float" office:value="480.0305" calcext:value-type="float">
            <text:p>480.030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43805" calcext:value-type="float">
            <text:p>0.3843805</text:p>
          </table:table-cell>
          <table:table-cell office:value-type="float" office:value="24.8864" calcext:value-type="float">
            <text:p>24.8864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05062" calcext:value-type="float">
            <text:p>0.0870506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60448" calcext:value-type="float">
            <text:p>21.60448</text:p>
          </table:table-cell>
          <table:table-cell office:value-type="float" office:value="-0.4884382" calcext:value-type="float">
            <text:p>-0.4884382</text:p>
          </table:table-cell>
          <table:table-cell office:value-type="float" office:value="-0.6521698" calcext:value-type="float">
            <text:p>-0.6521698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50781" calcext:value-type="float">
            <text:p>12.50781</text:p>
          </table:table-cell>
          <table:table-cell office:value-type="float" office:value="3.469133" calcext:value-type="float">
            <text:p>3.469133</text:p>
          </table:table-cell>
          <table:table-cell office:value-type="float" office:value="0.07053168" calcext:value-type="float">
            <text:p>0.07053168</text:p>
          </table:table-cell>
          <table:table-cell office:value-type="float" office:value="0.04088623" calcext:value-type="float">
            <text:p>0.04088623</text:p>
          </table:table-cell>
          <table:table-cell office:value-type="float" office:value="0.03006327" calcext:value-type="float">
            <text:p>0.03006327</text:p>
          </table:table-cell>
          <table:table-cell office:value-type="float" office:value="0.02280322" calcext:value-type="float">
            <text:p>0.02280322</text:p>
          </table:table-cell>
          <table:table-cell office:value-type="float" office:value="0.0205767" calcext:value-type="float">
            <text:p>0.0205767</text:p>
          </table:table-cell>
          <table:table-cell office:value-type="float" office:value="0.0213833" calcext:value-type="float">
            <text:p>0.0213833</text:p>
          </table:table-cell>
          <table:table-cell office:value-type="float" office:value="0.01982868" calcext:value-type="float">
            <text:p>0.01982868</text:p>
          </table:table-cell>
          <table:table-cell office:value-type="float" office:value="16.5294" calcext:value-type="float">
            <text:p>16.5294</text:p>
          </table:table-cell>
          <table:table-cell office:value-type="float" office:value="49.09252" calcext:value-type="float">
            <text:p>49.09252</text:p>
          </table:table-cell>
          <table:table-cell office:value-type="float" office:value="42.56105" calcext:value-type="float">
            <text:p>42.56105</text:p>
          </table:table-cell>
          <table:table-cell office:value-type="float" office:value="51.06463" calcext:value-type="float">
            <text:p>51.06463</text:p>
          </table:table-cell>
          <table:table-cell office:value-type="float" office:value="56.06721" calcext:value-type="float">
            <text:p>56.06721</text:p>
          </table:table-cell>
          <table:table-cell office:value-type="float" office:value="47.28573" calcext:value-type="float">
            <text:p>47.28573</text:p>
          </table:table-cell>
          <table:table-cell office:value-type="float" office:value="25.03971" calcext:value-type="float">
            <text:p>25.03971</text:p>
          </table:table-cell>
          <table:table-cell office:value-type="float" office:value="7.793109" calcext:value-type="float">
            <text:p>7.793109</text:p>
          </table:table-cell>
          <table:table-cell office:value-type="float" office:value="8002.384" calcext:value-type="float">
            <text:p>8002.384</text:p>
          </table:table-cell>
          <table:table-cell office:value-type="float" office:value="0" calcext:value-type="float">
            <text:p>0</text:p>
          </table:table-cell>
          <table:table-cell office:value-type="float" office:value="-1.137409" calcext:value-type="float">
            <text:p>-1.1374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8" calcext:value-type="float">
            <text:p>14091998</text:p>
          </table:table-cell>
          <table:table-cell office:value-type="float" office:value="9.143923" calcext:value-type="float">
            <text:p>9.143923</text:p>
          </table:table-cell>
          <table:table-cell office:value-type="float" office:value="479.9764" calcext:value-type="float">
            <text:p>479.976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71347" calcext:value-type="float">
            <text:p>0.3671347</text:p>
          </table:table-cell>
          <table:table-cell office:value-type="float" office:value="24.99768" calcext:value-type="float">
            <text:p>24.99768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09783" calcext:value-type="float">
            <text:p>0.08709783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61759" calcext:value-type="float">
            <text:p>21.61759</text:p>
          </table:table-cell>
          <table:table-cell office:value-type="float" office:value="-0.4889289" calcext:value-type="float">
            <text:p>-0.4889289</text:p>
          </table:table-cell>
          <table:table-cell office:value-type="float" office:value="-0.6542798" calcext:value-type="float">
            <text:p>-0.6542798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48249" calcext:value-type="float">
            <text:p>12.48249</text:p>
          </table:table-cell>
          <table:table-cell office:value-type="float" office:value="2.623102" calcext:value-type="float">
            <text:p>2.623102</text:p>
          </table:table-cell>
          <table:table-cell office:value-type="float" office:value="0.07073589" calcext:value-type="float">
            <text:p>0.07073589</text:p>
          </table:table-cell>
          <table:table-cell office:value-type="float" office:value="0.03598607" calcext:value-type="float">
            <text:p>0.03598607</text:p>
          </table:table-cell>
          <table:table-cell office:value-type="float" office:value="0.02775262" calcext:value-type="float">
            <text:p>0.02775262</text:p>
          </table:table-cell>
          <table:table-cell office:value-type="float" office:value="0.02259642" calcext:value-type="float">
            <text:p>0.02259642</text:p>
          </table:table-cell>
          <table:table-cell office:value-type="float" office:value="0.02063725" calcext:value-type="float">
            <text:p>0.02063725</text:p>
          </table:table-cell>
          <table:table-cell office:value-type="float" office:value="0.02146487" calcext:value-type="float">
            <text:p>0.02146487</text:p>
          </table:table-cell>
          <table:table-cell office:value-type="float" office:value="0.01980027" calcext:value-type="float">
            <text:p>0.01980027</text:p>
          </table:table-cell>
          <table:table-cell office:value-type="float" office:value="19.74417" calcext:value-type="float">
            <text:p>19.74417</text:p>
          </table:table-cell>
          <table:table-cell office:value-type="float" office:value="43.04623" calcext:value-type="float">
            <text:p>43.04623</text:p>
          </table:table-cell>
          <table:table-cell office:value-type="float" office:value="44.41417" calcext:value-type="float">
            <text:p>44.41417</text:p>
          </table:table-cell>
          <table:table-cell office:value-type="float" office:value="51.65706" calcext:value-type="float">
            <text:p>51.65706</text:p>
          </table:table-cell>
          <table:table-cell office:value-type="float" office:value="56.20686" calcext:value-type="float">
            <text:p>56.20686</text:p>
          </table:table-cell>
          <table:table-cell office:value-type="float" office:value="47.2925" calcext:value-type="float">
            <text:p>47.2925</text:p>
          </table:table-cell>
          <table:table-cell office:value-type="float" office:value="25.17693" calcext:value-type="float">
            <text:p>25.17693</text:p>
          </table:table-cell>
          <table:table-cell office:value-type="float" office:value="7.806214" calcext:value-type="float">
            <text:p>7.806214</text:p>
          </table:table-cell>
          <table:table-cell office:value-type="float" office:value="7798.78" calcext:value-type="float">
            <text:p>7798.78</text:p>
          </table:table-cell>
          <table:table-cell office:value-type="float" office:value="0" calcext:value-type="float">
            <text:p>0</text:p>
          </table:table-cell>
          <table:table-cell office:value-type="float" office:value="-1.137429" calcext:value-type="float">
            <text:p>-1.1374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8" calcext:value-type="float">
            <text:p>15091998</text:p>
          </table:table-cell>
          <table:table-cell office:value-type="float" office:value="9.112036" calcext:value-type="float">
            <text:p>9.112036</text:p>
          </table:table-cell>
          <table:table-cell office:value-type="float" office:value="479.9293" calcext:value-type="float">
            <text:p>479.92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417297" calcext:value-type="float">
            <text:p>0.3417297</text:p>
          </table:table-cell>
          <table:table-cell office:value-type="float" office:value="25.04004" calcext:value-type="float">
            <text:p>25.04004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26286" calcext:value-type="float">
            <text:p>0.08726286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7481" calcext:value-type="float">
            <text:p>21.7481</text:p>
          </table:table-cell>
          <table:table-cell office:value-type="float" office:value="-0.4904564" calcext:value-type="float">
            <text:p>-0.4904564</text:p>
          </table:table-cell>
          <table:table-cell office:value-type="float" office:value="-0.6595586" calcext:value-type="float">
            <text:p>-0.6595586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47539" calcext:value-type="float">
            <text:p>12.47539</text:p>
          </table:table-cell>
          <table:table-cell office:value-type="float" office:value="1.928477" calcext:value-type="float">
            <text:p>1.928477</text:p>
          </table:table-cell>
          <table:table-cell office:value-type="float" office:value="0.07387592" calcext:value-type="float">
            <text:p>0.07387592</text:p>
          </table:table-cell>
          <table:table-cell office:value-type="float" office:value="0.03554016" calcext:value-type="float">
            <text:p>0.03554016</text:p>
          </table:table-cell>
          <table:table-cell office:value-type="float" office:value="0.02706888" calcext:value-type="float">
            <text:p>0.02706888</text:p>
          </table:table-cell>
          <table:table-cell office:value-type="float" office:value="0.02244152" calcext:value-type="float">
            <text:p>0.02244152</text:p>
          </table:table-cell>
          <table:table-cell office:value-type="float" office:value="0.02060031" calcext:value-type="float">
            <text:p>0.02060031</text:p>
          </table:table-cell>
          <table:table-cell office:value-type="float" office:value="0.02149474" calcext:value-type="float">
            <text:p>0.02149474</text:p>
          </table:table-cell>
          <table:table-cell office:value-type="float" office:value="0.01982655" calcext:value-type="float">
            <text:p>0.01982655</text:p>
          </table:table-cell>
          <table:table-cell office:value-type="float" office:value="19.20254" calcext:value-type="float">
            <text:p>19.20254</text:p>
          </table:table-cell>
          <table:table-cell office:value-type="float" office:value="33.27959" calcext:value-type="float">
            <text:p>33.27959</text:p>
          </table:table-cell>
          <table:table-cell office:value-type="float" office:value="45.58637" calcext:value-type="float">
            <text:p>45.58637</text:p>
          </table:table-cell>
          <table:table-cell office:value-type="float" office:value="52.89767" calcext:value-type="float">
            <text:p>52.89767</text:p>
          </table:table-cell>
          <table:table-cell office:value-type="float" office:value="56.8473" calcext:value-type="float">
            <text:p>56.8473</text:p>
          </table:table-cell>
          <table:table-cell office:value-type="float" office:value="47.66047" calcext:value-type="float">
            <text:p>47.66047</text:p>
          </table:table-cell>
          <table:table-cell office:value-type="float" office:value="25.32508" calcext:value-type="float">
            <text:p>25.32508</text:p>
          </table:table-cell>
          <table:table-cell office:value-type="float" office:value="7.818621" calcext:value-type="float">
            <text:p>7.818621</text:p>
          </table:table-cell>
          <table:table-cell office:value-type="float" office:value="7368.535" calcext:value-type="float">
            <text:p>7368.535</text:p>
          </table:table-cell>
          <table:table-cell office:value-type="float" office:value="0" calcext:value-type="float">
            <text:p>0</text:p>
          </table:table-cell>
          <table:table-cell office:value-type="float" office:value="-1.137727" calcext:value-type="float">
            <text:p>-1.1377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8" calcext:value-type="float">
            <text:p>16091998</text:p>
          </table:table-cell>
          <table:table-cell office:value-type="float" office:value="9.079004" calcext:value-type="float">
            <text:p>9.079004</text:p>
          </table:table-cell>
          <table:table-cell office:value-type="float" office:value="479.8759" calcext:value-type="float">
            <text:p>479.875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367959" calcext:value-type="float">
            <text:p>0.3367959</text:p>
          </table:table-cell>
          <table:table-cell office:value-type="float" office:value="25.02137" calcext:value-type="float">
            <text:p>25.02137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39899" calcext:value-type="float">
            <text:p>0.0873989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88283" calcext:value-type="float">
            <text:p>21.88283</text:p>
          </table:table-cell>
          <table:table-cell office:value-type="float" office:value="-0.4935794" calcext:value-type="float">
            <text:p>-0.4935794</text:p>
          </table:table-cell>
          <table:table-cell office:value-type="float" office:value="-0.6707357" calcext:value-type="float">
            <text:p>-0.6707357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44672" calcext:value-type="float">
            <text:p>12.44672</text:p>
          </table:table-cell>
          <table:table-cell office:value-type="float" office:value="2.28616" calcext:value-type="float">
            <text:p>2.28616</text:p>
          </table:table-cell>
          <table:table-cell office:value-type="float" office:value="0.06090758" calcext:value-type="float">
            <text:p>0.06090758</text:p>
          </table:table-cell>
          <table:table-cell office:value-type="float" office:value="0.03462991" calcext:value-type="float">
            <text:p>0.03462991</text:p>
          </table:table-cell>
          <table:table-cell office:value-type="float" office:value="0.02691013" calcext:value-type="float">
            <text:p>0.02691013</text:p>
          </table:table-cell>
          <table:table-cell office:value-type="float" office:value="0.02249453" calcext:value-type="float">
            <text:p>0.02249453</text:p>
          </table:table-cell>
          <table:table-cell office:value-type="float" office:value="0.02067785" calcext:value-type="float">
            <text:p>0.02067785</text:p>
          </table:table-cell>
          <table:table-cell office:value-type="float" office:value="0.02151732" calcext:value-type="float">
            <text:p>0.02151732</text:p>
          </table:table-cell>
          <table:table-cell office:value-type="float" office:value="0.01983488" calcext:value-type="float">
            <text:p>0.01983488</text:p>
          </table:table-cell>
          <table:table-cell office:value-type="float" office:value="23.42981" calcext:value-type="float">
            <text:p>23.42981</text:p>
          </table:table-cell>
          <table:table-cell office:value-type="float" office:value="34.48559" calcext:value-type="float">
            <text:p>34.48559</text:p>
          </table:table-cell>
          <table:table-cell office:value-type="float" office:value="43.8542" calcext:value-type="float">
            <text:p>43.8542</text:p>
          </table:table-cell>
          <table:table-cell office:value-type="float" office:value="52.23877" calcext:value-type="float">
            <text:p>52.23877</text:p>
          </table:table-cell>
          <table:table-cell office:value-type="float" office:value="56.92387" calcext:value-type="float">
            <text:p>56.92387</text:p>
          </table:table-cell>
          <table:table-cell office:value-type="float" office:value="48.09126" calcext:value-type="float">
            <text:p>48.09126</text:p>
          </table:table-cell>
          <table:table-cell office:value-type="float" office:value="25.54696" calcext:value-type="float">
            <text:p>25.54696</text:p>
          </table:table-cell>
          <table:table-cell office:value-type="float" office:value="7.831577" calcext:value-type="float">
            <text:p>7.831577</text:p>
          </table:table-cell>
          <table:table-cell office:value-type="float" office:value="7330.702" calcext:value-type="float">
            <text:p>7330.702</text:p>
          </table:table-cell>
          <table:table-cell office:value-type="float" office:value="0" calcext:value-type="float">
            <text:p>0</text:p>
          </table:table-cell>
          <table:table-cell office:value-type="float" office:value="-1.13833" calcext:value-type="float">
            <text:p>-1.138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8" calcext:value-type="float">
            <text:p>17091998</text:p>
          </table:table-cell>
          <table:table-cell office:value-type="float" office:value="9.039963" calcext:value-type="float">
            <text:p>9.039963</text:p>
          </table:table-cell>
          <table:table-cell office:value-type="float" office:value="479.8172" calcext:value-type="float">
            <text:p>479.817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476784" calcext:value-type="float">
            <text:p>0.3476784</text:p>
          </table:table-cell>
          <table:table-cell office:value-type="float" office:value="25.03258" calcext:value-type="float">
            <text:p>25.03258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48256" calcext:value-type="float">
            <text:p>0.08748256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95007" calcext:value-type="float">
            <text:p>21.95007</text:p>
          </table:table-cell>
          <table:table-cell office:value-type="float" office:value="-0.4936872" calcext:value-type="float">
            <text:p>-0.4936872</text:p>
          </table:table-cell>
          <table:table-cell office:value-type="float" office:value="-0.6709811" calcext:value-type="float">
            <text:p>-0.6709811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38361" calcext:value-type="float">
            <text:p>12.38361</text:p>
          </table:table-cell>
          <table:table-cell office:value-type="float" office:value="2.522457" calcext:value-type="float">
            <text:p>2.522457</text:p>
          </table:table-cell>
          <table:table-cell office:value-type="float" office:value="0.06385366" calcext:value-type="float">
            <text:p>0.06385366</text:p>
          </table:table-cell>
          <table:table-cell office:value-type="float" office:value="0.03711538" calcext:value-type="float">
            <text:p>0.03711538</text:p>
          </table:table-cell>
          <table:table-cell office:value-type="float" office:value="0.0276594" calcext:value-type="float">
            <text:p>0.0276594</text:p>
          </table:table-cell>
          <table:table-cell office:value-type="float" office:value="0.02231879" calcext:value-type="float">
            <text:p>0.02231879</text:p>
          </table:table-cell>
          <table:table-cell office:value-type="float" office:value="0.0206067" calcext:value-type="float">
            <text:p>0.0206067</text:p>
          </table:table-cell>
          <table:table-cell office:value-type="float" office:value="0.02149481" calcext:value-type="float">
            <text:p>0.02149481</text:p>
          </table:table-cell>
          <table:table-cell office:value-type="float" office:value="0.0198433" calcext:value-type="float">
            <text:p>0.0198433</text:p>
          </table:table-cell>
          <table:table-cell office:value-type="float" office:value="19.25814" calcext:value-type="float">
            <text:p>19.25814</text:p>
          </table:table-cell>
          <table:table-cell office:value-type="float" office:value="38.41703" calcext:value-type="float">
            <text:p>38.41703</text:p>
          </table:table-cell>
          <table:table-cell office:value-type="float" office:value="43.8702" calcext:value-type="float">
            <text:p>43.8702</text:p>
          </table:table-cell>
          <table:table-cell office:value-type="float" office:value="52.1175" calcext:value-type="float">
            <text:p>52.1175</text:p>
          </table:table-cell>
          <table:table-cell office:value-type="float" office:value="56.7244" calcext:value-type="float">
            <text:p>56.7244</text:p>
          </table:table-cell>
          <table:table-cell office:value-type="float" office:value="48.02551" calcext:value-type="float">
            <text:p>48.02551</text:p>
          </table:table-cell>
          <table:table-cell office:value-type="float" office:value="25.70213" calcext:value-type="float">
            <text:p>25.70213</text:p>
          </table:table-cell>
          <table:table-cell office:value-type="float" office:value="7.844875" calcext:value-type="float">
            <text:p>7.844875</text:p>
          </table:table-cell>
          <table:table-cell office:value-type="float" office:value="7580.249" calcext:value-type="float">
            <text:p>7580.249</text:p>
          </table:table-cell>
          <table:table-cell office:value-type="float" office:value="0" calcext:value-type="float">
            <text:p>0</text:p>
          </table:table-cell>
          <table:table-cell office:value-type="float" office:value="-1.138331" calcext:value-type="float">
            <text:p>-1.1383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8" calcext:value-type="float">
            <text:p>18091998</text:p>
          </table:table-cell>
          <table:table-cell office:value-type="float" office:value="9.00421" calcext:value-type="float">
            <text:p>9.00421</text:p>
          </table:table-cell>
          <table:table-cell office:value-type="float" office:value="479.7545" calcext:value-type="float">
            <text:p>479.75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548678" calcext:value-type="float">
            <text:p>0.3548678</text:p>
          </table:table-cell>
          <table:table-cell office:value-type="float" office:value="25.07939" calcext:value-type="float">
            <text:p>25.07939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54505" calcext:value-type="float">
            <text:p>0.08754505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1.98592" calcext:value-type="float">
            <text:p>21.98592</text:p>
          </table:table-cell>
          <table:table-cell office:value-type="float" office:value="-0.4937266" calcext:value-type="float">
            <text:p>-0.4937266</text:p>
          </table:table-cell>
          <table:table-cell office:value-type="float" office:value="-0.6711937" calcext:value-type="float">
            <text:p>-0.6711937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32842" calcext:value-type="float">
            <text:p>12.32842</text:p>
          </table:table-cell>
          <table:table-cell office:value-type="float" office:value="2.65197" calcext:value-type="float">
            <text:p>2.65197</text:p>
          </table:table-cell>
          <table:table-cell office:value-type="float" office:value="0.06789886" calcext:value-type="float">
            <text:p>0.06789886</text:p>
          </table:table-cell>
          <table:table-cell office:value-type="float" office:value="0.04013603" calcext:value-type="float">
            <text:p>0.04013603</text:p>
          </table:table-cell>
          <table:table-cell office:value-type="float" office:value="0.02914472" calcext:value-type="float">
            <text:p>0.02914472</text:p>
          </table:table-cell>
          <table:table-cell office:value-type="float" office:value="0.02224243" calcext:value-type="float">
            <text:p>0.02224243</text:p>
          </table:table-cell>
          <table:table-cell office:value-type="float" office:value="0.02048606" calcext:value-type="float">
            <text:p>0.02048606</text:p>
          </table:table-cell>
          <table:table-cell office:value-type="float" office:value="0.02141416" calcext:value-type="float">
            <text:p>0.02141416</text:p>
          </table:table-cell>
          <table:table-cell office:value-type="float" office:value="0.01979753" calcext:value-type="float">
            <text:p>0.01979753</text:p>
          </table:table-cell>
          <table:table-cell office:value-type="float" office:value="16.54649" calcext:value-type="float">
            <text:p>16.54649</text:p>
          </table:table-cell>
          <table:table-cell office:value-type="float" office:value="41.16257" calcext:value-type="float">
            <text:p>41.16257</text:p>
          </table:table-cell>
          <table:table-cell office:value-type="float" office:value="44.15442" calcext:value-type="float">
            <text:p>44.15442</text:p>
          </table:table-cell>
          <table:table-cell office:value-type="float" office:value="52.23079" calcext:value-type="float">
            <text:p>52.23079</text:p>
          </table:table-cell>
          <table:table-cell office:value-type="float" office:value="56.66892" calcext:value-type="float">
            <text:p>56.66892</text:p>
          </table:table-cell>
          <table:table-cell office:value-type="float" office:value="47.91946" calcext:value-type="float">
            <text:p>47.91946</text:p>
          </table:table-cell>
          <table:table-cell office:value-type="float" office:value="25.83127" calcext:value-type="float">
            <text:p>25.83127</text:p>
          </table:table-cell>
          <table:table-cell office:value-type="float" office:value="7.858364" calcext:value-type="float">
            <text:p>7.858364</text:p>
          </table:table-cell>
          <table:table-cell office:value-type="float" office:value="7751.232" calcext:value-type="float">
            <text:p>7751.232</text:p>
          </table:table-cell>
          <table:table-cell office:value-type="float" office:value="0" calcext:value-type="float">
            <text:p>0</text:p>
          </table:table-cell>
          <table:table-cell office:value-type="float" office:value="-1.138331" calcext:value-type="float">
            <text:p>-1.1383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8" calcext:value-type="float">
            <text:p>19091998</text:p>
          </table:table-cell>
          <table:table-cell office:value-type="float" office:value="8.963615" calcext:value-type="float">
            <text:p>8.963615</text:p>
          </table:table-cell>
          <table:table-cell office:value-type="float" office:value="479.6846" calcext:value-type="float">
            <text:p>479.684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18133" calcext:value-type="float">
            <text:p>0.3618133</text:p>
          </table:table-cell>
          <table:table-cell office:value-type="float" office:value="25.15929" calcext:value-type="float">
            <text:p>25.15929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59382" calcext:value-type="float">
            <text:p>0.08759382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2.00052" calcext:value-type="float">
            <text:p>22.00052</text:p>
          </table:table-cell>
          <table:table-cell office:value-type="float" office:value="-0.4938074" calcext:value-type="float">
            <text:p>-0.4938074</text:p>
          </table:table-cell>
          <table:table-cell office:value-type="float" office:value="-0.671711" calcext:value-type="float">
            <text:p>-0.671711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26986" calcext:value-type="float">
            <text:p>12.26986</text:p>
          </table:table-cell>
          <table:table-cell office:value-type="float" office:value="2.708447" calcext:value-type="float">
            <text:p>2.708447</text:p>
          </table:table-cell>
          <table:table-cell office:value-type="float" office:value="0.07347694" calcext:value-type="float">
            <text:p>0.07347694</text:p>
          </table:table-cell>
          <table:table-cell office:value-type="float" office:value="0.04402947" calcext:value-type="float">
            <text:p>0.04402947</text:p>
          </table:table-cell>
          <table:table-cell office:value-type="float" office:value="0.03155203" calcext:value-type="float">
            <text:p>0.03155203</text:p>
          </table:table-cell>
          <table:table-cell office:value-type="float" office:value="0.02347535" calcext:value-type="float">
            <text:p>0.02347535</text:p>
          </table:table-cell>
          <table:table-cell office:value-type="float" office:value="0.02040357" calcext:value-type="float">
            <text:p>0.02040357</text:p>
          </table:table-cell>
          <table:table-cell office:value-type="float" office:value="0.02123899" calcext:value-type="float">
            <text:p>0.02123899</text:p>
          </table:table-cell>
          <table:table-cell office:value-type="float" office:value="0.01969186" calcext:value-type="float">
            <text:p>0.01969186</text:p>
          </table:table-cell>
          <table:table-cell office:value-type="float" office:value="15.26162" calcext:value-type="float">
            <text:p>15.26162</text:p>
          </table:table-cell>
          <table:table-cell office:value-type="float" office:value="43.06432" calcext:value-type="float">
            <text:p>43.06432</text:p>
          </table:table-cell>
          <table:table-cell office:value-type="float" office:value="44.60307" calcext:value-type="float">
            <text:p>44.60307</text:p>
          </table:table-cell>
          <table:table-cell office:value-type="float" office:value="52.45766" calcext:value-type="float">
            <text:p>52.45766</text:p>
          </table:table-cell>
          <table:table-cell office:value-type="float" office:value="56.72077" calcext:value-type="float">
            <text:p>56.72077</text:p>
          </table:table-cell>
          <table:table-cell office:value-type="float" office:value="47.8813" calcext:value-type="float">
            <text:p>47.8813</text:p>
          </table:table-cell>
          <table:table-cell office:value-type="float" office:value="25.96365" calcext:value-type="float">
            <text:p>25.96365</text:p>
          </table:table-cell>
          <table:table-cell office:value-type="float" office:value="7.872431" calcext:value-type="float">
            <text:p>7.872431</text:p>
          </table:table-cell>
          <table:table-cell office:value-type="float" office:value="7941.899" calcext:value-type="float">
            <text:p>7941.899</text:p>
          </table:table-cell>
          <table:table-cell office:value-type="float" office:value="0" calcext:value-type="float">
            <text:p>0</text:p>
          </table:table-cell>
          <table:table-cell office:value-type="float" office:value="-1.138332" calcext:value-type="float">
            <text:p>-1.1383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8" calcext:value-type="float">
            <text:p>20091998</text:p>
          </table:table-cell>
          <table:table-cell office:value-type="float" office:value="8.935526" calcext:value-type="float">
            <text:p>8.935526</text:p>
          </table:table-cell>
          <table:table-cell office:value-type="float" office:value="479.6182" calcext:value-type="float">
            <text:p>479.618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15704" calcext:value-type="float">
            <text:p>0.3615704</text:p>
          </table:table-cell>
          <table:table-cell office:value-type="float" office:value="25.23194" calcext:value-type="float">
            <text:p>25.23194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64141" calcext:value-type="float">
            <text:p>0.08764141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2.01338" calcext:value-type="float">
            <text:p>22.01338</text:p>
          </table:table-cell>
          <table:table-cell office:value-type="float" office:value="-0.4943298" calcext:value-type="float">
            <text:p>-0.4943298</text:p>
          </table:table-cell>
          <table:table-cell office:value-type="float" office:value="-0.6723862" calcext:value-type="float">
            <text:p>-0.6723862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23105" calcext:value-type="float">
            <text:p>12.23105</text:p>
          </table:table-cell>
          <table:table-cell office:value-type="float" office:value="2.608261" calcext:value-type="float">
            <text:p>2.608261</text:p>
          </table:table-cell>
          <table:table-cell office:value-type="float" office:value="0.06336032" calcext:value-type="float">
            <text:p>0.06336032</text:p>
          </table:table-cell>
          <table:table-cell office:value-type="float" office:value="0.03875542" calcext:value-type="float">
            <text:p>0.03875542</text:p>
          </table:table-cell>
          <table:table-cell office:value-type="float" office:value="0.02839569" calcext:value-type="float">
            <text:p>0.02839569</text:p>
          </table:table-cell>
          <table:table-cell office:value-type="float" office:value="0.02227441" calcext:value-type="float">
            <text:p>0.02227441</text:p>
          </table:table-cell>
          <table:table-cell office:value-type="float" office:value="0.02034931" calcext:value-type="float">
            <text:p>0.02034931</text:p>
          </table:table-cell>
          <table:table-cell office:value-type="float" office:value="0.0211626" calcext:value-type="float">
            <text:p>0.0211626</text:p>
          </table:table-cell>
          <table:table-cell office:value-type="float" office:value="0.01956604" calcext:value-type="float">
            <text:p>0.01956604</text:p>
          </table:table-cell>
          <table:table-cell office:value-type="float" office:value="15.08546" calcext:value-type="float">
            <text:p>15.08546</text:p>
          </table:table-cell>
          <table:table-cell office:value-type="float" office:value="44.04225" calcext:value-type="float">
            <text:p>44.04225</text:p>
          </table:table-cell>
          <table:table-cell office:value-type="float" office:value="45.00793" calcext:value-type="float">
            <text:p>45.00793</text:p>
          </table:table-cell>
          <table:table-cell office:value-type="float" office:value="52.66288" calcext:value-type="float">
            <text:p>52.66288</text:p>
          </table:table-cell>
          <table:table-cell office:value-type="float" office:value="56.7509" calcext:value-type="float">
            <text:p>56.7509</text:p>
          </table:table-cell>
          <table:table-cell office:value-type="float" office:value="47.86872" calcext:value-type="float">
            <text:p>47.86872</text:p>
          </table:table-cell>
          <table:table-cell office:value-type="float" office:value="26.10167" calcext:value-type="float">
            <text:p>26.10167</text:p>
          </table:table-cell>
          <table:table-cell office:value-type="float" office:value="7.887474" calcext:value-type="float">
            <text:p>7.887474</text:p>
          </table:table-cell>
          <table:table-cell office:value-type="float" office:value="8002.953" calcext:value-type="float">
            <text:p>8002.953</text:p>
          </table:table-cell>
          <table:table-cell office:value-type="float" office:value="0" calcext:value-type="float">
            <text:p>0</text:p>
          </table:table-cell>
          <table:table-cell office:value-type="float" office:value="-1.138344" calcext:value-type="float">
            <text:p>-1.1383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8" calcext:value-type="float">
            <text:p>21091998</text:p>
          </table:table-cell>
          <table:table-cell office:value-type="float" office:value="8.901242" calcext:value-type="float">
            <text:p>8.901242</text:p>
          </table:table-cell>
          <table:table-cell office:value-type="float" office:value="479.548" calcext:value-type="float">
            <text:p>479.5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656197" calcext:value-type="float">
            <text:p>0.3656197</text:p>
          </table:table-cell>
          <table:table-cell office:value-type="float" office:value="25.31046" calcext:value-type="float">
            <text:p>25.31046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68878" calcext:value-type="float">
            <text:p>0.08768878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2.0259" calcext:value-type="float">
            <text:p>22.0259</text:p>
          </table:table-cell>
          <table:table-cell office:value-type="float" office:value="-0.4949989" calcext:value-type="float">
            <text:p>-0.4949989</text:p>
          </table:table-cell>
          <table:table-cell office:value-type="float" office:value="-0.6731927" calcext:value-type="float">
            <text:p>-0.6731927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1817" calcext:value-type="float">
            <text:p>12.1817</text:p>
          </table:table-cell>
          <table:table-cell office:value-type="float" office:value="2.625882" calcext:value-type="float">
            <text:p>2.625882</text:p>
          </table:table-cell>
          <table:table-cell office:value-type="float" office:value="0.07134675" calcext:value-type="float">
            <text:p>0.07134675</text:p>
          </table:table-cell>
          <table:table-cell office:value-type="float" office:value="0.04340078" calcext:value-type="float">
            <text:p>0.04340078</text:p>
          </table:table-cell>
          <table:table-cell office:value-type="float" office:value="0.03138078" calcext:value-type="float">
            <text:p>0.03138078</text:p>
          </table:table-cell>
          <table:table-cell office:value-type="float" office:value="0.02340875" calcext:value-type="float">
            <text:p>0.02340875</text:p>
          </table:table-cell>
          <table:table-cell office:value-type="float" office:value="0.02032132" calcext:value-type="float">
            <text:p>0.02032132</text:p>
          </table:table-cell>
          <table:table-cell office:value-type="float" office:value="0.02108206" calcext:value-type="float">
            <text:p>0.02108206</text:p>
          </table:table-cell>
          <table:table-cell office:value-type="float" office:value="0.01949711" calcext:value-type="float">
            <text:p>0.01949711</text:p>
          </table:table-cell>
          <table:table-cell office:value-type="float" office:value="14.48746" calcext:value-type="float">
            <text:p>14.48746</text:p>
          </table:table-cell>
          <table:table-cell office:value-type="float" office:value="45.36697" calcext:value-type="float">
            <text:p>45.36697</text:p>
          </table:table-cell>
          <table:table-cell office:value-type="float" office:value="45.48069" calcext:value-type="float">
            <text:p>45.48069</text:p>
          </table:table-cell>
          <table:table-cell office:value-type="float" office:value="52.87833" calcext:value-type="float">
            <text:p>52.87833</text:p>
          </table:table-cell>
          <table:table-cell office:value-type="float" office:value="56.77979" calcext:value-type="float">
            <text:p>56.77979</text:p>
          </table:table-cell>
          <table:table-cell office:value-type="float" office:value="47.85571" calcext:value-type="float">
            <text:p>47.85571</text:p>
          </table:table-cell>
          <table:table-cell office:value-type="float" office:value="26.23768" calcext:value-type="float">
            <text:p>26.23768</text:p>
          </table:table-cell>
          <table:table-cell office:value-type="float" office:value="7.902379" calcext:value-type="float">
            <text:p>7.902379</text:p>
          </table:table-cell>
          <table:table-cell office:value-type="float" office:value="8105.163" calcext:value-type="float">
            <text:p>8105.163</text:p>
          </table:table-cell>
          <table:table-cell office:value-type="float" office:value="0" calcext:value-type="float">
            <text:p>0</text:p>
          </table:table-cell>
          <table:table-cell office:value-type="float" office:value="-1.138374" calcext:value-type="float">
            <text:p>-1.1383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8" calcext:value-type="float">
            <text:p>22091998</text:p>
          </table:table-cell>
          <table:table-cell office:value-type="float" office:value="8.879697" calcext:value-type="float">
            <text:p>8.879697</text:p>
          </table:table-cell>
          <table:table-cell office:value-type="float" office:value="479.4904" calcext:value-type="float">
            <text:p>479.49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547219" calcext:value-type="float">
            <text:p>0.3547219</text:p>
          </table:table-cell>
          <table:table-cell office:value-type="float" office:value="25.40089" calcext:value-type="float">
            <text:p>25.40089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73599" calcext:value-type="float">
            <text:p>0.0877359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2.03801" calcext:value-type="float">
            <text:p>22.03801</text:p>
          </table:table-cell>
          <table:table-cell office:value-type="float" office:value="-0.4950481" calcext:value-type="float">
            <text:p>-0.4950481</text:p>
          </table:table-cell>
          <table:table-cell office:value-type="float" office:value="-0.6756309" calcext:value-type="float">
            <text:p>-0.6756309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15602" calcext:value-type="float">
            <text:p>12.15602</text:p>
          </table:table-cell>
          <table:table-cell office:value-type="float" office:value="1.75434" calcext:value-type="float">
            <text:p>1.75434</text:p>
          </table:table-cell>
          <table:table-cell office:value-type="float" office:value="0.05025028" calcext:value-type="float">
            <text:p>0.05025028</text:p>
          </table:table-cell>
          <table:table-cell office:value-type="float" office:value="0.03598167" calcext:value-type="float">
            <text:p>0.03598167</text:p>
          </table:table-cell>
          <table:table-cell office:value-type="float" office:value="0.02783882" calcext:value-type="float">
            <text:p>0.02783882</text:p>
          </table:table-cell>
          <table:table-cell office:value-type="float" office:value="0.02251598" calcext:value-type="float">
            <text:p>0.02251598</text:p>
          </table:table-cell>
          <table:table-cell office:value-type="float" office:value="0.02044917" calcext:value-type="float">
            <text:p>0.02044917</text:p>
          </table:table-cell>
          <table:table-cell office:value-type="float" office:value="0.02114551" calcext:value-type="float">
            <text:p>0.02114551</text:p>
          </table:table-cell>
          <table:table-cell office:value-type="float" office:value="0.01942477" calcext:value-type="float">
            <text:p>0.01942477</text:p>
          </table:table-cell>
          <table:table-cell office:value-type="float" office:value="30.49707" calcext:value-type="float">
            <text:p>30.49707</text:p>
          </table:table-cell>
          <table:table-cell office:value-type="float" office:value="42.38908" calcext:value-type="float">
            <text:p>42.38908</text:p>
          </table:table-cell>
          <table:table-cell office:value-type="float" office:value="44.78555" calcext:value-type="float">
            <text:p>44.78555</text:p>
          </table:table-cell>
          <table:table-cell office:value-type="float" office:value="52.61749" calcext:value-type="float">
            <text:p>52.61749</text:p>
          </table:table-cell>
          <table:table-cell office:value-type="float" office:value="56.65223" calcext:value-type="float">
            <text:p>56.65223</text:p>
          </table:table-cell>
          <table:table-cell office:value-type="float" office:value="47.80602" calcext:value-type="float">
            <text:p>47.80602</text:p>
          </table:table-cell>
          <table:table-cell office:value-type="float" office:value="26.36787" calcext:value-type="float">
            <text:p>26.36787</text:p>
          </table:table-cell>
          <table:table-cell office:value-type="float" office:value="7.918059" calcext:value-type="float">
            <text:p>7.918059</text:p>
          </table:table-cell>
          <table:table-cell office:value-type="float" office:value="8124.848" calcext:value-type="float">
            <text:p>8124.848</text:p>
          </table:table-cell>
          <table:table-cell office:value-type="float" office:value="0" calcext:value-type="float">
            <text:p>0</text:p>
          </table:table-cell>
          <table:table-cell office:value-type="float" office:value="-1.138374" calcext:value-type="float">
            <text:p>-1.1383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8" calcext:value-type="float">
            <text:p>23091998</text:p>
          </table:table-cell>
          <table:table-cell office:value-type="float" office:value="8.86251" calcext:value-type="float">
            <text:p>8.86251</text:p>
          </table:table-cell>
          <table:table-cell office:value-type="float" office:value="479.4427" calcext:value-type="float">
            <text:p>479.442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5125" calcext:value-type="float">
            <text:p>0.35125</text:p>
          </table:table-cell>
          <table:table-cell office:value-type="float" office:value="25.45834" calcext:value-type="float">
            <text:p>25.45834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78209" calcext:value-type="float">
            <text:p>0.08778209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2.04773" calcext:value-type="float">
            <text:p>22.04773</text:p>
          </table:table-cell>
          <table:table-cell office:value-type="float" office:value="-0.4950826" calcext:value-type="float">
            <text:p>-0.4950826</text:p>
          </table:table-cell>
          <table:table-cell office:value-type="float" office:value="-0.6797238" calcext:value-type="float">
            <text:p>-0.6797238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12865" calcext:value-type="float">
            <text:p>12.12865</text:p>
          </table:table-cell>
          <table:table-cell office:value-type="float" office:value="1.504863" calcext:value-type="float">
            <text:p>1.504863</text:p>
          </table:table-cell>
          <table:table-cell office:value-type="float" office:value="0.04462922" calcext:value-type="float">
            <text:p>0.04462922</text:p>
          </table:table-cell>
          <table:table-cell office:value-type="float" office:value="0.03433816" calcext:value-type="float">
            <text:p>0.03433816</text:p>
          </table:table-cell>
          <table:table-cell office:value-type="float" office:value="0.02725668" calcext:value-type="float">
            <text:p>0.02725668</text:p>
          </table:table-cell>
          <table:table-cell office:value-type="float" office:value="0.02257826" calcext:value-type="float">
            <text:p>0.02257826</text:p>
          </table:table-cell>
          <table:table-cell office:value-type="float" office:value="0.02065362" calcext:value-type="float">
            <text:p>0.02065362</text:p>
          </table:table-cell>
          <table:table-cell office:value-type="float" office:value="0.02143155" calcext:value-type="float">
            <text:p>0.02143155</text:p>
          </table:table-cell>
          <table:table-cell office:value-type="float" office:value="0.01953045" calcext:value-type="float">
            <text:p>0.01953045</text:p>
          </table:table-cell>
          <table:table-cell office:value-type="float" office:value="31.33518" calcext:value-type="float">
            <text:p>31.33518</text:p>
          </table:table-cell>
          <table:table-cell office:value-type="float" office:value="46.4828" calcext:value-type="float">
            <text:p>46.4828</text:p>
          </table:table-cell>
          <table:table-cell office:value-type="float" office:value="45.13855" calcext:value-type="float">
            <text:p>45.13855</text:p>
          </table:table-cell>
          <table:table-cell office:value-type="float" office:value="52.31472" calcext:value-type="float">
            <text:p>52.31472</text:p>
          </table:table-cell>
          <table:table-cell office:value-type="float" office:value="56.19539" calcext:value-type="float">
            <text:p>56.19539</text:p>
          </table:table-cell>
          <table:table-cell office:value-type="float" office:value="47.52872" calcext:value-type="float">
            <text:p>47.52872</text:p>
          </table:table-cell>
          <table:table-cell office:value-type="float" office:value="26.46697" calcext:value-type="float">
            <text:p>26.46697</text:p>
          </table:table-cell>
          <table:table-cell office:value-type="float" office:value="7.931653" calcext:value-type="float">
            <text:p>7.931653</text:p>
          </table:table-cell>
          <table:table-cell office:value-type="float" office:value="8145.533" calcext:value-type="float">
            <text:p>8145.533</text:p>
          </table:table-cell>
          <table:table-cell office:value-type="float" office:value="0" calcext:value-type="float">
            <text:p>0</text:p>
          </table:table-cell>
          <table:table-cell office:value-type="float" office:value="-1.138374" calcext:value-type="float">
            <text:p>-1.13837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8" calcext:value-type="float">
            <text:p>24091998</text:p>
          </table:table-cell>
          <table:table-cell office:value-type="float" office:value="8.846985" calcext:value-type="float">
            <text:p>8.846985</text:p>
          </table:table-cell>
          <table:table-cell office:value-type="float" office:value="479.3976" calcext:value-type="float">
            <text:p>479.39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519855" calcext:value-type="float">
            <text:p>0.3519855</text:p>
          </table:table-cell>
          <table:table-cell office:value-type="float" office:value="25.50304" calcext:value-type="float">
            <text:p>25.50304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82787" calcext:value-type="float">
            <text:p>0.08782787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2.05602" calcext:value-type="float">
            <text:p>22.05602</text:p>
          </table:table-cell>
          <table:table-cell office:value-type="float" office:value="-0.4951477" calcext:value-type="float">
            <text:p>-0.4951477</text:p>
          </table:table-cell>
          <table:table-cell office:value-type="float" office:value="-0.6798439" calcext:value-type="float">
            <text:p>-0.6798439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1" calcext:value-type="float">
            <text:p>12.1</text:p>
          </table:table-cell>
          <table:table-cell office:value-type="float" office:value="1.531804" calcext:value-type="float">
            <text:p>1.531804</text:p>
          </table:table-cell>
          <table:table-cell office:value-type="float" office:value="0.04067336" calcext:value-type="float">
            <text:p>0.04067336</text:p>
          </table:table-cell>
          <table:table-cell office:value-type="float" office:value="0.03315512" calcext:value-type="float">
            <text:p>0.03315512</text:p>
          </table:table-cell>
          <table:table-cell office:value-type="float" office:value="0.02697608" calcext:value-type="float">
            <text:p>0.02697608</text:p>
          </table:table-cell>
          <table:table-cell office:value-type="float" office:value="0.0226511" calcext:value-type="float">
            <text:p>0.0226511</text:p>
          </table:table-cell>
          <table:table-cell office:value-type="float" office:value="0.02076066" calcext:value-type="float">
            <text:p>0.02076066</text:p>
          </table:table-cell>
          <table:table-cell office:value-type="float" office:value="0.02168646" calcext:value-type="float">
            <text:p>0.02168646</text:p>
          </table:table-cell>
          <table:table-cell office:value-type="float" office:value="0.0196727" calcext:value-type="float">
            <text:p>0.0196727</text:p>
          </table:table-cell>
          <table:table-cell office:value-type="float" office:value="26.95931" calcext:value-type="float">
            <text:p>26.95931</text:p>
          </table:table-cell>
          <table:table-cell office:value-type="float" office:value="50.07203" calcext:value-type="float">
            <text:p>50.07203</text:p>
          </table:table-cell>
          <table:table-cell office:value-type="float" office:value="45.83647" calcext:value-type="float">
            <text:p>45.83647</text:p>
          </table:table-cell>
          <table:table-cell office:value-type="float" office:value="52.52132" calcext:value-type="float">
            <text:p>52.52132</text:p>
          </table:table-cell>
          <table:table-cell office:value-type="float" office:value="55.96746" calcext:value-type="float">
            <text:p>55.96746</text:p>
          </table:table-cell>
          <table:table-cell office:value-type="float" office:value="47.21053" calcext:value-type="float">
            <text:p>47.21053</text:p>
          </table:table-cell>
          <table:table-cell office:value-type="float" office:value="26.54008" calcext:value-type="float">
            <text:p>26.54008</text:p>
          </table:table-cell>
          <table:table-cell office:value-type="float" office:value="7.943602" calcext:value-type="float">
            <text:p>7.943602</text:p>
          </table:table-cell>
          <table:table-cell office:value-type="float" office:value="8161.236" calcext:value-type="float">
            <text:p>8161.236</text:p>
          </table:table-cell>
          <table:table-cell office:value-type="float" office:value="0" calcext:value-type="float">
            <text:p>0</text:p>
          </table:table-cell>
          <table:table-cell office:value-type="float" office:value="-1.138377" calcext:value-type="float">
            <text:p>-1.1383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8" calcext:value-type="float">
            <text:p>25091998</text:p>
          </table:table-cell>
          <table:table-cell office:value-type="float" office:value="8.826949" calcext:value-type="float">
            <text:p>8.826949</text:p>
          </table:table-cell>
          <table:table-cell office:value-type="float" office:value="479.3469" calcext:value-type="float">
            <text:p>479.346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536178" calcext:value-type="float">
            <text:p>0.3536178</text:p>
          </table:table-cell>
          <table:table-cell office:value-type="float" office:value="25.55696" calcext:value-type="float">
            <text:p>25.55696</text:p>
          </table:table-cell>
          <table:table-cell office:value-type="float" office:value="0.001732944" calcext:value-type="float">
            <text:p>0.001732944</text:p>
          </table:table-cell>
          <table:table-cell office:value-type="float" office:value="0.08787365" calcext:value-type="float">
            <text:p>0.08787365</text:p>
          </table:table-cell>
          <table:table-cell office:value-type="float" office:value="0.03505737" calcext:value-type="float">
            <text:p>0.03505737</text:p>
          </table:table-cell>
          <table:table-cell office:value-type="float" office:value="22.06376" calcext:value-type="float">
            <text:p>22.06376</text:p>
          </table:table-cell>
          <table:table-cell office:value-type="float" office:value="-0.4957662" calcext:value-type="float">
            <text:p>-0.4957662</text:p>
          </table:table-cell>
          <table:table-cell office:value-type="float" office:value="-0.6807094" calcext:value-type="float">
            <text:p>-0.6807094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06642" calcext:value-type="float">
            <text:p>12.06642</text:p>
          </table:table-cell>
          <table:table-cell office:value-type="float" office:value="1.598751" calcext:value-type="float">
            <text:p>1.598751</text:p>
          </table:table-cell>
          <table:table-cell office:value-type="float" office:value="0.04466883" calcext:value-type="float">
            <text:p>0.04466883</text:p>
          </table:table-cell>
          <table:table-cell office:value-type="float" office:value="0.03271378" calcext:value-type="float">
            <text:p>0.03271378</text:p>
          </table:table-cell>
          <table:table-cell office:value-type="float" office:value="0.02632486" calcext:value-type="float">
            <text:p>0.02632486</text:p>
          </table:table-cell>
          <table:table-cell office:value-type="float" office:value="0.02233187" calcext:value-type="float">
            <text:p>0.02233187</text:p>
          </table:table-cell>
          <table:table-cell office:value-type="float" office:value="0.02062671" calcext:value-type="float">
            <text:p>0.02062671</text:p>
          </table:table-cell>
          <table:table-cell office:value-type="float" office:value="0.02170273" calcext:value-type="float">
            <text:p>0.02170273</text:p>
          </table:table-cell>
          <table:table-cell office:value-type="float" office:value="0.01977649" calcext:value-type="float">
            <text:p>0.01977649</text:p>
          </table:table-cell>
          <table:table-cell office:value-type="float" office:value="24.06035" calcext:value-type="float">
            <text:p>24.06035</text:p>
          </table:table-cell>
          <table:table-cell office:value-type="float" office:value="52.61647" calcext:value-type="float">
            <text:p>52.61647</text:p>
          </table:table-cell>
          <table:table-cell office:value-type="float" office:value="46.43635" calcext:value-type="float">
            <text:p>46.43635</text:p>
          </table:table-cell>
          <table:table-cell office:value-type="float" office:value="52.75896" calcext:value-type="float">
            <text:p>52.75896</text:p>
          </table:table-cell>
          <table:table-cell office:value-type="float" office:value="55.88284" calcext:value-type="float">
            <text:p>55.88284</text:p>
          </table:table-cell>
          <table:table-cell office:value-type="float" office:value="46.98714" calcext:value-type="float">
            <text:p>46.98714</text:p>
          </table:table-cell>
          <table:table-cell office:value-type="float" office:value="26.6116" calcext:value-type="float">
            <text:p>26.6116</text:p>
          </table:table-cell>
          <table:table-cell office:value-type="float" office:value="7.954858" calcext:value-type="float">
            <text:p>7.954858</text:p>
          </table:table-cell>
          <table:table-cell office:value-type="float" office:value="8187.071" calcext:value-type="float">
            <text:p>8187.071</text:p>
          </table:table-cell>
          <table:table-cell office:value-type="float" office:value="0" calcext:value-type="float">
            <text:p>0</text:p>
          </table:table-cell>
          <table:table-cell office:value-type="float" office:value="-1.138501" calcext:value-type="float">
            <text:p>-1.1385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8" calcext:value-type="float">
            <text:p>26091998</text:p>
          </table:table-cell>
          <table:table-cell office:value-type="float" office:value="8.800648" calcext:value-type="float">
            <text:p>8.800648</text:p>
          </table:table-cell>
          <table:table-cell office:value-type="float" office:value="479.2951" calcext:value-type="float">
            <text:p>479.295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988132" calcext:value-type="float">
            <text:p>0.2988132</text:p>
          </table:table-cell>
          <table:table-cell office:value-type="float" office:value="25.66286" calcext:value-type="float">
            <text:p>25.66286</text:p>
          </table:table-cell>
          <table:table-cell office:value-type="float" office:value="0.003921979" calcext:value-type="float">
            <text:p>0.003921979</text:p>
          </table:table-cell>
          <table:table-cell office:value-type="float" office:value="0.08796806" calcext:value-type="float">
            <text:p>0.08796806</text:p>
          </table:table-cell>
          <table:table-cell office:value-type="float" office:value="0.07796507" calcext:value-type="float">
            <text:p>0.07796507</text:p>
          </table:table-cell>
          <table:table-cell office:value-type="float" office:value="22.0969" calcext:value-type="float">
            <text:p>22.0969</text:p>
          </table:table-cell>
          <table:table-cell office:value-type="float" office:value="-0.4960692" calcext:value-type="float">
            <text:p>-0.4960692</text:p>
          </table:table-cell>
          <table:table-cell office:value-type="float" office:value="-0.6844329" calcext:value-type="float">
            <text:p>-0.6844329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03867" calcext:value-type="float">
            <text:p>12.03867</text:p>
          </table:table-cell>
          <table:table-cell office:value-type="float" office:value="2.982452" calcext:value-type="float">
            <text:p>2.982452</text:p>
          </table:table-cell>
          <table:table-cell office:value-type="float" office:value="1.714648" calcext:value-type="float">
            <text:p>1.714648</text:p>
          </table:table-cell>
          <table:table-cell office:value-type="float" office:value="0.362957" calcext:value-type="float">
            <text:p>0.362957</text:p>
          </table:table-cell>
          <table:table-cell office:value-type="float" office:value="0.05993263" calcext:value-type="float">
            <text:p>0.05993263</text:p>
          </table:table-cell>
          <table:table-cell office:value-type="float" office:value="0.022269" calcext:value-type="float">
            <text:p>0.022269</text:p>
          </table:table-cell>
          <table:table-cell office:value-type="float" office:value="0.02048463" calcext:value-type="float">
            <text:p>0.02048463</text:p>
          </table:table-cell>
          <table:table-cell office:value-type="float" office:value="0.02628377" calcext:value-type="float">
            <text:p>0.02628377</text:p>
          </table:table-cell>
          <table:table-cell office:value-type="float" office:value="0.0197843" calcext:value-type="float">
            <text:p>0.0197843</text:p>
          </table:table-cell>
          <table:table-cell office:value-type="float" office:value="4.898588" calcext:value-type="float">
            <text:p>4.898588</text:p>
          </table:table-cell>
          <table:table-cell office:value-type="float" office:value="16.94954" calcext:value-type="float">
            <text:p>16.94954</text:p>
          </table:table-cell>
          <table:table-cell office:value-type="float" office:value="51.40557" calcext:value-type="float">
            <text:p>51.40557</text:p>
          </table:table-cell>
          <table:table-cell office:value-type="float" office:value="62.85882" calcext:value-type="float">
            <text:p>62.85882</text:p>
          </table:table-cell>
          <table:table-cell office:value-type="float" office:value="57.22294" calcext:value-type="float">
            <text:p>57.22294</text:p>
          </table:table-cell>
          <table:table-cell office:value-type="float" office:value="47.16105" calcext:value-type="float">
            <text:p>47.16105</text:p>
          </table:table-cell>
          <table:table-cell office:value-type="float" office:value="26.35682" calcext:value-type="float">
            <text:p>26.35682</text:p>
          </table:table-cell>
          <table:table-cell office:value-type="float" office:value="7.991708" calcext:value-type="float">
            <text:p>7.991708</text:p>
          </table:table-cell>
          <table:table-cell office:value-type="float" office:value="4322.795" calcext:value-type="float">
            <text:p>4322.795</text:p>
          </table:table-cell>
          <table:table-cell office:value-type="float" office:value="0" calcext:value-type="float">
            <text:p>0</text:p>
          </table:table-cell>
          <table:table-cell office:value-type="float" office:value="-1.141792" calcext:value-type="float">
            <text:p>-1.1417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8" calcext:value-type="float">
            <text:p>27091998</text:p>
          </table:table-cell>
          <table:table-cell office:value-type="float" office:value="8.763978" calcext:value-type="float">
            <text:p>8.763978</text:p>
          </table:table-cell>
          <table:table-cell office:value-type="float" office:value="479.2485" calcext:value-type="float">
            <text:p>479.248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420424" calcext:value-type="float">
            <text:p>0.2420424</text:p>
          </table:table-cell>
          <table:table-cell office:value-type="float" office:value="25.33424" calcext:value-type="float">
            <text:p>25.3342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8861586" calcext:value-type="float">
            <text:p>0.0886158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2.64477" calcext:value-type="float">
            <text:p>22.64477</text:p>
          </table:table-cell>
          <table:table-cell office:value-type="float" office:value="-0.504276" calcext:value-type="float">
            <text:p>-0.504276</text:p>
          </table:table-cell>
          <table:table-cell office:value-type="float" office:value="-0.6956084" calcext:value-type="float">
            <text:p>-0.6956084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04513" calcext:value-type="float">
            <text:p>12.04513</text:p>
          </table:table-cell>
          <table:table-cell office:value-type="float" office:value="6.149413" calcext:value-type="float">
            <text:p>6.149413</text:p>
          </table:table-cell>
          <table:table-cell office:value-type="float" office:value="0.6303192" calcext:value-type="float">
            <text:p>0.6303192</text:p>
          </table:table-cell>
          <table:table-cell office:value-type="float" office:value="0.1609223" calcext:value-type="float">
            <text:p>0.1609223</text:p>
          </table:table-cell>
          <table:table-cell office:value-type="float" office:value="0.04239265" calcext:value-type="float">
            <text:p>0.04239265</text:p>
          </table:table-cell>
          <table:table-cell office:value-type="float" office:value="0.02701441" calcext:value-type="float">
            <text:p>0.02701441</text:p>
          </table:table-cell>
          <table:table-cell office:value-type="float" office:value="0.02374413" calcext:value-type="float">
            <text:p>0.02374413</text:p>
          </table:table-cell>
          <table:table-cell office:value-type="float" office:value="0.0261765" calcext:value-type="float">
            <text:p>0.0261765</text:p>
          </table:table-cell>
          <table:table-cell office:value-type="float" office:value="0.01978066" calcext:value-type="float">
            <text:p>0.01978066</text:p>
          </table:table-cell>
          <table:table-cell office:value-type="float" office:value="7.076335" calcext:value-type="float">
            <text:p>7.076335</text:p>
          </table:table-cell>
          <table:table-cell office:value-type="float" office:value="11.34583" calcext:value-type="float">
            <text:p>11.34583</text:p>
          </table:table-cell>
          <table:table-cell office:value-type="float" office:value="28.49377" calcext:value-type="float">
            <text:p>28.49377</text:p>
          </table:table-cell>
          <table:table-cell office:value-type="float" office:value="48.44575" calcext:value-type="float">
            <text:p>48.44575</text:p>
          </table:table-cell>
          <table:table-cell office:value-type="float" office:value="62.60396" calcext:value-type="float">
            <text:p>62.60396</text:p>
          </table:table-cell>
          <table:table-cell office:value-type="float" office:value="62.54598" calcext:value-type="float">
            <text:p>62.54598</text:p>
          </table:table-cell>
          <table:table-cell office:value-type="float" office:value="33.73401" calcext:value-type="float">
            <text:p>33.73401</text:p>
          </table:table-cell>
          <table:table-cell office:value-type="float" office:value="8.328783" calcext:value-type="float">
            <text:p>8.328783</text:p>
          </table:table-cell>
          <table:table-cell office:value-type="float" office:value="2532.794" calcext:value-type="float">
            <text:p>2532.794</text:p>
          </table:table-cell>
          <table:table-cell office:value-type="float" office:value="0" calcext:value-type="float">
            <text:p>0</text:p>
          </table:table-cell>
          <table:table-cell office:value-type="float" office:value="-1.171031" calcext:value-type="float">
            <text:p>-1.1710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8" calcext:value-type="float">
            <text:p>28091998</text:p>
          </table:table-cell>
          <table:table-cell office:value-type="float" office:value="8.734559" calcext:value-type="float">
            <text:p>8.734559</text:p>
          </table:table-cell>
          <table:table-cell office:value-type="float" office:value="479.2014" calcext:value-type="float">
            <text:p>479.20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907846" calcext:value-type="float">
            <text:p>0.1907846</text:p>
          </table:table-cell>
          <table:table-cell office:value-type="float" office:value="25.02351" calcext:value-type="float">
            <text:p>25.0235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8899622" calcext:value-type="float">
            <text:p>0.0889962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3.1497" calcext:value-type="float">
            <text:p>23.1497</text:p>
          </table:table-cell>
          <table:table-cell office:value-type="float" office:value="-0.5068451" calcext:value-type="float">
            <text:p>-0.5068451</text:p>
          </table:table-cell>
          <table:table-cell office:value-type="float" office:value="-0.7055532" calcext:value-type="float">
            <text:p>-0.7055532</text:p>
          </table:table-cell>
          <table:table-cell office:value-type="float" office:value="0.008437902" calcext:value-type="float">
            <text:p>0.008437902</text:p>
          </table:table-cell>
          <table:table-cell office:value-type="float" office:value="12.0409" calcext:value-type="float">
            <text:p>12.0409</text:p>
          </table:table-cell>
          <table:table-cell office:value-type="float" office:value="3.117399" calcext:value-type="float">
            <text:p>3.117399</text:p>
          </table:table-cell>
          <table:table-cell office:value-type="float" office:value="0.4357914" calcext:value-type="float">
            <text:p>0.4357914</text:p>
          </table:table-cell>
          <table:table-cell office:value-type="float" office:value="0.1180128" calcext:value-type="float">
            <text:p>0.1180128</text:p>
          </table:table-cell>
          <table:table-cell office:value-type="float" office:value="0.03450603" calcext:value-type="float">
            <text:p>0.03450603</text:p>
          </table:table-cell>
          <table:table-cell office:value-type="float" office:value="0.0255363" calcext:value-type="float">
            <text:p>0.0255363</text:p>
          </table:table-cell>
          <table:table-cell office:value-type="float" office:value="0.02317931" calcext:value-type="float">
            <text:p>0.02317931</text:p>
          </table:table-cell>
          <table:table-cell office:value-type="float" office:value="0.02490236" calcext:value-type="float">
            <text:p>0.02490236</text:p>
          </table:table-cell>
          <table:table-cell office:value-type="float" office:value="0.01972543" calcext:value-type="float">
            <text:p>0.01972543</text:p>
          </table:table-cell>
          <table:table-cell office:value-type="float" office:value="18.63372" calcext:value-type="float">
            <text:p>18.63372</text:p>
          </table:table-cell>
          <table:table-cell office:value-type="float" office:value="16.11742" calcext:value-type="float">
            <text:p>16.11742</text:p>
          </table:table-cell>
          <table:table-cell office:value-type="float" office:value="28.53306" calcext:value-type="float">
            <text:p>28.53306</text:p>
          </table:table-cell>
          <table:table-cell office:value-type="float" office:value="47.10547" calcext:value-type="float">
            <text:p>47.10547</text:p>
          </table:table-cell>
          <table:table-cell office:value-type="float" office:value="59.86513" calcext:value-type="float">
            <text:p>59.86513</text:p>
          </table:table-cell>
          <table:table-cell office:value-type="float" office:value="58.60867" calcext:value-type="float">
            <text:p>58.60867</text:p>
          </table:table-cell>
          <table:table-cell office:value-type="float" office:value="32.16766" calcext:value-type="float">
            <text:p>32.16766</text:p>
          </table:table-cell>
          <table:table-cell office:value-type="float" office:value="8.728543" calcext:value-type="float">
            <text:p>8.728543</text:p>
          </table:table-cell>
          <table:table-cell office:value-type="float" office:value="2530.808" calcext:value-type="float">
            <text:p>2530.808</text:p>
          </table:table-cell>
          <table:table-cell office:value-type="float" office:value="0" calcext:value-type="float">
            <text:p>0</text:p>
          </table:table-cell>
          <table:table-cell office:value-type="float" office:value="-1.171189" calcext:value-type="float">
            <text:p>-1.1711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8" calcext:value-type="float">
            <text:p>29091998</text:p>
          </table:table-cell>
          <table:table-cell office:value-type="float" office:value="8.70882" calcext:value-type="float">
            <text:p>8.70882</text:p>
          </table:table-cell>
          <table:table-cell office:value-type="float" office:value="479.1548" calcext:value-type="float">
            <text:p>479.15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855873" calcext:value-type="float">
            <text:p>0.1855873</text:p>
          </table:table-cell>
          <table:table-cell office:value-type="float" office:value="24.68347" calcext:value-type="float">
            <text:p>24.6834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8926988" calcext:value-type="float">
            <text:p>0.08926988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3.57871" calcext:value-type="float">
            <text:p>23.57871</text:p>
          </table:table-cell>
          <table:table-cell office:value-type="float" office:value="-0.5070984" calcext:value-type="float">
            <text:p>-0.5070984</text:p>
          </table:table-cell>
          <table:table-cell office:value-type="float" office:value="-0.7134728" calcext:value-type="float">
            <text:p>-0.713472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2.00542" calcext:value-type="float">
            <text:p>12.00542</text:p>
          </table:table-cell>
          <table:table-cell office:value-type="float" office:value="2.591313" calcext:value-type="float">
            <text:p>2.591313</text:p>
          </table:table-cell>
          <table:table-cell office:value-type="float" office:value="0.3246315" calcext:value-type="float">
            <text:p>0.3246315</text:p>
          </table:table-cell>
          <table:table-cell office:value-type="float" office:value="0.08828448" calcext:value-type="float">
            <text:p>0.08828448</text:p>
          </table:table-cell>
          <table:table-cell office:value-type="float" office:value="0.0303225" calcext:value-type="float">
            <text:p>0.0303225</text:p>
          </table:table-cell>
          <table:table-cell office:value-type="float" office:value="0.02442078" calcext:value-type="float">
            <text:p>0.02442078</text:p>
          </table:table-cell>
          <table:table-cell office:value-type="float" office:value="0.02248882" calcext:value-type="float">
            <text:p>0.02248882</text:p>
          </table:table-cell>
          <table:table-cell office:value-type="float" office:value="0.02408295" calcext:value-type="float">
            <text:p>0.02408295</text:p>
          </table:table-cell>
          <table:table-cell office:value-type="float" office:value="0.01980212" calcext:value-type="float">
            <text:p>0.01980212</text:p>
          </table:table-cell>
          <table:table-cell office:value-type="float" office:value="17.23892" calcext:value-type="float">
            <text:p>17.23892</text:p>
          </table:table-cell>
          <table:table-cell office:value-type="float" office:value="19.88988" calcext:value-type="float">
            <text:p>19.88988</text:p>
          </table:table-cell>
          <table:table-cell office:value-type="float" office:value="28.72628" calcext:value-type="float">
            <text:p>28.72628</text:p>
          </table:table-cell>
          <table:table-cell office:value-type="float" office:value="46.38577" calcext:value-type="float">
            <text:p>46.38577</text:p>
          </table:table-cell>
          <table:table-cell office:value-type="float" office:value="57.88145" calcext:value-type="float">
            <text:p>57.88145</text:p>
          </table:table-cell>
          <table:table-cell office:value-type="float" office:value="55.54782" calcext:value-type="float">
            <text:p>55.54782</text:p>
          </table:table-cell>
          <table:table-cell office:value-type="float" office:value="30.88195" calcext:value-type="float">
            <text:p>30.88195</text:p>
          </table:table-cell>
          <table:table-cell office:value-type="float" office:value="9.046497" calcext:value-type="float">
            <text:p>9.046497</text:p>
          </table:table-cell>
          <table:table-cell office:value-type="float" office:value="2648.708" calcext:value-type="float">
            <text:p>2648.708</text:p>
          </table:table-cell>
          <table:table-cell office:value-type="float" office:value="0" calcext:value-type="float">
            <text:p>0</text:p>
          </table:table-cell>
          <table:table-cell office:value-type="float" office:value="-1.171191" calcext:value-type="float">
            <text:p>-1.17119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8" calcext:value-type="float">
            <text:p>30091998</text:p>
          </table:table-cell>
          <table:table-cell office:value-type="float" office:value="8.68473" calcext:value-type="float">
            <text:p>8.68473</text:p>
          </table:table-cell>
          <table:table-cell office:value-type="float" office:value="479.1084" calcext:value-type="float">
            <text:p>479.108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82901" calcext:value-type="float">
            <text:p>0.1782901</text:p>
          </table:table-cell>
          <table:table-cell office:value-type="float" office:value="24.49182" calcext:value-type="float">
            <text:p>24.4918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895092" calcext:value-type="float">
            <text:p>0.089509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3.91505" calcext:value-type="float">
            <text:p>23.91505</text:p>
          </table:table-cell>
          <table:table-cell office:value-type="float" office:value="-0.5073807" calcext:value-type="float">
            <text:p>-0.5073807</text:p>
          </table:table-cell>
          <table:table-cell office:value-type="float" office:value="-0.7251537" calcext:value-type="float">
            <text:p>-0.725153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98088" calcext:value-type="float">
            <text:p>11.98088</text:p>
          </table:table-cell>
          <table:table-cell office:value-type="float" office:value="2.0035" calcext:value-type="float">
            <text:p>2.0035</text:p>
          </table:table-cell>
          <table:table-cell office:value-type="float" office:value="0.2390528" calcext:value-type="float">
            <text:p>0.2390528</text:p>
          </table:table-cell>
          <table:table-cell office:value-type="float" office:value="0.06843323" calcext:value-type="float">
            <text:p>0.06843323</text:p>
          </table:table-cell>
          <table:table-cell office:value-type="float" office:value="0.02803501" calcext:value-type="float">
            <text:p>0.02803501</text:p>
          </table:table-cell>
          <table:table-cell office:value-type="float" office:value="0.02358338" calcext:value-type="float">
            <text:p>0.02358338</text:p>
          </table:table-cell>
          <table:table-cell office:value-type="float" office:value="0.02187705" calcext:value-type="float">
            <text:p>0.02187705</text:p>
          </table:table-cell>
          <table:table-cell office:value-type="float" office:value="0.02331289" calcext:value-type="float">
            <text:p>0.02331289</text:p>
          </table:table-cell>
          <table:table-cell office:value-type="float" office:value="0.01986784" calcext:value-type="float">
            <text:p>0.01986784</text:p>
          </table:table-cell>
          <table:table-cell office:value-type="float" office:value="24.63457" calcext:value-type="float">
            <text:p>24.63457</text:p>
          </table:table-cell>
          <table:table-cell office:value-type="float" office:value="21.08406" calcext:value-type="float">
            <text:p>21.08406</text:p>
          </table:table-cell>
          <table:table-cell office:value-type="float" office:value="28.47503" calcext:value-type="float">
            <text:p>28.47503</text:p>
          </table:table-cell>
          <table:table-cell office:value-type="float" office:value="45.60651" calcext:value-type="float">
            <text:p>45.60651</text:p>
          </table:table-cell>
          <table:table-cell office:value-type="float" office:value="56.48028" calcext:value-type="float">
            <text:p>56.48028</text:p>
          </table:table-cell>
          <table:table-cell office:value-type="float" office:value="53.55644" calcext:value-type="float">
            <text:p>53.55644</text:p>
          </table:table-cell>
          <table:table-cell office:value-type="float" office:value="30.13157" calcext:value-type="float">
            <text:p>30.13157</text:p>
          </table:table-cell>
          <table:table-cell office:value-type="float" office:value="9.219189" calcext:value-type="float">
            <text:p>9.219189</text:p>
          </table:table-cell>
          <table:table-cell office:value-type="float" office:value="2753.829" calcext:value-type="float">
            <text:p>2753.829</text:p>
          </table:table-cell>
          <table:table-cell office:value-type="float" office:value="0" calcext:value-type="float">
            <text:p>0</text:p>
          </table:table-cell>
          <table:table-cell office:value-type="float" office:value="-1.171191" calcext:value-type="float">
            <text:p>-1.1711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8" calcext:value-type="float">
            <text:p>1101998</text:p>
          </table:table-cell>
          <table:table-cell office:value-type="float" office:value="8.666059" calcext:value-type="float">
            <text:p>8.666059</text:p>
          </table:table-cell>
          <table:table-cell office:value-type="float" office:value="479.067" calcext:value-type="float">
            <text:p>479.06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29767" calcext:value-type="float">
            <text:p>0.1729767</text:p>
          </table:table-cell>
          <table:table-cell office:value-type="float" office:value="24.26994" calcext:value-type="float">
            <text:p>24.2699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897828" calcext:value-type="float">
            <text:p>0.0897828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4.28069" calcext:value-type="float">
            <text:p>24.28069</text:p>
          </table:table-cell>
          <table:table-cell office:value-type="float" office:value="-0.5077249" calcext:value-type="float">
            <text:p>-0.5077249</text:p>
          </table:table-cell>
          <table:table-cell office:value-type="float" office:value="-0.7304156" calcext:value-type="float">
            <text:p>-0.730415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96289" calcext:value-type="float">
            <text:p>11.96289</text:p>
          </table:table-cell>
          <table:table-cell office:value-type="float" office:value="1.720933" calcext:value-type="float">
            <text:p>1.720933</text:p>
          </table:table-cell>
          <table:table-cell office:value-type="float" office:value="0.1771943" calcext:value-type="float">
            <text:p>0.1771943</text:p>
          </table:table-cell>
          <table:table-cell office:value-type="float" office:value="0.05508591" calcext:value-type="float">
            <text:p>0.05508591</text:p>
          </table:table-cell>
          <table:table-cell office:value-type="float" office:value="0.02807458" calcext:value-type="float">
            <text:p>0.02807458</text:p>
          </table:table-cell>
          <table:table-cell office:value-type="float" office:value="0.02362562" calcext:value-type="float">
            <text:p>0.02362562</text:p>
          </table:table-cell>
          <table:table-cell office:value-type="float" office:value="0.02173726" calcext:value-type="float">
            <text:p>0.02173726</text:p>
          </table:table-cell>
          <table:table-cell office:value-type="float" office:value="0.02280504" calcext:value-type="float">
            <text:p>0.02280504</text:p>
          </table:table-cell>
          <table:table-cell office:value-type="float" office:value="0.01990067" calcext:value-type="float">
            <text:p>0.01990067</text:p>
          </table:table-cell>
          <table:table-cell office:value-type="float" office:value="15.2312" calcext:value-type="float">
            <text:p>15.2312</text:p>
          </table:table-cell>
          <table:table-cell office:value-type="float" office:value="15.722" calcext:value-type="float">
            <text:p>15.722</text:p>
          </table:table-cell>
          <table:table-cell office:value-type="float" office:value="26.91689" calcext:value-type="float">
            <text:p>26.91689</text:p>
          </table:table-cell>
          <table:table-cell office:value-type="float" office:value="44.20981" calcext:value-type="float">
            <text:p>44.20981</text:p>
          </table:table-cell>
          <table:table-cell office:value-type="float" office:value="57.25761" calcext:value-type="float">
            <text:p>57.25761</text:p>
          </table:table-cell>
          <table:table-cell office:value-type="float" office:value="55.23183" calcext:value-type="float">
            <text:p>55.23183</text:p>
          </table:table-cell>
          <table:table-cell office:value-type="float" office:value="30.22644" calcext:value-type="float">
            <text:p>30.22644</text:p>
          </table:table-cell>
          <table:table-cell office:value-type="float" office:value="9.306205" calcext:value-type="float">
            <text:p>9.306205</text:p>
          </table:table-cell>
          <table:table-cell office:value-type="float" office:value="2814.198" calcext:value-type="float">
            <text:p>2814.198</text:p>
          </table:table-cell>
          <table:table-cell office:value-type="float" office:value="0" calcext:value-type="float">
            <text:p>0</text:p>
          </table:table-cell>
          <table:table-cell office:value-type="float" office:value="-1.171215" calcext:value-type="float">
            <text:p>-1.1712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8" calcext:value-type="float">
            <text:p>2101998</text:p>
          </table:table-cell>
          <table:table-cell office:value-type="float" office:value="8.651974" calcext:value-type="float">
            <text:p>8.651974</text:p>
          </table:table-cell>
          <table:table-cell office:value-type="float" office:value="479.031" calcext:value-type="float">
            <text:p>479.03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57571" calcext:value-type="float">
            <text:p>0.1657571</text:p>
          </table:table-cell>
          <table:table-cell office:value-type="float" office:value="24.0871" calcext:value-type="float">
            <text:p>24.087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8994757" calcext:value-type="float">
            <text:p>0.0899475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4.55968" calcext:value-type="float">
            <text:p>24.55968</text:p>
          </table:table-cell>
          <table:table-cell office:value-type="float" office:value="-0.5078655" calcext:value-type="float">
            <text:p>-0.5078655</text:p>
          </table:table-cell>
          <table:table-cell office:value-type="float" office:value="-0.7343748" calcext:value-type="float">
            <text:p>-0.734374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94461" calcext:value-type="float">
            <text:p>11.94461</text:p>
          </table:table-cell>
          <table:table-cell office:value-type="float" office:value="1.194447" calcext:value-type="float">
            <text:p>1.194447</text:p>
          </table:table-cell>
          <table:table-cell office:value-type="float" office:value="0.1338199" calcext:value-type="float">
            <text:p>0.1338199</text:p>
          </table:table-cell>
          <table:table-cell office:value-type="float" office:value="0.04502787" calcext:value-type="float">
            <text:p>0.04502787</text:p>
          </table:table-cell>
          <table:table-cell office:value-type="float" office:value="0.02755066" calcext:value-type="float">
            <text:p>0.02755066</text:p>
          </table:table-cell>
          <table:table-cell office:value-type="float" office:value="0.02339957" calcext:value-type="float">
            <text:p>0.02339957</text:p>
          </table:table-cell>
          <table:table-cell office:value-type="float" office:value="0.0215815" calcext:value-type="float">
            <text:p>0.0215815</text:p>
          </table:table-cell>
          <table:table-cell office:value-type="float" office:value="0.02274543" calcext:value-type="float">
            <text:p>0.02274543</text:p>
          </table:table-cell>
          <table:table-cell office:value-type="float" office:value="0.02000801" calcext:value-type="float">
            <text:p>0.02000801</text:p>
          </table:table-cell>
          <table:table-cell office:value-type="float" office:value="22.46688" calcext:value-type="float">
            <text:p>22.46688</text:p>
          </table:table-cell>
          <table:table-cell office:value-type="float" office:value="17.24434" calcext:value-type="float">
            <text:p>17.24434</text:p>
          </table:table-cell>
          <table:table-cell office:value-type="float" office:value="26.00509" calcext:value-type="float">
            <text:p>26.00509</text:p>
          </table:table-cell>
          <table:table-cell office:value-type="float" office:value="42.69249" calcext:value-type="float">
            <text:p>42.69249</text:p>
          </table:table-cell>
          <table:table-cell office:value-type="float" office:value="55.59411" calcext:value-type="float">
            <text:p>55.59411</text:p>
          </table:table-cell>
          <table:table-cell office:value-type="float" office:value="54.16494" calcext:value-type="float">
            <text:p>54.16494</text:p>
          </table:table-cell>
          <table:table-cell office:value-type="float" office:value="30.29886" calcext:value-type="float">
            <text:p>30.29886</text:p>
          </table:table-cell>
          <table:table-cell office:value-type="float" office:value="9.373374" calcext:value-type="float">
            <text:p>9.373374</text:p>
          </table:table-cell>
          <table:table-cell office:value-type="float" office:value="2853.908" calcext:value-type="float">
            <text:p>2853.908</text:p>
          </table:table-cell>
          <table:table-cell office:value-type="float" office:value="0" calcext:value-type="float">
            <text:p>0</text:p>
          </table:table-cell>
          <table:table-cell office:value-type="float" office:value="-1.171215" calcext:value-type="float">
            <text:p>-1.1712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8" calcext:value-type="float">
            <text:p>3101998</text:p>
          </table:table-cell>
          <table:table-cell office:value-type="float" office:value="8.637303" calcext:value-type="float">
            <text:p>8.637303</text:p>
          </table:table-cell>
          <table:table-cell office:value-type="float" office:value="478.9952" calcext:value-type="float">
            <text:p>478.995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04397" calcext:value-type="float">
            <text:p>0.1604397</text:p>
          </table:table-cell>
          <table:table-cell office:value-type="float" office:value="24.0188" calcext:value-type="float">
            <text:p>24.018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004423" calcext:value-type="float">
            <text:p>0.0900442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4.71233" calcext:value-type="float">
            <text:p>24.71233</text:p>
          </table:table-cell>
          <table:table-cell office:value-type="float" office:value="-0.5079802" calcext:value-type="float">
            <text:p>-0.5079802</text:p>
          </table:table-cell>
          <table:table-cell office:value-type="float" office:value="-0.7465868" calcext:value-type="float">
            <text:p>-0.746586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92413" calcext:value-type="float">
            <text:p>11.92413</text:p>
          </table:table-cell>
          <table:table-cell office:value-type="float" office:value="0.868305" calcext:value-type="float">
            <text:p>0.868305</text:p>
          </table:table-cell>
          <table:table-cell office:value-type="float" office:value="0.1031885" calcext:value-type="float">
            <text:p>0.1031885</text:p>
          </table:table-cell>
          <table:table-cell office:value-type="float" office:value="0.03857888" calcext:value-type="float">
            <text:p>0.03857888</text:p>
          </table:table-cell>
          <table:table-cell office:value-type="float" office:value="0.02728989" calcext:value-type="float">
            <text:p>0.02728989</text:p>
          </table:table-cell>
          <table:table-cell office:value-type="float" office:value="0.02322167" calcext:value-type="float">
            <text:p>0.02322167</text:p>
          </table:table-cell>
          <table:table-cell office:value-type="float" office:value="0.02141549" calcext:value-type="float">
            <text:p>0.02141549</text:p>
          </table:table-cell>
          <table:table-cell office:value-type="float" office:value="0.02267818" calcext:value-type="float">
            <text:p>0.02267818</text:p>
          </table:table-cell>
          <table:table-cell office:value-type="float" office:value="0.02013537" calcext:value-type="float">
            <text:p>0.02013537</text:p>
          </table:table-cell>
          <table:table-cell office:value-type="float" office:value="26.27978" calcext:value-type="float">
            <text:p>26.27978</text:p>
          </table:table-cell>
          <table:table-cell office:value-type="float" office:value="20.31026" calcext:value-type="float">
            <text:p>20.31026</text:p>
          </table:table-cell>
          <table:table-cell office:value-type="float" office:value="26.15775" calcext:value-type="float">
            <text:p>26.15775</text:p>
          </table:table-cell>
          <table:table-cell office:value-type="float" office:value="42.14293" calcext:value-type="float">
            <text:p>42.14293</text:p>
          </table:table-cell>
          <table:table-cell office:value-type="float" office:value="54.60538" calcext:value-type="float">
            <text:p>54.60538</text:p>
          </table:table-cell>
          <table:table-cell office:value-type="float" office:value="52.99662" calcext:value-type="float">
            <text:p>52.99662</text:p>
          </table:table-cell>
          <table:table-cell office:value-type="float" office:value="30.11749" calcext:value-type="float">
            <text:p>30.11749</text:p>
          </table:table-cell>
          <table:table-cell office:value-type="float" office:value="9.395427" calcext:value-type="float">
            <text:p>9.395427</text:p>
          </table:table-cell>
          <table:table-cell office:value-type="float" office:value="2899.694" calcext:value-type="float">
            <text:p>2899.694</text:p>
          </table:table-cell>
          <table:table-cell office:value-type="float" office:value="0" calcext:value-type="float">
            <text:p>0</text:p>
          </table:table-cell>
          <table:table-cell office:value-type="float" office:value="-1.171215" calcext:value-type="float">
            <text:p>-1.1712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8" calcext:value-type="float">
            <text:p>4101998</text:p>
          </table:table-cell>
          <table:table-cell office:value-type="float" office:value="8.621252" calcext:value-type="float">
            <text:p>8.621252</text:p>
          </table:table-cell>
          <table:table-cell office:value-type="float" office:value="478.9575" calcext:value-type="float">
            <text:p>478.957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33874" calcext:value-type="float">
            <text:p>0.1633874</text:p>
          </table:table-cell>
          <table:table-cell office:value-type="float" office:value="23.9735" calcext:value-type="float">
            <text:p>23.973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012084" calcext:value-type="float">
            <text:p>0.0901208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4.80286" calcext:value-type="float">
            <text:p>24.80286</text:p>
          </table:table-cell>
          <table:table-cell office:value-type="float" office:value="-0.5080402" calcext:value-type="float">
            <text:p>-0.5080402</text:p>
          </table:table-cell>
          <table:table-cell office:value-type="float" office:value="-0.7482742" calcext:value-type="float">
            <text:p>-0.7482742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89182" calcext:value-type="float">
            <text:p>11.89182</text:p>
          </table:table-cell>
          <table:table-cell office:value-type="float" office:value="1.025714" calcext:value-type="float">
            <text:p>1.025714</text:p>
          </table:table-cell>
          <table:table-cell office:value-type="float" office:value="0.0820393" calcext:value-type="float">
            <text:p>0.0820393</text:p>
          </table:table-cell>
          <table:table-cell office:value-type="float" office:value="0.03451812" calcext:value-type="float">
            <text:p>0.03451812</text:p>
          </table:table-cell>
          <table:table-cell office:value-type="float" office:value="0.02688984" calcext:value-type="float">
            <text:p>0.02688984</text:p>
          </table:table-cell>
          <table:table-cell office:value-type="float" office:value="0.02298017" calcext:value-type="float">
            <text:p>0.02298017</text:p>
          </table:table-cell>
          <table:table-cell office:value-type="float" office:value="0.02123418" calcext:value-type="float">
            <text:p>0.02123418</text:p>
          </table:table-cell>
          <table:table-cell office:value-type="float" office:value="0.02262524" calcext:value-type="float">
            <text:p>0.02262524</text:p>
          </table:table-cell>
          <table:table-cell office:value-type="float" office:value="0.02023753" calcext:value-type="float">
            <text:p>0.02023753</text:p>
          </table:table-cell>
          <table:table-cell office:value-type="float" office:value="21.30343" calcext:value-type="float">
            <text:p>21.30343</text:p>
          </table:table-cell>
          <table:table-cell office:value-type="float" office:value="24.37445" calcext:value-type="float">
            <text:p>24.37445</text:p>
          </table:table-cell>
          <table:table-cell office:value-type="float" office:value="26.54105" calcext:value-type="float">
            <text:p>26.54105</text:p>
          </table:table-cell>
          <table:table-cell office:value-type="float" office:value="42.18599" calcext:value-type="float">
            <text:p>42.18599</text:p>
          </table:table-cell>
          <table:table-cell office:value-type="float" office:value="54.23698" calcext:value-type="float">
            <text:p>54.23698</text:p>
          </table:table-cell>
          <table:table-cell office:value-type="float" office:value="52.20958" calcext:value-type="float">
            <text:p>52.20958</text:p>
          </table:table-cell>
          <table:table-cell office:value-type="float" office:value="30.00802" calcext:value-type="float">
            <text:p>30.00802</text:p>
          </table:table-cell>
          <table:table-cell office:value-type="float" office:value="9.391035" calcext:value-type="float">
            <text:p>9.391035</text:p>
          </table:table-cell>
          <table:table-cell office:value-type="float" office:value="2956.641" calcext:value-type="float">
            <text:p>2956.641</text:p>
          </table:table-cell>
          <table:table-cell office:value-type="float" office:value="0" calcext:value-type="float">
            <text:p>0</text:p>
          </table:table-cell>
          <table:table-cell office:value-type="float" office:value="-1.171215" calcext:value-type="float">
            <text:p>-1.1712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8" calcext:value-type="float">
            <text:p>5101998</text:p>
          </table:table-cell>
          <table:table-cell office:value-type="float" office:value="8.602906" calcext:value-type="float">
            <text:p>8.602906</text:p>
          </table:table-cell>
          <table:table-cell office:value-type="float" office:value="478.9166" calcext:value-type="float">
            <text:p>478.91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75907" calcext:value-type="float">
            <text:p>0.1675907</text:p>
          </table:table-cell>
          <table:table-cell office:value-type="float" office:value="23.96209" calcext:value-type="float">
            <text:p>23.9620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018798" calcext:value-type="float">
            <text:p>0.09018798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4.86219" calcext:value-type="float">
            <text:p>24.86219</text:p>
          </table:table-cell>
          <table:table-cell office:value-type="float" office:value="-0.5080691" calcext:value-type="float">
            <text:p>-0.5080691</text:p>
          </table:table-cell>
          <table:table-cell office:value-type="float" office:value="-0.7483889" calcext:value-type="float">
            <text:p>-0.7483889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85498" calcext:value-type="float">
            <text:p>11.85498</text:p>
          </table:table-cell>
          <table:table-cell office:value-type="float" office:value="1.237361" calcext:value-type="float">
            <text:p>1.237361</text:p>
          </table:table-cell>
          <table:table-cell office:value-type="float" office:value="0.06701984" calcext:value-type="float">
            <text:p>0.06701984</text:p>
          </table:table-cell>
          <table:table-cell office:value-type="float" office:value="0.03228404" calcext:value-type="float">
            <text:p>0.03228404</text:p>
          </table:table-cell>
          <table:table-cell office:value-type="float" office:value="0.02637996" calcext:value-type="float">
            <text:p>0.02637996</text:p>
          </table:table-cell>
          <table:table-cell office:value-type="float" office:value="0.02270997" calcext:value-type="float">
            <text:p>0.02270997</text:p>
          </table:table-cell>
          <table:table-cell office:value-type="float" office:value="0.02102829" calcext:value-type="float">
            <text:p>0.02102829</text:p>
          </table:table-cell>
          <table:table-cell office:value-type="float" office:value="0.02247177" calcext:value-type="float">
            <text:p>0.02247177</text:p>
          </table:table-cell>
          <table:table-cell office:value-type="float" office:value="0.02028568" calcext:value-type="float">
            <text:p>0.02028568</text:p>
          </table:table-cell>
          <table:table-cell office:value-type="float" office:value="16.95413" calcext:value-type="float">
            <text:p>16.95413</text:p>
          </table:table-cell>
          <table:table-cell office:value-type="float" office:value="27.65953" calcext:value-type="float">
            <text:p>27.65953</text:p>
          </table:table-cell>
          <table:table-cell office:value-type="float" office:value="26.90581" calcext:value-type="float">
            <text:p>26.90581</text:p>
          </table:table-cell>
          <table:table-cell office:value-type="float" office:value="42.29272" calcext:value-type="float">
            <text:p>42.29272</text:p>
          </table:table-cell>
          <table:table-cell office:value-type="float" office:value="54.0838" calcext:value-type="float">
            <text:p>54.0838</text:p>
          </table:table-cell>
          <table:table-cell office:value-type="float" office:value="51.71258" calcext:value-type="float">
            <text:p>51.71258</text:p>
          </table:table-cell>
          <table:table-cell office:value-type="float" office:value="29.96291" calcext:value-type="float">
            <text:p>29.96291</text:p>
          </table:table-cell>
          <table:table-cell office:value-type="float" office:value="9.38595" calcext:value-type="float">
            <text:p>9.38595</text:p>
          </table:table-cell>
          <table:table-cell office:value-type="float" office:value="3020.922" calcext:value-type="float">
            <text:p>3020.922</text:p>
          </table:table-cell>
          <table:table-cell office:value-type="float" office:value="0" calcext:value-type="float">
            <text:p>0</text:p>
          </table:table-cell>
          <table:table-cell office:value-type="float" office:value="-1.171215" calcext:value-type="float">
            <text:p>-1.1712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8" calcext:value-type="float">
            <text:p>6101998</text:p>
          </table:table-cell>
          <table:table-cell office:value-type="float" office:value="8.5854" calcext:value-type="float">
            <text:p>8.5854</text:p>
          </table:table-cell>
          <table:table-cell office:value-type="float" office:value="478.8751" calcext:value-type="float">
            <text:p>478.875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06658" calcext:value-type="float">
            <text:p>0.1706658</text:p>
          </table:table-cell>
          <table:table-cell office:value-type="float" office:value="23.96993" calcext:value-type="float">
            <text:p>23.96993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024663" calcext:value-type="float">
            <text:p>0.0902466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4.90308" calcext:value-type="float">
            <text:p>24.90308</text:p>
          </table:table-cell>
          <table:table-cell office:value-type="float" office:value="-0.5080925" calcext:value-type="float">
            <text:p>-0.5080925</text:p>
          </table:table-cell>
          <table:table-cell office:value-type="float" office:value="-0.7484683" calcext:value-type="float">
            <text:p>-0.748468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8203" calcext:value-type="float">
            <text:p>11.8203</text:p>
          </table:table-cell>
          <table:table-cell office:value-type="float" office:value="1.378753" calcext:value-type="float">
            <text:p>1.378753</text:p>
          </table:table-cell>
          <table:table-cell office:value-type="float" office:value="0.05618706" calcext:value-type="float">
            <text:p>0.05618706</text:p>
          </table:table-cell>
          <table:table-cell office:value-type="float" office:value="0.03131731" calcext:value-type="float">
            <text:p>0.03131731</text:p>
          </table:table-cell>
          <table:table-cell office:value-type="float" office:value="0.02618274" calcext:value-type="float">
            <text:p>0.02618274</text:p>
          </table:table-cell>
          <table:table-cell office:value-type="float" office:value="0.02256672" calcext:value-type="float">
            <text:p>0.02256672</text:p>
          </table:table-cell>
          <table:table-cell office:value-type="float" office:value="0.02090826" calcext:value-type="float">
            <text:p>0.02090826</text:p>
          </table:table-cell>
          <table:table-cell office:value-type="float" office:value="0.02231015" calcext:value-type="float">
            <text:p>0.02231015</text:p>
          </table:table-cell>
          <table:table-cell office:value-type="float" office:value="0.02028465" calcext:value-type="float">
            <text:p>0.02028465</text:p>
          </table:table-cell>
          <table:table-cell office:value-type="float" office:value="14.1221" calcext:value-type="float">
            <text:p>14.1221</text:p>
          </table:table-cell>
          <table:table-cell office:value-type="float" office:value="29.81749" calcext:value-type="float">
            <text:p>29.81749</text:p>
          </table:table-cell>
          <table:table-cell office:value-type="float" office:value="27.30165" calcext:value-type="float">
            <text:p>27.30165</text:p>
          </table:table-cell>
          <table:table-cell office:value-type="float" office:value="42.42101" calcext:value-type="float">
            <text:p>42.42101</text:p>
          </table:table-cell>
          <table:table-cell office:value-type="float" office:value="54.00768" calcext:value-type="float">
            <text:p>54.00768</text:p>
          </table:table-cell>
          <table:table-cell office:value-type="float" office:value="51.36425" calcext:value-type="float">
            <text:p>51.36425</text:p>
          </table:table-cell>
          <table:table-cell office:value-type="float" office:value="29.95335" calcext:value-type="float">
            <text:p>29.95335</text:p>
          </table:table-cell>
          <table:table-cell office:value-type="float" office:value="9.382503" calcext:value-type="float">
            <text:p>9.382503</text:p>
          </table:table-cell>
          <table:table-cell office:value-type="float" office:value="3072.027" calcext:value-type="float">
            <text:p>3072.027</text:p>
          </table:table-cell>
          <table:table-cell office:value-type="float" office:value="0" calcext:value-type="float">
            <text:p>0</text:p>
          </table:table-cell>
          <table:table-cell office:value-type="float" office:value="-1.171215" calcext:value-type="float">
            <text:p>-1.1712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8" calcext:value-type="float">
            <text:p>7101998</text:p>
          </table:table-cell>
          <table:table-cell office:value-type="float" office:value="8.568868" calcext:value-type="float">
            <text:p>8.568868</text:p>
          </table:table-cell>
          <table:table-cell office:value-type="float" office:value="478.8419" calcext:value-type="float">
            <text:p>478.841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03429" calcext:value-type="float">
            <text:p>0.1603429</text:p>
          </table:table-cell>
          <table:table-cell office:value-type="float" office:value="23.94196" calcext:value-type="float">
            <text:p>23.9419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044093" calcext:value-type="float">
            <text:p>0.0904409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5.07435" calcext:value-type="float">
            <text:p>25.07435</text:p>
          </table:table-cell>
          <table:table-cell office:value-type="float" office:value="-0.5086893" calcext:value-type="float">
            <text:p>-0.5086893</text:p>
          </table:table-cell>
          <table:table-cell office:value-type="float" office:value="-0.7531928" calcext:value-type="float">
            <text:p>-0.753192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80933" calcext:value-type="float">
            <text:p>11.80933</text:p>
          </table:table-cell>
          <table:table-cell office:value-type="float" office:value="1.198706" calcext:value-type="float">
            <text:p>1.198706</text:p>
          </table:table-cell>
          <table:table-cell office:value-type="float" office:value="0.3429743" calcext:value-type="float">
            <text:p>0.3429743</text:p>
          </table:table-cell>
          <table:table-cell office:value-type="float" office:value="0.08023558" calcext:value-type="float">
            <text:p>0.08023558</text:p>
          </table:table-cell>
          <table:table-cell office:value-type="float" office:value="0.03868391" calcext:value-type="float">
            <text:p>0.03868391</text:p>
          </table:table-cell>
          <table:table-cell office:value-type="float" office:value="0.02573477" calcext:value-type="float">
            <text:p>0.02573477</text:p>
          </table:table-cell>
          <table:table-cell office:value-type="float" office:value="0.02143711" calcext:value-type="float">
            <text:p>0.02143711</text:p>
          </table:table-cell>
          <table:table-cell office:value-type="float" office:value="0.02352863" calcext:value-type="float">
            <text:p>0.02352863</text:p>
          </table:table-cell>
          <table:table-cell office:value-type="float" office:value="0.02028527" calcext:value-type="float">
            <text:p>0.02028527</text:p>
          </table:table-cell>
          <table:table-cell office:value-type="float" office:value="2.43038" calcext:value-type="float">
            <text:p>2.43038</text:p>
          </table:table-cell>
          <table:table-cell office:value-type="float" office:value="7.126715" calcext:value-type="float">
            <text:p>7.126715</text:p>
          </table:table-cell>
          <table:table-cell office:value-type="float" office:value="24.01025" calcext:value-type="float">
            <text:p>24.01025</text:p>
          </table:table-cell>
          <table:table-cell office:value-type="float" office:value="45.19345" calcext:value-type="float">
            <text:p>45.19345</text:p>
          </table:table-cell>
          <table:table-cell office:value-type="float" office:value="60.99302" calcext:value-type="float">
            <text:p>60.99302</text:p>
          </table:table-cell>
          <table:table-cell office:value-type="float" office:value="54.48703" calcext:value-type="float">
            <text:p>54.48703</text:p>
          </table:table-cell>
          <table:table-cell office:value-type="float" office:value="29.31397" calcext:value-type="float">
            <text:p>29.31397</text:p>
          </table:table-cell>
          <table:table-cell office:value-type="float" office:value="9.444376" calcext:value-type="float">
            <text:p>9.444376</text:p>
          </table:table-cell>
          <table:table-cell office:value-type="float" office:value="2322.731" calcext:value-type="float">
            <text:p>2322.731</text:p>
          </table:table-cell>
          <table:table-cell office:value-type="float" office:value="0" calcext:value-type="float">
            <text:p>0</text:p>
          </table:table-cell>
          <table:table-cell office:value-type="float" office:value="-1.174052" calcext:value-type="float">
            <text:p>-1.1740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8" calcext:value-type="float">
            <text:p>8101998</text:p>
          </table:table-cell>
          <table:table-cell office:value-type="float" office:value="8.54753" calcext:value-type="float">
            <text:p>8.54753</text:p>
          </table:table-cell>
          <table:table-cell office:value-type="float" office:value="478.8091" calcext:value-type="float">
            <text:p>478.809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44959" calcext:value-type="float">
            <text:p>0.1444959</text:p>
          </table:table-cell>
          <table:table-cell office:value-type="float" office:value="23.65782" calcext:value-type="float">
            <text:p>23.6578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075969" calcext:value-type="float">
            <text:p>0.09075969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5.52042" calcext:value-type="float">
            <text:p>25.52042</text:p>
          </table:table-cell>
          <table:table-cell office:value-type="float" office:value="-0.5117052" calcext:value-type="float">
            <text:p>-0.5117052</text:p>
          </table:table-cell>
          <table:table-cell office:value-type="float" office:value="-0.7606495" calcext:value-type="float">
            <text:p>-0.760649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80597" calcext:value-type="float">
            <text:p>11.80597</text:p>
          </table:table-cell>
          <table:table-cell office:value-type="float" office:value="1.136269" calcext:value-type="float">
            <text:p>1.136269</text:p>
          </table:table-cell>
          <table:table-cell office:value-type="float" office:value="0.1311213" calcext:value-type="float">
            <text:p>0.1311213</text:p>
          </table:table-cell>
          <table:table-cell office:value-type="float" office:value="0.0432817" calcext:value-type="float">
            <text:p>0.0432817</text:p>
          </table:table-cell>
          <table:table-cell office:value-type="float" office:value="0.03001567" calcext:value-type="float">
            <text:p>0.03001567</text:p>
          </table:table-cell>
          <table:table-cell office:value-type="float" office:value="0.02468064" calcext:value-type="float">
            <text:p>0.02468064</text:p>
          </table:table-cell>
          <table:table-cell office:value-type="float" office:value="0.02277044" calcext:value-type="float">
            <text:p>0.02277044</text:p>
          </table:table-cell>
          <table:table-cell office:value-type="float" office:value="0.02364064" calcext:value-type="float">
            <text:p>0.02364064</text:p>
          </table:table-cell>
          <table:table-cell office:value-type="float" office:value="0.02027843" calcext:value-type="float">
            <text:p>0.02027843</text:p>
          </table:table-cell>
          <table:table-cell office:value-type="float" office:value="10.1701" calcext:value-type="float">
            <text:p>10.1701</text:p>
          </table:table-cell>
          <table:table-cell office:value-type="float" office:value="8.345548" calcext:value-type="float">
            <text:p>8.345548</text:p>
          </table:table-cell>
          <table:table-cell office:value-type="float" office:value="19.22165" calcext:value-type="float">
            <text:p>19.22165</text:p>
          </table:table-cell>
          <table:table-cell office:value-type="float" office:value="35.67744" calcext:value-type="float">
            <text:p>35.67744</text:p>
          </table:table-cell>
          <table:table-cell office:value-type="float" office:value="53.38744" calcext:value-type="float">
            <text:p>53.38744</text:p>
          </table:table-cell>
          <table:table-cell office:value-type="float" office:value="60.04684" calcext:value-type="float">
            <text:p>60.04684</text:p>
          </table:table-cell>
          <table:table-cell office:value-type="float" office:value="35.15557" calcext:value-type="float">
            <text:p>35.15557</text:p>
          </table:table-cell>
          <table:table-cell office:value-type="float" office:value="9.687263" calcext:value-type="float">
            <text:p>9.687263</text:p>
          </table:table-cell>
          <table:table-cell office:value-type="float" office:value="2195.563" calcext:value-type="float">
            <text:p>2195.563</text:p>
          </table:table-cell>
          <table:table-cell office:value-type="float" office:value="0" calcext:value-type="float">
            <text:p>0</text:p>
          </table:table-cell>
          <table:table-cell office:value-type="float" office:value="-1.175723" calcext:value-type="float">
            <text:p>-1.17572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8" calcext:value-type="float">
            <text:p>9101998</text:p>
          </table:table-cell>
          <table:table-cell office:value-type="float" office:value="8.52546" calcext:value-type="float">
            <text:p>8.52546</text:p>
          </table:table-cell>
          <table:table-cell office:value-type="float" office:value="478.776" calcext:value-type="float">
            <text:p>478.7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54328" calcext:value-type="float">
            <text:p>0.1354328</text:p>
          </table:table-cell>
          <table:table-cell office:value-type="float" office:value="23.42371" calcext:value-type="float">
            <text:p>23.4237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100723" calcext:value-type="float">
            <text:p>0.0910072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5.89513" calcext:value-type="float">
            <text:p>25.89513</text:p>
          </table:table-cell>
          <table:table-cell office:value-type="float" office:value="-0.5122419" calcext:value-type="float">
            <text:p>-0.5122419</text:p>
          </table:table-cell>
          <table:table-cell office:value-type="float" office:value="-0.7725447" calcext:value-type="float">
            <text:p>-0.772544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79776" calcext:value-type="float">
            <text:p>11.79776</text:p>
          </table:table-cell>
          <table:table-cell office:value-type="float" office:value="0.7744272" calcext:value-type="float">
            <text:p>0.7744272</text:p>
          </table:table-cell>
          <table:table-cell office:value-type="float" office:value="0.09713633" calcext:value-type="float">
            <text:p>0.09713633</text:p>
          </table:table-cell>
          <table:table-cell office:value-type="float" office:value="0.03628956" calcext:value-type="float">
            <text:p>0.03628956</text:p>
          </table:table-cell>
          <table:table-cell office:value-type="float" office:value="0.02833999" calcext:value-type="float">
            <text:p>0.02833999</text:p>
          </table:table-cell>
          <table:table-cell office:value-type="float" office:value="0.02399135" calcext:value-type="float">
            <text:p>0.02399135</text:p>
          </table:table-cell>
          <table:table-cell office:value-type="float" office:value="0.02229562" calcext:value-type="float">
            <text:p>0.02229562</text:p>
          </table:table-cell>
          <table:table-cell office:value-type="float" office:value="0.02338841" calcext:value-type="float">
            <text:p>0.02338841</text:p>
          </table:table-cell>
          <table:table-cell office:value-type="float" office:value="0.02027519" calcext:value-type="float">
            <text:p>0.02027519</text:p>
          </table:table-cell>
          <table:table-cell office:value-type="float" office:value="17.32042" calcext:value-type="float">
            <text:p>17.32042</text:p>
          </table:table-cell>
          <table:table-cell office:value-type="float" office:value="10.74715" calcext:value-type="float">
            <text:p>10.74715</text:p>
          </table:table-cell>
          <table:table-cell office:value-type="float" office:value="18.98175" calcext:value-type="float">
            <text:p>18.98175</text:p>
          </table:table-cell>
          <table:table-cell office:value-type="float" office:value="34.52122" calcext:value-type="float">
            <text:p>34.52122</text:p>
          </table:table-cell>
          <table:table-cell office:value-type="float" office:value="51.18937" calcext:value-type="float">
            <text:p>51.18937</text:p>
          </table:table-cell>
          <table:table-cell office:value-type="float" office:value="57.26279" calcext:value-type="float">
            <text:p>57.26279</text:p>
          </table:table-cell>
          <table:table-cell office:value-type="float" office:value="34.52995" calcext:value-type="float">
            <text:p>34.52995</text:p>
          </table:table-cell>
          <table:table-cell office:value-type="float" office:value="10.04851" calcext:value-type="float">
            <text:p>10.04851</text:p>
          </table:table-cell>
          <table:table-cell office:value-type="float" office:value="2151.642" calcext:value-type="float">
            <text:p>2151.642</text:p>
          </table:table-cell>
          <table:table-cell office:value-type="float" office:value="0" calcext:value-type="float">
            <text:p>0</text:p>
          </table:table-cell>
          <table:table-cell office:value-type="float" office:value="-1.175731" calcext:value-type="float">
            <text:p>-1.1757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8" calcext:value-type="float">
            <text:p>10101998</text:p>
          </table:table-cell>
          <table:table-cell office:value-type="float" office:value="8.502132" calcext:value-type="float">
            <text:p>8.502132</text:p>
          </table:table-cell>
          <table:table-cell office:value-type="float" office:value="478.7368" calcext:value-type="float">
            <text:p>478.73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21875" calcext:value-type="float">
            <text:p>0.1321875</text:p>
          </table:table-cell>
          <table:table-cell office:value-type="float" office:value="23.22777" calcext:value-type="float">
            <text:p>23.2277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120289" calcext:value-type="float">
            <text:p>0.09120289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6.18011" calcext:value-type="float">
            <text:p>26.18011</text:p>
          </table:table-cell>
          <table:table-cell office:value-type="float" office:value="-0.512453" calcext:value-type="float">
            <text:p>-0.512453</text:p>
          </table:table-cell>
          <table:table-cell office:value-type="float" office:value="-0.7912648" calcext:value-type="float">
            <text:p>-0.791264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77004" calcext:value-type="float">
            <text:p>11.77004</text:p>
          </table:table-cell>
          <table:table-cell office:value-type="float" office:value="0.6052441" calcext:value-type="float">
            <text:p>0.6052441</text:p>
          </table:table-cell>
          <table:table-cell office:value-type="float" office:value="0.07599805" calcext:value-type="float">
            <text:p>0.07599805</text:p>
          </table:table-cell>
          <table:table-cell office:value-type="float" office:value="0.03254366" calcext:value-type="float">
            <text:p>0.03254366</text:p>
          </table:table-cell>
          <table:table-cell office:value-type="float" office:value="0.02707168" calcext:value-type="float">
            <text:p>0.02707168</text:p>
          </table:table-cell>
          <table:table-cell office:value-type="float" office:value="0.02333589" calcext:value-type="float">
            <text:p>0.02333589</text:p>
          </table:table-cell>
          <table:table-cell office:value-type="float" office:value="0.02175688" calcext:value-type="float">
            <text:p>0.02175688</text:p>
          </table:table-cell>
          <table:table-cell office:value-type="float" office:value="0.02295562" calcext:value-type="float">
            <text:p>0.02295562</text:p>
          </table:table-cell>
          <table:table-cell office:value-type="float" office:value="0.02024648" calcext:value-type="float">
            <text:p>0.02024648</text:p>
          </table:table-cell>
          <table:table-cell office:value-type="float" office:value="17.79985" calcext:value-type="float">
            <text:p>17.79985</text:p>
          </table:table-cell>
          <table:table-cell office:value-type="float" office:value="13.46236" calcext:value-type="float">
            <text:p>13.46236</text:p>
          </table:table-cell>
          <table:table-cell office:value-type="float" office:value="19.12723" calcext:value-type="float">
            <text:p>19.12723</text:p>
          </table:table-cell>
          <table:table-cell office:value-type="float" office:value="34.20557" calcext:value-type="float">
            <text:p>34.20557</text:p>
          </table:table-cell>
          <table:table-cell office:value-type="float" office:value="50.03552" calcext:value-type="float">
            <text:p>50.03552</text:p>
          </table:table-cell>
          <table:table-cell office:value-type="float" office:value="55.14499" calcext:value-type="float">
            <text:p>55.14499</text:p>
          </table:table-cell>
          <table:table-cell office:value-type="float" office:value="33.638" calcext:value-type="float">
            <text:p>33.638</text:p>
          </table:table-cell>
          <table:table-cell office:value-type="float" office:value="10.25464" calcext:value-type="float">
            <text:p>10.25464</text:p>
          </table:table-cell>
          <table:table-cell office:value-type="float" office:value="2234.192" calcext:value-type="float">
            <text:p>2234.192</text:p>
          </table:table-cell>
          <table:table-cell office:value-type="float" office:value="0" calcext:value-type="float">
            <text:p>0</text:p>
          </table:table-cell>
          <table:table-cell office:value-type="float" office:value="-1.175731" calcext:value-type="float">
            <text:p>-1.1757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8" calcext:value-type="float">
            <text:p>11101998</text:p>
          </table:table-cell>
          <table:table-cell office:value-type="float" office:value="8.471481" calcext:value-type="float">
            <text:p>8.471481</text:p>
          </table:table-cell>
          <table:table-cell office:value-type="float" office:value="478.6898" calcext:value-type="float">
            <text:p>478.68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21648" calcext:value-type="float">
            <text:p>0.1421648</text:p>
          </table:table-cell>
          <table:table-cell office:value-type="float" office:value="23.09027" calcext:value-type="float">
            <text:p>23.0902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136634" calcext:value-type="float">
            <text:p>0.0913663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6.37961" calcext:value-type="float">
            <text:p>26.37961</text:p>
          </table:table-cell>
          <table:table-cell office:value-type="float" office:value="-0.5125482" calcext:value-type="float">
            <text:p>-0.5125482</text:p>
          </table:table-cell>
          <table:table-cell office:value-type="float" office:value="-0.7942079" calcext:value-type="float">
            <text:p>-0.7942079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71564" calcext:value-type="float">
            <text:p>11.71564</text:p>
          </table:table-cell>
          <table:table-cell office:value-type="float" office:value="0.9809821" calcext:value-type="float">
            <text:p>0.9809821</text:p>
          </table:table-cell>
          <table:table-cell office:value-type="float" office:value="0.06370996" calcext:value-type="float">
            <text:p>0.06370996</text:p>
          </table:table-cell>
          <table:table-cell office:value-type="float" office:value="0.03147046" calcext:value-type="float">
            <text:p>0.03147046</text:p>
          </table:table-cell>
          <table:table-cell office:value-type="float" office:value="0.02603898" calcext:value-type="float">
            <text:p>0.02603898</text:p>
          </table:table-cell>
          <table:table-cell office:value-type="float" office:value="0.02269343" calcext:value-type="float">
            <text:p>0.02269343</text:p>
          </table:table-cell>
          <table:table-cell office:value-type="float" office:value="0.02122148" calcext:value-type="float">
            <text:p>0.02122148</text:p>
          </table:table-cell>
          <table:table-cell office:value-type="float" office:value="0.02237781" calcext:value-type="float">
            <text:p>0.02237781</text:p>
          </table:table-cell>
          <table:table-cell office:value-type="float" office:value="0.02015223" calcext:value-type="float">
            <text:p>0.02015223</text:p>
          </table:table-cell>
          <table:table-cell office:value-type="float" office:value="13.93502" calcext:value-type="float">
            <text:p>13.93502</text:p>
          </table:table-cell>
          <table:table-cell office:value-type="float" office:value="16.77585" calcext:value-type="float">
            <text:p>16.77585</text:p>
          </table:table-cell>
          <table:table-cell office:value-type="float" office:value="19.36028" calcext:value-type="float">
            <text:p>19.36028</text:p>
          </table:table-cell>
          <table:table-cell office:value-type="float" office:value="34.09707" calcext:value-type="float">
            <text:p>34.09707</text:p>
          </table:table-cell>
          <table:table-cell office:value-type="float" office:value="49.38367" calcext:value-type="float">
            <text:p>49.38367</text:p>
          </table:table-cell>
          <table:table-cell office:value-type="float" office:value="53.7155" calcext:value-type="float">
            <text:p>53.7155</text:p>
          </table:table-cell>
          <table:table-cell office:value-type="float" office:value="33.13658" calcext:value-type="float">
            <text:p>33.13658</text:p>
          </table:table-cell>
          <table:table-cell office:value-type="float" office:value="10.34049" calcext:value-type="float">
            <text:p>10.34049</text:p>
          </table:table-cell>
          <table:table-cell office:value-type="float" office:value="2436.216" calcext:value-type="float">
            <text:p>2436.216</text:p>
          </table:table-cell>
          <table:table-cell office:value-type="float" office:value="0" calcext:value-type="float">
            <text:p>0</text:p>
          </table:table-cell>
          <table:table-cell office:value-type="float" office:value="-1.175731" calcext:value-type="float">
            <text:p>-1.1757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8" calcext:value-type="float">
            <text:p>12101998</text:p>
          </table:table-cell>
          <table:table-cell office:value-type="float" office:value="8.451785" calcext:value-type="float">
            <text:p>8.451785</text:p>
          </table:table-cell>
          <table:table-cell office:value-type="float" office:value="478.645" calcext:value-type="float">
            <text:p>478.6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61809" calcext:value-type="float">
            <text:p>0.1461809</text:p>
          </table:table-cell>
          <table:table-cell office:value-type="float" office:value="23.01288" calcext:value-type="float">
            <text:p>23.0128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14791" calcext:value-type="float">
            <text:p>0.091479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6.50993" calcext:value-type="float">
            <text:p>26.50993</text:p>
          </table:table-cell>
          <table:table-cell office:value-type="float" office:value="-0.512834" calcext:value-type="float">
            <text:p>-0.512834</text:p>
          </table:table-cell>
          <table:table-cell office:value-type="float" office:value="-0.7946994" calcext:value-type="float">
            <text:p>-0.794699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67902" calcext:value-type="float">
            <text:p>11.67902</text:p>
          </table:table-cell>
          <table:table-cell office:value-type="float" office:value="1.138297" calcext:value-type="float">
            <text:p>1.138297</text:p>
          </table:table-cell>
          <table:table-cell office:value-type="float" office:value="0.05119734" calcext:value-type="float">
            <text:p>0.05119734</text:p>
          </table:table-cell>
          <table:table-cell office:value-type="float" office:value="0.03029623" calcext:value-type="float">
            <text:p>0.03029623</text:p>
          </table:table-cell>
          <table:table-cell office:value-type="float" office:value="0.02575918" calcext:value-type="float">
            <text:p>0.02575918</text:p>
          </table:table-cell>
          <table:table-cell office:value-type="float" office:value="0.02240599" calcext:value-type="float">
            <text:p>0.02240599</text:p>
          </table:table-cell>
          <table:table-cell office:value-type="float" office:value="0.02091927" calcext:value-type="float">
            <text:p>0.02091927</text:p>
          </table:table-cell>
          <table:table-cell office:value-type="float" office:value="0.02201463" calcext:value-type="float">
            <text:p>0.02201463</text:p>
          </table:table-cell>
          <table:table-cell office:value-type="float" office:value="0.02001455" calcext:value-type="float">
            <text:p>0.02001455</text:p>
          </table:table-cell>
          <table:table-cell office:value-type="float" office:value="11.62588" calcext:value-type="float">
            <text:p>11.62588</text:p>
          </table:table-cell>
          <table:table-cell office:value-type="float" office:value="18.66618" calcext:value-type="float">
            <text:p>18.66618</text:p>
          </table:table-cell>
          <table:table-cell office:value-type="float" office:value="19.63091" calcext:value-type="float">
            <text:p>19.63091</text:p>
          </table:table-cell>
          <table:table-cell office:value-type="float" office:value="34.11531" calcext:value-type="float">
            <text:p>34.11531</text:p>
          </table:table-cell>
          <table:table-cell office:value-type="float" office:value="49.03683" calcext:value-type="float">
            <text:p>49.03683</text:p>
          </table:table-cell>
          <table:table-cell office:value-type="float" office:value="52.76831" calcext:value-type="float">
            <text:p>52.76831</text:p>
          </table:table-cell>
          <table:table-cell office:value-type="float" office:value="32.8969" calcext:value-type="float">
            <text:p>32.8969</text:p>
          </table:table-cell>
          <table:table-cell office:value-type="float" office:value="10.35742" calcext:value-type="float">
            <text:p>10.35742</text:p>
          </table:table-cell>
          <table:table-cell office:value-type="float" office:value="2518.375" calcext:value-type="float">
            <text:p>2518.375</text:p>
          </table:table-cell>
          <table:table-cell office:value-type="float" office:value="0" calcext:value-type="float">
            <text:p>0</text:p>
          </table:table-cell>
          <table:table-cell office:value-type="float" office:value="-1.175763" calcext:value-type="float">
            <text:p>-1.1757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8" calcext:value-type="float">
            <text:p>13101998</text:p>
          </table:table-cell>
          <table:table-cell office:value-type="float" office:value="8.433341" calcext:value-type="float">
            <text:p>8.433341</text:p>
          </table:table-cell>
          <table:table-cell office:value-type="float" office:value="478.6066" calcext:value-type="float">
            <text:p>478.60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94429" calcext:value-type="float">
            <text:p>0.1494429</text:p>
          </table:table-cell>
          <table:table-cell office:value-type="float" office:value="23.0437" calcext:value-type="float">
            <text:p>23.043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156197" calcext:value-type="float">
            <text:p>0.0915619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6.59362" calcext:value-type="float">
            <text:p>26.59362</text:p>
          </table:table-cell>
          <table:table-cell office:value-type="float" office:value="-0.512982" calcext:value-type="float">
            <text:p>-0.512982</text:p>
          </table:table-cell>
          <table:table-cell office:value-type="float" office:value="-0.802475" calcext:value-type="float">
            <text:p>-0.80247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65563" calcext:value-type="float">
            <text:p>11.65563</text:p>
          </table:table-cell>
          <table:table-cell office:value-type="float" office:value="0.8572353" calcext:value-type="float">
            <text:p>0.8572353</text:p>
          </table:table-cell>
          <table:table-cell office:value-type="float" office:value="0.05025107" calcext:value-type="float">
            <text:p>0.05025107</text:p>
          </table:table-cell>
          <table:table-cell office:value-type="float" office:value="0.02972413" calcext:value-type="float">
            <text:p>0.02972413</text:p>
          </table:table-cell>
          <table:table-cell office:value-type="float" office:value="0.02560596" calcext:value-type="float">
            <text:p>0.02560596</text:p>
          </table:table-cell>
          <table:table-cell office:value-type="float" office:value="0.02225263" calcext:value-type="float">
            <text:p>0.02225263</text:p>
          </table:table-cell>
          <table:table-cell office:value-type="float" office:value="0.02074752" calcext:value-type="float">
            <text:p>0.02074752</text:p>
          </table:table-cell>
          <table:table-cell office:value-type="float" office:value="0.02187607" calcext:value-type="float">
            <text:p>0.02187607</text:p>
          </table:table-cell>
          <table:table-cell office:value-type="float" office:value="0.01994301" calcext:value-type="float">
            <text:p>0.01994301</text:p>
          </table:table-cell>
          <table:table-cell office:value-type="float" office:value="17.24179" calcext:value-type="float">
            <text:p>17.24179</text:p>
          </table:table-cell>
          <table:table-cell office:value-type="float" office:value="19.03128" calcext:value-type="float">
            <text:p>19.03128</text:p>
          </table:table-cell>
          <table:table-cell office:value-type="float" office:value="19.86996" calcext:value-type="float">
            <text:p>19.86996</text:p>
          </table:table-cell>
          <table:table-cell office:value-type="float" office:value="34.18536" calcext:value-type="float">
            <text:p>34.18536</text:p>
          </table:table-cell>
          <table:table-cell office:value-type="float" office:value="48.87082" calcext:value-type="float">
            <text:p>48.87082</text:p>
          </table:table-cell>
          <table:table-cell office:value-type="float" office:value="52.12341" calcext:value-type="float">
            <text:p>52.12341</text:p>
          </table:table-cell>
          <table:table-cell office:value-type="float" office:value="32.76014" calcext:value-type="float">
            <text:p>32.76014</text:p>
          </table:table-cell>
          <table:table-cell office:value-type="float" office:value="10.3555" calcext:value-type="float">
            <text:p>10.3555</text:p>
          </table:table-cell>
          <table:table-cell office:value-type="float" office:value="2596.875" calcext:value-type="float">
            <text:p>2596.875</text:p>
          </table:table-cell>
          <table:table-cell office:value-type="float" office:value="0" calcext:value-type="float">
            <text:p>0</text:p>
          </table:table-cell>
          <table:table-cell office:value-type="float" office:value="-1.175763" calcext:value-type="float">
            <text:p>-1.1757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8" calcext:value-type="float">
            <text:p>14101998</text:p>
          </table:table-cell>
          <table:table-cell office:value-type="float" office:value="8.417689" calcext:value-type="float">
            <text:p>8.417689</text:p>
          </table:table-cell>
          <table:table-cell office:value-type="float" office:value="478.5714" calcext:value-type="float">
            <text:p>478.57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11239" calcext:value-type="float">
            <text:p>0.1511239</text:p>
          </table:table-cell>
          <table:table-cell office:value-type="float" office:value="22.99469" calcext:value-type="float">
            <text:p>22.9946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176702" calcext:value-type="float">
            <text:p>0.0917670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6.78647" calcext:value-type="float">
            <text:p>26.78647</text:p>
          </table:table-cell>
          <table:table-cell office:value-type="float" office:value="-0.5132681" calcext:value-type="float">
            <text:p>-0.5132681</text:p>
          </table:table-cell>
          <table:table-cell office:value-type="float" office:value="-0.808035" calcext:value-type="float">
            <text:p>-0.80803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63961" calcext:value-type="float">
            <text:p>11.63961</text:p>
          </table:table-cell>
          <table:table-cell office:value-type="float" office:value="0.6954755" calcext:value-type="float">
            <text:p>0.6954755</text:p>
          </table:table-cell>
          <table:table-cell office:value-type="float" office:value="0.1238366" calcext:value-type="float">
            <text:p>0.1238366</text:p>
          </table:table-cell>
          <table:table-cell office:value-type="float" office:value="0.04046595" calcext:value-type="float">
            <text:p>0.04046595</text:p>
          </table:table-cell>
          <table:table-cell office:value-type="float" office:value="0.02775713" calcext:value-type="float">
            <text:p>0.02775713</text:p>
          </table:table-cell>
          <table:table-cell office:value-type="float" office:value="0.02282238" calcext:value-type="float">
            <text:p>0.02282238</text:p>
          </table:table-cell>
          <table:table-cell office:value-type="float" office:value="0.0207677" calcext:value-type="float">
            <text:p>0.0207677</text:p>
          </table:table-cell>
          <table:table-cell office:value-type="float" office:value="0.02165256" calcext:value-type="float">
            <text:p>0.02165256</text:p>
          </table:table-cell>
          <table:table-cell office:value-type="float" office:value="0.01986115" calcext:value-type="float">
            <text:p>0.01986115</text:p>
          </table:table-cell>
          <table:table-cell office:value-type="float" office:value="4.511488" calcext:value-type="float">
            <text:p>4.511488</text:p>
          </table:table-cell>
          <table:table-cell office:value-type="float" office:value="9.2321" calcext:value-type="float">
            <text:p>9.2321</text:p>
          </table:table-cell>
          <table:table-cell office:value-type="float" office:value="20.16273" calcext:value-type="float">
            <text:p>20.16273</text:p>
          </table:table-cell>
          <table:table-cell office:value-type="float" office:value="34.73411" calcext:value-type="float">
            <text:p>34.73411</text:p>
          </table:table-cell>
          <table:table-cell office:value-type="float" office:value="50.83421" calcext:value-type="float">
            <text:p>50.83421</text:p>
          </table:table-cell>
          <table:table-cell office:value-type="float" office:value="53.96056" calcext:value-type="float">
            <text:p>53.96056</text:p>
          </table:table-cell>
          <table:table-cell office:value-type="float" office:value="32.82621" calcext:value-type="float">
            <text:p>32.82621</text:p>
          </table:table-cell>
          <table:table-cell office:value-type="float" office:value="10.35504" calcext:value-type="float">
            <text:p>10.35504</text:p>
          </table:table-cell>
          <table:table-cell office:value-type="float" office:value="2647.079" calcext:value-type="float">
            <text:p>2647.079</text:p>
          </table:table-cell>
          <table:table-cell office:value-type="float" office:value="0" calcext:value-type="float">
            <text:p>0</text:p>
          </table:table-cell>
          <table:table-cell office:value-type="float" office:value="-1.175814" calcext:value-type="float">
            <text:p>-1.1758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8" calcext:value-type="float">
            <text:p>15101998</text:p>
          </table:table-cell>
          <table:table-cell office:value-type="float" office:value="8.404896" calcext:value-type="float">
            <text:p>8.404896</text:p>
          </table:table-cell>
          <table:table-cell office:value-type="float" office:value="478.5396" calcext:value-type="float">
            <text:p>478.539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84658" calcext:value-type="float">
            <text:p>0.1484658</text:p>
          </table:table-cell>
          <table:table-cell office:value-type="float" office:value="22.8078" calcext:value-type="float">
            <text:p>22.807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197515" calcext:value-type="float">
            <text:p>0.0919751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07618" calcext:value-type="float">
            <text:p>27.07618</text:p>
          </table:table-cell>
          <table:table-cell office:value-type="float" office:value="-0.5134906" calcext:value-type="float">
            <text:p>-0.5134906</text:p>
          </table:table-cell>
          <table:table-cell office:value-type="float" office:value="-0.8121605" calcext:value-type="float">
            <text:p>-0.812160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62361" calcext:value-type="float">
            <text:p>11.62361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06246244" calcext:value-type="float">
            <text:p>0.06246244</text:p>
          </table:table-cell>
          <table:table-cell office:value-type="float" office:value="0.03323576" calcext:value-type="float">
            <text:p>0.03323576</text:p>
          </table:table-cell>
          <table:table-cell office:value-type="float" office:value="0.02703799" calcext:value-type="float">
            <text:p>0.02703799</text:p>
          </table:table-cell>
          <table:table-cell office:value-type="float" office:value="0.02288828" calcext:value-type="float">
            <text:p>0.02288828</text:p>
          </table:table-cell>
          <table:table-cell office:value-type="float" office:value="0.0210875" calcext:value-type="float">
            <text:p>0.0210875</text:p>
          </table:table-cell>
          <table:table-cell office:value-type="float" office:value="0.02182272" calcext:value-type="float">
            <text:p>0.02182272</text:p>
          </table:table-cell>
          <table:table-cell office:value-type="float" office:value="0.01983139" calcext:value-type="float">
            <text:p>0.01983139</text:p>
          </table:table-cell>
          <table:table-cell office:value-type="float" office:value="9.44749" calcext:value-type="float">
            <text:p>9.44749</text:p>
          </table:table-cell>
          <table:table-cell office:value-type="float" office:value="8.912435" calcext:value-type="float">
            <text:p>8.912435</text:p>
          </table:table-cell>
          <table:table-cell office:value-type="float" office:value="18.29069" calcext:value-type="float">
            <text:p>18.29069</text:p>
          </table:table-cell>
          <table:table-cell office:value-type="float" office:value="31.78186" calcext:value-type="float">
            <text:p>31.78186</text:p>
          </table:table-cell>
          <table:table-cell office:value-type="float" office:value="48.41437" calcext:value-type="float">
            <text:p>48.41437</text:p>
          </table:table-cell>
          <table:table-cell office:value-type="float" office:value="55.18167" calcext:value-type="float">
            <text:p>55.18167</text:p>
          </table:table-cell>
          <table:table-cell office:value-type="float" office:value="34.20164" calcext:value-type="float">
            <text:p>34.20164</text:p>
          </table:table-cell>
          <table:table-cell office:value-type="float" office:value="10.38331" calcext:value-type="float">
            <text:p>10.38331</text:p>
          </table:table-cell>
          <table:table-cell office:value-type="float" office:value="2683.592" calcext:value-type="float">
            <text:p>2683.592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8" calcext:value-type="float">
            <text:p>16101998</text:p>
          </table:table-cell>
          <table:table-cell office:value-type="float" office:value="8.390154" calcext:value-type="float">
            <text:p>8.390154</text:p>
          </table:table-cell>
          <table:table-cell office:value-type="float" office:value="478.5073" calcext:value-type="float">
            <text:p>478.507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66513" calcext:value-type="float">
            <text:p>0.1466513</text:p>
          </table:table-cell>
          <table:table-cell office:value-type="float" office:value="22.72025" calcext:value-type="float">
            <text:p>22.7202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12142" calcext:value-type="float">
            <text:p>0.0921214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27852" calcext:value-type="float">
            <text:p>27.27852</text:p>
          </table:table-cell>
          <table:table-cell office:value-type="float" office:value="-0.5136652" calcext:value-type="float">
            <text:p>-0.5136652</text:p>
          </table:table-cell>
          <table:table-cell office:value-type="float" office:value="-0.821473" calcext:value-type="float">
            <text:p>-0.82147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60598" calcext:value-type="float">
            <text:p>11.60598</text:p>
          </table:table-cell>
          <table:table-cell office:value-type="float" office:value="0.5001012" calcext:value-type="float">
            <text:p>0.5001012</text:p>
          </table:table-cell>
          <table:table-cell office:value-type="float" office:value="0.0500618" calcext:value-type="float">
            <text:p>0.0500618</text:p>
          </table:table-cell>
          <table:table-cell office:value-type="float" office:value="0.03169527" calcext:value-type="float">
            <text:p>0.03169527</text:p>
          </table:table-cell>
          <table:table-cell office:value-type="float" office:value="0.02667214" calcext:value-type="float">
            <text:p>0.02667214</text:p>
          </table:table-cell>
          <table:table-cell office:value-type="float" office:value="0.02273195" calcext:value-type="float">
            <text:p>0.0227319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194376" calcext:value-type="float">
            <text:p>0.02194376</text:p>
          </table:table-cell>
          <table:table-cell office:value-type="float" office:value="0.0198628" calcext:value-type="float">
            <text:p>0.0198628</text:p>
          </table:table-cell>
          <table:table-cell office:value-type="float" office:value="15.42056" calcext:value-type="float">
            <text:p>15.42056</text:p>
          </table:table-cell>
          <table:table-cell office:value-type="float" office:value="10.16884" calcext:value-type="float">
            <text:p>10.16884</text:p>
          </table:table-cell>
          <table:table-cell office:value-type="float" office:value="17.85168" calcext:value-type="float">
            <text:p>17.85168</text:p>
          </table:table-cell>
          <table:table-cell office:value-type="float" office:value="31.00578" calcext:value-type="float">
            <text:p>31.00578</text:p>
          </table:table-cell>
          <table:table-cell office:value-type="float" office:value="47.20742" calcext:value-type="float">
            <text:p>47.20742</text:p>
          </table:table-cell>
          <table:table-cell office:value-type="float" office:value="54.02005" calcext:value-type="float">
            <text:p>54.02005</text:p>
          </table:table-cell>
          <table:table-cell office:value-type="float" office:value="34.48037" calcext:value-type="float">
            <text:p>34.48037</text:p>
          </table:table-cell>
          <table:table-cell office:value-type="float" office:value="10.44081" calcext:value-type="float">
            <text:p>10.44081</text:p>
          </table:table-cell>
          <table:table-cell office:value-type="float" office:value="2734.11" calcext:value-type="float">
            <text:p>2734.11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8" calcext:value-type="float">
            <text:p>17101998</text:p>
          </table:table-cell>
          <table:table-cell office:value-type="float" office:value="8.376131" calcext:value-type="float">
            <text:p>8.376131</text:p>
          </table:table-cell>
          <table:table-cell office:value-type="float" office:value="478.4743" calcext:value-type="float">
            <text:p>478.474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78385" calcext:value-type="float">
            <text:p>0.1478385</text:p>
          </table:table-cell>
          <table:table-cell office:value-type="float" office:value="22.6926" calcext:value-type="float">
            <text:p>22.692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21301" calcext:value-type="float">
            <text:p>0.0922130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39506" calcext:value-type="float">
            <text:p>27.39506</text:p>
          </table:table-cell>
          <table:table-cell office:value-type="float" office:value="-0.5137759" calcext:value-type="float">
            <text:p>-0.5137759</text:p>
          </table:table-cell>
          <table:table-cell office:value-type="float" office:value="-0.8337203" calcext:value-type="float">
            <text:p>-0.833720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58614" calcext:value-type="float">
            <text:p>11.58614</text:p>
          </table:table-cell>
          <table:table-cell office:value-type="float" office:value="0.4638297" calcext:value-type="float">
            <text:p>0.4638297</text:p>
          </table:table-cell>
          <table:table-cell office:value-type="float" office:value="0.04122103" calcext:value-type="float">
            <text:p>0.04122103</text:p>
          </table:table-cell>
          <table:table-cell office:value-type="float" office:value="0.03083611" calcext:value-type="float">
            <text:p>0.03083611</text:p>
          </table:table-cell>
          <table:table-cell office:value-type="float" office:value="0.02638591" calcext:value-type="float">
            <text:p>0.02638591</text:p>
          </table:table-cell>
          <table:table-cell office:value-type="float" office:value="0.0225685" calcext:value-type="float">
            <text:p>0.0225685</text:p>
          </table:table-cell>
          <table:table-cell office:value-type="float" office:value="0.02089924" calcext:value-type="float">
            <text:p>0.02089924</text:p>
          </table:table-cell>
          <table:table-cell office:value-type="float" office:value="0.02200817" calcext:value-type="float">
            <text:p>0.02200817</text:p>
          </table:table-cell>
          <table:table-cell office:value-type="float" office:value="0.01988819" calcext:value-type="float">
            <text:p>0.01988819</text:p>
          </table:table-cell>
          <table:table-cell office:value-type="float" office:value="18.97078" calcext:value-type="float">
            <text:p>18.97078</text:p>
          </table:table-cell>
          <table:table-cell office:value-type="float" office:value="12.04772" calcext:value-type="float">
            <text:p>12.04772</text:p>
          </table:table-cell>
          <table:table-cell office:value-type="float" office:value="17.894" calcext:value-type="float">
            <text:p>17.894</text:p>
          </table:table-cell>
          <table:table-cell office:value-type="float" office:value="30.7771" calcext:value-type="float">
            <text:p>30.7771</text:p>
          </table:table-cell>
          <table:table-cell office:value-type="float" office:value="46.64725" calcext:value-type="float">
            <text:p>46.64725</text:p>
          </table:table-cell>
          <table:table-cell office:value-type="float" office:value="53.1871" calcext:value-type="float">
            <text:p>53.1871</text:p>
          </table:table-cell>
          <table:table-cell office:value-type="float" office:value="34.33241" calcext:value-type="float">
            <text:p>34.33241</text:p>
          </table:table-cell>
          <table:table-cell office:value-type="float" office:value="10.47117" calcext:value-type="float">
            <text:p>10.47117</text:p>
          </table:table-cell>
          <table:table-cell office:value-type="float" office:value="2776.071" calcext:value-type="float">
            <text:p>2776.071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8" calcext:value-type="float">
            <text:p>18101998</text:p>
          </table:table-cell>
          <table:table-cell office:value-type="float" office:value="8.357935" calcext:value-type="float">
            <text:p>8.357935</text:p>
          </table:table-cell>
          <table:table-cell office:value-type="float" office:value="478.4371" calcext:value-type="float">
            <text:p>478.437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84799" calcext:value-type="float">
            <text:p>0.1484799</text:p>
          </table:table-cell>
          <table:table-cell office:value-type="float" office:value="22.74111" calcext:value-type="float">
            <text:p>22.7411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28114" calcext:value-type="float">
            <text:p>0.0922811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45934" calcext:value-type="float">
            <text:p>27.45934</text:p>
          </table:table-cell>
          <table:table-cell office:value-type="float" office:value="-0.5139209" calcext:value-type="float">
            <text:p>-0.5139209</text:p>
          </table:table-cell>
          <table:table-cell office:value-type="float" office:value="-0.8591878" calcext:value-type="float">
            <text:p>-0.859187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56332" calcext:value-type="float">
            <text:p>11.56332</text:p>
          </table:table-cell>
          <table:table-cell office:value-type="float" office:value="0.4408826" calcext:value-type="float">
            <text:p>0.4408826</text:p>
          </table:table-cell>
          <table:table-cell office:value-type="float" office:value="0.04065956" calcext:value-type="float">
            <text:p>0.04065956</text:p>
          </table:table-cell>
          <table:table-cell office:value-type="float" office:value="0.02995125" calcext:value-type="float">
            <text:p>0.02995125</text:p>
          </table:table-cell>
          <table:table-cell office:value-type="float" office:value="0.02584075" calcext:value-type="float">
            <text:p>0.02584075</text:p>
          </table:table-cell>
          <table:table-cell office:value-type="float" office:value="0.02228218" calcext:value-type="float">
            <text:p>0.02228218</text:p>
          </table:table-cell>
          <table:table-cell office:value-type="float" office:value="0.02069906" calcext:value-type="float">
            <text:p>0.02069906</text:p>
          </table:table-cell>
          <table:table-cell office:value-type="float" office:value="0.02190997" calcext:value-type="float">
            <text:p>0.02190997</text:p>
          </table:table-cell>
          <table:table-cell office:value-type="float" office:value="0.01988917" calcext:value-type="float">
            <text:p>0.01988917</text:p>
          </table:table-cell>
          <table:table-cell office:value-type="float" office:value="22.82298" calcext:value-type="float">
            <text:p>22.82298</text:p>
          </table:table-cell>
          <table:table-cell office:value-type="float" office:value="14.328" calcext:value-type="float">
            <text:p>14.328</text:p>
          </table:table-cell>
          <table:table-cell office:value-type="float" office:value="18.14747" calcext:value-type="float">
            <text:p>18.14747</text:p>
          </table:table-cell>
          <table:table-cell office:value-type="float" office:value="30.85066" calcext:value-type="float">
            <text:p>30.85066</text:p>
          </table:table-cell>
          <table:table-cell office:value-type="float" office:value="46.42259" calcext:value-type="float">
            <text:p>46.42259</text:p>
          </table:table-cell>
          <table:table-cell office:value-type="float" office:value="52.5437" calcext:value-type="float">
            <text:p>52.5437</text:p>
          </table:table-cell>
          <table:table-cell office:value-type="float" office:value="34.23394" calcext:value-type="float">
            <text:p>34.23394</text:p>
          </table:table-cell>
          <table:table-cell office:value-type="float" office:value="10.47925" calcext:value-type="float">
            <text:p>10.47925</text:p>
          </table:table-cell>
          <table:table-cell office:value-type="float" office:value="2836.742" calcext:value-type="float">
            <text:p>2836.742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8" calcext:value-type="float">
            <text:p>19101998</text:p>
          </table:table-cell>
          <table:table-cell office:value-type="float" office:value="8.339119" calcext:value-type="float">
            <text:p>8.339119</text:p>
          </table:table-cell>
          <table:table-cell office:value-type="float" office:value="478.3942" calcext:value-type="float">
            <text:p>478.394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04651" calcext:value-type="float">
            <text:p>0.1504651</text:p>
          </table:table-cell>
          <table:table-cell office:value-type="float" office:value="22.76329" calcext:value-type="float">
            <text:p>22.7632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34022" calcext:value-type="float">
            <text:p>0.0923402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49831" calcext:value-type="float">
            <text:p>27.49831</text:p>
          </table:table-cell>
          <table:table-cell office:value-type="float" office:value="-0.5139738" calcext:value-type="float">
            <text:p>-0.5139738</text:p>
          </table:table-cell>
          <table:table-cell office:value-type="float" office:value="-0.8696325" calcext:value-type="float">
            <text:p>-0.869632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52861" calcext:value-type="float">
            <text:p>11.52861</text:p>
          </table:table-cell>
          <table:table-cell office:value-type="float" office:value="0.6488254" calcext:value-type="float">
            <text:p>0.6488254</text:p>
          </table:table-cell>
          <table:table-cell office:value-type="float" office:value="0.03651658" calcext:value-type="float">
            <text:p>0.03651658</text:p>
          </table:table-cell>
          <table:table-cell office:value-type="float" office:value="0.02931027" calcext:value-type="float">
            <text:p>0.02931027</text:p>
          </table:table-cell>
          <table:table-cell office:value-type="float" office:value="0.02539323" calcext:value-type="float">
            <text:p>0.02539323</text:p>
          </table:table-cell>
          <table:table-cell office:value-type="float" office:value="0.02200067" calcext:value-type="float">
            <text:p>0.02200067</text:p>
          </table:table-cell>
          <table:table-cell office:value-type="float" office:value="0.02049755" calcext:value-type="float">
            <text:p>0.02049755</text:p>
          </table:table-cell>
          <table:table-cell office:value-type="float" office:value="0.02166545" calcext:value-type="float">
            <text:p>0.02166545</text:p>
          </table:table-cell>
          <table:table-cell office:value-type="float" office:value="0.01982179" calcext:value-type="float">
            <text:p>0.01982179</text:p>
          </table:table-cell>
          <table:table-cell office:value-type="float" office:value="19.31953" calcext:value-type="float">
            <text:p>19.31953</text:p>
          </table:table-cell>
          <table:table-cell office:value-type="float" office:value="17.8127" calcext:value-type="float">
            <text:p>17.8127</text:p>
          </table:table-cell>
          <table:table-cell office:value-type="float" office:value="18.52188" calcext:value-type="float">
            <text:p>18.52188</text:p>
          </table:table-cell>
          <table:table-cell office:value-type="float" office:value="31.07419" calcext:value-type="float">
            <text:p>31.07419</text:p>
          </table:table-cell>
          <table:table-cell office:value-type="float" office:value="46.38391" calcext:value-type="float">
            <text:p>46.38391</text:p>
          </table:table-cell>
          <table:table-cell office:value-type="float" office:value="52.09651" calcext:value-type="float">
            <text:p>52.09651</text:p>
          </table:table-cell>
          <table:table-cell office:value-type="float" office:value="34.16686" calcext:value-type="float">
            <text:p>34.16686</text:p>
          </table:table-cell>
          <table:table-cell office:value-type="float" office:value="10.48588" calcext:value-type="float">
            <text:p>10.48588</text:p>
          </table:table-cell>
          <table:table-cell office:value-type="float" office:value="2889.687" calcext:value-type="float">
            <text:p>2889.687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8" calcext:value-type="float">
            <text:p>20101998</text:p>
          </table:table-cell>
          <table:table-cell office:value-type="float" office:value="8.323289" calcext:value-type="float">
            <text:p>8.323289</text:p>
          </table:table-cell>
          <table:table-cell office:value-type="float" office:value="478.3538" calcext:value-type="float">
            <text:p>478.353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38697" calcext:value-type="float">
            <text:p>0.1538697</text:p>
          </table:table-cell>
          <table:table-cell office:value-type="float" office:value="22.78219" calcext:value-type="float">
            <text:p>22.7821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39349" calcext:value-type="float">
            <text:p>0.09239349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52583" calcext:value-type="float">
            <text:p>27.52583</text:p>
          </table:table-cell>
          <table:table-cell office:value-type="float" office:value="-0.5139914" calcext:value-type="float">
            <text:p>-0.5139914</text:p>
          </table:table-cell>
          <table:table-cell office:value-type="float" office:value="-0.8699887" calcext:value-type="float">
            <text:p>-0.869988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4958" calcext:value-type="float">
            <text:p>11.4958</text:p>
          </table:table-cell>
          <table:table-cell office:value-type="float" office:value="0.8419506" calcext:value-type="float">
            <text:p>0.8419506</text:p>
          </table:table-cell>
          <table:table-cell office:value-type="float" office:value="0.03623407" calcext:value-type="float">
            <text:p>0.03623407</text:p>
          </table:table-cell>
          <table:table-cell office:value-type="float" office:value="0.02942269" calcext:value-type="float">
            <text:p>0.02942269</text:p>
          </table:table-cell>
          <table:table-cell office:value-type="float" office:value="0.02545884" calcext:value-type="float">
            <text:p>0.02545884</text:p>
          </table:table-cell>
          <table:table-cell office:value-type="float" office:value="0.02195824" calcext:value-type="float">
            <text:p>0.02195824</text:p>
          </table:table-cell>
          <table:table-cell office:value-type="float" office:value="0.02045738" calcext:value-type="float">
            <text:p>0.02045738</text:p>
          </table:table-cell>
          <table:table-cell office:value-type="float" office:value="0.02155446" calcext:value-type="float">
            <text:p>0.02155446</text:p>
          </table:table-cell>
          <table:table-cell office:value-type="float" office:value="0.01975282" calcext:value-type="float">
            <text:p>0.01975282</text:p>
          </table:table-cell>
          <table:table-cell office:value-type="float" office:value="15.71196" calcext:value-type="float">
            <text:p>15.71196</text:p>
          </table:table-cell>
          <table:table-cell office:value-type="float" office:value="20.5448" calcext:value-type="float">
            <text:p>20.5448</text:p>
          </table:table-cell>
          <table:table-cell office:value-type="float" office:value="18.8509" calcext:value-type="float">
            <text:p>18.8509</text:p>
          </table:table-cell>
          <table:table-cell office:value-type="float" office:value="31.29533" calcext:value-type="float">
            <text:p>31.29533</text:p>
          </table:table-cell>
          <table:table-cell office:value-type="float" office:value="46.41373" calcext:value-type="float">
            <text:p>46.41373</text:p>
          </table:table-cell>
          <table:table-cell office:value-type="float" office:value="51.7683" calcext:value-type="float">
            <text:p>51.7683</text:p>
          </table:table-cell>
          <table:table-cell office:value-type="float" office:value="34.13573" calcext:value-type="float">
            <text:p>34.13573</text:p>
          </table:table-cell>
          <table:table-cell office:value-type="float" office:value="10.49279" calcext:value-type="float">
            <text:p>10.49279</text:p>
          </table:table-cell>
          <table:table-cell office:value-type="float" office:value="2923.628" calcext:value-type="float">
            <text:p>2923.628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8" calcext:value-type="float">
            <text:p>21101998</text:p>
          </table:table-cell>
          <table:table-cell office:value-type="float" office:value="8.309614" calcext:value-type="float">
            <text:p>8.309614</text:p>
          </table:table-cell>
          <table:table-cell office:value-type="float" office:value="478.3175" calcext:value-type="float">
            <text:p>478.317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68963" calcext:value-type="float">
            <text:p>0.1568963</text:p>
          </table:table-cell>
          <table:table-cell office:value-type="float" office:value="22.80176" calcext:value-type="float">
            <text:p>22.8017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44303" calcext:value-type="float">
            <text:p>0.0924430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5467" calcext:value-type="float">
            <text:p>27.5467</text:p>
          </table:table-cell>
          <table:table-cell office:value-type="float" office:value="-0.5140176" calcext:value-type="float">
            <text:p>-0.5140176</text:p>
          </table:table-cell>
          <table:table-cell office:value-type="float" office:value="-0.8700843" calcext:value-type="float">
            <text:p>-0.870084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46562" calcext:value-type="float">
            <text:p>11.46562</text:p>
          </table:table-cell>
          <table:table-cell office:value-type="float" office:value="1.015186" calcext:value-type="float">
            <text:p>1.015186</text:p>
          </table:table-cell>
          <table:table-cell office:value-type="float" office:value="0.0367704" calcext:value-type="float">
            <text:p>0.0367704</text:p>
          </table:table-cell>
          <table:table-cell office:value-type="float" office:value="0.02966053" calcext:value-type="float">
            <text:p>0.02966053</text:p>
          </table:table-cell>
          <table:table-cell office:value-type="float" office:value="0.02565198" calcext:value-type="float">
            <text:p>0.02565198</text:p>
          </table:table-cell>
          <table:table-cell office:value-type="float" office:value="0.02204316" calcext:value-type="float">
            <text:p>0.02204316</text:p>
          </table:table-cell>
          <table:table-cell office:value-type="float" office:value="0.02049263" calcext:value-type="float">
            <text:p>0.02049263</text:p>
          </table:table-cell>
          <table:table-cell office:value-type="float" office:value="0.02161637" calcext:value-type="float">
            <text:p>0.02161637</text:p>
          </table:table-cell>
          <table:table-cell office:value-type="float" office:value="0.01974346" calcext:value-type="float">
            <text:p>0.01974346</text:p>
          </table:table-cell>
          <table:table-cell office:value-type="float" office:value="13.24381" calcext:value-type="float">
            <text:p>13.24381</text:p>
          </table:table-cell>
          <table:table-cell office:value-type="float" office:value="22.36144" calcext:value-type="float">
            <text:p>22.36144</text:p>
          </table:table-cell>
          <table:table-cell office:value-type="float" office:value="19.17154" calcext:value-type="float">
            <text:p>19.17154</text:p>
          </table:table-cell>
          <table:table-cell office:value-type="float" office:value="31.45013" calcext:value-type="float">
            <text:p>31.45013</text:p>
          </table:table-cell>
          <table:table-cell office:value-type="float" office:value="46.45351" calcext:value-type="float">
            <text:p>46.45351</text:p>
          </table:table-cell>
          <table:table-cell office:value-type="float" office:value="51.5145" calcext:value-type="float">
            <text:p>51.5145</text:p>
          </table:table-cell>
          <table:table-cell office:value-type="float" office:value="34.13361" calcext:value-type="float">
            <text:p>34.13361</text:p>
          </table:table-cell>
          <table:table-cell office:value-type="float" office:value="10.50067" calcext:value-type="float">
            <text:p>10.50067</text:p>
          </table:table-cell>
          <table:table-cell office:value-type="float" office:value="2950.694" calcext:value-type="float">
            <text:p>2950.694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8" calcext:value-type="float">
            <text:p>22101998</text:p>
          </table:table-cell>
          <table:table-cell office:value-type="float" office:value="8.296779" calcext:value-type="float">
            <text:p>8.296779</text:p>
          </table:table-cell>
          <table:table-cell office:value-type="float" office:value="478.2823" calcext:value-type="float">
            <text:p>478.282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91978" calcext:value-type="float">
            <text:p>0.1591978</text:p>
          </table:table-cell>
          <table:table-cell office:value-type="float" office:value="22.82474" calcext:value-type="float">
            <text:p>22.8247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49061" calcext:value-type="float">
            <text:p>0.0924906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56303" calcext:value-type="float">
            <text:p>27.56303</text:p>
          </table:table-cell>
          <table:table-cell office:value-type="float" office:value="-0.5140314" calcext:value-type="float">
            <text:p>-0.5140314</text:p>
          </table:table-cell>
          <table:table-cell office:value-type="float" office:value="-0.8702731" calcext:value-type="float">
            <text:p>-0.870273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43721" calcext:value-type="float">
            <text:p>11.43721</text:p>
          </table:table-cell>
          <table:table-cell office:value-type="float" office:value="1.137748" calcext:value-type="float">
            <text:p>1.137748</text:p>
          </table:table-cell>
          <table:table-cell office:value-type="float" office:value="0.03746149" calcext:value-type="float">
            <text:p>0.03746149</text:p>
          </table:table-cell>
          <table:table-cell office:value-type="float" office:value="0.02983785" calcext:value-type="float">
            <text:p>0.02983785</text:p>
          </table:table-cell>
          <table:table-cell office:value-type="float" office:value="0.02577914" calcext:value-type="float">
            <text:p>0.02577914</text:p>
          </table:table-cell>
          <table:table-cell office:value-type="float" office:value="0.02209099" calcext:value-type="float">
            <text:p>0.02209099</text:p>
          </table:table-cell>
          <table:table-cell office:value-type="float" office:value="0.02051035" calcext:value-type="float">
            <text:p>0.02051035</text:p>
          </table:table-cell>
          <table:table-cell office:value-type="float" office:value="0.02170192" calcext:value-type="float">
            <text:p>0.02170192</text:p>
          </table:table-cell>
          <table:table-cell office:value-type="float" office:value="0.0197712" calcext:value-type="float">
            <text:p>0.0197712</text:p>
          </table:table-cell>
          <table:table-cell office:value-type="float" office:value="11.68288" calcext:value-type="float">
            <text:p>11.68288</text:p>
          </table:table-cell>
          <table:table-cell office:value-type="float" office:value="23.53413" calcext:value-type="float">
            <text:p>23.53413</text:p>
          </table:table-cell>
          <table:table-cell office:value-type="float" office:value="19.49607" calcext:value-type="float">
            <text:p>19.49607</text:p>
          </table:table-cell>
          <table:table-cell office:value-type="float" office:value="31.6004" calcext:value-type="float">
            <text:p>31.6004</text:p>
          </table:table-cell>
          <table:table-cell office:value-type="float" office:value="46.48373" calcext:value-type="float">
            <text:p>46.48373</text:p>
          </table:table-cell>
          <table:table-cell office:value-type="float" office:value="51.31919" calcext:value-type="float">
            <text:p>51.31919</text:p>
          </table:table-cell>
          <table:table-cell office:value-type="float" office:value="34.14201" calcext:value-type="float">
            <text:p>34.14201</text:p>
          </table:table-cell>
          <table:table-cell office:value-type="float" office:value="10.50911" calcext:value-type="float">
            <text:p>10.50911</text:p>
          </table:table-cell>
          <table:table-cell office:value-type="float" office:value="2974.886" calcext:value-type="float">
            <text:p>2974.886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8" calcext:value-type="float">
            <text:p>23101998</text:p>
          </table:table-cell>
          <table:table-cell office:value-type="float" office:value="8.28194" calcext:value-type="float">
            <text:p>8.28194</text:p>
          </table:table-cell>
          <table:table-cell office:value-type="float" office:value="478.2458" calcext:value-type="float">
            <text:p>478.24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2958" calcext:value-type="float">
            <text:p>0.162958</text:p>
          </table:table-cell>
          <table:table-cell office:value-type="float" office:value="22.85107" calcext:value-type="float">
            <text:p>22.8510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53782" calcext:value-type="float">
            <text:p>0.0925378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57786" calcext:value-type="float">
            <text:p>27.57786</text:p>
          </table:table-cell>
          <table:table-cell office:value-type="float" office:value="-0.5140453" calcext:value-type="float">
            <text:p>-0.5140453</text:p>
          </table:table-cell>
          <table:table-cell office:value-type="float" office:value="-0.8704336" calcext:value-type="float">
            <text:p>-0.870433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40407" calcext:value-type="float">
            <text:p>11.40407</text:p>
          </table:table-cell>
          <table:table-cell office:value-type="float" office:value="1.357641" calcext:value-type="float">
            <text:p>1.357641</text:p>
          </table:table-cell>
          <table:table-cell office:value-type="float" office:value="0.03767138" calcext:value-type="float">
            <text:p>0.03767138</text:p>
          </table:table-cell>
          <table:table-cell office:value-type="float" office:value="0.02931142" calcext:value-type="float">
            <text:p>0.02931142</text:p>
          </table:table-cell>
          <table:table-cell office:value-type="float" office:value="0.02553305" calcext:value-type="float">
            <text:p>0.02553305</text:p>
          </table:table-cell>
          <table:table-cell office:value-type="float" office:value="0.0219821" calcext:value-type="float">
            <text:p>0.0219821</text:p>
          </table:table-cell>
          <table:table-cell office:value-type="float" office:value="0.02047884" calcext:value-type="float">
            <text:p>0.02047884</text:p>
          </table:table-cell>
          <table:table-cell office:value-type="float" office:value="0.02175442" calcext:value-type="float">
            <text:p>0.02175442</text:p>
          </table:table-cell>
          <table:table-cell office:value-type="float" office:value="0.01981058" calcext:value-type="float">
            <text:p>0.01981058</text:p>
          </table:table-cell>
          <table:table-cell office:value-type="float" office:value="10.59499" calcext:value-type="float">
            <text:p>10.59499</text:p>
          </table:table-cell>
          <table:table-cell office:value-type="float" office:value="24.39564" calcext:value-type="float">
            <text:p>24.39564</text:p>
          </table:table-cell>
          <table:table-cell office:value-type="float" office:value="19.84963" calcext:value-type="float">
            <text:p>19.84963</text:p>
          </table:table-cell>
          <table:table-cell office:value-type="float" office:value="31.76132" calcext:value-type="float">
            <text:p>31.76132</text:p>
          </table:table-cell>
          <table:table-cell office:value-type="float" office:value="46.48159" calcext:value-type="float">
            <text:p>46.48159</text:p>
          </table:table-cell>
          <table:table-cell office:value-type="float" office:value="51.1516" calcext:value-type="float">
            <text:p>51.1516</text:p>
          </table:table-cell>
          <table:table-cell office:value-type="float" office:value="34.15985" calcext:value-type="float">
            <text:p>34.15985</text:p>
          </table:table-cell>
          <table:table-cell office:value-type="float" office:value="10.51833" calcext:value-type="float">
            <text:p>10.51833</text:p>
          </table:table-cell>
          <table:table-cell office:value-type="float" office:value="3009.147" calcext:value-type="float">
            <text:p>3009.147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8" calcext:value-type="float">
            <text:p>24101998</text:p>
          </table:table-cell>
          <table:table-cell office:value-type="float" office:value="8.263349" calcext:value-type="float">
            <text:p>8.263349</text:p>
          </table:table-cell>
          <table:table-cell office:value-type="float" office:value="478.2033" calcext:value-type="float">
            <text:p>478.203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69815" calcext:value-type="float">
            <text:p>0.1669815</text:p>
          </table:table-cell>
          <table:table-cell office:value-type="float" office:value="22.88746" calcext:value-type="float">
            <text:p>22.8874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58503" calcext:value-type="float">
            <text:p>0.0925850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59211" calcext:value-type="float">
            <text:p>27.59211</text:p>
          </table:table-cell>
          <table:table-cell office:value-type="float" office:value="-0.5140637" calcext:value-type="float">
            <text:p>-0.5140637</text:p>
          </table:table-cell>
          <table:table-cell office:value-type="float" office:value="-0.8710021" calcext:value-type="float">
            <text:p>-0.871002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36587" calcext:value-type="float">
            <text:p>11.36587</text:p>
          </table:table-cell>
          <table:table-cell office:value-type="float" office:value="1.580303" calcext:value-type="float">
            <text:p>1.580303</text:p>
          </table:table-cell>
          <table:table-cell office:value-type="float" office:value="0.04198498" calcext:value-type="float">
            <text:p>0.04198498</text:p>
          </table:table-cell>
          <table:table-cell office:value-type="float" office:value="0.02902748" calcext:value-type="float">
            <text:p>0.02902748</text:p>
          </table:table-cell>
          <table:table-cell office:value-type="float" office:value="0.025021" calcext:value-type="float">
            <text:p>0.025021</text:p>
          </table:table-cell>
          <table:table-cell office:value-type="float" office:value="0.02174685" calcext:value-type="float">
            <text:p>0.02174685</text:p>
          </table:table-cell>
          <table:table-cell office:value-type="float" office:value="0.02029913" calcext:value-type="float">
            <text:p>0.02029913</text:p>
          </table:table-cell>
          <table:table-cell office:value-type="float" office:value="0.0215677" calcext:value-type="float">
            <text:p>0.0215677</text:p>
          </table:table-cell>
          <table:table-cell office:value-type="float" office:value="0.01978502" calcext:value-type="float">
            <text:p>0.01978502</text:p>
          </table:table-cell>
          <table:table-cell office:value-type="float" office:value="9.916755" calcext:value-type="float">
            <text:p>9.916755</text:p>
          </table:table-cell>
          <table:table-cell office:value-type="float" office:value="25.10121" calcext:value-type="float">
            <text:p>25.10121</text:p>
          </table:table-cell>
          <table:table-cell office:value-type="float" office:value="20.26297" calcext:value-type="float">
            <text:p>20.26297</text:p>
          </table:table-cell>
          <table:table-cell office:value-type="float" office:value="31.94616" calcext:value-type="float">
            <text:p>31.94616</text:p>
          </table:table-cell>
          <table:table-cell office:value-type="float" office:value="46.48657" calcext:value-type="float">
            <text:p>46.48657</text:p>
          </table:table-cell>
          <table:table-cell office:value-type="float" office:value="50.99791" calcext:value-type="float">
            <text:p>50.99791</text:p>
          </table:table-cell>
          <table:table-cell office:value-type="float" office:value="34.18637" calcext:value-type="float">
            <text:p>34.18637</text:p>
          </table:table-cell>
          <table:table-cell office:value-type="float" office:value="10.52905" calcext:value-type="float">
            <text:p>10.52905</text:p>
          </table:table-cell>
          <table:table-cell office:value-type="float" office:value="3051.034" calcext:value-type="float">
            <text:p>3051.034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8" calcext:value-type="float">
            <text:p>25101998</text:p>
          </table:table-cell>
          <table:table-cell office:value-type="float" office:value="8.247471" calcext:value-type="float">
            <text:p>8.247471</text:p>
          </table:table-cell>
          <table:table-cell office:value-type="float" office:value="478.1611" calcext:value-type="float">
            <text:p>478.161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87183" calcext:value-type="float">
            <text:p>0.1687183</text:p>
          </table:table-cell>
          <table:table-cell office:value-type="float" office:value="22.92317" calcext:value-type="float">
            <text:p>22.9231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63223" calcext:value-type="float">
            <text:p>0.0926322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60607" calcext:value-type="float">
            <text:p>27.60607</text:p>
          </table:table-cell>
          <table:table-cell office:value-type="float" office:value="-0.5140737" calcext:value-type="float">
            <text:p>-0.5140737</text:p>
          </table:table-cell>
          <table:table-cell office:value-type="float" office:value="-0.871177" calcext:value-type="float">
            <text:p>-0.87117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33487" calcext:value-type="float">
            <text:p>11.33487</text:p>
          </table:table-cell>
          <table:table-cell office:value-type="float" office:value="1.666366" calcext:value-type="float">
            <text:p>1.666366</text:p>
          </table:table-cell>
          <table:table-cell office:value-type="float" office:value="0.04250934" calcext:value-type="float">
            <text:p>0.04250934</text:p>
          </table:table-cell>
          <table:table-cell office:value-type="float" office:value="0.02936331" calcext:value-type="float">
            <text:p>0.02936331</text:p>
          </table:table-cell>
          <table:table-cell office:value-type="float" office:value="0.02517604" calcext:value-type="float">
            <text:p>0.02517604</text:p>
          </table:table-cell>
          <table:table-cell office:value-type="float" office:value="0.02173214" calcext:value-type="float">
            <text:p>0.02173214</text:p>
          </table:table-cell>
          <table:table-cell office:value-type="float" office:value="0.02026336" calcext:value-type="float">
            <text:p>0.02026336</text:p>
          </table:table-cell>
          <table:table-cell office:value-type="float" office:value="0.021362" calcext:value-type="float">
            <text:p>0.021362</text:p>
          </table:table-cell>
          <table:table-cell office:value-type="float" office:value="0.01968241" calcext:value-type="float">
            <text:p>0.01968241</text:p>
          </table:table-cell>
          <table:table-cell office:value-type="float" office:value="9.22371" calcext:value-type="float">
            <text:p>9.22371</text:p>
          </table:table-cell>
          <table:table-cell office:value-type="float" office:value="25.71517" calcext:value-type="float">
            <text:p>25.71517</text:p>
          </table:table-cell>
          <table:table-cell office:value-type="float" office:value="20.66486" calcext:value-type="float">
            <text:p>20.66486</text:p>
          </table:table-cell>
          <table:table-cell office:value-type="float" office:value="32.13422" calcext:value-type="float">
            <text:p>32.13422</text:p>
          </table:table-cell>
          <table:table-cell office:value-type="float" office:value="46.49577" calcext:value-type="float">
            <text:p>46.49577</text:p>
          </table:table-cell>
          <table:table-cell office:value-type="float" office:value="50.85211" calcext:value-type="float">
            <text:p>50.85211</text:p>
          </table:table-cell>
          <table:table-cell office:value-type="float" office:value="34.21705" calcext:value-type="float">
            <text:p>34.21705</text:p>
          </table:table-cell>
          <table:table-cell office:value-type="float" office:value="10.54159" calcext:value-type="float">
            <text:p>10.54159</text:p>
          </table:table-cell>
          <table:table-cell office:value-type="float" office:value="3073.932" calcext:value-type="float">
            <text:p>3073.932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8" calcext:value-type="float">
            <text:p>26101998</text:p>
          </table:table-cell>
          <table:table-cell office:value-type="float" office:value="8.235538" calcext:value-type="float">
            <text:p>8.235538</text:p>
          </table:table-cell>
          <table:table-cell office:value-type="float" office:value="478.1266" calcext:value-type="float">
            <text:p>478.12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96019" calcext:value-type="float">
            <text:p>0.1696019</text:p>
          </table:table-cell>
          <table:table-cell office:value-type="float" office:value="22.94915" calcext:value-type="float">
            <text:p>22.9491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67944" calcext:value-type="float">
            <text:p>0.0926794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61914" calcext:value-type="float">
            <text:p>27.61914</text:p>
          </table:table-cell>
          <table:table-cell office:value-type="float" office:value="-0.51408" calcext:value-type="float">
            <text:p>-0.51408</text:p>
          </table:table-cell>
          <table:table-cell office:value-type="float" office:value="-0.8712696" calcext:value-type="float">
            <text:p>-0.871269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30885" calcext:value-type="float">
            <text:p>11.30885</text:p>
          </table:table-cell>
          <table:table-cell office:value-type="float" office:value="1.698983" calcext:value-type="float">
            <text:p>1.698983</text:p>
          </table:table-cell>
          <table:table-cell office:value-type="float" office:value="0.04280898" calcext:value-type="float">
            <text:p>0.04280898</text:p>
          </table:table-cell>
          <table:table-cell office:value-type="float" office:value="0.02969316" calcext:value-type="float">
            <text:p>0.02969316</text:p>
          </table:table-cell>
          <table:table-cell office:value-type="float" office:value="0.0254795" calcext:value-type="float">
            <text:p>0.0254795</text:p>
          </table:table-cell>
          <table:table-cell office:value-type="float" office:value="0.02187474" calcext:value-type="float">
            <text:p>0.02187474</text:p>
          </table:table-cell>
          <table:table-cell office:value-type="float" office:value="0.02034617" calcext:value-type="float">
            <text:p>0.02034617</text:p>
          </table:table-cell>
          <table:table-cell office:value-type="float" office:value="0.0214729" calcext:value-type="float">
            <text:p>0.0214729</text:p>
          </table:table-cell>
          <table:table-cell office:value-type="float" office:value="0.01965405" calcext:value-type="float">
            <text:p>0.01965405</text:p>
          </table:table-cell>
          <table:table-cell office:value-type="float" office:value="8.790116" calcext:value-type="float">
            <text:p>8.790116</text:p>
          </table:table-cell>
          <table:table-cell office:value-type="float" office:value="26.07698" calcext:value-type="float">
            <text:p>26.07698</text:p>
          </table:table-cell>
          <table:table-cell office:value-type="float" office:value="20.99788" calcext:value-type="float">
            <text:p>20.99788</text:p>
          </table:table-cell>
          <table:table-cell office:value-type="float" office:value="32.28308" calcext:value-type="float">
            <text:p>32.28308</text:p>
          </table:table-cell>
          <table:table-cell office:value-type="float" office:value="46.4858" calcext:value-type="float">
            <text:p>46.4858</text:p>
          </table:table-cell>
          <table:table-cell office:value-type="float" office:value="50.70323" calcext:value-type="float">
            <text:p>50.70323</text:p>
          </table:table-cell>
          <table:table-cell office:value-type="float" office:value="34.24511" calcext:value-type="float">
            <text:p>34.24511</text:p>
          </table:table-cell>
          <table:table-cell office:value-type="float" office:value="10.55474" calcext:value-type="float">
            <text:p>10.55474</text:p>
          </table:table-cell>
          <table:table-cell office:value-type="float" office:value="3088.553" calcext:value-type="float">
            <text:p>3088.553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8" calcext:value-type="float">
            <text:p>27101998</text:p>
          </table:table-cell>
          <table:table-cell office:value-type="float" office:value="8.222252" calcext:value-type="float">
            <text:p>8.222252</text:p>
          </table:table-cell>
          <table:table-cell office:value-type="float" office:value="478.0912" calcext:value-type="float">
            <text:p>478.091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1239" calcext:value-type="float">
            <text:p>0.171239</text:p>
          </table:table-cell>
          <table:table-cell office:value-type="float" office:value="22.97708" calcext:value-type="float">
            <text:p>22.9770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72665" calcext:value-type="float">
            <text:p>0.0927266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63167" calcext:value-type="float">
            <text:p>27.63167</text:p>
          </table:table-cell>
          <table:table-cell office:value-type="float" office:value="-0.5140973" calcext:value-type="float">
            <text:p>-0.5140973</text:p>
          </table:table-cell>
          <table:table-cell office:value-type="float" office:value="-0.8713906" calcext:value-type="float">
            <text:p>-0.871390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27991" calcext:value-type="float">
            <text:p>11.27991</text:p>
          </table:table-cell>
          <table:table-cell office:value-type="float" office:value="1.789141" calcext:value-type="float">
            <text:p>1.789141</text:p>
          </table:table-cell>
          <table:table-cell office:value-type="float" office:value="0.04046618" calcext:value-type="float">
            <text:p>0.04046618</text:p>
          </table:table-cell>
          <table:table-cell office:value-type="float" office:value="0.02924602" calcext:value-type="float">
            <text:p>0.02924602</text:p>
          </table:table-cell>
          <table:table-cell office:value-type="float" office:value="0.02532214" calcext:value-type="float">
            <text:p>0.02532214</text:p>
          </table:table-cell>
          <table:table-cell office:value-type="float" office:value="0.02180166" calcext:value-type="float">
            <text:p>0.02180166</text:p>
          </table:table-cell>
          <table:table-cell office:value-type="float" office:value="0.02033552" calcext:value-type="float">
            <text:p>0.02033552</text:p>
          </table:table-cell>
          <table:table-cell office:value-type="float" office:value="0.02154813" calcext:value-type="float">
            <text:p>0.02154813</text:p>
          </table:table-cell>
          <table:table-cell office:value-type="float" office:value="0.01967597" calcext:value-type="float">
            <text:p>0.01967597</text:p>
          </table:table-cell>
          <table:table-cell office:value-type="float" office:value="8.62825" calcext:value-type="float">
            <text:p>8.62825</text:p>
          </table:table-cell>
          <table:table-cell office:value-type="float" office:value="26.29222" calcext:value-type="float">
            <text:p>26.29222</text:p>
          </table:table-cell>
          <table:table-cell office:value-type="float" office:value="21.34385" calcext:value-type="float">
            <text:p>21.34385</text:p>
          </table:table-cell>
          <table:table-cell office:value-type="float" office:value="32.43314" calcext:value-type="float">
            <text:p>32.43314</text:p>
          </table:table-cell>
          <table:table-cell office:value-type="float" office:value="46.47487" calcext:value-type="float">
            <text:p>46.47487</text:p>
          </table:table-cell>
          <table:table-cell office:value-type="float" office:value="50.56071" calcext:value-type="float">
            <text:p>50.56071</text:p>
          </table:table-cell>
          <table:table-cell office:value-type="float" office:value="34.27415" calcext:value-type="float">
            <text:p>34.27415</text:p>
          </table:table-cell>
          <table:table-cell office:value-type="float" office:value="10.56804" calcext:value-type="float">
            <text:p>10.56804</text:p>
          </table:table-cell>
          <table:table-cell office:value-type="float" office:value="3107.924" calcext:value-type="float">
            <text:p>3107.924</text:p>
          </table:table-cell>
          <table:table-cell office:value-type="float" office:value="0" calcext:value-type="float">
            <text:p>0</text:p>
          </table:table-cell>
          <table:table-cell office:value-type="float" office:value="-1.175822" calcext:value-type="float">
            <text:p>-1.1758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8" calcext:value-type="float">
            <text:p>28101998</text:p>
          </table:table-cell>
          <table:table-cell office:value-type="float" office:value="8.206413" calcext:value-type="float">
            <text:p>8.206413</text:p>
          </table:table-cell>
          <table:table-cell office:value-type="float" office:value="478.0595" calcext:value-type="float">
            <text:p>478.059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34484" calcext:value-type="float">
            <text:p>0.1634484</text:p>
          </table:table-cell>
          <table:table-cell office:value-type="float" office:value="22.94158" calcext:value-type="float">
            <text:p>22.9415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291847" calcext:value-type="float">
            <text:p>0.0929184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7.79552" calcext:value-type="float">
            <text:p>27.79552</text:p>
          </table:table-cell>
          <table:table-cell office:value-type="float" office:value="-0.5159411" calcext:value-type="float">
            <text:p>-0.5159411</text:p>
          </table:table-cell>
          <table:table-cell office:value-type="float" office:value="-0.8772919" calcext:value-type="float">
            <text:p>-0.8772919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26796" calcext:value-type="float">
            <text:p>11.26796</text:p>
          </table:table-cell>
          <table:table-cell office:value-type="float" office:value="2.265816" calcext:value-type="float">
            <text:p>2.265816</text:p>
          </table:table-cell>
          <table:table-cell office:value-type="float" office:value="0.08315992" calcext:value-type="float">
            <text:p>0.08315992</text:p>
          </table:table-cell>
          <table:table-cell office:value-type="float" office:value="0.03632025" calcext:value-type="float">
            <text:p>0.03632025</text:p>
          </table:table-cell>
          <table:table-cell office:value-type="float" office:value="0.02676251" calcext:value-type="float">
            <text:p>0.02676251</text:p>
          </table:table-cell>
          <table:table-cell office:value-type="float" office:value="0.02242296" calcext:value-type="float">
            <text:p>0.02242296</text:p>
          </table:table-cell>
          <table:table-cell office:value-type="float" office:value="0.02061183" calcext:value-type="float">
            <text:p>0.02061183</text:p>
          </table:table-cell>
          <table:table-cell office:value-type="float" office:value="0.02231365" calcext:value-type="float">
            <text:p>0.02231365</text:p>
          </table:table-cell>
          <table:table-cell office:value-type="float" office:value="0.01966268" calcext:value-type="float">
            <text:p>0.01966268</text:p>
          </table:table-cell>
          <table:table-cell office:value-type="float" office:value="7.877556" calcext:value-type="float">
            <text:p>7.877556</text:p>
          </table:table-cell>
          <table:table-cell office:value-type="float" office:value="10.23935" calcext:value-type="float">
            <text:p>10.23935</text:p>
          </table:table-cell>
          <table:table-cell office:value-type="float" office:value="21.10058" calcext:value-type="float">
            <text:p>21.10058</text:p>
          </table:table-cell>
          <table:table-cell office:value-type="float" office:value="33.03124" calcext:value-type="float">
            <text:p>33.03124</text:p>
          </table:table-cell>
          <table:table-cell office:value-type="float" office:value="48.60257" calcext:value-type="float">
            <text:p>48.60257</text:p>
          </table:table-cell>
          <table:table-cell office:value-type="float" office:value="53.20289" calcext:value-type="float">
            <text:p>53.20289</text:p>
          </table:table-cell>
          <table:table-cell office:value-type="float" office:value="33.62068" calcext:value-type="float">
            <text:p>33.62068</text:p>
          </table:table-cell>
          <table:table-cell office:value-type="float" office:value="10.6567" calcext:value-type="float">
            <text:p>10.6567</text:p>
          </table:table-cell>
          <table:table-cell office:value-type="float" office:value="2535.559" calcext:value-type="float">
            <text:p>2535.559</text:p>
          </table:table-cell>
          <table:table-cell office:value-type="float" office:value="0" calcext:value-type="float">
            <text:p>0</text:p>
          </table:table-cell>
          <table:table-cell office:value-type="float" office:value="-1.178785" calcext:value-type="float">
            <text:p>-1.17878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8" calcext:value-type="float">
            <text:p>29101998</text:p>
          </table:table-cell>
          <table:table-cell office:value-type="float" office:value="8.192466" calcext:value-type="float">
            <text:p>8.192466</text:p>
          </table:table-cell>
          <table:table-cell office:value-type="float" office:value="478.0321" calcext:value-type="float">
            <text:p>478.03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83214" calcext:value-type="float">
            <text:p>0.1483214</text:p>
          </table:table-cell>
          <table:table-cell office:value-type="float" office:value="22.78678" calcext:value-type="float">
            <text:p>22.7867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08685" calcext:value-type="float">
            <text:p>0.0930868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04684" calcext:value-type="float">
            <text:p>28.04684</text:p>
          </table:table-cell>
          <table:table-cell office:value-type="float" office:value="-0.5162526" calcext:value-type="float">
            <text:p>-0.5162526</text:p>
          </table:table-cell>
          <table:table-cell office:value-type="float" office:value="-0.8805541" calcext:value-type="float">
            <text:p>-0.880554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25598" calcext:value-type="float">
            <text:p>11.25598</text:p>
          </table:table-cell>
          <table:table-cell office:value-type="float" office:value="1.417274" calcext:value-type="float">
            <text:p>1.417274</text:p>
          </table:table-cell>
          <table:table-cell office:value-type="float" office:value="0.06305853" calcext:value-type="float">
            <text:p>0.06305853</text:p>
          </table:table-cell>
          <table:table-cell office:value-type="float" office:value="0.03304513" calcext:value-type="float">
            <text:p>0.03304513</text:p>
          </table:table-cell>
          <table:table-cell office:value-type="float" office:value="0.0263929" calcext:value-type="float">
            <text:p>0.0263929</text:p>
          </table:table-cell>
          <table:table-cell office:value-type="float" office:value="0.02233465" calcext:value-type="float">
            <text:p>0.02233465</text:p>
          </table:table-cell>
          <table:table-cell office:value-type="float" office:value="0.02071881" calcext:value-type="float">
            <text:p>0.02071881</text:p>
          </table:table-cell>
          <table:table-cell office:value-type="float" office:value="0.02212491" calcext:value-type="float">
            <text:p>0.02212491</text:p>
          </table:table-cell>
          <table:table-cell office:value-type="float" office:value="0.01963577" calcext:value-type="float">
            <text:p>0.01963577</text:p>
          </table:table-cell>
          <table:table-cell office:value-type="float" office:value="14.87043" calcext:value-type="float">
            <text:p>14.87043</text:p>
          </table:table-cell>
          <table:table-cell office:value-type="float" office:value="11.38362" calcext:value-type="float">
            <text:p>11.38362</text:p>
          </table:table-cell>
          <table:table-cell office:value-type="float" office:value="19.64864" calcext:value-type="float">
            <text:p>19.64864</text:p>
          </table:table-cell>
          <table:table-cell office:value-type="float" office:value="31.09526" calcext:value-type="float">
            <text:p>31.09526</text:p>
          </table:table-cell>
          <table:table-cell office:value-type="float" office:value="46.58657" calcext:value-type="float">
            <text:p>46.58657</text:p>
          </table:table-cell>
          <table:table-cell office:value-type="float" office:value="53.17078" calcext:value-type="float">
            <text:p>53.17078</text:p>
          </table:table-cell>
          <table:table-cell office:value-type="float" office:value="34.08716" calcext:value-type="float">
            <text:p>34.08716</text:p>
          </table:table-cell>
          <table:table-cell office:value-type="float" office:value="10.77915" calcext:value-type="float">
            <text:p>10.77915</text:p>
          </table:table-cell>
          <table:table-cell office:value-type="float" office:value="2461.294" calcext:value-type="float">
            <text:p>2461.294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8" calcext:value-type="float">
            <text:p>30101998</text:p>
          </table:table-cell>
          <table:table-cell office:value-type="float" office:value="8.179375" calcext:value-type="float">
            <text:p>8.179375</text:p>
          </table:table-cell>
          <table:table-cell office:value-type="float" office:value="478.0068" calcext:value-type="float">
            <text:p>478.00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01032" calcext:value-type="float">
            <text:p>0.1401032</text:p>
          </table:table-cell>
          <table:table-cell office:value-type="float" office:value="22.714" calcext:value-type="float">
            <text:p>22.71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1896" calcext:value-type="float">
            <text:p>0.093189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1972" calcext:value-type="float">
            <text:p>28.1972</text:p>
          </table:table-cell>
          <table:table-cell office:value-type="float" office:value="-0.5163814" calcext:value-type="float">
            <text:p>-0.5163814</text:p>
          </table:table-cell>
          <table:table-cell office:value-type="float" office:value="-0.8853114" calcext:value-type="float">
            <text:p>-0.885311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24322" calcext:value-type="float">
            <text:p>11.24322</text:p>
          </table:table-cell>
          <table:table-cell office:value-type="float" office:value="0.9977611" calcext:value-type="float">
            <text:p>0.9977611</text:p>
          </table:table-cell>
          <table:table-cell office:value-type="float" office:value="0.05097594" calcext:value-type="float">
            <text:p>0.05097594</text:p>
          </table:table-cell>
          <table:table-cell office:value-type="float" office:value="0.03187236" calcext:value-type="float">
            <text:p>0.03187236</text:p>
          </table:table-cell>
          <table:table-cell office:value-type="float" office:value="0.02634769" calcext:value-type="float">
            <text:p>0.02634769</text:p>
          </table:table-cell>
          <table:table-cell office:value-type="float" office:value="0.02232652" calcext:value-type="float">
            <text:p>0.02232652</text:p>
          </table:table-cell>
          <table:table-cell office:value-type="float" office:value="0.02075077" calcext:value-type="float">
            <text:p>0.02075077</text:p>
          </table:table-cell>
          <table:table-cell office:value-type="float" office:value="0.02215584" calcext:value-type="float">
            <text:p>0.02215584</text:p>
          </table:table-cell>
          <table:table-cell office:value-type="float" office:value="0.01967431" calcext:value-type="float">
            <text:p>0.01967431</text:p>
          </table:table-cell>
          <table:table-cell office:value-type="float" office:value="19.41785" calcext:value-type="float">
            <text:p>19.41785</text:p>
          </table:table-cell>
          <table:table-cell office:value-type="float" office:value="13.04546" calcext:value-type="float">
            <text:p>13.04546</text:p>
          </table:table-cell>
          <table:table-cell office:value-type="float" office:value="19.48586" calcext:value-type="float">
            <text:p>19.48586</text:p>
          </table:table-cell>
          <table:table-cell office:value-type="float" office:value="30.61065" calcext:value-type="float">
            <text:p>30.61065</text:p>
          </table:table-cell>
          <table:table-cell office:value-type="float" office:value="45.6848" calcext:value-type="float">
            <text:p>45.6848</text:p>
          </table:table-cell>
          <table:table-cell office:value-type="float" office:value="52.13342" calcext:value-type="float">
            <text:p>52.13342</text:p>
          </table:table-cell>
          <table:table-cell office:value-type="float" office:value="33.8996" calcext:value-type="float">
            <text:p>33.8996</text:p>
          </table:table-cell>
          <table:table-cell office:value-type="float" office:value="10.86344" calcext:value-type="float">
            <text:p>10.86344</text:p>
          </table:table-cell>
          <table:table-cell office:value-type="float" office:value="2418.234" calcext:value-type="float">
            <text:p>2418.234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8" calcext:value-type="float">
            <text:p>31101998</text:p>
          </table:table-cell>
          <table:table-cell office:value-type="float" office:value="8.167012" calcext:value-type="float">
            <text:p>8.167012</text:p>
          </table:table-cell>
          <table:table-cell office:value-type="float" office:value="477.981" calcext:value-type="float">
            <text:p>477.98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60158" calcext:value-type="float">
            <text:p>0.1360158</text:p>
          </table:table-cell>
          <table:table-cell office:value-type="float" office:value="22.68932" calcext:value-type="float">
            <text:p>22.6893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25985" calcext:value-type="float">
            <text:p>0.0932598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27686" calcext:value-type="float">
            <text:p>28.27686</text:p>
          </table:table-cell>
          <table:table-cell office:value-type="float" office:value="-0.5164548" calcext:value-type="float">
            <text:p>-0.5164548</text:p>
          </table:table-cell>
          <table:table-cell office:value-type="float" office:value="-0.8949388" calcext:value-type="float">
            <text:p>-0.894938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22527" calcext:value-type="float">
            <text:p>11.22527</text:p>
          </table:table-cell>
          <table:table-cell office:value-type="float" office:value="0.7353354" calcext:value-type="float">
            <text:p>0.7353354</text:p>
          </table:table-cell>
          <table:table-cell office:value-type="float" office:value="0.04136456" calcext:value-type="float">
            <text:p>0.04136456</text:p>
          </table:table-cell>
          <table:table-cell office:value-type="float" office:value="0.03136952" calcext:value-type="float">
            <text:p>0.03136952</text:p>
          </table:table-cell>
          <table:table-cell office:value-type="float" office:value="0.02637133" calcext:value-type="float">
            <text:p>0.02637133</text:p>
          </table:table-cell>
          <table:table-cell office:value-type="float" office:value="0.02234685" calcext:value-type="float">
            <text:p>0.02234685</text:p>
          </table:table-cell>
          <table:table-cell office:value-type="float" office:value="0.02078811" calcext:value-type="float">
            <text:p>0.02078811</text:p>
          </table:table-cell>
          <table:table-cell office:value-type="float" office:value="0.0222444" calcext:value-type="float">
            <text:p>0.0222444</text:p>
          </table:table-cell>
          <table:table-cell office:value-type="float" office:value="0.01975364" calcext:value-type="float">
            <text:p>0.01975364</text:p>
          </table:table-cell>
          <table:table-cell office:value-type="float" office:value="20.56342" calcext:value-type="float">
            <text:p>20.56342</text:p>
          </table:table-cell>
          <table:table-cell office:value-type="float" office:value="15.04013" calcext:value-type="float">
            <text:p>15.04013</text:p>
          </table:table-cell>
          <table:table-cell office:value-type="float" office:value="19.63524" calcext:value-type="float">
            <text:p>19.63524</text:p>
          </table:table-cell>
          <table:table-cell office:value-type="float" office:value="30.59455" calcext:value-type="float">
            <text:p>30.59455</text:p>
          </table:table-cell>
          <table:table-cell office:value-type="float" office:value="45.30363" calcext:value-type="float">
            <text:p>45.30363</text:p>
          </table:table-cell>
          <table:table-cell office:value-type="float" office:value="51.35716" calcext:value-type="float">
            <text:p>51.35716</text:p>
          </table:table-cell>
          <table:table-cell office:value-type="float" office:value="33.71463" calcext:value-type="float">
            <text:p>33.71463</text:p>
          </table:table-cell>
          <table:table-cell office:value-type="float" office:value="10.89904" calcext:value-type="float">
            <text:p>10.89904</text:p>
          </table:table-cell>
          <table:table-cell office:value-type="float" office:value="2426.766" calcext:value-type="float">
            <text:p>2426.766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8" calcext:value-type="float">
            <text:p>1111998</text:p>
          </table:table-cell>
          <table:table-cell office:value-type="float" office:value="8.155082" calcext:value-type="float">
            <text:p>8.155082</text:p>
          </table:table-cell>
          <table:table-cell office:value-type="float" office:value="477.953" calcext:value-type="float">
            <text:p>477.95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68637" calcext:value-type="float">
            <text:p>0.1368637</text:p>
          </table:table-cell>
          <table:table-cell office:value-type="float" office:value="22.6795" calcext:value-type="float">
            <text:p>22.679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3185" calcext:value-type="float">
            <text:p>0.093318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32331" calcext:value-type="float">
            <text:p>28.32331</text:p>
          </table:table-cell>
          <table:table-cell office:value-type="float" office:value="-0.5164909" calcext:value-type="float">
            <text:p>-0.5164909</text:p>
          </table:table-cell>
          <table:table-cell office:value-type="float" office:value="-0.8994725" calcext:value-type="float">
            <text:p>-0.899472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20233" calcext:value-type="float">
            <text:p>11.20233</text:p>
          </table:table-cell>
          <table:table-cell office:value-type="float" office:value="0.7712381" calcext:value-type="float">
            <text:p>0.7712381</text:p>
          </table:table-cell>
          <table:table-cell office:value-type="float" office:value="0.03631716" calcext:value-type="float">
            <text:p>0.03631716</text:p>
          </table:table-cell>
          <table:table-cell office:value-type="float" office:value="0.03083308" calcext:value-type="float">
            <text:p>0.03083308</text:p>
          </table:table-cell>
          <table:table-cell office:value-type="float" office:value="0.02623175" calcext:value-type="float">
            <text:p>0.02623175</text:p>
          </table:table-cell>
          <table:table-cell office:value-type="float" office:value="0.02225126" calcext:value-type="float">
            <text:p>0.02225126</text:p>
          </table:table-cell>
          <table:table-cell office:value-type="float" office:value="0.02073147" calcext:value-type="float">
            <text:p>0.02073147</text:p>
          </table:table-cell>
          <table:table-cell office:value-type="float" office:value="0.02226813" calcext:value-type="float">
            <text:p>0.02226813</text:p>
          </table:table-cell>
          <table:table-cell office:value-type="float" office:value="0.01983132" calcext:value-type="float">
            <text:p>0.01983132</text:p>
          </table:table-cell>
          <table:table-cell office:value-type="float" office:value="18.33527" calcext:value-type="float">
            <text:p>18.33527</text:p>
          </table:table-cell>
          <table:table-cell office:value-type="float" office:value="17.40745" calcext:value-type="float">
            <text:p>17.40745</text:p>
          </table:table-cell>
          <table:table-cell office:value-type="float" office:value="19.85533" calcext:value-type="float">
            <text:p>19.85533</text:p>
          </table:table-cell>
          <table:table-cell office:value-type="float" office:value="30.73716" calcext:value-type="float">
            <text:p>30.73716</text:p>
          </table:table-cell>
          <table:table-cell office:value-type="float" office:value="45.19218" calcext:value-type="float">
            <text:p>45.19218</text:p>
          </table:table-cell>
          <table:table-cell office:value-type="float" office:value="50.84688" calcext:value-type="float">
            <text:p>50.84688</text:p>
          </table:table-cell>
          <table:table-cell office:value-type="float" office:value="33.61784" calcext:value-type="float">
            <text:p>33.61784</text:p>
          </table:table-cell>
          <table:table-cell office:value-type="float" office:value="10.91022" calcext:value-type="float">
            <text:p>10.91022</text:p>
          </table:table-cell>
          <table:table-cell office:value-type="float" office:value="2460.075" calcext:value-type="float">
            <text:p>2460.075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8" calcext:value-type="float">
            <text:p>2111998</text:p>
          </table:table-cell>
          <table:table-cell office:value-type="float" office:value="8.145906" calcext:value-type="float">
            <text:p>8.145906</text:p>
          </table:table-cell>
          <table:table-cell office:value-type="float" office:value="477.9266" calcext:value-type="float">
            <text:p>477.92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81184" calcext:value-type="float">
            <text:p>0.1381184</text:p>
          </table:table-cell>
          <table:table-cell office:value-type="float" office:value="22.67733" calcext:value-type="float">
            <text:p>22.67733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37125" calcext:value-type="float">
            <text:p>0.0933712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35388" calcext:value-type="float">
            <text:p>28.35388</text:p>
          </table:table-cell>
          <table:table-cell office:value-type="float" office:value="-0.5165011" calcext:value-type="float">
            <text:p>-0.5165011</text:p>
          </table:table-cell>
          <table:table-cell office:value-type="float" office:value="-0.8997086" calcext:value-type="float">
            <text:p>-0.899708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18128" calcext:value-type="float">
            <text:p>11.18128</text:p>
          </table:table-cell>
          <table:table-cell office:value-type="float" office:value="0.8184155" calcext:value-type="float">
            <text:p>0.8184155</text:p>
          </table:table-cell>
          <table:table-cell office:value-type="float" office:value="0.03676689" calcext:value-type="float">
            <text:p>0.03676689</text:p>
          </table:table-cell>
          <table:table-cell office:value-type="float" office:value="0.03112134" calcext:value-type="float">
            <text:p>0.03112134</text:p>
          </table:table-cell>
          <table:table-cell office:value-type="float" office:value="0.02647407" calcext:value-type="float">
            <text:p>0.02647407</text:p>
          </table:table-cell>
          <table:table-cell office:value-type="float" office:value="0.02248345" calcext:value-type="float">
            <text:p>0.02248345</text:p>
          </table:table-cell>
          <table:table-cell office:value-type="float" office:value="0.02089007" calcext:value-type="float">
            <text:p>0.02089007</text:p>
          </table:table-cell>
          <table:table-cell office:value-type="float" office:value="0.0223565" calcext:value-type="float">
            <text:p>0.0223565</text:p>
          </table:table-cell>
          <table:table-cell office:value-type="float" office:value="0.01991034" calcext:value-type="float">
            <text:p>0.01991034</text:p>
          </table:table-cell>
          <table:table-cell office:value-type="float" office:value="15.68454" calcext:value-type="float">
            <text:p>15.68454</text:p>
          </table:table-cell>
          <table:table-cell office:value-type="float" office:value="19.49746" calcext:value-type="float">
            <text:p>19.49746</text:p>
          </table:table-cell>
          <table:table-cell office:value-type="float" office:value="20.05608" calcext:value-type="float">
            <text:p>20.05608</text:p>
          </table:table-cell>
          <table:table-cell office:value-type="float" office:value="30.88429" calcext:value-type="float">
            <text:p>30.88429</text:p>
          </table:table-cell>
          <table:table-cell office:value-type="float" office:value="45.16592" calcext:value-type="float">
            <text:p>45.16592</text:p>
          </table:table-cell>
          <table:table-cell office:value-type="float" office:value="50.49714" calcext:value-type="float">
            <text:p>50.49714</text:p>
          </table:table-cell>
          <table:table-cell office:value-type="float" office:value="33.55937" calcext:value-type="float">
            <text:p>33.55937</text:p>
          </table:table-cell>
          <table:table-cell office:value-type="float" office:value="10.91849" calcext:value-type="float">
            <text:p>10.91849</text:p>
          </table:table-cell>
          <table:table-cell office:value-type="float" office:value="2481.131" calcext:value-type="float">
            <text:p>2481.131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8" calcext:value-type="float">
            <text:p>3111998</text:p>
          </table:table-cell>
          <table:table-cell office:value-type="float" office:value="8.137409" calcext:value-type="float">
            <text:p>8.137409</text:p>
          </table:table-cell>
          <table:table-cell office:value-type="float" office:value="477.9016" calcext:value-type="float">
            <text:p>477.901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9533" calcext:value-type="float">
            <text:p>0.139533</text:p>
          </table:table-cell>
          <table:table-cell office:value-type="float" office:value="22.68201" calcext:value-type="float">
            <text:p>22.6820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42098" calcext:value-type="float">
            <text:p>0.09342098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37498" calcext:value-type="float">
            <text:p>28.37498</text:p>
          </table:table-cell>
          <table:table-cell office:value-type="float" office:value="-0.51651" calcext:value-type="float">
            <text:p>-0.51651</text:p>
          </table:table-cell>
          <table:table-cell office:value-type="float" office:value="-0.8997906" calcext:value-type="float">
            <text:p>-0.899790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16044" calcext:value-type="float">
            <text:p>11.16044</text:p>
          </table:table-cell>
          <table:table-cell office:value-type="float" office:value="0.863701" calcext:value-type="float">
            <text:p>0.863701</text:p>
          </table:table-cell>
          <table:table-cell office:value-type="float" office:value="0.0385948" calcext:value-type="float">
            <text:p>0.0385948</text:p>
          </table:table-cell>
          <table:table-cell office:value-type="float" office:value="0.0314279" calcext:value-type="float">
            <text:p>0.0314279</text:p>
          </table:table-cell>
          <table:table-cell office:value-type="float" office:value="0.02671218" calcext:value-type="float">
            <text:p>0.02671218</text:p>
          </table:table-cell>
          <table:table-cell office:value-type="float" office:value="0.02271505" calcext:value-type="float">
            <text:p>0.02271505</text:p>
          </table:table-cell>
          <table:table-cell office:value-type="float" office:value="0.02107821" calcext:value-type="float">
            <text:p>0.02107821</text:p>
          </table:table-cell>
          <table:table-cell office:value-type="float" office:value="0.02253046" calcext:value-type="float">
            <text:p>0.02253046</text:p>
          </table:table-cell>
          <table:table-cell office:value-type="float" office:value="0.02001742" calcext:value-type="float">
            <text:p>0.02001742</text:p>
          </table:table-cell>
          <table:table-cell office:value-type="float" office:value="13.47868" calcext:value-type="float">
            <text:p>13.47868</text:p>
          </table:table-cell>
          <table:table-cell office:value-type="float" office:value="21.15799" calcext:value-type="float">
            <text:p>21.15799</text:p>
          </table:table-cell>
          <table:table-cell office:value-type="float" office:value="20.25206" calcext:value-type="float">
            <text:p>20.25206</text:p>
          </table:table-cell>
          <table:table-cell office:value-type="float" office:value="31.01228" calcext:value-type="float">
            <text:p>31.01228</text:p>
          </table:table-cell>
          <table:table-cell office:value-type="float" office:value="45.17316" calcext:value-type="float">
            <text:p>45.17316</text:p>
          </table:table-cell>
          <table:table-cell office:value-type="float" office:value="50.22361" calcext:value-type="float">
            <text:p>50.22361</text:p>
          </table:table-cell>
          <table:table-cell office:value-type="float" office:value="33.53761" calcext:value-type="float">
            <text:p>33.53761</text:p>
          </table:table-cell>
          <table:table-cell office:value-type="float" office:value="10.92624" calcext:value-type="float">
            <text:p>10.92624</text:p>
          </table:table-cell>
          <table:table-cell office:value-type="float" office:value="2505.806" calcext:value-type="float">
            <text:p>2505.806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8" calcext:value-type="float">
            <text:p>4111998</text:p>
          </table:table-cell>
          <table:table-cell office:value-type="float" office:value="8.130954" calcext:value-type="float">
            <text:p>8.130954</text:p>
          </table:table-cell>
          <table:table-cell office:value-type="float" office:value="477.8797" calcext:value-type="float">
            <text:p>477.879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02047" calcext:value-type="float">
            <text:p>0.1402047</text:p>
          </table:table-cell>
          <table:table-cell office:value-type="float" office:value="22.68813" calcext:value-type="float">
            <text:p>22.68813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46879" calcext:value-type="float">
            <text:p>0.09346879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391" calcext:value-type="float">
            <text:p>28.391</text:p>
          </table:table-cell>
          <table:table-cell office:value-type="float" office:value="-0.5165164" calcext:value-type="float">
            <text:p>-0.5165164</text:p>
          </table:table-cell>
          <table:table-cell office:value-type="float" office:value="-0.8998726" calcext:value-type="float">
            <text:p>-0.899872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14305" calcext:value-type="float">
            <text:p>11.14305</text:p>
          </table:table-cell>
          <table:table-cell office:value-type="float" office:value="0.8635015" calcext:value-type="float">
            <text:p>0.8635015</text:p>
          </table:table-cell>
          <table:table-cell office:value-type="float" office:value="0.04028863" calcext:value-type="float">
            <text:p>0.04028863</text:p>
          </table:table-cell>
          <table:table-cell office:value-type="float" office:value="0.03219793" calcext:value-type="float">
            <text:p>0.03219793</text:p>
          </table:table-cell>
          <table:table-cell office:value-type="float" office:value="0.02728755" calcext:value-type="float">
            <text:p>0.02728755</text:p>
          </table:table-cell>
          <table:table-cell office:value-type="float" office:value="0.02325455" calcext:value-type="float">
            <text:p>0.02325455</text:p>
          </table:table-cell>
          <table:table-cell office:value-type="float" office:value="0.02148359" calcext:value-type="float">
            <text:p>0.02148359</text:p>
          </table:table-cell>
          <table:table-cell office:value-type="float" office:value="0.02278832" calcext:value-type="float">
            <text:p>0.02278832</text:p>
          </table:table-cell>
          <table:table-cell office:value-type="float" office:value="0.02014277" calcext:value-type="float">
            <text:p>0.02014277</text:p>
          </table:table-cell>
          <table:table-cell office:value-type="float" office:value="12.17511" calcext:value-type="float">
            <text:p>12.17511</text:p>
          </table:table-cell>
          <table:table-cell office:value-type="float" office:value="22.14468" calcext:value-type="float">
            <text:p>22.14468</text:p>
          </table:table-cell>
          <table:table-cell office:value-type="float" office:value="20.43657" calcext:value-type="float">
            <text:p>20.43657</text:p>
          </table:table-cell>
          <table:table-cell office:value-type="float" office:value="31.10664" calcext:value-type="float">
            <text:p>31.10664</text:p>
          </table:table-cell>
          <table:table-cell office:value-type="float" office:value="45.18334" calcext:value-type="float">
            <text:p>45.18334</text:p>
          </table:table-cell>
          <table:table-cell office:value-type="float" office:value="50.01942" calcext:value-type="float">
            <text:p>50.01942</text:p>
          </table:table-cell>
          <table:table-cell office:value-type="float" office:value="33.52812" calcext:value-type="float">
            <text:p>33.52812</text:p>
          </table:table-cell>
          <table:table-cell office:value-type="float" office:value="10.93382" calcext:value-type="float">
            <text:p>10.93382</text:p>
          </table:table-cell>
          <table:table-cell office:value-type="float" office:value="2520.689" calcext:value-type="float">
            <text:p>2520.689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8" calcext:value-type="float">
            <text:p>5111998</text:p>
          </table:table-cell>
          <table:table-cell office:value-type="float" office:value="8.124983" calcext:value-type="float">
            <text:p>8.124983</text:p>
          </table:table-cell>
          <table:table-cell office:value-type="float" office:value="477.8591" calcext:value-type="float">
            <text:p>477.859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04993" calcext:value-type="float">
            <text:p>0.1404993</text:p>
          </table:table-cell>
          <table:table-cell office:value-type="float" office:value="22.69529" calcext:value-type="float">
            <text:p>22.6952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51599" calcext:value-type="float">
            <text:p>0.09351599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40474" calcext:value-type="float">
            <text:p>28.40474</text:p>
          </table:table-cell>
          <table:table-cell office:value-type="float" office:value="-0.5165228" calcext:value-type="float">
            <text:p>-0.5165228</text:p>
          </table:table-cell>
          <table:table-cell office:value-type="float" office:value="-0.9000825" calcext:value-type="float">
            <text:p>-0.900082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12661" calcext:value-type="float">
            <text:p>11.12661</text:p>
          </table:table-cell>
          <table:table-cell office:value-type="float" office:value="0.8374707" calcext:value-type="float">
            <text:p>0.8374707</text:p>
          </table:table-cell>
          <table:table-cell office:value-type="float" office:value="0.0420084" calcext:value-type="float">
            <text:p>0.0420084</text:p>
          </table:table-cell>
          <table:table-cell office:value-type="float" office:value="0.03287781" calcext:value-type="float">
            <text:p>0.03287781</text:p>
          </table:table-cell>
          <table:table-cell office:value-type="float" office:value="0.02776283" calcext:value-type="float">
            <text:p>0.02776283</text:p>
          </table:table-cell>
          <table:table-cell office:value-type="float" office:value="0.02366296" calcext:value-type="float">
            <text:p>0.02366296</text:p>
          </table:table-cell>
          <table:table-cell office:value-type="float" office:value="0.02181733" calcext:value-type="float">
            <text:p>0.02181733</text:p>
          </table:table-cell>
          <table:table-cell office:value-type="float" office:value="0.02306564" calcext:value-type="float">
            <text:p>0.02306564</text:p>
          </table:table-cell>
          <table:table-cell office:value-type="float" office:value="0.02028686" calcext:value-type="float">
            <text:p>0.02028686</text:p>
          </table:table-cell>
          <table:table-cell office:value-type="float" office:value="11.37985" calcext:value-type="float">
            <text:p>11.37985</text:p>
          </table:table-cell>
          <table:table-cell office:value-type="float" office:value="22.80906" calcext:value-type="float">
            <text:p>22.80906</text:p>
          </table:table-cell>
          <table:table-cell office:value-type="float" office:value="20.62625" calcext:value-type="float">
            <text:p>20.62625</text:p>
          </table:table-cell>
          <table:table-cell office:value-type="float" office:value="31.20219" calcext:value-type="float">
            <text:p>31.20219</text:p>
          </table:table-cell>
          <table:table-cell office:value-type="float" office:value="45.15327" calcext:value-type="float">
            <text:p>45.15327</text:p>
          </table:table-cell>
          <table:table-cell office:value-type="float" office:value="49.8474" calcext:value-type="float">
            <text:p>49.8474</text:p>
          </table:table-cell>
          <table:table-cell office:value-type="float" office:value="33.52829" calcext:value-type="float">
            <text:p>33.52829</text:p>
          </table:table-cell>
          <table:table-cell office:value-type="float" office:value="10.9414" calcext:value-type="float">
            <text:p>10.9414</text:p>
          </table:table-cell>
          <table:table-cell office:value-type="float" office:value="2534.562" calcext:value-type="float">
            <text:p>2534.562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8" calcext:value-type="float">
            <text:p>6111998</text:p>
          </table:table-cell>
          <table:table-cell office:value-type="float" office:value="8.119624" calcext:value-type="float">
            <text:p>8.119624</text:p>
          </table:table-cell>
          <table:table-cell office:value-type="float" office:value="477.84" calcext:value-type="float">
            <text:p>477.8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97337" calcext:value-type="float">
            <text:p>0.1397337</text:p>
          </table:table-cell>
          <table:table-cell office:value-type="float" office:value="22.7029" calcext:value-type="float">
            <text:p>22.702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5632" calcext:value-type="float">
            <text:p>0.093563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41807" calcext:value-type="float">
            <text:p>28.41807</text:p>
          </table:table-cell>
          <table:table-cell office:value-type="float" office:value="-0.5165304" calcext:value-type="float">
            <text:p>-0.5165304</text:p>
          </table:table-cell>
          <table:table-cell office:value-type="float" office:value="-0.9005156" calcext:value-type="float">
            <text:p>-0.900515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11148" calcext:value-type="float">
            <text:p>11.11148</text:p>
          </table:table-cell>
          <table:table-cell office:value-type="float" office:value="0.7272698" calcext:value-type="float">
            <text:p>0.7272698</text:p>
          </table:table-cell>
          <table:table-cell office:value-type="float" office:value="0.04139277" calcext:value-type="float">
            <text:p>0.04139277</text:p>
          </table:table-cell>
          <table:table-cell office:value-type="float" office:value="0.03354162" calcext:value-type="float">
            <text:p>0.03354162</text:p>
          </table:table-cell>
          <table:table-cell office:value-type="float" office:value="0.02824028" calcext:value-type="float">
            <text:p>0.02824028</text:p>
          </table:table-cell>
          <table:table-cell office:value-type="float" office:value="0.02406603" calcext:value-type="float">
            <text:p>0.02406603</text:p>
          </table:table-cell>
          <table:table-cell office:value-type="float" office:value="0.02213978" calcext:value-type="float">
            <text:p>0.02213978</text:p>
          </table:table-cell>
          <table:table-cell office:value-type="float" office:value="0.02336209" calcext:value-type="float">
            <text:p>0.02336209</text:p>
          </table:table-cell>
          <table:table-cell office:value-type="float" office:value="0.02043825" calcext:value-type="float">
            <text:p>0.02043825</text:p>
          </table:table-cell>
          <table:table-cell office:value-type="float" office:value="11.27937" calcext:value-type="float">
            <text:p>11.27937</text:p>
          </table:table-cell>
          <table:table-cell office:value-type="float" office:value="23.10193" calcext:value-type="float">
            <text:p>23.10193</text:p>
          </table:table-cell>
          <table:table-cell office:value-type="float" office:value="20.80528" calcext:value-type="float">
            <text:p>20.80528</text:p>
          </table:table-cell>
          <table:table-cell office:value-type="float" office:value="31.2885" calcext:value-type="float">
            <text:p>31.2885</text:p>
          </table:table-cell>
          <table:table-cell office:value-type="float" office:value="45.11394" calcext:value-type="float">
            <text:p>45.11394</text:p>
          </table:table-cell>
          <table:table-cell office:value-type="float" office:value="49.67894" calcext:value-type="float">
            <text:p>49.67894</text:p>
          </table:table-cell>
          <table:table-cell office:value-type="float" office:value="33.53074" calcext:value-type="float">
            <text:p>33.53074</text:p>
          </table:table-cell>
          <table:table-cell office:value-type="float" office:value="10.94925" calcext:value-type="float">
            <text:p>10.94925</text:p>
          </table:table-cell>
          <table:table-cell office:value-type="float" office:value="2546.451" calcext:value-type="float">
            <text:p>2546.451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8" calcext:value-type="float">
            <text:p>7111998</text:p>
          </table:table-cell>
          <table:table-cell office:value-type="float" office:value="8.113894" calcext:value-type="float">
            <text:p>8.113894</text:p>
          </table:table-cell>
          <table:table-cell office:value-type="float" office:value="477.8212" calcext:value-type="float">
            <text:p>477.821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75271" calcext:value-type="float">
            <text:p>0.1375271</text:p>
          </table:table-cell>
          <table:table-cell office:value-type="float" office:value="22.71545" calcext:value-type="float">
            <text:p>22.7154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61041" calcext:value-type="float">
            <text:p>0.0936104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43079" calcext:value-type="float">
            <text:p>28.43079</text:p>
          </table:table-cell>
          <table:table-cell office:value-type="float" office:value="-0.5165447" calcext:value-type="float">
            <text:p>-0.5165447</text:p>
          </table:table-cell>
          <table:table-cell office:value-type="float" office:value="-0.9041003" calcext:value-type="float">
            <text:p>-0.904100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9704" calcext:value-type="float">
            <text:p>11.09704</text:p>
          </table:table-cell>
          <table:table-cell office:value-type="float" office:value="0.5167609" calcext:value-type="float">
            <text:p>0.5167609</text:p>
          </table:table-cell>
          <table:table-cell office:value-type="float" office:value="0.03764352" calcext:value-type="float">
            <text:p>0.03764352</text:p>
          </table:table-cell>
          <table:table-cell office:value-type="float" office:value="0.03384793" calcext:value-type="float">
            <text:p>0.03384793</text:p>
          </table:table-cell>
          <table:table-cell office:value-type="float" office:value="0.02846014" calcext:value-type="float">
            <text:p>0.02846014</text:p>
          </table:table-cell>
          <table:table-cell office:value-type="float" office:value="0.02426021" calcext:value-type="float">
            <text:p>0.02426021</text:p>
          </table:table-cell>
          <table:table-cell office:value-type="float" office:value="0.02231607" calcext:value-type="float">
            <text:p>0.02231607</text:p>
          </table:table-cell>
          <table:table-cell office:value-type="float" office:value="0.0236251" calcext:value-type="float">
            <text:p>0.0236251</text:p>
          </table:table-cell>
          <table:table-cell office:value-type="float" office:value="0.02058942" calcext:value-type="float">
            <text:p>0.02058942</text:p>
          </table:table-cell>
          <table:table-cell office:value-type="float" office:value="12.36944" calcext:value-type="float">
            <text:p>12.36944</text:p>
          </table:table-cell>
          <table:table-cell office:value-type="float" office:value="23.02964" calcext:value-type="float">
            <text:p>23.02964</text:p>
          </table:table-cell>
          <table:table-cell office:value-type="float" office:value="20.97713" calcext:value-type="float">
            <text:p>20.97713</text:p>
          </table:table-cell>
          <table:table-cell office:value-type="float" office:value="31.35139" calcext:value-type="float">
            <text:p>31.35139</text:p>
          </table:table-cell>
          <table:table-cell office:value-type="float" office:value="45.05316" calcext:value-type="float">
            <text:p>45.05316</text:p>
          </table:table-cell>
          <table:table-cell office:value-type="float" office:value="49.50521" calcext:value-type="float">
            <text:p>49.50521</text:p>
          </table:table-cell>
          <table:table-cell office:value-type="float" office:value="33.53605" calcext:value-type="float">
            <text:p>33.53605</text:p>
          </table:table-cell>
          <table:table-cell office:value-type="float" office:value="10.95759" calcext:value-type="float">
            <text:p>10.95759</text:p>
          </table:table-cell>
          <table:table-cell office:value-type="float" office:value="2561.382" calcext:value-type="float">
            <text:p>2561.382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8" calcext:value-type="float">
            <text:p>8111998</text:p>
          </table:table-cell>
          <table:table-cell office:value-type="float" office:value="8.108699" calcext:value-type="float">
            <text:p>8.108699</text:p>
          </table:table-cell>
          <table:table-cell office:value-type="float" office:value="477.8029" calcext:value-type="float">
            <text:p>477.802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75145" calcext:value-type="float">
            <text:p>0.1375145</text:p>
          </table:table-cell>
          <table:table-cell office:value-type="float" office:value="22.72358" calcext:value-type="float">
            <text:p>22.7235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65694" calcext:value-type="float">
            <text:p>0.0936569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44252" calcext:value-type="float">
            <text:p>28.44252</text:p>
          </table:table-cell>
          <table:table-cell office:value-type="float" office:value="-0.5165524" calcext:value-type="float">
            <text:p>-0.5165524</text:p>
          </table:table-cell>
          <table:table-cell office:value-type="float" office:value="-0.9058068" calcext:value-type="float">
            <text:p>-0.905806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827" calcext:value-type="float">
            <text:p>11.0827</text:p>
          </table:table-cell>
          <table:table-cell office:value-type="float" office:value="0.4811316" calcext:value-type="float">
            <text:p>0.4811316</text:p>
          </table:table-cell>
          <table:table-cell office:value-type="float" office:value="0.0366885" calcext:value-type="float">
            <text:p>0.0366885</text:p>
          </table:table-cell>
          <table:table-cell office:value-type="float" office:value="0.03431728" calcext:value-type="float">
            <text:p>0.03431728</text:p>
          </table:table-cell>
          <table:table-cell office:value-type="float" office:value="0.02875978" calcext:value-type="float">
            <text:p>0.02875978</text:p>
          </table:table-cell>
          <table:table-cell office:value-type="float" office:value="0.02449389" calcext:value-type="float">
            <text:p>0.02449389</text:p>
          </table:table-cell>
          <table:table-cell office:value-type="float" office:value="0.02250043" calcext:value-type="float">
            <text:p>0.02250043</text:p>
          </table:table-cell>
          <table:table-cell office:value-type="float" office:value="0.02385529" calcext:value-type="float">
            <text:p>0.02385529</text:p>
          </table:table-cell>
          <table:table-cell office:value-type="float" office:value="0.02072973" calcext:value-type="float">
            <text:p>0.02072973</text:p>
          </table:table-cell>
          <table:table-cell office:value-type="float" office:value="12.53779" calcext:value-type="float">
            <text:p>12.53779</text:p>
          </table:table-cell>
          <table:table-cell office:value-type="float" office:value="23.2895" calcext:value-type="float">
            <text:p>23.2895</text:p>
          </table:table-cell>
          <table:table-cell office:value-type="float" office:value="21.17012" calcext:value-type="float">
            <text:p>21.17012</text:p>
          </table:table-cell>
          <table:table-cell office:value-type="float" office:value="31.42785" calcext:value-type="float">
            <text:p>31.42785</text:p>
          </table:table-cell>
          <table:table-cell office:value-type="float" office:value="44.98315" calcext:value-type="float">
            <text:p>44.98315</text:p>
          </table:table-cell>
          <table:table-cell office:value-type="float" office:value="49.31887" calcext:value-type="float">
            <text:p>49.31887</text:p>
          </table:table-cell>
          <table:table-cell office:value-type="float" office:value="33.5423" calcext:value-type="float">
            <text:p>33.5423</text:p>
          </table:table-cell>
          <table:table-cell office:value-type="float" office:value="10.9665" calcext:value-type="float">
            <text:p>10.9665</text:p>
          </table:table-cell>
          <table:table-cell office:value-type="float" office:value="2573.31" calcext:value-type="float">
            <text:p>2573.31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8" calcext:value-type="float">
            <text:p>9111998</text:p>
          </table:table-cell>
          <table:table-cell office:value-type="float" office:value="8.103461" calcext:value-type="float">
            <text:p>8.103461</text:p>
          </table:table-cell>
          <table:table-cell office:value-type="float" office:value="477.785" calcext:value-type="float">
            <text:p>477.78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8079" calcext:value-type="float">
            <text:p>0.138079</text:p>
          </table:table-cell>
          <table:table-cell office:value-type="float" office:value="22.73057" calcext:value-type="float">
            <text:p>22.7305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70272" calcext:value-type="float">
            <text:p>0.0937027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4536" calcext:value-type="float">
            <text:p>28.4536</text:p>
          </table:table-cell>
          <table:table-cell office:value-type="float" office:value="-0.5165582" calcext:value-type="float">
            <text:p>-0.5165582</text:p>
          </table:table-cell>
          <table:table-cell office:value-type="float" office:value="-0.9062895" calcext:value-type="float">
            <text:p>-0.906289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6754" calcext:value-type="float">
            <text:p>11.06754</text:p>
          </table:table-cell>
          <table:table-cell office:value-type="float" office:value="0.4875183" calcext:value-type="float">
            <text:p>0.4875183</text:p>
          </table:table-cell>
          <table:table-cell office:value-type="float" office:value="0.03637072" calcext:value-type="float">
            <text:p>0.03637072</text:p>
          </table:table-cell>
          <table:table-cell office:value-type="float" office:value="0.03423302" calcext:value-type="float">
            <text:p>0.03423302</text:p>
          </table:table-cell>
          <table:table-cell office:value-type="float" office:value="0.02886142" calcext:value-type="float">
            <text:p>0.02886142</text:p>
          </table:table-cell>
          <table:table-cell office:value-type="float" office:value="0.02462703" calcext:value-type="float">
            <text:p>0.02462703</text:p>
          </table:table-cell>
          <table:table-cell office:value-type="float" office:value="0.02264443" calcext:value-type="float">
            <text:p>0.02264443</text:p>
          </table:table-cell>
          <table:table-cell office:value-type="float" office:value="0.02408332" calcext:value-type="float">
            <text:p>0.02408332</text:p>
          </table:table-cell>
          <table:table-cell office:value-type="float" office:value="0.02086919" calcext:value-type="float">
            <text:p>0.02086919</text:p>
          </table:table-cell>
          <table:table-cell office:value-type="float" office:value="12.07542" calcext:value-type="float">
            <text:p>12.07542</text:p>
          </table:table-cell>
          <table:table-cell office:value-type="float" office:value="23.79128" calcext:value-type="float">
            <text:p>23.79128</text:p>
          </table:table-cell>
          <table:table-cell office:value-type="float" office:value="21.37147" calcext:value-type="float">
            <text:p>21.37147</text:p>
          </table:table-cell>
          <table:table-cell office:value-type="float" office:value="31.51998" calcext:value-type="float">
            <text:p>31.51998</text:p>
          </table:table-cell>
          <table:table-cell office:value-type="float" office:value="44.92697" calcext:value-type="float">
            <text:p>44.92697</text:p>
          </table:table-cell>
          <table:table-cell office:value-type="float" office:value="49.13208" calcext:value-type="float">
            <text:p>49.13208</text:p>
          </table:table-cell>
          <table:table-cell office:value-type="float" office:value="33.54745" calcext:value-type="float">
            <text:p>33.54745</text:p>
          </table:table-cell>
          <table:table-cell office:value-type="float" office:value="10.97574" calcext:value-type="float">
            <text:p>10.97574</text:p>
          </table:table-cell>
          <table:table-cell office:value-type="float" office:value="2587.063" calcext:value-type="float">
            <text:p>2587.063</text:p>
          </table:table-cell>
          <table:table-cell office:value-type="float" office:value="0" calcext:value-type="float">
            <text:p>0</text:p>
          </table:table-cell>
          <table:table-cell office:value-type="float" office:value="-1.178786" calcext:value-type="float">
            <text:p>-1.17878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8" calcext:value-type="float">
            <text:p>10111998</text:p>
          </table:table-cell>
          <table:table-cell office:value-type="float" office:value="8.097227" calcext:value-type="float">
            <text:p>8.097227</text:p>
          </table:table-cell>
          <table:table-cell office:value-type="float" office:value="477.7672" calcext:value-type="float">
            <text:p>477.767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39392" calcext:value-type="float">
            <text:p>0.1439392</text:p>
          </table:table-cell>
          <table:table-cell office:value-type="float" office:value="22.74218" calcext:value-type="float">
            <text:p>22.7421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77137" calcext:value-type="float">
            <text:p>0.0937713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48929" calcext:value-type="float">
            <text:p>28.48929</text:p>
          </table:table-cell>
          <table:table-cell office:value-type="float" office:value="-0.5165818" calcext:value-type="float">
            <text:p>-0.5165818</text:p>
          </table:table-cell>
          <table:table-cell office:value-type="float" office:value="-0.9076733" calcext:value-type="float">
            <text:p>-0.907673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5412" calcext:value-type="float">
            <text:p>11.05412</text:p>
          </table:table-cell>
          <table:table-cell office:value-type="float" office:value="0.560934" calcext:value-type="float">
            <text:p>0.560934</text:p>
          </table:table-cell>
          <table:table-cell office:value-type="float" office:value="0.2109262" calcext:value-type="float">
            <text:p>0.2109262</text:p>
          </table:table-cell>
          <table:table-cell office:value-type="float" office:value="0.08698025" calcext:value-type="float">
            <text:p>0.08698025</text:p>
          </table:table-cell>
          <table:table-cell office:value-type="float" office:value="0.03754251" calcext:value-type="float">
            <text:p>0.03754251</text:p>
          </table:table-cell>
          <table:table-cell office:value-type="float" office:value="0.02484161" calcext:value-type="float">
            <text:p>0.02484161</text:p>
          </table:table-cell>
          <table:table-cell office:value-type="float" office:value="0.02259922" calcext:value-type="float">
            <text:p>0.02259922</text:p>
          </table:table-cell>
          <table:table-cell office:value-type="float" office:value="0.02441154" calcext:value-type="float">
            <text:p>0.02441154</text:p>
          </table:table-cell>
          <table:table-cell office:value-type="float" office:value="0.02099301" calcext:value-type="float">
            <text:p>0.02099301</text:p>
          </table:table-cell>
          <table:table-cell office:value-type="float" office:value="2.358089" calcext:value-type="float">
            <text:p>2.358089</text:p>
          </table:table-cell>
          <table:table-cell office:value-type="float" office:value="8.550716" calcext:value-type="float">
            <text:p>8.550716</text:p>
          </table:table-cell>
          <table:table-cell office:value-type="float" office:value="24.00855" calcext:value-type="float">
            <text:p>24.00855</text:p>
          </table:table-cell>
          <table:table-cell office:value-type="float" office:value="34.89833" calcext:value-type="float">
            <text:p>34.89833</text:p>
          </table:table-cell>
          <table:table-cell office:value-type="float" office:value="45.78461" calcext:value-type="float">
            <text:p>45.78461</text:p>
          </table:table-cell>
          <table:table-cell office:value-type="float" office:value="49.2294" calcext:value-type="float">
            <text:p>49.2294</text:p>
          </table:table-cell>
          <table:table-cell office:value-type="float" office:value="33.38704" calcext:value-type="float">
            <text:p>33.38704</text:p>
          </table:table-cell>
          <table:table-cell office:value-type="float" office:value="10.99675" calcext:value-type="float">
            <text:p>10.99675</text:p>
          </table:table-cell>
          <table:table-cell office:value-type="float" office:value="2428.2" calcext:value-type="float">
            <text:p>2428.2</text:p>
          </table:table-cell>
          <table:table-cell office:value-type="float" office:value="0" calcext:value-type="float">
            <text:p>0</text:p>
          </table:table-cell>
          <table:table-cell office:value-type="float" office:value="-1.178787" calcext:value-type="float">
            <text:p>-1.1787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8" calcext:value-type="float">
            <text:p>11111998</text:p>
          </table:table-cell>
          <table:table-cell office:value-type="float" office:value="8.087399" calcext:value-type="float">
            <text:p>8.087399</text:p>
          </table:table-cell>
          <table:table-cell office:value-type="float" office:value="477.7501" calcext:value-type="float">
            <text:p>477.750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52926" calcext:value-type="float">
            <text:p>0.1352926</text:p>
          </table:table-cell>
          <table:table-cell office:value-type="float" office:value="22.50149" calcext:value-type="float">
            <text:p>22.5014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398586" calcext:value-type="float">
            <text:p>0.0939858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8.80698" calcext:value-type="float">
            <text:p>28.80698</text:p>
          </table:table-cell>
          <table:table-cell office:value-type="float" office:value="-0.5166992" calcext:value-type="float">
            <text:p>-0.5166992</text:p>
          </table:table-cell>
          <table:table-cell office:value-type="float" office:value="-0.910597" calcext:value-type="float">
            <text:p>-0.91059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4646" calcext:value-type="float">
            <text:p>11.04646</text:p>
          </table:table-cell>
          <table:table-cell office:value-type="float" office:value="0.6948725" calcext:value-type="float">
            <text:p>0.6948725</text:p>
          </table:table-cell>
          <table:table-cell office:value-type="float" office:value="0.08558309" calcext:value-type="float">
            <text:p>0.08558309</text:p>
          </table:table-cell>
          <table:table-cell office:value-type="float" office:value="0.04492483" calcext:value-type="float">
            <text:p>0.04492483</text:p>
          </table:table-cell>
          <table:table-cell office:value-type="float" office:value="0.03201651" calcext:value-type="float">
            <text:p>0.03201651</text:p>
          </table:table-cell>
          <table:table-cell office:value-type="float" office:value="0.02594617" calcext:value-type="float">
            <text:p>0.02594617</text:p>
          </table:table-cell>
          <table:table-cell office:value-type="float" office:value="0.0236443" calcext:value-type="float">
            <text:p>0.0236443</text:p>
          </table:table-cell>
          <table:table-cell office:value-type="float" office:value="0.02463006" calcext:value-type="float">
            <text:p>0.02463006</text:p>
          </table:table-cell>
          <table:table-cell office:value-type="float" office:value="0.02109011" calcext:value-type="float">
            <text:p>0.02109011</text:p>
          </table:table-cell>
          <table:table-cell office:value-type="float" office:value="5.679832" calcext:value-type="float">
            <text:p>5.679832</text:p>
          </table:table-cell>
          <table:table-cell office:value-type="float" office:value="6.681062" calcext:value-type="float">
            <text:p>6.681062</text:p>
          </table:table-cell>
          <table:table-cell office:value-type="float" office:value="17.56279" calcext:value-type="float">
            <text:p>17.56279</text:p>
          </table:table-cell>
          <table:table-cell office:value-type="float" office:value="29.45406" calcext:value-type="float">
            <text:p>29.45406</text:p>
          </table:table-cell>
          <table:table-cell office:value-type="float" office:value="44.81961" calcext:value-type="float">
            <text:p>44.81961</text:p>
          </table:table-cell>
          <table:table-cell office:value-type="float" office:value="54.64798" calcext:value-type="float">
            <text:p>54.64798</text:p>
          </table:table-cell>
          <table:table-cell office:value-type="float" office:value="35.46264" calcext:value-type="float">
            <text:p>35.46264</text:p>
          </table:table-cell>
          <table:table-cell office:value-type="float" office:value="11.08853" calcext:value-type="float">
            <text:p>11.08853</text:p>
          </table:table-cell>
          <table:table-cell office:value-type="float" office:value="2297.477" calcext:value-type="float">
            <text:p>2297.477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8" calcext:value-type="float">
            <text:p>12111998</text:p>
          </table:table-cell>
          <table:table-cell office:value-type="float" office:value="8.079243" calcext:value-type="float">
            <text:p>8.079243</text:p>
          </table:table-cell>
          <table:table-cell office:value-type="float" office:value="477.7331" calcext:value-type="float">
            <text:p>477.733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14819" calcext:value-type="float">
            <text:p>0.1314819</text:p>
          </table:table-cell>
          <table:table-cell office:value-type="float" office:value="22.28102" calcext:value-type="float">
            <text:p>22.2810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15414" calcext:value-type="float">
            <text:p>0.0941541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08028" calcext:value-type="float">
            <text:p>29.08028</text:p>
          </table:table-cell>
          <table:table-cell office:value-type="float" office:value="-0.5167856" calcext:value-type="float">
            <text:p>-0.5167856</text:p>
          </table:table-cell>
          <table:table-cell office:value-type="float" office:value="-0.9125184" calcext:value-type="float">
            <text:p>-0.912518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3708" calcext:value-type="float">
            <text:p>11.03708</text:p>
          </table:table-cell>
          <table:table-cell office:value-type="float" office:value="0.75348" calcext:value-type="float">
            <text:p>0.75348</text:p>
          </table:table-cell>
          <table:table-cell office:value-type="float" office:value="0.06807205" calcext:value-type="float">
            <text:p>0.06807205</text:p>
          </table:table-cell>
          <table:table-cell office:value-type="float" office:value="0.03926433" calcext:value-type="float">
            <text:p>0.03926433</text:p>
          </table:table-cell>
          <table:table-cell office:value-type="float" office:value="0.03021827" calcext:value-type="float">
            <text:p>0.03021827</text:p>
          </table:table-cell>
          <table:table-cell office:value-type="float" office:value="0.02520229" calcext:value-type="float">
            <text:p>0.02520229</text:p>
          </table:table-cell>
          <table:table-cell office:value-type="float" office:value="0.02317015" calcext:value-type="float">
            <text:p>0.02317015</text:p>
          </table:table-cell>
          <table:table-cell office:value-type="float" office:value="0.02462346" calcext:value-type="float">
            <text:p>0.02462346</text:p>
          </table:table-cell>
          <table:table-cell office:value-type="float" office:value="0.02113733" calcext:value-type="float">
            <text:p>0.02113733</text:p>
          </table:table-cell>
          <table:table-cell office:value-type="float" office:value="9.516362" calcext:value-type="float">
            <text:p>9.516362</text:p>
          </table:table-cell>
          <table:table-cell office:value-type="float" office:value="8.063846" calcext:value-type="float">
            <text:p>8.063846</text:p>
          </table:table-cell>
          <table:table-cell office:value-type="float" office:value="16.7685" calcext:value-type="float">
            <text:p>16.7685</text:p>
          </table:table-cell>
          <table:table-cell office:value-type="float" office:value="28.15442" calcext:value-type="float">
            <text:p>28.15442</text:p>
          </table:table-cell>
          <table:table-cell office:value-type="float" office:value="42.77335" calcext:value-type="float">
            <text:p>42.77335</text:p>
          </table:table-cell>
          <table:table-cell office:value-type="float" office:value="52.08352" calcext:value-type="float">
            <text:p>52.08352</text:p>
          </table:table-cell>
          <table:table-cell office:value-type="float" office:value="36.28104" calcext:value-type="float">
            <text:p>36.28104</text:p>
          </table:table-cell>
          <table:table-cell office:value-type="float" office:value="11.28465" calcext:value-type="float">
            <text:p>11.28465</text:p>
          </table:table-cell>
          <table:table-cell office:value-type="float" office:value="2216.269" calcext:value-type="float">
            <text:p>2216.269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8" calcext:value-type="float">
            <text:p>13111998</text:p>
          </table:table-cell>
          <table:table-cell office:value-type="float" office:value="8.073976" calcext:value-type="float">
            <text:p>8.073976</text:p>
          </table:table-cell>
          <table:table-cell office:value-type="float" office:value="477.7184" calcext:value-type="float">
            <text:p>477.718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81216" calcext:value-type="float">
            <text:p>0.1281216</text:p>
          </table:table-cell>
          <table:table-cell office:value-type="float" office:value="22.13721" calcext:value-type="float">
            <text:p>22.1372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26177" calcext:value-type="float">
            <text:p>0.0942617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25425" calcext:value-type="float">
            <text:p>29.25425</text:p>
          </table:table-cell>
          <table:table-cell office:value-type="float" office:value="-0.5168173" calcext:value-type="float">
            <text:p>-0.5168173</text:p>
          </table:table-cell>
          <table:table-cell office:value-type="float" office:value="-0.9131517" calcext:value-type="float">
            <text:p>-0.913151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2579" calcext:value-type="float">
            <text:p>11.02579</text:p>
          </table:table-cell>
          <table:table-cell office:value-type="float" office:value="0.6430646" calcext:value-type="float">
            <text:p>0.6430646</text:p>
          </table:table-cell>
          <table:table-cell office:value-type="float" office:value="0.06018187" calcext:value-type="float">
            <text:p>0.06018187</text:p>
          </table:table-cell>
          <table:table-cell office:value-type="float" office:value="0.03808869" calcext:value-type="float">
            <text:p>0.03808869</text:p>
          </table:table-cell>
          <table:table-cell office:value-type="float" office:value="0.03030991" calcext:value-type="float">
            <text:p>0.03030991</text:p>
          </table:table-cell>
          <table:table-cell office:value-type="float" office:value="0.02534128" calcext:value-type="float">
            <text:p>0.02534128</text:p>
          </table:table-cell>
          <table:table-cell office:value-type="float" office:value="0.02324519" calcext:value-type="float">
            <text:p>0.02324519</text:p>
          </table:table-cell>
          <table:table-cell office:value-type="float" office:value="0.02464194" calcext:value-type="float">
            <text:p>0.02464194</text:p>
          </table:table-cell>
          <table:table-cell office:value-type="float" office:value="0.02119526" calcext:value-type="float">
            <text:p>0.02119526</text:p>
          </table:table-cell>
          <table:table-cell office:value-type="float" office:value="12.52479" calcext:value-type="float">
            <text:p>12.52479</text:p>
          </table:table-cell>
          <table:table-cell office:value-type="float" office:value="9.662491" calcext:value-type="float">
            <text:p>9.662491</text:p>
          </table:table-cell>
          <table:table-cell office:value-type="float" office:value="16.50506" calcext:value-type="float">
            <text:p>16.50506</text:p>
          </table:table-cell>
          <table:table-cell office:value-type="float" office:value="27.66103" calcext:value-type="float">
            <text:p>27.66103</text:p>
          </table:table-cell>
          <table:table-cell office:value-type="float" office:value="41.81984" calcext:value-type="float">
            <text:p>41.81984</text:p>
          </table:table-cell>
          <table:table-cell office:value-type="float" office:value="50.73166" calcext:value-type="float">
            <text:p>50.73166</text:p>
          </table:table-cell>
          <table:table-cell office:value-type="float" office:value="35.70896" calcext:value-type="float">
            <text:p>35.70896</text:p>
          </table:table-cell>
          <table:table-cell office:value-type="float" office:value="11.42836" calcext:value-type="float">
            <text:p>11.42836</text:p>
          </table:table-cell>
          <table:table-cell office:value-type="float" office:value="2167.346" calcext:value-type="float">
            <text:p>2167.346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8" calcext:value-type="float">
            <text:p>14111998</text:p>
          </table:table-cell>
          <table:table-cell office:value-type="float" office:value="8.067421" calcext:value-type="float">
            <text:p>8.067421</text:p>
          </table:table-cell>
          <table:table-cell office:value-type="float" office:value="477.705" calcext:value-type="float">
            <text:p>477.70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92617" calcext:value-type="float">
            <text:p>0.1292617</text:p>
          </table:table-cell>
          <table:table-cell office:value-type="float" office:value="22.07201" calcext:value-type="float">
            <text:p>22.0720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35263" calcext:value-type="float">
            <text:p>0.0943526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36411" calcext:value-type="float">
            <text:p>29.36411</text:p>
          </table:table-cell>
          <table:table-cell office:value-type="float" office:value="-0.5168616" calcext:value-type="float">
            <text:p>-0.5168616</text:p>
          </table:table-cell>
          <table:table-cell office:value-type="float" office:value="-0.9143196" calcext:value-type="float">
            <text:p>-0.914319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157" calcext:value-type="float">
            <text:p>11.0157</text:p>
          </table:table-cell>
          <table:table-cell office:value-type="float" office:value="0.5729676" calcext:value-type="float">
            <text:p>0.5729676</text:p>
          </table:table-cell>
          <table:table-cell office:value-type="float" office:value="0.1999402" calcext:value-type="float">
            <text:p>0.1999402</text:p>
          </table:table-cell>
          <table:table-cell office:value-type="float" office:value="0.06202718" calcext:value-type="float">
            <text:p>0.06202718</text:p>
          </table:table-cell>
          <table:table-cell office:value-type="float" office:value="0.03066415" calcext:value-type="float">
            <text:p>0.03066415</text:p>
          </table:table-cell>
          <table:table-cell office:value-type="float" office:value="0.02521428" calcext:value-type="float">
            <text:p>0.02521428</text:p>
          </table:table-cell>
          <table:table-cell office:value-type="float" office:value="0.02321646" calcext:value-type="float">
            <text:p>0.02321646</text:p>
          </table:table-cell>
          <table:table-cell office:value-type="float" office:value="0.02473603" calcext:value-type="float">
            <text:p>0.02473603</text:p>
          </table:table-cell>
          <table:table-cell office:value-type="float" office:value="0.02129006" calcext:value-type="float">
            <text:p>0.02129006</text:p>
          </table:table-cell>
          <table:table-cell office:value-type="float" office:value="4.354981" calcext:value-type="float">
            <text:p>4.354981</text:p>
          </table:table-cell>
          <table:table-cell office:value-type="float" office:value="11.05577" calcext:value-type="float">
            <text:p>11.05577</text:p>
          </table:table-cell>
          <table:table-cell office:value-type="float" office:value="18.24921" calcext:value-type="float">
            <text:p>18.24921</text:p>
          </table:table-cell>
          <table:table-cell office:value-type="float" office:value="28.0461" calcext:value-type="float">
            <text:p>28.0461</text:p>
          </table:table-cell>
          <table:table-cell office:value-type="float" office:value="41.54626" calcext:value-type="float">
            <text:p>41.54626</text:p>
          </table:table-cell>
          <table:table-cell office:value-type="float" office:value="49.75148" calcext:value-type="float">
            <text:p>49.75148</text:p>
          </table:table-cell>
          <table:table-cell office:value-type="float" office:value="35.14175" calcext:value-type="float">
            <text:p>35.14175</text:p>
          </table:table-cell>
          <table:table-cell office:value-type="float" office:value="11.50614" calcext:value-type="float">
            <text:p>11.50614</text:p>
          </table:table-cell>
          <table:table-cell office:value-type="float" office:value="2051.801" calcext:value-type="float">
            <text:p>2051.801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8" calcext:value-type="float">
            <text:p>15111998</text:p>
          </table:table-cell>
          <table:table-cell office:value-type="float" office:value="8.0593" calcext:value-type="float">
            <text:p>8.0593</text:p>
          </table:table-cell>
          <table:table-cell office:value-type="float" office:value="477.6903" calcext:value-type="float">
            <text:p>477.690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35905" calcext:value-type="float">
            <text:p>0.1235905</text:p>
          </table:table-cell>
          <table:table-cell office:value-type="float" office:value="21.91736" calcext:value-type="float">
            <text:p>21.9173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52443" calcext:value-type="float">
            <text:p>0.0945244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57855" calcext:value-type="float">
            <text:p>29.57855</text:p>
          </table:table-cell>
          <table:table-cell office:value-type="float" office:value="-0.5169629" calcext:value-type="float">
            <text:p>-0.5169629</text:p>
          </table:table-cell>
          <table:table-cell office:value-type="float" office:value="-0.9165795" calcext:value-type="float">
            <text:p>-0.916579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1.00828" calcext:value-type="float">
            <text:p>11.00828</text:p>
          </table:table-cell>
          <table:table-cell office:value-type="float" office:value="0.734462" calcext:value-type="float">
            <text:p>0.734462</text:p>
          </table:table-cell>
          <table:table-cell office:value-type="float" office:value="0.08425619" calcext:value-type="float">
            <text:p>0.08425619</text:p>
          </table:table-cell>
          <table:table-cell office:value-type="float" office:value="0.04229717" calcext:value-type="float">
            <text:p>0.04229717</text:p>
          </table:table-cell>
          <table:table-cell office:value-type="float" office:value="0.03059544" calcext:value-type="float">
            <text:p>0.03059544</text:p>
          </table:table-cell>
          <table:table-cell office:value-type="float" office:value="0.02534104" calcext:value-type="float">
            <text:p>0.02534104</text:p>
          </table:table-cell>
          <table:table-cell office:value-type="float" office:value="0.02319515" calcext:value-type="float">
            <text:p>0.02319515</text:p>
          </table:table-cell>
          <table:table-cell office:value-type="float" office:value="0.02473362" calcext:value-type="float">
            <text:p>0.02473362</text:p>
          </table:table-cell>
          <table:table-cell office:value-type="float" office:value="0.02135508" calcext:value-type="float">
            <text:p>0.02135508</text:p>
          </table:table-cell>
          <table:table-cell office:value-type="float" office:value="6.700604" calcext:value-type="float">
            <text:p>6.700604</text:p>
          </table:table-cell>
          <table:table-cell office:value-type="float" office:value="7.796404" calcext:value-type="float">
            <text:p>7.796404</text:p>
          </table:table-cell>
          <table:table-cell office:value-type="float" office:value="15.37255" calcext:value-type="float">
            <text:p>15.37255</text:p>
          </table:table-cell>
          <table:table-cell office:value-type="float" office:value="26.70196" calcext:value-type="float">
            <text:p>26.70196</text:p>
          </table:table-cell>
          <table:table-cell office:value-type="float" office:value="41.6963" calcext:value-type="float">
            <text:p>41.6963</text:p>
          </table:table-cell>
          <table:table-cell office:value-type="float" office:value="51.34254" calcext:value-type="float">
            <text:p>51.34254</text:p>
          </table:table-cell>
          <table:table-cell office:value-type="float" office:value="35.37555" calcext:value-type="float">
            <text:p>35.37555</text:p>
          </table:table-cell>
          <table:table-cell office:value-type="float" office:value="11.55048" calcext:value-type="float">
            <text:p>11.55048</text:p>
          </table:table-cell>
          <table:table-cell office:value-type="float" office:value="1955.48" calcext:value-type="float">
            <text:p>1955.48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8" calcext:value-type="float">
            <text:p>16111998</text:p>
          </table:table-cell>
          <table:table-cell office:value-type="float" office:value="8.054395" calcext:value-type="float">
            <text:p>8.054395</text:p>
          </table:table-cell>
          <table:table-cell office:value-type="float" office:value="477.677" calcext:value-type="float">
            <text:p>477.67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00018" calcext:value-type="float">
            <text:p>0.1200018</text:p>
          </table:table-cell>
          <table:table-cell office:value-type="float" office:value="21.78056" calcext:value-type="float">
            <text:p>21.7805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63707" calcext:value-type="float">
            <text:p>0.0946370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74404" calcext:value-type="float">
            <text:p>29.74404</text:p>
          </table:table-cell>
          <table:table-cell office:value-type="float" office:value="-0.5169948" calcext:value-type="float">
            <text:p>-0.5169948</text:p>
          </table:table-cell>
          <table:table-cell office:value-type="float" office:value="-0.9172163" calcext:value-type="float">
            <text:p>-0.917216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9748" calcext:value-type="float">
            <text:p>10.99748</text:p>
          </table:table-cell>
          <table:table-cell office:value-type="float" office:value="0.6043989" calcext:value-type="float">
            <text:p>0.6043989</text:p>
          </table:table-cell>
          <table:table-cell office:value-type="float" office:value="0.07149988" calcext:value-type="float">
            <text:p>0.07149988</text:p>
          </table:table-cell>
          <table:table-cell office:value-type="float" office:value="0.04027028" calcext:value-type="float">
            <text:p>0.04027028</text:p>
          </table:table-cell>
          <table:table-cell office:value-type="float" office:value="0.03082016" calcext:value-type="float">
            <text:p>0.03082016</text:p>
          </table:table-cell>
          <table:table-cell office:value-type="float" office:value="0.02555887" calcext:value-type="float">
            <text:p>0.02555887</text:p>
          </table:table-cell>
          <table:table-cell office:value-type="float" office:value="0.02338661" calcext:value-type="float">
            <text:p>0.02338661</text:p>
          </table:table-cell>
          <table:table-cell office:value-type="float" office:value="0.02483605" calcext:value-type="float">
            <text:p>0.02483605</text:p>
          </table:table-cell>
          <table:table-cell office:value-type="float" office:value="0.02141471" calcext:value-type="float">
            <text:p>0.02141471</text:p>
          </table:table-cell>
          <table:table-cell office:value-type="float" office:value="9.89476" calcext:value-type="float">
            <text:p>9.89476</text:p>
          </table:table-cell>
          <table:table-cell office:value-type="float" office:value="8.769594" calcext:value-type="float">
            <text:p>8.769594</text:p>
          </table:table-cell>
          <table:table-cell office:value-type="float" office:value="14.76957" calcext:value-type="float">
            <text:p>14.76957</text:p>
          </table:table-cell>
          <table:table-cell office:value-type="float" office:value="25.8814" calcext:value-type="float">
            <text:p>25.8814</text:p>
          </table:table-cell>
          <table:table-cell office:value-type="float" office:value="40.69251" calcext:value-type="float">
            <text:p>40.69251</text:p>
          </table:table-cell>
          <table:table-cell office:value-type="float" office:value="50.51461" calcext:value-type="float">
            <text:p>50.51461</text:p>
          </table:table-cell>
          <table:table-cell office:value-type="float" office:value="35.27766" calcext:value-type="float">
            <text:p>35.27766</text:p>
          </table:table-cell>
          <table:table-cell office:value-type="float" office:value="11.62866" calcext:value-type="float">
            <text:p>11.62866</text:p>
          </table:table-cell>
          <table:table-cell office:value-type="float" office:value="1916.557" calcext:value-type="float">
            <text:p>1916.557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8" calcext:value-type="float">
            <text:p>17111998</text:p>
          </table:table-cell>
          <table:table-cell office:value-type="float" office:value="8.050203" calcext:value-type="float">
            <text:p>8.050203</text:p>
          </table:table-cell>
          <table:table-cell office:value-type="float" office:value="477.6646" calcext:value-type="float">
            <text:p>477.664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174054" calcext:value-type="float">
            <text:p>0.1174054</text:p>
          </table:table-cell>
          <table:table-cell office:value-type="float" office:value="21.70395" calcext:value-type="float">
            <text:p>21.7039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71377" calcext:value-type="float">
            <text:p>0.0947137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84074" calcext:value-type="float">
            <text:p>29.84074</text:p>
          </table:table-cell>
          <table:table-cell office:value-type="float" office:value="-0.5170097" calcext:value-type="float">
            <text:p>-0.5170097</text:p>
          </table:table-cell>
          <table:table-cell office:value-type="float" office:value="-0.9174998" calcext:value-type="float">
            <text:p>-0.917499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8544" calcext:value-type="float">
            <text:p>10.98544</text:p>
          </table:table-cell>
          <table:table-cell office:value-type="float" office:value="0.4503918" calcext:value-type="float">
            <text:p>0.4503918</text:p>
          </table:table-cell>
          <table:table-cell office:value-type="float" office:value="0.06015271" calcext:value-type="float">
            <text:p>0.06015271</text:p>
          </table:table-cell>
          <table:table-cell office:value-type="float" office:value="0.04004562" calcext:value-type="float">
            <text:p>0.04004562</text:p>
          </table:table-cell>
          <table:table-cell office:value-type="float" office:value="0.03158307" calcext:value-type="float">
            <text:p>0.03158307</text:p>
          </table:table-cell>
          <table:table-cell office:value-type="float" office:value="0.02608662" calcext:value-type="float">
            <text:p>0.02608662</text:p>
          </table:table-cell>
          <table:table-cell office:value-type="float" office:value="0.02371797" calcext:value-type="float">
            <text:p>0.02371797</text:p>
          </table:table-cell>
          <table:table-cell office:value-type="float" office:value="0.02503552" calcext:value-type="float">
            <text:p>0.02503552</text:p>
          </table:table-cell>
          <table:table-cell office:value-type="float" office:value="0.02151557" calcext:value-type="float">
            <text:p>0.02151557</text:p>
          </table:table-cell>
          <table:table-cell office:value-type="float" office:value="10.98685" calcext:value-type="float">
            <text:p>10.98685</text:p>
          </table:table-cell>
          <table:table-cell office:value-type="float" office:value="9.99512" calcext:value-type="float">
            <text:p>9.99512</text:p>
          </table:table-cell>
          <table:table-cell office:value-type="float" office:value="14.79228" calcext:value-type="float">
            <text:p>14.79228</text:p>
          </table:table-cell>
          <table:table-cell office:value-type="float" office:value="25.7256" calcext:value-type="float">
            <text:p>25.7256</text:p>
          </table:table-cell>
          <table:table-cell office:value-type="float" office:value="40.30368" calcext:value-type="float">
            <text:p>40.30368</text:p>
          </table:table-cell>
          <table:table-cell office:value-type="float" office:value="49.66894" calcext:value-type="float">
            <text:p>49.66894</text:p>
          </table:table-cell>
          <table:table-cell office:value-type="float" office:value="34.92008" calcext:value-type="float">
            <text:p>34.92008</text:p>
          </table:table-cell>
          <table:table-cell office:value-type="float" office:value="11.67626" calcext:value-type="float">
            <text:p>11.67626</text:p>
          </table:table-cell>
          <table:table-cell office:value-type="float" office:value="1909.147" calcext:value-type="float">
            <text:p>1909.147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8" calcext:value-type="float">
            <text:p>18111998</text:p>
          </table:table-cell>
          <table:table-cell office:value-type="float" office:value="8.046745" calcext:value-type="float">
            <text:p>8.046745</text:p>
          </table:table-cell>
          <table:table-cell office:value-type="float" office:value="477.6535" calcext:value-type="float">
            <text:p>477.653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162881" calcext:value-type="float">
            <text:p>0.1162881</text:p>
          </table:table-cell>
          <table:table-cell office:value-type="float" office:value="21.67029" calcext:value-type="float">
            <text:p>21.6702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77039" calcext:value-type="float">
            <text:p>0.09477039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88897" calcext:value-type="float">
            <text:p>29.88897</text:p>
          </table:table-cell>
          <table:table-cell office:value-type="float" office:value="-0.5170181" calcext:value-type="float">
            <text:p>-0.5170181</text:p>
          </table:table-cell>
          <table:table-cell office:value-type="float" office:value="-0.9176605" calcext:value-type="float">
            <text:p>-0.917660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7396" calcext:value-type="float">
            <text:p>10.97396</text:p>
          </table:table-cell>
          <table:table-cell office:value-type="float" office:value="0.3554918" calcext:value-type="float">
            <text:p>0.3554918</text:p>
          </table:table-cell>
          <table:table-cell office:value-type="float" office:value="0.05315505" calcext:value-type="float">
            <text:p>0.05315505</text:p>
          </table:table-cell>
          <table:table-cell office:value-type="float" office:value="0.04025457" calcext:value-type="float">
            <text:p>0.04025457</text:p>
          </table:table-cell>
          <table:table-cell office:value-type="float" office:value="0.03247434" calcext:value-type="float">
            <text:p>0.03247434</text:p>
          </table:table-cell>
          <table:table-cell office:value-type="float" office:value="0.0267734" calcext:value-type="float">
            <text:p>0.0267734</text:p>
          </table:table-cell>
          <table:table-cell office:value-type="float" office:value="0.02422655" calcext:value-type="float">
            <text:p>0.02422655</text:p>
          </table:table-cell>
          <table:table-cell office:value-type="float" office:value="0.02532226" calcext:value-type="float">
            <text:p>0.02532226</text:p>
          </table:table-cell>
          <table:table-cell office:value-type="float" office:value="0.02165004" calcext:value-type="float">
            <text:p>0.02165004</text:p>
          </table:table-cell>
          <table:table-cell office:value-type="float" office:value="11.10697" calcext:value-type="float">
            <text:p>11.10697</text:p>
          </table:table-cell>
          <table:table-cell office:value-type="float" office:value="13.42095" calcext:value-type="float">
            <text:p>13.42095</text:p>
          </table:table-cell>
          <table:table-cell office:value-type="float" office:value="14.87147" calcext:value-type="float">
            <text:p>14.87147</text:p>
          </table:table-cell>
          <table:table-cell office:value-type="float" office:value="25.51715" calcext:value-type="float">
            <text:p>25.51715</text:p>
          </table:table-cell>
          <table:table-cell office:value-type="float" office:value="39.92976" calcext:value-type="float">
            <text:p>39.92976</text:p>
          </table:table-cell>
          <table:table-cell office:value-type="float" office:value="48.93015" calcext:value-type="float">
            <text:p>48.93015</text:p>
          </table:table-cell>
          <table:table-cell office:value-type="float" office:value="34.70904" calcext:value-type="float">
            <text:p>34.70904</text:p>
          </table:table-cell>
          <table:table-cell office:value-type="float" office:value="11.68422" calcext:value-type="float">
            <text:p>11.68422</text:p>
          </table:table-cell>
          <table:table-cell office:value-type="float" office:value="1909.013" calcext:value-type="float">
            <text:p>1909.013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8" calcext:value-type="float">
            <text:p>19111998</text:p>
          </table:table-cell>
          <table:table-cell office:value-type="float" office:value="8.043015" calcext:value-type="float">
            <text:p>8.043015</text:p>
          </table:table-cell>
          <table:table-cell office:value-type="float" office:value="477.6427" calcext:value-type="float">
            <text:p>477.642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157496" calcext:value-type="float">
            <text:p>0.1157496</text:p>
          </table:table-cell>
          <table:table-cell office:value-type="float" office:value="21.6615" calcext:value-type="float">
            <text:p>21.661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82062" calcext:value-type="float">
            <text:p>0.0948206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91224" calcext:value-type="float">
            <text:p>29.91224</text:p>
          </table:table-cell>
          <table:table-cell office:value-type="float" office:value="-0.5170267" calcext:value-type="float">
            <text:p>-0.5170267</text:p>
          </table:table-cell>
          <table:table-cell office:value-type="float" office:value="-0.9178165" calcext:value-type="float">
            <text:p>-0.917816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6203" calcext:value-type="float">
            <text:p>10.96203</text:p>
          </table:table-cell>
          <table:table-cell office:value-type="float" office:value="0.3061808" calcext:value-type="float">
            <text:p>0.3061808</text:p>
          </table:table-cell>
          <table:table-cell office:value-type="float" office:value="0.04693407" calcext:value-type="float">
            <text:p>0.04693407</text:p>
          </table:table-cell>
          <table:table-cell office:value-type="float" office:value="0.04023245" calcext:value-type="float">
            <text:p>0.04023245</text:p>
          </table:table-cell>
          <table:table-cell office:value-type="float" office:value="0.03293578" calcext:value-type="float">
            <text:p>0.03293578</text:p>
          </table:table-cell>
          <table:table-cell office:value-type="float" office:value="0.02715913" calcext:value-type="float">
            <text:p>0.02715913</text:p>
          </table:table-cell>
          <table:table-cell office:value-type="float" office:value="0.02453745" calcext:value-type="float">
            <text:p>0.02453745</text:p>
          </table:table-cell>
          <table:table-cell office:value-type="float" office:value="0.02559607" calcext:value-type="float">
            <text:p>0.02559607</text:p>
          </table:table-cell>
          <table:table-cell office:value-type="float" office:value="0.02179999" calcext:value-type="float">
            <text:p>0.02179999</text:p>
          </table:table-cell>
          <table:table-cell office:value-type="float" office:value="11.385" calcext:value-type="float">
            <text:p>11.385</text:p>
          </table:table-cell>
          <table:table-cell office:value-type="float" office:value="14.41925" calcext:value-type="float">
            <text:p>14.41925</text:p>
          </table:table-cell>
          <table:table-cell office:value-type="float" office:value="15.25082" calcext:value-type="float">
            <text:p>15.25082</text:p>
          </table:table-cell>
          <table:table-cell office:value-type="float" office:value="25.69273" calcext:value-type="float">
            <text:p>25.69273</text:p>
          </table:table-cell>
          <table:table-cell office:value-type="float" office:value="39.77506" calcext:value-type="float">
            <text:p>39.77506</text:p>
          </table:table-cell>
          <table:table-cell office:value-type="float" office:value="48.3381" calcext:value-type="float">
            <text:p>48.3381</text:p>
          </table:table-cell>
          <table:table-cell office:value-type="float" office:value="34.53811" calcext:value-type="float">
            <text:p>34.53811</text:p>
          </table:table-cell>
          <table:table-cell office:value-type="float" office:value="11.68436" calcext:value-type="float">
            <text:p>11.68436</text:p>
          </table:table-cell>
          <table:table-cell office:value-type="float" office:value="1910.539" calcext:value-type="float">
            <text:p>1910.539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8" calcext:value-type="float">
            <text:p>20111998</text:p>
          </table:table-cell>
          <table:table-cell office:value-type="float" office:value="8.038627" calcext:value-type="float">
            <text:p>8.038627</text:p>
          </table:table-cell>
          <table:table-cell office:value-type="float" office:value="477.6332" calcext:value-type="float">
            <text:p>477.633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66166" calcext:value-type="float">
            <text:p>0.1466166</text:p>
          </table:table-cell>
          <table:table-cell office:value-type="float" office:value="21.6683" calcext:value-type="float">
            <text:p>21.6683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87166" calcext:value-type="float">
            <text:p>0.0948716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93478" calcext:value-type="float">
            <text:p>29.93478</text:p>
          </table:table-cell>
          <table:table-cell office:value-type="float" office:value="-0.5170411" calcext:value-type="float">
            <text:p>-0.5170411</text:p>
          </table:table-cell>
          <table:table-cell office:value-type="float" office:value="-0.9183341" calcext:value-type="float">
            <text:p>-0.918334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5231" calcext:value-type="float">
            <text:p>10.95231</text:p>
          </table:table-cell>
          <table:table-cell office:value-type="float" office:value="0.6090925" calcext:value-type="float">
            <text:p>0.6090925</text:p>
          </table:table-cell>
          <table:table-cell office:value-type="float" office:value="0.4436108" calcext:value-type="float">
            <text:p>0.4436108</text:p>
          </table:table-cell>
          <table:table-cell office:value-type="float" office:value="0.4479066" calcext:value-type="float">
            <text:p>0.4479066</text:p>
          </table:table-cell>
          <table:table-cell office:value-type="float" office:value="0.2759203" calcext:value-type="float">
            <text:p>0.2759203</text:p>
          </table:table-cell>
          <table:table-cell office:value-type="float" office:value="0.02852046" calcext:value-type="float">
            <text:p>0.02852046</text:p>
          </table:table-cell>
          <table:table-cell office:value-type="float" office:value="0.02500609" calcext:value-type="float">
            <text:p>0.02500609</text:p>
          </table:table-cell>
          <table:table-cell office:value-type="float" office:value="0.02584585" calcext:value-type="float">
            <text:p>0.02584585</text:p>
          </table:table-cell>
          <table:table-cell office:value-type="float" office:value="0.02195744" calcext:value-type="float">
            <text:p>0.02195744</text:p>
          </table:table-cell>
          <table:table-cell office:value-type="float" office:value="15.31594" calcext:value-type="float">
            <text:p>15.31594</text:p>
          </table:table-cell>
          <table:table-cell office:value-type="float" office:value="14.66235" calcext:value-type="float">
            <text:p>14.66235</text:p>
          </table:table-cell>
          <table:table-cell office:value-type="float" office:value="16.57927" calcext:value-type="float">
            <text:p>16.57927</text:p>
          </table:table-cell>
          <table:table-cell office:value-type="float" office:value="23.93098" calcext:value-type="float">
            <text:p>23.93098</text:p>
          </table:table-cell>
          <table:table-cell office:value-type="float" office:value="40.00681" calcext:value-type="float">
            <text:p>40.00681</text:p>
          </table:table-cell>
          <table:table-cell office:value-type="float" office:value="48.14408" calcext:value-type="float">
            <text:p>48.14408</text:p>
          </table:table-cell>
          <table:table-cell office:value-type="float" office:value="34.19057" calcext:value-type="float">
            <text:p>34.19057</text:p>
          </table:table-cell>
          <table:table-cell office:value-type="float" office:value="11.69885" calcext:value-type="float">
            <text:p>11.69885</text:p>
          </table:table-cell>
          <table:table-cell office:value-type="float" office:value="1893.672" calcext:value-type="float">
            <text:p>1893.672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8" calcext:value-type="float">
            <text:p>21111998</text:p>
          </table:table-cell>
          <table:table-cell office:value-type="float" office:value="8.035303" calcext:value-type="float">
            <text:p>8.035303</text:p>
          </table:table-cell>
          <table:table-cell office:value-type="float" office:value="477.6244" calcext:value-type="float">
            <text:p>477.624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44368" calcext:value-type="float">
            <text:p>0.1744368</text:p>
          </table:table-cell>
          <table:table-cell office:value-type="float" office:value="21.6806" calcext:value-type="float">
            <text:p>21.680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93586" calcext:value-type="float">
            <text:p>0.0949358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29.99285" calcext:value-type="float">
            <text:p>29.99285</text:p>
          </table:table-cell>
          <table:table-cell office:value-type="float" office:value="-0.5170769" calcext:value-type="float">
            <text:p>-0.5170769</text:p>
          </table:table-cell>
          <table:table-cell office:value-type="float" office:value="-0.9190657" calcext:value-type="float">
            <text:p>-0.919065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4591" calcext:value-type="float">
            <text:p>10.94591</text:p>
          </table:table-cell>
          <table:table-cell office:value-type="float" office:value="0.7453544" calcext:value-type="float">
            <text:p>0.7453544</text:p>
          </table:table-cell>
          <table:table-cell office:value-type="float" office:value="0.6129906" calcext:value-type="float">
            <text:p>0.6129906</text:p>
          </table:table-cell>
          <table:table-cell office:value-type="float" office:value="0.6708055" calcext:value-type="float">
            <text:p>0.6708055</text:p>
          </table:table-cell>
          <table:table-cell office:value-type="float" office:value="0.4251013" calcext:value-type="float">
            <text:p>0.4251013</text:p>
          </table:table-cell>
          <table:table-cell office:value-type="float" office:value="0.0296503" calcext:value-type="float">
            <text:p>0.0296503</text:p>
          </table:table-cell>
          <table:table-cell office:value-type="float" office:value="0.02552249" calcext:value-type="float">
            <text:p>0.02552249</text:p>
          </table:table-cell>
          <table:table-cell office:value-type="float" office:value="0.02602725" calcext:value-type="float">
            <text:p>0.02602725</text:p>
          </table:table-cell>
          <table:table-cell office:value-type="float" office:value="0.02214105" calcext:value-type="float">
            <text:p>0.02214105</text:p>
          </table:table-cell>
          <table:table-cell office:value-type="float" office:value="20.91477" calcext:value-type="float">
            <text:p>20.91477</text:p>
          </table:table-cell>
          <table:table-cell office:value-type="float" office:value="14.4079" calcext:value-type="float">
            <text:p>14.4079</text:p>
          </table:table-cell>
          <table:table-cell office:value-type="float" office:value="16.42451" calcext:value-type="float">
            <text:p>16.42451</text:p>
          </table:table-cell>
          <table:table-cell office:value-type="float" office:value="24.24327" calcext:value-type="float">
            <text:p>24.24327</text:p>
          </table:table-cell>
          <table:table-cell office:value-type="float" office:value="40.49783" calcext:value-type="float">
            <text:p>40.49783</text:p>
          </table:table-cell>
          <table:table-cell office:value-type="float" office:value="47.97057" calcext:value-type="float">
            <text:p>47.97057</text:p>
          </table:table-cell>
          <table:table-cell office:value-type="float" office:value="33.09853" calcext:value-type="float">
            <text:p>33.09853</text:p>
          </table:table-cell>
          <table:table-cell office:value-type="float" office:value="11.79833" calcext:value-type="float">
            <text:p>11.79833</text:p>
          </table:table-cell>
          <table:table-cell office:value-type="float" office:value="1901.716" calcext:value-type="float">
            <text:p>1901.716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8" calcext:value-type="float">
            <text:p>22111998</text:p>
          </table:table-cell>
          <table:table-cell office:value-type="float" office:value="8.03197" calcext:value-type="float">
            <text:p>8.03197</text:p>
          </table:table-cell>
          <table:table-cell office:value-type="float" office:value="477.6161" calcext:value-type="float">
            <text:p>477.616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869896" calcext:value-type="float">
            <text:p>0.1869896</text:p>
          </table:table-cell>
          <table:table-cell office:value-type="float" office:value="21.704" calcext:value-type="float">
            <text:p>21.70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499241" calcext:value-type="float">
            <text:p>0.0949924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04111" calcext:value-type="float">
            <text:p>30.04111</text:p>
          </table:table-cell>
          <table:table-cell office:value-type="float" office:value="-0.5171237" calcext:value-type="float">
            <text:p>-0.5171237</text:p>
          </table:table-cell>
          <table:table-cell office:value-type="float" office:value="-0.9196905" calcext:value-type="float">
            <text:p>-0.919690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3927" calcext:value-type="float">
            <text:p>10.93927</text:p>
          </table:table-cell>
          <table:table-cell office:value-type="float" office:value="0.7288663" calcext:value-type="float">
            <text:p>0.7288663</text:p>
          </table:table-cell>
          <table:table-cell office:value-type="float" office:value="0.6887919" calcext:value-type="float">
            <text:p>0.6887919</text:p>
          </table:table-cell>
          <table:table-cell office:value-type="float" office:value="0.7789806" calcext:value-type="float">
            <text:p>0.7789806</text:p>
          </table:table-cell>
          <table:table-cell office:value-type="float" office:value="0.4851742" calcext:value-type="float">
            <text:p>0.4851742</text:p>
          </table:table-cell>
          <table:table-cell office:value-type="float" office:value="0.03075378" calcext:value-type="float">
            <text:p>0.03075378</text:p>
          </table:table-cell>
          <table:table-cell office:value-type="float" office:value="0.02585352" calcext:value-type="float">
            <text:p>0.02585352</text:p>
          </table:table-cell>
          <table:table-cell office:value-type="float" office:value="0.02627409" calcext:value-type="float">
            <text:p>0.02627409</text:p>
          </table:table-cell>
          <table:table-cell office:value-type="float" office:value="0.02231154" calcext:value-type="float">
            <text:p>0.02231154</text:p>
          </table:table-cell>
          <table:table-cell office:value-type="float" office:value="21.74523" calcext:value-type="float">
            <text:p>21.74523</text:p>
          </table:table-cell>
          <table:table-cell office:value-type="float" office:value="16.56842" calcext:value-type="float">
            <text:p>16.56842</text:p>
          </table:table-cell>
          <table:table-cell office:value-type="float" office:value="17.39217" calcext:value-type="float">
            <text:p>17.39217</text:p>
          </table:table-cell>
          <table:table-cell office:value-type="float" office:value="24.73353" calcext:value-type="float">
            <text:p>24.73353</text:p>
          </table:table-cell>
          <table:table-cell office:value-type="float" office:value="40.33107" calcext:value-type="float">
            <text:p>40.33107</text:p>
          </table:table-cell>
          <table:table-cell office:value-type="float" office:value="47.09013" calcext:value-type="float">
            <text:p>47.09013</text:p>
          </table:table-cell>
          <table:table-cell office:value-type="float" office:value="32.37704" calcext:value-type="float">
            <text:p>32.37704</text:p>
          </table:table-cell>
          <table:table-cell office:value-type="float" office:value="11.86178" calcext:value-type="float">
            <text:p>11.86178</text:p>
          </table:table-cell>
          <table:table-cell office:value-type="float" office:value="1893.829" calcext:value-type="float">
            <text:p>1893.829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8" calcext:value-type="float">
            <text:p>23111998</text:p>
          </table:table-cell>
          <table:table-cell office:value-type="float" office:value="8.025056" calcext:value-type="float">
            <text:p>8.025056</text:p>
          </table:table-cell>
          <table:table-cell office:value-type="float" office:value="477.6086" calcext:value-type="float">
            <text:p>477.608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059299" calcext:value-type="float">
            <text:p>0.2059299</text:p>
          </table:table-cell>
          <table:table-cell office:value-type="float" office:value="21.83283" calcext:value-type="float">
            <text:p>21.83283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04695" calcext:value-type="float">
            <text:p>0.0950469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07957" calcext:value-type="float">
            <text:p>30.07957</text:p>
          </table:table-cell>
          <table:table-cell office:value-type="float" office:value="-0.5172841" calcext:value-type="float">
            <text:p>-0.5172841</text:p>
          </table:table-cell>
          <table:table-cell office:value-type="float" office:value="-0.9226618" calcext:value-type="float">
            <text:p>-0.922661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3624" calcext:value-type="float">
            <text:p>10.93624</text:p>
          </table:table-cell>
          <table:table-cell office:value-type="float" office:value="0.9585034" calcext:value-type="float">
            <text:p>0.9585034</text:p>
          </table:table-cell>
          <table:table-cell office:value-type="float" office:value="0.7825024" calcext:value-type="float">
            <text:p>0.7825024</text:p>
          </table:table-cell>
          <table:table-cell office:value-type="float" office:value="0.8765671" calcext:value-type="float">
            <text:p>0.8765671</text:p>
          </table:table-cell>
          <table:table-cell office:value-type="float" office:value="0.5002856" calcext:value-type="float">
            <text:p>0.5002856</text:p>
          </table:table-cell>
          <table:table-cell office:value-type="float" office:value="0.0296502" calcext:value-type="float">
            <text:p>0.0296502</text:p>
          </table:table-cell>
          <table:table-cell office:value-type="float" office:value="0.02532085" calcext:value-type="float">
            <text:p>0.02532085</text:p>
          </table:table-cell>
          <table:table-cell office:value-type="float" office:value="0.02641621" calcext:value-type="float">
            <text:p>0.02641621</text:p>
          </table:table-cell>
          <table:table-cell office:value-type="float" office:value="0.02246101" calcext:value-type="float">
            <text:p>0.02246101</text:p>
          </table:table-cell>
          <table:table-cell office:value-type="float" office:value="25.54977" calcext:value-type="float">
            <text:p>25.54977</text:p>
          </table:table-cell>
          <table:table-cell office:value-type="float" office:value="18.10632" calcext:value-type="float">
            <text:p>18.10632</text:p>
          </table:table-cell>
          <table:table-cell office:value-type="float" office:value="18.58915" calcext:value-type="float">
            <text:p>18.58915</text:p>
          </table:table-cell>
          <table:table-cell office:value-type="float" office:value="25.80648" calcext:value-type="float">
            <text:p>25.80648</text:p>
          </table:table-cell>
          <table:table-cell office:value-type="float" office:value="40.47295" calcext:value-type="float">
            <text:p>40.47295</text:p>
          </table:table-cell>
          <table:table-cell office:value-type="float" office:value="46.41484" calcext:value-type="float">
            <text:p>46.41484</text:p>
          </table:table-cell>
          <table:table-cell office:value-type="float" office:value="31.75317" calcext:value-type="float">
            <text:p>31.75317</text:p>
          </table:table-cell>
          <table:table-cell office:value-type="float" office:value="11.9076" calcext:value-type="float">
            <text:p>11.9076</text:p>
          </table:table-cell>
          <table:table-cell office:value-type="float" office:value="1824.463" calcext:value-type="float">
            <text:p>1824.463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8" calcext:value-type="float">
            <text:p>24111998</text:p>
          </table:table-cell>
          <table:table-cell office:value-type="float" office:value="8.018305" calcext:value-type="float">
            <text:p>8.018305</text:p>
          </table:table-cell>
          <table:table-cell office:value-type="float" office:value="477.6001" calcext:value-type="float">
            <text:p>477.600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949911" calcext:value-type="float">
            <text:p>0.1949911</text:p>
          </table:table-cell>
          <table:table-cell office:value-type="float" office:value="21.98126" calcext:value-type="float">
            <text:p>21.9812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098" calcext:value-type="float">
            <text:p>0.095098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10715" calcext:value-type="float">
            <text:p>30.10715</text:p>
          </table:table-cell>
          <table:table-cell office:value-type="float" office:value="-0.5174763" calcext:value-type="float">
            <text:p>-0.5174763</text:p>
          </table:table-cell>
          <table:table-cell office:value-type="float" office:value="-0.9251488" calcext:value-type="float">
            <text:p>-0.925148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3211" calcext:value-type="float">
            <text:p>10.93211</text:p>
          </table:table-cell>
          <table:table-cell office:value-type="float" office:value="1.104123" calcext:value-type="float">
            <text:p>1.104123</text:p>
          </table:table-cell>
          <table:table-cell office:value-type="float" office:value="0.7493929" calcext:value-type="float">
            <text:p>0.7493929</text:p>
          </table:table-cell>
          <table:table-cell office:value-type="float" office:value="0.8590449" calcext:value-type="float">
            <text:p>0.8590449</text:p>
          </table:table-cell>
          <table:table-cell office:value-type="float" office:value="0.460807" calcext:value-type="float">
            <text:p>0.460807</text:p>
          </table:table-cell>
          <table:table-cell office:value-type="float" office:value="0.02859689" calcext:value-type="float">
            <text:p>0.02859689</text:p>
          </table:table-cell>
          <table:table-cell office:value-type="float" office:value="0.02457934" calcext:value-type="float">
            <text:p>0.02457934</text:p>
          </table:table-cell>
          <table:table-cell office:value-type="float" office:value="0.02636474" calcext:value-type="float">
            <text:p>0.02636474</text:p>
          </table:table-cell>
          <table:table-cell office:value-type="float" office:value="0.02251643" calcext:value-type="float">
            <text:p>0.02251643</text:p>
          </table:table-cell>
          <table:table-cell office:value-type="float" office:value="31.33079" calcext:value-type="float">
            <text:p>31.33079</text:p>
          </table:table-cell>
          <table:table-cell office:value-type="float" office:value="19.38854" calcext:value-type="float">
            <text:p>19.38854</text:p>
          </table:table-cell>
          <table:table-cell office:value-type="float" office:value="19.6422" calcext:value-type="float">
            <text:p>19.6422</text:p>
          </table:table-cell>
          <table:table-cell office:value-type="float" office:value="26.60361" calcext:value-type="float">
            <text:p>26.60361</text:p>
          </table:table-cell>
          <table:table-cell office:value-type="float" office:value="40.37982" calcext:value-type="float">
            <text:p>40.37982</text:p>
          </table:table-cell>
          <table:table-cell office:value-type="float" office:value="45.82023" calcext:value-type="float">
            <text:p>45.82023</text:p>
          </table:table-cell>
          <table:table-cell office:value-type="float" office:value="31.52711" calcext:value-type="float">
            <text:p>31.52711</text:p>
          </table:table-cell>
          <table:table-cell office:value-type="float" office:value="11.90883" calcext:value-type="float">
            <text:p>11.90883</text:p>
          </table:table-cell>
          <table:table-cell office:value-type="float" office:value="1753.798" calcext:value-type="float">
            <text:p>1753.798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8" calcext:value-type="float">
            <text:p>25111998</text:p>
          </table:table-cell>
          <table:table-cell office:value-type="float" office:value="8.013902" calcext:value-type="float">
            <text:p>8.013902</text:p>
          </table:table-cell>
          <table:table-cell office:value-type="float" office:value="477.5912" calcext:value-type="float">
            <text:p>477.591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82007" calcext:value-type="float">
            <text:p>0.1782007</text:p>
          </table:table-cell>
          <table:table-cell office:value-type="float" office:value="22.06828" calcext:value-type="float">
            <text:p>22.0682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14683" calcext:value-type="float">
            <text:p>0.0951468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1235" calcext:value-type="float">
            <text:p>30.1235</text:p>
          </table:table-cell>
          <table:table-cell office:value-type="float" office:value="-0.5175886" calcext:value-type="float">
            <text:p>-0.5175886</text:p>
          </table:table-cell>
          <table:table-cell office:value-type="float" office:value="-0.9260245" calcext:value-type="float">
            <text:p>-0.926024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253" calcext:value-type="float">
            <text:p>10.9253</text:p>
          </table:table-cell>
          <table:table-cell office:value-type="float" office:value="0.993433" calcext:value-type="float">
            <text:p>0.993433</text:p>
          </table:table-cell>
          <table:table-cell office:value-type="float" office:value="0.6571553" calcext:value-type="float">
            <text:p>0.6571553</text:p>
          </table:table-cell>
          <table:table-cell office:value-type="float" office:value="0.7599033" calcext:value-type="float">
            <text:p>0.7599033</text:p>
          </table:table-cell>
          <table:table-cell office:value-type="float" office:value="0.397378" calcext:value-type="float">
            <text:p>0.397378</text:p>
          </table:table-cell>
          <table:table-cell office:value-type="float" office:value="0.02864313" calcext:value-type="float">
            <text:p>0.02864313</text:p>
          </table:table-cell>
          <table:table-cell office:value-type="float" office:value="0.02452669" calcext:value-type="float">
            <text:p>0.02452669</text:p>
          </table:table-cell>
          <table:table-cell office:value-type="float" office:value="0.02640069" calcext:value-type="float">
            <text:p>0.02640069</text:p>
          </table:table-cell>
          <table:table-cell office:value-type="float" office:value="0.02255379" calcext:value-type="float">
            <text:p>0.02255379</text:p>
          </table:table-cell>
          <table:table-cell office:value-type="float" office:value="35.1226" calcext:value-type="float">
            <text:p>35.1226</text:p>
          </table:table-cell>
          <table:table-cell office:value-type="float" office:value="21.55506" calcext:value-type="float">
            <text:p>21.55506</text:p>
          </table:table-cell>
          <table:table-cell office:value-type="float" office:value="20.3742" calcext:value-type="float">
            <text:p>20.3742</text:p>
          </table:table-cell>
          <table:table-cell office:value-type="float" office:value="27.05663" calcext:value-type="float">
            <text:p>27.05663</text:p>
          </table:table-cell>
          <table:table-cell office:value-type="float" office:value="40.01017" calcext:value-type="float">
            <text:p>40.01017</text:p>
          </table:table-cell>
          <table:table-cell office:value-type="float" office:value="45.23438" calcext:value-type="float">
            <text:p>45.23438</text:p>
          </table:table-cell>
          <table:table-cell office:value-type="float" office:value="31.37643" calcext:value-type="float">
            <text:p>31.37643</text:p>
          </table:table-cell>
          <table:table-cell office:value-type="float" office:value="11.90442" calcext:value-type="float">
            <text:p>11.90442</text:p>
          </table:table-cell>
          <table:table-cell office:value-type="float" office:value="1702.329" calcext:value-type="float">
            <text:p>1702.329</text:p>
          </table:table-cell>
          <table:table-cell office:value-type="float" office:value="0" calcext:value-type="float">
            <text:p>0</text:p>
          </table:table-cell>
          <table:table-cell office:value-type="float" office:value="-1.178793" calcext:value-type="float">
            <text:p>-1.17879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8" calcext:value-type="float">
            <text:p>26111998</text:p>
          </table:table-cell>
          <table:table-cell office:value-type="float" office:value="8.011814" calcext:value-type="float">
            <text:p>8.011814</text:p>
          </table:table-cell>
          <table:table-cell office:value-type="float" office:value="477.5837" calcext:value-type="float">
            <text:p>477.583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54172" calcext:value-type="float">
            <text:p>0.1654172</text:p>
          </table:table-cell>
          <table:table-cell office:value-type="float" office:value="22.06265" calcext:value-type="float">
            <text:p>22.0626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27753" calcext:value-type="float">
            <text:p>0.0952775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23591" calcext:value-type="float">
            <text:p>30.23591</text:p>
          </table:table-cell>
          <table:table-cell office:value-type="float" office:value="-0.5178633" calcext:value-type="float">
            <text:p>-0.5178633</text:p>
          </table:table-cell>
          <table:table-cell office:value-type="float" office:value="-0.9298509" calcext:value-type="float">
            <text:p>-0.9298509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2712" calcext:value-type="float">
            <text:p>10.92712</text:p>
          </table:table-cell>
          <table:table-cell office:value-type="float" office:value="0.9625134" calcext:value-type="float">
            <text:p>0.9625134</text:p>
          </table:table-cell>
          <table:table-cell office:value-type="float" office:value="0.7015631" calcext:value-type="float">
            <text:p>0.7015631</text:p>
          </table:table-cell>
          <table:table-cell office:value-type="float" office:value="0.7031748" calcext:value-type="float">
            <text:p>0.7031748</text:p>
          </table:table-cell>
          <table:table-cell office:value-type="float" office:value="0.3564238" calcext:value-type="float">
            <text:p>0.3564238</text:p>
          </table:table-cell>
          <table:table-cell office:value-type="float" office:value="0.03165298" calcext:value-type="float">
            <text:p>0.03165298</text:p>
          </table:table-cell>
          <table:table-cell office:value-type="float" office:value="0.02520689" calcext:value-type="float">
            <text:p>0.02520689</text:p>
          </table:table-cell>
          <table:table-cell office:value-type="float" office:value="0.02854168" calcext:value-type="float">
            <text:p>0.02854168</text:p>
          </table:table-cell>
          <table:table-cell office:value-type="float" office:value="0.02267821" calcext:value-type="float">
            <text:p>0.02267821</text:p>
          </table:table-cell>
          <table:table-cell office:value-type="float" office:value="9.651037" calcext:value-type="float">
            <text:p>9.651037</text:p>
          </table:table-cell>
          <table:table-cell office:value-type="float" office:value="18.174" calcext:value-type="float">
            <text:p>18.174</text:p>
          </table:table-cell>
          <table:table-cell office:value-type="float" office:value="24.47318" calcext:value-type="float">
            <text:p>24.47318</text:p>
          </table:table-cell>
          <table:table-cell office:value-type="float" office:value="29.81619" calcext:value-type="float">
            <text:p>29.81619</text:p>
          </table:table-cell>
          <table:table-cell office:value-type="float" office:value="42.30551" calcext:value-type="float">
            <text:p>42.30551</text:p>
          </table:table-cell>
          <table:table-cell office:value-type="float" office:value="45.2727" calcext:value-type="float">
            <text:p>45.2727</text:p>
          </table:table-cell>
          <table:table-cell office:value-type="float" office:value="29.00123" calcext:value-type="float">
            <text:p>29.00123</text:p>
          </table:table-cell>
          <table:table-cell office:value-type="float" office:value="12.07291" calcext:value-type="float">
            <text:p>12.07291</text:p>
          </table:table-cell>
          <table:table-cell office:value-type="float" office:value="1094.081" calcext:value-type="float">
            <text:p>1094.081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8" calcext:value-type="float">
            <text:p>27111998</text:p>
          </table:table-cell>
          <table:table-cell office:value-type="float" office:value="8.006954" calcext:value-type="float">
            <text:p>8.006954</text:p>
          </table:table-cell>
          <table:table-cell office:value-type="float" office:value="477.5752" calcext:value-type="float">
            <text:p>477.575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09433" calcext:value-type="float">
            <text:p>0.1509433</text:p>
          </table:table-cell>
          <table:table-cell office:value-type="float" office:value="21.96548" calcext:value-type="float">
            <text:p>21.9654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41521" calcext:value-type="float">
            <text:p>0.0954152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44369" calcext:value-type="float">
            <text:p>30.44369</text:p>
          </table:table-cell>
          <table:table-cell office:value-type="float" office:value="-0.5180385" calcext:value-type="float">
            <text:p>-0.5180385</text:p>
          </table:table-cell>
          <table:table-cell office:value-type="float" office:value="-0.9312799" calcext:value-type="float">
            <text:p>-0.9312799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2195" calcext:value-type="float">
            <text:p>10.92195</text:p>
          </table:table-cell>
          <table:table-cell office:value-type="float" office:value="1.001233" calcext:value-type="float">
            <text:p>1.001233</text:p>
          </table:table-cell>
          <table:table-cell office:value-type="float" office:value="0.5717577" calcext:value-type="float">
            <text:p>0.5717577</text:p>
          </table:table-cell>
          <table:table-cell office:value-type="float" office:value="0.5965999" calcext:value-type="float">
            <text:p>0.5965999</text:p>
          </table:table-cell>
          <table:table-cell office:value-type="float" office:value="0.2965756" calcext:value-type="float">
            <text:p>0.2965756</text:p>
          </table:table-cell>
          <table:table-cell office:value-type="float" office:value="0.0311173" calcext:value-type="float">
            <text:p>0.0311173</text:p>
          </table:table-cell>
          <table:table-cell office:value-type="float" office:value="0.02504962" calcext:value-type="float">
            <text:p>0.02504962</text:p>
          </table:table-cell>
          <table:table-cell office:value-type="float" office:value="0.02807977" calcext:value-type="float">
            <text:p>0.02807977</text:p>
          </table:table-cell>
          <table:table-cell office:value-type="float" office:value="0.02277174" calcext:value-type="float">
            <text:p>0.02277174</text:p>
          </table:table-cell>
          <table:table-cell office:value-type="float" office:value="12.96134" calcext:value-type="float">
            <text:p>12.96134</text:p>
          </table:table-cell>
          <table:table-cell office:value-type="float" office:value="17.25546" calcext:value-type="float">
            <text:p>17.25546</text:p>
          </table:table-cell>
          <table:table-cell office:value-type="float" office:value="23.66595" calcext:value-type="float">
            <text:p>23.66595</text:p>
          </table:table-cell>
          <table:table-cell office:value-type="float" office:value="29.67076" calcext:value-type="float">
            <text:p>29.67076</text:p>
          </table:table-cell>
          <table:table-cell office:value-type="float" office:value="42.59531" calcext:value-type="float">
            <text:p>42.59531</text:p>
          </table:table-cell>
          <table:table-cell office:value-type="float" office:value="44.80071" calcext:value-type="float">
            <text:p>44.80071</text:p>
          </table:table-cell>
          <table:table-cell office:value-type="float" office:value="28.16026" calcext:value-type="float">
            <text:p>28.16026</text:p>
          </table:table-cell>
          <table:table-cell office:value-type="float" office:value="12.19273" calcext:value-type="float">
            <text:p>12.19273</text:p>
          </table:table-cell>
          <table:table-cell office:value-type="float" office:value="1046.007" calcext:value-type="float">
            <text:p>1046.007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8" calcext:value-type="float">
            <text:p>28111998</text:p>
          </table:table-cell>
          <table:table-cell office:value-type="float" office:value="8.002045" calcext:value-type="float">
            <text:p>8.002045</text:p>
          </table:table-cell>
          <table:table-cell office:value-type="float" office:value="477.5663" calcext:value-type="float">
            <text:p>477.566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61757" calcext:value-type="float">
            <text:p>0.1361757</text:p>
          </table:table-cell>
          <table:table-cell office:value-type="float" office:value="21.92279" calcext:value-type="float">
            <text:p>21.9227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51156" calcext:value-type="float">
            <text:p>0.0955115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5797" calcext:value-type="float">
            <text:p>30.5797</text:p>
          </table:table-cell>
          <table:table-cell office:value-type="float" office:value="-0.5181603" calcext:value-type="float">
            <text:p>-0.5181603</text:p>
          </table:table-cell>
          <table:table-cell office:value-type="float" office:value="-0.9324822" calcext:value-type="float">
            <text:p>-0.9324822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1537" calcext:value-type="float">
            <text:p>10.91537</text:p>
          </table:table-cell>
          <table:table-cell office:value-type="float" office:value="0.9519174" calcext:value-type="float">
            <text:p>0.9519174</text:p>
          </table:table-cell>
          <table:table-cell office:value-type="float" office:value="0.4649917" calcext:value-type="float">
            <text:p>0.4649917</text:p>
          </table:table-cell>
          <table:table-cell office:value-type="float" office:value="0.4859392" calcext:value-type="float">
            <text:p>0.4859392</text:p>
          </table:table-cell>
          <table:table-cell office:value-type="float" office:value="0.2383554" calcext:value-type="float">
            <text:p>0.2383554</text:p>
          </table:table-cell>
          <table:table-cell office:value-type="float" office:value="0.02953947" calcext:value-type="float">
            <text:p>0.02953947</text:p>
          </table:table-cell>
          <table:table-cell office:value-type="float" office:value="0.02487849" calcext:value-type="float">
            <text:p>0.02487849</text:p>
          </table:table-cell>
          <table:table-cell office:value-type="float" office:value="0.02783732" calcext:value-type="float">
            <text:p>0.02783732</text:p>
          </table:table-cell>
          <table:table-cell office:value-type="float" office:value="0.02282713" calcext:value-type="float">
            <text:p>0.02282713</text:p>
          </table:table-cell>
          <table:table-cell office:value-type="float" office:value="16.36455" calcext:value-type="float">
            <text:p>16.36455</text:p>
          </table:table-cell>
          <table:table-cell office:value-type="float" office:value="17.67186" calcext:value-type="float">
            <text:p>17.67186</text:p>
          </table:table-cell>
          <table:table-cell office:value-type="float" office:value="23.83809" calcext:value-type="float">
            <text:p>23.83809</text:p>
          </table:table-cell>
          <table:table-cell office:value-type="float" office:value="29.68895" calcext:value-type="float">
            <text:p>29.68895</text:p>
          </table:table-cell>
          <table:table-cell office:value-type="float" office:value="42.08637" calcext:value-type="float">
            <text:p>42.08637</text:p>
          </table:table-cell>
          <table:table-cell office:value-type="float" office:value="43.99502" calcext:value-type="float">
            <text:p>43.99502</text:p>
          </table:table-cell>
          <table:table-cell office:value-type="float" office:value="27.79887" calcext:value-type="float">
            <text:p>27.79887</text:p>
          </table:table-cell>
          <table:table-cell office:value-type="float" office:value="12.24058" calcext:value-type="float">
            <text:p>12.24058</text:p>
          </table:table-cell>
          <table:table-cell office:value-type="float" office:value="1013.298" calcext:value-type="float">
            <text:p>1013.298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8" calcext:value-type="float">
            <text:p>29111998</text:p>
          </table:table-cell>
          <table:table-cell office:value-type="float" office:value="7.99687" calcext:value-type="float">
            <text:p>7.99687</text:p>
          </table:table-cell>
          <table:table-cell office:value-type="float" office:value="477.5576" calcext:value-type="float">
            <text:p>477.55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45128" calcext:value-type="float">
            <text:p>0.1245128</text:p>
          </table:table-cell>
          <table:table-cell office:value-type="float" office:value="21.93049" calcext:value-type="float">
            <text:p>21.9304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58401" calcext:value-type="float">
            <text:p>0.0955840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65918" calcext:value-type="float">
            <text:p>30.65918</text:p>
          </table:table-cell>
          <table:table-cell office:value-type="float" office:value="-0.5182759" calcext:value-type="float">
            <text:p>-0.5182759</text:p>
          </table:table-cell>
          <table:table-cell office:value-type="float" office:value="-0.933835" calcext:value-type="float">
            <text:p>-0.93383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0861" calcext:value-type="float">
            <text:p>10.90861</text:p>
          </table:table-cell>
          <table:table-cell office:value-type="float" office:value="0.9054421" calcext:value-type="float">
            <text:p>0.9054421</text:p>
          </table:table-cell>
          <table:table-cell office:value-type="float" office:value="0.4130692" calcext:value-type="float">
            <text:p>0.4130692</text:p>
          </table:table-cell>
          <table:table-cell office:value-type="float" office:value="0.3914801" calcext:value-type="float">
            <text:p>0.3914801</text:p>
          </table:table-cell>
          <table:table-cell office:value-type="float" office:value="0.1899152" calcext:value-type="float">
            <text:p>0.1899152</text:p>
          </table:table-cell>
          <table:table-cell office:value-type="float" office:value="0.02851868" calcext:value-type="float">
            <text:p>0.02851868</text:p>
          </table:table-cell>
          <table:table-cell office:value-type="float" office:value="0.02467087" calcext:value-type="float">
            <text:p>0.02467087</text:p>
          </table:table-cell>
          <table:table-cell office:value-type="float" office:value="0.02764087" calcext:value-type="float">
            <text:p>0.02764087</text:p>
          </table:table-cell>
          <table:table-cell office:value-type="float" office:value="0.02287181" calcext:value-type="float">
            <text:p>0.02287181</text:p>
          </table:table-cell>
          <table:table-cell office:value-type="float" office:value="16.91715" calcext:value-type="float">
            <text:p>16.91715</text:p>
          </table:table-cell>
          <table:table-cell office:value-type="float" office:value="19.33247" calcext:value-type="float">
            <text:p>19.33247</text:p>
          </table:table-cell>
          <table:table-cell office:value-type="float" office:value="24.44115" calcext:value-type="float">
            <text:p>24.44115</text:p>
          </table:table-cell>
          <table:table-cell office:value-type="float" office:value="29.91113" calcext:value-type="float">
            <text:p>29.91113</text:p>
          </table:table-cell>
          <table:table-cell office:value-type="float" office:value="41.74448" calcext:value-type="float">
            <text:p>41.74448</text:p>
          </table:table-cell>
          <table:table-cell office:value-type="float" office:value="43.35094" calcext:value-type="float">
            <text:p>43.35094</text:p>
          </table:table-cell>
          <table:table-cell office:value-type="float" office:value="27.56725" calcext:value-type="float">
            <text:p>27.56725</text:p>
          </table:table-cell>
          <table:table-cell office:value-type="float" office:value="12.2501" calcext:value-type="float">
            <text:p>12.2501</text:p>
          </table:table-cell>
          <table:table-cell office:value-type="float" office:value="981.6939" calcext:value-type="float">
            <text:p>981.6939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8" calcext:value-type="float">
            <text:p>30111998</text:p>
          </table:table-cell>
          <table:table-cell office:value-type="float" office:value="7.988797" calcext:value-type="float">
            <text:p>7.988797</text:p>
          </table:table-cell>
          <table:table-cell office:value-type="float" office:value="477.5488" calcext:value-type="float">
            <text:p>477.548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180163" calcext:value-type="float">
            <text:p>0.1180163</text:p>
          </table:table-cell>
          <table:table-cell office:value-type="float" office:value="21.9898" calcext:value-type="float">
            <text:p>21.989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65275" calcext:value-type="float">
            <text:p>0.0956527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72306" calcext:value-type="float">
            <text:p>30.72306</text:p>
          </table:table-cell>
          <table:table-cell office:value-type="float" office:value="-0.5184693" calcext:value-type="float">
            <text:p>-0.5184693</text:p>
          </table:table-cell>
          <table:table-cell office:value-type="float" office:value="-0.9370545" calcext:value-type="float">
            <text:p>-0.937054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90416" calcext:value-type="float">
            <text:p>10.90416</text:p>
          </table:table-cell>
          <table:table-cell office:value-type="float" office:value="0.8272049" calcext:value-type="float">
            <text:p>0.8272049</text:p>
          </table:table-cell>
          <table:table-cell office:value-type="float" office:value="0.2818508" calcext:value-type="float">
            <text:p>0.2818508</text:p>
          </table:table-cell>
          <table:table-cell office:value-type="float" office:value="0.2855013" calcext:value-type="float">
            <text:p>0.2855013</text:p>
          </table:table-cell>
          <table:table-cell office:value-type="float" office:value="0.1425665" calcext:value-type="float">
            <text:p>0.1425665</text:p>
          </table:table-cell>
          <table:table-cell office:value-type="float" office:value="0.02705236" calcext:value-type="float">
            <text:p>0.02705236</text:p>
          </table:table-cell>
          <table:table-cell office:value-type="float" office:value="0.0241484" calcext:value-type="float">
            <text:p>0.0241484</text:p>
          </table:table-cell>
          <table:table-cell office:value-type="float" office:value="0.02740786" calcext:value-type="float">
            <text:p>0.02740786</text:p>
          </table:table-cell>
          <table:table-cell office:value-type="float" office:value="0.0229034" calcext:value-type="float">
            <text:p>0.0229034</text:p>
          </table:table-cell>
          <table:table-cell office:value-type="float" office:value="21.82742" calcext:value-type="float">
            <text:p>21.82742</text:p>
          </table:table-cell>
          <table:table-cell office:value-type="float" office:value="19.66331" calcext:value-type="float">
            <text:p>19.66331</text:p>
          </table:table-cell>
          <table:table-cell office:value-type="float" office:value="24.65016" calcext:value-type="float">
            <text:p>24.65016</text:p>
          </table:table-cell>
          <table:table-cell office:value-type="float" office:value="30.20874" calcext:value-type="float">
            <text:p>30.20874</text:p>
          </table:table-cell>
          <table:table-cell office:value-type="float" office:value="41.72813" calcext:value-type="float">
            <text:p>41.72813</text:p>
          </table:table-cell>
          <table:table-cell office:value-type="float" office:value="42.97845" calcext:value-type="float">
            <text:p>42.97845</text:p>
          </table:table-cell>
          <table:table-cell office:value-type="float" office:value="27.42035" calcext:value-type="float">
            <text:p>27.42035</text:p>
          </table:table-cell>
          <table:table-cell office:value-type="float" office:value="12.24414" calcext:value-type="float">
            <text:p>12.24414</text:p>
          </table:table-cell>
          <table:table-cell office:value-type="float" office:value="964.4266" calcext:value-type="float">
            <text:p>964.4266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8" calcext:value-type="float">
            <text:p>1121998</text:p>
          </table:table-cell>
          <table:table-cell office:value-type="float" office:value="7.979259" calcext:value-type="float">
            <text:p>7.979259</text:p>
          </table:table-cell>
          <table:table-cell office:value-type="float" office:value="477.5366" calcext:value-type="float">
            <text:p>477.53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025868" calcext:value-type="float">
            <text:p>0.1025868</text:p>
          </table:table-cell>
          <table:table-cell office:value-type="float" office:value="22.04292" calcext:value-type="float">
            <text:p>22.0429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73971" calcext:value-type="float">
            <text:p>0.0957397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80593" calcext:value-type="float">
            <text:p>30.80593</text:p>
          </table:table-cell>
          <table:table-cell office:value-type="float" office:value="-0.5186887" calcext:value-type="float">
            <text:p>-0.5186887</text:p>
          </table:table-cell>
          <table:table-cell office:value-type="float" office:value="-0.9404314" calcext:value-type="float">
            <text:p>-0.940431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9809" calcext:value-type="float">
            <text:p>10.89809</text:p>
          </table:table-cell>
          <table:table-cell office:value-type="float" office:value="0.8815463" calcext:value-type="float">
            <text:p>0.8815463</text:p>
          </table:table-cell>
          <table:table-cell office:value-type="float" office:value="0.2284219" calcext:value-type="float">
            <text:p>0.2284219</text:p>
          </table:table-cell>
          <table:table-cell office:value-type="float" office:value="0.2138771" calcext:value-type="float">
            <text:p>0.2138771</text:p>
          </table:table-cell>
          <table:table-cell office:value-type="float" office:value="0.1073901" calcext:value-type="float">
            <text:p>0.1073901</text:p>
          </table:table-cell>
          <table:table-cell office:value-type="float" office:value="0.02565254" calcext:value-type="float">
            <text:p>0.02565254</text:p>
          </table:table-cell>
          <table:table-cell office:value-type="float" office:value="0.02312229" calcext:value-type="float">
            <text:p>0.02312229</text:p>
          </table:table-cell>
          <table:table-cell office:value-type="float" office:value="0.02674718" calcext:value-type="float">
            <text:p>0.02674718</text:p>
          </table:table-cell>
          <table:table-cell office:value-type="float" office:value="0.02282996" calcext:value-type="float">
            <text:p>0.02282996</text:p>
          </table:table-cell>
          <table:table-cell office:value-type="float" office:value="20.36042" calcext:value-type="float">
            <text:p>20.36042</text:p>
          </table:table-cell>
          <table:table-cell office:value-type="float" office:value="19.81555" calcext:value-type="float">
            <text:p>19.81555</text:p>
          </table:table-cell>
          <table:table-cell office:value-type="float" office:value="25.28801" calcext:value-type="float">
            <text:p>25.28801</text:p>
          </table:table-cell>
          <table:table-cell office:value-type="float" office:value="30.80907" calcext:value-type="float">
            <text:p>30.80907</text:p>
          </table:table-cell>
          <table:table-cell office:value-type="float" office:value="41.85627" calcext:value-type="float">
            <text:p>41.85627</text:p>
          </table:table-cell>
          <table:table-cell office:value-type="float" office:value="42.876" calcext:value-type="float">
            <text:p>42.876</text:p>
          </table:table-cell>
          <table:table-cell office:value-type="float" office:value="27.35662" calcext:value-type="float">
            <text:p>27.35662</text:p>
          </table:table-cell>
          <table:table-cell office:value-type="float" office:value="12.2346" calcext:value-type="float">
            <text:p>12.2346</text:p>
          </table:table-cell>
          <table:table-cell office:value-type="float" office:value="927.3247" calcext:value-type="float">
            <text:p>927.3247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8" calcext:value-type="float">
            <text:p>2121998</text:p>
          </table:table-cell>
          <table:table-cell office:value-type="float" office:value="7.971049" calcext:value-type="float">
            <text:p>7.971049</text:p>
          </table:table-cell>
          <table:table-cell office:value-type="float" office:value="477.5248" calcext:value-type="float">
            <text:p>477.52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9415169" calcext:value-type="float">
            <text:p>0.09415169</text:p>
          </table:table-cell>
          <table:table-cell office:value-type="float" office:value="22.08382" calcext:value-type="float">
            <text:p>22.0838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80109" calcext:value-type="float">
            <text:p>0.09580109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8548" calcext:value-type="float">
            <text:p>30.8548</text:p>
          </table:table-cell>
          <table:table-cell office:value-type="float" office:value="-0.5188307" calcext:value-type="float">
            <text:p>-0.5188307</text:p>
          </table:table-cell>
          <table:table-cell office:value-type="float" office:value="-0.9428613" calcext:value-type="float">
            <text:p>-0.942861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8972" calcext:value-type="float">
            <text:p>10.88972</text:p>
          </table:table-cell>
          <table:table-cell office:value-type="float" office:value="0.7377835" calcext:value-type="float">
            <text:p>0.7377835</text:p>
          </table:table-cell>
          <table:table-cell office:value-type="float" office:value="0.1649123" calcext:value-type="float">
            <text:p>0.1649123</text:p>
          </table:table-cell>
          <table:table-cell office:value-type="float" office:value="0.154476" calcext:value-type="float">
            <text:p>0.154476</text:p>
          </table:table-cell>
          <table:table-cell office:value-type="float" office:value="0.07950471" calcext:value-type="float">
            <text:p>0.07950471</text:p>
          </table:table-cell>
          <table:table-cell office:value-type="float" office:value="0.02490724" calcext:value-type="float">
            <text:p>0.02490724</text:p>
          </table:table-cell>
          <table:table-cell office:value-type="float" office:value="0.02282974" calcext:value-type="float">
            <text:p>0.02282974</text:p>
          </table:table-cell>
          <table:table-cell office:value-type="float" office:value="0.02633852" calcext:value-type="float">
            <text:p>0.02633852</text:p>
          </table:table-cell>
          <table:table-cell office:value-type="float" office:value="0.02273115" calcext:value-type="float">
            <text:p>0.02273115</text:p>
          </table:table-cell>
          <table:table-cell office:value-type="float" office:value="24.79819" calcext:value-type="float">
            <text:p>24.79819</text:p>
          </table:table-cell>
          <table:table-cell office:value-type="float" office:value="20.58696" calcext:value-type="float">
            <text:p>20.58696</text:p>
          </table:table-cell>
          <table:table-cell office:value-type="float" office:value="25.33312" calcext:value-type="float">
            <text:p>25.33312</text:p>
          </table:table-cell>
          <table:table-cell office:value-type="float" office:value="30.76275" calcext:value-type="float">
            <text:p>30.76275</text:p>
          </table:table-cell>
          <table:table-cell office:value-type="float" office:value="41.65744" calcext:value-type="float">
            <text:p>41.65744</text:p>
          </table:table-cell>
          <table:table-cell office:value-type="float" office:value="42.68081" calcext:value-type="float">
            <text:p>42.68081</text:p>
          </table:table-cell>
          <table:table-cell office:value-type="float" office:value="27.34502" calcext:value-type="float">
            <text:p>27.34502</text:p>
          </table:table-cell>
          <table:table-cell office:value-type="float" office:value="12.22449" calcext:value-type="float">
            <text:p>12.22449</text:p>
          </table:table-cell>
          <table:table-cell office:value-type="float" office:value="895.587" calcext:value-type="float">
            <text:p>895.587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8" calcext:value-type="float">
            <text:p>3121998</text:p>
          </table:table-cell>
          <table:table-cell office:value-type="float" office:value="7.965103" calcext:value-type="float">
            <text:p>7.965103</text:p>
          </table:table-cell>
          <table:table-cell office:value-type="float" office:value="477.5128" calcext:value-type="float">
            <text:p>477.512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8629696" calcext:value-type="float">
            <text:p>0.08629696</text:p>
          </table:table-cell>
          <table:table-cell office:value-type="float" office:value="22.10667" calcext:value-type="float">
            <text:p>22.1066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85562" calcext:value-type="float">
            <text:p>0.0958556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88746" calcext:value-type="float">
            <text:p>30.88746</text:p>
          </table:table-cell>
          <table:table-cell office:value-type="float" office:value="-0.5189059" calcext:value-type="float">
            <text:p>-0.5189059</text:p>
          </table:table-cell>
          <table:table-cell office:value-type="float" office:value="-0.9439845" calcext:value-type="float">
            <text:p>-0.943984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7946" calcext:value-type="float">
            <text:p>10.87946</text:p>
          </table:table-cell>
          <table:table-cell office:value-type="float" office:value="0.6571548" calcext:value-type="float">
            <text:p>0.6571548</text:p>
          </table:table-cell>
          <table:table-cell office:value-type="float" office:value="0.1383725" calcext:value-type="float">
            <text:p>0.1383725</text:p>
          </table:table-cell>
          <table:table-cell office:value-type="float" office:value="0.1211065" calcext:value-type="float">
            <text:p>0.1211065</text:p>
          </table:table-cell>
          <table:table-cell office:value-type="float" office:value="0.06333344" calcext:value-type="float">
            <text:p>0.06333344</text:p>
          </table:table-cell>
          <table:table-cell office:value-type="float" office:value="0.0249132" calcext:value-type="float">
            <text:p>0.0249132</text:p>
          </table:table-cell>
          <table:table-cell office:value-type="float" office:value="0.02284644" calcext:value-type="float">
            <text:p>0.02284644</text:p>
          </table:table-cell>
          <table:table-cell office:value-type="float" office:value="0.02603468" calcext:value-type="float">
            <text:p>0.02603468</text:p>
          </table:table-cell>
          <table:table-cell office:value-type="float" office:value="0.02264007" calcext:value-type="float">
            <text:p>0.02264007</text:p>
          </table:table-cell>
          <table:table-cell office:value-type="float" office:value="23.769" calcext:value-type="float">
            <text:p>23.769</text:p>
          </table:table-cell>
          <table:table-cell office:value-type="float" office:value="21.40521" calcext:value-type="float">
            <text:p>21.40521</text:p>
          </table:table-cell>
          <table:table-cell office:value-type="float" office:value="25.78762" calcext:value-type="float">
            <text:p>25.78762</text:p>
          </table:table-cell>
          <table:table-cell office:value-type="float" office:value="31.03049" calcext:value-type="float">
            <text:p>31.03049</text:p>
          </table:table-cell>
          <table:table-cell office:value-type="float" office:value="41.58293" calcext:value-type="float">
            <text:p>41.58293</text:p>
          </table:table-cell>
          <table:table-cell office:value-type="float" office:value="42.43744" calcext:value-type="float">
            <text:p>42.43744</text:p>
          </table:table-cell>
          <table:table-cell office:value-type="float" office:value="27.33313" calcext:value-type="float">
            <text:p>27.33313</text:p>
          </table:table-cell>
          <table:table-cell office:value-type="float" office:value="12.21474" calcext:value-type="float">
            <text:p>12.21474</text:p>
          </table:table-cell>
          <table:table-cell office:value-type="float" office:value="858.2478" calcext:value-type="float">
            <text:p>858.2478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8" calcext:value-type="float">
            <text:p>4121998</text:p>
          </table:table-cell>
          <table:table-cell office:value-type="float" office:value="7.958248" calcext:value-type="float">
            <text:p>7.958248</text:p>
          </table:table-cell>
          <table:table-cell office:value-type="float" office:value="477.5015" calcext:value-type="float">
            <text:p>477.501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8480607" calcext:value-type="float">
            <text:p>0.08480607</text:p>
          </table:table-cell>
          <table:table-cell office:value-type="float" office:value="22.14257" calcext:value-type="float">
            <text:p>22.1425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90603" calcext:value-type="float">
            <text:p>0.0959060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91225" calcext:value-type="float">
            <text:p>30.91225</text:p>
          </table:table-cell>
          <table:table-cell office:value-type="float" office:value="-0.5190004" calcext:value-type="float">
            <text:p>-0.5190004</text:p>
          </table:table-cell>
          <table:table-cell office:value-type="float" office:value="-0.9460804" calcext:value-type="float">
            <text:p>-0.946080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7097" calcext:value-type="float">
            <text:p>10.87097</text:p>
          </table:table-cell>
          <table:table-cell office:value-type="float" office:value="0.8161035" calcext:value-type="float">
            <text:p>0.8161035</text:p>
          </table:table-cell>
          <table:table-cell office:value-type="float" office:value="0.106876" calcext:value-type="float">
            <text:p>0.106876</text:p>
          </table:table-cell>
          <table:table-cell office:value-type="float" office:value="0.09257184" calcext:value-type="float">
            <text:p>0.09257184</text:p>
          </table:table-cell>
          <table:table-cell office:value-type="float" office:value="0.05056326" calcext:value-type="float">
            <text:p>0.05056326</text:p>
          </table:table-cell>
          <table:table-cell office:value-type="float" office:value="0.02473585" calcext:value-type="float">
            <text:p>0.02473585</text:p>
          </table:table-cell>
          <table:table-cell office:value-type="float" office:value="0.02284791" calcext:value-type="float">
            <text:p>0.02284791</text:p>
          </table:table-cell>
          <table:table-cell office:value-type="float" office:value="0.02589462" calcext:value-type="float">
            <text:p>0.02589462</text:p>
          </table:table-cell>
          <table:table-cell office:value-type="float" office:value="0.02260417" calcext:value-type="float">
            <text:p>0.02260417</text:p>
          </table:table-cell>
          <table:table-cell office:value-type="float" office:value="28.21497" calcext:value-type="float">
            <text:p>28.21497</text:p>
          </table:table-cell>
          <table:table-cell office:value-type="float" office:value="22.00232" calcext:value-type="float">
            <text:p>22.00232</text:p>
          </table:table-cell>
          <table:table-cell office:value-type="float" office:value="25.58689" calcext:value-type="float">
            <text:p>25.58689</text:p>
          </table:table-cell>
          <table:table-cell office:value-type="float" office:value="31.069" calcext:value-type="float">
            <text:p>31.069</text:p>
          </table:table-cell>
          <table:table-cell office:value-type="float" office:value="41.55517" calcext:value-type="float">
            <text:p>41.55517</text:p>
          </table:table-cell>
          <table:table-cell office:value-type="float" office:value="42.2727" calcext:value-type="float">
            <text:p>42.2727</text:p>
          </table:table-cell>
          <table:table-cell office:value-type="float" office:value="27.27318" calcext:value-type="float">
            <text:p>27.27318</text:p>
          </table:table-cell>
          <table:table-cell office:value-type="float" office:value="12.20744" calcext:value-type="float">
            <text:p>12.20744</text:p>
          </table:table-cell>
          <table:table-cell office:value-type="float" office:value="843.5832" calcext:value-type="float">
            <text:p>843.5832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8" calcext:value-type="float">
            <text:p>5121998</text:p>
          </table:table-cell>
          <table:table-cell office:value-type="float" office:value="7.953831" calcext:value-type="float">
            <text:p>7.953831</text:p>
          </table:table-cell>
          <table:table-cell office:value-type="float" office:value="477.4906" calcext:value-type="float">
            <text:p>477.490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7807949" calcext:value-type="float">
            <text:p>0.07807949</text:p>
          </table:table-cell>
          <table:table-cell office:value-type="float" office:value="22.15894" calcext:value-type="float">
            <text:p>22.1589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595372" calcext:value-type="float">
            <text:p>0.0959537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92871" calcext:value-type="float">
            <text:p>30.92871</text:p>
          </table:table-cell>
          <table:table-cell office:value-type="float" office:value="-0.5190343" calcext:value-type="float">
            <text:p>-0.5190343</text:p>
          </table:table-cell>
          <table:table-cell office:value-type="float" office:value="-0.9465345" calcext:value-type="float">
            <text:p>-0.946534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6028" calcext:value-type="float">
            <text:p>10.86028</text:p>
          </table:table-cell>
          <table:table-cell office:value-type="float" office:value="0.5182791" calcext:value-type="float">
            <text:p>0.5182791</text:p>
          </table:table-cell>
          <table:table-cell office:value-type="float" office:value="0.08172844" calcext:value-type="float">
            <text:p>0.08172844</text:p>
          </table:table-cell>
          <table:table-cell office:value-type="float" office:value="0.07216604" calcext:value-type="float">
            <text:p>0.07216604</text:p>
          </table:table-cell>
          <table:table-cell office:value-type="float" office:value="0.04351566" calcext:value-type="float">
            <text:p>0.04351566</text:p>
          </table:table-cell>
          <table:table-cell office:value-type="float" office:value="0.0252733" calcext:value-type="float">
            <text:p>0.0252733</text:p>
          </table:table-cell>
          <table:table-cell office:value-type="float" office:value="0.02322917" calcext:value-type="float">
            <text:p>0.02322917</text:p>
          </table:table-cell>
          <table:table-cell office:value-type="float" office:value="0.02584677" calcext:value-type="float">
            <text:p>0.02584677</text:p>
          </table:table-cell>
          <table:table-cell office:value-type="float" office:value="0.02258313" calcext:value-type="float">
            <text:p>0.02258313</text:p>
          </table:table-cell>
          <table:table-cell office:value-type="float" office:value="39.14285" calcext:value-type="float">
            <text:p>39.14285</text:p>
          </table:table-cell>
          <table:table-cell office:value-type="float" office:value="22.37067" calcext:value-type="float">
            <text:p>22.37067</text:p>
          </table:table-cell>
          <table:table-cell office:value-type="float" office:value="24.64881" calcext:value-type="float">
            <text:p>24.64881</text:p>
          </table:table-cell>
          <table:table-cell office:value-type="float" office:value="30.68125" calcext:value-type="float">
            <text:p>30.68125</text:p>
          </table:table-cell>
          <table:table-cell office:value-type="float" office:value="41.22412" calcext:value-type="float">
            <text:p>41.22412</text:p>
          </table:table-cell>
          <table:table-cell office:value-type="float" office:value="41.97115" calcext:value-type="float">
            <text:p>41.97115</text:p>
          </table:table-cell>
          <table:table-cell office:value-type="float" office:value="27.20476" calcext:value-type="float">
            <text:p>27.20476</text:p>
          </table:table-cell>
          <table:table-cell office:value-type="float" office:value="12.20096" calcext:value-type="float">
            <text:p>12.20096</text:p>
          </table:table-cell>
          <table:table-cell office:value-type="float" office:value="837.0068" calcext:value-type="float">
            <text:p>837.0068</text:p>
          </table:table-cell>
          <table:table-cell office:value-type="float" office:value="0" calcext:value-type="float">
            <text:p>0</text:p>
          </table:table-cell>
          <table:table-cell office:value-type="float" office:value="-1.179158" calcext:value-type="float">
            <text:p>-1.1791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8" calcext:value-type="float">
            <text:p>6121998</text:p>
          </table:table-cell>
          <table:table-cell office:value-type="float" office:value="7.950459" calcext:value-type="float">
            <text:p>7.950459</text:p>
          </table:table-cell>
          <table:table-cell office:value-type="float" office:value="477.4806" calcext:value-type="float">
            <text:p>477.480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7535559" calcext:value-type="float">
            <text:p>0.07535559</text:p>
          </table:table-cell>
          <table:table-cell office:value-type="float" office:value="22.13573" calcext:value-type="float">
            <text:p>22.13573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03506" calcext:value-type="float">
            <text:p>0.0960350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0.98118" calcext:value-type="float">
            <text:p>30.98118</text:p>
          </table:table-cell>
          <table:table-cell office:value-type="float" office:value="-0.5190954" calcext:value-type="float">
            <text:p>-0.5190954</text:p>
          </table:table-cell>
          <table:table-cell office:value-type="float" office:value="-0.9472324" calcext:value-type="float">
            <text:p>-0.947232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5247" calcext:value-type="float">
            <text:p>10.85247</text:p>
          </table:table-cell>
          <table:table-cell office:value-type="float" office:value="0.4486815" calcext:value-type="float">
            <text:p>0.4486815</text:p>
          </table:table-cell>
          <table:table-cell office:value-type="float" office:value="0.1092642" calcext:value-type="float">
            <text:p>0.1092642</text:p>
          </table:table-cell>
          <table:table-cell office:value-type="float" office:value="0.05913575" calcext:value-type="float">
            <text:p>0.05913575</text:p>
          </table:table-cell>
          <table:table-cell office:value-type="float" office:value="0.03729057" calcext:value-type="float">
            <text:p>0.03729057</text:p>
          </table:table-cell>
          <table:table-cell office:value-type="float" office:value="0.02536317" calcext:value-type="float">
            <text:p>0.02536317</text:p>
          </table:table-cell>
          <table:table-cell office:value-type="float" office:value="0.02374803" calcext:value-type="float">
            <text:p>0.02374803</text:p>
          </table:table-cell>
          <table:table-cell office:value-type="float" office:value="0.02698312" calcext:value-type="float">
            <text:p>0.02698312</text:p>
          </table:table-cell>
          <table:table-cell office:value-type="float" office:value="0.02263869" calcext:value-type="float">
            <text:p>0.02263869</text:p>
          </table:table-cell>
          <table:table-cell office:value-type="float" office:value="18.92123" calcext:value-type="float">
            <text:p>18.92123</text:p>
          </table:table-cell>
          <table:table-cell office:value-type="float" office:value="29.95329" calcext:value-type="float">
            <text:p>29.95329</text:p>
          </table:table-cell>
          <table:table-cell office:value-type="float" office:value="26.96498" calcext:value-type="float">
            <text:p>26.96498</text:p>
          </table:table-cell>
          <table:table-cell office:value-type="float" office:value="31.24123" calcext:value-type="float">
            <text:p>31.24123</text:p>
          </table:table-cell>
          <table:table-cell office:value-type="float" office:value="41.4661" calcext:value-type="float">
            <text:p>41.4661</text:p>
          </table:table-cell>
          <table:table-cell office:value-type="float" office:value="41.85188" calcext:value-type="float">
            <text:p>41.85188</text:p>
          </table:table-cell>
          <table:table-cell office:value-type="float" office:value="25.95346" calcext:value-type="float">
            <text:p>25.95346</text:p>
          </table:table-cell>
          <table:table-cell office:value-type="float" office:value="12.29778" calcext:value-type="float">
            <text:p>12.29778</text:p>
          </table:table-cell>
          <table:table-cell office:value-type="float" office:value="699.8452" calcext:value-type="float">
            <text:p>699.8452</text:p>
          </table:table-cell>
          <table:table-cell office:value-type="float" office:value="0" calcext:value-type="float">
            <text:p>0</text:p>
          </table:table-cell>
          <table:table-cell office:value-type="float" office:value="-1.179241" calcext:value-type="float">
            <text:p>-1.1792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8" calcext:value-type="float">
            <text:p>7121998</text:p>
          </table:table-cell>
          <table:table-cell office:value-type="float" office:value="7.94769" calcext:value-type="float">
            <text:p>7.94769</text:p>
          </table:table-cell>
          <table:table-cell office:value-type="float" office:value="477.4714" calcext:value-type="float">
            <text:p>477.47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7290262" calcext:value-type="float">
            <text:p>0.07290262</text:p>
          </table:table-cell>
          <table:table-cell office:value-type="float" office:value="21.89331" calcext:value-type="float">
            <text:p>21.8933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25421" calcext:value-type="float">
            <text:p>0.0962542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1.25352" calcext:value-type="float">
            <text:p>31.25352</text:p>
          </table:table-cell>
          <table:table-cell office:value-type="float" office:value="-0.5195081" calcext:value-type="float">
            <text:p>-0.5195081</text:p>
          </table:table-cell>
          <table:table-cell office:value-type="float" office:value="-0.9483925" calcext:value-type="float">
            <text:p>-0.948392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4891" calcext:value-type="float">
            <text:p>10.84891</text:p>
          </table:table-cell>
          <table:table-cell office:value-type="float" office:value="0.4750634" calcext:value-type="float">
            <text:p>0.4750634</text:p>
          </table:table-cell>
          <table:table-cell office:value-type="float" office:value="0.1112411" calcext:value-type="float">
            <text:p>0.1112411</text:p>
          </table:table-cell>
          <table:table-cell office:value-type="float" office:value="0.0580235" calcext:value-type="float">
            <text:p>0.0580235</text:p>
          </table:table-cell>
          <table:table-cell office:value-type="float" office:value="0.03677863" calcext:value-type="float">
            <text:p>0.03677863</text:p>
          </table:table-cell>
          <table:table-cell office:value-type="float" office:value="0.02693187" calcext:value-type="float">
            <text:p>0.02693187</text:p>
          </table:table-cell>
          <table:table-cell office:value-type="float" office:value="0.02493312" calcext:value-type="float">
            <text:p>0.02493312</text:p>
          </table:table-cell>
          <table:table-cell office:value-type="float" office:value="0.02739738" calcext:value-type="float">
            <text:p>0.02739738</text:p>
          </table:table-cell>
          <table:table-cell office:value-type="float" office:value="0.0227494" calcext:value-type="float">
            <text:p>0.0227494</text:p>
          </table:table-cell>
          <table:table-cell office:value-type="float" office:value="7.856165" calcext:value-type="float">
            <text:p>7.856165</text:p>
          </table:table-cell>
          <table:table-cell office:value-type="float" office:value="15.48364" calcext:value-type="float">
            <text:p>15.48364</text:p>
          </table:table-cell>
          <table:table-cell office:value-type="float" office:value="27.55773" calcext:value-type="float">
            <text:p>27.55773</text:p>
          </table:table-cell>
          <table:table-cell office:value-type="float" office:value="34.86343" calcext:value-type="float">
            <text:p>34.86343</text:p>
          </table:table-cell>
          <table:table-cell office:value-type="float" office:value="46.0792" calcext:value-type="float">
            <text:p>46.0792</text:p>
          </table:table-cell>
          <table:table-cell office:value-type="float" office:value="40.26057" calcext:value-type="float">
            <text:p>40.26057</text:p>
          </table:table-cell>
          <table:table-cell office:value-type="float" office:value="22.61343" calcext:value-type="float">
            <text:p>22.61343</text:p>
          </table:table-cell>
          <table:table-cell office:value-type="float" office:value="12.51194" calcext:value-type="float">
            <text:p>12.51194</text:p>
          </table:table-cell>
          <table:table-cell office:value-type="float" office:value="509.25" calcext:value-type="float">
            <text:p>509.25</text:p>
          </table:table-cell>
          <table:table-cell office:value-type="float" office:value="0" calcext:value-type="float">
            <text:p>0</text:p>
          </table:table-cell>
          <table:table-cell office:value-type="float" office:value="-1.180448" calcext:value-type="float">
            <text:p>-1.1804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8" calcext:value-type="float">
            <text:p>8121998</text:p>
          </table:table-cell>
          <table:table-cell office:value-type="float" office:value="7.943667" calcext:value-type="float">
            <text:p>7.943667</text:p>
          </table:table-cell>
          <table:table-cell office:value-type="float" office:value="477.4617" calcext:value-type="float">
            <text:p>477.461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7060172" calcext:value-type="float">
            <text:p>0.07060172</text:p>
          </table:table-cell>
          <table:table-cell office:value-type="float" office:value="21.67203" calcext:value-type="float">
            <text:p>21.67203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39575" calcext:value-type="float">
            <text:p>0.0963957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1.50156" calcext:value-type="float">
            <text:p>31.50156</text:p>
          </table:table-cell>
          <table:table-cell office:value-type="float" office:value="-0.5195875" calcext:value-type="float">
            <text:p>-0.5195875</text:p>
          </table:table-cell>
          <table:table-cell office:value-type="float" office:value="-0.9490497" calcext:value-type="float">
            <text:p>-0.949049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3935" calcext:value-type="float">
            <text:p>10.83935</text:p>
          </table:table-cell>
          <table:table-cell office:value-type="float" office:value="0.4003862" calcext:value-type="float">
            <text:p>0.4003862</text:p>
          </table:table-cell>
          <table:table-cell office:value-type="float" office:value="0.07979064" calcext:value-type="float">
            <text:p>0.07979064</text:p>
          </table:table-cell>
          <table:table-cell office:value-type="float" office:value="0.04872644" calcext:value-type="float">
            <text:p>0.04872644</text:p>
          </table:table-cell>
          <table:table-cell office:value-type="float" office:value="0.03368401" calcext:value-type="float">
            <text:p>0.03368401</text:p>
          </table:table-cell>
          <table:table-cell office:value-type="float" office:value="0.02711879" calcext:value-type="float">
            <text:p>0.02711879</text:p>
          </table:table-cell>
          <table:table-cell office:value-type="float" office:value="0.02516422" calcext:value-type="float">
            <text:p>0.02516422</text:p>
          </table:table-cell>
          <table:table-cell office:value-type="float" office:value="0.02711247" calcext:value-type="float">
            <text:p>0.02711247</text:p>
          </table:table-cell>
          <table:table-cell office:value-type="float" office:value="0.02283927" calcext:value-type="float">
            <text:p>0.02283927</text:p>
          </table:table-cell>
          <table:table-cell office:value-type="float" office:value="17.45746" calcext:value-type="float">
            <text:p>17.45746</text:p>
          </table:table-cell>
          <table:table-cell office:value-type="float" office:value="17.1321" calcext:value-type="float">
            <text:p>17.1321</text:p>
          </table:table-cell>
          <table:table-cell office:value-type="float" office:value="26.03492" calcext:value-type="float">
            <text:p>26.03492</text:p>
          </table:table-cell>
          <table:table-cell office:value-type="float" office:value="33.88347" calcext:value-type="float">
            <text:p>33.88347</text:p>
          </table:table-cell>
          <table:table-cell office:value-type="float" office:value="44.77645" calcext:value-type="float">
            <text:p>44.77645</text:p>
          </table:table-cell>
          <table:table-cell office:value-type="float" office:value="38.85281" calcext:value-type="float">
            <text:p>38.85281</text:p>
          </table:table-cell>
          <table:table-cell office:value-type="float" office:value="21.69352" calcext:value-type="float">
            <text:p>21.69352</text:p>
          </table:table-cell>
          <table:table-cell office:value-type="float" office:value="12.65117" calcext:value-type="float">
            <text:p>12.65117</text:p>
          </table:table-cell>
          <table:table-cell office:value-type="float" office:value="525.8003" calcext:value-type="float">
            <text:p>525.8003</text:p>
          </table:table-cell>
          <table:table-cell office:value-type="float" office:value="0" calcext:value-type="float">
            <text:p>0</text:p>
          </table:table-cell>
          <table:table-cell office:value-type="float" office:value="-1.180448" calcext:value-type="float">
            <text:p>-1.1804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8" calcext:value-type="float">
            <text:p>9121998</text:p>
          </table:table-cell>
          <table:table-cell office:value-type="float" office:value="7.939369" calcext:value-type="float">
            <text:p>7.939369</text:p>
          </table:table-cell>
          <table:table-cell office:value-type="float" office:value="477.4521" calcext:value-type="float">
            <text:p>477.45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91259" calcext:value-type="float">
            <text:p>0.0691259</text:p>
          </table:table-cell>
          <table:table-cell office:value-type="float" office:value="21.54564" calcext:value-type="float">
            <text:p>21.5456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48907" calcext:value-type="float">
            <text:p>0.0964890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1.65351" calcext:value-type="float">
            <text:p>31.65351</text:p>
          </table:table-cell>
          <table:table-cell office:value-type="float" office:value="-0.5196247" calcext:value-type="float">
            <text:p>-0.5196247</text:p>
          </table:table-cell>
          <table:table-cell office:value-type="float" office:value="-0.9496545" calcext:value-type="float">
            <text:p>-0.949654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2909" calcext:value-type="float">
            <text:p>10.82909</text:p>
          </table:table-cell>
          <table:table-cell office:value-type="float" office:value="0.3497016" calcext:value-type="float">
            <text:p>0.3497016</text:p>
          </table:table-cell>
          <table:table-cell office:value-type="float" office:value="0.06446505" calcext:value-type="float">
            <text:p>0.06446505</text:p>
          </table:table-cell>
          <table:table-cell office:value-type="float" office:value="0.04196231" calcext:value-type="float">
            <text:p>0.04196231</text:p>
          </table:table-cell>
          <table:table-cell office:value-type="float" office:value="0.03097392" calcext:value-type="float">
            <text:p>0.03097392</text:p>
          </table:table-cell>
          <table:table-cell office:value-type="float" office:value="0.02693472" calcext:value-type="float">
            <text:p>0.02693472</text:p>
          </table:table-cell>
          <table:table-cell office:value-type="float" office:value="0.0250643" calcext:value-type="float">
            <text:p>0.0250643</text:p>
          </table:table-cell>
          <table:table-cell office:value-type="float" office:value="0.02681678" calcext:value-type="float">
            <text:p>0.02681678</text:p>
          </table:table-cell>
          <table:table-cell office:value-type="float" office:value="0.02292594" calcext:value-type="float">
            <text:p>0.02292594</text:p>
          </table:table-cell>
          <table:table-cell office:value-type="float" office:value="25.36927" calcext:value-type="float">
            <text:p>25.36927</text:p>
          </table:table-cell>
          <table:table-cell office:value-type="float" office:value="19.05121" calcext:value-type="float">
            <text:p>19.05121</text:p>
          </table:table-cell>
          <table:table-cell office:value-type="float" office:value="25.64665" calcext:value-type="float">
            <text:p>25.64665</text:p>
          </table:table-cell>
          <table:table-cell office:value-type="float" office:value="33.67145" calcext:value-type="float">
            <text:p>33.67145</text:p>
          </table:table-cell>
          <table:table-cell office:value-type="float" office:value="43.63292" calcext:value-type="float">
            <text:p>43.63292</text:p>
          </table:table-cell>
          <table:table-cell office:value-type="float" office:value="37.33078" calcext:value-type="float">
            <text:p>37.33078</text:p>
          </table:table-cell>
          <table:table-cell office:value-type="float" office:value="20.76636" calcext:value-type="float">
            <text:p>20.76636</text:p>
          </table:table-cell>
          <table:table-cell office:value-type="float" office:value="12.75836" calcext:value-type="float">
            <text:p>12.75836</text:p>
          </table:table-cell>
          <table:table-cell office:value-type="float" office:value="545.7587" calcext:value-type="float">
            <text:p>545.7587</text:p>
          </table:table-cell>
          <table:table-cell office:value-type="float" office:value="0" calcext:value-type="float">
            <text:p>0</text:p>
          </table:table-cell>
          <table:table-cell office:value-type="float" office:value="-1.180448" calcext:value-type="float">
            <text:p>-1.18044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8" calcext:value-type="float">
            <text:p>10121998</text:p>
          </table:table-cell>
          <table:table-cell office:value-type="float" office:value="7.935033" calcext:value-type="float">
            <text:p>7.935033</text:p>
          </table:table-cell>
          <table:table-cell office:value-type="float" office:value="477.4426" calcext:value-type="float">
            <text:p>477.442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814961" calcext:value-type="float">
            <text:p>0.06814961</text:p>
          </table:table-cell>
          <table:table-cell office:value-type="float" office:value="21.46478" calcext:value-type="float">
            <text:p>21.4647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57393" calcext:value-type="float">
            <text:p>0.0965739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1.7579" calcext:value-type="float">
            <text:p>31.7579</text:p>
          </table:table-cell>
          <table:table-cell office:value-type="float" office:value="-0.5196465" calcext:value-type="float">
            <text:p>-0.5196465</text:p>
          </table:table-cell>
          <table:table-cell office:value-type="float" office:value="-0.9502087" calcext:value-type="float">
            <text:p>-0.950208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1833" calcext:value-type="float">
            <text:p>10.81833</text:p>
          </table:table-cell>
          <table:table-cell office:value-type="float" office:value="0.3087839" calcext:value-type="float">
            <text:p>0.3087839</text:p>
          </table:table-cell>
          <table:table-cell office:value-type="float" office:value="0.05325133" calcext:value-type="float">
            <text:p>0.05325133</text:p>
          </table:table-cell>
          <table:table-cell office:value-type="float" office:value="0.03633965" calcext:value-type="float">
            <text:p>0.03633965</text:p>
          </table:table-cell>
          <table:table-cell office:value-type="float" office:value="0.02852847" calcext:value-type="float">
            <text:p>0.02852847</text:p>
          </table:table-cell>
          <table:table-cell office:value-type="float" office:value="0.02655605" calcext:value-type="float">
            <text:p>0.02655605</text:p>
          </table:table-cell>
          <table:table-cell office:value-type="float" office:value="0.02481581" calcext:value-type="float">
            <text:p>0.02481581</text:p>
          </table:table-cell>
          <table:table-cell office:value-type="float" office:value="0.026542" calcext:value-type="float">
            <text:p>0.026542</text:p>
          </table:table-cell>
          <table:table-cell office:value-type="float" office:value="0.02299019" calcext:value-type="float">
            <text:p>0.02299019</text:p>
          </table:table-cell>
          <table:table-cell office:value-type="float" office:value="29.66145" calcext:value-type="float">
            <text:p>29.66145</text:p>
          </table:table-cell>
          <table:table-cell office:value-type="float" office:value="22.14875" calcext:value-type="float">
            <text:p>22.14875</text:p>
          </table:table-cell>
          <table:table-cell office:value-type="float" office:value="25.64835" calcext:value-type="float">
            <text:p>25.64835</text:p>
          </table:table-cell>
          <table:table-cell office:value-type="float" office:value="33.5754" calcext:value-type="float">
            <text:p>33.5754</text:p>
          </table:table-cell>
          <table:table-cell office:value-type="float" office:value="42.84468" calcext:value-type="float">
            <text:p>42.84468</text:p>
          </table:table-cell>
          <table:table-cell office:value-type="float" office:value="36.08334" calcext:value-type="float">
            <text:p>36.08334</text:p>
          </table:table-cell>
          <table:table-cell office:value-type="float" office:value="19.96495" calcext:value-type="float">
            <text:p>19.96495</text:p>
          </table:table-cell>
          <table:table-cell office:value-type="float" office:value="12.81715" calcext:value-type="float">
            <text:p>12.81715</text:p>
          </table:table-cell>
          <table:table-cell office:value-type="float" office:value="559.7369" calcext:value-type="float">
            <text:p>559.7369</text:p>
          </table:table-cell>
          <table:table-cell office:value-type="float" office:value="0" calcext:value-type="float">
            <text:p>0</text:p>
          </table:table-cell>
          <table:table-cell office:value-type="float" office:value="-1.180448" calcext:value-type="float">
            <text:p>-1.1804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8" calcext:value-type="float">
            <text:p>11121998</text:p>
          </table:table-cell>
          <table:table-cell office:value-type="float" office:value="7.930807" calcext:value-type="float">
            <text:p>7.930807</text:p>
          </table:table-cell>
          <table:table-cell office:value-type="float" office:value="477.4331" calcext:value-type="float">
            <text:p>477.433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661882" calcext:value-type="float">
            <text:p>0.06661882</text:p>
          </table:table-cell>
          <table:table-cell office:value-type="float" office:value="21.41596" calcext:value-type="float">
            <text:p>21.41596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64445" calcext:value-type="float">
            <text:p>0.09664445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1.82932" calcext:value-type="float">
            <text:p>31.82932</text:p>
          </table:table-cell>
          <table:table-cell office:value-type="float" office:value="-0.5196775" calcext:value-type="float">
            <text:p>-0.5196775</text:p>
          </table:table-cell>
          <table:table-cell office:value-type="float" office:value="-0.9506454" calcext:value-type="float">
            <text:p>-0.950645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80747" calcext:value-type="float">
            <text:p>10.80747</text:p>
          </table:table-cell>
          <table:table-cell office:value-type="float" office:value="0.251874" calcext:value-type="float">
            <text:p>0.251874</text:p>
          </table:table-cell>
          <table:table-cell office:value-type="float" office:value="0.0429379" calcext:value-type="float">
            <text:p>0.0429379</text:p>
          </table:table-cell>
          <table:table-cell office:value-type="float" office:value="0.03243005" calcext:value-type="float">
            <text:p>0.03243005</text:p>
          </table:table-cell>
          <table:table-cell office:value-type="float" office:value="0.02671283" calcext:value-type="float">
            <text:p>0.02671283</text:p>
          </table:table-cell>
          <table:table-cell office:value-type="float" office:value="0.02605216" calcext:value-type="float">
            <text:p>0.02605216</text:p>
          </table:table-cell>
          <table:table-cell office:value-type="float" office:value="0.02440786" calcext:value-type="float">
            <text:p>0.02440786</text:p>
          </table:table-cell>
          <table:table-cell office:value-type="float" office:value="0.02623345" calcext:value-type="float">
            <text:p>0.02623345</text:p>
          </table:table-cell>
          <table:table-cell office:value-type="float" office:value="0.02302417" calcext:value-type="float">
            <text:p>0.02302417</text:p>
          </table:table-cell>
          <table:table-cell office:value-type="float" office:value="39.19101" calcext:value-type="float">
            <text:p>39.19101</text:p>
          </table:table-cell>
          <table:table-cell office:value-type="float" office:value="23.14231" calcext:value-type="float">
            <text:p>23.14231</text:p>
          </table:table-cell>
          <table:table-cell office:value-type="float" office:value="25.29082" calcext:value-type="float">
            <text:p>25.29082</text:p>
          </table:table-cell>
          <table:table-cell office:value-type="float" office:value="33.52817" calcext:value-type="float">
            <text:p>33.52817</text:p>
          </table:table-cell>
          <table:table-cell office:value-type="float" office:value="42.26216" calcext:value-type="float">
            <text:p>42.26216</text:p>
          </table:table-cell>
          <table:table-cell office:value-type="float" office:value="35.04326" calcext:value-type="float">
            <text:p>35.04326</text:p>
          </table:table-cell>
          <table:table-cell office:value-type="float" office:value="19.25774" calcext:value-type="float">
            <text:p>19.25774</text:p>
          </table:table-cell>
          <table:table-cell office:value-type="float" office:value="12.85779" calcext:value-type="float">
            <text:p>12.85779</text:p>
          </table:table-cell>
          <table:table-cell office:value-type="float" office:value="578.6691" calcext:value-type="float">
            <text:p>578.6691</text:p>
          </table:table-cell>
          <table:table-cell office:value-type="float" office:value="0" calcext:value-type="float">
            <text:p>0</text:p>
          </table:table-cell>
          <table:table-cell office:value-type="float" office:value="-1.180448" calcext:value-type="float">
            <text:p>-1.1804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8" calcext:value-type="float">
            <text:p>12121998</text:p>
          </table:table-cell>
          <table:table-cell office:value-type="float" office:value="7.926869" calcext:value-type="float">
            <text:p>7.926869</text:p>
          </table:table-cell>
          <table:table-cell office:value-type="float" office:value="477.4238" calcext:value-type="float">
            <text:p>477.423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673224" calcext:value-type="float">
            <text:p>0.06673224</text:p>
          </table:table-cell>
          <table:table-cell office:value-type="float" office:value="21.35444" calcext:value-type="float">
            <text:p>21.3544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74447" calcext:value-type="float">
            <text:p>0.0967444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1.91002" calcext:value-type="float">
            <text:p>31.91002</text:p>
          </table:table-cell>
          <table:table-cell office:value-type="float" office:value="-0.5197067" calcext:value-type="float">
            <text:p>-0.5197067</text:p>
          </table:table-cell>
          <table:table-cell office:value-type="float" office:value="-0.9509816" calcext:value-type="float">
            <text:p>-0.950981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969" calcext:value-type="float">
            <text:p>10.7969</text:p>
          </table:table-cell>
          <table:table-cell office:value-type="float" office:value="0.2785113" calcext:value-type="float">
            <text:p>0.2785113</text:p>
          </table:table-cell>
          <table:table-cell office:value-type="float" office:value="0.0363903" calcext:value-type="float">
            <text:p>0.0363903</text:p>
          </table:table-cell>
          <table:table-cell office:value-type="float" office:value="0.02946264" calcext:value-type="float">
            <text:p>0.02946264</text:p>
          </table:table-cell>
          <table:table-cell office:value-type="float" office:value="0.02515062" calcext:value-type="float">
            <text:p>0.02515062</text:p>
          </table:table-cell>
          <table:table-cell office:value-type="float" office:value="0.02558297" calcext:value-type="float">
            <text:p>0.02558297</text:p>
          </table:table-cell>
          <table:table-cell office:value-type="float" office:value="0.0240582" calcext:value-type="float">
            <text:p>0.0240582</text:p>
          </table:table-cell>
          <table:table-cell office:value-type="float" office:value="0.02593265" calcext:value-type="float">
            <text:p>0.02593265</text:p>
          </table:table-cell>
          <table:table-cell office:value-type="float" office:value="0.02302957" calcext:value-type="float">
            <text:p>0.02302957</text:p>
          </table:table-cell>
          <table:table-cell office:value-type="float" office:value="40.79932" calcext:value-type="float">
            <text:p>40.79932</text:p>
          </table:table-cell>
          <table:table-cell office:value-type="float" office:value="25.61468" calcext:value-type="float">
            <text:p>25.61468</text:p>
          </table:table-cell>
          <table:table-cell office:value-type="float" office:value="25.90701" calcext:value-type="float">
            <text:p>25.90701</text:p>
          </table:table-cell>
          <table:table-cell office:value-type="float" office:value="33.57245" calcext:value-type="float">
            <text:p>33.57245</text:p>
          </table:table-cell>
          <table:table-cell office:value-type="float" office:value="41.66391" calcext:value-type="float">
            <text:p>41.66391</text:p>
          </table:table-cell>
          <table:table-cell office:value-type="float" office:value="34.10754" calcext:value-type="float">
            <text:p>34.10754</text:p>
          </table:table-cell>
          <table:table-cell office:value-type="float" office:value="18.59902" calcext:value-type="float">
            <text:p>18.59902</text:p>
          </table:table-cell>
          <table:table-cell office:value-type="float" office:value="12.87134" calcext:value-type="float">
            <text:p>12.87134</text:p>
          </table:table-cell>
          <table:table-cell office:value-type="float" office:value="578.1717" calcext:value-type="float">
            <text:p>578.1717</text:p>
          </table:table-cell>
          <table:table-cell office:value-type="float" office:value="0" calcext:value-type="float">
            <text:p>0</text:p>
          </table:table-cell>
          <table:table-cell office:value-type="float" office:value="-1.18046" calcext:value-type="float">
            <text:p>-1.180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8" calcext:value-type="float">
            <text:p>13121998</text:p>
          </table:table-cell>
          <table:table-cell office:value-type="float" office:value="7.922587" calcext:value-type="float">
            <text:p>7.922587</text:p>
          </table:table-cell>
          <table:table-cell office:value-type="float" office:value="477.4142" calcext:value-type="float">
            <text:p>477.414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699788" calcext:value-type="float">
            <text:p>0.06699788</text:p>
          </table:table-cell>
          <table:table-cell office:value-type="float" office:value="21.28411" calcext:value-type="float">
            <text:p>21.2841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86864" calcext:value-type="float">
            <text:p>0.0968686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1.99922" calcext:value-type="float">
            <text:p>31.99922</text:p>
          </table:table-cell>
          <table:table-cell office:value-type="float" office:value="-0.520044" calcext:value-type="float">
            <text:p>-0.520044</text:p>
          </table:table-cell>
          <table:table-cell office:value-type="float" office:value="-0.951391" calcext:value-type="float">
            <text:p>-0.95139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8572" calcext:value-type="float">
            <text:p>10.78572</text:p>
          </table:table-cell>
          <table:table-cell office:value-type="float" office:value="0.3461069" calcext:value-type="float">
            <text:p>0.3461069</text:p>
          </table:table-cell>
          <table:table-cell office:value-type="float" office:value="0.03529681" calcext:value-type="float">
            <text:p>0.03529681</text:p>
          </table:table-cell>
          <table:table-cell office:value-type="float" office:value="0.02748275" calcext:value-type="float">
            <text:p>0.02748275</text:p>
          </table:table-cell>
          <table:table-cell office:value-type="float" office:value="0.0239995" calcext:value-type="float">
            <text:p>0.0239995</text:p>
          </table:table-cell>
          <table:table-cell office:value-type="float" office:value="0.02505466" calcext:value-type="float">
            <text:p>0.02505466</text:p>
          </table:table-cell>
          <table:table-cell office:value-type="float" office:value="0.02358361" calcext:value-type="float">
            <text:p>0.02358361</text:p>
          </table:table-cell>
          <table:table-cell office:value-type="float" office:value="0.02562257" calcext:value-type="float">
            <text:p>0.02562257</text:p>
          </table:table-cell>
          <table:table-cell office:value-type="float" office:value="0.02299634" calcext:value-type="float">
            <text:p>0.02299634</text:p>
          </table:table-cell>
          <table:table-cell office:value-type="float" office:value="43.35052" calcext:value-type="float">
            <text:p>43.35052</text:p>
          </table:table-cell>
          <table:table-cell office:value-type="float" office:value="27.36525" calcext:value-type="float">
            <text:p>27.36525</text:p>
          </table:table-cell>
          <table:table-cell office:value-type="float" office:value="26.22935" calcext:value-type="float">
            <text:p>26.22935</text:p>
          </table:table-cell>
          <table:table-cell office:value-type="float" office:value="33.72525" calcext:value-type="float">
            <text:p>33.72525</text:p>
          </table:table-cell>
          <table:table-cell office:value-type="float" office:value="41.24969" calcext:value-type="float">
            <text:p>41.24969</text:p>
          </table:table-cell>
          <table:table-cell office:value-type="float" office:value="33.20248" calcext:value-type="float">
            <text:p>33.20248</text:p>
          </table:table-cell>
          <table:table-cell office:value-type="float" office:value="18.02" calcext:value-type="float">
            <text:p>18.02</text:p>
          </table:table-cell>
          <table:table-cell office:value-type="float" office:value="12.86373" calcext:value-type="float">
            <text:p>12.86373</text:p>
          </table:table-cell>
          <table:table-cell office:value-type="float" office:value="589.5948" calcext:value-type="float">
            <text:p>589.5948</text:p>
          </table:table-cell>
          <table:table-cell office:value-type="float" office:value="0" calcext:value-type="float">
            <text:p>0</text:p>
          </table:table-cell>
          <table:table-cell office:value-type="float" office:value="-1.181001" calcext:value-type="float">
            <text:p>-1.1810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8" calcext:value-type="float">
            <text:p>14121998</text:p>
          </table:table-cell>
          <table:table-cell office:value-type="float" office:value="7.919157" calcext:value-type="float">
            <text:p>7.919157</text:p>
          </table:table-cell>
          <table:table-cell office:value-type="float" office:value="477.4054" calcext:value-type="float">
            <text:p>477.405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537946" calcext:value-type="float">
            <text:p>0.06537946</text:p>
          </table:table-cell>
          <table:table-cell office:value-type="float" office:value="21.22747" calcext:value-type="float">
            <text:p>21.2274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699191" calcext:value-type="float">
            <text:p>0.0969919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07044" calcext:value-type="float">
            <text:p>32.07044</text:p>
          </table:table-cell>
          <table:table-cell office:value-type="float" office:value="-0.5203196" calcext:value-type="float">
            <text:p>-0.5203196</text:p>
          </table:table-cell>
          <table:table-cell office:value-type="float" office:value="-0.9515121" calcext:value-type="float">
            <text:p>-0.951512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7495" calcext:value-type="float">
            <text:p>10.77495</text:p>
          </table:table-cell>
          <table:table-cell office:value-type="float" office:value="0.2615054" calcext:value-type="float">
            <text:p>0.2615054</text:p>
          </table:table-cell>
          <table:table-cell office:value-type="float" office:value="0.03143242" calcext:value-type="float">
            <text:p>0.03143242</text:p>
          </table:table-cell>
          <table:table-cell office:value-type="float" office:value="0.02606089" calcext:value-type="float">
            <text:p>0.02606089</text:p>
          </table:table-cell>
          <table:table-cell office:value-type="float" office:value="0.02337638" calcext:value-type="float">
            <text:p>0.02337638</text:p>
          </table:table-cell>
          <table:table-cell office:value-type="float" office:value="0.02484845" calcext:value-type="float">
            <text:p>0.02484845</text:p>
          </table:table-cell>
          <table:table-cell office:value-type="float" office:value="0.02329249" calcext:value-type="float">
            <text:p>0.02329249</text:p>
          </table:table-cell>
          <table:table-cell office:value-type="float" office:value="0.02544467" calcext:value-type="float">
            <text:p>0.02544467</text:p>
          </table:table-cell>
          <table:table-cell office:value-type="float" office:value="0.02293004" calcext:value-type="float">
            <text:p>0.02293004</text:p>
          </table:table-cell>
          <table:table-cell office:value-type="float" office:value="43.22058" calcext:value-type="float">
            <text:p>43.22058</text:p>
          </table:table-cell>
          <table:table-cell office:value-type="float" office:value="32.80001" calcext:value-type="float">
            <text:p>32.80001</text:p>
          </table:table-cell>
          <table:table-cell office:value-type="float" office:value="26.27823" calcext:value-type="float">
            <text:p>26.27823</text:p>
          </table:table-cell>
          <table:table-cell office:value-type="float" office:value="33.61911" calcext:value-type="float">
            <text:p>33.61911</text:p>
          </table:table-cell>
          <table:table-cell office:value-type="float" office:value="40.63028" calcext:value-type="float">
            <text:p>40.63028</text:p>
          </table:table-cell>
          <table:table-cell office:value-type="float" office:value="32.46685" calcext:value-type="float">
            <text:p>32.46685</text:p>
          </table:table-cell>
          <table:table-cell office:value-type="float" office:value="17.74702" calcext:value-type="float">
            <text:p>17.74702</text:p>
          </table:table-cell>
          <table:table-cell office:value-type="float" office:value="12.82537" calcext:value-type="float">
            <text:p>12.82537</text:p>
          </table:table-cell>
          <table:table-cell office:value-type="float" office:value="600.5349" calcext:value-type="float">
            <text:p>600.5349</text:p>
          </table:table-cell>
          <table:table-cell office:value-type="float" office:value="0" calcext:value-type="float">
            <text:p>0</text:p>
          </table:table-cell>
          <table:table-cell office:value-type="float" office:value="-1.18122" calcext:value-type="float">
            <text:p>-1.181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8" calcext:value-type="float">
            <text:p>15121998</text:p>
          </table:table-cell>
          <table:table-cell office:value-type="float" office:value="7.915115" calcext:value-type="float">
            <text:p>7.915115</text:p>
          </table:table-cell>
          <table:table-cell office:value-type="float" office:value="477.3969" calcext:value-type="float">
            <text:p>477.396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797662" calcext:value-type="float">
            <text:p>0.06797662</text:p>
          </table:table-cell>
          <table:table-cell office:value-type="float" office:value="21.18621" calcext:value-type="float">
            <text:p>21.1862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10956" calcext:value-type="float">
            <text:p>0.09710956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12613" calcext:value-type="float">
            <text:p>32.12613</text:p>
          </table:table-cell>
          <table:table-cell office:value-type="float" office:value="-0.5206246" calcext:value-type="float">
            <text:p>-0.5206246</text:p>
          </table:table-cell>
          <table:table-cell office:value-type="float" office:value="-0.9518706" calcext:value-type="float">
            <text:p>-0.951870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6426" calcext:value-type="float">
            <text:p>10.76426</text:p>
          </table:table-cell>
          <table:table-cell office:value-type="float" office:value="0.4461491" calcext:value-type="float">
            <text:p>0.4461491</text:p>
          </table:table-cell>
          <table:table-cell office:value-type="float" office:value="0.03247575" calcext:value-type="float">
            <text:p>0.03247575</text:p>
          </table:table-cell>
          <table:table-cell office:value-type="float" office:value="0.02513899" calcext:value-type="float">
            <text:p>0.02513899</text:p>
          </table:table-cell>
          <table:table-cell office:value-type="float" office:value="0.02269875" calcext:value-type="float">
            <text:p>0.02269875</text:p>
          </table:table-cell>
          <table:table-cell office:value-type="float" office:value="0.02457054" calcext:value-type="float">
            <text:p>0.02457054</text:p>
          </table:table-cell>
          <table:table-cell office:value-type="float" office:value="0.02311263" calcext:value-type="float">
            <text:p>0.02311263</text:p>
          </table:table-cell>
          <table:table-cell office:value-type="float" office:value="0.02523099" calcext:value-type="float">
            <text:p>0.02523099</text:p>
          </table:table-cell>
          <table:table-cell office:value-type="float" office:value="0.02286837" calcext:value-type="float">
            <text:p>0.02286837</text:p>
          </table:table-cell>
          <table:table-cell office:value-type="float" office:value="41.03141" calcext:value-type="float">
            <text:p>41.03141</text:p>
          </table:table-cell>
          <table:table-cell office:value-type="float" office:value="32.91104" calcext:value-type="float">
            <text:p>32.91104</text:p>
          </table:table-cell>
          <table:table-cell office:value-type="float" office:value="27.76207" calcext:value-type="float">
            <text:p>27.76207</text:p>
          </table:table-cell>
          <table:table-cell office:value-type="float" office:value="33.76094" calcext:value-type="float">
            <text:p>33.76094</text:p>
          </table:table-cell>
          <table:table-cell office:value-type="float" office:value="40.14122" calcext:value-type="float">
            <text:p>40.14122</text:p>
          </table:table-cell>
          <table:table-cell office:value-type="float" office:value="32.05763" calcext:value-type="float">
            <text:p>32.05763</text:p>
          </table:table-cell>
          <table:table-cell office:value-type="float" office:value="17.35454" calcext:value-type="float">
            <text:p>17.35454</text:p>
          </table:table-cell>
          <table:table-cell office:value-type="float" office:value="12.80387" calcext:value-type="float">
            <text:p>12.80387</text:p>
          </table:table-cell>
          <table:table-cell office:value-type="float" office:value="585.9946" calcext:value-type="float">
            <text:p>585.9946</text:p>
          </table:table-cell>
          <table:table-cell office:value-type="float" office:value="0" calcext:value-type="float">
            <text:p>0</text:p>
          </table:table-cell>
          <table:table-cell office:value-type="float" office:value="-1.181902" calcext:value-type="float">
            <text:p>-1.1819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8" calcext:value-type="float">
            <text:p>16121998</text:p>
          </table:table-cell>
          <table:table-cell office:value-type="float" office:value="7.910967" calcext:value-type="float">
            <text:p>7.910967</text:p>
          </table:table-cell>
          <table:table-cell office:value-type="float" office:value="477.3883" calcext:value-type="float">
            <text:p>477.388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771608" calcext:value-type="float">
            <text:p>0.06771608</text:p>
          </table:table-cell>
          <table:table-cell office:value-type="float" office:value="21.16105" calcext:value-type="float">
            <text:p>21.1610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20851" calcext:value-type="float">
            <text:p>0.0972085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17045" calcext:value-type="float">
            <text:p>32.17045</text:p>
          </table:table-cell>
          <table:table-cell office:value-type="float" office:value="-0.5213906" calcext:value-type="float">
            <text:p>-0.5213906</text:p>
          </table:table-cell>
          <table:table-cell office:value-type="float" office:value="-0.9524016" calcext:value-type="float">
            <text:p>-0.952401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5408" calcext:value-type="float">
            <text:p>10.75408</text:p>
          </table:table-cell>
          <table:table-cell office:value-type="float" office:value="0.4673944" calcext:value-type="float">
            <text:p>0.4673944</text:p>
          </table:table-cell>
          <table:table-cell office:value-type="float" office:value="0.04069544" calcext:value-type="float">
            <text:p>0.04069544</text:p>
          </table:table-cell>
          <table:table-cell office:value-type="float" office:value="0.02485324" calcext:value-type="float">
            <text:p>0.02485324</text:p>
          </table:table-cell>
          <table:table-cell office:value-type="float" office:value="0.022438" calcext:value-type="float">
            <text:p>0.022438</text:p>
          </table:table-cell>
          <table:table-cell office:value-type="float" office:value="0.02440054" calcext:value-type="float">
            <text:p>0.02440054</text:p>
          </table:table-cell>
          <table:table-cell office:value-type="float" office:value="0.02286121" calcext:value-type="float">
            <text:p>0.02286121</text:p>
          </table:table-cell>
          <table:table-cell office:value-type="float" office:value="0.02508305" calcext:value-type="float">
            <text:p>0.02508305</text:p>
          </table:table-cell>
          <table:table-cell office:value-type="float" office:value="0.02280372" calcext:value-type="float">
            <text:p>0.02280372</text:p>
          </table:table-cell>
          <table:table-cell office:value-type="float" office:value="39.40891" calcext:value-type="float">
            <text:p>39.40891</text:p>
          </table:table-cell>
          <table:table-cell office:value-type="float" office:value="31.43681" calcext:value-type="float">
            <text:p>31.43681</text:p>
          </table:table-cell>
          <table:table-cell office:value-type="float" office:value="28.60784" calcext:value-type="float">
            <text:p>28.60784</text:p>
          </table:table-cell>
          <table:table-cell office:value-type="float" office:value="34.5561" calcext:value-type="float">
            <text:p>34.5561</text:p>
          </table:table-cell>
          <table:table-cell office:value-type="float" office:value="40.10815" calcext:value-type="float">
            <text:p>40.10815</text:p>
          </table:table-cell>
          <table:table-cell office:value-type="float" office:value="31.51173" calcext:value-type="float">
            <text:p>31.51173</text:p>
          </table:table-cell>
          <table:table-cell office:value-type="float" office:value="17.07084" calcext:value-type="float">
            <text:p>17.07084</text:p>
          </table:table-cell>
          <table:table-cell office:value-type="float" office:value="12.78757" calcext:value-type="float">
            <text:p>12.78757</text:p>
          </table:table-cell>
          <table:table-cell office:value-type="float" office:value="573.9523" calcext:value-type="float">
            <text:p>573.9523</text:p>
          </table:table-cell>
          <table:table-cell office:value-type="float" office:value="0" calcext:value-type="float">
            <text:p>0</text:p>
          </table:table-cell>
          <table:table-cell office:value-type="float" office:value="-1.182757" calcext:value-type="float">
            <text:p>-1.1827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8" calcext:value-type="float">
            <text:p>17121998</text:p>
          </table:table-cell>
          <table:table-cell office:value-type="float" office:value="7.90763" calcext:value-type="float">
            <text:p>7.90763</text:p>
          </table:table-cell>
          <table:table-cell office:value-type="float" office:value="477.3799" calcext:value-type="float">
            <text:p>477.379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532928" calcext:value-type="float">
            <text:p>0.06532928</text:p>
          </table:table-cell>
          <table:table-cell office:value-type="float" office:value="21.12852" calcext:value-type="float">
            <text:p>21.1285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32003" calcext:value-type="float">
            <text:p>0.0973200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21654" calcext:value-type="float">
            <text:p>32.21654</text:p>
          </table:table-cell>
          <table:table-cell office:value-type="float" office:value="-0.5218442" calcext:value-type="float">
            <text:p>-0.5218442</text:p>
          </table:table-cell>
          <table:table-cell office:value-type="float" office:value="-0.9525099" calcext:value-type="float">
            <text:p>-0.9525099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435" calcext:value-type="float">
            <text:p>10.7435</text:p>
          </table:table-cell>
          <table:table-cell office:value-type="float" office:value="0.3367633" calcext:value-type="float">
            <text:p>0.3367633</text:p>
          </table:table-cell>
          <table:table-cell office:value-type="float" office:value="0.03308645" calcext:value-type="float">
            <text:p>0.03308645</text:p>
          </table:table-cell>
          <table:table-cell office:value-type="float" office:value="0.02399109" calcext:value-type="float">
            <text:p>0.02399109</text:p>
          </table:table-cell>
          <table:table-cell office:value-type="float" office:value="0.02227288" calcext:value-type="float">
            <text:p>0.02227288</text:p>
          </table:table-cell>
          <table:table-cell office:value-type="float" office:value="0.02440968" calcext:value-type="float">
            <text:p>0.02440968</text:p>
          </table:table-cell>
          <table:table-cell office:value-type="float" office:value="0.02278818" calcext:value-type="float">
            <text:p>0.02278818</text:p>
          </table:table-cell>
          <table:table-cell office:value-type="float" office:value="0.02503606" calcext:value-type="float">
            <text:p>0.02503606</text:p>
          </table:table-cell>
          <table:table-cell office:value-type="float" office:value="0.0227328" calcext:value-type="float">
            <text:p>0.0227328</text:p>
          </table:table-cell>
          <table:table-cell office:value-type="float" office:value="39.01171" calcext:value-type="float">
            <text:p>39.01171</text:p>
          </table:table-cell>
          <table:table-cell office:value-type="float" office:value="37.46505" calcext:value-type="float">
            <text:p>37.46505</text:p>
          </table:table-cell>
          <table:table-cell office:value-type="float" office:value="27.87056" calcext:value-type="float">
            <text:p>27.87056</text:p>
          </table:table-cell>
          <table:table-cell office:value-type="float" office:value="34.21845" calcext:value-type="float">
            <text:p>34.21845</text:p>
          </table:table-cell>
          <table:table-cell office:value-type="float" office:value="39.82073" calcext:value-type="float">
            <text:p>39.82073</text:p>
          </table:table-cell>
          <table:table-cell office:value-type="float" office:value="31.29304" calcext:value-type="float">
            <text:p>31.29304</text:p>
          </table:table-cell>
          <table:table-cell office:value-type="float" office:value="16.99582" calcext:value-type="float">
            <text:p>16.99582</text:p>
          </table:table-cell>
          <table:table-cell office:value-type="float" office:value="12.74795" calcext:value-type="float">
            <text:p>12.74795</text:p>
          </table:table-cell>
          <table:table-cell office:value-type="float" office:value="582.1744" calcext:value-type="float">
            <text:p>582.1744</text:p>
          </table:table-cell>
          <table:table-cell office:value-type="float" office:value="0" calcext:value-type="float">
            <text:p>0</text:p>
          </table:table-cell>
          <table:table-cell office:value-type="float" office:value="-1.182954" calcext:value-type="float">
            <text:p>-1.1829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8" calcext:value-type="float">
            <text:p>18121998</text:p>
          </table:table-cell>
          <table:table-cell office:value-type="float" office:value="7.905013" calcext:value-type="float">
            <text:p>7.905013</text:p>
          </table:table-cell>
          <table:table-cell office:value-type="float" office:value="477.372" calcext:value-type="float">
            <text:p>477.37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443981" calcext:value-type="float">
            <text:p>0.06443981</text:p>
          </table:table-cell>
          <table:table-cell office:value-type="float" office:value="21.12632" calcext:value-type="float">
            <text:p>21.1263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39152" calcext:value-type="float">
            <text:p>0.0973915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22923" calcext:value-type="float">
            <text:p>32.22923</text:p>
          </table:table-cell>
          <table:table-cell office:value-type="float" office:value="-0.5222552" calcext:value-type="float">
            <text:p>-0.5222552</text:p>
          </table:table-cell>
          <table:table-cell office:value-type="float" office:value="-0.9525293" calcext:value-type="float">
            <text:p>-0.9525293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3371" calcext:value-type="float">
            <text:p>10.73371</text:p>
          </table:table-cell>
          <table:table-cell office:value-type="float" office:value="0.2896894" calcext:value-type="float">
            <text:p>0.2896894</text:p>
          </table:table-cell>
          <table:table-cell office:value-type="float" office:value="0.0262678" calcext:value-type="float">
            <text:p>0.0262678</text:p>
          </table:table-cell>
          <table:table-cell office:value-type="float" office:value="0.02270326" calcext:value-type="float">
            <text:p>0.02270326</text:p>
          </table:table-cell>
          <table:table-cell office:value-type="float" office:value="0.02196303" calcext:value-type="float">
            <text:p>0.02196303</text:p>
          </table:table-cell>
          <table:table-cell office:value-type="float" office:value="0.02435919" calcext:value-type="float">
            <text:p>0.02435919</text:p>
          </table:table-cell>
          <table:table-cell office:value-type="float" office:value="0.02273863" calcext:value-type="float">
            <text:p>0.02273863</text:p>
          </table:table-cell>
          <table:table-cell office:value-type="float" office:value="0.02504266" calcext:value-type="float">
            <text:p>0.02504266</text:p>
          </table:table-cell>
          <table:table-cell office:value-type="float" office:value="0.02268261" calcext:value-type="float">
            <text:p>0.02268261</text:p>
          </table:table-cell>
          <table:table-cell office:value-type="float" office:value="41.09524" calcext:value-type="float">
            <text:p>41.09524</text:p>
          </table:table-cell>
          <table:table-cell office:value-type="float" office:value="38.90275" calcext:value-type="float">
            <text:p>38.90275</text:p>
          </table:table-cell>
          <table:table-cell office:value-type="float" office:value="29.054" calcext:value-type="float">
            <text:p>29.054</text:p>
          </table:table-cell>
          <table:table-cell office:value-type="float" office:value="33.43076" calcext:value-type="float">
            <text:p>33.43076</text:p>
          </table:table-cell>
          <table:table-cell office:value-type="float" office:value="39.0377" calcext:value-type="float">
            <text:p>39.0377</text:p>
          </table:table-cell>
          <table:table-cell office:value-type="float" office:value="30.93623" calcext:value-type="float">
            <text:p>30.93623</text:p>
          </table:table-cell>
          <table:table-cell office:value-type="float" office:value="17.00185" calcext:value-type="float">
            <text:p>17.00185</text:p>
          </table:table-cell>
          <table:table-cell office:value-type="float" office:value="12.72323" calcext:value-type="float">
            <text:p>12.72323</text:p>
          </table:table-cell>
          <table:table-cell office:value-type="float" office:value="586.8389" calcext:value-type="float">
            <text:p>586.8389</text:p>
          </table:table-cell>
          <table:table-cell office:value-type="float" office:value="0" calcext:value-type="float">
            <text:p>0</text:p>
          </table:table-cell>
          <table:table-cell office:value-type="float" office:value="-1.182954" calcext:value-type="float">
            <text:p>-1.1829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8" calcext:value-type="float">
            <text:p>19121998</text:p>
          </table:table-cell>
          <table:table-cell office:value-type="float" office:value="7.902601" calcext:value-type="float">
            <text:p>7.902601</text:p>
          </table:table-cell>
          <table:table-cell office:value-type="float" office:value="477.3644" calcext:value-type="float">
            <text:p>477.364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377298" calcext:value-type="float">
            <text:p>0.06377298</text:p>
          </table:table-cell>
          <table:table-cell office:value-type="float" office:value="21.13881" calcext:value-type="float">
            <text:p>21.13881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43631" calcext:value-type="float">
            <text:p>0.0974363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22573" calcext:value-type="float">
            <text:p>32.22573</text:p>
          </table:table-cell>
          <table:table-cell office:value-type="float" office:value="-0.5228248" calcext:value-type="float">
            <text:p>-0.5228248</text:p>
          </table:table-cell>
          <table:table-cell office:value-type="float" office:value="-0.9525436" calcext:value-type="float">
            <text:p>-0.952543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2395" calcext:value-type="float">
            <text:p>10.72395</text:p>
          </table:table-cell>
          <table:table-cell office:value-type="float" office:value="0.2369582" calcext:value-type="float">
            <text:p>0.2369582</text:p>
          </table:table-cell>
          <table:table-cell office:value-type="float" office:value="0.02363963" calcext:value-type="float">
            <text:p>0.02363963</text:p>
          </table:table-cell>
          <table:table-cell office:value-type="float" office:value="0.01981223" calcext:value-type="float">
            <text:p>0.01981223</text:p>
          </table:table-cell>
          <table:table-cell office:value-type="float" office:value="0.02199067" calcext:value-type="float">
            <text:p>0.02199067</text:p>
          </table:table-cell>
          <table:table-cell office:value-type="float" office:value="0.024461" calcext:value-type="float">
            <text:p>0.024461</text:p>
          </table:table-cell>
          <table:table-cell office:value-type="float" office:value="0.02283275" calcext:value-type="float">
            <text:p>0.02283275</text:p>
          </table:table-cell>
          <table:table-cell office:value-type="float" office:value="0.02535758" calcext:value-type="float">
            <text:p>0.02535758</text:p>
          </table:table-cell>
          <table:table-cell office:value-type="float" office:value="0.0226589" calcext:value-type="float">
            <text:p>0.0226589</text:p>
          </table:table-cell>
          <table:table-cell office:value-type="float" office:value="39.04761" calcext:value-type="float">
            <text:p>39.04761</text:p>
          </table:table-cell>
          <table:table-cell office:value-type="float" office:value="38.62303" calcext:value-type="float">
            <text:p>38.62303</text:p>
          </table:table-cell>
          <table:table-cell office:value-type="float" office:value="29.72524" calcext:value-type="float">
            <text:p>29.72524</text:p>
          </table:table-cell>
          <table:table-cell office:value-type="float" office:value="33.6939" calcext:value-type="float">
            <text:p>33.6939</text:p>
          </table:table-cell>
          <table:table-cell office:value-type="float" office:value="38.41422" calcext:value-type="float">
            <text:p>38.41422</text:p>
          </table:table-cell>
          <table:table-cell office:value-type="float" office:value="30.54255" calcext:value-type="float">
            <text:p>30.54255</text:p>
          </table:table-cell>
          <table:table-cell office:value-type="float" office:value="17.22445" calcext:value-type="float">
            <text:p>17.22445</text:p>
          </table:table-cell>
          <table:table-cell office:value-type="float" office:value="12.71275" calcext:value-type="float">
            <text:p>12.71275</text:p>
          </table:table-cell>
          <table:table-cell office:value-type="float" office:value="592.0151" calcext:value-type="float">
            <text:p>592.0151</text:p>
          </table:table-cell>
          <table:table-cell office:value-type="float" office:value="0" calcext:value-type="float">
            <text:p>0</text:p>
          </table:table-cell>
          <table:table-cell office:value-type="float" office:value="-1.182955" calcext:value-type="float">
            <text:p>-1.1829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8" calcext:value-type="float">
            <text:p>20121998</text:p>
          </table:table-cell>
          <table:table-cell office:value-type="float" office:value="7.900506" calcext:value-type="float">
            <text:p>7.900506</text:p>
          </table:table-cell>
          <table:table-cell office:value-type="float" office:value="477.3568" calcext:value-type="float">
            <text:p>477.35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326757" calcext:value-type="float">
            <text:p>0.06326757</text:p>
          </table:table-cell>
          <table:table-cell office:value-type="float" office:value="21.09212" calcext:value-type="float">
            <text:p>21.09212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52598" calcext:value-type="float">
            <text:p>0.09752598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28099" calcext:value-type="float">
            <text:p>32.28099</text:p>
          </table:table-cell>
          <table:table-cell office:value-type="float" office:value="-0.5231208" calcext:value-type="float">
            <text:p>-0.5231208</text:p>
          </table:table-cell>
          <table:table-cell office:value-type="float" office:value="-0.9525751" calcext:value-type="float">
            <text:p>-0.952575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146" calcext:value-type="float">
            <text:p>10.7146</text:p>
          </table:table-cell>
          <table:table-cell office:value-type="float" office:value="0.2303642" calcext:value-type="float">
            <text:p>0.2303642</text:p>
          </table:table-cell>
          <table:table-cell office:value-type="float" office:value="0.02271289" calcext:value-type="float">
            <text:p>0.02271289</text:p>
          </table:table-cell>
          <table:table-cell office:value-type="float" office:value="0.01808829" calcext:value-type="float">
            <text:p>0.01808829</text:p>
          </table:table-cell>
          <table:table-cell office:value-type="float" office:value="0.02235831" calcext:value-type="float">
            <text:p>0.02235831</text:p>
          </table:table-cell>
          <table:table-cell office:value-type="float" office:value="0.02503473" calcext:value-type="float">
            <text:p>0.02503473</text:p>
          </table:table-cell>
          <table:table-cell office:value-type="float" office:value="0.02357504" calcext:value-type="float">
            <text:p>0.02357504</text:p>
          </table:table-cell>
          <table:table-cell office:value-type="float" office:value="0.0255172" calcext:value-type="float">
            <text:p>0.0255172</text:p>
          </table:table-cell>
          <table:table-cell office:value-type="float" office:value="0.02270568" calcext:value-type="float">
            <text:p>0.02270568</text:p>
          </table:table-cell>
          <table:table-cell office:value-type="float" office:value="35.54853" calcext:value-type="float">
            <text:p>35.54853</text:p>
          </table:table-cell>
          <table:table-cell office:value-type="float" office:value="38.43103" calcext:value-type="float">
            <text:p>38.43103</text:p>
          </table:table-cell>
          <table:table-cell office:value-type="float" office:value="29.70577" calcext:value-type="float">
            <text:p>29.70577</text:p>
          </table:table-cell>
          <table:table-cell office:value-type="float" office:value="35.13013" calcext:value-type="float">
            <text:p>35.13013</text:p>
          </table:table-cell>
          <table:table-cell office:value-type="float" office:value="38.76652" calcext:value-type="float">
            <text:p>38.76652</text:p>
          </table:table-cell>
          <table:table-cell office:value-type="float" office:value="29.77951" calcext:value-type="float">
            <text:p>29.77951</text:p>
          </table:table-cell>
          <table:table-cell office:value-type="float" office:value="16.48535" calcext:value-type="float">
            <text:p>16.48535</text:p>
          </table:table-cell>
          <table:table-cell office:value-type="float" office:value="12.79715" calcext:value-type="float">
            <text:p>12.79715</text:p>
          </table:table-cell>
          <table:table-cell office:value-type="float" office:value="576.9723" calcext:value-type="float">
            <text:p>576.9723</text:p>
          </table:table-cell>
          <table:table-cell office:value-type="float" office:value="0" calcext:value-type="float">
            <text:p>0</text:p>
          </table:table-cell>
          <table:table-cell office:value-type="float" office:value="-1.182988" calcext:value-type="float">
            <text:p>-1.1829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8" calcext:value-type="float">
            <text:p>21121998</text:p>
          </table:table-cell>
          <table:table-cell office:value-type="float" office:value="7.898525" calcext:value-type="float">
            <text:p>7.898525</text:p>
          </table:table-cell>
          <table:table-cell office:value-type="float" office:value="477.3504" calcext:value-type="float">
            <text:p>477.35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293212" calcext:value-type="float">
            <text:p>0.06293212</text:p>
          </table:table-cell>
          <table:table-cell office:value-type="float" office:value="21.08587" calcext:value-type="float">
            <text:p>21.0858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5723" calcext:value-type="float">
            <text:p>0.097572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29488" calcext:value-type="float">
            <text:p>32.29488</text:p>
          </table:table-cell>
          <table:table-cell office:value-type="float" office:value="-0.5233572" calcext:value-type="float">
            <text:p>-0.5233572</text:p>
          </table:table-cell>
          <table:table-cell office:value-type="float" office:value="-0.9525891" calcext:value-type="float">
            <text:p>-0.952589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70537" calcext:value-type="float">
            <text:p>10.70537</text:p>
          </table:table-cell>
          <table:table-cell office:value-type="float" office:value="0.1928481" calcext:value-type="float">
            <text:p>0.1928481</text:p>
          </table:table-cell>
          <table:table-cell office:value-type="float" office:value="0.02178275" calcext:value-type="float">
            <text:p>0.02178275</text:p>
          </table:table-cell>
          <table:table-cell office:value-type="float" office:value="0.0175941" calcext:value-type="float">
            <text:p>0.0175941</text:p>
          </table:table-cell>
          <table:table-cell office:value-type="float" office:value="0.02234" calcext:value-type="float">
            <text:p>0.02234</text:p>
          </table:table-cell>
          <table:table-cell office:value-type="float" office:value="0.02519757" calcext:value-type="float">
            <text:p>0.02519757</text:p>
          </table:table-cell>
          <table:table-cell office:value-type="float" office:value="0.02373106" calcext:value-type="float">
            <text:p>0.02373106</text:p>
          </table:table-cell>
          <table:table-cell office:value-type="float" office:value="0.02542906" calcext:value-type="float">
            <text:p>0.02542906</text:p>
          </table:table-cell>
          <table:table-cell office:value-type="float" office:value="0.02273664" calcext:value-type="float">
            <text:p>0.02273664</text:p>
          </table:table-cell>
          <table:table-cell office:value-type="float" office:value="37.69352" calcext:value-type="float">
            <text:p>37.69352</text:p>
          </table:table-cell>
          <table:table-cell office:value-type="float" office:value="38.02966" calcext:value-type="float">
            <text:p>38.02966</text:p>
          </table:table-cell>
          <table:table-cell office:value-type="float" office:value="29.72979" calcext:value-type="float">
            <text:p>29.72979</text:p>
          </table:table-cell>
          <table:table-cell office:value-type="float" office:value="37.75728" calcext:value-type="float">
            <text:p>37.75728</text:p>
          </table:table-cell>
          <table:table-cell office:value-type="float" office:value="37.3442" calcext:value-type="float">
            <text:p>37.3442</text:p>
          </table:table-cell>
          <table:table-cell office:value-type="float" office:value="28.60797" calcext:value-type="float">
            <text:p>28.60797</text:p>
          </table:table-cell>
          <table:table-cell office:value-type="float" office:value="16.07034" calcext:value-type="float">
            <text:p>16.07034</text:p>
          </table:table-cell>
          <table:table-cell office:value-type="float" office:value="12.83017" calcext:value-type="float">
            <text:p>12.83017</text:p>
          </table:table-cell>
          <table:table-cell office:value-type="float" office:value="579.1749" calcext:value-type="float">
            <text:p>579.1749</text:p>
          </table:table-cell>
          <table:table-cell office:value-type="float" office:value="0" calcext:value-type="float">
            <text:p>0</text:p>
          </table:table-cell>
          <table:table-cell office:value-type="float" office:value="-1.182988" calcext:value-type="float">
            <text:p>-1.1829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8" calcext:value-type="float">
            <text:p>22121998</text:p>
          </table:table-cell>
          <table:table-cell office:value-type="float" office:value="7.895992" calcext:value-type="float">
            <text:p>7.895992</text:p>
          </table:table-cell>
          <table:table-cell office:value-type="float" office:value="477.3434" calcext:value-type="float">
            <text:p>477.343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243093" calcext:value-type="float">
            <text:p>0.06243093</text:p>
          </table:table-cell>
          <table:table-cell office:value-type="float" office:value="21.0239" calcext:value-type="float">
            <text:p>21.023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69373" calcext:value-type="float">
            <text:p>0.09769373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36834" calcext:value-type="float">
            <text:p>32.36834</text:p>
          </table:table-cell>
          <table:table-cell office:value-type="float" office:value="-0.5234538" calcext:value-type="float">
            <text:p>-0.5234538</text:p>
          </table:table-cell>
          <table:table-cell office:value-type="float" office:value="-0.9527115" calcext:value-type="float">
            <text:p>-0.952711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9571" calcext:value-type="float">
            <text:p>10.69571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01926983" calcext:value-type="float">
            <text:p>0.01926983</text:p>
          </table:table-cell>
          <table:table-cell office:value-type="float" office:value="0.01680736" calcext:value-type="float">
            <text:p>0.01680736</text:p>
          </table:table-cell>
          <table:table-cell office:value-type="float" office:value="0.0222612" calcext:value-type="float">
            <text:p>0.0222612</text:p>
          </table:table-cell>
          <table:table-cell office:value-type="float" office:value="0.0254436" calcext:value-type="float">
            <text:p>0.0254436</text:p>
          </table:table-cell>
          <table:table-cell office:value-type="float" office:value="0.02414248" calcext:value-type="float">
            <text:p>0.02414248</text:p>
          </table:table-cell>
          <table:table-cell office:value-type="float" office:value="0.0257894" calcext:value-type="float">
            <text:p>0.0257894</text:p>
          </table:table-cell>
          <table:table-cell office:value-type="float" office:value="0.02278525" calcext:value-type="float">
            <text:p>0.02278525</text:p>
          </table:table-cell>
          <table:table-cell office:value-type="float" office:value="33.50982" calcext:value-type="float">
            <text:p>33.50982</text:p>
          </table:table-cell>
          <table:table-cell office:value-type="float" office:value="37.96346" calcext:value-type="float">
            <text:p>37.96346</text:p>
          </table:table-cell>
          <table:table-cell office:value-type="float" office:value="29.97193" calcext:value-type="float">
            <text:p>29.97193</text:p>
          </table:table-cell>
          <table:table-cell office:value-type="float" office:value="40.07119" calcext:value-type="float">
            <text:p>40.07119</text:p>
          </table:table-cell>
          <table:table-cell office:value-type="float" office:value="36.76423" calcext:value-type="float">
            <text:p>36.76423</text:p>
          </table:table-cell>
          <table:table-cell office:value-type="float" office:value="27.54246" calcext:value-type="float">
            <text:p>27.54246</text:p>
          </table:table-cell>
          <table:table-cell office:value-type="float" office:value="15.48962" calcext:value-type="float">
            <text:p>15.48962</text:p>
          </table:table-cell>
          <table:table-cell office:value-type="float" office:value="12.8658" calcext:value-type="float">
            <text:p>12.8658</text:p>
          </table:table-cell>
          <table:table-cell office:value-type="float" office:value="548.3748" calcext:value-type="float">
            <text:p>548.3748</text:p>
          </table:table-cell>
          <table:table-cell office:value-type="float" office:value="0" calcext:value-type="float">
            <text:p>0</text:p>
          </table:table-cell>
          <table:table-cell office:value-type="float" office:value="-1.182989" calcext:value-type="float">
            <text:p>-1.18298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8" calcext:value-type="float">
            <text:p>23121998</text:p>
          </table:table-cell>
          <table:table-cell office:value-type="float" office:value="7.892782" calcext:value-type="float">
            <text:p>7.892782</text:p>
          </table:table-cell>
          <table:table-cell office:value-type="float" office:value="477.3363" calcext:value-type="float">
            <text:p>477.336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224163" calcext:value-type="float">
            <text:p>0.06224163</text:p>
          </table:table-cell>
          <table:table-cell office:value-type="float" office:value="20.9765" calcext:value-type="float">
            <text:p>20.976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81142" calcext:value-type="float">
            <text:p>0.0978114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42784" calcext:value-type="float">
            <text:p>32.42784</text:p>
          </table:table-cell>
          <table:table-cell office:value-type="float" office:value="-0.5234952" calcext:value-type="float">
            <text:p>-0.5234952</text:p>
          </table:table-cell>
          <table:table-cell office:value-type="float" office:value="-0.9528111" calcext:value-type="float">
            <text:p>-0.952811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8422" calcext:value-type="float">
            <text:p>10.68422</text:p>
          </table:table-cell>
          <table:table-cell office:value-type="float" office:value="0.1695951" calcext:value-type="float">
            <text:p>0.1695951</text:p>
          </table:table-cell>
          <table:table-cell office:value-type="float" office:value="0.01800893" calcext:value-type="float">
            <text:p>0.01800893</text:p>
          </table:table-cell>
          <table:table-cell office:value-type="float" office:value="0.01648214" calcext:value-type="float">
            <text:p>0.01648214</text:p>
          </table:table-cell>
          <table:table-cell office:value-type="float" office:value="0.02233551" calcext:value-type="float">
            <text:p>0.02233551</text:p>
          </table:table-cell>
          <table:table-cell office:value-type="float" office:value="0.02542157" calcext:value-type="float">
            <text:p>0.02542157</text:p>
          </table:table-cell>
          <table:table-cell office:value-type="float" office:value="0.02399419" calcext:value-type="float">
            <text:p>0.02399419</text:p>
          </table:table-cell>
          <table:table-cell office:value-type="float" office:value="0.02565882" calcext:value-type="float">
            <text:p>0.02565882</text:p>
          </table:table-cell>
          <table:table-cell office:value-type="float" office:value="0.02280268" calcext:value-type="float">
            <text:p>0.02280268</text:p>
          </table:table-cell>
          <table:table-cell office:value-type="float" office:value="35.15657" calcext:value-type="float">
            <text:p>35.15657</text:p>
          </table:table-cell>
          <table:table-cell office:value-type="float" office:value="37.35045" calcext:value-type="float">
            <text:p>37.35045</text:p>
          </table:table-cell>
          <table:table-cell office:value-type="float" office:value="30.23898" calcext:value-type="float">
            <text:p>30.23898</text:p>
          </table:table-cell>
          <table:table-cell office:value-type="float" office:value="41.43638" calcext:value-type="float">
            <text:p>41.43638</text:p>
          </table:table-cell>
          <table:table-cell office:value-type="float" office:value="36.12984" calcext:value-type="float">
            <text:p>36.12984</text:p>
          </table:table-cell>
          <table:table-cell office:value-type="float" office:value="26.59344" calcext:value-type="float">
            <text:p>26.59344</text:p>
          </table:table-cell>
          <table:table-cell office:value-type="float" office:value="15.11061" calcext:value-type="float">
            <text:p>15.11061</text:p>
          </table:table-cell>
          <table:table-cell office:value-type="float" office:value="12.85247" calcext:value-type="float">
            <text:p>12.85247</text:p>
          </table:table-cell>
          <table:table-cell office:value-type="float" office:value="561.1121" calcext:value-type="float">
            <text:p>561.1121</text:p>
          </table:table-cell>
          <table:table-cell office:value-type="float" office:value="0" calcext:value-type="float">
            <text:p>0</text:p>
          </table:table-cell>
          <table:table-cell office:value-type="float" office:value="-1.183029" calcext:value-type="float">
            <text:p>-1.1830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8" calcext:value-type="float">
            <text:p>24121998</text:p>
          </table:table-cell>
          <table:table-cell office:value-type="float" office:value="7.889547" calcext:value-type="float">
            <text:p>7.889547</text:p>
          </table:table-cell>
          <table:table-cell office:value-type="float" office:value="477.3292" calcext:value-type="float">
            <text:p>477.329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232411" calcext:value-type="float">
            <text:p>0.06232411</text:p>
          </table:table-cell>
          <table:table-cell office:value-type="float" office:value="20.949" calcext:value-type="float">
            <text:p>20.949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792092" calcext:value-type="float">
            <text:p>0.0979209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46584" calcext:value-type="float">
            <text:p>32.46584</text:p>
          </table:table-cell>
          <table:table-cell office:value-type="float" office:value="-0.5235884" calcext:value-type="float">
            <text:p>-0.5235884</text:p>
          </table:table-cell>
          <table:table-cell office:value-type="float" office:value="-0.9528975" calcext:value-type="float">
            <text:p>-0.9528975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7265" calcext:value-type="float">
            <text:p>10.67265</text:p>
          </table:table-cell>
          <table:table-cell office:value-type="float" office:value="0.172782" calcext:value-type="float">
            <text:p>0.172782</text:p>
          </table:table-cell>
          <table:table-cell office:value-type="float" office:value="0.01735645" calcext:value-type="float">
            <text:p>0.01735645</text:p>
          </table:table-cell>
          <table:table-cell office:value-type="float" office:value="0.01630727" calcext:value-type="float">
            <text:p>0.01630727</text:p>
          </table:table-cell>
          <table:table-cell office:value-type="float" office:value="0.02230134" calcext:value-type="float">
            <text:p>0.02230134</text:p>
          </table:table-cell>
          <table:table-cell office:value-type="float" office:value="0.02535997" calcext:value-type="float">
            <text:p>0.02535997</text:p>
          </table:table-cell>
          <table:table-cell office:value-type="float" office:value="0.02383299" calcext:value-type="float">
            <text:p>0.02383299</text:p>
          </table:table-cell>
          <table:table-cell office:value-type="float" office:value="0.02562367" calcext:value-type="float">
            <text:p>0.02562367</text:p>
          </table:table-cell>
          <table:table-cell office:value-type="float" office:value="0.02279478" calcext:value-type="float">
            <text:p>0.02279478</text:p>
          </table:table-cell>
          <table:table-cell office:value-type="float" office:value="35.64586" calcext:value-type="float">
            <text:p>35.64586</text:p>
          </table:table-cell>
          <table:table-cell office:value-type="float" office:value="37.62424" calcext:value-type="float">
            <text:p>37.62424</text:p>
          </table:table-cell>
          <table:table-cell office:value-type="float" office:value="30.49135" calcext:value-type="float">
            <text:p>30.49135</text:p>
          </table:table-cell>
          <table:table-cell office:value-type="float" office:value="41.71428" calcext:value-type="float">
            <text:p>41.71428</text:p>
          </table:table-cell>
          <table:table-cell office:value-type="float" office:value="35.92044" calcext:value-type="float">
            <text:p>35.92044</text:p>
          </table:table-cell>
          <table:table-cell office:value-type="float" office:value="26.26857" calcext:value-type="float">
            <text:p>26.26857</text:p>
          </table:table-cell>
          <table:table-cell office:value-type="float" office:value="14.99826" calcext:value-type="float">
            <text:p>14.99826</text:p>
          </table:table-cell>
          <table:table-cell office:value-type="float" office:value="12.81564" calcext:value-type="float">
            <text:p>12.81564</text:p>
          </table:table-cell>
          <table:table-cell office:value-type="float" office:value="574.0535" calcext:value-type="float">
            <text:p>574.0535</text:p>
          </table:table-cell>
          <table:table-cell office:value-type="float" office:value="0" calcext:value-type="float">
            <text:p>0</text:p>
          </table:table-cell>
          <table:table-cell office:value-type="float" office:value="-1.183297" calcext:value-type="float">
            <text:p>-1.1832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8" calcext:value-type="float">
            <text:p>25121998</text:p>
          </table:table-cell>
          <table:table-cell office:value-type="float" office:value="7.886148" calcext:value-type="float">
            <text:p>7.886148</text:p>
          </table:table-cell>
          <table:table-cell office:value-type="float" office:value="477.3223" calcext:value-type="float">
            <text:p>477.322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26819" calcext:value-type="float">
            <text:p>0.0626819</text:p>
          </table:table-cell>
          <table:table-cell office:value-type="float" office:value="20.92797" calcext:value-type="float">
            <text:p>20.9279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802552" calcext:value-type="float">
            <text:p>0.0980255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49765" calcext:value-type="float">
            <text:p>32.49765</text:p>
          </table:table-cell>
          <table:table-cell office:value-type="float" office:value="-0.5237783" calcext:value-type="float">
            <text:p>-0.5237783</text:p>
          </table:table-cell>
          <table:table-cell office:value-type="float" office:value="-0.9530016" calcext:value-type="float">
            <text:p>-0.9530016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6087" calcext:value-type="float">
            <text:p>10.66087</text:p>
          </table:table-cell>
          <table:table-cell office:value-type="float" office:value="0.1954887" calcext:value-type="float">
            <text:p>0.1954887</text:p>
          </table:table-cell>
          <table:table-cell office:value-type="float" office:value="0.01712156" calcext:value-type="float">
            <text:p>0.01712156</text:p>
          </table:table-cell>
          <table:table-cell office:value-type="float" office:value="0.0162721" calcext:value-type="float">
            <text:p>0.0162721</text:p>
          </table:table-cell>
          <table:table-cell office:value-type="float" office:value="0.02224074" calcext:value-type="float">
            <text:p>0.02224074</text:p>
          </table:table-cell>
          <table:table-cell office:value-type="float" office:value="0.02528335" calcext:value-type="float">
            <text:p>0.02528335</text:p>
          </table:table-cell>
          <table:table-cell office:value-type="float" office:value="0.02367024" calcext:value-type="float">
            <text:p>0.02367024</text:p>
          </table:table-cell>
          <table:table-cell office:value-type="float" office:value="0.02561785" calcext:value-type="float">
            <text:p>0.02561785</text:p>
          </table:table-cell>
          <table:table-cell office:value-type="float" office:value="0.02277702" calcext:value-type="float">
            <text:p>0.02277702</text:p>
          </table:table-cell>
          <table:table-cell office:value-type="float" office:value="36.16619" calcext:value-type="float">
            <text:p>36.16619</text:p>
          </table:table-cell>
          <table:table-cell office:value-type="float" office:value="37.91198" calcext:value-type="float">
            <text:p>37.91198</text:p>
          </table:table-cell>
          <table:table-cell office:value-type="float" office:value="30.79528" calcext:value-type="float">
            <text:p>30.79528</text:p>
          </table:table-cell>
          <table:table-cell office:value-type="float" office:value="41.59792" calcext:value-type="float">
            <text:p>41.59792</text:p>
          </table:table-cell>
          <table:table-cell office:value-type="float" office:value="35.84639" calcext:value-type="float">
            <text:p>35.84639</text:p>
          </table:table-cell>
          <table:table-cell office:value-type="float" office:value="26.09907" calcext:value-type="float">
            <text:p>26.09907</text:p>
          </table:table-cell>
          <table:table-cell office:value-type="float" office:value="14.98068" calcext:value-type="float">
            <text:p>14.98068</text:p>
          </table:table-cell>
          <table:table-cell office:value-type="float" office:value="12.77524" calcext:value-type="float">
            <text:p>12.77524</text:p>
          </table:table-cell>
          <table:table-cell office:value-type="float" office:value="587.3634" calcext:value-type="float">
            <text:p>587.3634</text:p>
          </table:table-cell>
          <table:table-cell office:value-type="float" office:value="0" calcext:value-type="float">
            <text:p>0</text:p>
          </table:table-cell>
          <table:table-cell office:value-type="float" office:value="-1.18379" calcext:value-type="float">
            <text:p>-1.183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8" calcext:value-type="float">
            <text:p>26121998</text:p>
          </table:table-cell>
          <table:table-cell office:value-type="float" office:value="7.88263" calcext:value-type="float">
            <text:p>7.88263</text:p>
          </table:table-cell>
          <table:table-cell office:value-type="float" office:value="477.3154" calcext:value-type="float">
            <text:p>477.315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323881" calcext:value-type="float">
            <text:p>0.06323881</text:p>
          </table:table-cell>
          <table:table-cell office:value-type="float" office:value="20.9117" calcext:value-type="float">
            <text:p>20.911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81271" calcext:value-type="float">
            <text:p>0.098127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52551" calcext:value-type="float">
            <text:p>32.52551</text:p>
          </table:table-cell>
          <table:table-cell office:value-type="float" office:value="-0.5240835" calcext:value-type="float">
            <text:p>-0.5240835</text:p>
          </table:table-cell>
          <table:table-cell office:value-type="float" office:value="-0.9531211" calcext:value-type="float">
            <text:p>-0.9531211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49" calcext:value-type="float">
            <text:p>10.649</text:p>
          </table:table-cell>
          <table:table-cell office:value-type="float" office:value="0.2309858" calcext:value-type="float">
            <text:p>0.2309858</text:p>
          </table:table-cell>
          <table:table-cell office:value-type="float" office:value="0.01713961" calcext:value-type="float">
            <text:p>0.01713961</text:p>
          </table:table-cell>
          <table:table-cell office:value-type="float" office:value="0.01633518" calcext:value-type="float">
            <text:p>0.01633518</text:p>
          </table:table-cell>
          <table:table-cell office:value-type="float" office:value="0.02217267" calcext:value-type="float">
            <text:p>0.02217267</text:p>
          </table:table-cell>
          <table:table-cell office:value-type="float" office:value="0.02520083" calcext:value-type="float">
            <text:p>0.02520083</text:p>
          </table:table-cell>
          <table:table-cell office:value-type="float" office:value="0.02352915" calcext:value-type="float">
            <text:p>0.02352915</text:p>
          </table:table-cell>
          <table:table-cell office:value-type="float" office:value="0.02562667" calcext:value-type="float">
            <text:p>0.02562667</text:p>
          </table:table-cell>
          <table:table-cell office:value-type="float" office:value="0.02275686" calcext:value-type="float">
            <text:p>0.02275686</text:p>
          </table:table-cell>
          <table:table-cell office:value-type="float" office:value="36.75133" calcext:value-type="float">
            <text:p>36.75133</text:p>
          </table:table-cell>
          <table:table-cell office:value-type="float" office:value="38.20701" calcext:value-type="float">
            <text:p>38.20701</text:p>
          </table:table-cell>
          <table:table-cell office:value-type="float" office:value="31.14723" calcext:value-type="float">
            <text:p>31.14723</text:p>
          </table:table-cell>
          <table:table-cell office:value-type="float" office:value="41.24024" calcext:value-type="float">
            <text:p>41.24024</text:p>
          </table:table-cell>
          <table:table-cell office:value-type="float" office:value="35.82949" calcext:value-type="float">
            <text:p>35.82949</text:p>
          </table:table-cell>
          <table:table-cell office:value-type="float" office:value="26.02486" calcext:value-type="float">
            <text:p>26.02486</text:p>
          </table:table-cell>
          <table:table-cell office:value-type="float" office:value="15.01003" calcext:value-type="float">
            <text:p>15.01003</text:p>
          </table:table-cell>
          <table:table-cell office:value-type="float" office:value="12.73822" calcext:value-type="float">
            <text:p>12.73822</text:p>
          </table:table-cell>
          <table:table-cell office:value-type="float" office:value="600.5203" calcext:value-type="float">
            <text:p>600.5203</text:p>
          </table:table-cell>
          <table:table-cell office:value-type="float" office:value="0" calcext:value-type="float">
            <text:p>0</text:p>
          </table:table-cell>
          <table:table-cell office:value-type="float" office:value="-1.184455" calcext:value-type="float">
            <text:p>-1.1844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8" calcext:value-type="float">
            <text:p>27121998</text:p>
          </table:table-cell>
          <table:table-cell office:value-type="float" office:value="7.879157" calcext:value-type="float">
            <text:p>7.879157</text:p>
          </table:table-cell>
          <table:table-cell office:value-type="float" office:value="477.3085" calcext:value-type="float">
            <text:p>477.308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388819" calcext:value-type="float">
            <text:p>0.06388819</text:p>
          </table:table-cell>
          <table:table-cell office:value-type="float" office:value="20.90058" calcext:value-type="float">
            <text:p>20.90058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82252" calcext:value-type="float">
            <text:p>0.098225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54823" calcext:value-type="float">
            <text:p>32.54823</text:p>
          </table:table-cell>
          <table:table-cell office:value-type="float" office:value="-0.5245326" calcext:value-type="float">
            <text:p>-0.5245326</text:p>
          </table:table-cell>
          <table:table-cell office:value-type="float" office:value="-0.9532627" calcext:value-type="float">
            <text:p>-0.953262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3725" calcext:value-type="float">
            <text:p>10.63725</text:p>
          </table:table-cell>
          <table:table-cell office:value-type="float" office:value="0.2758431" calcext:value-type="float">
            <text:p>0.2758431</text:p>
          </table:table-cell>
          <table:table-cell office:value-type="float" office:value="0.01739769" calcext:value-type="float">
            <text:p>0.01739769</text:p>
          </table:table-cell>
          <table:table-cell office:value-type="float" office:value="0.01649101" calcext:value-type="float">
            <text:p>0.01649101</text:p>
          </table:table-cell>
          <table:table-cell office:value-type="float" office:value="0.02210293" calcext:value-type="float">
            <text:p>0.02210293</text:p>
          </table:table-cell>
          <table:table-cell office:value-type="float" office:value="0.02512121" calcext:value-type="float">
            <text:p>0.02512121</text:p>
          </table:table-cell>
          <table:table-cell office:value-type="float" office:value="0.02341094" calcext:value-type="float">
            <text:p>0.02341094</text:p>
          </table:table-cell>
          <table:table-cell office:value-type="float" office:value="0.02563371" calcext:value-type="float">
            <text:p>0.02563371</text:p>
          </table:table-cell>
          <table:table-cell office:value-type="float" office:value="0.02274413" calcext:value-type="float">
            <text:p>0.02274413</text:p>
          </table:table-cell>
          <table:table-cell office:value-type="float" office:value="37.50313" calcext:value-type="float">
            <text:p>37.50313</text:p>
          </table:table-cell>
          <table:table-cell office:value-type="float" office:value="38.49292" calcext:value-type="float">
            <text:p>38.49292</text:p>
          </table:table-cell>
          <table:table-cell office:value-type="float" office:value="31.57528" calcext:value-type="float">
            <text:p>31.57528</text:p>
          </table:table-cell>
          <table:table-cell office:value-type="float" office:value="40.66956" calcext:value-type="float">
            <text:p>40.66956</text:p>
          </table:table-cell>
          <table:table-cell office:value-type="float" office:value="35.8513" calcext:value-type="float">
            <text:p>35.8513</text:p>
          </table:table-cell>
          <table:table-cell office:value-type="float" office:value="26.00426" calcext:value-type="float">
            <text:p>26.00426</text:p>
          </table:table-cell>
          <table:table-cell office:value-type="float" office:value="15.0463" calcext:value-type="float">
            <text:p>15.0463</text:p>
          </table:table-cell>
          <table:table-cell office:value-type="float" office:value="12.71972" calcext:value-type="float">
            <text:p>12.71972</text:p>
          </table:table-cell>
          <table:table-cell office:value-type="float" office:value="613.4591" calcext:value-type="float">
            <text:p>613.4591</text:p>
          </table:table-cell>
          <table:table-cell office:value-type="float" office:value="0" calcext:value-type="float">
            <text:p>0</text:p>
          </table:table-cell>
          <table:table-cell office:value-type="float" office:value="-1.185281" calcext:value-type="float">
            <text:p>-1.18528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8" calcext:value-type="float">
            <text:p>28121998</text:p>
          </table:table-cell>
          <table:table-cell office:value-type="float" office:value="7.875486" calcext:value-type="float">
            <text:p>7.875486</text:p>
          </table:table-cell>
          <table:table-cell office:value-type="float" office:value="477.3018" calcext:value-type="float">
            <text:p>477.301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453934" calcext:value-type="float">
            <text:p>0.06453934</text:p>
          </table:table-cell>
          <table:table-cell office:value-type="float" office:value="20.89205" calcext:value-type="float">
            <text:p>20.89205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832104" calcext:value-type="float">
            <text:p>0.09832104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56783" calcext:value-type="float">
            <text:p>32.56783</text:p>
          </table:table-cell>
          <table:table-cell office:value-type="float" office:value="-0.5251217" calcext:value-type="float">
            <text:p>-0.5251217</text:p>
          </table:table-cell>
          <table:table-cell office:value-type="float" office:value="-0.9534122" calcext:value-type="float">
            <text:p>-0.9534122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2532" calcext:value-type="float">
            <text:p>10.62532</text:p>
          </table:table-cell>
          <table:table-cell office:value-type="float" office:value="0.3200005" calcext:value-type="float">
            <text:p>0.3200005</text:p>
          </table:table-cell>
          <table:table-cell office:value-type="float" office:value="0.01773674" calcext:value-type="float">
            <text:p>0.01773674</text:p>
          </table:table-cell>
          <table:table-cell office:value-type="float" office:value="0.01670045" calcext:value-type="float">
            <text:p>0.01670045</text:p>
          </table:table-cell>
          <table:table-cell office:value-type="float" office:value="0.02203553" calcext:value-type="float">
            <text:p>0.02203553</text:p>
          </table:table-cell>
          <table:table-cell office:value-type="float" office:value="0.02504178" calcext:value-type="float">
            <text:p>0.02504178</text:p>
          </table:table-cell>
          <table:table-cell office:value-type="float" office:value="0.0233109" calcext:value-type="float">
            <text:p>0.0233109</text:p>
          </table:table-cell>
          <table:table-cell office:value-type="float" office:value="0.02564292" calcext:value-type="float">
            <text:p>0.02564292</text:p>
          </table:table-cell>
          <table:table-cell office:value-type="float" office:value="0.02273533" calcext:value-type="float">
            <text:p>0.02273533</text:p>
          </table:table-cell>
          <table:table-cell office:value-type="float" office:value="38.04467" calcext:value-type="float">
            <text:p>38.04467</text:p>
          </table:table-cell>
          <table:table-cell office:value-type="float" office:value="39.08458" calcext:value-type="float">
            <text:p>39.08458</text:p>
          </table:table-cell>
          <table:table-cell office:value-type="float" office:value="32.06662" calcext:value-type="float">
            <text:p>32.06662</text:p>
          </table:table-cell>
          <table:table-cell office:value-type="float" office:value="39.93657" calcext:value-type="float">
            <text:p>39.93657</text:p>
          </table:table-cell>
          <table:table-cell office:value-type="float" office:value="35.88127" calcext:value-type="float">
            <text:p>35.88127</text:p>
          </table:table-cell>
          <table:table-cell office:value-type="float" office:value="26.0124" calcext:value-type="float">
            <text:p>26.0124</text:p>
          </table:table-cell>
          <table:table-cell office:value-type="float" office:value="15.09297" calcext:value-type="float">
            <text:p>15.09297</text:p>
          </table:table-cell>
          <table:table-cell office:value-type="float" office:value="12.70852" calcext:value-type="float">
            <text:p>12.70852</text:p>
          </table:table-cell>
          <table:table-cell office:value-type="float" office:value="626.3867" calcext:value-type="float">
            <text:p>626.3867</text:p>
          </table:table-cell>
          <table:table-cell office:value-type="float" office:value="0" calcext:value-type="float">
            <text:p>0</text:p>
          </table:table-cell>
          <table:table-cell office:value-type="float" office:value="-1.186214" calcext:value-type="float">
            <text:p>-1.1862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8" calcext:value-type="float">
            <text:p>29121998</text:p>
          </table:table-cell>
          <table:table-cell office:value-type="float" office:value="7.871933" calcext:value-type="float">
            <text:p>7.871933</text:p>
          </table:table-cell>
          <table:table-cell office:value-type="float" office:value="477.2949" calcext:value-type="float">
            <text:p>477.294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476571" calcext:value-type="float">
            <text:p>0.06476571</text:p>
          </table:table-cell>
          <table:table-cell office:value-type="float" office:value="20.88407" calcext:value-type="float">
            <text:p>20.8840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841677" calcext:value-type="float">
            <text:p>0.09841677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58649" calcext:value-type="float">
            <text:p>32.58649</text:p>
          </table:table-cell>
          <table:table-cell office:value-type="float" office:value="-0.5258213" calcext:value-type="float">
            <text:p>-0.5258213</text:p>
          </table:table-cell>
          <table:table-cell office:value-type="float" office:value="-0.9535504" calcext:value-type="float">
            <text:p>-0.9535504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136" calcext:value-type="float">
            <text:p>10.6136</text:p>
          </table:table-cell>
          <table:table-cell office:value-type="float" office:value="0.3340374" calcext:value-type="float">
            <text:p>0.3340374</text:p>
          </table:table-cell>
          <table:table-cell office:value-type="float" office:value="0.01792563" calcext:value-type="float">
            <text:p>0.01792563</text:p>
          </table:table-cell>
          <table:table-cell office:value-type="float" office:value="0.01691496" calcext:value-type="float">
            <text:p>0.01691496</text:p>
          </table:table-cell>
          <table:table-cell office:value-type="float" office:value="0.02197142" calcext:value-type="float">
            <text:p>0.02197142</text:p>
          </table:table-cell>
          <table:table-cell office:value-type="float" office:value="0.02496098" calcext:value-type="float">
            <text:p>0.02496098</text:p>
          </table:table-cell>
          <table:table-cell office:value-type="float" office:value="0.02322339" calcext:value-type="float">
            <text:p>0.02322339</text:p>
          </table:table-cell>
          <table:table-cell office:value-type="float" office:value="0.02565233" calcext:value-type="float">
            <text:p>0.02565233</text:p>
          </table:table-cell>
          <table:table-cell office:value-type="float" office:value="0.02272686" calcext:value-type="float">
            <text:p>0.02272686</text:p>
          </table:table-cell>
          <table:table-cell office:value-type="float" office:value="38.46421" calcext:value-type="float">
            <text:p>38.46421</text:p>
          </table:table-cell>
          <table:table-cell office:value-type="float" office:value="40.00607" calcext:value-type="float">
            <text:p>40.00607</text:p>
          </table:table-cell>
          <table:table-cell office:value-type="float" office:value="32.57346" calcext:value-type="float">
            <text:p>32.57346</text:p>
          </table:table-cell>
          <table:table-cell office:value-type="float" office:value="39.11938" calcext:value-type="float">
            <text:p>39.11938</text:p>
          </table:table-cell>
          <table:table-cell office:value-type="float" office:value="35.89162" calcext:value-type="float">
            <text:p>35.89162</text:p>
          </table:table-cell>
          <table:table-cell office:value-type="float" office:value="26.02997" calcext:value-type="float">
            <text:p>26.02997</text:p>
          </table:table-cell>
          <table:table-cell office:value-type="float" office:value="15.14488" calcext:value-type="float">
            <text:p>15.14488</text:p>
          </table:table-cell>
          <table:table-cell office:value-type="float" office:value="12.69749" calcext:value-type="float">
            <text:p>12.69749</text:p>
          </table:table-cell>
          <table:table-cell office:value-type="float" office:value="638.9619" calcext:value-type="float">
            <text:p>638.9619</text:p>
          </table:table-cell>
          <table:table-cell office:value-type="float" office:value="0" calcext:value-type="float">
            <text:p>0</text:p>
          </table:table-cell>
          <table:table-cell office:value-type="float" office:value="-1.187116" calcext:value-type="float">
            <text:p>-1.1871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8" calcext:value-type="float">
            <text:p>30121998</text:p>
          </table:table-cell>
          <table:table-cell office:value-type="float" office:value="7.86846" calcext:value-type="float">
            <text:p>7.86846</text:p>
          </table:table-cell>
          <table:table-cell office:value-type="float" office:value="477.2881" calcext:value-type="float">
            <text:p>477.288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461256" calcext:value-type="float">
            <text:p>0.06461256</text:p>
          </table:table-cell>
          <table:table-cell office:value-type="float" office:value="20.87664" calcext:value-type="float">
            <text:p>20.87664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851242" calcext:value-type="float">
            <text:p>0.09851242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60406" calcext:value-type="float">
            <text:p>32.60406</text:p>
          </table:table-cell>
          <table:table-cell office:value-type="float" office:value="-0.5265968" calcext:value-type="float">
            <text:p>-0.5265968</text:p>
          </table:table-cell>
          <table:table-cell office:value-type="float" office:value="-0.953678" calcext:value-type="float">
            <text:p>-0.953678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60205" calcext:value-type="float">
            <text:p>10.60205</text:p>
          </table:table-cell>
          <table:table-cell office:value-type="float" office:value="0.3244996" calcext:value-type="float">
            <text:p>0.3244996</text:p>
          </table:table-cell>
          <table:table-cell office:value-type="float" office:value="0.01797466" calcext:value-type="float">
            <text:p>0.01797466</text:p>
          </table:table-cell>
          <table:table-cell office:value-type="float" office:value="0.0171145" calcext:value-type="float">
            <text:p>0.0171145</text:p>
          </table:table-cell>
          <table:table-cell office:value-type="float" office:value="0.0219101" calcext:value-type="float">
            <text:p>0.0219101</text:p>
          </table:table-cell>
          <table:table-cell office:value-type="float" office:value="0.02487529" calcext:value-type="float">
            <text:p>0.02487529</text:p>
          </table:table-cell>
          <table:table-cell office:value-type="float" office:value="0.02314242" calcext:value-type="float">
            <text:p>0.02314242</text:p>
          </table:table-cell>
          <table:table-cell office:value-type="float" office:value="0.02566004" calcext:value-type="float">
            <text:p>0.02566004</text:p>
          </table:table-cell>
          <table:table-cell office:value-type="float" office:value="0.02271879" calcext:value-type="float">
            <text:p>0.02271879</text:p>
          </table:table-cell>
          <table:table-cell office:value-type="float" office:value="38.73595" calcext:value-type="float">
            <text:p>38.73595</text:p>
          </table:table-cell>
          <table:table-cell office:value-type="float" office:value="41.25763" calcext:value-type="float">
            <text:p>41.25763</text:p>
          </table:table-cell>
          <table:table-cell office:value-type="float" office:value="33.08925" calcext:value-type="float">
            <text:p>33.08925</text:p>
          </table:table-cell>
          <table:table-cell office:value-type="float" office:value="38.27206" calcext:value-type="float">
            <text:p>38.27206</text:p>
          </table:table-cell>
          <table:table-cell office:value-type="float" office:value="35.85734" calcext:value-type="float">
            <text:p>35.85734</text:p>
          </table:table-cell>
          <table:table-cell office:value-type="float" office:value="26.03944" calcext:value-type="float">
            <text:p>26.03944</text:p>
          </table:table-cell>
          <table:table-cell office:value-type="float" office:value="15.19778" calcext:value-type="float">
            <text:p>15.19778</text:p>
          </table:table-cell>
          <table:table-cell office:value-type="float" office:value="12.68673" calcext:value-type="float">
            <text:p>12.68673</text:p>
          </table:table-cell>
          <table:table-cell office:value-type="float" office:value="651.7564" calcext:value-type="float">
            <text:p>651.7564</text:p>
          </table:table-cell>
          <table:table-cell office:value-type="float" office:value="0" calcext:value-type="float">
            <text:p>0</text:p>
          </table:table-cell>
          <table:table-cell office:value-type="float" office:value="-1.187938" calcext:value-type="float">
            <text:p>-1.1879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8" calcext:value-type="float">
            <text:p>31121998</text:p>
          </table:table-cell>
          <table:table-cell office:value-type="float" office:value="7.86514" calcext:value-type="float">
            <text:p>7.86514</text:p>
          </table:table-cell>
          <table:table-cell office:value-type="float" office:value="477.2814" calcext:value-type="float">
            <text:p>477.28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374121" calcext:value-type="float">
            <text:p>0.06374121</text:p>
          </table:table-cell>
          <table:table-cell office:value-type="float" office:value="20.87" calcext:value-type="float">
            <text:p>20.87</text:p>
          </table:table-cell>
          <table:table-cell office:value-type="float" office:value="0.004528957" calcext:value-type="float">
            <text:p>0.004528957</text:p>
          </table:table-cell>
          <table:table-cell office:value-type="float" office:value="0.09860671" calcext:value-type="float">
            <text:p>0.09860671</text:p>
          </table:table-cell>
          <table:table-cell office:value-type="float" office:value="0.08600795" calcext:value-type="float">
            <text:p>0.08600795</text:p>
          </table:table-cell>
          <table:table-cell office:value-type="float" office:value="32.62107" calcext:value-type="float">
            <text:p>32.62107</text:p>
          </table:table-cell>
          <table:table-cell office:value-type="float" office:value="-0.5272961" calcext:value-type="float">
            <text:p>-0.5272961</text:p>
          </table:table-cell>
          <table:table-cell office:value-type="float" office:value="-0.953757" calcext:value-type="float">
            <text:p>-0.953757</text:p>
          </table:table-cell>
          <table:table-cell office:value-type="float" office:value="0.008437903" calcext:value-type="float">
            <text:p>0.008437903</text:p>
          </table:table-cell>
          <table:table-cell office:value-type="float" office:value="10.59068" calcext:value-type="float">
            <text:p>10.59068</text:p>
          </table:table-cell>
          <table:table-cell office:value-type="float" office:value="0.2574951" calcext:value-type="float">
            <text:p>0.2574951</text:p>
          </table:table-cell>
          <table:table-cell office:value-type="float" office:value="0.0173189" calcext:value-type="float">
            <text:p>0.0173189</text:p>
          </table:table-cell>
          <table:table-cell office:value-type="float" office:value="0.0171301" calcext:value-type="float">
            <text:p>0.0171301</text:p>
          </table:table-cell>
          <table:table-cell office:value-type="float" office:value="0.02184934" calcext:value-type="float">
            <text:p>0.02184934</text:p>
          </table:table-cell>
          <table:table-cell office:value-type="float" office:value="0.02478183" calcext:value-type="float">
            <text:p>0.02478183</text:p>
          </table:table-cell>
          <table:table-cell office:value-type="float" office:value="0.02306433" calcext:value-type="float">
            <text:p>0.02306433</text:p>
          </table:table-cell>
          <table:table-cell office:value-type="float" office:value="0.02566496" calcext:value-type="float">
            <text:p>0.02566496</text:p>
          </table:table-cell>
          <table:table-cell office:value-type="float" office:value="0.0227112" calcext:value-type="float">
            <text:p>0.0227112</text:p>
          </table:table-cell>
          <table:table-cell office:value-type="float" office:value="38.8656" calcext:value-type="float">
            <text:p>38.8656</text:p>
          </table:table-cell>
          <table:table-cell office:value-type="float" office:value="42.91709" calcext:value-type="float">
            <text:p>42.91709</text:p>
          </table:table-cell>
          <table:table-cell office:value-type="float" office:value="33.49806" calcext:value-type="float">
            <text:p>33.49806</text:p>
          </table:table-cell>
          <table:table-cell office:value-type="float" office:value="37.51292" calcext:value-type="float">
            <text:p>37.51292</text:p>
          </table:table-cell>
          <table:table-cell office:value-type="float" office:value="35.77459" calcext:value-type="float">
            <text:p>35.77459</text:p>
          </table:table-cell>
          <table:table-cell office:value-type="float" office:value="26.03238" calcext:value-type="float">
            <text:p>26.03238</text:p>
          </table:table-cell>
          <table:table-cell office:value-type="float" office:value="15.24889" calcext:value-type="float">
            <text:p>15.24889</text:p>
          </table:table-cell>
          <table:table-cell office:value-type="float" office:value="12.67615" calcext:value-type="float">
            <text:p>12.67615</text:p>
          </table:table-cell>
          <table:table-cell office:value-type="float" office:value="663.4476" calcext:value-type="float">
            <text:p>663.4476</text:p>
          </table:table-cell>
          <table:table-cell office:value-type="float" office:value="0" calcext:value-type="float">
            <text:p>0</text:p>
          </table:table-cell>
          <table:table-cell office:value-type="float" office:value="-1.188387" calcext:value-type="float">
            <text:p>-1.188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37:03.105820599</dc:date>
    <meta:editing-duration>PT14S</meta:editing-duration>
    <meta:editing-cycles>1</meta:editing-cycles>
    <meta:document-statistic meta:table-count="1" meta:cell-count="12810" meta:object-count="0"/>
    <meta:generator>LibreOffice/6.4.7.2$Linux_X86_64 LibreOffice_project/40$Build-2</meta:generator>
  </office:meta>
</office:document-meta>
</file>